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1.3311in"/>
    </style:style>
    <style:style style:name="co5" style:family="table-column">
      <style:table-column-properties fo:break-before="auto" style:column-width="1.4217in"/>
    </style:style>
    <style:style style:name="co6" style:family="table-column">
      <style:table-column-properties fo:break-before="auto" style:column-width="0.9047in"/>
    </style:style>
    <style:style style:name="co7" style:family="table-column">
      <style:table-column-properties fo:break-before="auto" style:column-width="1.0264in"/>
    </style:style>
    <style:style style:name="co8" style:family="table-column">
      <style:table-column-properties fo:break-before="auto" style:column-width="0.8071in"/>
    </style:style>
    <style:style style:name="co9" style:family="table-column">
      <style:table-column-properties fo:break-before="auto" style:column-width="0.9327in"/>
    </style:style>
    <style:style style:name="co10" style:family="table-column">
      <style:table-column-properties fo:break-before="auto" style:column-width="0.9752in"/>
    </style:style>
    <style:style style:name="co11" style:family="table-column">
      <style:table-column-properties fo:break-before="auto" style:column-width="1.0181in"/>
    </style:style>
    <style:style style:name="co12" style:family="table-column">
      <style:table-column-properties fo:break-before="auto" style:column-width="0.8791in"/>
    </style:style>
    <style:style style:name="co13" style:family="table-column">
      <style:table-column-properties fo:break-before="auto" style:column-width="0.9862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1.0598in"/>
    </style:style>
    <style:style style:name="co16" style:family="table-column">
      <style:table-column-properties fo:break-before="auto" style:column-width="0.9528in"/>
    </style:style>
    <style:style style:name="co17" style:family="table-column">
      <style:table-column-properties fo:break-before="auto" style:column-width="1.1311in"/>
    </style:style>
    <style:style style:name="co18" style:family="table-column">
      <style:table-column-properties fo:break-before="auto" style:column-width="1.7457in"/>
    </style:style>
    <style:style style:name="co19" style:family="table-column">
      <style:table-column-properties fo:break-before="auto" style:column-width="0.9472in"/>
    </style:style>
    <style:style style:name="co20" style:family="table-column">
      <style:table-column-properties fo:break-before="auto" style:column-width="0.948in"/>
    </style:style>
    <style:style style:name="co21" style:family="table-column">
      <style:table-column-properties fo:break-before="auto" style:column-width="0.9362in"/>
    </style:style>
    <style:style style:name="co22" style:family="table-column">
      <style:table-column-properties fo:break-before="auto" style:column-width="1.1673in"/>
    </style:style>
    <style:style style:name="co23" style:family="table-column">
      <style:table-column-properties fo:break-before="auto" style:column-width="1.0484in"/>
    </style:style>
    <style:style style:name="co24" style:family="table-column">
      <style:table-column-properties fo:break-before="auto" style:column-width="0.9583in"/>
    </style:style>
    <style:style style:name="co25" style:family="table-column">
      <style:table-column-properties fo:break-before="auto" style:column-width="1.0075in"/>
    </style:style>
    <style:style style:name="co26" style:family="table-column">
      <style:table-column-properties fo:break-before="auto" style:column-width="1.252in"/>
    </style:style>
    <style:style style:name="co27" style:family="table-column">
      <style:table-column-properties fo:break-before="auto" style:column-width="0.9244in"/>
    </style:style>
    <style:style style:name="co28" style:family="table-column">
      <style:table-column-properties fo:break-before="auto" style:column-width="1.0429in"/>
    </style:style>
    <style:style style:name="co29" style:family="table-column">
      <style:table-column-properties fo:break-before="auto" style:column-width="0.698in"/>
    </style:style>
    <style:style style:name="co30" style:family="table-column">
      <style:table-column-properties fo:break-before="auto" style:column-width="0.602in"/>
    </style:style>
    <style:style style:name="co31" style:family="table-column">
      <style:table-column-properties fo:break-before="auto" style:column-width="1.1744in"/>
    </style:style>
    <style:style style:name="co32" style:family="table-column">
      <style:table-column-properties fo:break-before="auto" style:column-width="0.8283in"/>
    </style:style>
    <style:style style:name="co33" style:family="table-column">
      <style:table-column-properties fo:break-before="auto" style:column-width="0.5665in"/>
    </style:style>
    <style:style style:name="co34" style:family="table-column">
      <style:table-column-properties fo:break-before="auto" style:column-width="0.7335in"/>
    </style:style>
    <style:style style:name="co35" style:family="table-column">
      <style:table-column-properties fo:break-before="auto" style:column-width="0.7098in"/>
    </style:style>
    <style:style style:name="co36" style:family="table-column">
      <style:table-column-properties fo:break-before="auto" style:column-width="1.198in"/>
    </style:style>
    <style:style style:name="co37" style:family="table-column">
      <style:table-column-properties fo:break-before="auto" style:column-width="1.3937in"/>
    </style:style>
    <style:style style:name="co38" style:family="table-column">
      <style:table-column-properties fo:break-before="auto" style:column-width="1.2264in"/>
    </style:style>
    <style:style style:name="co39" style:family="table-column">
      <style:table-column-properties fo:break-before="auto" style:column-width="1.4173in"/>
    </style:style>
    <style:style style:name="co40" style:family="table-column">
      <style:table-column-properties fo:break-before="auto" style:column-width="1.9417in"/>
    </style:style>
    <style:style style:name="co41" style:family="table-column">
      <style:table-column-properties fo:break-before="auto" style:column-width="1.7598in"/>
    </style:style>
    <style:style style:name="co42" style:family="table-column">
      <style:table-column-properties fo:break-before="auto" style:column-width="1.2189in"/>
    </style:style>
    <style:style style:name="co43" style:family="table-column">
      <style:table-column-properties fo:break-before="auto" style:column-width="0.8126in"/>
    </style:style>
    <style:style style:name="co44" style:family="table-column">
      <style:table-column-properties fo:break-before="auto" style:column-width="1.1165in"/>
    </style:style>
    <style:style style:name="co45" style:family="table-column">
      <style:table-column-properties fo:break-before="auto" style:column-width="1.2071in"/>
    </style:style>
    <style:style style:name="co46" style:family="table-column">
      <style:table-column-properties fo:break-before="auto" style:column-width="0.9591in"/>
    </style:style>
    <style:style style:name="co47" style:family="table-column">
      <style:table-column-properties fo:break-before="auto" style:column-width="1.0146in"/>
    </style:style>
    <style:style style:name="co48" style:family="table-column">
      <style:table-column-properties fo:break-before="auto" style:column-width="1.2402in"/>
    </style:style>
    <style:style style:name="co49" style:family="table-column">
      <style:table-column-properties fo:break-before="auto" style:column-width="1.2972in"/>
    </style:style>
    <style:style style:name="co50" style:family="table-column">
      <style:table-column-properties fo:break-before="auto" style:column-width="1.3091in"/>
    </style:style>
    <style:style style:name="co51" style:family="table-column">
      <style:table-column-properties fo:break-before="auto" style:column-width="1.0717in"/>
    </style:style>
    <style:style style:name="co52" style:family="table-column">
      <style:table-column-properties fo:break-before="auto" style:column-width="1.3654in"/>
    </style:style>
    <style:style style:name="co53" style:family="table-column">
      <style:table-column-properties fo:break-before="auto" style:column-width="0.7673in"/>
    </style:style>
    <style:style style:name="co54" style:family="table-column">
      <style:table-column-properties fo:break-before="auto" style:column-width="1.0602in"/>
    </style:style>
    <style:style style:name="co55" style:family="table-column">
      <style:table-column-properties fo:break-before="auto" style:column-width="1.0827in"/>
    </style:style>
    <style:style style:name="co56" style:family="table-column">
      <style:table-column-properties fo:break-before="auto" style:column-width="1.1508in"/>
    </style:style>
    <style:style style:name="co57" style:family="table-column">
      <style:table-column-properties fo:break-before="auto" style:column-width="1.1839in"/>
    </style:style>
    <style:style style:name="co58" style:family="table-column">
      <style:table-column-properties fo:break-before="auto" style:column-width="1.2744in"/>
    </style:style>
    <style:style style:name="co59" style:family="table-column">
      <style:table-column-properties fo:break-before="auto" style:column-width="0.9693in"/>
    </style:style>
    <style:style style:name="co60" style:family="table-column">
      <style:table-column-properties fo:break-before="auto" style:column-width="1.2638in"/>
    </style:style>
    <style:style style:name="co61" style:family="table-column">
      <style:table-column-properties fo:break-before="auto" style:column-width="0.8602in"/>
    </style:style>
    <style:style style:name="co62" style:family="table-column">
      <style:table-column-properties fo:break-before="auto" style:column-width="1.4472in"/>
    </style:style>
    <style:style style:name="co63" style:family="table-column">
      <style:table-column-properties fo:break-before="auto" style:column-width="1.1398in"/>
    </style:style>
    <style:style style:name="co64" style:family="table-column">
      <style:table-column-properties fo:break-before="auto" style:column-width="1.0445in"/>
    </style:style>
    <style:style style:name="co65" style:family="table-column">
      <style:table-column-properties fo:break-before="auto" style:column-width="1.0945in"/>
    </style:style>
    <style:style style:name="co66" style:family="table-column">
      <style:table-column-properties fo:break-before="auto" style:column-width="1.5165in"/>
    </style:style>
    <style:style style:name="co67" style:family="table-column">
      <style:table-column-properties fo:break-before="auto" style:column-width="2.0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102in" fo:break-before="auto" style:use-optimal-row-height="false"/>
    </style:style>
    <style:style style:name="ta1" style:family="table" style:master-page-name="Default">
      <style:table-properties table:display="true" style:writing-mode="lr-tb" table:tab-color="#2a6099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 table:tab-color="#f10d0c"/>
    </style:style>
    <style:style style:name="ta5" style:family="table" style:master-page-name="Default">
      <style:table-properties table:display="true" style:writing-mode="lr-tb" table:tab-color="#5eb91e"/>
    </style:style>
    <style:style style:name="ta6" style:family="table" style:master-page-name="Default">
      <style:table-properties table:display="true" style:writing-mode="lr-tb" table:tab-color="#e8f2a1"/>
    </style:style>
    <style:style style:name="ta7" style:family="table" style:master-page-name="Default">
      <style:table-properties table:display="true" style:writing-mode="lr-tb" table:tab-color="#bbe33d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4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69" style:family="table-cell" style:parent-style-name="Default">
      <style:table-cell-properties fo:background-color="#ffffff"/>
    </style:style>
    <style:style style:name="ce94" style:family="table-cell" style:parent-style-name="Default" style:data-style-name="N3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96" style:family="table-cell" style:parent-style-name="Default" style:data-style-name="N3">
      <style:table-cell-properties fo:background-color="#ffffff"/>
    </style:style>
    <style:style style:name="ce83" style:family="table-cell" style:parent-style-name="Default" style:data-style-name="N122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81" style:family="table-cell" style:parent-style-name="Default" style:data-style-name="N122">
      <style:table-cell-properties fo:background-color="#ffffff" style:text-align-source="fix" style:repeat-content="false"/>
      <style:paragraph-properties fo:text-align="end" fo:margin-left="0in"/>
    </style:style>
    <style:style style:name="ce8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87" style:family="table-cell" style:parent-style-name="Default" style:data-style-name="N122">
      <style:table-cell-properties fo:background-color="#ffffff"/>
    </style:style>
    <style:style style:name="ce14" style:family="table-cell" style:parent-style-name="Default">
      <style:table-cell-properties fo:background-color="#ffffff"/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3">
      <style:table-cell-properties fo:background-color="#dddddd"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27">
      <style:table-cell-properties fo:background-color="#dddddd"/>
    </style:style>
    <style:style style:name="ce27" style:family="table-cell" style:parent-style-name="Default" style:data-style-name="N127">
      <style:table-cell-properties fo:background-color="#ffffff"/>
    </style:style>
    <style:style style:name="ce36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1">
      <style:table-cell-properties fo:background-color="#eeeeee"/>
    </style:style>
    <style:style style:name="ce38" style:family="table-cell" style:parent-style-name="Default" style:data-style-name="N11">
      <style:table-cell-properties fo:background-color="#ffffff"/>
    </style:style>
    <style:style style:name="ce39" style:family="table-cell" style:parent-style-name="Default" style:data-style-name="N129">
      <style:table-cell-properties fo:background-color="#eeeeee"/>
    </style:style>
    <style:style style:name="ce40" style:family="table-cell" style:parent-style-name="Default" style:data-style-name="N129">
      <style:table-cell-properties fo:background-color="#ffffff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0" style:family="table-cell" style:parent-style-name="Default">
      <style:table-cell-properties fo:background-color="#ffff00"/>
    </style:style>
    <style:style style:name="ce12" style:family="table-cell" style:parent-style-name="Default" style:data-style-name="N49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18" style:family="table-cell" style:parent-style-name="Default" style:data-style-name="N49">
      <style:table-cell-properties fo:background-color="#ffffff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49">
      <style:table-cell-properties fo:background-color="#ffffff" style:text-align-source="value-type" style:repeat-content="false"/>
      <style:paragraph-properties fo:margin-left="0in"/>
    </style:style>
    <style:style style:name="ce20" style:family="table-cell" style:parent-style-name="Default" style:data-style-name="N49">
      <style:table-cell-properties fo:background-color="#ffffff"/>
    </style:style>
    <style:style style:name="ce24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21" style:family="table-cell" style:parent-style-name="Default" style:data-style-name="N49">
      <style:table-cell-properties fo:background-color="#ffff00"/>
    </style:style>
    <style:style style:name="ce26" style:family="table-cell" style:parent-style-name="Default" style:data-style-name="N122">
      <style:table-cell-properties fo:background-color="#ffffff" style:text-align-source="value-type" style:repeat-content="false"/>
      <style:paragraph-properties fo:margin-left="0in"/>
    </style:style>
    <style:style style:name="ce3" style:family="table-cell" style:parent-style-name="Default" style:data-style-name="N122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13" style:family="table-cell" style:parent-style-name="Default" style:data-style-name="N122">
      <style:table-cell-properties fo:background-color="#ffff00" style:text-align-source="fix" style:repeat-content="false"/>
      <style:paragraph-properties fo:text-align="end" fo:margin-left="0in"/>
    </style:style>
    <style:style style:name="ce35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ffffff" fo:font-weight="normal" style:font-weight-asian="normal" style:font-weight-complex="normal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2">
      <style:table-cell-properties fo:background-color="#ffff00"/>
    </style:style>
    <style:style style:name="ce7" style:family="table-cell" style:parent-style-name="Default" style:data-style-name="N122">
      <style:table-cell-properties fo:background-color="#2a6099" style:text-align-source="fix" style:repeat-content="false"/>
      <style:paragraph-properties fo:text-align="center" fo:margin-left="0in"/>
      <style:text-properties fo:color="#ffffff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ffffff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 style:data-style-name="N123">
      <style:table-cell-properties fo:background-color="#ffffff" style:text-align-source="fix" style:repeat-content="false"/>
      <style:paragraph-properties fo:text-align="center" fo:margin-left="0in"/>
    </style:style>
    <style:style style:name="ce100" style:family="table-cell" style:parent-style-name="Default">
      <style:table-cell-properties fo:background-color="#000000"/>
      <style:text-properties fo:color="#ffffff"/>
    </style:style>
    <style:style style:name="ce106" style:family="table-cell" style:parent-style-name="Default">
      <style:table-cell-properties fo:background-color="#ffffff"/>
      <style:text-properties fo:color="#000000"/>
    </style:style>
    <style:style style:name="ce107" style:family="table-cell" style:parent-style-name="Default">
      <style:table-cell-properties fo:background-color="#81d41a"/>
      <style:text-properties fo:color="#000000"/>
    </style:style>
    <style:style style:name="ce51" style:family="table-cell" style:parent-style-name="Default" style:data-style-name="N49">
      <style:table-cell-properties fo:background-color="#b4c7dc"/>
      <style:text-properties fo:color="#000000"/>
    </style:style>
    <style:style style:name="ce109" style:family="table-cell" style:parent-style-name="Default" style:data-style-name="N49">
      <style:table-cell-properties fo:background-color="#ffffff"/>
      <style:text-properties fo:color="#000000"/>
    </style:style>
    <style:style style:name="ce110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/>
    </style:style>
    <style:style style:name="ce1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53" style:family="table-cell" style:parent-style-name="Default" style:data-style-name="N3">
      <style:table-cell-properties fo:background-color="#b4c7dc" style:text-align-source="fix" style:repeat-content="false"/>
      <style:paragraph-properties fo:text-align="end" fo:margin-left="0in"/>
      <style:text-properties fo:color="#000000"/>
    </style:style>
    <style:style style:name="ce113" style:family="table-cell" style:parent-style-name="Default" style:data-style-name="N3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55" style:family="table-cell" style:parent-style-name="Default" style:data-style-name="N124">
      <style:table-cell-properties fo:background-color="#b4c7dc" style:text-align-source="fix" style:repeat-content="false"/>
      <style:paragraph-properties fo:text-align="end" fo:margin-left="0in"/>
      <style:text-properties fo:color="#000000"/>
    </style:style>
    <style:style style:name="ce115" style:family="table-cell" style:parent-style-name="Default" style:data-style-name="N124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116" style:family="table-cell" style:parent-style-name="Default">
      <style:table-cell-properties fo:background-color="#1c1c1c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25">
      <style:table-cell-properties fo:background-color="#b4c7dc" style:text-align-source="fix" style:repeat-content="false"/>
      <style:paragraph-properties fo:text-align="end" fo:margin-left="0in"/>
      <style:text-properties fo:color="#000000"/>
    </style:style>
    <style:style style:name="ce119" style:family="table-cell" style:parent-style-name="Default" style:data-style-name="N125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62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/>
    </style:style>
    <style:style style:name="ce64" style:family="table-cell" style:parent-style-name="Default" style:data-style-name="N124">
      <style:table-cell-properties fo:background-color="#b4c7dc"/>
      <style:text-properties fo:color="#000000"/>
    </style:style>
    <style:style style:name="ce122" style:family="table-cell" style:parent-style-name="Default" style:data-style-name="N124">
      <style:table-cell-properties fo:background-color="#ffffff"/>
      <style:text-properties fo:color="#000000"/>
    </style:style>
    <style:style style:name="ce123" style:family="table-cell" style:parent-style-name="Default" style:data-style-name="N124">
      <style:table-cell-properties fo:background-color="#ffffff"/>
      <style:text-properties fo:color="#000000" fo:font-weight="bold" style:font-weight-asian="bold" style:font-weight-complex="bold"/>
    </style:style>
    <style:style style:name="ce67" style:family="table-cell" style:parent-style-name="Default" style:data-style-name="N126">
      <style:table-cell-properties fo:background-color="#ffffff"/>
      <style:text-properties fo:color="#000000"/>
    </style:style>
    <style:style style:name="ce68" style:family="table-cell" style:parent-style-name="Default" style:data-style-name="N11">
      <style:table-cell-properties fo:background-color="#ffffff"/>
      <style:text-properties fo:color="#000000"/>
    </style:style>
    <style:style style:name="ce91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9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9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 fo:font-weight="normal" style:font-weight-asian="normal" style:font-weight-complex="normal"/>
    </style:style>
    <style:style style:name="ce99" style:family="table-cell" style:parent-style-name="Default" style:data-style-name="N4">
      <style:table-cell-properties fo:background-color="#ffffff"/>
      <style:text-properties fo:color="#000000"/>
    </style:style>
    <style:style style:name="ce101" style:family="table-cell" style:parent-style-name="Default" style:data-style-name="N124">
      <style:table-cell-properties fo:background-color="#b4c7dc" style:text-align-source="fix" style:repeat-content="false"/>
      <style:paragraph-properties fo:text-align="end" fo:margin-left="0in"/>
      <style:text-properties fo:color="#c9211e"/>
    </style:style>
    <style:style style:name="ce102" style:family="table-cell" style:parent-style-name="Default" style:data-style-name="N125">
      <style:table-cell-properties fo:background-color="#b4c7dc" style:text-align-source="fix" style:repeat-content="false"/>
      <style:paragraph-properties fo:text-align="end" fo:margin-left="0in"/>
      <style:text-properties fo:color="#c9211e"/>
    </style:style>
    <style:style style:name="ce11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color="#ffffff" fo:font-weight="normal" style:font-weight-asian="normal" style:font-weight-complex="normal"/>
    </style:style>
    <style:style style:name="ce92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08" style:family="table-cell" style:parent-style-name="Default" style:data-style-name="N125">
      <style:table-cell-properties fo:background-color="#ffffff" style:text-align-source="fix" style:repeat-content="false"/>
      <style:paragraph-properties fo:text-align="end" fo:margin-left="0in"/>
      <style:text-properties fo:color="#000000" fo:font-style="normal" style:font-style-asian="normal" style:font-style-complex="normal"/>
    </style:style>
    <style:style style:name="ce9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/>
      <style:text-properties fo:color="#000000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3" style:family="table-cell" style:parent-style-name="Default" style:data-style-name="N11">
      <style:table-cell-properties fo:background-color="#81d41a"/>
      <style:text-properties fo:color="#000000"/>
    </style:style>
    <style:style style:name="ce131" style:family="table-cell" style:parent-style-name="Default" style:data-style-name="N49">
      <style:table-cell-properties fo:background-color="#729fcf"/>
      <style:text-properties fo:color="#000000"/>
    </style:style>
    <style:style style:name="ce132" style:family="table-cell" style:parent-style-name="Default" style:data-style-name="N3">
      <style:table-cell-properties fo:background-color="#729fcf" style:text-align-source="fix" style:repeat-content="false"/>
      <style:paragraph-properties fo:text-align="end" fo:margin-left="0in"/>
      <style:text-properties fo:color="#000000"/>
    </style:style>
    <style:style style:name="ce133" style:family="table-cell" style:parent-style-name="Default" style:data-style-name="N124">
      <style:table-cell-properties fo:background-color="#729fcf" style:text-align-source="fix" style:repeat-content="false"/>
      <style:paragraph-properties fo:text-align="end" fo:margin-left="0in"/>
      <style:text-properties fo:color="#000000"/>
    </style:style>
    <style:style style:name="ce134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35" style:family="table-cell" style:parent-style-name="Default" style:data-style-name="N125">
      <style:table-cell-properties fo:background-color="#729fcf" style:text-align-source="fix" style:repeat-content="false"/>
      <style:paragraph-properties fo:text-align="end" fo:margin-left="0in"/>
      <style:text-properties fo:color="#000000"/>
    </style:style>
    <style:style style:name="ce153" style:family="table-cell" style:parent-style-name="Default" style:data-style-name="N11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136" style:family="table-cell" style:parent-style-name="Default" style:data-style-name="N125">
      <style:table-cell-properties fo:background-color="#729fcf" style:text-align-source="fix" style:repeat-content="false"/>
      <style:paragraph-properties fo:text-align="center" fo:margin-left="0in"/>
      <style:text-properties fo:color="#000000"/>
    </style:style>
    <style:style style:name="ce137" style:family="table-cell" style:parent-style-name="Default" style:data-style-name="N124">
      <style:table-cell-properties fo:background-color="#127622" style:text-align-source="fix" style:repeat-content="false"/>
      <style:paragraph-properties fo:text-align="center" fo:margin-left="0in"/>
      <style:text-properties fo:color="#ffffff" fo:font-style="italic" style:font-style-asian="italic" style:font-style-complex="italic"/>
    </style:style>
    <style:style style:name="ce138" style:family="table-cell" style:parent-style-name="Default" style:data-style-name="N124">
      <style:table-cell-properties fo:background-color="#b4c7dc" style:text-align-source="fix" style:repeat-content="false"/>
      <style:paragraph-properties fo:text-align="end" fo:margin-left="0in"/>
      <style:text-properties fo:color="#000000" fo:font-style="italic" style:font-style-asian="italic" style:font-style-complex="italic"/>
    </style:style>
    <style:style style:name="ce139" style:family="table-cell" style:parent-style-name="Default" style:data-style-name="N124">
      <style:table-cell-properties fo:background-color="#ffffff" style:text-align-source="fix" style:repeat-content="false"/>
      <style:paragraph-properties fo:text-align="end" fo:margin-left="0in"/>
      <style:text-properties fo:color="#000000" fo:font-style="italic" style:font-style-asian="italic" style:font-style-complex="italic"/>
    </style:style>
    <style:style style:name="ce140" style:family="table-cell" style:parent-style-name="Default" style:data-style-name="N124">
      <style:table-cell-properties fo:background-color="#729fcf" style:text-align-source="fix" style:repeat-content="false"/>
      <style:paragraph-properties fo:text-align="end" fo:margin-left="0in"/>
      <style:text-properties fo:color="#000000" fo:font-style="italic" style:font-style-asian="italic" style:font-style-complex="italic"/>
    </style:style>
    <style:style style:name="ce141" style:family="table-cell" style:parent-style-name="Default" style:data-style-name="N124">
      <style:table-cell-properties fo:background-color="#ffffff"/>
      <style:text-properties fo:color="#000000" fo:font-style="italic" style:font-style-asian="italic" style:font-style-complex="italic"/>
    </style:style>
    <style:style style:name="ce142" style:family="table-cell" style:parent-style-name="Default" style:data-style-name="N124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57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TERBCRV_EUR" table:style-name="ta1">
        <table:table-column table:style-name="co1" table:default-cell-style-name="ce69"/>
        <table:table-column table:style-name="co2" table:default-cell-style-name="ce96"/>
        <table:table-column table:style-name="co2" table:number-columns-repeated="1020" table:default-cell-style-name="ce69"/>
        <table:table-row table:style-name="ro1">
          <table:table-cell table:style-name="ce74" office:value-type="string" calcext:value-type="string">
            <text:p>crv_nm</text:p>
          </table:table-cell>
          <table:table-cell table:style-name="ce94" office:value-type="string" calcext:value-type="string">
            <text:p>tenor</text:p>
          </table:table-cell>
          <table:table-cell table:style-name="ce83" office:value-type="string" calcext:value-type="string">
            <text:p>rate</text:p>
          </table:table-cell>
          <table:table-cell table:style-name="ce83" office:value-type="string" calcext:value-type="string">
            <text:p>year_frac</text:p>
          </table:table-cell>
          <table:table-cell table:style-name="ce83" office:value-type="string" calcext:value-type="string">
            <text:p>year_frac_1</text:p>
          </table:table-cell>
          <table:table-cell table:style-name="ce74" office:value-type="string" calcext:value-type="string">
            <text:p>year_frac_2</text:p>
          </table:table-cell>
          <table:table-cell table:style-name="ce83" office:value-type="string" calcext:value-type="string">
            <text:p>df_calc</text:p>
          </table:table-cell>
          <table:table-cell table:style-name="ce83" office:value-type="string" calcext:value-type="string">
            <text:p>zero_cal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" calcext:value-type="float">
            <text:p>1</text:p>
          </table:table-cell>
          <table:table-cell table:style-name="ce81" office:value-type="float" office:value="-0.0037444" calcext:value-type="float">
            <text:p>-0.0037444</text:p>
          </table:table-cell>
          <table:table-cell table:style-name="ce81" table:formula="of:=[.B2]/365" office:value-type="float" office:value="0.00273972602739726" calcext:value-type="float">
            <text:p>0.0027397</text:p>
          </table:table-cell>
          <table:table-cell table:style-name="ce81" table:formula="of:=[.D2]-FLOOR([.D2])" office:value-type="float" office:value="0.00273972602739726" calcext:value-type="float">
            <text:p>0.0027397</text:p>
          </table:table-cell>
          <table:table-cell table:style-name="ce85" table:formula="of:=[.D2]-[.E2]" office:value-type="float" office:value="0" calcext:value-type="float">
            <text:p>0</text:p>
          </table:table-cell>
          <table:table-cell table:style-name="ce87" table:formula="of:=1/(1+[.C2]*[.E2])*1/(1+[.C2])^[.F2]" office:value-type="float" office:value="1.00001025873538" calcext:value-type="float">
            <text:p>1.0000103</text:p>
          </table:table-cell>
          <table:table-cell table:style-name="ce87" table:formula="of:=POWER([.G2];-1/[.D2])-1" office:value-type="float" office:value="-0.00373741761046564" calcext:value-type="float">
            <text:p>-0.00373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" calcext:value-type="float">
            <text:p>7</text:p>
          </table:table-cell>
          <table:table-cell table:style-name="ce81" office:value-type="float" office:value="-0.0037997" calcext:value-type="float">
            <text:p>-0.0037997</text:p>
          </table:table-cell>
          <table:table-cell table:style-name="ce81" table:formula="of:=[.B3]/365" office:value-type="float" office:value="0.0191780821917808" calcext:value-type="float">
            <text:p>0.0191781</text:p>
          </table:table-cell>
          <table:table-cell table:style-name="ce81" table:formula="of:=[.D3]-FLOOR([.D3])" office:value-type="float" office:value="0.0191780821917808" calcext:value-type="float">
            <text:p>0.0191781</text:p>
          </table:table-cell>
          <table:table-cell table:style-name="ce85" table:formula="of:=[.D3]-[.E3]" office:value-type="float" office:value="0" calcext:value-type="float">
            <text:p>0</text:p>
          </table:table-cell>
          <table:table-cell table:style-name="ce87" table:formula="of:=1/(1+[.C3]*[.E3])*1/(1+[.C3])^[.F3]" office:value-type="float" office:value="1.00007287626947" calcext:value-type="float">
            <text:p>1.0000729</text:p>
          </table:table-cell>
          <table:table-cell table:style-name="ce87" table:formula="of:=POWER([.G3];-1/[.D3])-1" office:value-type="float" office:value="-0.00379262819997783" calcext:value-type="float">
            <text:p>-0.00379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0" calcext:value-type="float">
            <text:p>30</text:p>
          </table:table-cell>
          <table:table-cell table:style-name="ce81" office:value-type="float" office:value="-0.0037677" calcext:value-type="float">
            <text:p>-0.0037677</text:p>
          </table:table-cell>
          <table:table-cell table:style-name="ce81" table:formula="of:=[.B4]/365" office:value-type="float" office:value="0.0821917808219178" calcext:value-type="float">
            <text:p>0.0821918</text:p>
          </table:table-cell>
          <table:table-cell table:style-name="ce81" table:formula="of:=[.D4]-FLOOR([.D4])" office:value-type="float" office:value="0.0821917808219178" calcext:value-type="float">
            <text:p>0.0821918</text:p>
          </table:table-cell>
          <table:table-cell table:style-name="ce85" table:formula="of:=[.D4]-[.E4]" office:value-type="float" office:value="0" calcext:value-type="float">
            <text:p>0</text:p>
          </table:table-cell>
          <table:table-cell table:style-name="ce87" table:formula="of:=1/(1+[.C4]*[.E4])*1/(1+[.C4])^[.F4]" office:value-type="float" office:value="1.00030976990028" calcext:value-type="float">
            <text:p>1.0003098</text:p>
          </table:table-cell>
          <table:table-cell table:style-name="ce87" table:formula="of:=POWER([.G4];-1/[.D4])-1" office:value-type="float" office:value="-0.00376119242936257" calcext:value-type="float">
            <text:p>-0.00376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1" calcext:value-type="float">
            <text:p>61</text:p>
          </table:table-cell>
          <table:table-cell table:style-name="ce81" office:value-type="float" office:value="-0.0034353" calcext:value-type="float">
            <text:p>-0.0034353</text:p>
          </table:table-cell>
          <table:table-cell table:style-name="ce81" table:formula="of:=[.B5]/365" office:value-type="float" office:value="0.167123287671233" calcext:value-type="float">
            <text:p>0.1671233</text:p>
          </table:table-cell>
          <table:table-cell table:style-name="ce81" table:formula="of:=[.D5]-FLOOR([.D5])" office:value-type="float" office:value="0.167123287671233" calcext:value-type="float">
            <text:p>0.1671233</text:p>
          </table:table-cell>
          <table:table-cell table:style-name="ce85" table:formula="of:=[.D5]-[.E5]" office:value-type="float" office:value="0" calcext:value-type="float">
            <text:p>0</text:p>
          </table:table-cell>
          <table:table-cell table:style-name="ce87" table:formula="of:=1/(1+[.C5]*[.E5])*1/(1+[.C5])^[.F5]" office:value-type="float" office:value="1.00057444843168" calcext:value-type="float">
            <text:p>1.0005744</text:p>
          </table:table-cell>
          <table:table-cell table:style-name="ce87" table:formula="of:=POWER([.G5];-1/[.D5])-1" office:value-type="float" office:value="-0.00343038923681194" calcext:value-type="float">
            <text:p>-0.00343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91" calcext:value-type="float">
            <text:p>91</text:p>
          </table:table-cell>
          <table:table-cell table:style-name="ce81" office:value-type="float" office:value="-0.0030285" calcext:value-type="float">
            <text:p>-0.0030285</text:p>
          </table:table-cell>
          <table:table-cell table:style-name="ce81" table:formula="of:=[.B6]/365" office:value-type="float" office:value="0.249315068493151" calcext:value-type="float">
            <text:p>0.2493151</text:p>
          </table:table-cell>
          <table:table-cell table:style-name="ce81" table:formula="of:=[.D6]-FLOOR([.D6])" office:value-type="float" office:value="0.249315068493151" calcext:value-type="float">
            <text:p>0.2493151</text:p>
          </table:table-cell>
          <table:table-cell table:style-name="ce85" table:formula="of:=[.D6]-[.E6]" office:value-type="float" office:value="0" calcext:value-type="float">
            <text:p>0</text:p>
          </table:table-cell>
          <table:table-cell table:style-name="ce87" table:formula="of:=1/(1+[.C6]*[.E6])*1/(1+[.C6])^[.F6]" office:value-type="float" office:value="1.00075562121725" calcext:value-type="float">
            <text:p>1.0007556</text:p>
          </table:table-cell>
          <table:table-cell table:style-name="ce87" table:formula="of:=POWER([.G6];-1/[.D6])-1" office:value-type="float" office:value="-0.0030250591714408" calcext:value-type="float">
            <text:p>-0.00302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21" calcext:value-type="float">
            <text:p>121</text:p>
          </table:table-cell>
          <table:table-cell table:style-name="ce81" office:value-type="float" office:value="-0.0026597" calcext:value-type="float">
            <text:p>-0.0026597</text:p>
          </table:table-cell>
          <table:table-cell table:style-name="ce81" table:formula="of:=[.B7]/365" office:value-type="float" office:value="0.331506849315068" calcext:value-type="float">
            <text:p>0.3315068</text:p>
          </table:table-cell>
          <table:table-cell table:style-name="ce81" table:formula="of:=[.D7]-FLOOR([.D7])" office:value-type="float" office:value="0.331506849315068" calcext:value-type="float">
            <text:p>0.3315068</text:p>
          </table:table-cell>
          <table:table-cell table:style-name="ce85" table:formula="of:=[.D7]-[.E7]" office:value-type="float" office:value="0" calcext:value-type="float">
            <text:p>0</text:p>
          </table:table-cell>
          <table:table-cell table:style-name="ce87" table:formula="of:=1/(1+[.C7]*[.E7])*1/(1+[.C7])^[.F7]" office:value-type="float" office:value="1.00088248686353" calcext:value-type="float">
            <text:p>1.0008825</text:p>
          </table:table-cell>
          <table:table-cell table:style-name="ce87" table:formula="of:=POWER([.G7];-1/[.D7])-1" office:value-type="float" office:value="-0.00265733624476494" calcext:value-type="float">
            <text:p>-0.00265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51" calcext:value-type="float">
            <text:p>151</text:p>
          </table:table-cell>
          <table:table-cell table:style-name="ce81" office:value-type="float" office:value="-0.0022991" calcext:value-type="float">
            <text:p>-0.0022991</text:p>
          </table:table-cell>
          <table:table-cell table:style-name="ce81" table:formula="of:=[.B8]/365" office:value-type="float" office:value="0.413698630136986" calcext:value-type="float">
            <text:p>0.4136986</text:p>
          </table:table-cell>
          <table:table-cell table:style-name="ce81" table:formula="of:=[.D8]-FLOOR([.D8])" office:value-type="float" office:value="0.413698630136986" calcext:value-type="float">
            <text:p>0.4136986</text:p>
          </table:table-cell>
          <table:table-cell table:style-name="ce85" table:formula="of:=[.D8]-[.E8]" office:value-type="float" office:value="0" calcext:value-type="float">
            <text:p>0</text:p>
          </table:table-cell>
          <table:table-cell table:style-name="ce87" table:formula="of:=1/(1+[.C8]*[.E8])*1/(1+[.C8])^[.F8]" office:value-type="float" office:value="1.00095204003869" calcext:value-type="float">
            <text:p>1.0009520</text:p>
          </table:table-cell>
          <table:table-cell table:style-name="ce87" table:formula="of:=POWER([.G8];-1/[.D8])-1" office:value-type="float" office:value="-0.00229755065128201" calcext:value-type="float">
            <text:p>-0.00229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" calcext:value-type="float">
            <text:p>182</text:p>
          </table:table-cell>
          <table:table-cell table:style-name="ce81" office:value-type="float" office:value="-0.0019263" calcext:value-type="float">
            <text:p>-0.0019263</text:p>
          </table:table-cell>
          <table:table-cell table:style-name="ce81" table:formula="of:=[.B9]/365" office:value-type="float" office:value="0.498630136986301" calcext:value-type="float">
            <text:p>0.4986301</text:p>
          </table:table-cell>
          <table:table-cell table:style-name="ce81" table:formula="of:=[.D9]-FLOOR([.D9])" office:value-type="float" office:value="0.498630136986301" calcext:value-type="float">
            <text:p>0.4986301</text:p>
          </table:table-cell>
          <table:table-cell table:style-name="ce85" table:formula="of:=[.D9]-[.E9]" office:value-type="float" office:value="0" calcext:value-type="float">
            <text:p>0</text:p>
          </table:table-cell>
          <table:table-cell table:style-name="ce87" table:formula="of:=1/(1+[.C9]*[.E9])*1/(1+[.C9])^[.F9]" office:value-type="float" office:value="1.00096143470171" calcext:value-type="float">
            <text:p>1.0009614</text:p>
          </table:table-cell>
          <table:table-cell table:style-name="ce87" table:formula="of:=POWER([.G9];-1/[.D9])-1" office:value-type="float" office:value="-0.00192536980218549" calcext:value-type="float">
            <text:p>-0.00192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12" calcext:value-type="float">
            <text:p>212</text:p>
          </table:table-cell>
          <table:table-cell table:style-name="ce81" office:value-type="float" office:value="-0.0016725" calcext:value-type="float">
            <text:p>-0.0016725</text:p>
          </table:table-cell>
          <table:table-cell table:style-name="ce81" table:formula="of:=[.B10]/365" office:value-type="float" office:value="0.580821917808219" calcext:value-type="float">
            <text:p>0.5808219</text:p>
          </table:table-cell>
          <table:table-cell table:style-name="ce81" table:formula="of:=[.D10]-FLOOR([.D10])" office:value-type="float" office:value="0.580821917808219" calcext:value-type="float">
            <text:p>0.5808219</text:p>
          </table:table-cell>
          <table:table-cell table:style-name="ce85" table:formula="of:=[.D10]-[.E10]" office:value-type="float" office:value="0" calcext:value-type="float">
            <text:p>0</text:p>
          </table:table-cell>
          <table:table-cell table:style-name="ce87" table:formula="of:=1/(1+[.C10]*[.E10])*1/(1+[.C10])^[.F10]" office:value-type="float" office:value="1.00097236924099" calcext:value-type="float">
            <text:p>1.0009724</text:p>
          </table:table-cell>
          <table:table-cell table:style-name="ce87" table:formula="of:=POWER([.G10];-1/[.D10])-1" office:value-type="float" office:value="-0.00167191367289532" calcext:value-type="float">
            <text:p>-0.00167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43" calcext:value-type="float">
            <text:p>243</text:p>
          </table:table-cell>
          <table:table-cell table:style-name="ce81" office:value-type="float" office:value="-0.0014323" calcext:value-type="float">
            <text:p>-0.0014323</text:p>
          </table:table-cell>
          <table:table-cell table:style-name="ce81" table:formula="of:=[.B11]/365" office:value-type="float" office:value="0.665753424657534" calcext:value-type="float">
            <text:p>0.6657534</text:p>
          </table:table-cell>
          <table:table-cell table:style-name="ce81" table:formula="of:=[.D11]-FLOOR([.D11])" office:value-type="float" office:value="0.665753424657534" calcext:value-type="float">
            <text:p>0.6657534</text:p>
          </table:table-cell>
          <table:table-cell table:style-name="ce85" table:formula="of:=[.D11]-[.E11]" office:value-type="float" office:value="0" calcext:value-type="float">
            <text:p>0</text:p>
          </table:table-cell>
          <table:table-cell table:style-name="ce87" table:formula="of:=1/(1+[.C11]*[.E11])*1/(1+[.C11])^[.F11]" office:value-type="float" office:value="1.00095446877207" calcext:value-type="float">
            <text:p>1.0009545</text:p>
          </table:table-cell>
          <table:table-cell table:style-name="ce87" table:formula="of:=POWER([.G11];-1/[.D11])-1" office:value-type="float" office:value="-0.0014319570950847" calcext:value-type="float">
            <text:p>-0.00143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73" calcext:value-type="float">
            <text:p>273</text:p>
          </table:table-cell>
          <table:table-cell table:style-name="ce81" office:value-type="float" office:value="-0.0011999" calcext:value-type="float">
            <text:p>-0.0011999</text:p>
          </table:table-cell>
          <table:table-cell table:style-name="ce81" table:formula="of:=[.B12]/365" office:value-type="float" office:value="0.747945205479452" calcext:value-type="float">
            <text:p>0.7479452</text:p>
          </table:table-cell>
          <table:table-cell table:style-name="ce81" table:formula="of:=[.D12]-FLOOR([.D12])" office:value-type="float" office:value="0.747945205479452" calcext:value-type="float">
            <text:p>0.7479452</text:p>
          </table:table-cell>
          <table:table-cell table:style-name="ce85" table:formula="of:=[.D12]-[.E12]" office:value-type="float" office:value="0" calcext:value-type="float">
            <text:p>0</text:p>
          </table:table-cell>
          <table:table-cell table:style-name="ce87" table:formula="of:=1/(1+[.C12]*[.E12])*1/(1+[.C12])^[.F12]" office:value-type="float" office:value="1.00089826560902" calcext:value-type="float">
            <text:p>1.0008983</text:p>
          </table:table-cell>
          <table:table-cell table:style-name="ce87" table:formula="of:=POWER([.G12];-1/[.D12])-1" office:value-type="float" office:value="-0.00119971851479117" calcext:value-type="float">
            <text:p>-0.00119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04" calcext:value-type="float">
            <text:p>304</text:p>
          </table:table-cell>
          <table:table-cell table:style-name="ce81" office:value-type="float" office:value="-0.0009557" calcext:value-type="float">
            <text:p>-0.0009557</text:p>
          </table:table-cell>
          <table:table-cell table:style-name="ce81" table:formula="of:=[.B13]/365" office:value-type="float" office:value="0.832876712328767" calcext:value-type="float">
            <text:p>0.8328767</text:p>
          </table:table-cell>
          <table:table-cell table:style-name="ce81" table:formula="of:=[.D13]-FLOOR([.D13])" office:value-type="float" office:value="0.832876712328767" calcext:value-type="float">
            <text:p>0.8328767</text:p>
          </table:table-cell>
          <table:table-cell table:style-name="ce85" table:formula="of:=[.D13]-[.E13]" office:value-type="float" office:value="0" calcext:value-type="float">
            <text:p>0</text:p>
          </table:table-cell>
          <table:table-cell table:style-name="ce87" table:formula="of:=1/(1+[.C13]*[.E13])*1/(1+[.C13])^[.F13]" office:value-type="float" office:value="1.00079661436329" calcext:value-type="float">
            <text:p>1.0007966</text:p>
          </table:table-cell>
          <table:table-cell table:style-name="ce87" table:formula="of:=POWER([.G13];-1/[.D13])-1" office:value-type="float" office:value="-0.000955623661736293" calcext:value-type="float">
            <text:p>-0.00095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34" calcext:value-type="float">
            <text:p>334</text:p>
          </table:table-cell>
          <table:table-cell table:style-name="ce81" office:value-type="float" office:value="-0.0007186" calcext:value-type="float">
            <text:p>-0.0007186</text:p>
          </table:table-cell>
          <table:table-cell table:style-name="ce81" table:formula="of:=[.B14]/365" office:value-type="float" office:value="0.915068493150685" calcext:value-type="float">
            <text:p>0.9150685</text:p>
          </table:table-cell>
          <table:table-cell table:style-name="ce81" table:formula="of:=[.D14]-FLOOR([.D14])" office:value-type="float" office:value="0.915068493150685" calcext:value-type="float">
            <text:p>0.9150685</text:p>
          </table:table-cell>
          <table:table-cell table:style-name="ce85" table:formula="of:=[.D14]-[.E14]" office:value-type="float" office:value="0" calcext:value-type="float">
            <text:p>0</text:p>
          </table:table-cell>
          <table:table-cell table:style-name="ce87" table:formula="of:=1/(1+[.C14]*[.E14])*1/(1+[.C14])^[.F14]" office:value-type="float" office:value="1.00065800089966" calcext:value-type="float">
            <text:p>1.0006580</text:p>
          </table:table-cell>
          <table:table-cell table:style-name="ce87" table:formula="of:=POWER([.G14];-1/[.D14])-1" office:value-type="float" office:value="-0.00071857806691944" calcext:value-type="float">
            <text:p>-0.00071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65" calcext:value-type="float">
            <text:p>365</text:p>
          </table:table-cell>
          <table:table-cell table:style-name="ce81" office:value-type="float" office:value="-0.0004735" calcext:value-type="float">
            <text:p>-0.0004735</text:p>
          </table:table-cell>
          <table:table-cell table:style-name="ce81" table:formula="of:=[.B15]/365" office:value-type="float" office:value="1" calcext:value-type="float">
            <text:p>1.0000000</text:p>
          </table:table-cell>
          <table:table-cell table:style-name="ce81" table:formula="of:=[.D15]-FLOOR([.D15])" office:value-type="float" office:value="0" calcext:value-type="float">
            <text:p>0.0000000</text:p>
          </table:table-cell>
          <table:table-cell table:style-name="ce85" table:formula="of:=[.D15]-[.E15]" office:value-type="float" office:value="1" calcext:value-type="float">
            <text:p>1</text:p>
          </table:table-cell>
          <table:table-cell table:style-name="ce87" table:formula="of:=1/(1+[.C15]*[.E15])*1/(1+[.C15])^[.F15]" office:value-type="float" office:value="1.00047372430846" calcext:value-type="float">
            <text:p>1.0004737</text:p>
          </table:table-cell>
          <table:table-cell table:style-name="ce87" table:formula="of:=POWER([.G15];-1/[.D15])-1" office:value-type="float" office:value="-0.000473500000000016" calcext:value-type="float">
            <text:p>-0.00047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49" calcext:value-type="float">
            <text:p>549</text:p>
          </table:table-cell>
          <table:table-cell table:style-name="ce81" office:value-type="float" office:value="-0.0015406" calcext:value-type="float">
            <text:p>-0.0015406</text:p>
          </table:table-cell>
          <table:table-cell table:style-name="ce81" table:formula="of:=[.B16]/365" office:value-type="float" office:value="1.5041095890411" calcext:value-type="float">
            <text:p>1.5041096</text:p>
          </table:table-cell>
          <table:table-cell table:style-name="ce81" table:formula="of:=[.D16]-FLOOR([.D16])" office:value-type="float" office:value="0.504109589041096" calcext:value-type="float">
            <text:p>0.5041096</text:p>
          </table:table-cell>
          <table:table-cell table:style-name="ce85" table:formula="of:=[.D16]-[.E16]" office:value-type="float" office:value="1" calcext:value-type="float">
            <text:p>1</text:p>
          </table:table-cell>
          <table:table-cell table:style-name="ce87" table:formula="of:=1/(1+[.C16]*[.E16])*1/(1+[.C16])^[.F16]" office:value-type="float" office:value="1.00232141122387" calcext:value-type="float">
            <text:p>1.0023214</text:p>
          </table:table-cell>
          <table:table-cell table:style-name="ce87" table:formula="of:=POWER([.G16];-1/[.D16])-1" office:value-type="float" office:value="-0.00154040276557033" calcext:value-type="float">
            <text:p>-0.00154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30" calcext:value-type="float">
            <text:p>730</text:p>
          </table:table-cell>
          <table:table-cell table:style-name="ce81" office:value-type="float" office:value="-0.0015087" calcext:value-type="float">
            <text:p>-0.0015087</text:p>
          </table:table-cell>
          <table:table-cell table:style-name="ce81" table:formula="of:=[.B17]/365" office:value-type="float" office:value="2" calcext:value-type="float">
            <text:p>2.0000000</text:p>
          </table:table-cell>
          <table:table-cell table:style-name="ce81" table:formula="of:=[.D17]-FLOOR([.D17])" office:value-type="float" office:value="0" calcext:value-type="float">
            <text:p>0.0000000</text:p>
          </table:table-cell>
          <table:table-cell table:style-name="ce85" table:formula="of:=[.D17]-[.E17]" office:value-type="float" office:value="2" calcext:value-type="float">
            <text:p>2</text:p>
          </table:table-cell>
          <table:table-cell table:style-name="ce87" table:formula="of:=1/(1+[.C17]*[.E17])*1/(1+[.C17])^[.F17]" office:value-type="float" office:value="1.00302424228929" calcext:value-type="float">
            <text:p>1.0030242</text:p>
          </table:table-cell>
          <table:table-cell table:style-name="ce87" table:formula="of:=POWER([.G17];-1/[.D17])-1" office:value-type="float" office:value="-0.00150870000000003" calcext:value-type="float">
            <text:p>-0.00150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095" calcext:value-type="float">
            <text:p>1,095</text:p>
          </table:table-cell>
          <table:table-cell table:style-name="ce81" office:value-type="float" office:value="-0.0011393" calcext:value-type="float">
            <text:p>-0.0011393</text:p>
          </table:table-cell>
          <table:table-cell table:style-name="ce81" table:formula="of:=[.B18]/365" office:value-type="float" office:value="3" calcext:value-type="float">
            <text:p>3.0000000</text:p>
          </table:table-cell>
          <table:table-cell table:style-name="ce81" table:formula="of:=[.D18]-FLOOR([.D18])" office:value-type="float" office:value="0" calcext:value-type="float">
            <text:p>0.0000000</text:p>
          </table:table-cell>
          <table:table-cell table:style-name="ce85" table:formula="of:=[.D18]-[.E18]" office:value-type="float" office:value="3" calcext:value-type="float">
            <text:p>3</text:p>
          </table:table-cell>
          <table:table-cell table:style-name="ce87" table:formula="of:=1/(1+[.C18]*[.E18])*1/(1+[.C18])^[.F18]" office:value-type="float" office:value="1.00342570284042" calcext:value-type="float">
            <text:p>1.0034257</text:p>
          </table:table-cell>
          <table:table-cell table:style-name="ce87" table:formula="of:=POWER([.G18];-1/[.D18])-1" office:value-type="float" office:value="-0.00113929999999995" calcext:value-type="float">
            <text:p>-0.00113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460" calcext:value-type="float">
            <text:p>1,460</text:p>
          </table:table-cell>
          <table:table-cell table:style-name="ce81" office:value-type="float" office:value="-0.0004672" calcext:value-type="float">
            <text:p>-0.0004672</text:p>
          </table:table-cell>
          <table:table-cell table:style-name="ce81" table:formula="of:=[.B19]/365" office:value-type="float" office:value="4" calcext:value-type="float">
            <text:p>4.0000000</text:p>
          </table:table-cell>
          <table:table-cell table:style-name="ce81" table:formula="of:=[.D19]-FLOOR([.D19])" office:value-type="float" office:value="0" calcext:value-type="float">
            <text:p>0.0000000</text:p>
          </table:table-cell>
          <table:table-cell table:style-name="ce85" table:formula="of:=[.D19]-[.E19]" office:value-type="float" office:value="4" calcext:value-type="float">
            <text:p>4</text:p>
          </table:table-cell>
          <table:table-cell table:style-name="ce87" table:formula="of:=1/(1+[.C19]*[.E19])*1/(1+[.C19])^[.F19]" office:value-type="float" office:value="1.00187098479964" calcext:value-type="float">
            <text:p>1.0018710</text:p>
          </table:table-cell>
          <table:table-cell table:style-name="ce87" table:formula="of:=POWER([.G19];-1/[.D19])-1" office:value-type="float" office:value="-0.000467200000000001" calcext:value-type="float">
            <text:p>-0.00046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5" calcext:value-type="float">
            <text:p>1,825</text:p>
          </table:table-cell>
          <table:table-cell table:style-name="ce81" office:value-type="float" office:value="0.0003754" calcext:value-type="float">
            <text:p>0.0003754</text:p>
          </table:table-cell>
          <table:table-cell table:style-name="ce81" table:formula="of:=[.B20]/365" office:value-type="float" office:value="5" calcext:value-type="float">
            <text:p>5.0000000</text:p>
          </table:table-cell>
          <table:table-cell table:style-name="ce81" table:formula="of:=[.D20]-FLOOR([.D20])" office:value-type="float" office:value="0" calcext:value-type="float">
            <text:p>0.0000000</text:p>
          </table:table-cell>
          <table:table-cell table:style-name="ce85" table:formula="of:=[.D20]-[.E20]" office:value-type="float" office:value="5" calcext:value-type="float">
            <text:p>5</text:p>
          </table:table-cell>
          <table:table-cell table:style-name="ce87" table:formula="of:=1/(1+[.C20]*[.E20])*1/(1+[.C20])^[.F20]" office:value-type="float" office:value="0.998125112027173" calcext:value-type="float">
            <text:p>0.9981251</text:p>
          </table:table-cell>
          <table:table-cell table:style-name="ce87" table:formula="of:=POWER([.G20];-1/[.D20])-1" office:value-type="float" office:value="0.000375400000000026" calcext:value-type="float">
            <text:p>0.00037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190" calcext:value-type="float">
            <text:p>2,190</text:p>
          </table:table-cell>
          <table:table-cell table:style-name="ce81" office:value-type="float" office:value="0.0013668" calcext:value-type="float">
            <text:p>0.0013668</text:p>
          </table:table-cell>
          <table:table-cell table:style-name="ce81" table:formula="of:=[.B21]/365" office:value-type="float" office:value="6" calcext:value-type="float">
            <text:p>6.0000000</text:p>
          </table:table-cell>
          <table:table-cell table:style-name="ce81" table:formula="of:=[.D21]-FLOOR([.D21])" office:value-type="float" office:value="0" calcext:value-type="float">
            <text:p>0.0000000</text:p>
          </table:table-cell>
          <table:table-cell table:style-name="ce85" table:formula="of:=[.D21]-[.E21]" office:value-type="float" office:value="6" calcext:value-type="float">
            <text:p>6</text:p>
          </table:table-cell>
          <table:table-cell table:style-name="ce87" table:formula="of:=1/(1+[.C21]*[.E21])*1/(1+[.C21])^[.F21]" office:value-type="float" office:value="0.991838288436474" calcext:value-type="float">
            <text:p>0.9918383</text:p>
          </table:table-cell>
          <table:table-cell table:style-name="ce87" table:formula="of:=POWER([.G21];-1/[.D21])-1" office:value-type="float" office:value="0.0013668" calcext:value-type="float">
            <text:p>0.00136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555" calcext:value-type="float">
            <text:p>2,555</text:p>
          </table:table-cell>
          <table:table-cell table:style-name="ce81" office:value-type="float" office:value="0.0024591" calcext:value-type="float">
            <text:p>0.0024591</text:p>
          </table:table-cell>
          <table:table-cell table:style-name="ce81" table:formula="of:=[.B22]/365" office:value-type="float" office:value="7" calcext:value-type="float">
            <text:p>7.0000000</text:p>
          </table:table-cell>
          <table:table-cell table:style-name="ce81" table:formula="of:=[.D22]-FLOOR([.D22])" office:value-type="float" office:value="0" calcext:value-type="float">
            <text:p>0.0000000</text:p>
          </table:table-cell>
          <table:table-cell table:style-name="ce85" table:formula="of:=[.D22]-[.E22]" office:value-type="float" office:value="7" calcext:value-type="float">
            <text:p>7</text:p>
          </table:table-cell>
          <table:table-cell table:style-name="ce87" table:formula="of:=1/(1+[.C22]*[.E22])*1/(1+[.C22])^[.F22]" office:value-type="float" office:value="0.982954379346057" calcext:value-type="float">
            <text:p>0.9829544</text:p>
          </table:table-cell>
          <table:table-cell table:style-name="ce87" table:formula="of:=POWER([.G22];-1/[.D22])-1" office:value-type="float" office:value="0.00245910000000005" calcext:value-type="float">
            <text:p>0.0024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920" calcext:value-type="float">
            <text:p>2,920</text:p>
          </table:table-cell>
          <table:table-cell table:style-name="ce81" office:value-type="float" office:value="0.0035795" calcext:value-type="float">
            <text:p>0.0035795</text:p>
          </table:table-cell>
          <table:table-cell table:style-name="ce81" table:formula="of:=[.B23]/365" office:value-type="float" office:value="8" calcext:value-type="float">
            <text:p>8.0000000</text:p>
          </table:table-cell>
          <table:table-cell table:style-name="ce81" table:formula="of:=[.D23]-FLOOR([.D23])" office:value-type="float" office:value="0" calcext:value-type="float">
            <text:p>0.0000000</text:p>
          </table:table-cell>
          <table:table-cell table:style-name="ce85" table:formula="of:=[.D23]-[.E23]" office:value-type="float" office:value="8" calcext:value-type="float">
            <text:p>8</text:p>
          </table:table-cell>
          <table:table-cell table:style-name="ce87" table:formula="of:=1/(1+[.C23]*[.E23])*1/(1+[.C23])^[.F23]" office:value-type="float" office:value="0.971819811623921" calcext:value-type="float">
            <text:p>0.9718198</text:p>
          </table:table-cell>
          <table:table-cell table:style-name="ce87" table:formula="of:=POWER([.G23];-1/[.D23])-1" office:value-type="float" office:value="0.00357950000000007" calcext:value-type="float">
            <text:p>0.00357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285" calcext:value-type="float">
            <text:p>3,285</text:p>
          </table:table-cell>
          <table:table-cell table:style-name="ce81" office:value-type="float" office:value="0.0046812" calcext:value-type="float">
            <text:p>0.0046812</text:p>
          </table:table-cell>
          <table:table-cell table:style-name="ce81" table:formula="of:=[.B24]/365" office:value-type="float" office:value="9" calcext:value-type="float">
            <text:p>9.0000000</text:p>
          </table:table-cell>
          <table:table-cell table:style-name="ce81" table:formula="of:=[.D24]-FLOOR([.D24])" office:value-type="float" office:value="0" calcext:value-type="float">
            <text:p>0.0000000</text:p>
          </table:table-cell>
          <table:table-cell table:style-name="ce85" table:formula="of:=[.D24]-[.E24]" office:value-type="float" office:value="9" calcext:value-type="float">
            <text:p>9</text:p>
          </table:table-cell>
          <table:table-cell table:style-name="ce87" table:formula="of:=1/(1+[.C24]*[.E24])*1/(1+[.C24])^[.F24]" office:value-type="float" office:value="0.958838622298966" calcext:value-type="float">
            <text:p>0.9588386</text:p>
          </table:table-cell>
          <table:table-cell table:style-name="ce87" table:formula="of:=POWER([.G24];-1/[.D24])-1" office:value-type="float" office:value="0.00468120000000005" calcext:value-type="float">
            <text:p>0.00468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650" calcext:value-type="float">
            <text:p>3,650</text:p>
          </table:table-cell>
          <table:table-cell table:style-name="ce81" office:value-type="float" office:value="0.0056606" calcext:value-type="float">
            <text:p>0.0056606</text:p>
          </table:table-cell>
          <table:table-cell table:style-name="ce81" table:formula="of:=[.B25]/365" office:value-type="float" office:value="10" calcext:value-type="float">
            <text:p>10.0000000</text:p>
          </table:table-cell>
          <table:table-cell table:style-name="ce81" table:formula="of:=[.D25]-FLOOR([.D25])" office:value-type="float" office:value="0" calcext:value-type="float">
            <text:p>0.0000000</text:p>
          </table:table-cell>
          <table:table-cell table:style-name="ce85" table:formula="of:=[.D25]-[.E25]" office:value-type="float" office:value="10" calcext:value-type="float">
            <text:p>10</text:p>
          </table:table-cell>
          <table:table-cell table:style-name="ce87" table:formula="of:=1/(1+[.C25]*[.E25])*1/(1+[.C25])^[.F25]" office:value-type="float" office:value="0.945117150791681" calcext:value-type="float">
            <text:p>0.9451172</text:p>
          </table:table-cell>
          <table:table-cell table:style-name="ce87" table:formula="of:=POWER([.G25];-1/[.D25])-1" office:value-type="float" office:value="0.0056605999999999" calcext:value-type="float">
            <text:p>0.00566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015" calcext:value-type="float">
            <text:p>4,015</text:p>
          </table:table-cell>
          <table:table-cell table:style-name="ce81" office:value-type="float" office:value="0.0065243" calcext:value-type="float">
            <text:p>0.0065243</text:p>
          </table:table-cell>
          <table:table-cell table:style-name="ce81" table:formula="of:=[.B26]/365" office:value-type="float" office:value="11" calcext:value-type="float">
            <text:p>11.0000000</text:p>
          </table:table-cell>
          <table:table-cell table:style-name="ce81" table:formula="of:=[.D26]-FLOOR([.D26])" office:value-type="float" office:value="0" calcext:value-type="float">
            <text:p>0.0000000</text:p>
          </table:table-cell>
          <table:table-cell table:style-name="ce85" table:formula="of:=[.D26]-[.E26]" office:value-type="float" office:value="11" calcext:value-type="float">
            <text:p>11</text:p>
          </table:table-cell>
          <table:table-cell table:style-name="ce87" table:formula="of:=1/(1+[.C26]*[.E26])*1/(1+[.C26])^[.F26]" office:value-type="float" office:value="0.930964440264206" calcext:value-type="float">
            <text:p>0.9309644</text:p>
          </table:table-cell>
          <table:table-cell table:style-name="ce87" table:formula="of:=POWER([.G26];-1/[.D26])-1" office:value-type="float" office:value="0.00652429999999993" calcext:value-type="float">
            <text:p>0.0065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380" calcext:value-type="float">
            <text:p>4,380</text:p>
          </table:table-cell>
          <table:table-cell table:style-name="ce81" office:value-type="float" office:value="0.0073844" calcext:value-type="float">
            <text:p>0.0073844</text:p>
          </table:table-cell>
          <table:table-cell table:style-name="ce81" table:formula="of:=[.B27]/365" office:value-type="float" office:value="12" calcext:value-type="float">
            <text:p>12.0000000</text:p>
          </table:table-cell>
          <table:table-cell table:style-name="ce81" table:formula="of:=[.D27]-FLOOR([.D27])" office:value-type="float" office:value="0" calcext:value-type="float">
            <text:p>0.0000000</text:p>
          </table:table-cell>
          <table:table-cell table:style-name="ce85" table:formula="of:=[.D27]-[.E27]" office:value-type="float" office:value="12" calcext:value-type="float">
            <text:p>12</text:p>
          </table:table-cell>
          <table:table-cell table:style-name="ce87" table:formula="of:=1/(1+[.C27]*[.E27])*1/(1+[.C27])^[.F27]" office:value-type="float" office:value="0.915497884510075" calcext:value-type="float">
            <text:p>0.9154979</text:p>
          </table:table-cell>
          <table:table-cell table:style-name="ce87" table:formula="of:=POWER([.G27];-1/[.D27])-1" office:value-type="float" office:value="0.00738440000000007" calcext:value-type="float">
            <text:p>0.00738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745" calcext:value-type="float">
            <text:p>4,745</text:p>
          </table:table-cell>
          <table:table-cell table:style-name="ce81" office:value-type="float" office:value="0.0079789" calcext:value-type="float">
            <text:p>0.0079789</text:p>
          </table:table-cell>
          <table:table-cell table:style-name="ce81" table:formula="of:=[.B28]/365" office:value-type="float" office:value="13" calcext:value-type="float">
            <text:p>13.0000000</text:p>
          </table:table-cell>
          <table:table-cell table:style-name="ce81" table:formula="of:=[.D28]-FLOOR([.D28])" office:value-type="float" office:value="0" calcext:value-type="float">
            <text:p>0.0000000</text:p>
          </table:table-cell>
          <table:table-cell table:style-name="ce85" table:formula="of:=[.D28]-[.E28]" office:value-type="float" office:value="13" calcext:value-type="float">
            <text:p>13</text:p>
          </table:table-cell>
          <table:table-cell table:style-name="ce87" table:formula="of:=1/(1+[.C28]*[.E28])*1/(1+[.C28])^[.F28]" office:value-type="float" office:value="0.901843678315785" calcext:value-type="float">
            <text:p>0.9018437</text:p>
          </table:table-cell>
          <table:table-cell table:style-name="ce87" table:formula="of:=POWER([.G28];-1/[.D28])-1" office:value-type="float" office:value="0.0079788999999999" calcext:value-type="float">
            <text:p>0.00797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110" calcext:value-type="float">
            <text:p>5,110</text:p>
          </table:table-cell>
          <table:table-cell table:style-name="ce81" office:value-type="float" office:value="0.0085678" calcext:value-type="float">
            <text:p>0.0085678</text:p>
          </table:table-cell>
          <table:table-cell table:style-name="ce81" table:formula="of:=[.B29]/365" office:value-type="float" office:value="14" calcext:value-type="float">
            <text:p>14.0000000</text:p>
          </table:table-cell>
          <table:table-cell table:style-name="ce81" table:formula="of:=[.D29]-FLOOR([.D29])" office:value-type="float" office:value="0" calcext:value-type="float">
            <text:p>0.0000000</text:p>
          </table:table-cell>
          <table:table-cell table:style-name="ce85" table:formula="of:=[.D29]-[.E29]" office:value-type="float" office:value="14" calcext:value-type="float">
            <text:p>14</text:p>
          </table:table-cell>
          <table:table-cell table:style-name="ce87" table:formula="of:=1/(1+[.C29]*[.E29])*1/(1+[.C29])^[.F29]" office:value-type="float" office:value="0.887418790097192" calcext:value-type="float">
            <text:p>0.8874188</text:p>
          </table:table-cell>
          <table:table-cell table:style-name="ce87" table:formula="of:=POWER([.G29];-1/[.D29])-1" office:value-type="float" office:value="0.00856780000000001" calcext:value-type="float">
            <text:p>0.00856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475" calcext:value-type="float">
            <text:p>5,475</text:p>
          </table:table-cell>
          <table:table-cell table:style-name="ce81" office:value-type="float" office:value="0.0091564" calcext:value-type="float">
            <text:p>0.0091564</text:p>
          </table:table-cell>
          <table:table-cell table:style-name="ce81" table:formula="of:=[.B30]/365" office:value-type="float" office:value="15" calcext:value-type="float">
            <text:p>15.0000000</text:p>
          </table:table-cell>
          <table:table-cell table:style-name="ce81" table:formula="of:=[.D30]-FLOOR([.D30])" office:value-type="float" office:value="0" calcext:value-type="float">
            <text:p>0.0000000</text:p>
          </table:table-cell>
          <table:table-cell table:style-name="ce85" table:formula="of:=[.D30]-[.E30]" office:value-type="float" office:value="15" calcext:value-type="float">
            <text:p>15</text:p>
          </table:table-cell>
          <table:table-cell table:style-name="ce87" table:formula="of:=1/(1+[.C30]*[.E30])*1/(1+[.C30])^[.F30]" office:value-type="float" office:value="0.872213526924539" calcext:value-type="float">
            <text:p>0.8722135</text:p>
          </table:table-cell>
          <table:table-cell table:style-name="ce87" table:formula="of:=POWER([.G30];-1/[.D30])-1" office:value-type="float" office:value="0.00915639999999995" calcext:value-type="float">
            <text:p>0.00915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840" calcext:value-type="float">
            <text:p>5,840</text:p>
          </table:table-cell>
          <table:table-cell table:style-name="ce81" office:value-type="float" office:value="0.0094329" calcext:value-type="float">
            <text:p>0.0094329</text:p>
          </table:table-cell>
          <table:table-cell table:style-name="ce81" table:formula="of:=[.B31]/365" office:value-type="float" office:value="16" calcext:value-type="float">
            <text:p>16.0000000</text:p>
          </table:table-cell>
          <table:table-cell table:style-name="ce81" table:formula="of:=[.D31]-FLOOR([.D31])" office:value-type="float" office:value="0" calcext:value-type="float">
            <text:p>0.0000000</text:p>
          </table:table-cell>
          <table:table-cell table:style-name="ce85" table:formula="of:=[.D31]-[.E31]" office:value-type="float" office:value="16" calcext:value-type="float">
            <text:p>16</text:p>
          </table:table-cell>
          <table:table-cell table:style-name="ce87" table:formula="of:=1/(1+[.C31]*[.E31])*1/(1+[.C31])^[.F31]" office:value-type="float" office:value="0.860519494956026" calcext:value-type="float">
            <text:p>0.8605195</text:p>
          </table:table-cell>
          <table:table-cell table:style-name="ce87" table:formula="of:=POWER([.G31];-1/[.D31])-1" office:value-type="float" office:value="0.00943289999999997" calcext:value-type="float">
            <text:p>0.00943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205" calcext:value-type="float">
            <text:p>6,205</text:p>
          </table:table-cell>
          <table:table-cell table:style-name="ce81" office:value-type="float" office:value="0.0097032" calcext:value-type="float">
            <text:p>0.0097032</text:p>
          </table:table-cell>
          <table:table-cell table:style-name="ce81" table:formula="of:=[.B32]/365" office:value-type="float" office:value="17" calcext:value-type="float">
            <text:p>17.0000000</text:p>
          </table:table-cell>
          <table:table-cell table:style-name="ce81" table:formula="of:=[.D32]-FLOOR([.D32])" office:value-type="float" office:value="0" calcext:value-type="float">
            <text:p>0.0000000</text:p>
          </table:table-cell>
          <table:table-cell table:style-name="ce85" table:formula="of:=[.D32]-[.E32]" office:value-type="float" office:value="17" calcext:value-type="float">
            <text:p>17</text:p>
          </table:table-cell>
          <table:table-cell table:style-name="ce87" table:formula="of:=1/(1+[.C32]*[.E32])*1/(1+[.C32])^[.F32]" office:value-type="float" office:value="0.848606873205503" calcext:value-type="float">
            <text:p>0.8486069</text:p>
          </table:table-cell>
          <table:table-cell table:style-name="ce87" table:formula="of:=POWER([.G32];-1/[.D32])-1" office:value-type="float" office:value="0.00970319999999991" calcext:value-type="float">
            <text:p>0.00970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570" calcext:value-type="float">
            <text:p>6,570</text:p>
          </table:table-cell>
          <table:table-cell table:style-name="ce81" office:value-type="float" office:value="0.0099735" calcext:value-type="float">
            <text:p>0.0099735</text:p>
          </table:table-cell>
          <table:table-cell table:style-name="ce81" table:formula="of:=[.B33]/365" office:value-type="float" office:value="18" calcext:value-type="float">
            <text:p>18.0000000</text:p>
          </table:table-cell>
          <table:table-cell table:style-name="ce81" table:formula="of:=[.D33]-FLOOR([.D33])" office:value-type="float" office:value="0" calcext:value-type="float">
            <text:p>0.0000000</text:p>
          </table:table-cell>
          <table:table-cell table:style-name="ce85" table:formula="of:=[.D33]-[.E33]" office:value-type="float" office:value="18" calcext:value-type="float">
            <text:p>18</text:p>
          </table:table-cell>
          <table:table-cell table:style-name="ce87" table:formula="of:=1/(1+[.C33]*[.E33])*1/(1+[.C33])^[.F33]" office:value-type="float" office:value="0.836412244562558" calcext:value-type="float">
            <text:p>0.8364122</text:p>
          </table:table-cell>
          <table:table-cell table:style-name="ce87" table:formula="of:=POWER([.G33];-1/[.D33])-1" office:value-type="float" office:value="0.00997350000000008" calcext:value-type="float">
            <text:p>0.00997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935" calcext:value-type="float">
            <text:p>6,935</text:p>
          </table:table-cell>
          <table:table-cell table:style-name="ce81" office:value-type="float" office:value="0.0102437" calcext:value-type="float">
            <text:p>0.0102437</text:p>
          </table:table-cell>
          <table:table-cell table:style-name="ce81" table:formula="of:=[.B34]/365" office:value-type="float" office:value="19" calcext:value-type="float">
            <text:p>19.0000000</text:p>
          </table:table-cell>
          <table:table-cell table:style-name="ce81" table:formula="of:=[.D34]-FLOOR([.D34])" office:value-type="float" office:value="0" calcext:value-type="float">
            <text:p>0.0000000</text:p>
          </table:table-cell>
          <table:table-cell table:style-name="ce85" table:formula="of:=[.D34]-[.E34]" office:value-type="float" office:value="19" calcext:value-type="float">
            <text:p>19</text:p>
          </table:table-cell>
          <table:table-cell table:style-name="ce87" table:formula="of:=1/(1+[.C34]*[.E34])*1/(1+[.C34])^[.F34]" office:value-type="float" office:value="0.823954319046608" calcext:value-type="float">
            <text:p>0.8239543</text:p>
          </table:table-cell>
          <table:table-cell table:style-name="ce87" table:formula="of:=POWER([.G34];-1/[.D34])-1" office:value-type="float" office:value="0.0102437" calcext:value-type="float">
            <text:p>0.01024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300" calcext:value-type="float">
            <text:p>7,300</text:p>
          </table:table-cell>
          <table:table-cell table:style-name="ce81" office:value-type="float" office:value="0.0105138" calcext:value-type="float">
            <text:p>0.0105138</text:p>
          </table:table-cell>
          <table:table-cell table:style-name="ce81" table:formula="of:=[.B35]/365" office:value-type="float" office:value="20" calcext:value-type="float">
            <text:p>20.0000000</text:p>
          </table:table-cell>
          <table:table-cell table:style-name="ce81" table:formula="of:=[.D35]-FLOOR([.D35])" office:value-type="float" office:value="0" calcext:value-type="float">
            <text:p>0.0000000</text:p>
          </table:table-cell>
          <table:table-cell table:style-name="ce85" table:formula="of:=[.D35]-[.E35]" office:value-type="float" office:value="20" calcext:value-type="float">
            <text:p>20</text:p>
          </table:table-cell>
          <table:table-cell table:style-name="ce87" table:formula="of:=1/(1+[.C35]*[.E35])*1/(1+[.C35])^[.F35]" office:value-type="float" office:value="0.81125058692763" calcext:value-type="float">
            <text:p>0.8112506</text:p>
          </table:table-cell>
          <table:table-cell table:style-name="ce87" table:formula="of:=POWER([.G35];-1/[.D35])-1" office:value-type="float" office:value="0.0105138" calcext:value-type="float">
            <text:p>0.01051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665" calcext:value-type="float">
            <text:p>7,665</text:p>
          </table:table-cell>
          <table:table-cell table:style-name="ce81" office:value-type="float" office:value="0.0105719" calcext:value-type="float">
            <text:p>0.0105719</text:p>
          </table:table-cell>
          <table:table-cell table:style-name="ce81" table:formula="of:=[.B36]/365" office:value-type="float" office:value="21" calcext:value-type="float">
            <text:p>21.0000000</text:p>
          </table:table-cell>
          <table:table-cell table:style-name="ce81" table:formula="of:=[.D36]-FLOOR([.D36])" office:value-type="float" office:value="0" calcext:value-type="float">
            <text:p>0.0000000</text:p>
          </table:table-cell>
          <table:table-cell table:style-name="ce85" table:formula="of:=[.D36]-[.E36]" office:value-type="float" office:value="21" calcext:value-type="float">
            <text:p>21</text:p>
          </table:table-cell>
          <table:table-cell table:style-name="ce87" table:formula="of:=1/(1+[.C36]*[.E36])*1/(1+[.C36])^[.F36]" office:value-type="float" office:value="0.801841298615143" calcext:value-type="float">
            <text:p>0.8018413</text:p>
          </table:table-cell>
          <table:table-cell table:style-name="ce87" table:formula="of:=POWER([.G36];-1/[.D36])-1" office:value-type="float" office:value="0.0105719" calcext:value-type="float">
            <text:p>0.01057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030" calcext:value-type="float">
            <text:p>8,030</text:p>
          </table:table-cell>
          <table:table-cell table:style-name="ce81" office:value-type="float" office:value="0.0106246" calcext:value-type="float">
            <text:p>0.0106246</text:p>
          </table:table-cell>
          <table:table-cell table:style-name="ce81" table:formula="of:=[.B37]/365" office:value-type="float" office:value="22" calcext:value-type="float">
            <text:p>22.0000000</text:p>
          </table:table-cell>
          <table:table-cell table:style-name="ce81" table:formula="of:=[.D37]-FLOOR([.D37])" office:value-type="float" office:value="0" calcext:value-type="float">
            <text:p>0.0000000</text:p>
          </table:table-cell>
          <table:table-cell table:style-name="ce85" table:formula="of:=[.D37]-[.E37]" office:value-type="float" office:value="22" calcext:value-type="float">
            <text:p>22</text:p>
          </table:table-cell>
          <table:table-cell table:style-name="ce87" table:formula="of:=1/(1+[.C37]*[.E37])*1/(1+[.C37])^[.F37]" office:value-type="float" office:value="0.792543232872256" calcext:value-type="float">
            <text:p>0.7925432</text:p>
          </table:table-cell>
          <table:table-cell table:style-name="ce87" table:formula="of:=POWER([.G37];-1/[.D37])-1" office:value-type="float" office:value="0.0106246000000001" calcext:value-type="float">
            <text:p>0.01062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395" calcext:value-type="float">
            <text:p>8,395</text:p>
          </table:table-cell>
          <table:table-cell table:style-name="ce81" office:value-type="float" office:value="0.0106774" calcext:value-type="float">
            <text:p>0.0106774</text:p>
          </table:table-cell>
          <table:table-cell table:style-name="ce81" table:formula="of:=[.B38]/365" office:value-type="float" office:value="23" calcext:value-type="float">
            <text:p>23.0000000</text:p>
          </table:table-cell>
          <table:table-cell table:style-name="ce81" table:formula="of:=[.D38]-FLOOR([.D38])" office:value-type="float" office:value="0" calcext:value-type="float">
            <text:p>0.0000000</text:p>
          </table:table-cell>
          <table:table-cell table:style-name="ce85" table:formula="of:=[.D38]-[.E38]" office:value-type="float" office:value="23" calcext:value-type="float">
            <text:p>23</text:p>
          </table:table-cell>
          <table:table-cell table:style-name="ce87" table:formula="of:=1/(1+[.C38]*[.E38])*1/(1+[.C38])^[.F38]" office:value-type="float" office:value="0.783269557727848" calcext:value-type="float">
            <text:p>0.7832696</text:p>
          </table:table-cell>
          <table:table-cell table:style-name="ce87" table:formula="of:=POWER([.G38];-1/[.D38])-1" office:value-type="float" office:value="0.0106774000000001" calcext:value-type="float">
            <text:p>0.01067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760" calcext:value-type="float">
            <text:p>8,760</text:p>
          </table:table-cell>
          <table:table-cell table:style-name="ce81" office:value-type="float" office:value="0.0107301" calcext:value-type="float">
            <text:p>0.0107301</text:p>
          </table:table-cell>
          <table:table-cell table:style-name="ce81" table:formula="of:=[.B39]/365" office:value-type="float" office:value="24" calcext:value-type="float">
            <text:p>24.0000000</text:p>
          </table:table-cell>
          <table:table-cell table:style-name="ce81" table:formula="of:=[.D39]-FLOOR([.D39])" office:value-type="float" office:value="0" calcext:value-type="float">
            <text:p>0.0000000</text:p>
          </table:table-cell>
          <table:table-cell table:style-name="ce85" table:formula="of:=[.D39]-[.E39]" office:value-type="float" office:value="24" calcext:value-type="float">
            <text:p>24</text:p>
          </table:table-cell>
          <table:table-cell table:style-name="ce87" table:formula="of:=1/(1+[.C39]*[.E39])*1/(1+[.C39])^[.F39]" office:value-type="float" office:value="0.774025404273263" calcext:value-type="float">
            <text:p>0.7740254</text:p>
          </table:table-cell>
          <table:table-cell table:style-name="ce87" table:formula="of:=POWER([.G39];-1/[.D39])-1" office:value-type="float" office:value="0.0107301" calcext:value-type="float">
            <text:p>0.01073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9125" calcext:value-type="float">
            <text:p>9,125</text:p>
          </table:table-cell>
          <table:table-cell table:style-name="ce81" office:value-type="float" office:value="0.0107829" calcext:value-type="float">
            <text:p>0.0107829</text:p>
          </table:table-cell>
          <table:table-cell table:style-name="ce81" table:formula="of:=[.B40]/365" office:value-type="float" office:value="25" calcext:value-type="float">
            <text:p>25.0000000</text:p>
          </table:table-cell>
          <table:table-cell table:style-name="ce81" table:formula="of:=[.D40]-FLOOR([.D40])" office:value-type="float" office:value="0" calcext:value-type="float">
            <text:p>0.0000000</text:p>
          </table:table-cell>
          <table:table-cell table:style-name="ce85" table:formula="of:=[.D40]-[.E40]" office:value-type="float" office:value="25" calcext:value-type="float">
            <text:p>25</text:p>
          </table:table-cell>
          <table:table-cell table:style-name="ce87" table:formula="of:=1/(1+[.C40]*[.E40])*1/(1+[.C40])^[.F40]" office:value-type="float" office:value="0.764808749251682" calcext:value-type="float">
            <text:p>0.7648087</text:p>
          </table:table-cell>
          <table:table-cell table:style-name="ce87" table:formula="of:=POWER([.G40];-1/[.D40])-1" office:value-type="float" office:value="0.0107828999999999" calcext:value-type="float">
            <text:p>0.01078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0950" calcext:value-type="float">
            <text:p>10,950</text:p>
          </table:table-cell>
          <table:table-cell table:style-name="ce81" office:value-type="float" office:value="0.0107337" calcext:value-type="float">
            <text:p>0.0107337</text:p>
          </table:table-cell>
          <table:table-cell table:style-name="ce81" table:formula="of:=[.B41]/365" office:value-type="float" office:value="30" calcext:value-type="float">
            <text:p>30.0000000</text:p>
          </table:table-cell>
          <table:table-cell table:style-name="ce81" table:formula="of:=[.D41]-FLOOR([.D41])" office:value-type="float" office:value="0" calcext:value-type="float">
            <text:p>0.0000000</text:p>
          </table:table-cell>
          <table:table-cell table:style-name="ce85" table:formula="of:=[.D41]-[.E41]" office:value-type="float" office:value="30" calcext:value-type="float">
            <text:p>30</text:p>
          </table:table-cell>
          <table:table-cell table:style-name="ce87" table:formula="of:=1/(1+[.C41]*[.E41])*1/(1+[.C41])^[.F41]" office:value-type="float" office:value="0.725934794374435" calcext:value-type="float">
            <text:p>0.7259348</text:p>
          </table:table-cell>
          <table:table-cell table:style-name="ce87" table:formula="of:=POWER([.G41];-1/[.D41])-1" office:value-type="float" office:value="0.0107337000000001" calcext:value-type="float">
            <text:p>0.01073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2775" calcext:value-type="float">
            <text:p>12,775</text:p>
          </table:table-cell>
          <table:table-cell table:style-name="ce81" office:value-type="float" office:value="0.0104457" calcext:value-type="float">
            <text:p>0.0104457</text:p>
          </table:table-cell>
          <table:table-cell table:style-name="ce81" table:formula="of:=[.B42]/365" office:value-type="float" office:value="35" calcext:value-type="float">
            <text:p>35.0000000</text:p>
          </table:table-cell>
          <table:table-cell table:style-name="ce81" table:formula="of:=[.D42]-FLOOR([.D42])" office:value-type="float" office:value="0" calcext:value-type="float">
            <text:p>0.0000000</text:p>
          </table:table-cell>
          <table:table-cell table:style-name="ce85" table:formula="of:=[.D42]-[.E42]" office:value-type="float" office:value="35" calcext:value-type="float">
            <text:p>35</text:p>
          </table:table-cell>
          <table:table-cell table:style-name="ce87" table:formula="of:=1/(1+[.C42]*[.E42])*1/(1+[.C42])^[.F42]" office:value-type="float" office:value="0.695097453407395" calcext:value-type="float">
            <text:p>0.6950975</text:p>
          </table:table-cell>
          <table:table-cell table:style-name="ce87" table:formula="of:=POWER([.G42];-1/[.D42])-1" office:value-type="float" office:value="0.0104457" calcext:value-type="float">
            <text:p>0.01044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4600" calcext:value-type="float">
            <text:p>14,600</text:p>
          </table:table-cell>
          <table:table-cell table:style-name="ce81" office:value-type="float" office:value="0.0101561" calcext:value-type="float">
            <text:p>0.0101561</text:p>
          </table:table-cell>
          <table:table-cell table:style-name="ce81" table:formula="of:=[.B43]/365" office:value-type="float" office:value="40" calcext:value-type="float">
            <text:p>40.0000000</text:p>
          </table:table-cell>
          <table:table-cell table:style-name="ce81" table:formula="of:=[.D43]-FLOOR([.D43])" office:value-type="float" office:value="0" calcext:value-type="float">
            <text:p>0.0000000</text:p>
          </table:table-cell>
          <table:table-cell table:style-name="ce85" table:formula="of:=[.D43]-[.E43]" office:value-type="float" office:value="40" calcext:value-type="float">
            <text:p>40</text:p>
          </table:table-cell>
          <table:table-cell table:style-name="ce87" table:formula="of:=1/(1+[.C43]*[.E43])*1/(1+[.C43])^[.F43]" office:value-type="float" office:value="0.667513986978632" calcext:value-type="float">
            <text:p>0.6675140</text:p>
          </table:table-cell>
          <table:table-cell table:style-name="ce87" table:formula="of:=POWER([.G43];-1/[.D43])-1" office:value-type="float" office:value="0.0101560999999999" calcext:value-type="float">
            <text:p>0.01015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6425" calcext:value-type="float">
            <text:p>16,425</text:p>
          </table:table-cell>
          <table:table-cell table:style-name="ce81" office:value-type="float" office:value="0.0098665" calcext:value-type="float">
            <text:p>0.0098665</text:p>
          </table:table-cell>
          <table:table-cell table:style-name="ce81" table:formula="of:=[.B44]/365" office:value-type="float" office:value="45" calcext:value-type="float">
            <text:p>45.0000000</text:p>
          </table:table-cell>
          <table:table-cell table:style-name="ce81" table:formula="of:=[.D44]-FLOOR([.D44])" office:value-type="float" office:value="0" calcext:value-type="float">
            <text:p>0.0000000</text:p>
          </table:table-cell>
          <table:table-cell table:style-name="ce85" table:formula="of:=[.D44]-[.E44]" office:value-type="float" office:value="45" calcext:value-type="float">
            <text:p>45</text:p>
          </table:table-cell>
          <table:table-cell table:style-name="ce87" table:formula="of:=1/(1+[.C44]*[.E44])*1/(1+[.C44])^[.F44]" office:value-type="float" office:value="0.642867606613861" calcext:value-type="float">
            <text:p>0.6428676</text:p>
          </table:table-cell>
          <table:table-cell table:style-name="ce87" table:formula="of:=POWER([.G44];-1/[.D44])-1" office:value-type="float" office:value="0.0098665" calcext:value-type="float">
            <text:p>0.00986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50" calcext:value-type="float">
            <text:p>18,250</text:p>
          </table:table-cell>
          <table:table-cell table:style-name="ce81" office:value-type="float" office:value="0.0095767" calcext:value-type="float">
            <text:p>0.0095767</text:p>
          </table:table-cell>
          <table:table-cell table:style-name="ce81" table:formula="of:=[.B45]/365" office:value-type="float" office:value="50" calcext:value-type="float">
            <text:p>50.0000000</text:p>
          </table:table-cell>
          <table:table-cell table:style-name="ce81" table:formula="of:=[.D45]-FLOOR([.D45])" office:value-type="float" office:value="0" calcext:value-type="float">
            <text:p>0.0000000</text:p>
          </table:table-cell>
          <table:table-cell table:style-name="ce85" table:formula="of:=[.D45]-[.E45]" office:value-type="float" office:value="50" calcext:value-type="float">
            <text:p>50</text:p>
          </table:table-cell>
          <table:table-cell table:style-name="ce87" table:formula="of:=1/(1+[.C45]*[.E45])*1/(1+[.C45])^[.F45]" office:value-type="float" office:value="0.620917718274925" calcext:value-type="float">
            <text:p>0.6209177</text:p>
          </table:table-cell>
          <table:table-cell table:style-name="ce87" table:formula="of:=POWER([.G45];-1/[.D45])-1" office:value-type="float" office:value="0.00957669999999999" calcext:value-type="float">
            <text:p>0.0095767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REASCRV_BEF" table:style-name="ta1">
        <table:table-column table:style-name="co1" table:default-cell-style-name="ce69"/>
        <table:table-column table:style-name="co2" table:default-cell-style-name="ce96"/>
        <table:table-column table:style-name="co2" table:default-cell-style-name="ce69"/>
        <table:table-column table:style-name="co3" table:default-cell-style-name="ce69"/>
        <table:table-column table:style-name="co2" table:number-columns-repeated="1017" table:default-cell-style-name="ce69"/>
        <table:table-row table:style-name="ro1">
          <table:table-cell table:style-name="ce74" office:value-type="string" calcext:value-type="string">
            <text:p>crv_nm</text:p>
          </table:table-cell>
          <table:table-cell table:style-name="ce94" office:value-type="string" calcext:value-type="string">
            <text:p>tenor</text:p>
          </table:table-cell>
          <table:table-cell table:style-name="ce83" office:value-type="string" calcext:value-type="string">
            <text:p>spread</text:p>
          </table:table-cell>
          <table:table-cell table:style-name="ce83" office:value-type="string" calcext:value-type="string">
            <text:p>underlying_rate</text:p>
          </table:table-cell>
          <table:table-cell table:style-name="ce83" office:value-type="string" calcext:value-type="string">
            <text:p>rate</text:p>
          </table:table-cell>
          <table:table-cell table:style-name="ce83" office:value-type="string" calcext:value-type="string">
            <text:p>year_frac</text:p>
          </table:table-cell>
          <table:table-cell table:style-name="ce83" office:value-type="string" calcext:value-type="string">
            <text:p>year_frac_1</text:p>
          </table:table-cell>
          <table:table-cell table:style-name="ce74" office:value-type="string" calcext:value-type="string">
            <text:p>year_frac_2</text:p>
          </table:table-cell>
          <table:table-cell table:style-name="ce83" office:value-type="string" calcext:value-type="string">
            <text:p>df_calc</text:p>
          </table:table-cell>
          <table:table-cell table:style-name="ce83" office:value-type="string" calcext:value-type="string">
            <text:p>zero_cal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" calcext:value-type="float">
            <text:p>1</text:p>
          </table:table-cell>
          <table:table-cell table:style-name="ce81" office:value-type="float" office:value="-0.0009095" calcext:value-type="float">
            <text:p>-0.0009095</text:p>
          </table:table-cell>
          <table:table-cell table:style-name="ce81" table:formula="of:=VLOOKUP([.B2];[$INTERBCRV_EUR.B$1:$INTERBCRV_EUR.C$1048576];2;0)" office:value-type="float" office:value="-0.0037444" calcext:value-type="float">
            <text:p>-0.0037444</text:p>
          </table:table-cell>
          <table:table-cell table:style-name="ce81" table:formula="of:=[.C2]+[.D2]" office:value-type="float" office:value="-0.0046539" calcext:value-type="float">
            <text:p>-0.0046539</text:p>
          </table:table-cell>
          <table:table-cell table:style-name="ce81" table:formula="of:=[.B2]/365" office:value-type="float" office:value="0.00273972602739726" calcext:value-type="float">
            <text:p>0.0027397</text:p>
          </table:table-cell>
          <table:table-cell table:style-name="ce81" table:formula="of:=[.F2]-FLOOR([.F2])" office:value-type="float" office:value="0.00273972602739726" calcext:value-type="float">
            <text:p>0.0027397</text:p>
          </table:table-cell>
          <table:table-cell table:style-name="ce85" table:formula="of:=[.F2]-[.G2]" office:value-type="float" office:value="0" calcext:value-type="float">
            <text:p>0</text:p>
          </table:table-cell>
          <table:table-cell table:style-name="ce87" table:formula="of:=1/(1+[.E2]*[.G2])*1/(1+[.E2])^[.H2]" office:value-type="float" office:value="1.00001275057353" calcext:value-type="float">
            <text:p>1.0000128</text:p>
          </table:table-cell>
          <table:table-cell table:style-name="ce87" table:formula="of:=POWER([.I2];-1/[.F2])-1" office:value-type="float" office:value="-0.00464311691954178" calcext:value-type="float">
            <text:p>-0.00464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" calcext:value-type="float">
            <text:p>7</text:p>
          </table:table-cell>
          <table:table-cell table:style-name="ce81" office:value-type="float" office:value="-0.0008544" calcext:value-type="float">
            <text:p>-0.0008544</text:p>
          </table:table-cell>
          <table:table-cell table:style-name="ce81" table:formula="of:=VLOOKUP([.B3];[$INTERBCRV_EUR.B$1:$INTERBCRV_EUR.C$1048576];2;0)" office:value-type="float" office:value="-0.0037997" calcext:value-type="float">
            <text:p>-0.0037997</text:p>
          </table:table-cell>
          <table:table-cell table:style-name="ce81" table:formula="of:=[.C3]+[.D3]" office:value-type="float" office:value="-0.0046541" calcext:value-type="float">
            <text:p>-0.0046541</text:p>
          </table:table-cell>
          <table:table-cell table:style-name="ce81" table:formula="of:=[.B3]/365" office:value-type="float" office:value="0.0191780821917808" calcext:value-type="float">
            <text:p>0.0191781</text:p>
          </table:table-cell>
          <table:table-cell table:style-name="ce81" table:formula="of:=[.F3]-FLOOR([.F3])" office:value-type="float" office:value="0.0191780821917808" calcext:value-type="float">
            <text:p>0.0191781</text:p>
          </table:table-cell>
          <table:table-cell table:style-name="ce85" table:formula="of:=[.F3]-[.G3]" office:value-type="float" office:value="0" calcext:value-type="float">
            <text:p>0</text:p>
          </table:table-cell>
          <table:table-cell table:style-name="ce87" table:formula="of:=1/(1+[.E3]*[.G3])*1/(1+[.E3])^[.H3]" office:value-type="float" office:value="1.0000892646798" calcext:value-type="float">
            <text:p>1.0000893</text:p>
          </table:table-cell>
          <table:table-cell table:style-name="ce87" table:formula="of:=POWER([.I3];-1/[.F3])-1" office:value-type="float" office:value="-0.00464349321154278" calcext:value-type="float">
            <text:p>-0.00464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0" calcext:value-type="float">
            <text:p>30</text:p>
          </table:table-cell>
          <table:table-cell table:style-name="ce81" office:value-type="float" office:value="-0.0008868" calcext:value-type="float">
            <text:p>-0.0008868</text:p>
          </table:table-cell>
          <table:table-cell table:style-name="ce81" table:formula="of:=VLOOKUP([.B4];[$INTERBCRV_EUR.B$1:$INTERBCRV_EUR.C$1048576];2;0)" office:value-type="float" office:value="-0.0037677" calcext:value-type="float">
            <text:p>-0.0037677</text:p>
          </table:table-cell>
          <table:table-cell table:style-name="ce81" table:formula="of:=[.C4]+[.D4]" office:value-type="float" office:value="-0.0046545" calcext:value-type="float">
            <text:p>-0.0046545</text:p>
          </table:table-cell>
          <table:table-cell table:style-name="ce81" table:formula="of:=[.B4]/365" office:value-type="float" office:value="0.0821917808219178" calcext:value-type="float">
            <text:p>0.0821918</text:p>
          </table:table-cell>
          <table:table-cell table:style-name="ce81" table:formula="of:=[.F4]-FLOOR([.F4])" office:value-type="float" office:value="0.0821917808219178" calcext:value-type="float">
            <text:p>0.0821918</text:p>
          </table:table-cell>
          <table:table-cell table:style-name="ce85" table:formula="of:=[.F4]-[.G4]" office:value-type="float" office:value="0" calcext:value-type="float">
            <text:p>0</text:p>
          </table:table-cell>
          <table:table-cell table:style-name="ce87" table:formula="of:=1/(1+[.E4]*[.G4])*1/(1+[.E4])^[.H4]" office:value-type="float" office:value="1.00038270805326" calcext:value-type="float">
            <text:p>1.0003827</text:p>
          </table:table-cell>
          <table:table-cell table:style-name="ce87" table:formula="of:=POWER([.I4];-1/[.F4])-1" office:value-type="float" office:value="-0.00464457100939286" calcext:value-type="float">
            <text:p>-0.00464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1" calcext:value-type="float">
            <text:p>61</text:p>
          </table:table-cell>
          <table:table-cell table:style-name="ce81" office:value-type="float" office:value="-0.0012204" calcext:value-type="float">
            <text:p>-0.0012204</text:p>
          </table:table-cell>
          <table:table-cell table:style-name="ce81" table:formula="of:=VLOOKUP([.B5];[$INTERBCRV_EUR.B$1:$INTERBCRV_EUR.C$1048576];2;0)" office:value-type="float" office:value="-0.0034353" calcext:value-type="float">
            <text:p>-0.0034353</text:p>
          </table:table-cell>
          <table:table-cell table:style-name="ce81" table:formula="of:=[.C5]+[.D5]" office:value-type="float" office:value="-0.0046557" calcext:value-type="float">
            <text:p>-0.0046557</text:p>
          </table:table-cell>
          <table:table-cell table:style-name="ce81" table:formula="of:=[.B5]/365" office:value-type="float" office:value="0.167123287671233" calcext:value-type="float">
            <text:p>0.1671233</text:p>
          </table:table-cell>
          <table:table-cell table:style-name="ce81" table:formula="of:=[.F5]-FLOOR([.F5])" office:value-type="float" office:value="0.167123287671233" calcext:value-type="float">
            <text:p>0.1671233</text:p>
          </table:table-cell>
          <table:table-cell table:style-name="ce85" table:formula="of:=[.F5]-[.G5]" office:value-type="float" office:value="0" calcext:value-type="float">
            <text:p>0</text:p>
          </table:table-cell>
          <table:table-cell table:style-name="ce87" table:formula="of:=1/(1+[.E5]*[.G5])*1/(1+[.E5])^[.H5]" office:value-type="float" office:value="1.00077868176392" calcext:value-type="float">
            <text:p>1.0007787</text:p>
          </table:table-cell>
          <table:table-cell table:style-name="ce87" table:formula="of:=POWER([.I5];-1/[.F5])-1" office:value-type="float" office:value="-0.00464668279335745" calcext:value-type="float">
            <text:p>-0.00464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91" calcext:value-type="float">
            <text:p>91</text:p>
          </table:table-cell>
          <table:table-cell table:style-name="ce81" office:value-type="float" office:value="-0.0013793" calcext:value-type="float">
            <text:p>-0.0013793</text:p>
          </table:table-cell>
          <table:table-cell table:style-name="ce81" table:formula="of:=VLOOKUP([.B6];[$INTERBCRV_EUR.B$1:$INTERBCRV_EUR.C$1048576];2;0)" office:value-type="float" office:value="-0.0030285" calcext:value-type="float">
            <text:p>-0.0030285</text:p>
          </table:table-cell>
          <table:table-cell table:style-name="ce81" table:formula="of:=[.C6]+[.D6]" office:value-type="float" office:value="-0.0044078" calcext:value-type="float">
            <text:p>-0.0044078</text:p>
          </table:table-cell>
          <table:table-cell table:style-name="ce81" table:formula="of:=[.B6]/365" office:value-type="float" office:value="0.249315068493151" calcext:value-type="float">
            <text:p>0.2493151</text:p>
          </table:table-cell>
          <table:table-cell table:style-name="ce81" table:formula="of:=[.F6]-FLOOR([.F6])" office:value-type="float" office:value="0.249315068493151" calcext:value-type="float">
            <text:p>0.2493151</text:p>
          </table:table-cell>
          <table:table-cell table:style-name="ce85" table:formula="of:=[.F6]-[.G6]" office:value-type="float" office:value="0" calcext:value-type="float">
            <text:p>0</text:p>
          </table:table-cell>
          <table:table-cell table:style-name="ce87" table:formula="of:=1/(1+[.E6]*[.G6])*1/(1+[.E6])^[.H6]" office:value-type="float" office:value="1.00110013993674" calcext:value-type="float">
            <text:p>1.0011001</text:p>
          </table:table-cell>
          <table:table-cell table:style-name="ce87" table:formula="of:=POWER([.I6];-1/[.F6])-1" office:value-type="float" office:value="-0.00440051295395749" calcext:value-type="float">
            <text:p>-0.00440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21" calcext:value-type="float">
            <text:p>121</text:p>
          </table:table-cell>
          <table:table-cell table:style-name="ce81" office:value-type="float" office:value="-0.0019574" calcext:value-type="float">
            <text:p>-0.0019574</text:p>
          </table:table-cell>
          <table:table-cell table:style-name="ce81" table:formula="of:=VLOOKUP([.B7];[$INTERBCRV_EUR.B$1:$INTERBCRV_EUR.C$1048576];2;0)" office:value-type="float" office:value="-0.0026597" calcext:value-type="float">
            <text:p>-0.0026597</text:p>
          </table:table-cell>
          <table:table-cell table:style-name="ce81" table:formula="of:=[.C7]+[.D7]" office:value-type="float" office:value="-0.0046171" calcext:value-type="float">
            <text:p>-0.0046171</text:p>
          </table:table-cell>
          <table:table-cell table:style-name="ce81" table:formula="of:=[.B7]/365" office:value-type="float" office:value="0.331506849315068" calcext:value-type="float">
            <text:p>0.3315068</text:p>
          </table:table-cell>
          <table:table-cell table:style-name="ce81" table:formula="of:=[.F7]-FLOOR([.F7])" office:value-type="float" office:value="0.331506849315068" calcext:value-type="float">
            <text:p>0.3315068</text:p>
          </table:table-cell>
          <table:table-cell table:style-name="ce85" table:formula="of:=[.F7]-[.G7]" office:value-type="float" office:value="0" calcext:value-type="float">
            <text:p>0</text:p>
          </table:table-cell>
          <table:table-cell table:style-name="ce87" table:formula="of:=1/(1+[.E7]*[.G7])*1/(1+[.E7])^[.H7]" office:value-type="float" office:value="1.00153294660246" calcext:value-type="float">
            <text:p>1.0015329</text:p>
          </table:table-cell>
          <table:table-cell table:style-name="ce87" table:formula="of:=POWER([.I7];-1/[.F7])-1" office:value-type="float" office:value="-0.00460997835647103" calcext:value-type="float">
            <text:p>-0.0046100</text:p>
          </table:table-cell>
          <table:table-cell/>
          <table:table-cell table:style-name="ce96" table:formula="of:=[.B9]" office:value-type="float" office:value="182" calcext:value-type="float">
            <text:p>182</text:p>
          </table:table-cell>
          <table:table-cell table:style-name="ce87" table:formula="of:=[.E9]" office:value-type="float" office:value="-0.0052049" calcext:value-type="float">
            <text:p>-0.00520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51" calcext:value-type="float">
            <text:p>151</text:p>
          </table:table-cell>
          <table:table-cell table:style-name="ce81" office:value-type="float" office:value="-0.0026072" calcext:value-type="float">
            <text:p>-0.0026072</text:p>
          </table:table-cell>
          <table:table-cell table:style-name="ce81" table:formula="of:=VLOOKUP([.B8];[$INTERBCRV_EUR.B$1:$INTERBCRV_EUR.C$1048576];2;0)" office:value-type="float" office:value="-0.0022991" calcext:value-type="float">
            <text:p>-0.0022991</text:p>
          </table:table-cell>
          <table:table-cell table:style-name="ce81" table:formula="of:=[.C8]+[.D8]" office:value-type="float" office:value="-0.0049063" calcext:value-type="float">
            <text:p>-0.0049063</text:p>
          </table:table-cell>
          <table:table-cell table:style-name="ce81" table:formula="of:=[.B8]/365" office:value-type="float" office:value="0.413698630136986" calcext:value-type="float">
            <text:p>0.4136986</text:p>
          </table:table-cell>
          <table:table-cell table:style-name="ce81" table:formula="of:=[.F8]-FLOOR([.F8])" office:value-type="float" office:value="0.413698630136986" calcext:value-type="float">
            <text:p>0.4136986</text:p>
          </table:table-cell>
          <table:table-cell table:style-name="ce85" table:formula="of:=[.F8]-[.G8]" office:value-type="float" office:value="0" calcext:value-type="float">
            <text:p>0</text:p>
          </table:table-cell>
          <table:table-cell table:style-name="ce87" table:formula="of:=1/(1+[.E8]*[.G8])*1/(1+[.E8])^[.H8]" office:value-type="float" office:value="1.00203385777034" calcext:value-type="float">
            <text:p>1.0020339</text:p>
          </table:table-cell>
          <table:table-cell table:style-name="ce87" table:formula="of:=POWER([.I8];-1/[.F8])-1" office:value-type="float" office:value="-0.00489924533384123" calcext:value-type="float">
            <text:p>-0.0048992</text:p>
          </table:table-cell>
          <table:table-cell/>
          <table:table-cell table:style-name="ce96" table:formula="of:=[.B10]" office:value-type="float" office:value="212" calcext:value-type="float">
            <text:p>212</text:p>
          </table:table-cell>
          <table:table-cell table:style-name="ce87" table:formula="of:=[.E10]" office:value-type="float" office:value="-0.0051738" calcext:value-type="float">
            <text:p>-0.00517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" calcext:value-type="float">
            <text:p>182</text:p>
          </table:table-cell>
          <table:table-cell table:style-name="ce81" office:value-type="float" office:value="-0.0032786" calcext:value-type="float">
            <text:p>-0.0032786</text:p>
          </table:table-cell>
          <table:table-cell table:style-name="ce81" table:formula="of:=VLOOKUP([.B9];[$INTERBCRV_EUR.B$1:$INTERBCRV_EUR.C$1048576];2;0)" office:value-type="float" office:value="-0.0019263" calcext:value-type="float">
            <text:p>-0.0019263</text:p>
          </table:table-cell>
          <table:table-cell table:style-name="ce81" table:formula="of:=[.C9]+[.D9]" office:value-type="float" office:value="-0.0052049" calcext:value-type="float">
            <text:p>-0.0052049</text:p>
          </table:table-cell>
          <table:table-cell table:style-name="ce81" table:formula="of:=[.B9]/365" office:value-type="float" office:value="0.498630136986301" calcext:value-type="float">
            <text:p>0.4986301</text:p>
          </table:table-cell>
          <table:table-cell table:style-name="ce81" table:formula="of:=[.F9]-FLOOR([.F9])" office:value-type="float" office:value="0.498630136986301" calcext:value-type="float">
            <text:p>0.4986301</text:p>
          </table:table-cell>
          <table:table-cell table:style-name="ce85" table:formula="of:=[.F9]-[.G9]" office:value-type="float" office:value="0" calcext:value-type="float">
            <text:p>0</text:p>
          </table:table-cell>
          <table:table-cell table:style-name="ce87" table:formula="of:=1/(1+[.E9]*[.G9])*1/(1+[.E9])^[.H9]" office:value-type="float" office:value="1.00260207321265" calcext:value-type="float">
            <text:p>1.0026021</text:p>
          </table:table-cell>
          <table:table-cell table:style-name="ce87" table:formula="of:=POWER([.I9];-1/[.F9])-1" office:value-type="float" office:value="-0.00519810873083093" calcext:value-type="float">
            <text:p>-0.00519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12" calcext:value-type="float">
            <text:p>212</text:p>
          </table:table-cell>
          <table:table-cell table:style-name="ce81" office:value-type="float" office:value="-0.0035013" calcext:value-type="float">
            <text:p>-0.0035013</text:p>
          </table:table-cell>
          <table:table-cell table:style-name="ce81" table:formula="of:=VLOOKUP([.B10];[$INTERBCRV_EUR.B$1:$INTERBCRV_EUR.C$1048576];2;0)" office:value-type="float" office:value="-0.0016725" calcext:value-type="float">
            <text:p>-0.0016725</text:p>
          </table:table-cell>
          <table:table-cell table:style-name="ce81" table:formula="of:=[.C10]+[.D10]" office:value-type="float" office:value="-0.0051738" calcext:value-type="float">
            <text:p>-0.0051738</text:p>
          </table:table-cell>
          <table:table-cell table:style-name="ce81" table:formula="of:=[.B10]/365" office:value-type="float" office:value="0.580821917808219" calcext:value-type="float">
            <text:p>0.5808219</text:p>
          </table:table-cell>
          <table:table-cell table:style-name="ce81" table:formula="of:=[.F10]-FLOOR([.F10])" office:value-type="float" office:value="0.580821917808219" calcext:value-type="float">
            <text:p>0.5808219</text:p>
          </table:table-cell>
          <table:table-cell table:style-name="ce85" table:formula="of:=[.F10]-[.G10]" office:value-type="float" office:value="0" calcext:value-type="float">
            <text:p>0</text:p>
          </table:table-cell>
          <table:table-cell table:style-name="ce87" table:formula="of:=1/(1+[.E10]*[.G10])*1/(1+[.E10])^[.H10]" office:value-type="float" office:value="1.0030141140211" calcext:value-type="float">
            <text:p>1.0030141</text:p>
          </table:table-cell>
          <table:table-cell table:style-name="ce87" table:formula="of:=POWER([.I10];-1/[.F10])-1" office:value-type="float" office:value="-0.0051681881117811" calcext:value-type="float">
            <text:p>-0.0051682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[.M7]+([.M8]-[.M7])/([.L8]-[.L7])*([.L10]-[.L7])" office:value-type="float" office:value="-0.00517691" calcext:value-type="float">
            <text:p>-0.005176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43" calcext:value-type="float">
            <text:p>243</text:p>
          </table:table-cell>
          <table:table-cell table:style-name="ce81" office:value-type="float" office:value="-0.003643" calcext:value-type="float">
            <text:p>-0.0036430</text:p>
          </table:table-cell>
          <table:table-cell table:style-name="ce81" table:formula="of:=VLOOKUP([.B11];[$INTERBCRV_EUR.B$1:$INTERBCRV_EUR.C$1048576];2;0)" office:value-type="float" office:value="-0.0014323" calcext:value-type="float">
            <text:p>-0.0014323</text:p>
          </table:table-cell>
          <table:table-cell table:style-name="ce81" table:formula="of:=[.C11]+[.D11]" office:value-type="float" office:value="-0.0050753" calcext:value-type="float">
            <text:p>-0.0050753</text:p>
          </table:table-cell>
          <table:table-cell table:style-name="ce81" table:formula="of:=[.B11]/365" office:value-type="float" office:value="0.665753424657534" calcext:value-type="float">
            <text:p>0.6657534</text:p>
          </table:table-cell>
          <table:table-cell table:style-name="ce81" table:formula="of:=[.F11]-FLOOR([.F11])" office:value-type="float" office:value="0.665753424657534" calcext:value-type="float">
            <text:p>0.6657534</text:p>
          </table:table-cell>
          <table:table-cell table:style-name="ce85" table:formula="of:=[.F11]-[.G11]" office:value-type="float" office:value="0" calcext:value-type="float">
            <text:p>0</text:p>
          </table:table-cell>
          <table:table-cell table:style-name="ce87" table:formula="of:=1/(1+[.E11]*[.G11])*1/(1+[.E11])^[.H11]" office:value-type="float" office:value="1.00339035401778" calcext:value-type="float">
            <text:p>1.0033904</text:p>
          </table:table-cell>
          <table:table-cell table:style-name="ce87" table:formula="of:=POWER([.I11];-1/[.F11])-1" office:value-type="float" office:value="-0.00507099270899636" calcext:value-type="float">
            <text:p>-0.0050710</text:p>
          </table:table-cell>
          <table:table-cell/>
          <table:table-cell table:formula="of:=[.L10]/365" office:value-type="float" office:value="0.572602739726027" calcext:value-type="float">
            <text:p>0.572602739726027</text:p>
          </table:table-cell>
          <table:table-cell table:formula="of:=1/(1+[.M10]*[.L11])" office:value-type="float" office:value="1.00297312612529" calcext:value-type="float">
            <text:p>1.0029731261252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73" calcext:value-type="float">
            <text:p>273</text:p>
          </table:table-cell>
          <table:table-cell table:style-name="ce81" office:value-type="float" office:value="-0.0037802" calcext:value-type="float">
            <text:p>-0.0037802</text:p>
          </table:table-cell>
          <table:table-cell table:style-name="ce81" table:formula="of:=VLOOKUP([.B12];[$INTERBCRV_EUR.B$1:$INTERBCRV_EUR.C$1048576];2;0)" office:value-type="float" office:value="-0.0011999" calcext:value-type="float">
            <text:p>-0.0011999</text:p>
          </table:table-cell>
          <table:table-cell table:style-name="ce81" table:formula="of:=[.C12]+[.D12]" office:value-type="float" office:value="-0.0049801" calcext:value-type="float">
            <text:p>-0.0049801</text:p>
          </table:table-cell>
          <table:table-cell table:style-name="ce81" table:formula="of:=[.B12]/365" office:value-type="float" office:value="0.747945205479452" calcext:value-type="float">
            <text:p>0.7479452</text:p>
          </table:table-cell>
          <table:table-cell table:style-name="ce81" table:formula="of:=[.F12]-FLOOR([.F12])" office:value-type="float" office:value="0.747945205479452" calcext:value-type="float">
            <text:p>0.7479452</text:p>
          </table:table-cell>
          <table:table-cell table:style-name="ce85" table:formula="of:=[.F12]-[.G12]" office:value-type="float" office:value="0" calcext:value-type="float">
            <text:p>0</text:p>
          </table:table-cell>
          <table:table-cell table:style-name="ce87" table:formula="of:=1/(1+[.E12]*[.G12])*1/(1+[.E12])^[.H12]" office:value-type="float" office:value="1.00373876823846" calcext:value-type="float">
            <text:p>1.0037388</text:p>
          </table:table-cell>
          <table:table-cell table:style-name="ce87" table:formula="of:=POWER([.I12];-1/[.F12])-1" office:value-type="float" office:value="-0.00497697176759715" calcext:value-type="float">
            <text:p>-0.00497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04" calcext:value-type="float">
            <text:p>304</text:p>
          </table:table-cell>
          <table:table-cell table:style-name="ce81" office:value-type="float" office:value="-0.0038392" calcext:value-type="float">
            <text:p>-0.0038392</text:p>
          </table:table-cell>
          <table:table-cell table:style-name="ce81" table:formula="of:=VLOOKUP([.B13];[$INTERBCRV_EUR.B$1:$INTERBCRV_EUR.C$1048576];2;0)" office:value-type="float" office:value="-0.0009557" calcext:value-type="float">
            <text:p>-0.0009557</text:p>
          </table:table-cell>
          <table:table-cell table:style-name="ce81" table:formula="of:=[.C13]+[.D13]" office:value-type="float" office:value="-0.0047949" calcext:value-type="float">
            <text:p>-0.0047949</text:p>
          </table:table-cell>
          <table:table-cell table:style-name="ce81" table:formula="of:=[.B13]/365" office:value-type="float" office:value="0.832876712328767" calcext:value-type="float">
            <text:p>0.8328767</text:p>
          </table:table-cell>
          <table:table-cell table:style-name="ce81" table:formula="of:=[.F13]-FLOOR([.F13])" office:value-type="float" office:value="0.832876712328767" calcext:value-type="float">
            <text:p>0.8328767</text:p>
          </table:table-cell>
          <table:table-cell table:style-name="ce85" table:formula="of:=[.F13]-[.G13]" office:value-type="float" office:value="0" calcext:value-type="float">
            <text:p>0</text:p>
          </table:table-cell>
          <table:table-cell table:style-name="ce87" table:formula="of:=1/(1+[.E13]*[.G13])*1/(1+[.E13])^[.H13]" office:value-type="float" office:value="1.00400957302057" calcext:value-type="float">
            <text:p>1.0040096</text:p>
          </table:table-cell>
          <table:table-cell table:style-name="ce87" table:formula="of:=POWER([.I13];-1/[.F13])-1" office:value-type="float" office:value="-0.00479297678078217" calcext:value-type="float">
            <text:p>-0.00479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34" calcext:value-type="float">
            <text:p>334</text:p>
          </table:table-cell>
          <table:table-cell table:style-name="ce81" office:value-type="float" office:value="-0.003877" calcext:value-type="float">
            <text:p>-0.0038770</text:p>
          </table:table-cell>
          <table:table-cell table:style-name="ce81" table:formula="of:=VLOOKUP([.B14];[$INTERBCRV_EUR.B$1:$INTERBCRV_EUR.C$1048576];2;0)" office:value-type="float" office:value="-0.0007186" calcext:value-type="float">
            <text:p>-0.0007186</text:p>
          </table:table-cell>
          <table:table-cell table:style-name="ce81" table:formula="of:=[.C14]+[.D14]" office:value-type="float" office:value="-0.0045956" calcext:value-type="float">
            <text:p>-0.0045956</text:p>
          </table:table-cell>
          <table:table-cell table:style-name="ce81" table:formula="of:=[.B14]/365" office:value-type="float" office:value="0.915068493150685" calcext:value-type="float">
            <text:p>0.9150685</text:p>
          </table:table-cell>
          <table:table-cell table:style-name="ce81" table:formula="of:=[.F14]-FLOOR([.F14])" office:value-type="float" office:value="0.915068493150685" calcext:value-type="float">
            <text:p>0.9150685</text:p>
          </table:table-cell>
          <table:table-cell table:style-name="ce85" table:formula="of:=[.F14]-[.G14]" office:value-type="float" office:value="0" calcext:value-type="float">
            <text:p>0</text:p>
          </table:table-cell>
          <table:table-cell table:style-name="ce87" table:formula="of:=1/(1+[.E14]*[.G14])*1/(1+[.E14])^[.H14]" office:value-type="float" office:value="1.00422304790303" calcext:value-type="float">
            <text:p>1.0042230</text:p>
          </table:table-cell>
          <table:table-cell table:style-name="ce87" table:formula="of:=POWER([.I14];-1/[.F14])-1" office:value-type="float" office:value="-0.00459470200006007" calcext:value-type="float">
            <text:p>-0.00459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65" calcext:value-type="float">
            <text:p>365</text:p>
          </table:table-cell>
          <table:table-cell table:style-name="ce81" office:value-type="float" office:value="-0.0039161" calcext:value-type="float">
            <text:p>-0.0039161</text:p>
          </table:table-cell>
          <table:table-cell table:style-name="ce81" table:formula="of:=VLOOKUP([.B15];[$INTERBCRV_EUR.B$1:$INTERBCRV_EUR.C$1048576];2;0)" office:value-type="float" office:value="-0.0004735" calcext:value-type="float">
            <text:p>-0.0004735</text:p>
          </table:table-cell>
          <table:table-cell table:style-name="ce81" table:formula="of:=[.C15]+[.D15]" office:value-type="float" office:value="-0.0043896" calcext:value-type="float">
            <text:p>-0.0043896</text:p>
          </table:table-cell>
          <table:table-cell table:style-name="ce81" table:formula="of:=[.B15]/365" office:value-type="float" office:value="1" calcext:value-type="float">
            <text:p>1.0000000</text:p>
          </table:table-cell>
          <table:table-cell table:style-name="ce81" table:formula="of:=[.F15]-FLOOR([.F15])" office:value-type="float" office:value="0" calcext:value-type="float">
            <text:p>0.0000000</text:p>
          </table:table-cell>
          <table:table-cell table:style-name="ce85" table:formula="of:=[.F15]-[.G15]" office:value-type="float" office:value="1" calcext:value-type="float">
            <text:p>1</text:p>
          </table:table-cell>
          <table:table-cell table:style-name="ce87" table:formula="of:=1/(1+[.E15]*[.G15])*1/(1+[.E15])^[.H15]" office:value-type="float" office:value="1.00440895354247" calcext:value-type="float">
            <text:p>1.0044090</text:p>
          </table:table-cell>
          <table:table-cell table:style-name="ce87" table:formula="of:=POWER([.I15];-1/[.F15])-1" office:value-type="float" office:value="-0.00438959999999999" calcext:value-type="float">
            <text:p>-0.00438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49" calcext:value-type="float">
            <text:p>549</text:p>
          </table:table-cell>
          <table:table-cell table:style-name="ce81" office:value-type="float" office:value="-0.0029608" calcext:value-type="float">
            <text:p>-0.0029608</text:p>
          </table:table-cell>
          <table:table-cell table:style-name="ce81" table:formula="of:=VLOOKUP([.B16];[$INTERBCRV_EUR.B$1:$INTERBCRV_EUR.C$1048576];2;0)" office:value-type="float" office:value="-0.0015406" calcext:value-type="float">
            <text:p>-0.0015406</text:p>
          </table:table-cell>
          <table:table-cell table:style-name="ce81" table:formula="of:=[.C16]+[.D16]" office:value-type="float" office:value="-0.0045014" calcext:value-type="float">
            <text:p>-0.0045014</text:p>
          </table:table-cell>
          <table:table-cell table:style-name="ce81" table:formula="of:=[.B16]/365" office:value-type="float" office:value="1.5041095890411" calcext:value-type="float">
            <text:p>1.5041096</text:p>
          </table:table-cell>
          <table:table-cell table:style-name="ce81" table:formula="of:=[.F16]-FLOOR([.F16])" office:value-type="float" office:value="0.504109589041096" calcext:value-type="float">
            <text:p>0.5041096</text:p>
          </table:table-cell>
          <table:table-cell table:style-name="ce85" table:formula="of:=[.F16]-[.G16]" office:value-type="float" office:value="1" calcext:value-type="float">
            <text:p>1</text:p>
          </table:table-cell>
          <table:table-cell table:style-name="ce87" table:formula="of:=1/(1+[.E16]*[.G16])*1/(1+[.E16])^[.H16]" office:value-type="float" office:value="1.00680639819991" calcext:value-type="float">
            <text:p>1.0068064</text:p>
          </table:table-cell>
          <table:table-cell table:style-name="ce87" table:formula="of:=POWER([.I16];-1/[.F16])-1" office:value-type="float" office:value="-0.00449971615916689" calcext:value-type="float">
            <text:p>-0.00449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30" calcext:value-type="float">
            <text:p>730</text:p>
          </table:table-cell>
          <table:table-cell table:style-name="ce81" office:value-type="float" office:value="-0.003102" calcext:value-type="float">
            <text:p>-0.0031020</text:p>
          </table:table-cell>
          <table:table-cell table:style-name="ce81" table:formula="of:=VLOOKUP([.B17];[$INTERBCRV_EUR.B$1:$INTERBCRV_EUR.C$1048576];2;0)" office:value-type="float" office:value="-0.0015087" calcext:value-type="float">
            <text:p>-0.0015087</text:p>
          </table:table-cell>
          <table:table-cell table:style-name="ce81" table:formula="of:=[.C17]+[.D17]" office:value-type="float" office:value="-0.0046107" calcext:value-type="float">
            <text:p>-0.0046107</text:p>
          </table:table-cell>
          <table:table-cell table:style-name="ce81" table:formula="of:=[.B17]/365" office:value-type="float" office:value="2" calcext:value-type="float">
            <text:p>2.0000000</text:p>
          </table:table-cell>
          <table:table-cell table:style-name="ce81" table:formula="of:=[.F17]-FLOOR([.F17])" office:value-type="float" office:value="0" calcext:value-type="float">
            <text:p>0.0000000</text:p>
          </table:table-cell>
          <table:table-cell table:style-name="ce85" table:formula="of:=[.F17]-[.G17]" office:value-type="float" office:value="2" calcext:value-type="float">
            <text:p>2</text:p>
          </table:table-cell>
          <table:table-cell table:style-name="ce87" table:formula="of:=1/(1+[.E17]*[.G17])*1/(1+[.E17])^[.H17]" office:value-type="float" office:value="1.00928557000294" calcext:value-type="float">
            <text:p>1.0092856</text:p>
          </table:table-cell>
          <table:table-cell table:style-name="ce87" table:formula="of:=POWER([.I17];-1/[.F17])-1" office:value-type="float" office:value="-0.00461070000000008" calcext:value-type="float">
            <text:p>-0.00461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095" calcext:value-type="float">
            <text:p>1,095</text:p>
          </table:table-cell>
          <table:table-cell table:style-name="ce81" office:value-type="float" office:value="-0.0031284" calcext:value-type="float">
            <text:p>-0.0031284</text:p>
          </table:table-cell>
          <table:table-cell table:style-name="ce81" table:formula="of:=VLOOKUP([.B18];[$INTERBCRV_EUR.B$1:$INTERBCRV_EUR.C$1048576];2;0)" office:value-type="float" office:value="-0.0011393" calcext:value-type="float">
            <text:p>-0.0011393</text:p>
          </table:table-cell>
          <table:table-cell table:style-name="ce81" table:formula="of:=[.C18]+[.D18]" office:value-type="float" office:value="-0.0042677" calcext:value-type="float">
            <text:p>-0.0042677</text:p>
          </table:table-cell>
          <table:table-cell table:style-name="ce81" table:formula="of:=[.B18]/365" office:value-type="float" office:value="3" calcext:value-type="float">
            <text:p>3.0000000</text:p>
          </table:table-cell>
          <table:table-cell table:style-name="ce81" table:formula="of:=[.F18]-FLOOR([.F18])" office:value-type="float" office:value="0" calcext:value-type="float">
            <text:p>0.0000000</text:p>
          </table:table-cell>
          <table:table-cell table:style-name="ce85" table:formula="of:=[.F18]-[.G18]" office:value-type="float" office:value="3" calcext:value-type="float">
            <text:p>3</text:p>
          </table:table-cell>
          <table:table-cell table:style-name="ce87" table:formula="of:=1/(1+[.E18]*[.G18])*1/(1+[.E18])^[.H18]" office:value-type="float" office:value="1.01291316187292" calcext:value-type="float">
            <text:p>1.0129132</text:p>
          </table:table-cell>
          <table:table-cell table:style-name="ce87" table:formula="of:=POWER([.I18];-1/[.F18])-1" office:value-type="float" office:value="-0.00426769999999999" calcext:value-type="float">
            <text:p>-0.00426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460" calcext:value-type="float">
            <text:p>1,460</text:p>
          </table:table-cell>
          <table:table-cell table:style-name="ce81" office:value-type="float" office:value="-0.0026575" calcext:value-type="float">
            <text:p>-0.0026575</text:p>
          </table:table-cell>
          <table:table-cell table:style-name="ce81" table:formula="of:=VLOOKUP([.B19];[$INTERBCRV_EUR.B$1:$INTERBCRV_EUR.C$1048576];2;0)" office:value-type="float" office:value="-0.0004672" calcext:value-type="float">
            <text:p>-0.0004672</text:p>
          </table:table-cell>
          <table:table-cell table:style-name="ce81" table:formula="of:=[.C19]+[.D19]" office:value-type="float" office:value="-0.0031247" calcext:value-type="float">
            <text:p>-0.0031247</text:p>
          </table:table-cell>
          <table:table-cell table:style-name="ce81" table:formula="of:=[.B19]/365" office:value-type="float" office:value="4" calcext:value-type="float">
            <text:p>4.0000000</text:p>
          </table:table-cell>
          <table:table-cell table:style-name="ce81" table:formula="of:=[.F19]-FLOOR([.F19])" office:value-type="float" office:value="0" calcext:value-type="float">
            <text:p>0.0000000</text:p>
          </table:table-cell>
          <table:table-cell table:style-name="ce85" table:formula="of:=[.F19]-[.G19]" office:value-type="float" office:value="4" calcext:value-type="float">
            <text:p>4</text:p>
          </table:table-cell>
          <table:table-cell table:style-name="ce87" table:formula="of:=1/(1+[.E19]*[.G19])*1/(1+[.E19])^[.H19]" office:value-type="float" office:value="1.01259705103004" calcext:value-type="float">
            <text:p>1.0125971</text:p>
          </table:table-cell>
          <table:table-cell table:style-name="ce87" table:formula="of:=POWER([.I19];-1/[.F19])-1" office:value-type="float" office:value="-0.00312469999999998" calcext:value-type="float">
            <text:p>-0.00312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5" calcext:value-type="float">
            <text:p>1,825</text:p>
          </table:table-cell>
          <table:table-cell table:style-name="ce81" office:value-type="float" office:value="-0.002501" calcext:value-type="float">
            <text:p>-0.0025010</text:p>
          </table:table-cell>
          <table:table-cell table:style-name="ce81" table:formula="of:=VLOOKUP([.B20];[$INTERBCRV_EUR.B$1:$INTERBCRV_EUR.C$1048576];2;0)" office:value-type="float" office:value="0.0003754" calcext:value-type="float">
            <text:p>0.0003754</text:p>
          </table:table-cell>
          <table:table-cell table:style-name="ce81" table:formula="of:=[.C20]+[.D20]" office:value-type="float" office:value="-0.0021256" calcext:value-type="float">
            <text:p>-0.0021256</text:p>
          </table:table-cell>
          <table:table-cell table:style-name="ce81" table:formula="of:=[.B20]/365" office:value-type="float" office:value="5" calcext:value-type="float">
            <text:p>5.0000000</text:p>
          </table:table-cell>
          <table:table-cell table:style-name="ce81" table:formula="of:=[.F20]-FLOOR([.F20])" office:value-type="float" office:value="0" calcext:value-type="float">
            <text:p>0.0000000</text:p>
          </table:table-cell>
          <table:table-cell table:style-name="ce85" table:formula="of:=[.F20]-[.G20]" office:value-type="float" office:value="5" calcext:value-type="float">
            <text:p>5</text:p>
          </table:table-cell>
          <table:table-cell table:style-name="ce87" table:formula="of:=1/(1+[.E20]*[.G20])*1/(1+[.E20])^[.H20]" office:value-type="float" office:value="1.01069611019903" calcext:value-type="float">
            <text:p>1.0106961</text:p>
          </table:table-cell>
          <table:table-cell table:style-name="ce87" table:formula="of:=POWER([.I20];-1/[.F20])-1" office:value-type="float" office:value="-0.00212559999999995" calcext:value-type="float">
            <text:p>-0.00212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190" calcext:value-type="float">
            <text:p>2,190</text:p>
          </table:table-cell>
          <table:table-cell table:style-name="ce81" office:value-type="float" office:value="-0.0023217" calcext:value-type="float">
            <text:p>-0.0023217</text:p>
          </table:table-cell>
          <table:table-cell table:style-name="ce81" table:formula="of:=VLOOKUP([.B21];[$INTERBCRV_EUR.B$1:$INTERBCRV_EUR.C$1048576];2;0)" office:value-type="float" office:value="0.0013668" calcext:value-type="float">
            <text:p>0.0013668</text:p>
          </table:table-cell>
          <table:table-cell table:style-name="ce81" table:formula="of:=[.C21]+[.D21]" office:value-type="float" office:value="-0.0009549" calcext:value-type="float">
            <text:p>-0.0009549</text:p>
          </table:table-cell>
          <table:table-cell table:style-name="ce81" table:formula="of:=[.B21]/365" office:value-type="float" office:value="6" calcext:value-type="float">
            <text:p>6.0000000</text:p>
          </table:table-cell>
          <table:table-cell table:style-name="ce81" table:formula="of:=[.F21]-FLOOR([.F21])" office:value-type="float" office:value="0" calcext:value-type="float">
            <text:p>0.0000000</text:p>
          </table:table-cell>
          <table:table-cell table:style-name="ce85" table:formula="of:=[.F21]-[.G21]" office:value-type="float" office:value="6" calcext:value-type="float">
            <text:p>6</text:p>
          </table:table-cell>
          <table:table-cell table:style-name="ce87" table:formula="of:=1/(1+[.E21]*[.G21])*1/(1+[.E21])^[.H21]" office:value-type="float" office:value="1.00574859737895" calcext:value-type="float">
            <text:p>1.0057486</text:p>
          </table:table-cell>
          <table:table-cell table:style-name="ce87" table:formula="of:=POWER([.I21];-1/[.F21])-1" office:value-type="float" office:value="-0.000954899999999981" calcext:value-type="float">
            <text:p>-0.00095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555" calcext:value-type="float">
            <text:p>2,555</text:p>
          </table:table-cell>
          <table:table-cell table:style-name="ce81" office:value-type="float" office:value="-0.0020378" calcext:value-type="float">
            <text:p>-0.0020378</text:p>
          </table:table-cell>
          <table:table-cell table:style-name="ce81" table:formula="of:=VLOOKUP([.B22];[$INTERBCRV_EUR.B$1:$INTERBCRV_EUR.C$1048576];2;0)" office:value-type="float" office:value="0.0024591" calcext:value-type="float">
            <text:p>0.0024591</text:p>
          </table:table-cell>
          <table:table-cell table:style-name="ce81" table:formula="of:=[.C22]+[.D22]" office:value-type="float" office:value="0.0004213" calcext:value-type="float">
            <text:p>0.0004213</text:p>
          </table:table-cell>
          <table:table-cell table:style-name="ce81" table:formula="of:=[.B22]/365" office:value-type="float" office:value="7" calcext:value-type="float">
            <text:p>7.0000000</text:p>
          </table:table-cell>
          <table:table-cell table:style-name="ce81" table:formula="of:=[.F22]-FLOOR([.F22])" office:value-type="float" office:value="0" calcext:value-type="float">
            <text:p>0.0000000</text:p>
          </table:table-cell>
          <table:table-cell table:style-name="ce85" table:formula="of:=[.F22]-[.G22]" office:value-type="float" office:value="7" calcext:value-type="float">
            <text:p>7</text:p>
          </table:table-cell>
          <table:table-cell table:style-name="ce87" table:formula="of:=1/(1+[.E22]*[.G22])*1/(1+[.E22])^[.H22]" office:value-type="float" office:value="0.99705586354857" calcext:value-type="float">
            <text:p>0.9970559</text:p>
          </table:table-cell>
          <table:table-cell table:style-name="ce87" table:formula="of:=POWER([.I22];-1/[.F22])-1" office:value-type="float" office:value="0.000421299999999958" calcext:value-type="float">
            <text:p>0.00042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920" calcext:value-type="float">
            <text:p>2,920</text:p>
          </table:table-cell>
          <table:table-cell table:style-name="ce81" office:value-type="float" office:value="-0.0015775" calcext:value-type="float">
            <text:p>-0.0015775</text:p>
          </table:table-cell>
          <table:table-cell table:style-name="ce81" table:formula="of:=VLOOKUP([.B23];[$INTERBCRV_EUR.B$1:$INTERBCRV_EUR.C$1048576];2;0)" office:value-type="float" office:value="0.0035795" calcext:value-type="float">
            <text:p>0.0035795</text:p>
          </table:table-cell>
          <table:table-cell table:style-name="ce81" table:formula="of:=[.C23]+[.D23]" office:value-type="float" office:value="0.002002" calcext:value-type="float">
            <text:p>0.0020020</text:p>
          </table:table-cell>
          <table:table-cell table:style-name="ce81" table:formula="of:=[.B23]/365" office:value-type="float" office:value="8" calcext:value-type="float">
            <text:p>8.0000000</text:p>
          </table:table-cell>
          <table:table-cell table:style-name="ce81" table:formula="of:=[.F23]-FLOOR([.F23])" office:value-type="float" office:value="0" calcext:value-type="float">
            <text:p>0.0000000</text:p>
          </table:table-cell>
          <table:table-cell table:style-name="ce85" table:formula="of:=[.F23]-[.G23]" office:value-type="float" office:value="8" calcext:value-type="float">
            <text:p>8</text:p>
          </table:table-cell>
          <table:table-cell table:style-name="ce87" table:formula="of:=1/(1+[.E23]*[.G23])*1/(1+[.E23])^[.H23]" office:value-type="float" office:value="0.984127330536909" calcext:value-type="float">
            <text:p>0.9841273</text:p>
          </table:table-cell>
          <table:table-cell table:style-name="ce87" table:formula="of:=POWER([.I23];-1/[.F23])-1" office:value-type="float" office:value="0.00200200000000006" calcext:value-type="float">
            <text:p>0.00200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285" calcext:value-type="float">
            <text:p>3,285</text:p>
          </table:table-cell>
          <table:table-cell table:style-name="ce81" office:value-type="float" office:value="-0.0010673" calcext:value-type="float">
            <text:p>-0.0010673</text:p>
          </table:table-cell>
          <table:table-cell table:style-name="ce81" table:formula="of:=VLOOKUP([.B24];[$INTERBCRV_EUR.B$1:$INTERBCRV_EUR.C$1048576];2;0)" office:value-type="float" office:value="0.0046812" calcext:value-type="float">
            <text:p>0.0046812</text:p>
          </table:table-cell>
          <table:table-cell table:style-name="ce81" table:formula="of:=[.C24]+[.D24]" office:value-type="float" office:value="0.0036139" calcext:value-type="float">
            <text:p>0.0036139</text:p>
          </table:table-cell>
          <table:table-cell table:style-name="ce81" table:formula="of:=[.B24]/365" office:value-type="float" office:value="9" calcext:value-type="float">
            <text:p>9.0000000</text:p>
          </table:table-cell>
          <table:table-cell table:style-name="ce81" table:formula="of:=[.F24]-FLOOR([.F24])" office:value-type="float" office:value="0" calcext:value-type="float">
            <text:p>0.0000000</text:p>
          </table:table-cell>
          <table:table-cell table:style-name="ce85" table:formula="of:=[.F24]-[.G24]" office:value-type="float" office:value="9" calcext:value-type="float">
            <text:p>9</text:p>
          </table:table-cell>
          <table:table-cell table:style-name="ce87" table:formula="of:=1/(1+[.E24]*[.G24])*1/(1+[.E24])^[.H24]" office:value-type="float" office:value="0.96805490818424" calcext:value-type="float">
            <text:p>0.9680549</text:p>
          </table:table-cell>
          <table:table-cell table:style-name="ce87" table:formula="of:=POWER([.I24];-1/[.F24])-1" office:value-type="float" office:value="0.00361389999999995" calcext:value-type="float">
            <text:p>0.00361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650" calcext:value-type="float">
            <text:p>3,650</text:p>
          </table:table-cell>
          <table:table-cell table:style-name="ce81" office:value-type="float" office:value="-0.0005993" calcext:value-type="float">
            <text:p>-0.0005993</text:p>
          </table:table-cell>
          <table:table-cell table:style-name="ce81" table:formula="of:=VLOOKUP([.B25];[$INTERBCRV_EUR.B$1:$INTERBCRV_EUR.C$1048576];2;0)" office:value-type="float" office:value="0.0056606" calcext:value-type="float">
            <text:p>0.0056606</text:p>
          </table:table-cell>
          <table:table-cell table:style-name="ce81" table:formula="of:=[.C25]+[.D25]" office:value-type="float" office:value="0.0050613" calcext:value-type="float">
            <text:p>0.0050613</text:p>
          </table:table-cell>
          <table:table-cell table:style-name="ce81" table:formula="of:=[.B25]/365" office:value-type="float" office:value="10" calcext:value-type="float">
            <text:p>10.0000000</text:p>
          </table:table-cell>
          <table:table-cell table:style-name="ce81" table:formula="of:=[.F25]-FLOOR([.F25])" office:value-type="float" office:value="0" calcext:value-type="float">
            <text:p>0.0000000</text:p>
          </table:table-cell>
          <table:table-cell table:style-name="ce85" table:formula="of:=[.F25]-[.G25]" office:value-type="float" office:value="10" calcext:value-type="float">
            <text:p>10</text:p>
          </table:table-cell>
          <table:table-cell table:style-name="ce87" table:formula="of:=1/(1+[.E25]*[.G25])*1/(1+[.E25])^[.H25]" office:value-type="float" office:value="0.950767860401858" calcext:value-type="float">
            <text:p>0.9507679</text:p>
          </table:table-cell>
          <table:table-cell table:style-name="ce87" table:formula="of:=POWER([.I25];-1/[.F25])-1" office:value-type="float" office:value="0.00506129999999994" calcext:value-type="float">
            <text:p>0.00506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015" calcext:value-type="float">
            <text:p>4,015</text:p>
          </table:table-cell>
          <table:table-cell table:style-name="ce81" office:value-type="float" office:value="-0.0004377" calcext:value-type="float">
            <text:p>-0.0004377</text:p>
          </table:table-cell>
          <table:table-cell table:style-name="ce81" table:formula="of:=VLOOKUP([.B26];[$INTERBCRV_EUR.B$1:$INTERBCRV_EUR.C$1048576];2;0)" office:value-type="float" office:value="0.0065243" calcext:value-type="float">
            <text:p>0.0065243</text:p>
          </table:table-cell>
          <table:table-cell table:style-name="ce81" table:formula="of:=[.C26]+[.D26]" office:value-type="float" office:value="0.0060866" calcext:value-type="float">
            <text:p>0.0060866</text:p>
          </table:table-cell>
          <table:table-cell table:style-name="ce81" table:formula="of:=[.B26]/365" office:value-type="float" office:value="11" calcext:value-type="float">
            <text:p>11.0000000</text:p>
          </table:table-cell>
          <table:table-cell table:style-name="ce81" table:formula="of:=[.F26]-FLOOR([.F26])" office:value-type="float" office:value="0" calcext:value-type="float">
            <text:p>0.0000000</text:p>
          </table:table-cell>
          <table:table-cell table:style-name="ce85" table:formula="of:=[.F26]-[.G26]" office:value-type="float" office:value="11" calcext:value-type="float">
            <text:p>11</text:p>
          </table:table-cell>
          <table:table-cell table:style-name="ce87" table:formula="of:=1/(1+[.E26]*[.G26])*1/(1+[.E26])^[.H26]" office:value-type="float" office:value="0.935429341622447" calcext:value-type="float">
            <text:p>0.9354293</text:p>
          </table:table-cell>
          <table:table-cell table:style-name="ce87" table:formula="of:=POWER([.I26];-1/[.F26])-1" office:value-type="float" office:value="0.00608659999999994" calcext:value-type="float">
            <text:p>0.00608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380" calcext:value-type="float">
            <text:p>4,380</text:p>
          </table:table-cell>
          <table:table-cell table:style-name="ce81" office:value-type="float" office:value="-0.0003851" calcext:value-type="float">
            <text:p>-0.0003851</text:p>
          </table:table-cell>
          <table:table-cell table:style-name="ce81" table:formula="of:=VLOOKUP([.B27];[$INTERBCRV_EUR.B$1:$INTERBCRV_EUR.C$1048576];2;0)" office:value-type="float" office:value="0.0073844" calcext:value-type="float">
            <text:p>0.0073844</text:p>
          </table:table-cell>
          <table:table-cell table:style-name="ce81" table:formula="of:=[.C27]+[.D27]" office:value-type="float" office:value="0.0069993" calcext:value-type="float">
            <text:p>0.0069993</text:p>
          </table:table-cell>
          <table:table-cell table:style-name="ce81" table:formula="of:=[.B27]/365" office:value-type="float" office:value="12" calcext:value-type="float">
            <text:p>12.0000000</text:p>
          </table:table-cell>
          <table:table-cell table:style-name="ce81" table:formula="of:=[.F27]-FLOOR([.F27])" office:value-type="float" office:value="0" calcext:value-type="float">
            <text:p>0.0000000</text:p>
          </table:table-cell>
          <table:table-cell table:style-name="ce85" table:formula="of:=[.F27]-[.G27]" office:value-type="float" office:value="12" calcext:value-type="float">
            <text:p>12</text:p>
          </table:table-cell>
          <table:table-cell table:style-name="ce87" table:formula="of:=1/(1+[.E27]*[.G27])*1/(1+[.E27])^[.H27]" office:value-type="float" office:value="0.919708025197438" calcext:value-type="float">
            <text:p>0.9197080</text:p>
          </table:table-cell>
          <table:table-cell table:style-name="ce87" table:formula="of:=POWER([.I27];-1/[.F27])-1" office:value-type="float" office:value="0.00699929999999993" calcext:value-type="float">
            <text:p>0.00699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745" calcext:value-type="float">
            <text:p>4,745</text:p>
          </table:table-cell>
          <table:table-cell table:style-name="ce81" office:value-type="float" office:value="-0.0000655" calcext:value-type="float">
            <text:p>-0.0000655</text:p>
          </table:table-cell>
          <table:table-cell table:style-name="ce81" table:formula="of:=VLOOKUP([.B28];[$INTERBCRV_EUR.B$1:$INTERBCRV_EUR.C$1048576];2;0)" office:value-type="float" office:value="0.0079789" calcext:value-type="float">
            <text:p>0.0079789</text:p>
          </table:table-cell>
          <table:table-cell table:style-name="ce81" table:formula="of:=[.C28]+[.D28]" office:value-type="float" office:value="0.0079134" calcext:value-type="float">
            <text:p>0.0079134</text:p>
          </table:table-cell>
          <table:table-cell table:style-name="ce81" table:formula="of:=[.B28]/365" office:value-type="float" office:value="13" calcext:value-type="float">
            <text:p>13.0000000</text:p>
          </table:table-cell>
          <table:table-cell table:style-name="ce81" table:formula="of:=[.F28]-FLOOR([.F28])" office:value-type="float" office:value="0" calcext:value-type="float">
            <text:p>0.0000000</text:p>
          </table:table-cell>
          <table:table-cell table:style-name="ce85" table:formula="of:=[.F28]-[.G28]" office:value-type="float" office:value="13" calcext:value-type="float">
            <text:p>13</text:p>
          </table:table-cell>
          <table:table-cell table:style-name="ce87" table:formula="of:=1/(1+[.E28]*[.G28])*1/(1+[.E28])^[.H28]" office:value-type="float" office:value="0.902605866204651" calcext:value-type="float">
            <text:p>0.9026059</text:p>
          </table:table-cell>
          <table:table-cell table:style-name="ce87" table:formula="of:=POWER([.I28];-1/[.F28])-1" office:value-type="float" office:value="0.00791340000000007" calcext:value-type="float">
            <text:p>0.00791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110" calcext:value-type="float">
            <text:p>5,110</text:p>
          </table:table-cell>
          <table:table-cell table:style-name="ce81" office:value-type="float" office:value="0.0002594" calcext:value-type="float">
            <text:p>0.0002594</text:p>
          </table:table-cell>
          <table:table-cell table:style-name="ce81" table:formula="of:=VLOOKUP([.B29];[$INTERBCRV_EUR.B$1:$INTERBCRV_EUR.C$1048576];2;0)" office:value-type="float" office:value="0.0085678" calcext:value-type="float">
            <text:p>0.0085678</text:p>
          </table:table-cell>
          <table:table-cell table:style-name="ce81" table:formula="of:=[.C29]+[.D29]" office:value-type="float" office:value="0.0088272" calcext:value-type="float">
            <text:p>0.0088272</text:p>
          </table:table-cell>
          <table:table-cell table:style-name="ce81" table:formula="of:=[.B29]/365" office:value-type="float" office:value="14" calcext:value-type="float">
            <text:p>14.0000000</text:p>
          </table:table-cell>
          <table:table-cell table:style-name="ce81" table:formula="of:=[.F29]-FLOOR([.F29])" office:value-type="float" office:value="0" calcext:value-type="float">
            <text:p>0.0000000</text:p>
          </table:table-cell>
          <table:table-cell table:style-name="ce85" table:formula="of:=[.F29]-[.G29]" office:value-type="float" office:value="14" calcext:value-type="float">
            <text:p>14</text:p>
          </table:table-cell>
          <table:table-cell table:style-name="ce87" table:formula="of:=1/(1+[.E29]*[.G29])*1/(1+[.E29])^[.H29]" office:value-type="float" office:value="0.884229572675727" calcext:value-type="float">
            <text:p>0.8842296</text:p>
          </table:table-cell>
          <table:table-cell table:style-name="ce87" table:formula="of:=POWER([.I29];-1/[.F29])-1" office:value-type="float" office:value="0.00882720000000004" calcext:value-type="float">
            <text:p>0.0088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475" calcext:value-type="float">
            <text:p>5,475</text:p>
          </table:table-cell>
          <table:table-cell table:style-name="ce81" office:value-type="float" office:value="0.0005843" calcext:value-type="float">
            <text:p>0.0005843</text:p>
          </table:table-cell>
          <table:table-cell table:style-name="ce81" table:formula="of:=VLOOKUP([.B30];[$INTERBCRV_EUR.B$1:$INTERBCRV_EUR.C$1048576];2;0)" office:value-type="float" office:value="0.0091564" calcext:value-type="float">
            <text:p>0.0091564</text:p>
          </table:table-cell>
          <table:table-cell table:style-name="ce81" table:formula="of:=[.C30]+[.D30]" office:value-type="float" office:value="0.0097407" calcext:value-type="float">
            <text:p>0.0097407</text:p>
          </table:table-cell>
          <table:table-cell table:style-name="ce81" table:formula="of:=[.B30]/365" office:value-type="float" office:value="15" calcext:value-type="float">
            <text:p>15.0000000</text:p>
          </table:table-cell>
          <table:table-cell table:style-name="ce81" table:formula="of:=[.F30]-FLOOR([.F30])" office:value-type="float" office:value="0" calcext:value-type="float">
            <text:p>0.0000000</text:p>
          </table:table-cell>
          <table:table-cell table:style-name="ce85" table:formula="of:=[.F30]-[.G30]" office:value-type="float" office:value="15" calcext:value-type="float">
            <text:p>15</text:p>
          </table:table-cell>
          <table:table-cell table:style-name="ce87" table:formula="of:=1/(1+[.E30]*[.G30])*1/(1+[.E30])^[.H30]" office:value-type="float" office:value="0.864673345807935" calcext:value-type="float">
            <text:p>0.8646733</text:p>
          </table:table-cell>
          <table:table-cell table:style-name="ce87" table:formula="of:=POWER([.I30];-1/[.F30])-1" office:value-type="float" office:value="0.00974070000000005" calcext:value-type="float">
            <text:p>0.00974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840" calcext:value-type="float">
            <text:p>5,840</text:p>
          </table:table-cell>
          <table:table-cell table:style-name="ce81" office:value-type="float" office:value="0.0010296" calcext:value-type="float">
            <text:p>0.0010296</text:p>
          </table:table-cell>
          <table:table-cell table:style-name="ce81" table:formula="of:=VLOOKUP([.B31];[$INTERBCRV_EUR.B$1:$INTERBCRV_EUR.C$1048576];2;0)" office:value-type="float" office:value="0.0094329" calcext:value-type="float">
            <text:p>0.0094329</text:p>
          </table:table-cell>
          <table:table-cell table:style-name="ce81" table:formula="of:=[.C31]+[.D31]" office:value-type="float" office:value="0.0104625" calcext:value-type="float">
            <text:p>0.0104625</text:p>
          </table:table-cell>
          <table:table-cell table:style-name="ce81" table:formula="of:=[.B31]/365" office:value-type="float" office:value="16" calcext:value-type="float">
            <text:p>16.0000000</text:p>
          </table:table-cell>
          <table:table-cell table:style-name="ce81" table:formula="of:=[.F31]-FLOOR([.F31])" office:value-type="float" office:value="0" calcext:value-type="float">
            <text:p>0.0000000</text:p>
          </table:table-cell>
          <table:table-cell table:style-name="ce85" table:formula="of:=[.F31]-[.G31]" office:value-type="float" office:value="16" calcext:value-type="float">
            <text:p>16</text:p>
          </table:table-cell>
          <table:table-cell table:style-name="ce87" table:formula="of:=1/(1+[.E31]*[.G31])*1/(1+[.E31])^[.H31]" office:value-type="float" office:value="0.846597122911854" calcext:value-type="float">
            <text:p>0.8465971</text:p>
          </table:table-cell>
          <table:table-cell table:style-name="ce87" table:formula="of:=POWER([.I31];-1/[.F31])-1" office:value-type="float" office:value="0.0104625" calcext:value-type="float">
            <text:p>0.01046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205" calcext:value-type="float">
            <text:p>6,205</text:p>
          </table:table-cell>
          <table:table-cell table:style-name="ce81" office:value-type="float" office:value="0.0014203" calcext:value-type="float">
            <text:p>0.0014203</text:p>
          </table:table-cell>
          <table:table-cell table:style-name="ce81" table:formula="of:=VLOOKUP([.B32];[$INTERBCRV_EUR.B$1:$INTERBCRV_EUR.C$1048576];2;0)" office:value-type="float" office:value="0.0097032" calcext:value-type="float">
            <text:p>0.0097032</text:p>
          </table:table-cell>
          <table:table-cell table:style-name="ce81" table:formula="of:=[.C32]+[.D32]" office:value-type="float" office:value="0.0111235" calcext:value-type="float">
            <text:p>0.0111235</text:p>
          </table:table-cell>
          <table:table-cell table:style-name="ce81" table:formula="of:=[.B32]/365" office:value-type="float" office:value="17" calcext:value-type="float">
            <text:p>17.0000000</text:p>
          </table:table-cell>
          <table:table-cell table:style-name="ce81" table:formula="of:=[.F32]-FLOOR([.F32])" office:value-type="float" office:value="0" calcext:value-type="float">
            <text:p>0.0000000</text:p>
          </table:table-cell>
          <table:table-cell table:style-name="ce85" table:formula="of:=[.F32]-[.G32]" office:value-type="float" office:value="17" calcext:value-type="float">
            <text:p>17</text:p>
          </table:table-cell>
          <table:table-cell table:style-name="ce87" table:formula="of:=1/(1+[.E32]*[.G32])*1/(1+[.E32])^[.H32]" office:value-type="float" office:value="0.828568711610452" calcext:value-type="float">
            <text:p>0.8285687</text:p>
          </table:table-cell>
          <table:table-cell table:style-name="ce87" table:formula="of:=POWER([.I32];-1/[.F32])-1" office:value-type="float" office:value="0.0111235000000001" calcext:value-type="float">
            <text:p>0.01112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570" calcext:value-type="float">
            <text:p>6,570</text:p>
          </table:table-cell>
          <table:table-cell table:style-name="ce81" office:value-type="float" office:value="0.0018109" calcext:value-type="float">
            <text:p>0.0018109</text:p>
          </table:table-cell>
          <table:table-cell table:style-name="ce81" table:formula="of:=VLOOKUP([.B33];[$INTERBCRV_EUR.B$1:$INTERBCRV_EUR.C$1048576];2;0)" office:value-type="float" office:value="0.0099735" calcext:value-type="float">
            <text:p>0.0099735</text:p>
          </table:table-cell>
          <table:table-cell table:style-name="ce81" table:formula="of:=[.C33]+[.D33]" office:value-type="float" office:value="0.0117844" calcext:value-type="float">
            <text:p>0.0117844</text:p>
          </table:table-cell>
          <table:table-cell table:style-name="ce81" table:formula="of:=[.B33]/365" office:value-type="float" office:value="18" calcext:value-type="float">
            <text:p>18.0000000</text:p>
          </table:table-cell>
          <table:table-cell table:style-name="ce81" table:formula="of:=[.F33]-FLOOR([.F33])" office:value-type="float" office:value="0" calcext:value-type="float">
            <text:p>0.0000000</text:p>
          </table:table-cell>
          <table:table-cell table:style-name="ce85" table:formula="of:=[.F33]-[.G33]" office:value-type="float" office:value="18" calcext:value-type="float">
            <text:p>18</text:p>
          </table:table-cell>
          <table:table-cell table:style-name="ce87" table:formula="of:=1/(1+[.E33]*[.G33])*1/(1+[.E33])^[.H33]" office:value-type="float" office:value="0.809871987101763" calcext:value-type="float">
            <text:p>0.8098720</text:p>
          </table:table-cell>
          <table:table-cell table:style-name="ce87" table:formula="of:=POWER([.I33];-1/[.F33])-1" office:value-type="float" office:value="0.0117844" calcext:value-type="float">
            <text:p>0.01178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935" calcext:value-type="float">
            <text:p>6,935</text:p>
          </table:table-cell>
          <table:table-cell table:style-name="ce81" office:value-type="float" office:value="0.0022016" calcext:value-type="float">
            <text:p>0.0022016</text:p>
          </table:table-cell>
          <table:table-cell table:style-name="ce81" table:formula="of:=VLOOKUP([.B34];[$INTERBCRV_EUR.B$1:$INTERBCRV_EUR.C$1048576];2;0)" office:value-type="float" office:value="0.0102437" calcext:value-type="float">
            <text:p>0.0102437</text:p>
          </table:table-cell>
          <table:table-cell table:style-name="ce81" table:formula="of:=[.C34]+[.D34]" office:value-type="float" office:value="0.0124453" calcext:value-type="float">
            <text:p>0.0124453</text:p>
          </table:table-cell>
          <table:table-cell table:style-name="ce81" table:formula="of:=[.B34]/365" office:value-type="float" office:value="19" calcext:value-type="float">
            <text:p>19.0000000</text:p>
          </table:table-cell>
          <table:table-cell table:style-name="ce81" table:formula="of:=[.F34]-FLOOR([.F34])" office:value-type="float" office:value="0" calcext:value-type="float">
            <text:p>0.0000000</text:p>
          </table:table-cell>
          <table:table-cell table:style-name="ce85" table:formula="of:=[.F34]-[.G34]" office:value-type="float" office:value="19" calcext:value-type="float">
            <text:p>19</text:p>
          </table:table-cell>
          <table:table-cell table:style-name="ce87" table:formula="of:=1/(1+[.E34]*[.G34])*1/(1+[.E34])^[.H34]" office:value-type="float" office:value="0.790569756184273" calcext:value-type="float">
            <text:p>0.7905698</text:p>
          </table:table-cell>
          <table:table-cell table:style-name="ce87" table:formula="of:=POWER([.I34];-1/[.F34])-1" office:value-type="float" office:value="0.0124453" calcext:value-type="float">
            <text:p>0.01244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300" calcext:value-type="float">
            <text:p>7,300</text:p>
          </table:table-cell>
          <table:table-cell table:style-name="ce81" office:value-type="float" office:value="0.002234" calcext:value-type="float">
            <text:p>0.0022340</text:p>
          </table:table-cell>
          <table:table-cell table:style-name="ce81" table:formula="of:=VLOOKUP([.B35];[$INTERBCRV_EUR.B$1:$INTERBCRV_EUR.C$1048576];2;0)" office:value-type="float" office:value="0.0105138" calcext:value-type="float">
            <text:p>0.0105138</text:p>
          </table:table-cell>
          <table:table-cell table:style-name="ce81" table:formula="of:=[.C35]+[.D35]" office:value-type="float" office:value="0.0127478" calcext:value-type="float">
            <text:p>0.0127478</text:p>
          </table:table-cell>
          <table:table-cell table:style-name="ce81" table:formula="of:=[.B35]/365" office:value-type="float" office:value="20" calcext:value-type="float">
            <text:p>20.0000000</text:p>
          </table:table-cell>
          <table:table-cell table:style-name="ce81" table:formula="of:=[.F35]-FLOOR([.F35])" office:value-type="float" office:value="0" calcext:value-type="float">
            <text:p>0.0000000</text:p>
          </table:table-cell>
          <table:table-cell table:style-name="ce85" table:formula="of:=[.F35]-[.G35]" office:value-type="float" office:value="20" calcext:value-type="float">
            <text:p>20</text:p>
          </table:table-cell>
          <table:table-cell table:style-name="ce87" table:formula="of:=1/(1+[.E35]*[.G35])*1/(1+[.E35])^[.H35]" office:value-type="float" office:value="0.776200344744619" calcext:value-type="float">
            <text:p>0.7762003</text:p>
          </table:table-cell>
          <table:table-cell table:style-name="ce87" table:formula="of:=POWER([.I35];-1/[.F35])-1" office:value-type="float" office:value="0.0127478000000001" calcext:value-type="float">
            <text:p>0.01274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665" calcext:value-type="float">
            <text:p>7,665</text:p>
          </table:table-cell>
          <table:table-cell table:style-name="ce81" office:value-type="float" office:value="0.0024797" calcext:value-type="float">
            <text:p>0.0024797</text:p>
          </table:table-cell>
          <table:table-cell table:style-name="ce81" table:formula="of:=VLOOKUP([.B36];[$INTERBCRV_EUR.B$1:$INTERBCRV_EUR.C$1048576];2;0)" office:value-type="float" office:value="0.0105719" calcext:value-type="float">
            <text:p>0.0105719</text:p>
          </table:table-cell>
          <table:table-cell table:style-name="ce81" table:formula="of:=[.C36]+[.D36]" office:value-type="float" office:value="0.0130516" calcext:value-type="float">
            <text:p>0.0130516</text:p>
          </table:table-cell>
          <table:table-cell table:style-name="ce81" table:formula="of:=[.B36]/365" office:value-type="float" office:value="21" calcext:value-type="float">
            <text:p>21.0000000</text:p>
          </table:table-cell>
          <table:table-cell table:style-name="ce81" table:formula="of:=[.F36]-FLOOR([.F36])" office:value-type="float" office:value="0" calcext:value-type="float">
            <text:p>0.0000000</text:p>
          </table:table-cell>
          <table:table-cell table:style-name="ce85" table:formula="of:=[.F36]-[.G36]" office:value-type="float" office:value="21" calcext:value-type="float">
            <text:p>21</text:p>
          </table:table-cell>
          <table:table-cell table:style-name="ce87" table:formula="of:=1/(1+[.E36]*[.G36])*1/(1+[.E36])^[.H36]" office:value-type="float" office:value="0.761617820256453" calcext:value-type="float">
            <text:p>0.7616178</text:p>
          </table:table-cell>
          <table:table-cell table:style-name="ce87" table:formula="of:=POWER([.I36];-1/[.F36])-1" office:value-type="float" office:value="0.0130516000000001" calcext:value-type="float">
            <text:p>0.01305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030" calcext:value-type="float">
            <text:p>8,030</text:p>
          </table:table-cell>
          <table:table-cell table:style-name="ce81" office:value-type="float" office:value="0.0027308" calcext:value-type="float">
            <text:p>0.0027308</text:p>
          </table:table-cell>
          <table:table-cell table:style-name="ce81" table:formula="of:=VLOOKUP([.B37];[$INTERBCRV_EUR.B$1:$INTERBCRV_EUR.C$1048576];2;0)" office:value-type="float" office:value="0.0106246" calcext:value-type="float">
            <text:p>0.0106246</text:p>
          </table:table-cell>
          <table:table-cell table:style-name="ce81" table:formula="of:=[.C37]+[.D37]" office:value-type="float" office:value="0.0133554" calcext:value-type="float">
            <text:p>0.0133554</text:p>
          </table:table-cell>
          <table:table-cell table:style-name="ce81" table:formula="of:=[.B37]/365" office:value-type="float" office:value="22" calcext:value-type="float">
            <text:p>22.0000000</text:p>
          </table:table-cell>
          <table:table-cell table:style-name="ce81" table:formula="of:=[.F37]-FLOOR([.F37])" office:value-type="float" office:value="0" calcext:value-type="float">
            <text:p>0.0000000</text:p>
          </table:table-cell>
          <table:table-cell table:style-name="ce85" table:formula="of:=[.F37]-[.G37]" office:value-type="float" office:value="22" calcext:value-type="float">
            <text:p>22</text:p>
          </table:table-cell>
          <table:table-cell table:style-name="ce87" table:formula="of:=1/(1+[.E37]*[.G37])*1/(1+[.E37])^[.H37]" office:value-type="float" office:value="0.746862588258524" calcext:value-type="float">
            <text:p>0.7468626</text:p>
          </table:table-cell>
          <table:table-cell table:style-name="ce87" table:formula="of:=POWER([.I37];-1/[.F37])-1" office:value-type="float" office:value="0.0133554" calcext:value-type="float">
            <text:p>0.01335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395" calcext:value-type="float">
            <text:p>8,395</text:p>
          </table:table-cell>
          <table:table-cell table:style-name="ce81" office:value-type="float" office:value="0.0029819" calcext:value-type="float">
            <text:p>0.0029819</text:p>
          </table:table-cell>
          <table:table-cell table:style-name="ce81" table:formula="of:=VLOOKUP([.B38];[$INTERBCRV_EUR.B$1:$INTERBCRV_EUR.C$1048576];2;0)" office:value-type="float" office:value="0.0106774" calcext:value-type="float">
            <text:p>0.0106774</text:p>
          </table:table-cell>
          <table:table-cell table:style-name="ce81" table:formula="of:=[.C38]+[.D38]" office:value-type="float" office:value="0.0136593" calcext:value-type="float">
            <text:p>0.0136593</text:p>
          </table:table-cell>
          <table:table-cell table:style-name="ce81" table:formula="of:=[.B38]/365" office:value-type="float" office:value="23" calcext:value-type="float">
            <text:p>23.0000000</text:p>
          </table:table-cell>
          <table:table-cell table:style-name="ce81" table:formula="of:=[.F38]-FLOOR([.F38])" office:value-type="float" office:value="0" calcext:value-type="float">
            <text:p>0.0000000</text:p>
          </table:table-cell>
          <table:table-cell table:style-name="ce85" table:formula="of:=[.F38]-[.G38]" office:value-type="float" office:value="23" calcext:value-type="float">
            <text:p>23</text:p>
          </table:table-cell>
          <table:table-cell table:style-name="ce87" table:formula="of:=1/(1+[.E38]*[.G38])*1/(1+[.E38])^[.H38]" office:value-type="float" office:value="0.731953998150574" calcext:value-type="float">
            <text:p>0.7319540</text:p>
          </table:table-cell>
          <table:table-cell table:style-name="ce87" table:formula="of:=POWER([.I38];-1/[.F38])-1" office:value-type="float" office:value="0.0136593" calcext:value-type="float">
            <text:p>0.0136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760" calcext:value-type="float">
            <text:p>8,760</text:p>
          </table:table-cell>
          <table:table-cell table:style-name="ce81" office:value-type="float" office:value="0.0032329" calcext:value-type="float">
            <text:p>0.0032329</text:p>
          </table:table-cell>
          <table:table-cell table:style-name="ce81" table:formula="of:=VLOOKUP([.B39];[$INTERBCRV_EUR.B$1:$INTERBCRV_EUR.C$1048576];2;0)" office:value-type="float" office:value="0.0107301" calcext:value-type="float">
            <text:p>0.0107301</text:p>
          </table:table-cell>
          <table:table-cell table:style-name="ce81" table:formula="of:=[.C39]+[.D39]" office:value-type="float" office:value="0.013963" calcext:value-type="float">
            <text:p>0.0139630</text:p>
          </table:table-cell>
          <table:table-cell table:style-name="ce81" table:formula="of:=[.B39]/365" office:value-type="float" office:value="24" calcext:value-type="float">
            <text:p>24.0000000</text:p>
          </table:table-cell>
          <table:table-cell table:style-name="ce81" table:formula="of:=[.F39]-FLOOR([.F39])" office:value-type="float" office:value="0" calcext:value-type="float">
            <text:p>0.0000000</text:p>
          </table:table-cell>
          <table:table-cell table:style-name="ce85" table:formula="of:=[.F39]-[.G39]" office:value-type="float" office:value="24" calcext:value-type="float">
            <text:p>24</text:p>
          </table:table-cell>
          <table:table-cell table:style-name="ce87" table:formula="of:=1/(1+[.E39]*[.G39])*1/(1+[.E39])^[.H39]" office:value-type="float" office:value="0.716917886656162" calcext:value-type="float">
            <text:p>0.7169179</text:p>
          </table:table-cell>
          <table:table-cell table:style-name="ce87" table:formula="of:=POWER([.I39];-1/[.F39])-1" office:value-type="float" office:value="0.0139629999999999" calcext:value-type="float">
            <text:p>0.01396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9125" calcext:value-type="float">
            <text:p>9,125</text:p>
          </table:table-cell>
          <table:table-cell table:style-name="ce81" office:value-type="float" office:value="0.003484" calcext:value-type="float">
            <text:p>0.0034840</text:p>
          </table:table-cell>
          <table:table-cell table:style-name="ce81" table:formula="of:=VLOOKUP([.B40];[$INTERBCRV_EUR.B$1:$INTERBCRV_EUR.C$1048576];2;0)" office:value-type="float" office:value="0.0107829" calcext:value-type="float">
            <text:p>0.0107829</text:p>
          </table:table-cell>
          <table:table-cell table:style-name="ce81" table:formula="of:=[.C40]+[.D40]" office:value-type="float" office:value="0.0142669" calcext:value-type="float">
            <text:p>0.0142669</text:p>
          </table:table-cell>
          <table:table-cell table:style-name="ce81" table:formula="of:=[.B40]/365" office:value-type="float" office:value="25" calcext:value-type="float">
            <text:p>25.0000000</text:p>
          </table:table-cell>
          <table:table-cell table:style-name="ce81" table:formula="of:=[.F40]-FLOOR([.F40])" office:value-type="float" office:value="0" calcext:value-type="float">
            <text:p>0.0000000</text:p>
          </table:table-cell>
          <table:table-cell table:style-name="ce85" table:formula="of:=[.F40]-[.G40]" office:value-type="float" office:value="25" calcext:value-type="float">
            <text:p>25</text:p>
          </table:table-cell>
          <table:table-cell table:style-name="ce87" table:formula="of:=1/(1+[.E40]*[.G40])*1/(1+[.E40])^[.H40]" office:value-type="float" office:value="0.701768193551329" calcext:value-type="float">
            <text:p>0.7017682</text:p>
          </table:table-cell>
          <table:table-cell table:style-name="ce87" table:formula="of:=POWER([.I40];-1/[.F40])-1" office:value-type="float" office:value="0.0142669" calcext:value-type="float">
            <text:p>0.01426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0950" calcext:value-type="float">
            <text:p>10,950</text:p>
          </table:table-cell>
          <table:table-cell table:style-name="ce81" office:value-type="float" office:value="0.0050557" calcext:value-type="float">
            <text:p>0.0050557</text:p>
          </table:table-cell>
          <table:table-cell table:style-name="ce81" table:formula="of:=VLOOKUP([.B41];[$INTERBCRV_EUR.B$1:$INTERBCRV_EUR.C$1048576];2;0)" office:value-type="float" office:value="0.0107337" calcext:value-type="float">
            <text:p>0.0107337</text:p>
          </table:table-cell>
          <table:table-cell table:style-name="ce81" table:formula="of:=[.C41]+[.D41]" office:value-type="float" office:value="0.0157894" calcext:value-type="float">
            <text:p>0.0157894</text:p>
          </table:table-cell>
          <table:table-cell table:style-name="ce81" table:formula="of:=[.B41]/365" office:value-type="float" office:value="30" calcext:value-type="float">
            <text:p>30.0000000</text:p>
          </table:table-cell>
          <table:table-cell table:style-name="ce81" table:formula="of:=[.F41]-FLOOR([.F41])" office:value-type="float" office:value="0" calcext:value-type="float">
            <text:p>0.0000000</text:p>
          </table:table-cell>
          <table:table-cell table:style-name="ce85" table:formula="of:=[.F41]-[.G41]" office:value-type="float" office:value="30" calcext:value-type="float">
            <text:p>30</text:p>
          </table:table-cell>
          <table:table-cell table:style-name="ce87" table:formula="of:=1/(1+[.E41]*[.G41])*1/(1+[.E41])^[.H41]" office:value-type="float" office:value="0.625013939580218" calcext:value-type="float">
            <text:p>0.6250139</text:p>
          </table:table-cell>
          <table:table-cell table:style-name="ce87" table:formula="of:=POWER([.I41];-1/[.F41])-1" office:value-type="float" office:value="0.0157894000000001" calcext:value-type="float">
            <text:p>0.01578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2775" calcext:value-type="float">
            <text:p>12,775</text:p>
          </table:table-cell>
          <table:table-cell table:style-name="ce81" office:value-type="float" office:value="0.0053468" calcext:value-type="float">
            <text:p>0.0053468</text:p>
          </table:table-cell>
          <table:table-cell table:style-name="ce81" table:formula="of:=VLOOKUP([.B42];[$INTERBCRV_EUR.B$1:$INTERBCRV_EUR.C$1048576];2;0)" office:value-type="float" office:value="0.0104457" calcext:value-type="float">
            <text:p>0.0104457</text:p>
          </table:table-cell>
          <table:table-cell table:style-name="ce81" table:formula="of:=[.C42]+[.D42]" office:value-type="float" office:value="0.0157925" calcext:value-type="float">
            <text:p>0.0157925</text:p>
          </table:table-cell>
          <table:table-cell table:style-name="ce81" table:formula="of:=[.B42]/365" office:value-type="float" office:value="35" calcext:value-type="float">
            <text:p>35.0000000</text:p>
          </table:table-cell>
          <table:table-cell table:style-name="ce81" table:formula="of:=[.F42]-FLOOR([.F42])" office:value-type="float" office:value="0" calcext:value-type="float">
            <text:p>0.0000000</text:p>
          </table:table-cell>
          <table:table-cell table:style-name="ce85" table:formula="of:=[.F42]-[.G42]" office:value-type="float" office:value="35" calcext:value-type="float">
            <text:p>35</text:p>
          </table:table-cell>
          <table:table-cell table:style-name="ce87" table:formula="of:=1/(1+[.E42]*[.G42])*1/(1+[.E42])^[.H42]" office:value-type="float" office:value="0.57786305900897" calcext:value-type="float">
            <text:p>0.5778631</text:p>
          </table:table-cell>
          <table:table-cell table:style-name="ce87" table:formula="of:=POWER([.I42];-1/[.F42])-1" office:value-type="float" office:value="0.0157925000000001" calcext:value-type="float">
            <text:p>0.01579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4600" calcext:value-type="float">
            <text:p>14,600</text:p>
          </table:table-cell>
          <table:table-cell table:style-name="ce81" office:value-type="float" office:value="0.0056393" calcext:value-type="float">
            <text:p>0.0056393</text:p>
          </table:table-cell>
          <table:table-cell table:style-name="ce81" table:formula="of:=VLOOKUP([.B43];[$INTERBCRV_EUR.B$1:$INTERBCRV_EUR.C$1048576];2;0)" office:value-type="float" office:value="0.0101561" calcext:value-type="float">
            <text:p>0.0101561</text:p>
          </table:table-cell>
          <table:table-cell table:style-name="ce81" table:formula="of:=[.C43]+[.D43]" office:value-type="float" office:value="0.0157954" calcext:value-type="float">
            <text:p>0.0157954</text:p>
          </table:table-cell>
          <table:table-cell table:style-name="ce81" table:formula="of:=[.B43]/365" office:value-type="float" office:value="40" calcext:value-type="float">
            <text:p>40.0000000</text:p>
          </table:table-cell>
          <table:table-cell table:style-name="ce81" table:formula="of:=[.F43]-FLOOR([.F43])" office:value-type="float" office:value="0" calcext:value-type="float">
            <text:p>0.0000000</text:p>
          </table:table-cell>
          <table:table-cell table:style-name="ce85" table:formula="of:=[.F43]-[.G43]" office:value-type="float" office:value="40" calcext:value-type="float">
            <text:p>40</text:p>
          </table:table-cell>
          <table:table-cell table:style-name="ce87" table:formula="of:=1/(1+[.E43]*[.G43])*1/(1+[.E43])^[.H43]" office:value-type="float" office:value="0.534257131116159" calcext:value-type="float">
            <text:p>0.5342571</text:p>
          </table:table-cell>
          <table:table-cell table:style-name="ce87" table:formula="of:=POWER([.I43];-1/[.F43])-1" office:value-type="float" office:value="0.0157954" calcext:value-type="float">
            <text:p>0.01579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6425" calcext:value-type="float">
            <text:p>16,425</text:p>
          </table:table-cell>
          <table:table-cell table:style-name="ce81" office:value-type="float" office:value="0.0059319" calcext:value-type="float">
            <text:p>0.0059319</text:p>
          </table:table-cell>
          <table:table-cell table:style-name="ce81" table:formula="of:=VLOOKUP([.B44];[$INTERBCRV_EUR.B$1:$INTERBCRV_EUR.C$1048576];2;0)" office:value-type="float" office:value="0.0098665" calcext:value-type="float">
            <text:p>0.0098665</text:p>
          </table:table-cell>
          <table:table-cell table:style-name="ce81" table:formula="of:=[.C44]+[.D44]" office:value-type="float" office:value="0.0157984" calcext:value-type="float">
            <text:p>0.0157984</text:p>
          </table:table-cell>
          <table:table-cell table:style-name="ce81" table:formula="of:=[.B44]/365" office:value-type="float" office:value="45" calcext:value-type="float">
            <text:p>45.0000000</text:p>
          </table:table-cell>
          <table:table-cell table:style-name="ce81" table:formula="of:=[.F44]-FLOOR([.F44])" office:value-type="float" office:value="0" calcext:value-type="float">
            <text:p>0.0000000</text:p>
          </table:table-cell>
          <table:table-cell table:style-name="ce85" table:formula="of:=[.F44]-[.G44]" office:value-type="float" office:value="45" calcext:value-type="float">
            <text:p>45</text:p>
          </table:table-cell>
          <table:table-cell table:style-name="ce87" table:formula="of:=1/(1+[.E44]*[.G44])*1/(1+[.E44])^[.H44]" office:value-type="float" office:value="0.493925446018258" calcext:value-type="float">
            <text:p>0.4939254</text:p>
          </table:table-cell>
          <table:table-cell table:style-name="ce87" table:formula="of:=POWER([.I44];-1/[.F44])-1" office:value-type="float" office:value="0.0157984" calcext:value-type="float">
            <text:p>0.01579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50" calcext:value-type="float">
            <text:p>18,250</text:p>
          </table:table-cell>
          <table:table-cell table:style-name="ce81" office:value-type="float" office:value="0.0062244" calcext:value-type="float">
            <text:p>0.0062244</text:p>
          </table:table-cell>
          <table:table-cell table:style-name="ce81" table:formula="of:=VLOOKUP([.B45];[$INTERBCRV_EUR.B$1:$INTERBCRV_EUR.C$1048576];2;0)" office:value-type="float" office:value="0.0095767" calcext:value-type="float">
            <text:p>0.0095767</text:p>
          </table:table-cell>
          <table:table-cell table:style-name="ce81" table:formula="of:=[.C45]+[.D45]" office:value-type="float" office:value="0.0158011" calcext:value-type="float">
            <text:p>0.0158011</text:p>
          </table:table-cell>
          <table:table-cell table:style-name="ce81" table:formula="of:=[.B45]/365" office:value-type="float" office:value="50" calcext:value-type="float">
            <text:p>50.0000000</text:p>
          </table:table-cell>
          <table:table-cell table:style-name="ce81" table:formula="of:=[.F45]-FLOOR([.F45])" office:value-type="float" office:value="0" calcext:value-type="float">
            <text:p>0.0000000</text:p>
          </table:table-cell>
          <table:table-cell table:style-name="ce85" table:formula="of:=[.F45]-[.G45]" office:value-type="float" office:value="50" calcext:value-type="float">
            <text:p>50</text:p>
          </table:table-cell>
          <table:table-cell table:style-name="ce87" table:formula="of:=1/(1+[.E45]*[.G45])*1/(1+[.E45])^[.H45]" office:value-type="float" office:value="0.456631703363103" calcext:value-type="float">
            <text:p>0.4566317</text:p>
          </table:table-cell>
          <table:table-cell table:style-name="ce87" table:formula="of:=POWER([.I45];-1/[.F45])-1" office:value-type="float" office:value="0.0158011" calcext:value-type="float">
            <text:p>0.0158011</text:p>
          </table:table-cell>
          <table:table-cell table:number-columns-repeated="1011"/>
        </table:table-row>
        <table:table-row table:style-name="ro1" table:number-rows-repeated="104853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AP_FLR_VOLS" table:style-name="ta1">
        <table:table-column table:style-name="co2" table:number-columns-repeated="1024" table:default-cell-style-name="ce69"/>
        <table:table-row table:style-name="ro1">
          <table:table-cell table:style-name="ce14" office:value-type="string" calcext:value-type="string">
            <text:p>Spot Cap <text:s/>Volatility for Normal Model</text:p>
          </table:table-cell>
          <table:table-cell table:number-columns-repeated="5"/>
          <table:table-cell table:style-name="ce14" office:value-type="string" calcext:value-type="string">
            <text:p>Spot Floor <text:s/>Volatility for Normal Mode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maturity</text:p>
          </table:table-cell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vol bid</text:p>
          </table:table-cell>
          <table:table-cell table:style-name="ce22" office:value-type="string" calcext:value-type="string">
            <text:p>vol offer</text:p>
          </table:table-cell>
          <table:table-cell table:style-name="ce22" office:value-type="string" calcext:value-type="string">
            <text:p>vol mid</text:p>
          </table:table-cell>
          <table:table-cell/>
          <table:table-cell table:style-name="ce22" office:value-type="string" calcext:value-type="string">
            <text:p>maturity</text:p>
          </table:table-cell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vol bid</text:p>
          </table:table-cell>
          <table:table-cell table:style-name="ce22" office:value-type="string" calcext:value-type="string">
            <text:p>vol offer</text:p>
          </table:table-cell>
          <table:table-cell table:style-name="ce22" office:value-type="string" calcext:value-type="string">
            <text:p>vol mid</text:p>
          </table:table-cell>
          <table:table-cell table:number-columns-repeated="1013"/>
        </table:table-row>
        <table:table-row table:style-name="ro1">
          <table:table-cell table:style-name="ce30" office:value-type="float" office:value="0" calcext:value-type="float">
            <text:p>0</text:p>
          </table:table-cell>
          <table:table-cell table:style-name="ce25" office:value-type="percentage" office:value="-0.1" calcext:value-type="percentage">
            <text:p>-10.000%</text:p>
          </table:table-cell>
          <table:table-cell table:style-name="ce25" table:formula="of:=[.C6]" office:value-type="percentage" office:value="0.018" calcext:value-type="percentage">
            <text:p>1.800%</text:p>
          </table:table-cell>
          <table:table-cell table:style-name="ce25" table:formula="of:=[.D6]" office:value-type="percentage" office:value="0.02" calcext:value-type="percentage">
            <text:p>2.000%</text:p>
          </table:table-cell>
          <table:table-cell table:style-name="ce25" table:formula="of:=([.C4]+[.D4])/2" office:value-type="percentage" office:value="0.019" calcext:value-type="percentage">
            <text:p>1.900%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style-name="ce25" office:value-type="percentage" office:value="-0.1" calcext:value-type="percentage">
            <text:p>-10.000%</text:p>
          </table:table-cell>
          <table:table-cell table:style-name="ce25" table:formula="of:=[.I6]" office:value-type="percentage" office:value="0.018" calcext:value-type="percentage">
            <text:p>1.800%</text:p>
          </table:table-cell>
          <table:table-cell table:style-name="ce25" table:formula="of:=[.J6]" office:value-type="percentage" office:value="0.02" calcext:value-type="percentage">
            <text:p>2.000%</text:p>
          </table:table-cell>
          <table:table-cell table:style-name="ce25" table:formula="of:=([.I4]+[.J4])/2" office:value-type="percentage" office:value="0.019" calcext:value-type="percentage">
            <text:p>1.900%</text:p>
          </table:table-cell>
          <table:table-cell table:number-columns-repeated="1013"/>
        </table:table-row>
        <table:table-row table:style-name="ro1">
          <table:table-cell table:style-name="ce30" office:value-type="float" office:value="0" calcext:value-type="float">
            <text:p>0</text:p>
          </table:table-cell>
          <table:table-cell table:style-name="ce25" office:value-type="percentage" office:value="0.1" calcext:value-type="percentage">
            <text:p>10.000%</text:p>
          </table:table-cell>
          <table:table-cell table:style-name="ce25" table:formula="of:=[.C7]" office:value-type="percentage" office:value="0.018" calcext:value-type="percentage">
            <text:p>1.800%</text:p>
          </table:table-cell>
          <table:table-cell table:style-name="ce25" table:formula="of:=[.D7]" office:value-type="percentage" office:value="0.02" calcext:value-type="percentage">
            <text:p>2.000%</text:p>
          </table:table-cell>
          <table:table-cell table:style-name="ce25" table:formula="of:=([.C5]+[.D5])/2" office:value-type="percentage" office:value="0.019" calcext:value-type="percentage">
            <text:p>1.900%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style-name="ce25" office:value-type="percentage" office:value="0.1" calcext:value-type="percentage">
            <text:p>10.000%</text:p>
          </table:table-cell>
          <table:table-cell table:style-name="ce25" table:formula="of:=[.I7]" office:value-type="percentage" office:value="0.018" calcext:value-type="percentage">
            <text:p>1.800%</text:p>
          </table:table-cell>
          <table:table-cell table:style-name="ce25" table:formula="of:=[.J7]" office:value-type="percentage" office:value="0.02" calcext:value-type="percentage">
            <text:p>2.000%</text:p>
          </table:table-cell>
          <table:table-cell table:style-name="ce25" table:formula="of:=([.I5]+[.J5])/2" office:value-type="percentage" office:value="0.019" calcext:value-type="percentage">
            <text:p>1.900%</text:p>
          </table:table-cell>
          <table:table-cell table:number-columns-repeated="1013"/>
        </table:table-row>
        <table:table-row table:style-name="ro1">
          <table:table-cell table:style-name="ce31" office:value-type="float" office:value="365" calcext:value-type="float">
            <text:p>365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18" calcext:value-type="percentage">
            <text:p>1.800%</text:p>
          </table:table-cell>
          <table:table-cell table:style-name="ce27" office:value-type="percentage" office:value="0.02" calcext:value-type="percentage">
            <text:p>2.000%</text:p>
          </table:table-cell>
          <table:table-cell table:style-name="ce27" table:formula="of:=([.C6]+[.D6])/2" office:value-type="percentage" office:value="0.019" calcext:value-type="percentage">
            <text:p>1.900%</text:p>
          </table:table-cell>
          <table:table-cell/>
          <table:table-cell table:style-name="ce31" office:value-type="float" office:value="365" calcext:value-type="float">
            <text:p>365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18" calcext:value-type="percentage">
            <text:p>1.800%</text:p>
          </table:table-cell>
          <table:table-cell table:style-name="ce27" office:value-type="percentage" office:value="0.02" calcext:value-type="percentage">
            <text:p>2.000%</text:p>
          </table:table-cell>
          <table:table-cell table:style-name="ce27" table:formula="of:=([.I6]+[.J6])/2" office:value-type="percentage" office:value="0.019" calcext:value-type="percentage">
            <text:p>1.900%</text:p>
          </table:table-cell>
          <table:table-cell table:number-columns-repeated="1013"/>
        </table:table-row>
        <table:table-row table:style-name="ro1">
          <table:table-cell table:style-name="ce31" office:value-type="float" office:value="365" calcext:value-type="float">
            <text:p>365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18" calcext:value-type="percentage">
            <text:p>1.800%</text:p>
          </table:table-cell>
          <table:table-cell table:style-name="ce27" office:value-type="percentage" office:value="0.02" calcext:value-type="percentage">
            <text:p>2.000%</text:p>
          </table:table-cell>
          <table:table-cell table:style-name="ce27" table:formula="of:=([.C7]+[.D7])/2" office:value-type="percentage" office:value="0.019" calcext:value-type="percentage">
            <text:p>1.900%</text:p>
          </table:table-cell>
          <table:table-cell/>
          <table:table-cell table:style-name="ce31" office:value-type="float" office:value="365" calcext:value-type="float">
            <text:p>365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18" calcext:value-type="percentage">
            <text:p>1.800%</text:p>
          </table:table-cell>
          <table:table-cell table:style-name="ce27" office:value-type="percentage" office:value="0.02" calcext:value-type="percentage">
            <text:p>2.000%</text:p>
          </table:table-cell>
          <table:table-cell table:style-name="ce27" table:formula="of:=([.I7]+[.J7])/2" office:value-type="percentage" office:value="0.019" calcext:value-type="percentage">
            <text:p>1.900%</text:p>
          </table:table-cell>
          <table:table-cell table:number-columns-repeated="1013"/>
        </table:table-row>
        <table:table-row table:style-name="ro1">
          <table:table-cell table:style-name="ce31" table:formula="of:=2*365" office:value-type="float" office:value="730" calcext:value-type="float">
            <text:p>730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325" calcext:value-type="percentage">
            <text:p>2.325%</text:p>
          </table:table-cell>
          <table:table-cell table:style-name="ce27" office:value-type="percentage" office:value="0.02425" calcext:value-type="percentage">
            <text:p>2.425%</text:p>
          </table:table-cell>
          <table:table-cell table:style-name="ce27" table:formula="of:=([.C8]+[.D8])/2" office:value-type="percentage" office:value="0.02375" calcext:value-type="percentage">
            <text:p>2.375%</text:p>
          </table:table-cell>
          <table:table-cell/>
          <table:table-cell table:style-name="ce31" table:formula="of:=2*365" office:value-type="float" office:value="730" calcext:value-type="float">
            <text:p>730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375" calcext:value-type="percentage">
            <text:p>2.375%</text:p>
          </table:table-cell>
          <table:table-cell table:style-name="ce27" office:value-type="percentage" office:value="0.02475" calcext:value-type="percentage">
            <text:p>2.475%</text:p>
          </table:table-cell>
          <table:table-cell table:style-name="ce27" table:formula="of:=([.I8]+[.J8])/2" office:value-type="percentage" office:value="0.02425" calcext:value-type="percentage">
            <text:p>2.425%</text:p>
          </table:table-cell>
          <table:table-cell table:number-columns-repeated="1013"/>
        </table:table-row>
        <table:table-row table:style-name="ro1">
          <table:table-cell table:style-name="ce31" table:formula="of:=2*365" office:value-type="float" office:value="730" calcext:value-type="float">
            <text:p>730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325" calcext:value-type="percentage">
            <text:p>2.325%</text:p>
          </table:table-cell>
          <table:table-cell table:style-name="ce27" office:value-type="percentage" office:value="0.02425" calcext:value-type="percentage">
            <text:p>2.425%</text:p>
          </table:table-cell>
          <table:table-cell table:style-name="ce27" table:formula="of:=([.C9]+[.D9])/2" office:value-type="percentage" office:value="0.02375" calcext:value-type="percentage">
            <text:p>2.375%</text:p>
          </table:table-cell>
          <table:table-cell/>
          <table:table-cell table:style-name="ce31" table:formula="of:=2*365" office:value-type="float" office:value="730" calcext:value-type="float">
            <text:p>730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375" calcext:value-type="percentage">
            <text:p>2.375%</text:p>
          </table:table-cell>
          <table:table-cell table:style-name="ce27" office:value-type="percentage" office:value="0.02475" calcext:value-type="percentage">
            <text:p>2.475%</text:p>
          </table:table-cell>
          <table:table-cell table:style-name="ce27" table:formula="of:=([.I9]+[.J9])/2" office:value-type="percentage" office:value="0.02425" calcext:value-type="percentage">
            <text:p>2.425%</text:p>
          </table:table-cell>
          <table:table-cell table:number-columns-repeated="1013"/>
        </table:table-row>
        <table:table-row table:style-name="ro1">
          <table:table-cell table:style-name="ce31" table:formula="of:=3*365" office:value-type="float" office:value="1095" calcext:value-type="float">
            <text:p>1,095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4" calcext:value-type="percentage">
            <text:p>2.400%</text:p>
          </table:table-cell>
          <table:table-cell table:style-name="ce27" office:value-type="percentage" office:value="0.025" calcext:value-type="percentage">
            <text:p>2.500%</text:p>
          </table:table-cell>
          <table:table-cell table:style-name="ce27" table:formula="of:=([.C12]+[.D12])/2" office:value-type="percentage" office:value="0.02425" calcext:value-type="percentage">
            <text:p>2.425%</text:p>
          </table:table-cell>
          <table:table-cell/>
          <table:table-cell table:style-name="ce31" table:formula="of:=3*365" office:value-type="float" office:value="1095" calcext:value-type="float">
            <text:p>1,095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45" calcext:value-type="percentage">
            <text:p>2.450%</text:p>
          </table:table-cell>
          <table:table-cell table:style-name="ce27" office:value-type="percentage" office:value="0.0255" calcext:value-type="percentage">
            <text:p>2.550%</text:p>
          </table:table-cell>
          <table:table-cell table:style-name="ce27" table:formula="of:=([.I12]+[.J12])/2" office:value-type="percentage" office:value="0.02475" calcext:value-type="percentage">
            <text:p>2.475%</text:p>
          </table:table-cell>
          <table:table-cell table:number-columns-repeated="1013"/>
        </table:table-row>
        <table:table-row table:style-name="ro1">
          <table:table-cell table:style-name="ce31" table:formula="of:=3*365" office:value-type="float" office:value="1095" calcext:value-type="float">
            <text:p>1,095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4" calcext:value-type="percentage">
            <text:p>2.400%</text:p>
          </table:table-cell>
          <table:table-cell table:style-name="ce27" office:value-type="percentage" office:value="0.025" calcext:value-type="percentage">
            <text:p>2.500%</text:p>
          </table:table-cell>
          <table:table-cell table:style-name="ce27" table:formula="of:=([.C14]+[.D14])/2" office:value-type="percentage" office:value="0.024" calcext:value-type="percentage">
            <text:p>2.400%</text:p>
          </table:table-cell>
          <table:table-cell/>
          <table:table-cell table:style-name="ce31" table:formula="of:=3*365" office:value-type="float" office:value="1095" calcext:value-type="float">
            <text:p>1,095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45" calcext:value-type="percentage">
            <text:p>2.450%</text:p>
          </table:table-cell>
          <table:table-cell table:style-name="ce27" office:value-type="percentage" office:value="0.0255" calcext:value-type="percentage">
            <text:p>2.550%</text:p>
          </table:table-cell>
          <table:table-cell table:style-name="ce27" table:formula="of:=([.I14]+[.J14])/2" office:value-type="percentage" office:value="0.0245" calcext:value-type="percentage">
            <text:p>2.450%</text:p>
          </table:table-cell>
          <table:table-cell table:number-columns-repeated="1013"/>
        </table:table-row>
        <table:table-row table:style-name="ro1">
          <table:table-cell table:style-name="ce31" table:formula="of:=4*365" office:value-type="float" office:value="1460" calcext:value-type="float">
            <text:p>1,460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375" calcext:value-type="percentage">
            <text:p>2.375%</text:p>
          </table:table-cell>
          <table:table-cell table:style-name="ce27" office:value-type="percentage" office:value="0.02475" calcext:value-type="percentage">
            <text:p>2.475%</text:p>
          </table:table-cell>
          <table:table-cell table:style-name="ce27" table:formula="of:=([.C14]+[.D14])/2" office:value-type="percentage" office:value="0.024" calcext:value-type="percentage">
            <text:p>2.400%</text:p>
          </table:table-cell>
          <table:table-cell/>
          <table:table-cell table:style-name="ce31" table:formula="of:=4*365" office:value-type="float" office:value="1460" calcext:value-type="float">
            <text:p>1,460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425" calcext:value-type="percentage">
            <text:p>2.425%</text:p>
          </table:table-cell>
          <table:table-cell table:style-name="ce27" office:value-type="percentage" office:value="0.02525" calcext:value-type="percentage">
            <text:p>2.525%</text:p>
          </table:table-cell>
          <table:table-cell table:style-name="ce27" table:formula="of:=([.I14]+[.J14])/2" office:value-type="percentage" office:value="0.0245" calcext:value-type="percentage">
            <text:p>2.450%</text:p>
          </table:table-cell>
          <table:table-cell table:number-columns-repeated="1013"/>
        </table:table-row>
        <table:table-row table:style-name="ro1">
          <table:table-cell table:style-name="ce31" table:formula="of:=4*365" office:value-type="float" office:value="1460" calcext:value-type="float">
            <text:p>1,460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375" calcext:value-type="percentage">
            <text:p>2.375%</text:p>
          </table:table-cell>
          <table:table-cell table:style-name="ce27" office:value-type="percentage" office:value="0.02475" calcext:value-type="percentage">
            <text:p>2.475%</text:p>
          </table:table-cell>
          <table:table-cell table:style-name="ce27" table:formula="of:=([.C15]+[.D15])/2" office:value-type="percentage" office:value="0.024" calcext:value-type="percentage">
            <text:p>2.400%</text:p>
          </table:table-cell>
          <table:table-cell/>
          <table:table-cell table:style-name="ce31" table:formula="of:=4*365" office:value-type="float" office:value="1460" calcext:value-type="float">
            <text:p>1,460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425" calcext:value-type="percentage">
            <text:p>2.425%</text:p>
          </table:table-cell>
          <table:table-cell table:style-name="ce27" office:value-type="percentage" office:value="0.02525" calcext:value-type="percentage">
            <text:p>2.525%</text:p>
          </table:table-cell>
          <table:table-cell table:style-name="ce27" table:formula="of:=([.I15]+[.J15])/2" office:value-type="percentage" office:value="0.0245" calcext:value-type="percentage">
            <text:p>2.450%</text:p>
          </table:table-cell>
          <table:table-cell table:number-columns-repeated="1013"/>
        </table:table-row>
        <table:table-row table:style-name="ro1">
          <table:table-cell table:style-name="ce31" table:formula="of:=5*365" office:value-type="float" office:value="1825" calcext:value-type="float">
            <text:p>1,825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35" calcext:value-type="percentage">
            <text:p>2.350%</text:p>
          </table:table-cell>
          <table:table-cell table:style-name="ce27" office:value-type="percentage" office:value="0.0245" calcext:value-type="percentage">
            <text:p>2.450%</text:p>
          </table:table-cell>
          <table:table-cell table:style-name="ce27" table:formula="of:=([.C14]+[.D14])/2" office:value-type="percentage" office:value="0.024" calcext:value-type="percentage">
            <text:p>2.400%</text:p>
          </table:table-cell>
          <table:table-cell/>
          <table:table-cell table:style-name="ce31" table:formula="of:=5*365" office:value-type="float" office:value="1825" calcext:value-type="float">
            <text:p>1,825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4" calcext:value-type="percentage">
            <text:p>2.400%</text:p>
          </table:table-cell>
          <table:table-cell table:style-name="ce27" office:value-type="percentage" office:value="0.025" calcext:value-type="percentage">
            <text:p>2.500%</text:p>
          </table:table-cell>
          <table:table-cell table:style-name="ce27" table:formula="of:=([.I14]+[.J14])/2" office:value-type="percentage" office:value="0.0245" calcext:value-type="percentage">
            <text:p>2.450%</text:p>
          </table:table-cell>
          <table:table-cell table:number-columns-repeated="1013"/>
        </table:table-row>
        <table:table-row table:style-name="ro1">
          <table:table-cell table:style-name="ce31" table:formula="of:=5*365" office:value-type="float" office:value="1825" calcext:value-type="float">
            <text:p>1,825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35" calcext:value-type="percentage">
            <text:p>2.350%</text:p>
          </table:table-cell>
          <table:table-cell table:style-name="ce27" office:value-type="percentage" office:value="0.0245" calcext:value-type="percentage">
            <text:p>2.450%</text:p>
          </table:table-cell>
          <table:table-cell table:style-name="ce27" table:formula="of:=([.C15]+[.D15])/2" office:value-type="percentage" office:value="0.024" calcext:value-type="percentage">
            <text:p>2.400%</text:p>
          </table:table-cell>
          <table:table-cell/>
          <table:table-cell table:style-name="ce31" table:formula="of:=5*365" office:value-type="float" office:value="1825" calcext:value-type="float">
            <text:p>1,825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4" calcext:value-type="percentage">
            <text:p>2.400%</text:p>
          </table:table-cell>
          <table:table-cell table:style-name="ce27" office:value-type="percentage" office:value="0.025" calcext:value-type="percentage">
            <text:p>2.500%</text:p>
          </table:table-cell>
          <table:table-cell table:style-name="ce27" table:formula="of:=([.I15]+[.J15])/2" office:value-type="percentage" office:value="0.0245" calcext:value-type="percentage">
            <text:p>2.450%</text:p>
          </table:table-cell>
          <table:table-cell table:number-columns-repeated="1013"/>
        </table:table-row>
        <table:table-row table:style-name="ro1">
          <table:table-cell table:style-name="ce31" table:formula="of:=7*365" office:value-type="float" office:value="2555" calcext:value-type="float">
            <text:p>2,555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175" calcext:value-type="percentage">
            <text:p>2.175%</text:p>
          </table:table-cell>
          <table:table-cell table:style-name="ce27" office:value-type="percentage" office:value="0.02275" calcext:value-type="percentage">
            <text:p>2.275%</text:p>
          </table:table-cell>
          <table:table-cell table:style-name="ce27" table:formula="of:=([.C16]+[.D16])/2" office:value-type="percentage" office:value="0.02225" calcext:value-type="percentage">
            <text:p>2.225%</text:p>
          </table:table-cell>
          <table:table-cell/>
          <table:table-cell table:style-name="ce31" table:formula="of:=7*365" office:value-type="float" office:value="2555" calcext:value-type="float">
            <text:p>2,555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2" calcext:value-type="percentage">
            <text:p>2.200%</text:p>
          </table:table-cell>
          <table:table-cell table:style-name="ce27" office:value-type="percentage" office:value="0.023" calcext:value-type="percentage">
            <text:p>2.300%</text:p>
          </table:table-cell>
          <table:table-cell table:style-name="ce27" table:formula="of:=([.I16]+[.J16])/2" office:value-type="percentage" office:value="0.0225" calcext:value-type="percentage">
            <text:p>2.250%</text:p>
          </table:table-cell>
          <table:table-cell table:number-columns-repeated="1013"/>
        </table:table-row>
        <table:table-row table:style-name="ro1">
          <table:table-cell table:style-name="ce31" table:formula="of:=7*365" office:value-type="float" office:value="2555" calcext:value-type="float">
            <text:p>2,555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175" calcext:value-type="percentage">
            <text:p>2.175%</text:p>
          </table:table-cell>
          <table:table-cell table:style-name="ce27" office:value-type="percentage" office:value="0.02275" calcext:value-type="percentage">
            <text:p>2.275%</text:p>
          </table:table-cell>
          <table:table-cell table:style-name="ce27" table:formula="of:=([.C17]+[.D17])/2" office:value-type="percentage" office:value="0.02225" calcext:value-type="percentage">
            <text:p>2.225%</text:p>
          </table:table-cell>
          <table:table-cell/>
          <table:table-cell table:style-name="ce31" table:formula="of:=7*365" office:value-type="float" office:value="2555" calcext:value-type="float">
            <text:p>2,555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2" calcext:value-type="percentage">
            <text:p>2.200%</text:p>
          </table:table-cell>
          <table:table-cell table:style-name="ce27" office:value-type="percentage" office:value="0.023" calcext:value-type="percentage">
            <text:p>2.300%</text:p>
          </table:table-cell>
          <table:table-cell table:style-name="ce27" table:formula="of:=([.I17]+[.J17])/2" office:value-type="percentage" office:value="0.0225" calcext:value-type="percentage">
            <text:p>2.250%</text:p>
          </table:table-cell>
          <table:table-cell table:number-columns-repeated="1013"/>
        </table:table-row>
        <table:table-row table:style-name="ro1">
          <table:table-cell table:style-name="ce31" table:formula="of:=10*365" office:value-type="float" office:value="3650" calcext:value-type="float">
            <text:p>3,650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" calcext:value-type="percentage">
            <text:p>2.000%</text:p>
          </table:table-cell>
          <table:table-cell table:style-name="ce27" office:value-type="percentage" office:value="0.021" calcext:value-type="percentage">
            <text:p>2.100%</text:p>
          </table:table-cell>
          <table:table-cell table:style-name="ce27" table:formula="of:=([.C18]+[.D18])/2" office:value-type="percentage" office:value="0.0205" calcext:value-type="percentage">
            <text:p>2.050%</text:p>
          </table:table-cell>
          <table:table-cell/>
          <table:table-cell table:style-name="ce31" table:formula="of:=10*365" office:value-type="float" office:value="3650" calcext:value-type="float">
            <text:p>3,650</text:p>
          </table:table-cell>
          <table:table-cell table:style-name="ce27" office:value-type="percentage" office:value="-0.1" calcext:value-type="percentage">
            <text:p>-10.000%</text:p>
          </table:table-cell>
          <table:table-cell table:style-name="ce27" office:value-type="percentage" office:value="0.02025" calcext:value-type="percentage">
            <text:p>2.025%</text:p>
          </table:table-cell>
          <table:table-cell table:style-name="ce27" office:value-type="percentage" office:value="0.02125" calcext:value-type="percentage">
            <text:p>2.125%</text:p>
          </table:table-cell>
          <table:table-cell table:style-name="ce27" table:formula="of:=([.I18]+[.J18])/2" office:value-type="percentage" office:value="0.02075" calcext:value-type="percentage">
            <text:p>2.075%</text:p>
          </table:table-cell>
          <table:table-cell table:number-columns-repeated="1013"/>
        </table:table-row>
        <table:table-row table:style-name="ro1">
          <table:table-cell table:style-name="ce31" table:formula="of:=10*365" office:value-type="float" office:value="3650" calcext:value-type="float">
            <text:p>3,650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" calcext:value-type="percentage">
            <text:p>2.000%</text:p>
          </table:table-cell>
          <table:table-cell table:style-name="ce27" office:value-type="percentage" office:value="0.021" calcext:value-type="percentage">
            <text:p>2.100%</text:p>
          </table:table-cell>
          <table:table-cell table:style-name="ce27" table:formula="of:=([.C19]+[.D19])/2" office:value-type="percentage" office:value="0.0205" calcext:value-type="percentage">
            <text:p>2.050%</text:p>
          </table:table-cell>
          <table:table-cell/>
          <table:table-cell table:style-name="ce31" table:formula="of:=10*365" office:value-type="float" office:value="3650" calcext:value-type="float">
            <text:p>3,650</text:p>
          </table:table-cell>
          <table:table-cell table:style-name="ce27" office:value-type="percentage" office:value="0.1" calcext:value-type="percentage">
            <text:p>10.000%</text:p>
          </table:table-cell>
          <table:table-cell table:style-name="ce27" office:value-type="percentage" office:value="0.02025" calcext:value-type="percentage">
            <text:p>2.025%</text:p>
          </table:table-cell>
          <table:table-cell table:style-name="ce27" office:value-type="percentage" office:value="0.02125" calcext:value-type="percentage">
            <text:p>2.125%</text:p>
          </table:table-cell>
          <table:table-cell table:style-name="ce27" table:formula="of:=([.I19]+[.J19])/2" office:value-type="percentage" office:value="0.02075" calcext:value-type="percentage">
            <text:p>2.075%</text:p>
          </table:table-cell>
          <table:table-cell table:number-columns-repeated="1013"/>
        </table:table-row>
        <table:table-row table:style-name="ro1">
          <table:table-cell table:style-name="ce30" table:formula="of:=50*365" office:value-type="float" office:value="18250" calcext:value-type="float">
            <text:p>18,250</text:p>
          </table:table-cell>
          <table:table-cell table:style-name="ce25" office:value-type="percentage" office:value="-0.1" calcext:value-type="percentage">
            <text:p>-10.000%</text:p>
          </table:table-cell>
          <table:table-cell table:style-name="ce25" table:formula="of:=[.C18]" office:value-type="percentage" office:value="0.02" calcext:value-type="percentage">
            <text:p>2.000%</text:p>
          </table:table-cell>
          <table:table-cell table:style-name="ce25" table:formula="of:=[.D18]" office:value-type="percentage" office:value="0.021" calcext:value-type="percentage">
            <text:p>2.100%</text:p>
          </table:table-cell>
          <table:table-cell table:style-name="ce25" table:formula="of:=([.C20]+[.D20])/2" office:value-type="percentage" office:value="0.0205" calcext:value-type="percentage">
            <text:p>2.050%</text:p>
          </table:table-cell>
          <table:table-cell/>
          <table:table-cell table:style-name="ce30" table:formula="of:=50*365" office:value-type="float" office:value="18250" calcext:value-type="float">
            <text:p>18,250</text:p>
          </table:table-cell>
          <table:table-cell table:style-name="ce25" office:value-type="percentage" office:value="-0.1" calcext:value-type="percentage">
            <text:p>-10.000%</text:p>
          </table:table-cell>
          <table:table-cell table:style-name="ce25" table:formula="of:=[.I18]" office:value-type="percentage" office:value="0.02025" calcext:value-type="percentage">
            <text:p>2.025%</text:p>
          </table:table-cell>
          <table:table-cell table:style-name="ce25" table:formula="of:=[.J18]" office:value-type="percentage" office:value="0.02125" calcext:value-type="percentage">
            <text:p>2.125%</text:p>
          </table:table-cell>
          <table:table-cell table:style-name="ce25" table:formula="of:=([.I20]+[.J20])/2" office:value-type="percentage" office:value="0.02075" calcext:value-type="percentage">
            <text:p>2.075%</text:p>
          </table:table-cell>
          <table:table-cell table:number-columns-repeated="1013"/>
        </table:table-row>
        <table:table-row table:style-name="ro1">
          <table:table-cell table:style-name="ce30" table:formula="of:=50*365" office:value-type="float" office:value="18250" calcext:value-type="float">
            <text:p>18,250</text:p>
          </table:table-cell>
          <table:table-cell table:style-name="ce25" office:value-type="percentage" office:value="0.1" calcext:value-type="percentage">
            <text:p>10.000%</text:p>
          </table:table-cell>
          <table:table-cell table:style-name="ce25" table:formula="of:=[.C19]" office:value-type="percentage" office:value="0.02" calcext:value-type="percentage">
            <text:p>2.000%</text:p>
          </table:table-cell>
          <table:table-cell table:style-name="ce25" table:formula="of:=[.D19]" office:value-type="percentage" office:value="0.021" calcext:value-type="percentage">
            <text:p>2.100%</text:p>
          </table:table-cell>
          <table:table-cell table:style-name="ce25" table:formula="of:=([.C21]+[.D21])/2" office:value-type="percentage" office:value="0.0205" calcext:value-type="percentage">
            <text:p>2.050%</text:p>
          </table:table-cell>
          <table:table-cell/>
          <table:table-cell table:style-name="ce30" table:formula="of:=50*365" office:value-type="float" office:value="18250" calcext:value-type="float">
            <text:p>18,250</text:p>
          </table:table-cell>
          <table:table-cell table:style-name="ce25" office:value-type="percentage" office:value="0.1" calcext:value-type="percentage">
            <text:p>10.000%</text:p>
          </table:table-cell>
          <table:table-cell table:style-name="ce25" table:formula="of:=[.I19]" office:value-type="percentage" office:value="0.02025" calcext:value-type="percentage">
            <text:p>2.025%</text:p>
          </table:table-cell>
          <table:table-cell table:style-name="ce25" table:formula="of:=[.J19]" office:value-type="percentage" office:value="0.02125" calcext:value-type="percentage">
            <text:p>2.125%</text:p>
          </table:table-cell>
          <table:table-cell table:style-name="ce25" table:formula="of:=([.I21]+[.J21])/2" office:value-type="percentage" office:value="0.02075" calcext:value-type="percentage">
            <text:p>2.075%</text:p>
          </table:table-cell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WPT_6M_VOL_EUR" table:style-name="ta1">
        <table:table-column table:style-name="co2" table:number-columns-repeated="1024" table:default-cell-style-name="ce69"/>
        <table:table-row table:style-name="ro1">
          <table:table-cell table:style-name="ce14" office:value-type="string" calcext:value-type="string">
            <text:p>ATM Swaption Volatility for 6M Ten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maturity</text:p>
          </table:table-cell>
          <table:table-cell table:style-name="ce22" office:value-type="string" calcext:value-type="string">
            <text:p>strike</text:p>
          </table:table-cell>
          <table:table-cell table:style-name="ce22" office:value-type="string" calcext:value-type="string">
            <text:p>vol bid</text:p>
          </table:table-cell>
          <table:table-cell table:style-name="ce22" office:value-type="string" calcext:value-type="string">
            <text:p>vol offer</text:p>
          </table:table-cell>
          <table:table-cell table:style-name="ce22" office:value-type="string" calcext:value-type="string">
            <text:p>vol mid</text:p>
          </table:table-cell>
          <table:table-cell table:number-columns-repeated="101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7" office:value-type="percentage" office:value="-0.005" calcext:value-type="percentage">
            <text:p>-0.50%</text:p>
          </table:table-cell>
          <table:table-cell table:style-name="ce39" office:value-type="percentage" office:value="0.00209" calcext:value-type="percentage">
            <text:p>0.2090%</text:p>
          </table:table-cell>
          <table:table-cell table:style-name="ce39" table:formula="of:=[.C4]" office:value-type="percentage" office:value="0.00209" calcext:value-type="percentage">
            <text:p>0.2090%</text:p>
          </table:table-cell>
          <table:table-cell table:style-name="ce39" table:formula="of:=([.C4]+[.D4])/2" office:value-type="percentage" office:value="0.00209" calcext:value-type="percentage">
            <text:p>0.2090%</text:p>
          </table:table-cell>
          <table:table-cell table:number-columns-repeated="101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7" office:value-type="percentage" office:value="-0.0027" calcext:value-type="percentage">
            <text:p>-0.27%</text:p>
          </table:table-cell>
          <table:table-cell table:style-name="ce39" office:value-type="percentage" office:value="0.002149" calcext:value-type="percentage">
            <text:p>0.2149%</text:p>
          </table:table-cell>
          <table:table-cell table:style-name="ce39" table:formula="of:=[.C5]" office:value-type="percentage" office:value="0.002149" calcext:value-type="percentage">
            <text:p>0.2149%</text:p>
          </table:table-cell>
          <table:table-cell table:style-name="ce39" table:formula="of:=([.C5]+[.D5])/2" office:value-type="percentage" office:value="0.002149" calcext:value-type="percentage">
            <text:p>0.2149%</text:p>
          </table:table-cell>
          <table:table-cell table:number-columns-repeated="101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7" office:value-type="percentage" office:value="0" calcext:value-type="percentage">
            <text:p>0.00%</text:p>
          </table:table-cell>
          <table:table-cell table:style-name="ce39" office:value-type="percentage" office:value="0.002578" calcext:value-type="percentage">
            <text:p>0.2578%</text:p>
          </table:table-cell>
          <table:table-cell table:style-name="ce39" table:formula="of:=[.C6]" office:value-type="percentage" office:value="0.002578" calcext:value-type="percentage">
            <text:p>0.2578%</text:p>
          </table:table-cell>
          <table:table-cell table:style-name="ce39" table:formula="of:=([.C6]+[.D6])/2" office:value-type="percentage" office:value="0.002578" calcext:value-type="percentage">
            <text:p>0.2578%</text:p>
          </table:table-cell>
          <table:table-cell table:number-columns-repeated="101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9" office:value-type="percentage" office:value="0.003592" calcext:value-type="percentage">
            <text:p>0.3592%</text:p>
          </table:table-cell>
          <table:table-cell table:style-name="ce39" table:formula="of:=[.C7]" office:value-type="percentage" office:value="0.003592" calcext:value-type="percentage">
            <text:p>0.3592%</text:p>
          </table:table-cell>
          <table:table-cell table:style-name="ce39" table:formula="of:=([.C7]+[.D7])/2" office:value-type="percentage" office:value="0.003592" calcext:value-type="percentage">
            <text:p>0.3592%</text:p>
          </table:table-cell>
          <table:table-cell table:number-columns-repeated="101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7" office:value-type="percentage" office:value="0.01" calcext:value-type="percentage">
            <text:p>1.00%</text:p>
          </table:table-cell>
          <table:table-cell table:style-name="ce39" office:value-type="percentage" office:value="0.004591" calcext:value-type="percentage">
            <text:p>0.4591%</text:p>
          </table:table-cell>
          <table:table-cell table:style-name="ce39" table:formula="of:=[.C8]" office:value-type="percentage" office:value="0.004591" calcext:value-type="percentage">
            <text:p>0.4591%</text:p>
          </table:table-cell>
          <table:table-cell table:style-name="ce39" table:formula="of:=([.C8]+[.D8])/2" office:value-type="percentage" office:value="0.004591" calcext:value-type="percentage">
            <text:p>0.4591%</text:p>
          </table:table-cell>
          <table:table-cell table:number-columns-repeated="101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7" office:value-type="percentage" office:value="0.015" calcext:value-type="percentage">
            <text:p>1.50%</text:p>
          </table:table-cell>
          <table:table-cell table:style-name="ce39" office:value-type="percentage" office:value="0.005548" calcext:value-type="percentage">
            <text:p>0.5548%</text:p>
          </table:table-cell>
          <table:table-cell table:style-name="ce39" table:formula="of:=[.C9]" office:value-type="percentage" office:value="0.005548" calcext:value-type="percentage">
            <text:p>0.5548%</text:p>
          </table:table-cell>
          <table:table-cell table:style-name="ce39" table:formula="of:=([.C9]+[.D9])/2" office:value-type="percentage" office:value="0.005548" calcext:value-type="percentage">
            <text:p>0.5548%</text:p>
          </table:table-cell>
          <table:table-cell table:number-columns-repeated="101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7" office:value-type="percentage" office:value="0.02" calcext:value-type="percentage">
            <text:p>2.00%</text:p>
          </table:table-cell>
          <table:table-cell table:style-name="ce39" office:value-type="percentage" office:value="0.006468" calcext:value-type="percentage">
            <text:p>0.6468%</text:p>
          </table:table-cell>
          <table:table-cell table:style-name="ce39" table:formula="of:=[.C10]" office:value-type="percentage" office:value="0.006468" calcext:value-type="percentage">
            <text:p>0.6468%</text:p>
          </table:table-cell>
          <table:table-cell table:style-name="ce39" table:formula="of:=([.C10]+[.D10])/2" office:value-type="percentage" office:value="0.006468" calcext:value-type="percentage">
            <text:p>0.6468%</text:p>
          </table:table-cell>
          <table:table-cell table:number-columns-repeated="101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7" office:value-type="percentage" office:value="0.025" calcext:value-type="percentage">
            <text:p>2.50%</text:p>
          </table:table-cell>
          <table:table-cell table:style-name="ce39" office:value-type="percentage" office:value="0.007359" calcext:value-type="percentage">
            <text:p>0.7359%</text:p>
          </table:table-cell>
          <table:table-cell table:style-name="ce39" table:formula="of:=[.C11]" office:value-type="percentage" office:value="0.007359" calcext:value-type="percentage">
            <text:p>0.7359%</text:p>
          </table:table-cell>
          <table:table-cell table:style-name="ce39" table:formula="of:=([.C11]+[.D11])/2" office:value-type="percentage" office:value="0.007359" calcext:value-type="percentage">
            <text:p>0.7359%</text:p>
          </table:table-cell>
          <table:table-cell table:number-columns-repeated="101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7" office:value-type="percentage" office:value="0.03" calcext:value-type="percentage">
            <text:p>3.00%</text:p>
          </table:table-cell>
          <table:table-cell table:style-name="ce39" office:value-type="percentage" office:value="0.008226" calcext:value-type="percentage">
            <text:p>0.8226%</text:p>
          </table:table-cell>
          <table:table-cell table:style-name="ce39" table:formula="of:=[.C12]" office:value-type="percentage" office:value="0.008226" calcext:value-type="percentage">
            <text:p>0.8226%</text:p>
          </table:table-cell>
          <table:table-cell table:style-name="ce39" table:formula="of:=([.C12]+[.D12])/2" office:value-type="percentage" office:value="0.008226" calcext:value-type="percentage">
            <text:p>0.8226%</text:p>
          </table:table-cell>
          <table:table-cell table:number-columns-repeated="101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7" office:value-type="percentage" office:value="0.035" calcext:value-type="percentage">
            <text:p>3.50%</text:p>
          </table:table-cell>
          <table:table-cell table:style-name="ce39" office:value-type="percentage" office:value="0.009073" calcext:value-type="percentage">
            <text:p>0.9073%</text:p>
          </table:table-cell>
          <table:table-cell table:style-name="ce39" table:formula="of:=[.C13]" office:value-type="percentage" office:value="0.009073" calcext:value-type="percentage">
            <text:p>0.9073%</text:p>
          </table:table-cell>
          <table:table-cell table:style-name="ce39" table:formula="of:=([.C13]+[.D13])/2" office:value-type="percentage" office:value="0.009073" calcext:value-type="percentage">
            <text:p>0.9073%</text:p>
          </table:table-cell>
          <table:table-cell table:number-columns-repeated="101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7" office:value-type="percentage" office:value="0.04" calcext:value-type="percentage">
            <text:p>4.00%</text:p>
          </table:table-cell>
          <table:table-cell table:style-name="ce39" office:value-type="percentage" office:value="0.009903" calcext:value-type="percentage">
            <text:p>0.9903%</text:p>
          </table:table-cell>
          <table:table-cell table:style-name="ce39" table:formula="of:=[.C14]" office:value-type="percentage" office:value="0.009903" calcext:value-type="percentage">
            <text:p>0.9903%</text:p>
          </table:table-cell>
          <table:table-cell table:style-name="ce39" table:formula="of:=([.C14]+[.D14])/2" office:value-type="percentage" office:value="0.009903" calcext:value-type="percentage">
            <text:p>0.9903%</text:p>
          </table:table-cell>
          <table:table-cell table:number-columns-repeated="1019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style-name="ce37" office:value-type="percentage" office:value="0.05" calcext:value-type="percentage">
            <text:p>5.00%</text:p>
          </table:table-cell>
          <table:table-cell table:style-name="ce39" office:value-type="percentage" office:value="0.011518" calcext:value-type="percentage">
            <text:p>1.1518%</text:p>
          </table:table-cell>
          <table:table-cell table:style-name="ce39" table:formula="of:=[.C15]" office:value-type="percentage" office:value="0.011518" calcext:value-type="percentage">
            <text:p>1.1518%</text:p>
          </table:table-cell>
          <table:table-cell table:style-name="ce39" table:formula="of:=([.C15]+[.D15])/2" office:value-type="percentage" office:value="0.011518" calcext:value-type="percentage">
            <text:p>1.1518%</text:p>
          </table:table-cell>
          <table:table-cell table:number-columns-repeated="1019"/>
        </table:table-row>
        <table:table-row table:style-name="ro1">
          <table:table-cell table:style-name="ce85" table:formula="of:=1*365" office:value-type="float" office:value="365" calcext:value-type="float">
            <text:p>365</text:p>
          </table:table-cell>
          <table:table-cell table:style-name="ce38" office:value-type="percentage" office:value="-0.005" calcext:value-type="percentage">
            <text:p>-0.50%</text:p>
          </table:table-cell>
          <table:table-cell table:style-name="ce40" office:value-type="percentage" office:value="0.00209" calcext:value-type="percentage">
            <text:p>0.2090%</text:p>
          </table:table-cell>
          <table:table-cell table:style-name="ce40" table:formula="of:=[.C16]" office:value-type="percentage" office:value="0.00209" calcext:value-type="percentage">
            <text:p>0.2090%</text:p>
          </table:table-cell>
          <table:table-cell table:style-name="ce40" table:formula="of:=([.C16]+[.D16])/2" office:value-type="percentage" office:value="0.00209" calcext:value-type="percentage">
            <text:p>0.2090%</text:p>
          </table:table-cell>
          <table:table-cell table:number-columns-repeated="1019"/>
        </table:table-row>
        <table:table-row table:style-name="ro1">
          <table:table-cell table:style-name="ce85" table:formula="of:=1*365" office:value-type="float" office:value="365" calcext:value-type="float">
            <text:p>365</text:p>
          </table:table-cell>
          <table:table-cell table:style-name="ce38" office:value-type="percentage" office:value="-0.0027" calcext:value-type="percentage">
            <text:p>-0.27%</text:p>
          </table:table-cell>
          <table:table-cell table:style-name="ce40" office:value-type="percentage" office:value="0.002149" calcext:value-type="percentage">
            <text:p>0.2149%</text:p>
          </table:table-cell>
          <table:table-cell table:style-name="ce40" table:formula="of:=[.C17]" office:value-type="percentage" office:value="0.002149" calcext:value-type="percentage">
            <text:p>0.2149%</text:p>
          </table:table-cell>
          <table:table-cell table:style-name="ce40" table:formula="of:=([.C17]+[.D17])/2" office:value-type="percentage" office:value="0.002149" calcext:value-type="percentage">
            <text:p>0.2149%</text:p>
          </table:table-cell>
          <table:table-cell table:number-columns-repeated="1019"/>
        </table:table-row>
        <table:table-row table:style-name="ro1">
          <table:table-cell table:style-name="ce85" table:formula="of:=1*365" office:value-type="float" office:value="365" calcext:value-type="float">
            <text:p>365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40" office:value-type="percentage" office:value="0.002578" calcext:value-type="percentage">
            <text:p>0.2578%</text:p>
          </table:table-cell>
          <table:table-cell table:style-name="ce40" table:formula="of:=[.C18]" office:value-type="percentage" office:value="0.002578" calcext:value-type="percentage">
            <text:p>0.2578%</text:p>
          </table:table-cell>
          <table:table-cell table:style-name="ce40" table:formula="of:=([.C18]+[.D18])/2" office:value-type="percentage" office:value="0.002578" calcext:value-type="percentage">
            <text:p>0.2578%</text:p>
          </table:table-cell>
          <table:table-cell table:number-columns-repeated="1019"/>
        </table:table-row>
        <table:table-row table:style-name="ro1">
          <table:table-cell table:style-name="ce85" table:formula="of:=1*365" office:value-type="float" office:value="365" calcext:value-type="float">
            <text:p>365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40" office:value-type="percentage" office:value="0.003592" calcext:value-type="percentage">
            <text:p>0.3592%</text:p>
          </table:table-cell>
          <table:table-cell table:style-name="ce40" table:formula="of:=[.C19]" office:value-type="percentage" office:value="0.003592" calcext:value-type="percentage">
            <text:p>0.3592%</text:p>
          </table:table-cell>
          <table:table-cell table:style-name="ce40" table:formula="of:=([.C19]+[.D19])/2" office:value-type="percentage" office:value="0.003592" calcext:value-type="percentage">
            <text:p>0.3592%</text:p>
          </table:table-cell>
          <table:table-cell table:number-columns-repeated="1019"/>
        </table:table-row>
        <table:table-row table:style-name="ro1">
          <table:table-cell table:style-name="ce85" table:formula="of:=1*365" office:value-type="float" office:value="365" calcext:value-type="float">
            <text:p>365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40" office:value-type="percentage" office:value="0.004591" calcext:value-type="percentage">
            <text:p>0.4591%</text:p>
          </table:table-cell>
          <table:table-cell table:style-name="ce40" table:formula="of:=[.C20]" office:value-type="percentage" office:value="0.004591" calcext:value-type="percentage">
            <text:p>0.4591%</text:p>
          </table:table-cell>
          <table:table-cell table:style-name="ce40" table:formula="of:=([.C20]+[.D20])/2" office:value-type="percentage" office:value="0.004591" calcext:value-type="percentage">
            <text:p>0.4591%</text:p>
          </table:table-cell>
          <table:table-cell table:number-columns-repeated="1019"/>
        </table:table-row>
        <table:table-row table:style-name="ro1">
          <table:table-cell table:style-name="ce85" table:formula="of:=1*365" office:value-type="float" office:value="365" calcext:value-type="float">
            <text:p>365</text:p>
          </table:table-cell>
          <table:table-cell table:style-name="ce38" office:value-type="percentage" office:value="0.015" calcext:value-type="percentage">
            <text:p>1.50%</text:p>
          </table:table-cell>
          <table:table-cell table:style-name="ce40" office:value-type="percentage" office:value="0.005548" calcext:value-type="percentage">
            <text:p>0.5548%</text:p>
          </table:table-cell>
          <table:table-cell table:style-name="ce40" table:formula="of:=[.C21]" office:value-type="percentage" office:value="0.005548" calcext:value-type="percentage">
            <text:p>0.5548%</text:p>
          </table:table-cell>
          <table:table-cell table:style-name="ce40" table:formula="of:=([.C21]+[.D21])/2" office:value-type="percentage" office:value="0.005548" calcext:value-type="percentage">
            <text:p>0.5548%</text:p>
          </table:table-cell>
          <table:table-cell table:number-columns-repeated="1019"/>
        </table:table-row>
        <table:table-row table:style-name="ro1">
          <table:table-cell table:style-name="ce85" table:formula="of:=1*365" office:value-type="float" office:value="365" calcext:value-type="float">
            <text:p>365</text:p>
          </table:table-cell>
          <table:table-cell table:style-name="ce38" office:value-type="percentage" office:value="0.02" calcext:value-type="percentage">
            <text:p>2.00%</text:p>
          </table:table-cell>
          <table:table-cell table:style-name="ce40" office:value-type="percentage" office:value="0.006468" calcext:value-type="percentage">
            <text:p>0.6468%</text:p>
          </table:table-cell>
          <table:table-cell table:style-name="ce40" table:formula="of:=[.C22]" office:value-type="percentage" office:value="0.006468" calcext:value-type="percentage">
            <text:p>0.6468%</text:p>
          </table:table-cell>
          <table:table-cell table:style-name="ce40" table:formula="of:=([.C22]+[.D22])/2" office:value-type="percentage" office:value="0.006468" calcext:value-type="percentage">
            <text:p>0.6468%</text:p>
          </table:table-cell>
          <table:table-cell table:number-columns-repeated="1019"/>
        </table:table-row>
        <table:table-row table:style-name="ro1">
          <table:table-cell table:style-name="ce85" table:formula="of:=1*365" office:value-type="float" office:value="365" calcext:value-type="float">
            <text:p>365</text:p>
          </table:table-cell>
          <table:table-cell table:style-name="ce38" office:value-type="percentage" office:value="0.025" calcext:value-type="percentage">
            <text:p>2.50%</text:p>
          </table:table-cell>
          <table:table-cell table:style-name="ce40" office:value-type="percentage" office:value="0.007359" calcext:value-type="percentage">
            <text:p>0.7359%</text:p>
          </table:table-cell>
          <table:table-cell table:style-name="ce40" table:formula="of:=[.C23]" office:value-type="percentage" office:value="0.007359" calcext:value-type="percentage">
            <text:p>0.7359%</text:p>
          </table:table-cell>
          <table:table-cell table:style-name="ce40" table:formula="of:=([.C23]+[.D23])/2" office:value-type="percentage" office:value="0.007359" calcext:value-type="percentage">
            <text:p>0.7359%</text:p>
          </table:table-cell>
          <table:table-cell table:number-columns-repeated="1019"/>
        </table:table-row>
        <table:table-row table:style-name="ro1">
          <table:table-cell table:style-name="ce85" table:formula="of:=1*365" office:value-type="float" office:value="365" calcext:value-type="float">
            <text:p>365</text:p>
          </table:table-cell>
          <table:table-cell table:style-name="ce38" office:value-type="percentage" office:value="0.03" calcext:value-type="percentage">
            <text:p>3.00%</text:p>
          </table:table-cell>
          <table:table-cell table:style-name="ce40" office:value-type="percentage" office:value="0.008226" calcext:value-type="percentage">
            <text:p>0.8226%</text:p>
          </table:table-cell>
          <table:table-cell table:style-name="ce40" table:formula="of:=[.C24]" office:value-type="percentage" office:value="0.008226" calcext:value-type="percentage">
            <text:p>0.8226%</text:p>
          </table:table-cell>
          <table:table-cell table:style-name="ce40" table:formula="of:=([.C24]+[.D24])/2" office:value-type="percentage" office:value="0.008226" calcext:value-type="percentage">
            <text:p>0.8226%</text:p>
          </table:table-cell>
          <table:table-cell table:number-columns-repeated="1019"/>
        </table:table-row>
        <table:table-row table:style-name="ro1">
          <table:table-cell table:style-name="ce85" table:formula="of:=1*365" office:value-type="float" office:value="365" calcext:value-type="float">
            <text:p>365</text:p>
          </table:table-cell>
          <table:table-cell table:style-name="ce38" office:value-type="percentage" office:value="0.035" calcext:value-type="percentage">
            <text:p>3.50%</text:p>
          </table:table-cell>
          <table:table-cell table:style-name="ce40" office:value-type="percentage" office:value="0.009073" calcext:value-type="percentage">
            <text:p>0.9073%</text:p>
          </table:table-cell>
          <table:table-cell table:style-name="ce40" table:formula="of:=[.C25]" office:value-type="percentage" office:value="0.009073" calcext:value-type="percentage">
            <text:p>0.9073%</text:p>
          </table:table-cell>
          <table:table-cell table:style-name="ce40" table:formula="of:=([.C25]+[.D25])/2" office:value-type="percentage" office:value="0.009073" calcext:value-type="percentage">
            <text:p>0.9073%</text:p>
          </table:table-cell>
          <table:table-cell table:number-columns-repeated="1019"/>
        </table:table-row>
        <table:table-row table:style-name="ro1">
          <table:table-cell table:style-name="ce85" table:formula="of:=1*365" office:value-type="float" office:value="365" calcext:value-type="float">
            <text:p>365</text:p>
          </table:table-cell>
          <table:table-cell table:style-name="ce38" office:value-type="percentage" office:value="0.04" calcext:value-type="percentage">
            <text:p>4.00%</text:p>
          </table:table-cell>
          <table:table-cell table:style-name="ce40" office:value-type="percentage" office:value="0.009903" calcext:value-type="percentage">
            <text:p>0.9903%</text:p>
          </table:table-cell>
          <table:table-cell table:style-name="ce40" table:formula="of:=[.C26]" office:value-type="percentage" office:value="0.009903" calcext:value-type="percentage">
            <text:p>0.9903%</text:p>
          </table:table-cell>
          <table:table-cell table:style-name="ce40" table:formula="of:=([.C26]+[.D26])/2" office:value-type="percentage" office:value="0.009903" calcext:value-type="percentage">
            <text:p>0.9903%</text:p>
          </table:table-cell>
          <table:table-cell table:number-columns-repeated="1019"/>
        </table:table-row>
        <table:table-row table:style-name="ro1">
          <table:table-cell table:style-name="ce85" table:formula="of:=1*365" office:value-type="float" office:value="365" calcext:value-type="float">
            <text:p>365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40" office:value-type="percentage" office:value="0.011518" calcext:value-type="percentage">
            <text:p>1.1518%</text:p>
          </table:table-cell>
          <table:table-cell table:style-name="ce40" table:formula="of:=[.C27]" office:value-type="percentage" office:value="0.011518" calcext:value-type="percentage">
            <text:p>1.1518%</text:p>
          </table:table-cell>
          <table:table-cell table:style-name="ce40" table:formula="of:=([.C27]+[.D27])/2" office:value-type="percentage" office:value="0.011518" calcext:value-type="percentage">
            <text:p>1.1518%</text:p>
          </table:table-cell>
          <table:table-cell table:number-columns-repeated="1019"/>
        </table:table-row>
        <table:table-row table:style-name="ro1">
          <table:table-cell table:style-name="ce85" table:formula="of:=2*365" office:value-type="float" office:value="730" calcext:value-type="float">
            <text:p>730</text:p>
          </table:table-cell>
          <table:table-cell table:style-name="ce38" office:value-type="percentage" office:value="-0.005" calcext:value-type="percentage">
            <text:p>-0.50%</text:p>
          </table:table-cell>
          <table:table-cell table:style-name="ce40" office:value-type="percentage" office:value="0.003337" calcext:value-type="percentage">
            <text:p>0.3337%</text:p>
          </table:table-cell>
          <table:table-cell table:style-name="ce40" table:formula="of:=[.C28]" office:value-type="percentage" office:value="0.003337" calcext:value-type="percentage">
            <text:p>0.3337%</text:p>
          </table:table-cell>
          <table:table-cell table:style-name="ce40" table:formula="of:=([.C28]+[.D28])/2" office:value-type="percentage" office:value="0.003337" calcext:value-type="percentage">
            <text:p>0.3337%</text:p>
          </table:table-cell>
          <table:table-cell table:number-columns-repeated="1019"/>
        </table:table-row>
        <table:table-row table:style-name="ro1">
          <table:table-cell table:style-name="ce85" table:formula="of:=2*365" office:value-type="float" office:value="730" calcext:value-type="float">
            <text:p>730</text:p>
          </table:table-cell>
          <table:table-cell table:style-name="ce38" office:value-type="percentage" office:value="-0.0002" calcext:value-type="percentage">
            <text:p>-0.02%</text:p>
          </table:table-cell>
          <table:table-cell table:style-name="ce40" office:value-type="percentage" office:value="0.003671" calcext:value-type="percentage">
            <text:p>0.3671%</text:p>
          </table:table-cell>
          <table:table-cell table:style-name="ce40" table:formula="of:=[.C29]" office:value-type="percentage" office:value="0.003671" calcext:value-type="percentage">
            <text:p>0.3671%</text:p>
          </table:table-cell>
          <table:table-cell table:style-name="ce40" table:formula="of:=([.C29]+[.D29])/2" office:value-type="percentage" office:value="0.003671" calcext:value-type="percentage">
            <text:p>0.3671%</text:p>
          </table:table-cell>
          <table:table-cell table:number-columns-repeated="1019"/>
        </table:table-row>
        <table:table-row table:style-name="ro1">
          <table:table-cell table:style-name="ce85" table:formula="of:=2*365" office:value-type="float" office:value="730" calcext:value-type="float">
            <text:p>730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40" office:value-type="percentage" office:value="0.0037" calcext:value-type="percentage">
            <text:p>0.3700%</text:p>
          </table:table-cell>
          <table:table-cell table:style-name="ce40" table:formula="of:=[.C30]" office:value-type="percentage" office:value="0.0037" calcext:value-type="percentage">
            <text:p>0.3700%</text:p>
          </table:table-cell>
          <table:table-cell table:style-name="ce40" table:formula="of:=([.C30]+[.D30])/2" office:value-type="percentage" office:value="0.0037" calcext:value-type="percentage">
            <text:p>0.3700%</text:p>
          </table:table-cell>
          <table:table-cell table:number-columns-repeated="1019"/>
        </table:table-row>
        <table:table-row table:style-name="ro1">
          <table:table-cell table:style-name="ce85" table:formula="of:=2*365" office:value-type="float" office:value="730" calcext:value-type="float">
            <text:p>73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40" office:value-type="percentage" office:value="0.004436" calcext:value-type="percentage">
            <text:p>0.4436%</text:p>
          </table:table-cell>
          <table:table-cell table:style-name="ce40" table:formula="of:=[.C31]" office:value-type="percentage" office:value="0.004436" calcext:value-type="percentage">
            <text:p>0.4436%</text:p>
          </table:table-cell>
          <table:table-cell table:style-name="ce40" table:formula="of:=([.C31]+[.D31])/2" office:value-type="percentage" office:value="0.004436" calcext:value-type="percentage">
            <text:p>0.4436%</text:p>
          </table:table-cell>
          <table:table-cell table:number-columns-repeated="1019"/>
        </table:table-row>
        <table:table-row table:style-name="ro1">
          <table:table-cell table:style-name="ce85" table:formula="of:=2*365" office:value-type="float" office:value="730" calcext:value-type="float">
            <text:p>730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40" office:value-type="percentage" office:value="0.005271" calcext:value-type="percentage">
            <text:p>0.5271%</text:p>
          </table:table-cell>
          <table:table-cell table:style-name="ce40" table:formula="of:=[.C32]" office:value-type="percentage" office:value="0.005271" calcext:value-type="percentage">
            <text:p>0.5271%</text:p>
          </table:table-cell>
          <table:table-cell table:style-name="ce40" table:formula="of:=([.C32]+[.D32])/2" office:value-type="percentage" office:value="0.005271" calcext:value-type="percentage">
            <text:p>0.5271%</text:p>
          </table:table-cell>
          <table:table-cell table:number-columns-repeated="1019"/>
        </table:table-row>
        <table:table-row table:style-name="ro1">
          <table:table-cell table:style-name="ce85" table:formula="of:=2*365" office:value-type="float" office:value="730" calcext:value-type="float">
            <text:p>730</text:p>
          </table:table-cell>
          <table:table-cell table:style-name="ce38" office:value-type="percentage" office:value="0.015" calcext:value-type="percentage">
            <text:p>1.50%</text:p>
          </table:table-cell>
          <table:table-cell table:style-name="ce40" office:value-type="percentage" office:value="0.006114" calcext:value-type="percentage">
            <text:p>0.6114%</text:p>
          </table:table-cell>
          <table:table-cell table:style-name="ce40" table:formula="of:=[.C33]" office:value-type="percentage" office:value="0.006114" calcext:value-type="percentage">
            <text:p>0.6114%</text:p>
          </table:table-cell>
          <table:table-cell table:style-name="ce40" table:formula="of:=([.C33]+[.D33])/2" office:value-type="percentage" office:value="0.006114" calcext:value-type="percentage">
            <text:p>0.6114%</text:p>
          </table:table-cell>
          <table:table-cell table:number-columns-repeated="1019"/>
        </table:table-row>
        <table:table-row table:style-name="ro1">
          <table:table-cell table:style-name="ce85" table:formula="of:=2*365" office:value-type="float" office:value="730" calcext:value-type="float">
            <text:p>730</text:p>
          </table:table-cell>
          <table:table-cell table:style-name="ce38" office:value-type="percentage" office:value="0.02" calcext:value-type="percentage">
            <text:p>2.00%</text:p>
          </table:table-cell>
          <table:table-cell table:style-name="ce40" office:value-type="percentage" office:value="0.006941" calcext:value-type="percentage">
            <text:p>0.6941%</text:p>
          </table:table-cell>
          <table:table-cell table:style-name="ce40" table:formula="of:=[.C34]" office:value-type="percentage" office:value="0.006941" calcext:value-type="percentage">
            <text:p>0.6941%</text:p>
          </table:table-cell>
          <table:table-cell table:style-name="ce40" table:formula="of:=([.C34]+[.D34])/2" office:value-type="percentage" office:value="0.006941" calcext:value-type="percentage">
            <text:p>0.6941%</text:p>
          </table:table-cell>
          <table:table-cell table:number-columns-repeated="1019"/>
        </table:table-row>
        <table:table-row table:style-name="ro1">
          <table:table-cell table:style-name="ce85" table:formula="of:=2*365" office:value-type="float" office:value="730" calcext:value-type="float">
            <text:p>730</text:p>
          </table:table-cell>
          <table:table-cell table:style-name="ce38" office:value-type="percentage" office:value="0.025" calcext:value-type="percentage">
            <text:p>2.50%</text:p>
          </table:table-cell>
          <table:table-cell table:style-name="ce40" office:value-type="percentage" office:value="0.00775" calcext:value-type="percentage">
            <text:p>0.7750%</text:p>
          </table:table-cell>
          <table:table-cell table:style-name="ce40" table:formula="of:=[.C35]" office:value-type="percentage" office:value="0.00775" calcext:value-type="percentage">
            <text:p>0.7750%</text:p>
          </table:table-cell>
          <table:table-cell table:style-name="ce40" table:formula="of:=([.C35]+[.D35])/2" office:value-type="percentage" office:value="0.00775" calcext:value-type="percentage">
            <text:p>0.7750%</text:p>
          </table:table-cell>
          <table:table-cell table:number-columns-repeated="1019"/>
        </table:table-row>
        <table:table-row table:style-name="ro1">
          <table:table-cell table:style-name="ce85" table:formula="of:=2*365" office:value-type="float" office:value="730" calcext:value-type="float">
            <text:p>730</text:p>
          </table:table-cell>
          <table:table-cell table:style-name="ce38" office:value-type="percentage" office:value="0.03" calcext:value-type="percentage">
            <text:p>3.00%</text:p>
          </table:table-cell>
          <table:table-cell table:style-name="ce40" office:value-type="percentage" office:value="0.008541" calcext:value-type="percentage">
            <text:p>0.8541%</text:p>
          </table:table-cell>
          <table:table-cell table:style-name="ce40" table:formula="of:=[.C36]" office:value-type="percentage" office:value="0.008541" calcext:value-type="percentage">
            <text:p>0.8541%</text:p>
          </table:table-cell>
          <table:table-cell table:style-name="ce40" table:formula="of:=([.C36]+[.D36])/2" office:value-type="percentage" office:value="0.008541" calcext:value-type="percentage">
            <text:p>0.8541%</text:p>
          </table:table-cell>
          <table:table-cell table:number-columns-repeated="1019"/>
        </table:table-row>
        <table:table-row table:style-name="ro1">
          <table:table-cell table:style-name="ce85" table:formula="of:=2*365" office:value-type="float" office:value="730" calcext:value-type="float">
            <text:p>730</text:p>
          </table:table-cell>
          <table:table-cell table:style-name="ce38" office:value-type="percentage" office:value="0.035" calcext:value-type="percentage">
            <text:p>3.50%</text:p>
          </table:table-cell>
          <table:table-cell table:style-name="ce40" office:value-type="percentage" office:value="0.009315" calcext:value-type="percentage">
            <text:p>0.9315%</text:p>
          </table:table-cell>
          <table:table-cell table:style-name="ce40" table:formula="of:=[.C37]" office:value-type="percentage" office:value="0.009315" calcext:value-type="percentage">
            <text:p>0.9315%</text:p>
          </table:table-cell>
          <table:table-cell table:style-name="ce40" table:formula="of:=([.C37]+[.D37])/2" office:value-type="percentage" office:value="0.009315" calcext:value-type="percentage">
            <text:p>0.9315%</text:p>
          </table:table-cell>
          <table:table-cell table:number-columns-repeated="1019"/>
        </table:table-row>
        <table:table-row table:style-name="ro1">
          <table:table-cell table:style-name="ce85" table:formula="of:=2*365" office:value-type="float" office:value="730" calcext:value-type="float">
            <text:p>730</text:p>
          </table:table-cell>
          <table:table-cell table:style-name="ce38" office:value-type="percentage" office:value="0.04" calcext:value-type="percentage">
            <text:p>4.00%</text:p>
          </table:table-cell>
          <table:table-cell table:style-name="ce40" office:value-type="percentage" office:value="0.010073" calcext:value-type="percentage">
            <text:p>1.0073%</text:p>
          </table:table-cell>
          <table:table-cell table:style-name="ce40" table:formula="of:=[.C38]" office:value-type="percentage" office:value="0.010073" calcext:value-type="percentage">
            <text:p>1.0073%</text:p>
          </table:table-cell>
          <table:table-cell table:style-name="ce40" table:formula="of:=([.C38]+[.D38])/2" office:value-type="percentage" office:value="0.010073" calcext:value-type="percentage">
            <text:p>1.0073%</text:p>
          </table:table-cell>
          <table:table-cell table:number-columns-repeated="1019"/>
        </table:table-row>
        <table:table-row table:style-name="ro1">
          <table:table-cell table:style-name="ce85" table:formula="of:=2*365" office:value-type="float" office:value="730" calcext:value-type="float">
            <text:p>730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40" office:value-type="percentage" office:value="0.01155" calcext:value-type="percentage">
            <text:p>1.1550%</text:p>
          </table:table-cell>
          <table:table-cell table:style-name="ce40" table:formula="of:=[.C39]" office:value-type="percentage" office:value="0.01155" calcext:value-type="percentage">
            <text:p>1.1550%</text:p>
          </table:table-cell>
          <table:table-cell table:style-name="ce40" table:formula="of:=([.C39]+[.D39])/2" office:value-type="percentage" office:value="0.01155" calcext:value-type="percentage">
            <text:p>1.1550%</text:p>
          </table:table-cell>
          <table:table-cell table:number-columns-repeated="1019"/>
        </table:table-row>
        <table:table-row table:style-name="ro1">
          <table:table-cell table:style-name="ce85" table:formula="of:=5*365" office:value-type="float" office:value="1825" calcext:value-type="float">
            <text:p>1825</text:p>
          </table:table-cell>
          <table:table-cell table:style-name="ce38" office:value-type="percentage" office:value="-0.005" calcext:value-type="percentage">
            <text:p>-0.50%</text:p>
          </table:table-cell>
          <table:table-cell table:style-name="ce40" office:value-type="percentage" office:value="0.005341" calcext:value-type="percentage">
            <text:p>0.5341%</text:p>
          </table:table-cell>
          <table:table-cell table:style-name="ce40" table:formula="of:=[.C40]" office:value-type="percentage" office:value="0.005341" calcext:value-type="percentage">
            <text:p>0.5341%</text:p>
          </table:table-cell>
          <table:table-cell table:style-name="ce40" table:formula="of:=([.C40]+[.D40])/2" office:value-type="percentage" office:value="0.005341" calcext:value-type="percentage">
            <text:p>0.5341%</text:p>
          </table:table-cell>
          <table:table-cell table:number-columns-repeated="1019"/>
        </table:table-row>
        <table:table-row table:style-name="ro1">
          <table:table-cell table:style-name="ce85" table:formula="of:=5*365" office:value-type="float" office:value="1825" calcext:value-type="float">
            <text:p>1825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40" office:value-type="percentage" office:value="0.005652" calcext:value-type="percentage">
            <text:p>0.5652%</text:p>
          </table:table-cell>
          <table:table-cell table:style-name="ce40" table:formula="of:=[.C41]" office:value-type="percentage" office:value="0.005652" calcext:value-type="percentage">
            <text:p>0.5652%</text:p>
          </table:table-cell>
          <table:table-cell table:style-name="ce40" table:formula="of:=([.C41]+[.D41])/2" office:value-type="percentage" office:value="0.005652" calcext:value-type="percentage">
            <text:p>0.5652%</text:p>
          </table:table-cell>
          <table:table-cell table:number-columns-repeated="1019"/>
        </table:table-row>
        <table:table-row table:style-name="ro1">
          <table:table-cell table:style-name="ce85" table:formula="of:=5*365" office:value-type="float" office:value="1825" calcext:value-type="float">
            <text:p>1825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40" office:value-type="percentage" office:value="0.006015" calcext:value-type="percentage">
            <text:p>0.6015%</text:p>
          </table:table-cell>
          <table:table-cell table:style-name="ce40" table:formula="of:=[.C42]" office:value-type="percentage" office:value="0.006015" calcext:value-type="percentage">
            <text:p>0.6015%</text:p>
          </table:table-cell>
          <table:table-cell table:style-name="ce40" table:formula="of:=([.C42]+[.D42])/2" office:value-type="percentage" office:value="0.006015" calcext:value-type="percentage">
            <text:p>0.6015%</text:p>
          </table:table-cell>
          <table:table-cell table:number-columns-repeated="1019"/>
        </table:table-row>
        <table:table-row table:style-name="ro1">
          <table:table-cell table:style-name="ce85" table:formula="of:=5*365" office:value-type="float" office:value="1825" calcext:value-type="float">
            <text:p>1825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40" office:value-type="percentage" office:value="0.006306" calcext:value-type="percentage">
            <text:p>0.6306%</text:p>
          </table:table-cell>
          <table:table-cell table:style-name="ce40" table:formula="of:=[.C43]" office:value-type="percentage" office:value="0.006306" calcext:value-type="percentage">
            <text:p>0.6306%</text:p>
          </table:table-cell>
          <table:table-cell table:style-name="ce40" table:formula="of:=([.C43]+[.D43])/2" office:value-type="percentage" office:value="0.006306" calcext:value-type="percentage">
            <text:p>0.6306%</text:p>
          </table:table-cell>
          <table:table-cell table:number-columns-repeated="1019"/>
        </table:table-row>
        <table:table-row table:style-name="ro1">
          <table:table-cell table:style-name="ce85" table:formula="of:=5*365" office:value-type="float" office:value="1825" calcext:value-type="float">
            <text:p>1825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40" office:value-type="percentage" office:value="0.006417" calcext:value-type="percentage">
            <text:p>0.6417%</text:p>
          </table:table-cell>
          <table:table-cell table:style-name="ce40" table:formula="of:=[.C44]" office:value-type="percentage" office:value="0.006417" calcext:value-type="percentage">
            <text:p>0.6417%</text:p>
          </table:table-cell>
          <table:table-cell table:style-name="ce40" table:formula="of:=([.C44]+[.D44])/2" office:value-type="percentage" office:value="0.006417" calcext:value-type="percentage">
            <text:p>0.6417%</text:p>
          </table:table-cell>
          <table:table-cell table:number-columns-repeated="1019"/>
        </table:table-row>
        <table:table-row table:style-name="ro1">
          <table:table-cell table:style-name="ce85" table:formula="of:=5*365" office:value-type="float" office:value="1825" calcext:value-type="float">
            <text:p>1825</text:p>
          </table:table-cell>
          <table:table-cell table:style-name="ce38" office:value-type="percentage" office:value="0.015" calcext:value-type="percentage">
            <text:p>1.50%</text:p>
          </table:table-cell>
          <table:table-cell table:style-name="ce40" office:value-type="percentage" office:value="0.006846" calcext:value-type="percentage">
            <text:p>0.6846%</text:p>
          </table:table-cell>
          <table:table-cell table:style-name="ce40" table:formula="of:=[.C45]" office:value-type="percentage" office:value="0.006846" calcext:value-type="percentage">
            <text:p>0.6846%</text:p>
          </table:table-cell>
          <table:table-cell table:style-name="ce40" table:formula="of:=([.C45]+[.D45])/2" office:value-type="percentage" office:value="0.006846" calcext:value-type="percentage">
            <text:p>0.6846%</text:p>
          </table:table-cell>
          <table:table-cell table:number-columns-repeated="1019"/>
        </table:table-row>
        <table:table-row table:style-name="ro1">
          <table:table-cell table:style-name="ce85" table:formula="of:=5*365" office:value-type="float" office:value="1825" calcext:value-type="float">
            <text:p>1825</text:p>
          </table:table-cell>
          <table:table-cell table:style-name="ce38" office:value-type="percentage" office:value="0.02" calcext:value-type="percentage">
            <text:p>2.00%</text:p>
          </table:table-cell>
          <table:table-cell table:style-name="ce40" office:value-type="percentage" office:value="0.00729" calcext:value-type="percentage">
            <text:p>0.7290%</text:p>
          </table:table-cell>
          <table:table-cell table:style-name="ce40" table:formula="of:=[.C46]" office:value-type="percentage" office:value="0.00729" calcext:value-type="percentage">
            <text:p>0.7290%</text:p>
          </table:table-cell>
          <table:table-cell table:style-name="ce40" table:formula="of:=([.C46]+[.D46])/2" office:value-type="percentage" office:value="0.00729" calcext:value-type="percentage">
            <text:p>0.7290%</text:p>
          </table:table-cell>
          <table:table-cell table:number-columns-repeated="1019"/>
        </table:table-row>
        <table:table-row table:style-name="ro1">
          <table:table-cell table:style-name="ce85" table:formula="of:=5*365" office:value-type="float" office:value="1825" calcext:value-type="float">
            <text:p>1825</text:p>
          </table:table-cell>
          <table:table-cell table:style-name="ce38" office:value-type="percentage" office:value="0.025" calcext:value-type="percentage">
            <text:p>2.50%</text:p>
          </table:table-cell>
          <table:table-cell table:style-name="ce40" office:value-type="percentage" office:value="0.007743" calcext:value-type="percentage">
            <text:p>0.7743%</text:p>
          </table:table-cell>
          <table:table-cell table:style-name="ce40" table:formula="of:=[.C47]" office:value-type="percentage" office:value="0.007743" calcext:value-type="percentage">
            <text:p>0.7743%</text:p>
          </table:table-cell>
          <table:table-cell table:style-name="ce40" table:formula="of:=([.C47]+[.D47])/2" office:value-type="percentage" office:value="0.007743" calcext:value-type="percentage">
            <text:p>0.7743%</text:p>
          </table:table-cell>
          <table:table-cell table:number-columns-repeated="1019"/>
        </table:table-row>
        <table:table-row table:style-name="ro1">
          <table:table-cell table:style-name="ce85" table:formula="of:=5*365" office:value-type="float" office:value="1825" calcext:value-type="float">
            <text:p>1825</text:p>
          </table:table-cell>
          <table:table-cell table:style-name="ce38" office:value-type="percentage" office:value="0.03" calcext:value-type="percentage">
            <text:p>3.00%</text:p>
          </table:table-cell>
          <table:table-cell table:style-name="ce40" office:value-type="percentage" office:value="0.0082" calcext:value-type="percentage">
            <text:p>0.8200%</text:p>
          </table:table-cell>
          <table:table-cell table:style-name="ce40" table:formula="of:=[.C48]" office:value-type="percentage" office:value="0.0082" calcext:value-type="percentage">
            <text:p>0.8200%</text:p>
          </table:table-cell>
          <table:table-cell table:style-name="ce40" table:formula="of:=([.C48]+[.D48])/2" office:value-type="percentage" office:value="0.0082" calcext:value-type="percentage">
            <text:p>0.8200%</text:p>
          </table:table-cell>
          <table:table-cell table:number-columns-repeated="1019"/>
        </table:table-row>
        <table:table-row table:style-name="ro1">
          <table:table-cell table:style-name="ce85" table:formula="of:=5*365" office:value-type="float" office:value="1825" calcext:value-type="float">
            <text:p>1825</text:p>
          </table:table-cell>
          <table:table-cell table:style-name="ce38" office:value-type="percentage" office:value="0.035" calcext:value-type="percentage">
            <text:p>3.50%</text:p>
          </table:table-cell>
          <table:table-cell table:style-name="ce40" office:value-type="percentage" office:value="0.008657" calcext:value-type="percentage">
            <text:p>0.8657%</text:p>
          </table:table-cell>
          <table:table-cell table:style-name="ce40" table:formula="of:=[.C49]" office:value-type="percentage" office:value="0.008657" calcext:value-type="percentage">
            <text:p>0.8657%</text:p>
          </table:table-cell>
          <table:table-cell table:style-name="ce40" table:formula="of:=([.C49]+[.D49])/2" office:value-type="percentage" office:value="0.008657" calcext:value-type="percentage">
            <text:p>0.8657%</text:p>
          </table:table-cell>
          <table:table-cell table:number-columns-repeated="1019"/>
        </table:table-row>
        <table:table-row table:style-name="ro1">
          <table:table-cell table:style-name="ce85" table:formula="of:=5*365" office:value-type="float" office:value="1825" calcext:value-type="float">
            <text:p>1825</text:p>
          </table:table-cell>
          <table:table-cell table:style-name="ce38" office:value-type="percentage" office:value="0.04" calcext:value-type="percentage">
            <text:p>4.00%</text:p>
          </table:table-cell>
          <table:table-cell table:style-name="ce40" office:value-type="percentage" office:value="0.009113" calcext:value-type="percentage">
            <text:p>0.9113%</text:p>
          </table:table-cell>
          <table:table-cell table:style-name="ce40" table:formula="of:=[.C50]" office:value-type="percentage" office:value="0.009113" calcext:value-type="percentage">
            <text:p>0.9113%</text:p>
          </table:table-cell>
          <table:table-cell table:style-name="ce40" table:formula="of:=([.C50]+[.D50])/2" office:value-type="percentage" office:value="0.009113" calcext:value-type="percentage">
            <text:p>0.9113%</text:p>
          </table:table-cell>
          <table:table-cell table:number-columns-repeated="1019"/>
        </table:table-row>
        <table:table-row table:style-name="ro1">
          <table:table-cell table:style-name="ce85" table:formula="of:=5*365" office:value-type="float" office:value="1825" calcext:value-type="float">
            <text:p>1825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40" office:value-type="percentage" office:value="0.010016" calcext:value-type="percentage">
            <text:p>1.0016%</text:p>
          </table:table-cell>
          <table:table-cell table:style-name="ce40" table:formula="of:=[.C51]" office:value-type="percentage" office:value="0.010016" calcext:value-type="percentage">
            <text:p>1.0016%</text:p>
          </table:table-cell>
          <table:table-cell table:style-name="ce40" table:formula="of:=([.C51]+[.D51])/2" office:value-type="percentage" office:value="0.010016" calcext:value-type="percentage">
            <text:p>1.0016%</text:p>
          </table:table-cell>
          <table:table-cell table:number-columns-repeated="1019"/>
        </table:table-row>
        <table:table-row table:style-name="ro1">
          <table:table-cell table:style-name="ce36" table:formula="of:=5*365" office:value-type="float" office:value="1825" calcext:value-type="float">
            <text:p>1825</text:p>
          </table:table-cell>
          <table:table-cell table:style-name="ce37" office:value-type="percentage" office:value="-0.005" calcext:value-type="percentage">
            <text:p>-0.50%</text:p>
          </table:table-cell>
          <table:table-cell table:style-name="ce39" office:value-type="percentage" office:value="0.005341" calcext:value-type="percentage">
            <text:p>0.5341%</text:p>
          </table:table-cell>
          <table:table-cell table:style-name="ce39" table:formula="of:=[.C52]" office:value-type="percentage" office:value="0.005341" calcext:value-type="percentage">
            <text:p>0.5341%</text:p>
          </table:table-cell>
          <table:table-cell table:style-name="ce39" table:formula="of:=([.C52]+[.D52])/2" office:value-type="percentage" office:value="0.005341" calcext:value-type="percentage">
            <text:p>0.5341%</text:p>
          </table:table-cell>
          <table:table-cell table:number-columns-repeated="1019"/>
        </table:table-row>
        <table:table-row table:style-name="ro1">
          <table:table-cell table:style-name="ce36" table:formula="of:=5*365" office:value-type="float" office:value="1825" calcext:value-type="float">
            <text:p>1825</text:p>
          </table:table-cell>
          <table:table-cell table:style-name="ce37" office:value-type="percentage" office:value="0" calcext:value-type="percentage">
            <text:p>0.00%</text:p>
          </table:table-cell>
          <table:table-cell table:style-name="ce39" office:value-type="percentage" office:value="0.005652" calcext:value-type="percentage">
            <text:p>0.5652%</text:p>
          </table:table-cell>
          <table:table-cell table:style-name="ce39" table:formula="of:=[.C53]" office:value-type="percentage" office:value="0.005652" calcext:value-type="percentage">
            <text:p>0.5652%</text:p>
          </table:table-cell>
          <table:table-cell table:style-name="ce39" table:formula="of:=([.C53]+[.D53])/2" office:value-type="percentage" office:value="0.005652" calcext:value-type="percentage">
            <text:p>0.5652%</text:p>
          </table:table-cell>
          <table:table-cell table:number-columns-repeated="1019"/>
        </table:table-row>
        <table:table-row table:style-name="ro1">
          <table:table-cell table:style-name="ce36" table:formula="of:=5*365" office:value-type="float" office:value="1825" calcext:value-type="float">
            <text:p>1825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9" office:value-type="percentage" office:value="0.006015" calcext:value-type="percentage">
            <text:p>0.6015%</text:p>
          </table:table-cell>
          <table:table-cell table:style-name="ce39" table:formula="of:=[.C54]" office:value-type="percentage" office:value="0.006015" calcext:value-type="percentage">
            <text:p>0.6015%</text:p>
          </table:table-cell>
          <table:table-cell table:style-name="ce39" table:formula="of:=([.C54]+[.D54])/2" office:value-type="percentage" office:value="0.006015" calcext:value-type="percentage">
            <text:p>0.6015%</text:p>
          </table:table-cell>
          <table:table-cell table:number-columns-repeated="1019"/>
        </table:table-row>
        <table:table-row table:style-name="ro1">
          <table:table-cell table:style-name="ce36" table:formula="of:=5*365" office:value-type="float" office:value="1825" calcext:value-type="float">
            <text:p>1825</text:p>
          </table:table-cell>
          <table:table-cell table:style-name="ce37" office:value-type="percentage" office:value="0.0087" calcext:value-type="percentage">
            <text:p>0.87%</text:p>
          </table:table-cell>
          <table:table-cell table:style-name="ce39" office:value-type="percentage" office:value="0.006306" calcext:value-type="percentage">
            <text:p>0.6306%</text:p>
          </table:table-cell>
          <table:table-cell table:style-name="ce39" table:formula="of:=[.C55]" office:value-type="percentage" office:value="0.006306" calcext:value-type="percentage">
            <text:p>0.6306%</text:p>
          </table:table-cell>
          <table:table-cell table:style-name="ce39" table:formula="of:=([.C55]+[.D55])/2" office:value-type="percentage" office:value="0.006306" calcext:value-type="percentage">
            <text:p>0.6306%</text:p>
          </table:table-cell>
          <table:table-cell table:number-columns-repeated="1019"/>
        </table:table-row>
        <table:table-row table:style-name="ro1">
          <table:table-cell table:style-name="ce36" table:formula="of:=5*365" office:value-type="float" office:value="1825" calcext:value-type="float">
            <text:p>1825</text:p>
          </table:table-cell>
          <table:table-cell table:style-name="ce37" office:value-type="percentage" office:value="0.01" calcext:value-type="percentage">
            <text:p>1.00%</text:p>
          </table:table-cell>
          <table:table-cell table:style-name="ce39" office:value-type="percentage" office:value="0.006417" calcext:value-type="percentage">
            <text:p>0.6417%</text:p>
          </table:table-cell>
          <table:table-cell table:style-name="ce39" table:formula="of:=[.C56]" office:value-type="percentage" office:value="0.006417" calcext:value-type="percentage">
            <text:p>0.6417%</text:p>
          </table:table-cell>
          <table:table-cell table:style-name="ce39" table:formula="of:=([.C56]+[.D56])/2" office:value-type="percentage" office:value="0.006417" calcext:value-type="percentage">
            <text:p>0.6417%</text:p>
          </table:table-cell>
          <table:table-cell table:number-columns-repeated="1019"/>
        </table:table-row>
        <table:table-row table:style-name="ro1">
          <table:table-cell table:style-name="ce36" table:formula="of:=5*365" office:value-type="float" office:value="1825" calcext:value-type="float">
            <text:p>1825</text:p>
          </table:table-cell>
          <table:table-cell table:style-name="ce37" office:value-type="percentage" office:value="0.015" calcext:value-type="percentage">
            <text:p>1.50%</text:p>
          </table:table-cell>
          <table:table-cell table:style-name="ce39" office:value-type="percentage" office:value="0.006846" calcext:value-type="percentage">
            <text:p>0.6846%</text:p>
          </table:table-cell>
          <table:table-cell table:style-name="ce39" table:formula="of:=[.C57]" office:value-type="percentage" office:value="0.006846" calcext:value-type="percentage">
            <text:p>0.6846%</text:p>
          </table:table-cell>
          <table:table-cell table:style-name="ce39" table:formula="of:=([.C57]+[.D57])/2" office:value-type="percentage" office:value="0.006846" calcext:value-type="percentage">
            <text:p>0.6846%</text:p>
          </table:table-cell>
          <table:table-cell table:number-columns-repeated="1019"/>
        </table:table-row>
        <table:table-row table:style-name="ro1">
          <table:table-cell table:style-name="ce36" table:formula="of:=5*365" office:value-type="float" office:value="1825" calcext:value-type="float">
            <text:p>1825</text:p>
          </table:table-cell>
          <table:table-cell table:style-name="ce37" office:value-type="percentage" office:value="0.02" calcext:value-type="percentage">
            <text:p>2.00%</text:p>
          </table:table-cell>
          <table:table-cell table:style-name="ce39" office:value-type="percentage" office:value="0.00729" calcext:value-type="percentage">
            <text:p>0.7290%</text:p>
          </table:table-cell>
          <table:table-cell table:style-name="ce39" table:formula="of:=[.C58]" office:value-type="percentage" office:value="0.00729" calcext:value-type="percentage">
            <text:p>0.7290%</text:p>
          </table:table-cell>
          <table:table-cell table:style-name="ce39" table:formula="of:=([.C58]+[.D58])/2" office:value-type="percentage" office:value="0.00729" calcext:value-type="percentage">
            <text:p>0.7290%</text:p>
          </table:table-cell>
          <table:table-cell table:number-columns-repeated="1019"/>
        </table:table-row>
        <table:table-row table:style-name="ro1">
          <table:table-cell table:style-name="ce36" table:formula="of:=5*365" office:value-type="float" office:value="1825" calcext:value-type="float">
            <text:p>1825</text:p>
          </table:table-cell>
          <table:table-cell table:style-name="ce37" office:value-type="percentage" office:value="0.025" calcext:value-type="percentage">
            <text:p>2.50%</text:p>
          </table:table-cell>
          <table:table-cell table:style-name="ce39" office:value-type="percentage" office:value="0.007743" calcext:value-type="percentage">
            <text:p>0.7743%</text:p>
          </table:table-cell>
          <table:table-cell table:style-name="ce39" table:formula="of:=[.C59]" office:value-type="percentage" office:value="0.007743" calcext:value-type="percentage">
            <text:p>0.7743%</text:p>
          </table:table-cell>
          <table:table-cell table:style-name="ce39" table:formula="of:=([.C59]+[.D59])/2" office:value-type="percentage" office:value="0.007743" calcext:value-type="percentage">
            <text:p>0.7743%</text:p>
          </table:table-cell>
          <table:table-cell table:number-columns-repeated="1019"/>
        </table:table-row>
        <table:table-row table:style-name="ro1">
          <table:table-cell table:style-name="ce36" table:formula="of:=5*365" office:value-type="float" office:value="1825" calcext:value-type="float">
            <text:p>1825</text:p>
          </table:table-cell>
          <table:table-cell table:style-name="ce37" office:value-type="percentage" office:value="0.03" calcext:value-type="percentage">
            <text:p>3.00%</text:p>
          </table:table-cell>
          <table:table-cell table:style-name="ce39" office:value-type="percentage" office:value="0.0082" calcext:value-type="percentage">
            <text:p>0.8200%</text:p>
          </table:table-cell>
          <table:table-cell table:style-name="ce39" table:formula="of:=[.C60]" office:value-type="percentage" office:value="0.0082" calcext:value-type="percentage">
            <text:p>0.8200%</text:p>
          </table:table-cell>
          <table:table-cell table:style-name="ce39" table:formula="of:=([.C60]+[.D60])/2" office:value-type="percentage" office:value="0.0082" calcext:value-type="percentage">
            <text:p>0.8200%</text:p>
          </table:table-cell>
          <table:table-cell table:number-columns-repeated="1019"/>
        </table:table-row>
        <table:table-row table:style-name="ro1">
          <table:table-cell table:style-name="ce36" table:formula="of:=5*365" office:value-type="float" office:value="1825" calcext:value-type="float">
            <text:p>1825</text:p>
          </table:table-cell>
          <table:table-cell table:style-name="ce37" office:value-type="percentage" office:value="0.035" calcext:value-type="percentage">
            <text:p>3.50%</text:p>
          </table:table-cell>
          <table:table-cell table:style-name="ce39" office:value-type="percentage" office:value="0.008657" calcext:value-type="percentage">
            <text:p>0.8657%</text:p>
          </table:table-cell>
          <table:table-cell table:style-name="ce39" table:formula="of:=[.C61]" office:value-type="percentage" office:value="0.008657" calcext:value-type="percentage">
            <text:p>0.8657%</text:p>
          </table:table-cell>
          <table:table-cell table:style-name="ce39" table:formula="of:=([.C61]+[.D61])/2" office:value-type="percentage" office:value="0.008657" calcext:value-type="percentage">
            <text:p>0.8657%</text:p>
          </table:table-cell>
          <table:table-cell table:number-columns-repeated="1019"/>
        </table:table-row>
        <table:table-row table:style-name="ro1">
          <table:table-cell table:style-name="ce36" table:formula="of:=5*365" office:value-type="float" office:value="1825" calcext:value-type="float">
            <text:p>1825</text:p>
          </table:table-cell>
          <table:table-cell table:style-name="ce37" office:value-type="percentage" office:value="0.04" calcext:value-type="percentage">
            <text:p>4.00%</text:p>
          </table:table-cell>
          <table:table-cell table:style-name="ce39" office:value-type="percentage" office:value="0.009113" calcext:value-type="percentage">
            <text:p>0.9113%</text:p>
          </table:table-cell>
          <table:table-cell table:style-name="ce39" table:formula="of:=[.C62]" office:value-type="percentage" office:value="0.009113" calcext:value-type="percentage">
            <text:p>0.9113%</text:p>
          </table:table-cell>
          <table:table-cell table:style-name="ce39" table:formula="of:=([.C62]+[.D62])/2" office:value-type="percentage" office:value="0.009113" calcext:value-type="percentage">
            <text:p>0.9113%</text:p>
          </table:table-cell>
          <table:table-cell table:number-columns-repeated="1019"/>
        </table:table-row>
        <table:table-row table:style-name="ro1">
          <table:table-cell table:style-name="ce36" table:formula="of:=5*365" office:value-type="float" office:value="1825" calcext:value-type="float">
            <text:p>1825</text:p>
          </table:table-cell>
          <table:table-cell table:style-name="ce37" office:value-type="percentage" office:value="0.05" calcext:value-type="percentage">
            <text:p>5.00%</text:p>
          </table:table-cell>
          <table:table-cell table:style-name="ce39" office:value-type="percentage" office:value="0.010016" calcext:value-type="percentage">
            <text:p>1.0016%</text:p>
          </table:table-cell>
          <table:table-cell table:style-name="ce39" table:formula="of:=[.C63]" office:value-type="percentage" office:value="0.010016" calcext:value-type="percentage">
            <text:p>1.0016%</text:p>
          </table:table-cell>
          <table:table-cell table:style-name="ce39" table:formula="of:=([.C63]+[.D63])/2" office:value-type="percentage" office:value="0.010016" calcext:value-type="percentage">
            <text:p>1.0016%</text:p>
          </table:table-cell>
          <table:table-cell table:number-columns-repeated="1019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WD_RATE" table:style-name="ta2">
        <table:shapes>
          <draw:frame draw:z-index="0" draw:style-name="gr1" draw:text-style-name="P1" svg:width="6.2929in" svg:height="3.5453in" svg:x="12.4996in" svg:y="0.1854in">
            <draw:object draw:notify-on-update-of-ranges="FWD_RATE.I1:FWD_RATE.I1 FWD_RATE.I2:FWD_RATE.I45 FWD_RATE.K1:FWD_RATE.K1 FWD_RATE.K2:FWD_RATE.K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Zero Rates 1" draw:style-name="gr1" draw:text-style-name="P1" svg:width="6.3004in" svg:height="3.5453in" svg:x="12.7402in" svg:y="4.1106in">
            <draw:object draw:notify-on-update-of-ranges="FWD_RATE.F2:FWD_RATE.F45 FWD_RATE.J1:FWD_RATE.J1 FWD_RATE.J2:FWD_RATE.J45 FWD_RATE.L1:FWD_RATE.L1 FWD_RATE.L2:FWD_RATE.L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Zero Rates</svg:title>
          </draw:frame>
        </table:shapes>
        <table:table-column table:style-name="co4" table:default-cell-style-name="ce69"/>
        <table:table-column table:style-name="co5" table:default-cell-style-name="ce69"/>
        <table:table-column table:style-name="co6" table:default-cell-style-name="ce69"/>
        <table:table-column table:style-name="co7" table:default-cell-style-name="ce69"/>
        <table:table-column table:style-name="co8" table:default-cell-style-name="ce81"/>
        <table:table-column table:style-name="co9" table:default-cell-style-name="ce81"/>
        <table:table-column table:style-name="co10" table:default-cell-style-name="ce81"/>
        <table:table-column table:style-name="co10" table:default-cell-style-name="ce85"/>
        <table:table-column table:style-name="co11" table:number-columns-repeated="2" table:default-cell-style-name="ce87"/>
        <table:table-column table:style-name="co12" table:default-cell-style-name="ce87"/>
        <table:table-column table:style-name="co13" table:default-cell-style-name="ce69"/>
        <table:table-column table:style-name="co2" table:number-columns-repeated="1011" table:default-cell-style-name="ce69"/>
        <table:table-column table:style-name="co2" table:default-cell-style-name="Default"/>
        <table:table-row table:style-name="ro1">
          <table:table-cell table:style-name="ce65" office:value-type="string" calcext:value-type="string">
            <text:p>crv_nm</text:p>
          </table:table-cell>
          <table:table-cell table:style-name="ce65" office:value-type="string" calcext:value-type="string">
            <text:p>scn_no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date</text:p>
          </table:table-cell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year_frac</text:p>
          </table:table-cell>
          <table:table-cell table:style-name="ce3" office:value-type="string" calcext:value-type="string">
            <text:p>year_frac_1</text:p>
          </table:table-cell>
          <table:table-cell table:style-name="ce65" office:value-type="string" calcext:value-type="string">
            <text:p>year_frac_2</text:p>
          </table:table-cell>
          <table:table-cell table:style-name="ce3" office:value-type="string" calcext:value-type="string">
            <text:p>df_calc</text:p>
          </table:table-cell>
          <table:table-cell table:style-name="ce3" office:value-type="string" calcext:value-type="string">
            <text:p>zero_calc</text:p>
          </table:table-cell>
          <table:table-cell table:style-name="ce7" office:value-type="string" calcext:value-type="string">
            <text:p>df_rp</text:p>
          </table:table-cell>
          <table:table-cell table:style-name="ce7" office:value-type="string" calcext:value-type="string">
            <text:p>zero_rate_rp</text:p>
          </table:table-cell>
          <table:table-cell table:style-name="ce85" table:number-columns-repeated="1011"/>
          <table:table-cell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table:formula="of:=DATE(2021;12;3+[.C2])" office:value-type="date" office:date-value="2021-12-04" calcext:value-type="date">
            <text:p>2021-12-04</text:p>
          </table:table-cell>
          <table:table-cell office:value-type="float" office:value="-0.0037444" calcext:value-type="float">
            <text:p>-0.0037444</text:p>
          </table:table-cell>
          <table:table-cell table:formula="of:=[.C2]/365" office:value-type="float" office:value="0.00273972602739726" calcext:value-type="float">
            <text:p>0.0027397</text:p>
          </table:table-cell>
          <table:table-cell table:formula="of:=[.F2]-FLOOR([.F2])" office:value-type="float" office:value="0.00273972602739726" calcext:value-type="float">
            <text:p>0.0027397</text:p>
          </table:table-cell>
          <table:table-cell table:formula="of:=[.F2]-[.G2]" office:value-type="float" office:value="0" calcext:value-type="float">
            <text:p>0</text:p>
          </table:table-cell>
          <table:table-cell table:formula="of:=1/(1+[.E2]*[.G2])*1/(1+[.E2])^[.H2]" office:value-type="float" office:value="1.00001025873538" calcext:value-type="float">
            <text:p>1.0000103</text:p>
          </table:table-cell>
          <table:table-cell table:formula="of:=POWER([.I2];-1/[.F2])-1" office:value-type="float" office:value="-0.00373741761046564" calcext:value-type="float">
            <text:p>-0.0037374</text:p>
          </table:table-cell>
          <table:table-cell office:value-type="float" office:value="1.0000103" calcext:value-type="float">
            <text:p>1.0000103</text:p>
          </table:table-cell>
          <table:table-cell office:value-type="float" office:value="-0.0037444" calcext:value-type="float">
            <text:p>-0.00374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0" table:formula="of:=DATE(2021;12;3+[.C3])" office:value-type="date" office:date-value="2021-12-10" calcext:value-type="date">
            <text:p>2021-12-10</text:p>
          </table:table-cell>
          <table:table-cell office:value-type="float" office:value="-0.0037997" calcext:value-type="float">
            <text:p>-0.0037997</text:p>
          </table:table-cell>
          <table:table-cell table:formula="of:=[.C3]/365" office:value-type="float" office:value="0.0191780821917808" calcext:value-type="float">
            <text:p>0.0191781</text:p>
          </table:table-cell>
          <table:table-cell table:formula="of:=[.F3]-FLOOR([.F3])" office:value-type="float" office:value="0.0191780821917808" calcext:value-type="float">
            <text:p>0.0191781</text:p>
          </table:table-cell>
          <table:table-cell table:formula="of:=[.F3]-[.G3]" office:value-type="float" office:value="0" calcext:value-type="float">
            <text:p>0</text:p>
          </table:table-cell>
          <table:table-cell table:formula="of:=1/(1+[.E3]*[.G3])*1/(1+[.E3])^[.H3]" office:value-type="float" office:value="1.00007287626947" calcext:value-type="float">
            <text:p>1.0000729</text:p>
          </table:table-cell>
          <table:table-cell table:formula="of:=POWER([.I3];-1/[.F3])-1" office:value-type="float" office:value="-0.00379262819997783" calcext:value-type="float">
            <text:p>-0.0037926</text:p>
          </table:table-cell>
          <table:table-cell office:value-type="float" office:value="1.0000729" calcext:value-type="float">
            <text:p>1.0000729</text:p>
          </table:table-cell>
          <table:table-cell office:value-type="float" office:value="-0.0037997" calcext:value-type="float">
            <text:p>-0.00379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20" table:formula="of:=DATE(2021;12;3+[.C4])" office:value-type="date" office:date-value="2022-01-02" calcext:value-type="date">
            <text:p>2022-01-02</text:p>
          </table:table-cell>
          <table:table-cell office:value-type="float" office:value="-0.0037677" calcext:value-type="float">
            <text:p>-0.0037677</text:p>
          </table:table-cell>
          <table:table-cell table:formula="of:=[.C4]/365" office:value-type="float" office:value="0.0821917808219178" calcext:value-type="float">
            <text:p>0.0821918</text:p>
          </table:table-cell>
          <table:table-cell table:formula="of:=[.F4]-FLOOR([.F4])" office:value-type="float" office:value="0.0821917808219178" calcext:value-type="float">
            <text:p>0.0821918</text:p>
          </table:table-cell>
          <table:table-cell table:formula="of:=[.F4]-[.G4]" office:value-type="float" office:value="0" calcext:value-type="float">
            <text:p>0</text:p>
          </table:table-cell>
          <table:table-cell table:formula="of:=1/(1+[.E4]*[.G4])*1/(1+[.E4])^[.H4]" office:value-type="float" office:value="1.00030976990028" calcext:value-type="float">
            <text:p>1.0003098</text:p>
          </table:table-cell>
          <table:table-cell table:formula="of:=POWER([.I4];-1/[.F4])-1" office:value-type="float" office:value="-0.00376119242936257" calcext:value-type="float">
            <text:p>-0.0037612</text:p>
          </table:table-cell>
          <table:table-cell office:value-type="float" office:value="1.0003097" calcext:value-type="float">
            <text:p>1.0003097</text:p>
          </table:table-cell>
          <table:table-cell office:value-type="float" office:value="-0.0037677" calcext:value-type="float">
            <text:p>-0.00376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20" table:formula="of:=DATE(2021;12;3+[.C5])" office:value-type="date" office:date-value="2022-02-02" calcext:value-type="date">
            <text:p>2022-02-02</text:p>
          </table:table-cell>
          <table:table-cell office:value-type="float" office:value="-0.0034353" calcext:value-type="float">
            <text:p>-0.0034353</text:p>
          </table:table-cell>
          <table:table-cell table:formula="of:=[.C5]/365" office:value-type="float" office:value="0.167123287671233" calcext:value-type="float">
            <text:p>0.1671233</text:p>
          </table:table-cell>
          <table:table-cell table:formula="of:=[.F5]-FLOOR([.F5])" office:value-type="float" office:value="0.167123287671233" calcext:value-type="float">
            <text:p>0.1671233</text:p>
          </table:table-cell>
          <table:table-cell table:formula="of:=[.F5]-[.G5]" office:value-type="float" office:value="0" calcext:value-type="float">
            <text:p>0</text:p>
          </table:table-cell>
          <table:table-cell table:formula="of:=1/(1+[.E5]*[.G5])*1/(1+[.E5])^[.H5]" office:value-type="float" office:value="1.00057444843168" calcext:value-type="float">
            <text:p>1.0005744</text:p>
          </table:table-cell>
          <table:table-cell table:formula="of:=POWER([.I5];-1/[.F5])-1" office:value-type="float" office:value="-0.00343038923681194" calcext:value-type="float">
            <text:p>-0.0034304</text:p>
          </table:table-cell>
          <table:table-cell office:value-type="float" office:value="1.0005743" calcext:value-type="float">
            <text:p>1.0005743</text:p>
          </table:table-cell>
          <table:table-cell office:value-type="float" office:value="-0.0034353" calcext:value-type="float">
            <text:p>-0.00343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style-name="ce20" table:formula="of:=DATE(2021;12;3+[.C6])" office:value-type="date" office:date-value="2022-03-04" calcext:value-type="date">
            <text:p>2022-03-04</text:p>
          </table:table-cell>
          <table:table-cell office:value-type="float" office:value="-0.0030285" calcext:value-type="float">
            <text:p>-0.0030285</text:p>
          </table:table-cell>
          <table:table-cell table:formula="of:=[.C6]/365" office:value-type="float" office:value="0.249315068493151" calcext:value-type="float">
            <text:p>0.2493151</text:p>
          </table:table-cell>
          <table:table-cell table:formula="of:=[.F6]-FLOOR([.F6])" office:value-type="float" office:value="0.249315068493151" calcext:value-type="float">
            <text:p>0.2493151</text:p>
          </table:table-cell>
          <table:table-cell table:formula="of:=[.F6]-[.G6]" office:value-type="float" office:value="0" calcext:value-type="float">
            <text:p>0</text:p>
          </table:table-cell>
          <table:table-cell table:formula="of:=1/(1+[.E6]*[.G6])*1/(1+[.E6])^[.H6]" office:value-type="float" office:value="1.00075562121725" calcext:value-type="float">
            <text:p>1.0007556</text:p>
          </table:table-cell>
          <table:table-cell table:formula="of:=POWER([.I6];-1/[.F6])-1" office:value-type="float" office:value="-0.0030250591714408" calcext:value-type="float">
            <text:p>-0.0030251</text:p>
          </table:table-cell>
          <table:table-cell office:value-type="float" office:value="1.0007553" calcext:value-type="float">
            <text:p>1.0007553</text:p>
          </table:table-cell>
          <table:table-cell office:value-type="float" office:value="-0.0030285" calcext:value-type="float">
            <text:p>-0.00302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20" table:formula="of:=DATE(2021;12;3+[.C7])" office:value-type="date" office:date-value="2022-04-03" calcext:value-type="date">
            <text:p>2022-04-03</text:p>
          </table:table-cell>
          <table:table-cell office:value-type="float" office:value="-0.0026597" calcext:value-type="float">
            <text:p>-0.0026597</text:p>
          </table:table-cell>
          <table:table-cell table:formula="of:=[.C7]/365" office:value-type="float" office:value="0.331506849315068" calcext:value-type="float">
            <text:p>0.3315068</text:p>
          </table:table-cell>
          <table:table-cell table:formula="of:=[.F7]-FLOOR([.F7])" office:value-type="float" office:value="0.331506849315068" calcext:value-type="float">
            <text:p>0.3315068</text:p>
          </table:table-cell>
          <table:table-cell table:formula="of:=[.F7]-[.G7]" office:value-type="float" office:value="0" calcext:value-type="float">
            <text:p>0</text:p>
          </table:table-cell>
          <table:table-cell table:formula="of:=1/(1+[.E7]*[.G7])*1/(1+[.E7])^[.H7]" office:value-type="float" office:value="1.00088248686353" calcext:value-type="float">
            <text:p>1.0008825</text:p>
          </table:table-cell>
          <table:table-cell table:formula="of:=POWER([.I7];-1/[.F7])-1" office:value-type="float" office:value="-0.00265733624476494" calcext:value-type="float">
            <text:p>-0.0026573</text:p>
          </table:table-cell>
          <table:table-cell office:value-type="float" office:value="1.0008821" calcext:value-type="float">
            <text:p>1.0008821</text:p>
          </table:table-cell>
          <table:table-cell office:value-type="float" office:value="-0.0026597" calcext:value-type="float">
            <text:p>-0.00265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style-name="ce20" table:formula="of:=DATE(2021;12;3+[.C8])" office:value-type="date" office:date-value="2022-05-03" calcext:value-type="date">
            <text:p>2022-05-03</text:p>
          </table:table-cell>
          <table:table-cell office:value-type="float" office:value="-0.0022991" calcext:value-type="float">
            <text:p>-0.0022991</text:p>
          </table:table-cell>
          <table:table-cell table:formula="of:=[.C8]/365" office:value-type="float" office:value="0.413698630136986" calcext:value-type="float">
            <text:p>0.4136986</text:p>
          </table:table-cell>
          <table:table-cell table:formula="of:=[.F8]-FLOOR([.F8])" office:value-type="float" office:value="0.413698630136986" calcext:value-type="float">
            <text:p>0.4136986</text:p>
          </table:table-cell>
          <table:table-cell table:formula="of:=[.F8]-[.G8]" office:value-type="float" office:value="0" calcext:value-type="float">
            <text:p>0</text:p>
          </table:table-cell>
          <table:table-cell table:formula="of:=1/(1+[.E8]*[.G8])*1/(1+[.E8])^[.H8]" office:value-type="float" office:value="1.00095204003869" calcext:value-type="float">
            <text:p>1.0009520</text:p>
          </table:table-cell>
          <table:table-cell table:formula="of:=POWER([.I8];-1/[.F8])-1" office:value-type="float" office:value="-0.00229755065128201" calcext:value-type="float">
            <text:p>-0.0022976</text:p>
          </table:table-cell>
          <table:table-cell office:value-type="float" office:value="1.0009516" calcext:value-type="float">
            <text:p>1.0009516</text:p>
          </table:table-cell>
          <table:table-cell office:value-type="float" office:value="-0.0022991" calcext:value-type="float">
            <text:p>-0.0022991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2" calcext:value-type="float">
            <text:p>182</text:p>
          </table:table-cell>
          <table:table-cell table:style-name="ce21" table:formula="of:=DATE(2021;12;3+[.C9])" office:value-type="date" office:date-value="2022-06-03" calcext:value-type="date">
            <text:p>2022-06-03</text:p>
          </table:table-cell>
          <table:table-cell table:style-name="ce13" office:value-type="float" office:value="-0.0019263" calcext:value-type="float">
            <text:p>-0.0019263</text:p>
          </table:table-cell>
          <table:table-cell table:style-name="ce13" table:formula="of:=[.C9]/365" office:value-type="float" office:value="0.498630136986301" calcext:value-type="float">
            <text:p>0.4986301</text:p>
          </table:table-cell>
          <table:table-cell table:style-name="ce13" table:formula="of:=[.F9]-FLOOR([.F9])" office:value-type="float" office:value="0.498630136986301" calcext:value-type="float">
            <text:p>0.4986301</text:p>
          </table:table-cell>
          <table:table-cell table:style-name="ce15" table:formula="of:=[.F9]-[.G9]" office:value-type="float" office:value="0" calcext:value-type="float">
            <text:p>0</text:p>
          </table:table-cell>
          <table:table-cell table:style-name="ce17" table:formula="of:=1/(1+[.E9]*[.G9])*1/(1+[.E9])^[.H9]" office:value-type="float" office:value="1.00096143470171" calcext:value-type="float">
            <text:p>1.0009614</text:p>
          </table:table-cell>
          <table:table-cell table:style-name="ce17" table:formula="of:=POWER([.I9];-1/[.F9])-1" office:value-type="float" office:value="-0.00192536980218549" calcext:value-type="float">
            <text:p>-0.0019254</text:p>
          </table:table-cell>
          <table:table-cell table:style-name="ce17" office:value-type="float" office:value="1.000961" calcext:value-type="float">
            <text:p>1.0009610</text:p>
          </table:table-cell>
          <table:table-cell table:style-name="ce10" office:value-type="float" office:value="-0.0019263" calcext:value-type="float">
            <text:p>-0.00192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style-name="ce20" table:formula="of:=DATE(2021;12;3+[.C10])" office:value-type="date" office:date-value="2022-07-03" calcext:value-type="date">
            <text:p>2022-07-03</text:p>
          </table:table-cell>
          <table:table-cell office:value-type="float" office:value="-0.0016725" calcext:value-type="float">
            <text:p>-0.0016725</text:p>
          </table:table-cell>
          <table:table-cell table:formula="of:=[.C10]/365" office:value-type="float" office:value="0.580821917808219" calcext:value-type="float">
            <text:p>0.5808219</text:p>
          </table:table-cell>
          <table:table-cell table:formula="of:=[.F10]-FLOOR([.F10])" office:value-type="float" office:value="0.580821917808219" calcext:value-type="float">
            <text:p>0.5808219</text:p>
          </table:table-cell>
          <table:table-cell table:formula="of:=[.F10]-[.G10]" office:value-type="float" office:value="0" calcext:value-type="float">
            <text:p>0</text:p>
          </table:table-cell>
          <table:table-cell table:formula="of:=1/(1+[.E10]*[.G10])*1/(1+[.E10])^[.H10]" office:value-type="float" office:value="1.00097236924099" calcext:value-type="float">
            <text:p>1.0009724</text:p>
          </table:table-cell>
          <table:table-cell table:formula="of:=POWER([.I10];-1/[.F10])-1" office:value-type="float" office:value="-0.00167191367289532" calcext:value-type="float">
            <text:p>-0.0016719</text:p>
          </table:table-cell>
          <table:table-cell office:value-type="float" office:value="1.0009719" calcext:value-type="float">
            <text:p>1.0009719</text:p>
          </table:table-cell>
          <table:table-cell office:value-type="float" office:value="-0.0016725" calcext:value-type="float">
            <text:p>-0.00167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style-name="ce20" table:formula="of:=DATE(2021;12;3+[.C11])" office:value-type="date" office:date-value="2022-08-03" calcext:value-type="date">
            <text:p>2022-08-03</text:p>
          </table:table-cell>
          <table:table-cell office:value-type="float" office:value="-0.0014323" calcext:value-type="float">
            <text:p>-0.0014323</text:p>
          </table:table-cell>
          <table:table-cell table:formula="of:=[.C11]/365" office:value-type="float" office:value="0.665753424657534" calcext:value-type="float">
            <text:p>0.6657534</text:p>
          </table:table-cell>
          <table:table-cell table:formula="of:=[.F11]-FLOOR([.F11])" office:value-type="float" office:value="0.665753424657534" calcext:value-type="float">
            <text:p>0.6657534</text:p>
          </table:table-cell>
          <table:table-cell table:formula="of:=[.F11]-[.G11]" office:value-type="float" office:value="0" calcext:value-type="float">
            <text:p>0</text:p>
          </table:table-cell>
          <table:table-cell table:formula="of:=1/(1+[.E11]*[.G11])*1/(1+[.E11])^[.H11]" office:value-type="float" office:value="1.00095446877207" calcext:value-type="float">
            <text:p>1.0009545</text:p>
          </table:table-cell>
          <table:table-cell table:formula="of:=POWER([.I11];-1/[.F11])-1" office:value-type="float" office:value="-0.0014319570950847" calcext:value-type="float">
            <text:p>-0.0014320</text:p>
          </table:table-cell>
          <table:table-cell office:value-type="float" office:value="1.000954" calcext:value-type="float">
            <text:p>1.0009540</text:p>
          </table:table-cell>
          <table:table-cell office:value-type="float" office:value="-0.0014323" calcext:value-type="float">
            <text:p>-0.00143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style-name="ce20" table:formula="of:=DATE(2021;12;3+[.C12])" office:value-type="date" office:date-value="2022-09-02" calcext:value-type="date">
            <text:p>2022-09-02</text:p>
          </table:table-cell>
          <table:table-cell office:value-type="float" office:value="-0.0011999" calcext:value-type="float">
            <text:p>-0.0011999</text:p>
          </table:table-cell>
          <table:table-cell table:formula="of:=[.C12]/365" office:value-type="float" office:value="0.747945205479452" calcext:value-type="float">
            <text:p>0.7479452</text:p>
          </table:table-cell>
          <table:table-cell table:formula="of:=[.F12]-FLOOR([.F12])" office:value-type="float" office:value="0.747945205479452" calcext:value-type="float">
            <text:p>0.7479452</text:p>
          </table:table-cell>
          <table:table-cell table:formula="of:=[.F12]-[.G12]" office:value-type="float" office:value="0" calcext:value-type="float">
            <text:p>0</text:p>
          </table:table-cell>
          <table:table-cell table:formula="of:=1/(1+[.E12]*[.G12])*1/(1+[.E12])^[.H12]" office:value-type="float" office:value="1.00089826560902" calcext:value-type="float">
            <text:p>1.0008983</text:p>
          </table:table-cell>
          <table:table-cell table:formula="of:=POWER([.I12];-1/[.F12])-1" office:value-type="float" office:value="-0.00119971851479117" calcext:value-type="float">
            <text:p>-0.0011997</text:p>
          </table:table-cell>
          <table:table-cell office:value-type="float" office:value="1.0008978" calcext:value-type="float">
            <text:p>1.0008978</text:p>
          </table:table-cell>
          <table:table-cell office:value-type="float" office:value="-0.0011999" calcext:value-type="float">
            <text:p>-0.0011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style-name="ce20" table:formula="of:=DATE(2021;12;3+[.C13])" office:value-type="date" office:date-value="2022-10-03" calcext:value-type="date">
            <text:p>2022-10-03</text:p>
          </table:table-cell>
          <table:table-cell office:value-type="float" office:value="-0.0009557" calcext:value-type="float">
            <text:p>-0.0009557</text:p>
          </table:table-cell>
          <table:table-cell table:formula="of:=[.C13]/365" office:value-type="float" office:value="0.832876712328767" calcext:value-type="float">
            <text:p>0.8328767</text:p>
          </table:table-cell>
          <table:table-cell table:formula="of:=[.F13]-FLOOR([.F13])" office:value-type="float" office:value="0.832876712328767" calcext:value-type="float">
            <text:p>0.8328767</text:p>
          </table:table-cell>
          <table:table-cell table:formula="of:=[.F13]-[.G13]" office:value-type="float" office:value="0" calcext:value-type="float">
            <text:p>0</text:p>
          </table:table-cell>
          <table:table-cell table:formula="of:=1/(1+[.E13]*[.G13])*1/(1+[.E13])^[.H13]" office:value-type="float" office:value="1.00079661436329" calcext:value-type="float">
            <text:p>1.0007966</text:p>
          </table:table-cell>
          <table:table-cell table:formula="of:=POWER([.I13];-1/[.F13])-1" office:value-type="float" office:value="-0.000955623661736293" calcext:value-type="float">
            <text:p>-0.0009556</text:p>
          </table:table-cell>
          <table:table-cell office:value-type="float" office:value="1.0007963" calcext:value-type="float">
            <text:p>1.0007963</text:p>
          </table:table-cell>
          <table:table-cell office:value-type="float" office:value="-0.0009557" calcext:value-type="float">
            <text:p>-0.00095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style-name="ce20" table:formula="of:=DATE(2021;12;3+[.C14])" office:value-type="date" office:date-value="2022-11-02" calcext:value-type="date">
            <text:p>2022-11-02</text:p>
          </table:table-cell>
          <table:table-cell office:value-type="float" office:value="-0.0007186" calcext:value-type="float">
            <text:p>-0.0007186</text:p>
          </table:table-cell>
          <table:table-cell table:formula="of:=[.C14]/365" office:value-type="float" office:value="0.915068493150685" calcext:value-type="float">
            <text:p>0.9150685</text:p>
          </table:table-cell>
          <table:table-cell table:formula="of:=[.F14]-FLOOR([.F14])" office:value-type="float" office:value="0.915068493150685" calcext:value-type="float">
            <text:p>0.9150685</text:p>
          </table:table-cell>
          <table:table-cell table:formula="of:=[.F14]-[.G14]" office:value-type="float" office:value="0" calcext:value-type="float">
            <text:p>0</text:p>
          </table:table-cell>
          <table:table-cell table:formula="of:=1/(1+[.E14]*[.G14])*1/(1+[.E14])^[.H14]" office:value-type="float" office:value="1.00065800089966" calcext:value-type="float">
            <text:p>1.0006580</text:p>
          </table:table-cell>
          <table:table-cell table:formula="of:=POWER([.I14];-1/[.F14])-1" office:value-type="float" office:value="-0.00071857806691944" calcext:value-type="float">
            <text:p>-0.0007186</text:p>
          </table:table-cell>
          <table:table-cell office:value-type="float" office:value="1.0006578" calcext:value-type="float">
            <text:p>1.0006578</text:p>
          </table:table-cell>
          <table:table-cell office:value-type="float" office:value="-0.0007186" calcext:value-type="float">
            <text:p>-0.0007186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65" calcext:value-type="float">
            <text:p>365</text:p>
          </table:table-cell>
          <table:table-cell table:style-name="ce21" table:formula="of:=DATE(2021;12;3+[.C15])" office:value-type="date" office:date-value="2022-12-03" calcext:value-type="date">
            <text:p>2022-12-03</text:p>
          </table:table-cell>
          <table:table-cell table:style-name="ce13" office:value-type="float" office:value="-0.0004735" calcext:value-type="float">
            <text:p>-0.0004735</text:p>
          </table:table-cell>
          <table:table-cell table:style-name="ce13" table:formula="of:=[.C15]/365" office:value-type="float" office:value="1" calcext:value-type="float">
            <text:p>1.0000000</text:p>
          </table:table-cell>
          <table:table-cell table:style-name="ce13" table:formula="of:=[.F15]-FLOOR([.F15])" office:value-type="float" office:value="0" calcext:value-type="float">
            <text:p>0.0000000</text:p>
          </table:table-cell>
          <table:table-cell table:style-name="ce15" table:formula="of:=[.F15]-[.G15]" office:value-type="float" office:value="1" calcext:value-type="float">
            <text:p>1</text:p>
          </table:table-cell>
          <table:table-cell table:style-name="ce17" table:formula="of:=1/(1+[.E15]*[.G15])*1/(1+[.E15])^[.H15]" office:value-type="float" office:value="1.00047372430846" calcext:value-type="float">
            <text:p>1.0004737</text:p>
          </table:table-cell>
          <table:table-cell table:style-name="ce17" table:formula="of:=POWER([.I15];-1/[.F15])-1" office:value-type="float" office:value="-0.000473500000000016" calcext:value-type="float">
            <text:p>-0.0004735</text:p>
          </table:table-cell>
          <table:table-cell table:style-name="ce17" office:value-type="float" office:value="1.0004736" calcext:value-type="float">
            <text:p>1.0004736</text:p>
          </table:table-cell>
          <table:table-cell table:style-name="ce10" office:value-type="float" office:value="-0.0004735" calcext:value-type="float">
            <text:p>-0.0004735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49" calcext:value-type="float">
            <text:p>549</text:p>
          </table:table-cell>
          <table:table-cell table:style-name="ce21" table:formula="of:=DATE(2021;12;3+[.C16])" office:value-type="date" office:date-value="2023-06-05" calcext:value-type="date">
            <text:p>2023-06-05</text:p>
          </table:table-cell>
          <table:table-cell table:style-name="ce13" office:value-type="float" office:value="-0.0015406" calcext:value-type="float">
            <text:p>-0.0015406</text:p>
          </table:table-cell>
          <table:table-cell table:style-name="ce13" table:formula="of:=[.C16]/365" office:value-type="float" office:value="1.5041095890411" calcext:value-type="float">
            <text:p>1.5041096</text:p>
          </table:table-cell>
          <table:table-cell table:style-name="ce13" table:formula="of:=[.F16]-FLOOR([.F16])" office:value-type="float" office:value="0.504109589041096" calcext:value-type="float">
            <text:p>0.5041096</text:p>
          </table:table-cell>
          <table:table-cell table:style-name="ce15" table:formula="of:=[.F16]-[.G16]" office:value-type="float" office:value="1" calcext:value-type="float">
            <text:p>1</text:p>
          </table:table-cell>
          <table:table-cell table:style-name="ce17" table:formula="of:=1/(1+[.E16]*[.G16])*1/(1+[.E16])^[.H16]" office:value-type="float" office:value="1.00232141122387" calcext:value-type="float">
            <text:p>1.0023214</text:p>
          </table:table-cell>
          <table:table-cell table:style-name="ce17" table:formula="of:=POWER([.I16];-1/[.F16])-1" office:value-type="float" office:value="-0.00154040276557033" calcext:value-type="float">
            <text:p>-0.0015404</text:p>
          </table:table-cell>
          <table:table-cell table:style-name="ce17" office:value-type="float" office:value="1.00232" calcext:value-type="float">
            <text:p>1.0023200</text:p>
          </table:table-cell>
          <table:table-cell table:style-name="ce10" office:value-type="float" office:value="-0.0015406" calcext:value-type="float">
            <text:p>-0.0015406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30" calcext:value-type="float">
            <text:p>730</text:p>
          </table:table-cell>
          <table:table-cell table:style-name="ce21" table:formula="of:=DATE(2021;12;3+[.C17])" office:value-type="date" office:date-value="2023-12-03" calcext:value-type="date">
            <text:p>2023-12-03</text:p>
          </table:table-cell>
          <table:table-cell table:style-name="ce13" office:value-type="float" office:value="-0.0015087" calcext:value-type="float">
            <text:p>-0.0015087</text:p>
          </table:table-cell>
          <table:table-cell table:style-name="ce13" table:formula="of:=[.C17]/365" office:value-type="float" office:value="2" calcext:value-type="float">
            <text:p>2.0000000</text:p>
          </table:table-cell>
          <table:table-cell table:style-name="ce13" table:formula="of:=[.F17]-FLOOR([.F17])" office:value-type="float" office:value="0" calcext:value-type="float">
            <text:p>0.0000000</text:p>
          </table:table-cell>
          <table:table-cell table:style-name="ce15" table:formula="of:=[.F17]-[.G17]" office:value-type="float" office:value="2" calcext:value-type="float">
            <text:p>2</text:p>
          </table:table-cell>
          <table:table-cell table:style-name="ce17" table:formula="of:=1/(1+[.E17]*[.G17])*1/(1+[.E17])^[.H17]" office:value-type="float" office:value="1.00302424228929" calcext:value-type="float">
            <text:p>1.0030242</text:p>
          </table:table-cell>
          <table:table-cell table:style-name="ce17" table:formula="of:=POWER([.I17];-1/[.F17])-1" office:value-type="float" office:value="-0.00150870000000003" calcext:value-type="float">
            <text:p>-0.0015087</text:p>
          </table:table-cell>
          <table:table-cell table:style-name="ce17" office:value-type="float" office:value="1.003022" calcext:value-type="float">
            <text:p>1.0030220</text:p>
          </table:table-cell>
          <table:table-cell table:style-name="ce10" office:value-type="float" office:value="-0.0015087" calcext:value-type="float">
            <text:p>-0.00150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table:style-name="ce20" table:formula="of:=DATE(2021;12;3+[.C18])" office:value-type="date" office:date-value="2024-12-02" calcext:value-type="date">
            <text:p>2024-12-02</text:p>
          </table:table-cell>
          <table:table-cell office:value-type="float" office:value="-0.0011393" calcext:value-type="float">
            <text:p>-0.0011393</text:p>
          </table:table-cell>
          <table:table-cell table:formula="of:=[.C18]/365" office:value-type="float" office:value="3" calcext:value-type="float">
            <text:p>3.0000000</text:p>
          </table:table-cell>
          <table:table-cell table:formula="of:=[.F18]-FLOOR([.F18])" office:value-type="float" office:value="0" calcext:value-type="float">
            <text:p>0.0000000</text:p>
          </table:table-cell>
          <table:table-cell table:formula="of:=[.F18]-[.G18]" office:value-type="float" office:value="3" calcext:value-type="float">
            <text:p>3</text:p>
          </table:table-cell>
          <table:table-cell table:formula="of:=1/(1+[.E18]*[.G18])*1/(1+[.E18])^[.H18]" office:value-type="float" office:value="1.00342570284042" calcext:value-type="float">
            <text:p>1.0034257</text:p>
          </table:table-cell>
          <table:table-cell table:formula="of:=POWER([.I18];-1/[.F18])-1" office:value-type="float" office:value="-0.00113929999999995" calcext:value-type="float">
            <text:p>-0.0011393</text:p>
          </table:table-cell>
          <table:table-cell office:value-type="float" office:value="1.0034237" calcext:value-type="float">
            <text:p>1.0034237</text:p>
          </table:table-cell>
          <table:table-cell office:value-type="float" office:value="-0.0011393" calcext:value-type="float">
            <text:p>-0.00113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 table:style-name="ce20" table:formula="of:=DATE(2021;12;3+[.C19])" office:value-type="date" office:date-value="2025-12-02" calcext:value-type="date">
            <text:p>2025-12-02</text:p>
          </table:table-cell>
          <table:table-cell office:value-type="float" office:value="-0.0004672" calcext:value-type="float">
            <text:p>-0.0004672</text:p>
          </table:table-cell>
          <table:table-cell table:formula="of:=[.C19]/365" office:value-type="float" office:value="4" calcext:value-type="float">
            <text:p>4.0000000</text:p>
          </table:table-cell>
          <table:table-cell table:formula="of:=[.F19]-FLOOR([.F19])" office:value-type="float" office:value="0" calcext:value-type="float">
            <text:p>0.0000000</text:p>
          </table:table-cell>
          <table:table-cell table:formula="of:=[.F19]-[.G19]" office:value-type="float" office:value="4" calcext:value-type="float">
            <text:p>4</text:p>
          </table:table-cell>
          <table:table-cell table:formula="of:=1/(1+[.E19]*[.G19])*1/(1+[.E19])^[.H19]" office:value-type="float" office:value="1.00187098479964" calcext:value-type="float">
            <text:p>1.0018710</text:p>
          </table:table-cell>
          <table:table-cell table:formula="of:=POWER([.I19];-1/[.F19])-1" office:value-type="float" office:value="-0.000467200000000001" calcext:value-type="float">
            <text:p>-0.0004672</text:p>
          </table:table-cell>
          <table:table-cell office:value-type="float" office:value="1.0018706" calcext:value-type="float">
            <text:p>1.0018706</text:p>
          </table:table-cell>
          <table:table-cell office:value-type="float" office:value="-0.0004672" calcext:value-type="float">
            <text:p>-0.00046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20" table:formula="of:=DATE(2021;12;3+[.C20])" office:value-type="date" office:date-value="2026-12-02" calcext:value-type="date">
            <text:p>2026-12-02</text:p>
          </table:table-cell>
          <table:table-cell office:value-type="float" office:value="0.0003754" calcext:value-type="float">
            <text:p>0.0003754</text:p>
          </table:table-cell>
          <table:table-cell table:formula="of:=[.C20]/365" office:value-type="float" office:value="5" calcext:value-type="float">
            <text:p>5.0000000</text:p>
          </table:table-cell>
          <table:table-cell table:formula="of:=[.F20]-FLOOR([.F20])" office:value-type="float" office:value="0" calcext:value-type="float">
            <text:p>0.0000000</text:p>
          </table:table-cell>
          <table:table-cell table:formula="of:=[.F20]-[.G20]" office:value-type="float" office:value="5" calcext:value-type="float">
            <text:p>5</text:p>
          </table:table-cell>
          <table:table-cell table:formula="of:=1/(1+[.E20]*[.G20])*1/(1+[.E20])^[.H20]" office:value-type="float" office:value="0.998125112027173" calcext:value-type="float">
            <text:p>0.9981251</text:p>
          </table:table-cell>
          <table:table-cell table:formula="of:=POWER([.I20];-1/[.F20])-1" office:value-type="float" office:value="0.000375400000000026" calcext:value-type="float">
            <text:p>0.0003754</text:p>
          </table:table-cell>
          <table:table-cell office:value-type="float" office:value="0.9981246" calcext:value-type="float">
            <text:p>0.9981246</text:p>
          </table:table-cell>
          <table:table-cell office:value-type="float" office:value="0.0003754" calcext:value-type="float">
            <text:p>0.00037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 table:style-name="ce20" table:formula="of:=DATE(2021;12;3+[.C21])" office:value-type="date" office:date-value="2027-12-02" calcext:value-type="date">
            <text:p>2027-12-02</text:p>
          </table:table-cell>
          <table:table-cell office:value-type="float" office:value="0.0013668" calcext:value-type="float">
            <text:p>0.0013668</text:p>
          </table:table-cell>
          <table:table-cell table:formula="of:=[.C21]/365" office:value-type="float" office:value="6" calcext:value-type="float">
            <text:p>6.0000000</text:p>
          </table:table-cell>
          <table:table-cell table:formula="of:=[.F21]-FLOOR([.F21])" office:value-type="float" office:value="0" calcext:value-type="float">
            <text:p>0.0000000</text:p>
          </table:table-cell>
          <table:table-cell table:formula="of:=[.F21]-[.G21]" office:value-type="float" office:value="6" calcext:value-type="float">
            <text:p>6</text:p>
          </table:table-cell>
          <table:table-cell table:formula="of:=1/(1+[.E21]*[.G21])*1/(1+[.E21])^[.H21]" office:value-type="float" office:value="0.991838288436474" calcext:value-type="float">
            <text:p>0.9918383</text:p>
          </table:table-cell>
          <table:table-cell table:formula="of:=POWER([.I21];-1/[.F21])-1" office:value-type="float" office:value="0.0013668" calcext:value-type="float">
            <text:p>0.0013668</text:p>
          </table:table-cell>
          <table:table-cell office:value-type="float" office:value="0.9918329" calcext:value-type="float">
            <text:p>0.9918329</text:p>
          </table:table-cell>
          <table:table-cell office:value-type="float" office:value="0.0013668" calcext:value-type="float">
            <text:p>0.00136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555" calcext:value-type="float">
            <text:p>2555</text:p>
          </table:table-cell>
          <table:table-cell table:style-name="ce20" table:formula="of:=DATE(2021;12;3+[.C22])" office:value-type="date" office:date-value="2028-12-01" calcext:value-type="date">
            <text:p>2028-12-01</text:p>
          </table:table-cell>
          <table:table-cell office:value-type="float" office:value="0.0024591" calcext:value-type="float">
            <text:p>0.0024591</text:p>
          </table:table-cell>
          <table:table-cell table:formula="of:=[.C22]/365" office:value-type="float" office:value="7" calcext:value-type="float">
            <text:p>7.0000000</text:p>
          </table:table-cell>
          <table:table-cell table:formula="of:=[.F22]-FLOOR([.F22])" office:value-type="float" office:value="0" calcext:value-type="float">
            <text:p>0.0000000</text:p>
          </table:table-cell>
          <table:table-cell table:formula="of:=[.F22]-[.G22]" office:value-type="float" office:value="7" calcext:value-type="float">
            <text:p>7</text:p>
          </table:table-cell>
          <table:table-cell table:formula="of:=1/(1+[.E22]*[.G22])*1/(1+[.E22])^[.H22]" office:value-type="float" office:value="0.982954379346057" calcext:value-type="float">
            <text:p>0.9829544</text:p>
          </table:table-cell>
          <table:table-cell table:formula="of:=POWER([.I22];-1/[.F22])-1" office:value-type="float" office:value="0.00245910000000005" calcext:value-type="float">
            <text:p>0.0024591</text:p>
          </table:table-cell>
          <table:table-cell office:value-type="float" office:value="0.9829335" calcext:value-type="float">
            <text:p>0.9829335</text:p>
          </table:table-cell>
          <table:table-cell office:value-type="float" office:value="0.0024591" calcext:value-type="float">
            <text:p>0.00245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table:style-name="ce20" table:formula="of:=DATE(2021;12;3+[.C23])" office:value-type="date" office:date-value="2029-12-01" calcext:value-type="date">
            <text:p>2029-12-01</text:p>
          </table:table-cell>
          <table:table-cell office:value-type="float" office:value="0.0035795" calcext:value-type="float">
            <text:p>0.0035795</text:p>
          </table:table-cell>
          <table:table-cell table:formula="of:=[.C23]/365" office:value-type="float" office:value="8" calcext:value-type="float">
            <text:p>8.0000000</text:p>
          </table:table-cell>
          <table:table-cell table:formula="of:=[.F23]-FLOOR([.F23])" office:value-type="float" office:value="0" calcext:value-type="float">
            <text:p>0.0000000</text:p>
          </table:table-cell>
          <table:table-cell table:formula="of:=[.F23]-[.G23]" office:value-type="float" office:value="8" calcext:value-type="float">
            <text:p>8</text:p>
          </table:table-cell>
          <table:table-cell table:formula="of:=1/(1+[.E23]*[.G23])*1/(1+[.E23])^[.H23]" office:value-type="float" office:value="0.971819811623921" calcext:value-type="float">
            <text:p>0.9718198</text:p>
          </table:table-cell>
          <table:table-cell table:formula="of:=POWER([.I23];-1/[.F23])-1" office:value-type="float" office:value="0.00357950000000007" calcext:value-type="float">
            <text:p>0.0035795</text:p>
          </table:table-cell>
          <table:table-cell office:value-type="float" office:value="0.9717702" calcext:value-type="float">
            <text:p>0.9717702</text:p>
          </table:table-cell>
          <table:table-cell office:value-type="float" office:value="0.0035795" calcext:value-type="float">
            <text:p>0.00357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285" calcext:value-type="float">
            <text:p>3285</text:p>
          </table:table-cell>
          <table:table-cell table:style-name="ce20" table:formula="of:=DATE(2021;12;3+[.C24])" office:value-type="date" office:date-value="2030-12-01" calcext:value-type="date">
            <text:p>2030-12-01</text:p>
          </table:table-cell>
          <table:table-cell office:value-type="float" office:value="0.0046812" calcext:value-type="float">
            <text:p>0.0046812</text:p>
          </table:table-cell>
          <table:table-cell table:formula="of:=[.C24]/365" office:value-type="float" office:value="9" calcext:value-type="float">
            <text:p>9.0000000</text:p>
          </table:table-cell>
          <table:table-cell table:formula="of:=[.F24]-FLOOR([.F24])" office:value-type="float" office:value="0" calcext:value-type="float">
            <text:p>0.0000000</text:p>
          </table:table-cell>
          <table:table-cell table:formula="of:=[.F24]-[.G24]" office:value-type="float" office:value="9" calcext:value-type="float">
            <text:p>9</text:p>
          </table:table-cell>
          <table:table-cell table:formula="of:=1/(1+[.E24]*[.G24])*1/(1+[.E24])^[.H24]" office:value-type="float" office:value="0.958838622298966" calcext:value-type="float">
            <text:p>0.9588386</text:p>
          </table:table-cell>
          <table:table-cell table:formula="of:=POWER([.I24];-1/[.F24])-1" office:value-type="float" office:value="0.00468120000000005" calcext:value-type="float">
            <text:p>0.0046812</text:p>
          </table:table-cell>
          <table:table-cell office:value-type="float" office:value="0.958744" calcext:value-type="float">
            <text:p>0.9587440</text:p>
          </table:table-cell>
          <table:table-cell office:value-type="float" office:value="0.0046812" calcext:value-type="float">
            <text:p>0.00468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650" calcext:value-type="float">
            <text:p>3650</text:p>
          </table:table-cell>
          <table:table-cell table:style-name="ce20" table:formula="of:=DATE(2021;12;3+[.C25])" office:value-type="date" office:date-value="2031-12-01" calcext:value-type="date">
            <text:p>2031-12-01</text:p>
          </table:table-cell>
          <table:table-cell office:value-type="float" office:value="0.0056606" calcext:value-type="float">
            <text:p>0.0056606</text:p>
          </table:table-cell>
          <table:table-cell table:formula="of:=[.C25]/365" office:value-type="float" office:value="10" calcext:value-type="float">
            <text:p>10.0000000</text:p>
          </table:table-cell>
          <table:table-cell table:formula="of:=[.F25]-FLOOR([.F25])" office:value-type="float" office:value="0" calcext:value-type="float">
            <text:p>0.0000000</text:p>
          </table:table-cell>
          <table:table-cell table:formula="of:=[.F25]-[.G25]" office:value-type="float" office:value="10" calcext:value-type="float">
            <text:p>10</text:p>
          </table:table-cell>
          <table:table-cell table:formula="of:=1/(1+[.E25]*[.G25])*1/(1+[.E25])^[.H25]" office:value-type="float" office:value="0.945117150791681" calcext:value-type="float">
            <text:p>0.9451172</text:p>
          </table:table-cell>
          <table:table-cell table:formula="of:=POWER([.I25];-1/[.F25])-1" office:value-type="float" office:value="0.0056605999999999" calcext:value-type="float">
            <text:p>0.0056606</text:p>
          </table:table-cell>
          <table:table-cell office:value-type="float" office:value="0.9449659" calcext:value-type="float">
            <text:p>0.9449659</text:p>
          </table:table-cell>
          <table:table-cell office:value-type="float" office:value="0.0056606" calcext:value-type="float">
            <text:p>0.0056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4015" calcext:value-type="float">
            <text:p>4015</text:p>
          </table:table-cell>
          <table:table-cell table:style-name="ce20" table:formula="of:=DATE(2021;12;3+[.C26])" office:value-type="date" office:date-value="2032-11-30" calcext:value-type="date">
            <text:p>2032-11-30</text:p>
          </table:table-cell>
          <table:table-cell office:value-type="float" office:value="0.0065243" calcext:value-type="float">
            <text:p>0.0065243</text:p>
          </table:table-cell>
          <table:table-cell table:formula="of:=[.C26]/365" office:value-type="float" office:value="11" calcext:value-type="float">
            <text:p>11.0000000</text:p>
          </table:table-cell>
          <table:table-cell table:formula="of:=[.F26]-FLOOR([.F26])" office:value-type="float" office:value="0" calcext:value-type="float">
            <text:p>0.0000000</text:p>
          </table:table-cell>
          <table:table-cell table:formula="of:=[.F26]-[.G26]" office:value-type="float" office:value="11" calcext:value-type="float">
            <text:p>11</text:p>
          </table:table-cell>
          <table:table-cell table:formula="of:=1/(1+[.E26]*[.G26])*1/(1+[.E26])^[.H26]" office:value-type="float" office:value="0.930964440264206" calcext:value-type="float">
            <text:p>0.9309644</text:p>
          </table:table-cell>
          <table:table-cell table:formula="of:=POWER([.I26];-1/[.F26])-1" office:value-type="float" office:value="0.00652429999999993" calcext:value-type="float">
            <text:p>0.0065243</text:p>
          </table:table-cell>
          <table:table-cell office:value-type="float" office:value="0.9307472" calcext:value-type="float">
            <text:p>0.9307472</text:p>
          </table:table-cell>
          <table:table-cell office:value-type="float" office:value="0.0065243" calcext:value-type="float">
            <text:p>0.00652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4380" calcext:value-type="float">
            <text:p>4380</text:p>
          </table:table-cell>
          <table:table-cell table:style-name="ce20" table:formula="of:=DATE(2021;12;3+[.C27])" office:value-type="date" office:date-value="2033-11-30" calcext:value-type="date">
            <text:p>2033-11-30</text:p>
          </table:table-cell>
          <table:table-cell office:value-type="float" office:value="0.0073844" calcext:value-type="float">
            <text:p>0.0073844</text:p>
          </table:table-cell>
          <table:table-cell table:formula="of:=[.C27]/365" office:value-type="float" office:value="12" calcext:value-type="float">
            <text:p>12.0000000</text:p>
          </table:table-cell>
          <table:table-cell table:formula="of:=[.F27]-FLOOR([.F27])" office:value-type="float" office:value="0" calcext:value-type="float">
            <text:p>0.0000000</text:p>
          </table:table-cell>
          <table:table-cell table:formula="of:=[.F27]-[.G27]" office:value-type="float" office:value="12" calcext:value-type="float">
            <text:p>12</text:p>
          </table:table-cell>
          <table:table-cell table:formula="of:=1/(1+[.E27]*[.G27])*1/(1+[.E27])^[.H27]" office:value-type="float" office:value="0.915497884510075" calcext:value-type="float">
            <text:p>0.9154979</text:p>
          </table:table-cell>
          <table:table-cell table:formula="of:=POWER([.I27];-1/[.F27])-1" office:value-type="float" office:value="0.00738440000000007" calcext:value-type="float">
            <text:p>0.0073844</text:p>
          </table:table-cell>
          <table:table-cell office:value-type="float" office:value="0.9151998" calcext:value-type="float">
            <text:p>0.9151998</text:p>
          </table:table-cell>
          <table:table-cell office:value-type="float" office:value="0.0073844" calcext:value-type="float">
            <text:p>0.00738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4745" calcext:value-type="float">
            <text:p>4745</text:p>
          </table:table-cell>
          <table:table-cell table:style-name="ce20" table:formula="of:=DATE(2021;12;3+[.C28])" office:value-type="date" office:date-value="2034-11-30" calcext:value-type="date">
            <text:p>2034-11-30</text:p>
          </table:table-cell>
          <table:table-cell office:value-type="float" office:value="0.0079789" calcext:value-type="float">
            <text:p>0.0079789</text:p>
          </table:table-cell>
          <table:table-cell table:formula="of:=[.C28]/365" office:value-type="float" office:value="13" calcext:value-type="float">
            <text:p>13.0000000</text:p>
          </table:table-cell>
          <table:table-cell table:formula="of:=[.F28]-FLOOR([.F28])" office:value-type="float" office:value="0" calcext:value-type="float">
            <text:p>0.0000000</text:p>
          </table:table-cell>
          <table:table-cell table:formula="of:=[.F28]-[.G28]" office:value-type="float" office:value="13" calcext:value-type="float">
            <text:p>13</text:p>
          </table:table-cell>
          <table:table-cell table:formula="of:=1/(1+[.E28]*[.G28])*1/(1+[.E28])^[.H28]" office:value-type="float" office:value="0.901843678315785" calcext:value-type="float">
            <text:p>0.9018437</text:p>
          </table:table-cell>
          <table:table-cell table:formula="of:=POWER([.I28];-1/[.F28])-1" office:value-type="float" office:value="0.0079788999999999" calcext:value-type="float">
            <text:p>0.0079789</text:p>
          </table:table-cell>
          <table:table-cell office:value-type="float" office:value="0.9014729" calcext:value-type="float">
            <text:p>0.9014729</text:p>
          </table:table-cell>
          <table:table-cell office:value-type="float" office:value="0.0079789" calcext:value-type="float">
            <text:p>0.00797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5110" calcext:value-type="float">
            <text:p>5110</text:p>
          </table:table-cell>
          <table:table-cell table:style-name="ce20" table:formula="of:=DATE(2021;12;3+[.C29])" office:value-type="date" office:date-value="2035-11-30" calcext:value-type="date">
            <text:p>2035-11-30</text:p>
          </table:table-cell>
          <table:table-cell office:value-type="float" office:value="0.0085678" calcext:value-type="float">
            <text:p>0.0085678</text:p>
          </table:table-cell>
          <table:table-cell table:formula="of:=[.C29]/365" office:value-type="float" office:value="14" calcext:value-type="float">
            <text:p>14.0000000</text:p>
          </table:table-cell>
          <table:table-cell table:formula="of:=[.F29]-FLOOR([.F29])" office:value-type="float" office:value="0" calcext:value-type="float">
            <text:p>0.0000000</text:p>
          </table:table-cell>
          <table:table-cell table:formula="of:=[.F29]-[.G29]" office:value-type="float" office:value="14" calcext:value-type="float">
            <text:p>14</text:p>
          </table:table-cell>
          <table:table-cell table:formula="of:=1/(1+[.E29]*[.G29])*1/(1+[.E29])^[.H29]" office:value-type="float" office:value="0.887418790097192" calcext:value-type="float">
            <text:p>0.8874188</text:p>
          </table:table-cell>
          <table:table-cell table:formula="of:=POWER([.I29];-1/[.F29])-1" office:value-type="float" office:value="0.00856780000000001" calcext:value-type="float">
            <text:p>0.0085678</text:p>
          </table:table-cell>
          <table:table-cell office:value-type="float" office:value="0.8869656" calcext:value-type="float">
            <text:p>0.8869656</text:p>
          </table:table-cell>
          <table:table-cell office:value-type="float" office:value="0.0085678" calcext:value-type="float">
            <text:p>0.00856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5475" calcext:value-type="float">
            <text:p>5475</text:p>
          </table:table-cell>
          <table:table-cell table:style-name="ce20" table:formula="of:=DATE(2021;12;3+[.C30])" office:value-type="date" office:date-value="2036-11-29" calcext:value-type="date">
            <text:p>2036-11-29</text:p>
          </table:table-cell>
          <table:table-cell office:value-type="float" office:value="0.0091564" calcext:value-type="float">
            <text:p>0.0091564</text:p>
          </table:table-cell>
          <table:table-cell table:formula="of:=[.C30]/365" office:value-type="float" office:value="15" calcext:value-type="float">
            <text:p>15.0000000</text:p>
          </table:table-cell>
          <table:table-cell table:formula="of:=[.F30]-FLOOR([.F30])" office:value-type="float" office:value="0" calcext:value-type="float">
            <text:p>0.0000000</text:p>
          </table:table-cell>
          <table:table-cell table:formula="of:=[.F30]-[.G30]" office:value-type="float" office:value="15" calcext:value-type="float">
            <text:p>15</text:p>
          </table:table-cell>
          <table:table-cell table:formula="of:=1/(1+[.E30]*[.G30])*1/(1+[.E30])^[.H30]" office:value-type="float" office:value="0.872213526924539" calcext:value-type="float">
            <text:p>0.8722135</text:p>
          </table:table-cell>
          <table:table-cell table:formula="of:=POWER([.I30];-1/[.F30])-1" office:value-type="float" office:value="0.00915639999999995" calcext:value-type="float">
            <text:p>0.0091564</text:p>
          </table:table-cell>
          <table:table-cell office:value-type="float" office:value="0.8716689" calcext:value-type="float">
            <text:p>0.8716689</text:p>
          </table:table-cell>
          <table:table-cell office:value-type="float" office:value="0.0091564" calcext:value-type="float">
            <text:p>0.00915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5840" calcext:value-type="float">
            <text:p>5840</text:p>
          </table:table-cell>
          <table:table-cell table:style-name="ce20" table:formula="of:=DATE(2021;12;3+[.C31])" office:value-type="date" office:date-value="2037-11-29" calcext:value-type="date">
            <text:p>2037-11-29</text:p>
          </table:table-cell>
          <table:table-cell office:value-type="float" office:value="0.0094329" calcext:value-type="float">
            <text:p>0.0094329</text:p>
          </table:table-cell>
          <table:table-cell table:formula="of:=[.C31]/365" office:value-type="float" office:value="16" calcext:value-type="float">
            <text:p>16.0000000</text:p>
          </table:table-cell>
          <table:table-cell table:formula="of:=[.F31]-FLOOR([.F31])" office:value-type="float" office:value="0" calcext:value-type="float">
            <text:p>0.0000000</text:p>
          </table:table-cell>
          <table:table-cell table:formula="of:=[.F31]-[.G31]" office:value-type="float" office:value="16" calcext:value-type="float">
            <text:p>16</text:p>
          </table:table-cell>
          <table:table-cell table:formula="of:=1/(1+[.E31]*[.G31])*1/(1+[.E31])^[.H31]" office:value-type="float" office:value="0.860519494956026" calcext:value-type="float">
            <text:p>0.8605195</text:p>
          </table:table-cell>
          <table:table-cell table:formula="of:=POWER([.I31];-1/[.F31])-1" office:value-type="float" office:value="0.00943289999999997" calcext:value-type="float">
            <text:p>0.0094329</text:p>
          </table:table-cell>
          <table:table-cell office:value-type="float" office:value="0.8599112" calcext:value-type="float">
            <text:p>0.8599112</text:p>
          </table:table-cell>
          <table:table-cell office:value-type="float" office:value="0.0094329" calcext:value-type="float">
            <text:p>0.00943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205" calcext:value-type="float">
            <text:p>6205</text:p>
          </table:table-cell>
          <table:table-cell table:style-name="ce20" table:formula="of:=DATE(2021;12;3+[.C32])" office:value-type="date" office:date-value="2038-11-29" calcext:value-type="date">
            <text:p>2038-11-29</text:p>
          </table:table-cell>
          <table:table-cell office:value-type="float" office:value="0.0097032" calcext:value-type="float">
            <text:p>0.0097032</text:p>
          </table:table-cell>
          <table:table-cell table:formula="of:=[.C32]/365" office:value-type="float" office:value="17" calcext:value-type="float">
            <text:p>17.0000000</text:p>
          </table:table-cell>
          <table:table-cell table:formula="of:=[.F32]-FLOOR([.F32])" office:value-type="float" office:value="0" calcext:value-type="float">
            <text:p>0.0000000</text:p>
          </table:table-cell>
          <table:table-cell table:formula="of:=[.F32]-[.G32]" office:value-type="float" office:value="17" calcext:value-type="float">
            <text:p>17</text:p>
          </table:table-cell>
          <table:table-cell table:formula="of:=1/(1+[.E32]*[.G32])*1/(1+[.E32])^[.H32]" office:value-type="float" office:value="0.848606873205503" calcext:value-type="float">
            <text:p>0.8486069</text:p>
          </table:table-cell>
          <table:table-cell table:formula="of:=POWER([.I32];-1/[.F32])-1" office:value-type="float" office:value="0.00970319999999991" calcext:value-type="float">
            <text:p>0.0097032</text:p>
          </table:table-cell>
          <table:table-cell office:value-type="float" office:value="0.8479321" calcext:value-type="float">
            <text:p>0.8479321</text:p>
          </table:table-cell>
          <table:table-cell office:value-type="float" office:value="0.0097032" calcext:value-type="float">
            <text:p>0.0097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570" calcext:value-type="float">
            <text:p>6570</text:p>
          </table:table-cell>
          <table:table-cell table:style-name="ce20" table:formula="of:=DATE(2021;12;3+[.C33])" office:value-type="date" office:date-value="2039-11-29" calcext:value-type="date">
            <text:p>2039-11-29</text:p>
          </table:table-cell>
          <table:table-cell office:value-type="float" office:value="0.0099735" calcext:value-type="float">
            <text:p>0.0099735</text:p>
          </table:table-cell>
          <table:table-cell table:formula="of:=[.C33]/365" office:value-type="float" office:value="18" calcext:value-type="float">
            <text:p>18.0000000</text:p>
          </table:table-cell>
          <table:table-cell table:formula="of:=[.F33]-FLOOR([.F33])" office:value-type="float" office:value="0" calcext:value-type="float">
            <text:p>0.0000000</text:p>
          </table:table-cell>
          <table:table-cell table:formula="of:=[.F33]-[.G33]" office:value-type="float" office:value="18" calcext:value-type="float">
            <text:p>18</text:p>
          </table:table-cell>
          <table:table-cell table:formula="of:=1/(1+[.E33]*[.G33])*1/(1+[.E33])^[.H33]" office:value-type="float" office:value="0.836412244562558" calcext:value-type="float">
            <text:p>0.8364122</text:p>
          </table:table-cell>
          <table:table-cell table:formula="of:=POWER([.I33];-1/[.F33])-1" office:value-type="float" office:value="0.00997350000000008" calcext:value-type="float">
            <text:p>0.0099735</text:p>
          </table:table-cell>
          <table:table-cell office:value-type="float" office:value="0.8356689" calcext:value-type="float">
            <text:p>0.8356689</text:p>
          </table:table-cell>
          <table:table-cell office:value-type="float" office:value="0.0099735" calcext:value-type="float">
            <text:p>0.00997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935" calcext:value-type="float">
            <text:p>6935</text:p>
          </table:table-cell>
          <table:table-cell table:style-name="ce20" table:formula="of:=DATE(2021;12;3+[.C34])" office:value-type="date" office:date-value="2040-11-28" calcext:value-type="date">
            <text:p>2040-11-28</text:p>
          </table:table-cell>
          <table:table-cell office:value-type="float" office:value="0.0102437" calcext:value-type="float">
            <text:p>0.0102437</text:p>
          </table:table-cell>
          <table:table-cell table:formula="of:=[.C34]/365" office:value-type="float" office:value="19" calcext:value-type="float">
            <text:p>19.0000000</text:p>
          </table:table-cell>
          <table:table-cell table:formula="of:=[.F34]-FLOOR([.F34])" office:value-type="float" office:value="0" calcext:value-type="float">
            <text:p>0.0000000</text:p>
          </table:table-cell>
          <table:table-cell table:formula="of:=[.F34]-[.G34]" office:value-type="float" office:value="19" calcext:value-type="float">
            <text:p>19</text:p>
          </table:table-cell>
          <table:table-cell table:formula="of:=1/(1+[.E34]*[.G34])*1/(1+[.E34])^[.H34]" office:value-type="float" office:value="0.823954319046608" calcext:value-type="float">
            <text:p>0.8239543</text:p>
          </table:table-cell>
          <table:table-cell table:formula="of:=POWER([.I34];-1/[.F34])-1" office:value-type="float" office:value="0.0102437" calcext:value-type="float">
            <text:p>0.0102437</text:p>
          </table:table-cell>
          <table:table-cell office:value-type="float" office:value="0.8231392" calcext:value-type="float">
            <text:p>0.8231392</text:p>
          </table:table-cell>
          <table:table-cell office:value-type="float" office:value="0.0102437" calcext:value-type="float">
            <text:p>0.01024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table:style-name="ce20" table:formula="of:=DATE(2021;12;3+[.C35])" office:value-type="date" office:date-value="2041-11-28" calcext:value-type="date">
            <text:p>2041-11-28</text:p>
          </table:table-cell>
          <table:table-cell office:value-type="float" office:value="0.0105138" calcext:value-type="float">
            <text:p>0.0105138</text:p>
          </table:table-cell>
          <table:table-cell table:formula="of:=[.C35]/365" office:value-type="float" office:value="20" calcext:value-type="float">
            <text:p>20.0000000</text:p>
          </table:table-cell>
          <table:table-cell table:formula="of:=[.F35]-FLOOR([.F35])" office:value-type="float" office:value="0" calcext:value-type="float">
            <text:p>0.0000000</text:p>
          </table:table-cell>
          <table:table-cell table:formula="of:=[.F35]-[.G35]" office:value-type="float" office:value="20" calcext:value-type="float">
            <text:p>20</text:p>
          </table:table-cell>
          <table:table-cell table:formula="of:=1/(1+[.E35]*[.G35])*1/(1+[.E35])^[.H35]" office:value-type="float" office:value="0.81125058692763" calcext:value-type="float">
            <text:p>0.8112506</text:p>
          </table:table-cell>
          <table:table-cell table:formula="of:=POWER([.I35];-1/[.F35])-1" office:value-type="float" office:value="0.0105138" calcext:value-type="float">
            <text:p>0.0105138</text:p>
          </table:table-cell>
          <table:table-cell office:value-type="float" office:value="0.8103606" calcext:value-type="float">
            <text:p>0.8103606</text:p>
          </table:table-cell>
          <table:table-cell office:value-type="float" office:value="0.0105138" calcext:value-type="float">
            <text:p>0.01051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7665" calcext:value-type="float">
            <text:p>7665</text:p>
          </table:table-cell>
          <table:table-cell table:style-name="ce20" table:formula="of:=DATE(2021;12;3+[.C36])" office:value-type="date" office:date-value="2042-11-28" calcext:value-type="date">
            <text:p>2042-11-28</text:p>
          </table:table-cell>
          <table:table-cell office:value-type="float" office:value="0.0105719" calcext:value-type="float">
            <text:p>0.0105719</text:p>
          </table:table-cell>
          <table:table-cell table:formula="of:=[.C36]/365" office:value-type="float" office:value="21" calcext:value-type="float">
            <text:p>21.0000000</text:p>
          </table:table-cell>
          <table:table-cell table:formula="of:=[.F36]-FLOOR([.F36])" office:value-type="float" office:value="0" calcext:value-type="float">
            <text:p>0.0000000</text:p>
          </table:table-cell>
          <table:table-cell table:formula="of:=[.F36]-[.G36]" office:value-type="float" office:value="21" calcext:value-type="float">
            <text:p>21</text:p>
          </table:table-cell>
          <table:table-cell table:formula="of:=1/(1+[.E36]*[.G36])*1/(1+[.E36])^[.H36]" office:value-type="float" office:value="0.801841298615143" calcext:value-type="float">
            <text:p>0.8018413</text:p>
          </table:table-cell>
          <table:table-cell table:formula="of:=POWER([.I36];-1/[.F36])-1" office:value-type="float" office:value="0.0105719" calcext:value-type="float">
            <text:p>0.0105719</text:p>
          </table:table-cell>
          <table:table-cell office:value-type="float" office:value="0.8009074" calcext:value-type="float">
            <text:p>0.8009074</text:p>
          </table:table-cell>
          <table:table-cell office:value-type="float" office:value="0.0105719" calcext:value-type="float">
            <text:p>0.01057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8030" calcext:value-type="float">
            <text:p>8030</text:p>
          </table:table-cell>
          <table:table-cell table:style-name="ce20" table:formula="of:=DATE(2021;12;3+[.C37])" office:value-type="date" office:date-value="2043-11-28" calcext:value-type="date">
            <text:p>2043-11-28</text:p>
          </table:table-cell>
          <table:table-cell office:value-type="float" office:value="0.0106246" calcext:value-type="float">
            <text:p>0.0106246</text:p>
          </table:table-cell>
          <table:table-cell table:formula="of:=[.C37]/365" office:value-type="float" office:value="22" calcext:value-type="float">
            <text:p>22.0000000</text:p>
          </table:table-cell>
          <table:table-cell table:formula="of:=[.F37]-FLOOR([.F37])" office:value-type="float" office:value="0" calcext:value-type="float">
            <text:p>0.0000000</text:p>
          </table:table-cell>
          <table:table-cell table:formula="of:=[.F37]-[.G37]" office:value-type="float" office:value="22" calcext:value-type="float">
            <text:p>22</text:p>
          </table:table-cell>
          <table:table-cell table:formula="of:=1/(1+[.E37]*[.G37])*1/(1+[.E37])^[.H37]" office:value-type="float" office:value="0.792543232872256" calcext:value-type="float">
            <text:p>0.7925432</text:p>
          </table:table-cell>
          <table:table-cell table:formula="of:=POWER([.I37];-1/[.F37])-1" office:value-type="float" office:value="0.0106246000000001" calcext:value-type="float">
            <text:p>0.0106246</text:p>
          </table:table-cell>
          <table:table-cell office:value-type="float" office:value="0.7915658" calcext:value-type="float">
            <text:p>0.7915658</text:p>
          </table:table-cell>
          <table:table-cell office:value-type="float" office:value="0.0106246" calcext:value-type="float">
            <text:p>0.0106246</text:p>
          </table:table-cell>
          <table:table-cell table:number-columns-repeated="3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style-name="ce69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8395" calcext:value-type="float">
            <text:p>8395</text:p>
          </table:table-cell>
          <table:table-cell table:style-name="ce20" table:formula="of:=DATE(2021;12;3+[.C38])" office:value-type="date" office:date-value="2044-11-27" calcext:value-type="date">
            <text:p>2044-11-27</text:p>
          </table:table-cell>
          <table:table-cell office:value-type="float" office:value="0.0106774" calcext:value-type="float">
            <text:p>0.0106774</text:p>
          </table:table-cell>
          <table:table-cell table:formula="of:=[.C38]/365" office:value-type="float" office:value="23" calcext:value-type="float">
            <text:p>23.0000000</text:p>
          </table:table-cell>
          <table:table-cell table:formula="of:=[.F38]-FLOOR([.F38])" office:value-type="float" office:value="0" calcext:value-type="float">
            <text:p>0.0000000</text:p>
          </table:table-cell>
          <table:table-cell table:formula="of:=[.F38]-[.G38]" office:value-type="float" office:value="23" calcext:value-type="float">
            <text:p>23</text:p>
          </table:table-cell>
          <table:table-cell table:formula="of:=1/(1+[.E38]*[.G38])*1/(1+[.E38])^[.H38]" office:value-type="float" office:value="0.783269557727848" calcext:value-type="float">
            <text:p>0.7832696</text:p>
          </table:table-cell>
          <table:table-cell table:formula="of:=POWER([.I38];-1/[.F38])-1" office:value-type="float" office:value="0.0106774000000001" calcext:value-type="float">
            <text:p>0.0106774</text:p>
          </table:table-cell>
          <table:table-cell office:value-type="float" office:value="0.7822507" calcext:value-type="float">
            <text:p>0.7822507</text:p>
          </table:table-cell>
          <table:table-cell office:value-type="float" office:value="0.0106774" calcext:value-type="float">
            <text:p>0.01067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8760" calcext:value-type="float">
            <text:p>8760</text:p>
          </table:table-cell>
          <table:table-cell table:style-name="ce20" table:formula="of:=DATE(2021;12;3+[.C39])" office:value-type="date" office:date-value="2045-11-27" calcext:value-type="date">
            <text:p>2045-11-27</text:p>
          </table:table-cell>
          <table:table-cell office:value-type="float" office:value="0.0107301" calcext:value-type="float">
            <text:p>0.0107301</text:p>
          </table:table-cell>
          <table:table-cell table:formula="of:=[.C39]/365" office:value-type="float" office:value="24" calcext:value-type="float">
            <text:p>24.0000000</text:p>
          </table:table-cell>
          <table:table-cell table:formula="of:=[.F39]-FLOOR([.F39])" office:value-type="float" office:value="0" calcext:value-type="float">
            <text:p>0.0000000</text:p>
          </table:table-cell>
          <table:table-cell table:formula="of:=[.F39]-[.G39]" office:value-type="float" office:value="24" calcext:value-type="float">
            <text:p>24</text:p>
          </table:table-cell>
          <table:table-cell table:formula="of:=1/(1+[.E39]*[.G39])*1/(1+[.E39])^[.H39]" office:value-type="float" office:value="0.774025404273263" calcext:value-type="float">
            <text:p>0.7740254</text:p>
          </table:table-cell>
          <table:table-cell table:formula="of:=POWER([.I39];-1/[.F39])-1" office:value-type="float" office:value="0.0107301" calcext:value-type="float">
            <text:p>0.0107301</text:p>
          </table:table-cell>
          <table:table-cell office:value-type="float" office:value="0.7729638" calcext:value-type="float">
            <text:p>0.7729638</text:p>
          </table:table-cell>
          <table:table-cell office:value-type="float" office:value="0.0107301" calcext:value-type="float">
            <text:p>0.01073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9125" calcext:value-type="float">
            <text:p>9125</text:p>
          </table:table-cell>
          <table:table-cell table:style-name="ce20" table:formula="of:=DATE(2021;12;3+[.C40])" office:value-type="date" office:date-value="2046-11-27" calcext:value-type="date">
            <text:p>2046-11-27</text:p>
          </table:table-cell>
          <table:table-cell office:value-type="float" office:value="0.0107829" calcext:value-type="float">
            <text:p>0.0107829</text:p>
          </table:table-cell>
          <table:table-cell table:formula="of:=[.C40]/365" office:value-type="float" office:value="25" calcext:value-type="float">
            <text:p>25.0000000</text:p>
          </table:table-cell>
          <table:table-cell table:formula="of:=[.F40]-FLOOR([.F40])" office:value-type="float" office:value="0" calcext:value-type="float">
            <text:p>0.0000000</text:p>
          </table:table-cell>
          <table:table-cell table:formula="of:=[.F40]-[.G40]" office:value-type="float" office:value="25" calcext:value-type="float">
            <text:p>25</text:p>
          </table:table-cell>
          <table:table-cell table:formula="of:=1/(1+[.E40]*[.G40])*1/(1+[.E40])^[.H40]" office:value-type="float" office:value="0.764808749251682" calcext:value-type="float">
            <text:p>0.7648087</text:p>
          </table:table-cell>
          <table:table-cell table:formula="of:=POWER([.I40];-1/[.F40])-1" office:value-type="float" office:value="0.0107828999999999" calcext:value-type="float">
            <text:p>0.0107829</text:p>
          </table:table-cell>
          <table:table-cell office:value-type="float" office:value="0.7637066" calcext:value-type="float">
            <text:p>0.7637066</text:p>
          </table:table-cell>
          <table:table-cell office:value-type="float" office:value="0.0107829" calcext:value-type="float">
            <text:p>0.01078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0950" calcext:value-type="float">
            <text:p>10950</text:p>
          </table:table-cell>
          <table:table-cell table:style-name="ce20" table:formula="of:=DATE(2021;12;3+[.C41])" office:value-type="date" office:date-value="2051-11-26" calcext:value-type="date">
            <text:p>2051-11-26</text:p>
          </table:table-cell>
          <table:table-cell office:value-type="float" office:value="0.0107337" calcext:value-type="float">
            <text:p>0.0107337</text:p>
          </table:table-cell>
          <table:table-cell table:formula="of:=[.C41]/365" office:value-type="float" office:value="30" calcext:value-type="float">
            <text:p>30.0000000</text:p>
          </table:table-cell>
          <table:table-cell table:formula="of:=[.F41]-FLOOR([.F41])" office:value-type="float" office:value="0" calcext:value-type="float">
            <text:p>0.0000000</text:p>
          </table:table-cell>
          <table:table-cell table:formula="of:=[.F41]-[.G41]" office:value-type="float" office:value="30" calcext:value-type="float">
            <text:p>30</text:p>
          </table:table-cell>
          <table:table-cell table:formula="of:=1/(1+[.E41]*[.G41])*1/(1+[.E41])^[.H41]" office:value-type="float" office:value="0.725934794374435" calcext:value-type="float">
            <text:p>0.7259348</text:p>
          </table:table-cell>
          <table:table-cell table:formula="of:=POWER([.I41];-1/[.F41])-1" office:value-type="float" office:value="0.0107337000000001" calcext:value-type="float">
            <text:p>0.0107337</text:p>
          </table:table-cell>
          <table:table-cell office:value-type="float" office:value="0.7246902" calcext:value-type="float">
            <text:p>0.7246902</text:p>
          </table:table-cell>
          <table:table-cell office:value-type="float" office:value="0.0107337" calcext:value-type="float">
            <text:p>0.01073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2775" calcext:value-type="float">
            <text:p>12775</text:p>
          </table:table-cell>
          <table:table-cell table:style-name="ce20" table:formula="of:=DATE(2021;12;3+[.C42])" office:value-type="date" office:date-value="2056-11-24" calcext:value-type="date">
            <text:p>2056-11-24</text:p>
          </table:table-cell>
          <table:table-cell office:value-type="float" office:value="0.0104457" calcext:value-type="float">
            <text:p>0.0104457</text:p>
          </table:table-cell>
          <table:table-cell table:formula="of:=[.C42]/365" office:value-type="float" office:value="35" calcext:value-type="float">
            <text:p>35.0000000</text:p>
          </table:table-cell>
          <table:table-cell table:formula="of:=[.F42]-FLOOR([.F42])" office:value-type="float" office:value="0" calcext:value-type="float">
            <text:p>0.0000000</text:p>
          </table:table-cell>
          <table:table-cell table:formula="of:=[.F42]-[.G42]" office:value-type="float" office:value="35" calcext:value-type="float">
            <text:p>35</text:p>
          </table:table-cell>
          <table:table-cell table:formula="of:=1/(1+[.E42]*[.G42])*1/(1+[.E42])^[.H42]" office:value-type="float" office:value="0.695097453407395" calcext:value-type="float">
            <text:p>0.6950975</text:p>
          </table:table-cell>
          <table:table-cell table:formula="of:=POWER([.I42];-1/[.F42])-1" office:value-type="float" office:value="0.0104457" calcext:value-type="float">
            <text:p>0.0104457</text:p>
          </table:table-cell>
          <table:table-cell office:value-type="float" office:value="0.6937814" calcext:value-type="float">
            <text:p>0.6937814</text:p>
          </table:table-cell>
          <table:table-cell office:value-type="float" office:value="0.0104457" calcext:value-type="float">
            <text:p>0.01044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4600" calcext:value-type="float">
            <text:p>14600</text:p>
          </table:table-cell>
          <table:table-cell table:style-name="ce20" table:formula="of:=DATE(2021;12;3+[.C43])" office:value-type="date" office:date-value="2061-11-23" calcext:value-type="date">
            <text:p>2061-11-23</text:p>
          </table:table-cell>
          <table:table-cell office:value-type="float" office:value="0.0101561" calcext:value-type="float">
            <text:p>0.0101561</text:p>
          </table:table-cell>
          <table:table-cell table:formula="of:=[.C43]/365" office:value-type="float" office:value="40" calcext:value-type="float">
            <text:p>40.0000000</text:p>
          </table:table-cell>
          <table:table-cell table:formula="of:=[.F43]-FLOOR([.F43])" office:value-type="float" office:value="0" calcext:value-type="float">
            <text:p>0.0000000</text:p>
          </table:table-cell>
          <table:table-cell table:formula="of:=[.F43]-[.G43]" office:value-type="float" office:value="40" calcext:value-type="float">
            <text:p>40</text:p>
          </table:table-cell>
          <table:table-cell table:formula="of:=1/(1+[.E43]*[.G43])*1/(1+[.E43])^[.H43]" office:value-type="float" office:value="0.667513986978632" calcext:value-type="float">
            <text:p>0.6675140</text:p>
          </table:table-cell>
          <table:table-cell table:formula="of:=POWER([.I43];-1/[.F43])-1" office:value-type="float" office:value="0.0101560999999999" calcext:value-type="float">
            <text:p>0.0101561</text:p>
          </table:table-cell>
          <table:table-cell office:value-type="float" office:value="0.6661473" calcext:value-type="float">
            <text:p>0.6661473</text:p>
          </table:table-cell>
          <table:table-cell office:value-type="float" office:value="0.0101561" calcext:value-type="float">
            <text:p>0.01015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6425" calcext:value-type="float">
            <text:p>16425</text:p>
          </table:table-cell>
          <table:table-cell table:style-name="ce20" table:formula="of:=DATE(2021;12;3+[.C44])" office:value-type="date" office:date-value="2066-11-22" calcext:value-type="date">
            <text:p>2066-11-22</text:p>
          </table:table-cell>
          <table:table-cell office:value-type="float" office:value="0.0098665" calcext:value-type="float">
            <text:p>0.0098665</text:p>
          </table:table-cell>
          <table:table-cell table:formula="of:=[.C44]/365" office:value-type="float" office:value="45" calcext:value-type="float">
            <text:p>45.0000000</text:p>
          </table:table-cell>
          <table:table-cell table:formula="of:=[.F44]-FLOOR([.F44])" office:value-type="float" office:value="0" calcext:value-type="float">
            <text:p>0.0000000</text:p>
          </table:table-cell>
          <table:table-cell table:formula="of:=[.F44]-[.G44]" office:value-type="float" office:value="45" calcext:value-type="float">
            <text:p>45</text:p>
          </table:table-cell>
          <table:table-cell table:formula="of:=1/(1+[.E44]*[.G44])*1/(1+[.E44])^[.H44]" office:value-type="float" office:value="0.642867606613861" calcext:value-type="float">
            <text:p>0.6428676</text:p>
          </table:table-cell>
          <table:table-cell table:formula="of:=POWER([.I44];-1/[.F44])-1" office:value-type="float" office:value="0.0098665" calcext:value-type="float">
            <text:p>0.0098665</text:p>
          </table:table-cell>
          <table:table-cell office:value-type="float" office:value="0.641471" calcext:value-type="float">
            <text:p>0.6414710</text:p>
          </table:table-cell>
          <table:table-cell office:value-type="float" office:value="0.0098665" calcext:value-type="float">
            <text:p>0.00986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8250" calcext:value-type="float">
            <text:p>18250</text:p>
          </table:table-cell>
          <table:table-cell table:style-name="ce20" table:formula="of:=DATE(2021;12;3+[.C45])" office:value-type="date" office:date-value="2071-11-21" calcext:value-type="date">
            <text:p>2071-11-21</text:p>
          </table:table-cell>
          <table:table-cell office:value-type="float" office:value="0.0095767" calcext:value-type="float">
            <text:p>0.0095767</text:p>
          </table:table-cell>
          <table:table-cell table:formula="of:=[.C45]/365" office:value-type="float" office:value="50" calcext:value-type="float">
            <text:p>50.0000000</text:p>
          </table:table-cell>
          <table:table-cell table:formula="of:=[.F45]-FLOOR([.F45])" office:value-type="float" office:value="0" calcext:value-type="float">
            <text:p>0.0000000</text:p>
          </table:table-cell>
          <table:table-cell table:formula="of:=[.F45]-[.G45]" office:value-type="float" office:value="50" calcext:value-type="float">
            <text:p>50</text:p>
          </table:table-cell>
          <table:table-cell table:formula="of:=1/(1+[.E45]*[.G45])*1/(1+[.E45])^[.H45]" office:value-type="float" office:value="0.620917718274925" calcext:value-type="float">
            <text:p>0.6209177</text:p>
          </table:table-cell>
          <table:table-cell table:formula="of:=POWER([.I45];-1/[.F45])-1" office:value-type="float" office:value="0.00957669999999999" calcext:value-type="float">
            <text:p>0.0095767</text:p>
          </table:table-cell>
          <table:table-cell office:value-type="float" office:value="0.6195032" calcext:value-type="float">
            <text:p>0.6195032</text:p>
          </table:table-cell>
          <table:table-cell office:value-type="float" office:value="0.0095767" calcext:value-type="float">
            <text:p>0.009576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13" calcext:value-type="float">
            <text:p>913</text:p>
          </table:table-cell>
          <table:table-cell table:style-name="ce21" table:formula="of:=DATE(2021;12;3+[.C47])" office:value-type="date" office:date-value="2024-06-03" calcext:value-type="date">
            <text:p>2024-06-03</text:p>
          </table:table-cell>
          <table:table-cell table:style-name="ce13" table:formula="of:=[.E17]+([.E18]-[.E17])/([.C18]-[.C17])*([.C47]-[.C17])" office:value-type="float" office:value="-0.00132349397260274" calcext:value-type="float">
            <text:p>-0.0013235</text:p>
          </table:table-cell>
          <table:table-cell table:style-name="ce13" table:formula="of:=[.C47]/365" office:value-type="float" office:value="2.5013698630137" calcext:value-type="float">
            <text:p>2.5013699</text:p>
          </table:table-cell>
          <table:table-cell table:style-name="ce13" table:formula="of:=[.F47]-FLOOR([.F47])" office:value-type="float" office:value="0.501369863013699" calcext:value-type="float">
            <text:p>0.5013699</text:p>
          </table:table-cell>
          <table:table-cell table:style-name="ce15" table:formula="of:=[.F47]-[.G47]" office:value-type="float" office:value="2" calcext:value-type="float">
            <text:p>2</text:p>
          </table:table-cell>
          <table:table-cell table:style-name="ce17" table:formula="of:=1/(1+[.E47]*[.G47])*1/(1+[.E47])^[.H47]" office:value-type="float" office:value="1.00331801383555" calcext:value-type="float">
            <text:p>1.0033180</text:p>
          </table:table-cell>
          <table:table-cell table:style-name="ce17" table:formula="of:=POWER([.I47];-1/[.F47])-1" office:value-type="float" office:value="-0.00132340643931828" calcext:value-type="float">
            <text:p>-0.001323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ward Rate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begin date</text:p>
          </table:table-cell>
          <table:table-cell table:style-name="ce12" office:value-type="string" calcext:value-type="string">
            <text:p>end date</text:p>
          </table:table-cell>
          <table:table-cell table:style-name="ce74" office:value-type="string" calcext:value-type="string">
            <text:p>year frac</text:p>
          </table:table-cell>
          <table:table-cell table:style-name="ce74" office:value-type="string" calcext:value-type="string">
            <text:p>begin df</text:p>
          </table:table-cell>
          <table:table-cell table:style-name="ce83" office:value-type="string" calcext:value-type="string">
            <text:p>end df</text:p>
          </table:table-cell>
          <table:table-cell table:style-name="ce83" office:value-type="string" calcext:value-type="string">
            <text:p>fwd</text:p>
          </table:table-cell>
          <table:table-cell table:number-columns-repeated="1018"/>
        </table:table-row>
        <table:table-row table:style-name="ro1">
          <table:table-cell table:style-name="ce18" table:formula="of:=[.D9]" office:value-type="date" office:date-value="2022-06-03" calcext:value-type="date">
            <text:p>2022-06-03</text:p>
          </table:table-cell>
          <table:table-cell table:style-name="ce18" table:formula="of:=[.D15]" office:value-type="date" office:date-value="2022-12-03" calcext:value-type="date">
            <text:p>2022-12-03</text:p>
          </table:table-cell>
          <table:table-cell table:style-name="ce24" table:formula="of:=[.F15]-[.F9]" office:value-type="float" office:value="0.501369863013699" calcext:value-type="float">
            <text:p>0.501369863013699</text:p>
          </table:table-cell>
          <table:table-cell table:style-name="ce26" table:formula="of:=[.I9]" office:value-type="float" office:value="1.00096143470171" calcext:value-type="float">
            <text:p>1.0009614</text:p>
          </table:table-cell>
          <table:table-cell table:style-name="ce26" table:formula="of:=[.I15]" office:value-type="float" office:value="1.00047372430846" calcext:value-type="float">
            <text:p>1.0004737</text:p>
          </table:table-cell>
          <table:table-cell table:style-name="ce26" table:formula="of:=([.D51]/[.E51]-1)/[.C51]" office:value-type="float" office:value="0.000972295102553524" calcext:value-type="float">
            <text:p>0.0009723</text:p>
          </table:table-cell>
          <table:table-cell table:number-columns-repeated="4"/>
          <table:table-cell table:style-name="ce50" table:number-columns-repeated="4"/>
          <table:table-cell table:number-columns-repeated="1010"/>
        </table:table-row>
        <table:table-row table:style-name="ro1">
          <table:table-cell table:style-name="ce18" table:formula="of:=[.D15]" office:value-type="date" office:date-value="2022-12-03" calcext:value-type="date">
            <text:p>2022-12-03</text:p>
          </table:table-cell>
          <table:table-cell table:style-name="ce18" table:formula="of:=[.D16]" office:value-type="date" office:date-value="2023-06-05" calcext:value-type="date">
            <text:p>2023-06-05</text:p>
          </table:table-cell>
          <table:table-cell table:style-name="ce24" table:formula="of:=[.F16]-[.F15]" office:value-type="float" office:value="0.504109589041096" calcext:value-type="float">
            <text:p>0.504109589041096</text:p>
          </table:table-cell>
          <table:table-cell table:style-name="ce26" table:formula="of:=[.I15]" office:value-type="float" office:value="1.00047372430846" calcext:value-type="float">
            <text:p>1.0004737</text:p>
          </table:table-cell>
          <table:table-cell table:style-name="ce26" table:formula="of:=[.I16]" office:value-type="float" office:value="1.00232141122387" calcext:value-type="float">
            <text:p>1.0023214</text:p>
          </table:table-cell>
          <table:table-cell table:style-name="ce26" table:formula="of:=([.D52]/[.E52]-1)/[.C52]" office:value-type="float" office:value="-0.00365675965777285" calcext:value-type="float">
            <text:p>-0.0036568</text:p>
          </table:table-cell>
          <table:table-cell table:number-columns-repeated="4"/>
          <table:table-cell table:style-name="ce69"/>
          <table:table-cell table:style-name="ce81" table:number-columns-repeated="3"/>
          <table:table-cell table:number-columns-repeated="1010"/>
        </table:table-row>
        <table:table-row table:style-name="ro1">
          <table:table-cell table:style-name="ce18" table:formula="of:=[.D17]" office:value-type="date" office:date-value="2023-12-03" calcext:value-type="date">
            <text:p>2023-12-03</text:p>
          </table:table-cell>
          <table:table-cell table:style-name="ce18" table:formula="of:=[.D16]" office:value-type="date" office:date-value="2023-06-05" calcext:value-type="date">
            <text:p>2023-06-05</text:p>
          </table:table-cell>
          <table:table-cell table:style-name="ce24" table:formula="of:=[.F17]-[.F16]" office:value-type="float" office:value="0.495890410958904" calcext:value-type="float">
            <text:p>0.495890410958904</text:p>
          </table:table-cell>
          <table:table-cell table:style-name="ce26" table:formula="of:=[.I16]" office:value-type="float" office:value="1.00232141122387" calcext:value-type="float">
            <text:p>1.0023214</text:p>
          </table:table-cell>
          <table:table-cell table:style-name="ce26" table:formula="of:=[.I17]" office:value-type="float" office:value="1.00302424228929" calcext:value-type="float">
            <text:p>1.0030242</text:p>
          </table:table-cell>
          <table:table-cell table:style-name="ce26" table:formula="of:=([.D53]/[.E53]-1)/[.C53]" office:value-type="float" office:value="-0.00141303789554667" calcext:value-type="float">
            <text:p>-0.0014130</text:p>
          </table:table-cell>
          <table:table-cell table:number-columns-repeated="4"/>
          <table:table-cell table:style-name="ce69"/>
          <table:table-cell table:style-name="ce81" table:number-columns-repeated="3"/>
          <table:table-cell table:number-columns-repeated="1010"/>
        </table:table-row>
        <table:table-row table:style-name="ro1">
          <table:table-cell table:style-name="ce18" table:formula="of:=[.D17]" office:value-type="date" office:date-value="2023-12-03" calcext:value-type="date">
            <text:p>2023-12-03</text:p>
          </table:table-cell>
          <table:table-cell table:style-name="ce18" table:formula="of:=[.D47]" office:value-type="date" office:date-value="2024-06-03" calcext:value-type="date">
            <text:p>2024-06-03</text:p>
          </table:table-cell>
          <table:table-cell table:style-name="ce24" table:formula="of:=[.F47]-[.F17]" office:value-type="float" office:value="0.501369863013699" calcext:value-type="float">
            <text:p>0.501369863013699</text:p>
          </table:table-cell>
          <table:table-cell table:style-name="ce26" table:formula="of:=[.I17]" office:value-type="float" office:value="1.00302424228929" calcext:value-type="float">
            <text:p>1.0030242</text:p>
          </table:table-cell>
          <table:table-cell table:style-name="ce26" table:formula="of:=[.I47]" office:value-type="float" office:value="1.00331801383555" calcext:value-type="float">
            <text:p>1.0033180</text:p>
          </table:table-cell>
          <table:table-cell table:style-name="ce26" table:formula="of:=([.D54]/[.E54]-1)/[.C54]" office:value-type="float" office:value="-0.0005840000632495" calcext:value-type="float">
            <text:p>-0.0005840</text:p>
          </table:table-cell>
          <table:table-cell table:number-columns-repeated="4"/>
          <table:table-cell table:style-name="ce69"/>
          <table:table-cell table:style-name="ce81" table:number-columns-repeated="3"/>
          <table:table-cell table:number-columns-repeated="1010"/>
        </table:table-row>
        <table:table-row table:style-name="ro1">
          <table:table-cell table:style-name="ce19" table:number-columns-repeated="2"/>
          <table:table-cell table:style-name="ce24" table:number-columns-repeated="2"/>
          <table:table-cell table:style-name="ce26" table:number-columns-repeated="2"/>
          <table:table-cell table:number-columns-repeated="4"/>
          <table:table-cell table:style-name="ce69"/>
          <table:table-cell table:style-name="ce81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r Rate 20220603 – 20231203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begin date</text:p>
          </table:table-cell>
          <table:table-cell table:style-name="ce74" office:value-type="string" calcext:value-type="string">
            <text:p>end date</text:p>
          </table:table-cell>
          <table:table-cell table:style-name="ce74" office:value-type="string" calcext:value-type="string">
            <text:p>year frac</text:p>
          </table:table-cell>
          <table:table-cell table:style-name="ce74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35" office:value-type="string" calcext:value-type="string">
            <text:p>end nominal</text:p>
          </table:table-cell>
          <table:table-cell table:style-name="ce35" office:value-type="string" calcext:value-type="string">
            <text:p>end df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0" table:formula="of:=[.D9]" office:value-type="date" office:date-value="2022-06-03" calcext:value-type="date">
            <text:p>2022-06-03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58]-[.E58]" office:value-type="float" office:value="100" calcext:value-type="float">
            <text:p>100</text:p>
          </table:table-cell>
          <table:table-cell table:formula="of:=[.I9]" office:value-type="float" office:value="1.00096143470171" calcext:value-type="float">
            <text:p>1.0009614</text:p>
          </table:table-cell>
          <table:table-cell table:number-columns-repeated="9"/>
          <table:table-cell table:style-name="ce81"/>
          <table:table-cell table:number-columns-repeated="1007"/>
        </table:table-row>
        <table:table-row table:style-name="ro1">
          <table:table-cell table:style-name="ce20" table:formula="of:=[.D9]" office:value-type="date" office:date-value="2022-06-03" calcext:value-type="date">
            <text:p>2022-06-03</text:p>
          </table:table-cell>
          <table:table-cell table:style-name="ce20" table:formula="of:=[.D15]" office:value-type="date" office:date-value="2022-12-03" calcext:value-type="date">
            <text:p>2022-12-03</text:p>
          </table:table-cell>
          <table:table-cell table:formula="of:=[.F15]-[.F9]" office:value-type="float" office:value="0.501369863013699" calcext:value-type="float">
            <text:p>0.501369863013699</text:p>
          </table:table-cell>
          <table:table-cell table:formula="of:=[.F58]"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59]-[.E59]" office:value-type="float" office:value="100" calcext:value-type="float">
            <text:p>100</text:p>
          </table:table-cell>
          <table:table-cell table:formula="of:=[.I15]" office:value-type="float" office:value="1.00047372430846" calcext:value-type="float">
            <text:p>1.0004737</text:p>
          </table:table-cell>
          <table:table-cell table:number-columns-repeated="5"/>
          <table:table-cell table:style-name="ce50"/>
          <table:table-cell table:style-name="ce52" table:number-columns-repeated="3"/>
          <table:table-cell table:style-name="ce50"/>
          <table:table-cell table:number-columns-repeated="1007"/>
        </table:table-row>
        <table:table-row table:style-name="ro1">
          <table:table-cell table:style-name="ce20" table:formula="of:=[.B59]" office:value-type="date" office:date-value="2022-12-03" calcext:value-type="date">
            <text:p>2022-12-03</text:p>
          </table:table-cell>
          <table:table-cell table:style-name="ce20" table:formula="of:=[.D16]" office:value-type="date" office:date-value="2023-06-05" calcext:value-type="date">
            <text:p>2023-06-05</text:p>
          </table:table-cell>
          <table:table-cell table:formula="of:=[.F16]-[.F15]" office:value-type="float" office:value="0.504109589041096" calcext:value-type="float">
            <text:p>0.504109589041096</text:p>
          </table:table-cell>
          <table:table-cell table:formula="of:=[.F59]"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60]-[.E60]" office:value-type="float" office:value="100" calcext:value-type="float">
            <text:p>100</text:p>
          </table:table-cell>
          <table:table-cell table:formula="of:=[.I16]" office:value-type="float" office:value="1.00232141122387" calcext:value-type="float">
            <text:p>1.0023214</text:p>
          </table:table-cell>
          <table:table-cell table:number-columns-repeated="6"/>
          <table:table-cell table:style-name="ce81"/>
          <table:table-cell table:style-name="ce16" table:number-columns-repeated="2"/>
          <table:table-cell table:style-name="ce81"/>
          <table:table-cell table:number-columns-repeated="1007"/>
        </table:table-row>
        <table:table-row table:style-name="ro1">
          <table:table-cell table:style-name="ce20" table:formula="of:=[.B60]" office:value-type="date" office:date-value="2023-06-05" calcext:value-type="date">
            <text:p>2023-06-05</text:p>
          </table:table-cell>
          <table:table-cell table:style-name="ce20" table:formula="of:=[.D17]" office:value-type="date" office:date-value="2023-12-03" calcext:value-type="date">
            <text:p>2023-12-03</text:p>
          </table:table-cell>
          <table:table-cell table:formula="of:=[.F17]-[.F16]" office:value-type="float" office:value="0.495890410958904" calcext:value-type="float">
            <text:p>0.495890410958904</text:p>
          </table:table-cell>
          <table:table-cell table:formula="of:=[.F60]"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61]-[.E61]" office:value-type="float" office:value="100" calcext:value-type="float">
            <text:p>100</text:p>
          </table:table-cell>
          <table:table-cell table:formula="of:=[.I17]" office:value-type="float" office:value="1.00302424228929" calcext:value-type="float">
            <text:p>1.0030242</text:p>
          </table:table-cell>
          <table:table-cell table:number-columns-repeated="6"/>
          <table:table-cell table:style-name="ce81"/>
          <table:table-cell table:style-name="ce16" table:number-columns-repeated="2"/>
          <table:table-cell table:style-name="ce81"/>
          <table:table-cell table:number-columns-repeated="1007"/>
        </table:table-row>
        <table:table-row table:style-name="ro1">
          <table:table-cell table:number-columns-repeated="4"/>
          <table:table-cell table:style-name="ce69" table:number-columns-repeated="2"/>
          <table:table-cell table:number-columns-repeated="7"/>
          <table:table-cell table:style-name="ce81"/>
          <table:table-cell table:style-name="ce16" table:number-columns-repeated="2"/>
          <table:table-cell table:style-name="ce81"/>
          <table:table-cell table:number-columns-repeated="1007"/>
        </table:table-row>
        <table:table-row table:style-name="ro1">
          <table:table-cell table:number-columns-repeated="4"/>
          <table:table-cell table:style-name="ce69"/>
          <table:table-cell table:style-name="ce69" office:value-type="string" calcext:value-type="string">
            <text:p>par rate</text:p>
          </table:table-cell>
          <table:table-cell table:formula="of:=([.F58]*[.G58]-([.E59]*[.G59]+[.E60]*[.G60]+[.E61]*[.G61]+[.F61]*[.G61]))/([.C59]*[.D59]*[.G59]+[.C60]*[.D60]*[.G60]+[.C61]*[.D61]*[.G61])" office:value-type="float" office:value="-0.00137129475424368" calcext:value-type="float">
            <text:p>-0.0013713</text:p>
          </table:table-cell>
          <table:table-cell table:number-columns-repeated="6"/>
          <table:table-cell table:style-name="ce81"/>
          <table:table-cell table:style-name="ce16" table:number-columns-repeated="2"/>
          <table:table-cell table:style-name="ce81"/>
          <table:table-cell table:number-columns-repeated="1007"/>
        </table:table-row>
        <table:table-row table:style-name="ro1">
          <table:table-cell table:number-columns-repeated="4"/>
          <table:table-cell table:style-name="ce69"/>
          <table:table-cell table:style-name="ce69" office:value-type="string" calcext:value-type="string">
            <text:p>check</text:p>
          </table:table-cell>
          <table:table-cell table:formula="of:=[.F58]*[.G58]-([.C59]*[.D59]*[.G59]+[.C60]*[.D60]*[.G60]+[.C61]*[.D61]*[.G61])*[.G63]-([.E59]*[.G59]+[.E60]*[.G60]+[.E61]*[.G61])-[.F61]*[.G61]" office:value-type="float" office:value="0" calcext:value-type="float">
            <text:p>0.0000000</text:p>
          </table:table-cell>
          <table:table-cell table:number-columns-repeated="9"/>
          <table:table-cell table:style-name="ce81"/>
          <table:table-cell table:number-columns-repeated="1007"/>
        </table:table-row>
        <table:table-row table:style-name="ro1">
          <table:table-cell table:number-columns-repeated="4"/>
          <table:table-cell table:style-name="ce69" table:number-columns-repeated="2"/>
          <table:table-cell table:number-columns-repeated="10"/>
          <table:table-cell table:style-name="ce81"/>
          <table:table-cell table:number-columns-repeated="1007"/>
        </table:table-row>
        <table:table-row table:style-name="ro1">
          <table:table-cell office:value-type="string" calcext:value-type="string">
            <text:p>Par Rate 20221203 – 20240603</text:p>
          </table:table-cell>
          <table:table-cell table:number-columns-repeated="15"/>
          <table:table-cell table:style-name="ce81"/>
          <table:table-cell table:number-columns-repeated="1007"/>
        </table:table-row>
        <table:table-row table:style-name="ro1">
          <table:table-cell table:style-name="ce74" office:value-type="string" calcext:value-type="string">
            <text:p>begin date</text:p>
          </table:table-cell>
          <table:table-cell table:style-name="ce74" office:value-type="string" calcext:value-type="string">
            <text:p>end date</text:p>
          </table:table-cell>
          <table:table-cell table:style-name="ce74" office:value-type="string" calcext:value-type="string">
            <text:p>year frac</text:p>
          </table:table-cell>
          <table:table-cell table:style-name="ce74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35" office:value-type="string" calcext:value-type="string">
            <text:p>end nominal</text:p>
          </table:table-cell>
          <table:table-cell table:style-name="ce35" office:value-type="string" calcext:value-type="string">
            <text:p>end df</text:p>
          </table:table-cell>
          <table:table-cell table:number-columns-repeated="3"/>
          <table:table-cell table:style-name="ce69"/>
          <table:table-cell table:number-columns-repeated="6"/>
          <table:table-cell table:style-name="ce81"/>
          <table:table-cell table:number-columns-repeated="1006"/>
        </table:table-row>
        <table:table-row table:style-name="ro1">
          <table:table-cell table:style-name="ce20"/>
          <table:table-cell table:style-name="ce20" table:formula="of:=[.D15]" office:value-type="date" office:date-value="2022-12-03" calcext:value-type="date">
            <text:p>2022-12-03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68]-[.E68]" office:value-type="float" office:value="100" calcext:value-type="float">
            <text:p>100</text:p>
          </table:table-cell>
          <table:table-cell table:formula="of:=[.I15]" office:value-type="float" office:value="1.00047372430846" calcext:value-type="float">
            <text:p>1.0004737</text:p>
          </table:table-cell>
          <table:table-cell table:number-columns-repeated="3"/>
          <table:table-cell table:style-name="ce69"/>
          <table:table-cell table:number-columns-repeated="2"/>
          <table:table-cell table:style-name="ce50"/>
          <table:table-cell table:style-name="ce52" table:number-columns-repeated="3"/>
          <table:table-cell table:style-name="ce50"/>
          <table:table-cell table:number-columns-repeated="1006"/>
        </table:table-row>
        <table:table-row table:style-name="ro1">
          <table:table-cell table:style-name="ce20" table:formula="of:=[.B68]" office:value-type="date" office:date-value="2022-12-03" calcext:value-type="date">
            <text:p>2022-12-03</text:p>
          </table:table-cell>
          <table:table-cell table:style-name="ce20" table:formula="of:=[.D16]" office:value-type="date" office:date-value="2023-06-05" calcext:value-type="date">
            <text:p>2023-06-05</text:p>
          </table:table-cell>
          <table:table-cell table:formula="of:=[.F16]-[.F15]" office:value-type="float" office:value="0.504109589041096" calcext:value-type="float">
            <text:p>0.504109589041096</text:p>
          </table:table-cell>
          <table:table-cell table:formula="of:=[.F68]"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69]-[.E69]" office:value-type="float" office:value="100" calcext:value-type="float">
            <text:p>100</text:p>
          </table:table-cell>
          <table:table-cell table:formula="of:=[.I16]" office:value-type="float" office:value="1.00232141122387" calcext:value-type="float">
            <text:p>1.0023214</text:p>
          </table:table-cell>
          <table:table-cell table:number-columns-repeated="3"/>
          <table:table-cell table:style-name="ce69"/>
          <table:table-cell table:number-columns-repeated="3"/>
          <table:table-cell table:style-name="ce81"/>
          <table:table-cell table:style-name="ce16" table:number-columns-repeated="2"/>
          <table:table-cell table:style-name="ce81"/>
          <table:table-cell table:number-columns-repeated="1006"/>
        </table:table-row>
        <table:table-row table:style-name="ro1">
          <table:table-cell table:style-name="ce20" table:formula="of:=[.B69]" office:value-type="date" office:date-value="2023-06-05" calcext:value-type="date">
            <text:p>2023-06-05</text:p>
          </table:table-cell>
          <table:table-cell table:style-name="ce20" table:formula="of:=[.D17]" office:value-type="date" office:date-value="2023-12-03" calcext:value-type="date">
            <text:p>2023-12-03</text:p>
          </table:table-cell>
          <table:table-cell table:formula="of:=[.F17]-[.F16]" office:value-type="float" office:value="0.495890410958904" calcext:value-type="float">
            <text:p>0.495890410958904</text:p>
          </table:table-cell>
          <table:table-cell table:formula="of:=[.F69]"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70]-[.E70]" office:value-type="float" office:value="100" calcext:value-type="float">
            <text:p>100</text:p>
          </table:table-cell>
          <table:table-cell table:formula="of:=[.I17]" office:value-type="float" office:value="1.00302424228929" calcext:value-type="float">
            <text:p>1.0030242</text:p>
          </table:table-cell>
          <table:table-cell table:number-columns-repeated="3"/>
          <table:table-cell table:style-name="ce69"/>
          <table:table-cell table:number-columns-repeated="3"/>
          <table:table-cell table:style-name="ce81"/>
          <table:table-cell table:style-name="ce16" table:number-columns-repeated="2"/>
          <table:table-cell table:style-name="ce81"/>
          <table:table-cell table:number-columns-repeated="1006"/>
        </table:table-row>
        <table:table-row table:style-name="ro1">
          <table:table-cell table:style-name="ce20" table:formula="of:=[.B70]" office:value-type="date" office:date-value="2023-12-03" calcext:value-type="date">
            <text:p>2023-12-03</text:p>
          </table:table-cell>
          <table:table-cell table:style-name="ce20" table:formula="of:=[.D47]" office:value-type="date" office:date-value="2024-06-03" calcext:value-type="date">
            <text:p>2024-06-03</text:p>
          </table:table-cell>
          <table:table-cell table:formula="of:=[.F47]-[.F17]" office:value-type="float" office:value="0.501369863013699" calcext:value-type="float">
            <text:p>0.501369863013699</text:p>
          </table:table-cell>
          <table:table-cell table:formula="of:=[.F70]"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71]-[.E71]" office:value-type="float" office:value="100" calcext:value-type="float">
            <text:p>100</text:p>
          </table:table-cell>
          <table:table-cell table:formula="of:=[.I47]" office:value-type="float" office:value="1.00331801383555" calcext:value-type="float">
            <text:p>1.0033180</text:p>
          </table:table-cell>
          <table:table-cell table:number-columns-repeated="3"/>
          <table:table-cell table:style-name="ce69"/>
          <table:table-cell table:number-columns-repeated="3"/>
          <table:table-cell table:style-name="ce81"/>
          <table:table-cell table:style-name="ce16" table:number-columns-repeated="2"/>
          <table:table-cell table:style-name="ce81"/>
          <table:table-cell table:number-columns-repeated="1006"/>
        </table:table-row>
        <table:table-row table:style-name="ro1">
          <table:table-cell table:number-columns-repeated="4"/>
          <table:table-cell table:style-name="ce69" table:number-columns-repeated="2"/>
          <table:table-cell table:number-columns-repeated="4"/>
          <table:table-cell table:style-name="ce69"/>
          <table:table-cell table:number-columns-repeated="3"/>
          <table:table-cell table:style-name="ce81"/>
          <table:table-cell table:style-name="ce16" table:number-columns-repeated="2"/>
          <table:table-cell table:style-name="ce81"/>
          <table:table-cell table:number-columns-repeated="1006"/>
        </table:table-row>
        <table:table-row table:style-name="ro1">
          <table:table-cell table:number-columns-repeated="4"/>
          <table:table-cell table:style-name="ce69"/>
          <table:table-cell table:style-name="ce69" office:value-type="string" calcext:value-type="string">
            <text:p>par rate</text:p>
          </table:table-cell>
          <table:table-cell table:formula="of:=([.F68]*[.G68]-([.E69]*[.G69]+[.E70]*[.G70]+[.E71]*[.G71]+[.F71]*[.G71]))/([.C69]*[.D69]*[.G69]+[.C70]*[.D70]*[.G70]+[.C71]*[.D71]*[.G71])" office:value-type="float" office:value="-0.00188901055467462" calcext:value-type="float">
            <text:p>-0.0018890</text:p>
          </table:table-cell>
          <table:table-cell table:number-columns-repeated="3"/>
          <table:table-cell table:style-name="ce69"/>
          <table:table-cell table:number-columns-repeated="6"/>
          <table:table-cell table:style-name="ce81"/>
          <table:table-cell table:number-columns-repeated="1006"/>
        </table:table-row>
        <table:table-row table:style-name="ro1">
          <table:table-cell table:number-columns-repeated="4"/>
          <table:table-cell table:style-name="ce69"/>
          <table:table-cell table:style-name="ce69" office:value-type="string" calcext:value-type="string">
            <text:p>check</text:p>
          </table:table-cell>
          <table:table-cell table:formula="of:=[.F68]*[.G68]-([.C69]*[.D69]*[.G69]+[.C70]*[.D70]*[.G70]+[.C71]*[.D71]*[.G71])*[.G73]-([.E69]*[.G69]+[.E70]*[.G70]+[.E71]*[.G71])-[.F71]*[.G71]" office:value-type="float" office:value="0" calcext:value-type="float">
            <text:p>0.0000000</text:p>
          </table:table-cell>
          <table:table-cell table:number-columns-repeated="3"/>
          <table:table-cell table:style-name="ce69"/>
          <table:table-cell table:number-columns-repeated="6"/>
          <table:table-cell table:style-name="ce81"/>
          <table:table-cell table:number-columns-repeated="1006"/>
        </table:table-row>
        <table:table-row table:style-name="ro1">
          <table:table-cell table:number-columns-repeated="4"/>
          <table:table-cell table:style-name="ce69"/>
          <table:table-cell table:number-columns-repeated="5"/>
          <table:table-cell table:style-name="ce69"/>
          <table:table-cell table:number-columns-repeated="6"/>
          <table:table-cell table:style-name="ce81"/>
          <table:table-cell table:number-columns-repeated="1006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D01" table:style-name="ta3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17" table:default-cell-style-name="ce106"/>
        <table:table-column table:style-name="co18" table:default-cell-style-name="ce106"/>
        <table:table-column table:style-name="co19" table:default-cell-style-name="ce106"/>
        <table:table-column table:style-name="co20" table:default-cell-style-name="ce106"/>
        <table:table-column table:style-name="co21" table:default-cell-style-name="ce106"/>
        <table:table-column table:style-name="co20" table:default-cell-style-name="ce106"/>
        <table:table-column table:style-name="co22" table:default-cell-style-name="ce106"/>
        <table:table-column table:style-name="co20" table:default-cell-style-name="ce106"/>
        <table:table-column table:style-name="co23" table:default-cell-style-name="ce106"/>
        <table:table-column table:style-name="co24" table:default-cell-style-name="ce106"/>
        <table:table-column table:style-name="co25" table:default-cell-style-name="ce106"/>
        <table:table-column table:style-name="co26" table:default-cell-style-name="ce106"/>
        <table:table-column table:style-name="co21" table:default-cell-style-name="ce106"/>
        <table:table-column table:style-name="co27" table:default-cell-style-name="ce106"/>
        <table:table-column table:style-name="co28" table:default-cell-style-name="ce106"/>
        <table:table-column table:style-name="co29" table:default-cell-style-name="ce106"/>
        <table:table-column table:style-name="co20" table:default-cell-style-name="ce106"/>
        <table:table-column table:style-name="co30" table:default-cell-style-name="ce106"/>
        <table:table-column table:style-name="co31" table:default-cell-style-name="ce106"/>
        <table:table-column table:style-name="co32" table:default-cell-style-name="ce106"/>
        <table:table-column table:style-name="co33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5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bnd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dcm</text:p>
          </table:table-cell>
          <table:table-cell table:style-name="ce100" office:value-type="string" calcext:value-type="string">
            <text:p>acc_int</text:p>
          </table:table-cell>
          <table:table-cell table:style-name="ce100" office:value-type="string" calcext:value-type="string">
            <text:p>cpn_rate</text:p>
          </table:table-cell>
          <table:table-cell table:style-name="ce100" office:value-type="string" calcext:value-type="string">
            <text:p>first_cpn_date</text:p>
          </table:table-cell>
          <table:table-cell table:style-name="ce100" office:value-type="string" calcext:value-type="string">
            <text:p>cpn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first_amort_date</text:p>
          </table:table-cell>
          <table:table-cell table:style-name="ce100" office:value-type="string" calcext:value-type="string">
            <text:p>amort_freq</text:p>
          </table:table-cell>
          <table:table-cell table:style-name="ce100" office:value-type="string" calcext:value-type="string">
            <text:p>amort</text:p>
          </table:table-cell>
          <table:table-cell table:style-name="ce100" office:value-type="string" calcext:value-type="string">
            <text:p>rate_mult</text:p>
          </table:table-cell>
          <table:table-cell table:style-name="ce100" office:value-type="string" calcext:value-type="string">
            <text:p>rate_add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bnd</text:p>
          </table:table-cell>
          <table:table-cell table:style-name="ce107" office:value-type="string" calcext:value-type="string">
            <text:p>/assets/sovereign_bonds</text:p>
          </table:table-cell>
          <table:table-cell table:style-name="ce107" office:value-type="string" calcext:value-type="string">
            <text:p>BND01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PAM</text:p>
          </table:table-cell>
          <table:table-cell table:style-name="ce107" office:value-type="string" calcext:value-type="string">
            <text:p>fix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office:value-type="string" calcext:value-type="string">
            <text:p>ACT_360</text:p>
          </table:table-cell>
          <table:table-cell table:style-name="ce107"/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table:number-columns-repeated="7"/>
          <table:table-cell table:style-name="ce107" office:value-type="string" calcext:value-type="string">
            <text:p>TREASCRV.BEF</text:p>
          </table:table-cell>
          <table:table-cell table:style-name="ce107"/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table:number-columns-repeated="12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116" office:value-type="string" calcext:value-type="string">
            <text:p>rate mult</text:p>
          </table:table-cell>
          <table:table-cell table:style-name="ce116" office:value-type="string" calcext:value-type="string">
            <text:p>rate add</text:p>
          </table:table-cell>
          <table:table-cell table:style-name="ce74" office:value-type="string" calcext:value-type="string">
            <text:p>cpn</text:p>
          </table:table-cell>
          <table:table-cell table:style-name="ce65" office:value-type="string" calcext:value-type="string">
            <text:p>cpn year frac</text:p>
          </table:table-cell>
          <table:table-cell table:style-name="ce65" office:value-type="string" calcext:value-type="string">
            <text:p>cpn payment</text:p>
          </table:table-cell>
          <table:table-cell table:style-name="ce65" office:value-type="string" calcext:value-type="string">
            <text:p>c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65" office:value-type="string" calcext:value-type="string">
            <text:p>npv</text:p>
          </table:table-cell>
          <table:table-cell table:number-columns-repeated="1006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55" table:formula="of:=[.E11]*[.L11]*[.M11]" office:value-type="float" office:value="5.08333333333333" calcext:value-type="float">
            <text:p>5.08333</text:p>
          </table:table-cell>
          <table:table-cell table:style-name="ce55" table:formula="of:=[.F11]+[.N1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1];[$TREASCRV_BEF.B2:$TREASCRV_BEF.B45];[$TREASCRV_BEF.E2:$TREASCRV_BEF.E45])" office:value-type="percentage" office:value="1.00034442020445" calcext:value-type="percentage">
            <text:p>100.03444%</text:p>
          </table:table-cell>
          <table:table-cell table:style-name="ce64" table:formula="of:=[.O11]*[.Q11]" office:value-type="float" office:value="5.08508413603927" calcext:value-type="float">
            <text:p>5.08508</text:p>
          </table:table-cell>
          <table:table-cell table:number-columns-repeated="1006"/>
        </table:table-row>
        <table:table-row table:style-name="ro1">
          <table:table-cell table:style-name="ce109" table:formula="of:=[.A11]" office:value-type="date" office:date-value="2021-12-03" calcext:value-type="date">
            <text:p>2021-12-03</text:p>
          </table:table-cell>
          <table:table-cell table:style-name="ce109" table:formula="of:=[.C11]" office:value-type="date" office:date-value="2021-12-30" calcext:value-type="date">
            <text:p>2021-12-30</text:p>
          </table:table-cell>
          <table:table-cell table:style-name="ce109" office:value-type="date" office:date-value="2022-06-30" calcext:value-type="date">
            <text:p>2022-06-30</text:p>
          </table:table-cell>
          <table:table-cell table:style-name="ce113" table:formula="of:=[.C12]-[.A12]" office:value-type="float" office:value="209" calcext:value-type="float">
            <text:p>209</text:p>
          </table:table-cell>
          <table:table-cell table:style-name="ce115" table:formula="of:=[.G11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2]-[.F12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11]" office:value-type="percentage" office:value="0.01" calcext:value-type="percentage">
            <text:p>1.00000%</text:p>
          </table:table-cell>
          <table:table-cell table:style-name="ce115" table:formula="of:=([.C12]-[.B12])/360" office:value-type="float" office:value="0.505555555555556" calcext:value-type="float">
            <text:p>0.50556</text:p>
          </table:table-cell>
          <table:table-cell table:style-name="ce115" table:formula="of:=[.E12]*[.L12]*[.M12]" office:value-type="float" office:value="5.05555555555556" calcext:value-type="float">
            <text:p>5.05556</text:p>
          </table:table-cell>
          <table:table-cell table:style-name="ce115" table:formula="of:=[.F12]+[.N12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2];[$TREASCRV_BEF.B3:$TREASCRV_BEF.B46];[$TREASCRV_BEF.E3:$TREASCRV_BEF.E46])" office:value-type="percentage" office:value="1.00297312612529" calcext:value-type="percentage">
            <text:p>100.29731%</text:p>
          </table:table-cell>
          <table:table-cell table:style-name="ce122" table:formula="of:=[.O12]*[.Q12]" office:value-type="float" office:value="5.07058635985564" calcext:value-type="float">
            <text:p>5.07059</text:p>
          </table:table-cell>
          <table:table-cell table:number-columns-repeated="1006"/>
        </table:table-row>
        <table:table-row table:style-name="ro1">
          <table:table-cell table:style-name="ce51" table:formula="of:=[.A12]" office:value-type="date" office:date-value="2021-12-03" calcext:value-type="date">
            <text:p>2021-12-03</text:p>
          </table:table-cell>
          <table:table-cell table:style-name="ce51" table:formula="of:=[.C12]" office:value-type="date" office:date-value="2022-06-30" calcext:value-type="date">
            <text:p>2022-06-30</text:p>
          </table:table-cell>
          <table:table-cell table:style-name="ce51" office:value-type="date" office:date-value="2022-12-30" calcext:value-type="date">
            <text:p>2022-12-30</text:p>
          </table:table-cell>
          <table:table-cell table:style-name="ce53" table:formula="of:=[.C13]-[.A13]" office:value-type="float" office:value="392" calcext:value-type="float">
            <text:p>392</text:p>
          </table:table-cell>
          <table:table-cell table:style-name="ce55" table:formula="of:=[.G12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3]-[.F13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12]" office:value-type="percentage" office:value="0.01" calcext:value-type="percentage">
            <text:p>1.00000%</text:p>
          </table:table-cell>
          <table:table-cell table:style-name="ce55" table:formula="of:=([.C13]-[.B13])/360" office:value-type="float" office:value="0.508333333333333" calcext:value-type="float">
            <text:p>0.50833</text:p>
          </table:table-cell>
          <table:table-cell table:style-name="ce55" table:formula="of:=[.E13]*[.L13]*[.M13]" office:value-type="float" office:value="5.08333333333333" calcext:value-type="float">
            <text:p>5.08333</text:p>
          </table:table-cell>
          <table:table-cell table:style-name="ce55" table:formula="of:=[.F13]+[.N13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3];[$TREASCRV_BEF.B4:$TREASCRV_BEF.B47];[$TREASCRV_BEF.E4:$TREASCRV_BEF.E47])" office:value-type="percentage" office:value="1.00475297702798" calcext:value-type="percentage">
            <text:p>100.47530%</text:p>
          </table:table-cell>
          <table:table-cell table:style-name="ce64" table:formula="of:=[.O13]*[.Q13]" office:value-type="float" office:value="5.10749429989223" calcext:value-type="float">
            <text:p>5.10749</text:p>
          </table:table-cell>
          <table:table-cell table:number-columns-repeated="1006"/>
        </table:table-row>
        <table:table-row table:style-name="ro1">
          <table:table-cell table:style-name="ce109" table:formula="of:=[.A13]" office:value-type="date" office:date-value="2021-12-03" calcext:value-type="date">
            <text:p>2021-12-03</text:p>
          </table:table-cell>
          <table:table-cell table:style-name="ce109" table:formula="of:=[.C13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4]-[.A14]" office:value-type="float" office:value="574" calcext:value-type="float">
            <text:p>574</text:p>
          </table:table-cell>
          <table:table-cell table:style-name="ce115" table:formula="of:=[.G13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4]-[.F14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13]" office:value-type="percentage" office:value="0.01" calcext:value-type="percentage">
            <text:p>1.00000%</text:p>
          </table:table-cell>
          <table:table-cell table:style-name="ce115" table:formula="of:=([.C14]-[.B14])/360" office:value-type="float" office:value="0.505555555555556" calcext:value-type="float">
            <text:p>0.50556</text:p>
          </table:table-cell>
          <table:table-cell table:style-name="ce115" table:formula="of:=[.E14]*[.L14]*[.M14]" office:value-type="float" office:value="5.05555555555556" calcext:value-type="float">
            <text:p>5.05556</text:p>
          </table:table-cell>
          <table:table-cell table:style-name="ce115" table:formula="of:=[.F14]+[.N14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4];[$TREASCRV_BEF.B5:$TREASCRV_BEF.B48];[$TREASCRV_BEF.E5:$TREASCRV_BEF.E48])" office:value-type="percentage" office:value="1.00714161570134" calcext:value-type="percentage">
            <text:p>100.71416%</text:p>
          </table:table-cell>
          <table:table-cell table:style-name="ce122" table:formula="of:=[.O14]*[.Q14]" office:value-type="float" office:value="5.09166039049012" calcext:value-type="float">
            <text:p>5.09166</text:p>
          </table:table-cell>
          <table:table-cell table:number-columns-repeated="1006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1000" calcext:value-type="float">
            <text:p>1,0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14]" office:value-type="percentage" office:value="0.01" calcext:value-type="percentage">
            <text:p>1.00000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55" table:formula="of:=[.E15]*[.L15]*[.M15]" office:value-type="float" office:value="5.08333333333333" calcext:value-type="float">
            <text:p>5.08333</text:p>
          </table:table-cell>
          <table:table-cell table:style-name="ce55" table:formula="of:=[.F15]+[.N15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5];[$TREASCRV_BEF.B6:$TREASCRV_BEF.B49];[$TREASCRV_BEF.E6:$TREASCRV_BEF.E49])" office:value-type="percentage" office:value="1.00957655518963" calcext:value-type="percentage">
            <text:p>100.95766%</text:p>
          </table:table-cell>
          <table:table-cell table:style-name="ce64" table:formula="of:=[.O15]*[.Q15]" office:value-type="float" office:value="5.13201415554728" calcext:value-type="float">
            <text:p>5.13201</text:p>
          </table:table-cell>
          <table:table-cell table:number-columns-repeated="1006"/>
        </table:table-row>
        <table:table-row table:style-name="ro1">
          <table:table-cell table:style-name="ce109" table:formula="of:=[.A15]" office:value-type="date" office:date-value="2021-12-03" calcext:value-type="date">
            <text:p>2021-12-03</text:p>
          </table:table-cell>
          <table:table-cell table:style-name="ce109" table:formula="of:=[.C15]" office:value-type="date" office:date-value="2023-12-30" calcext:value-type="date">
            <text:p>2023-12-30</text:p>
          </table:table-cell>
          <table:table-cell table:style-name="ce109" office:value-type="date" office:date-value="2024-06-30" calcext:value-type="date">
            <text:p>2024-06-30</text:p>
          </table:table-cell>
          <table:table-cell table:style-name="ce113" table:formula="of:=[.C16]-[.A16]" office:value-type="float" office:value="940" calcext:value-type="float">
            <text:p>940</text:p>
          </table:table-cell>
          <table:table-cell table:style-name="ce115" table:formula="of:=[.G15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6]-[.F16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15]" office:value-type="percentage" office:value="0.01" calcext:value-type="percentage">
            <text:p>1.00000%</text:p>
          </table:table-cell>
          <table:table-cell table:style-name="ce115" table:formula="of:=([.C16]-[.B16])/360" office:value-type="float" office:value="0.508333333333333" calcext:value-type="float">
            <text:p>0.50833</text:p>
          </table:table-cell>
          <table:table-cell table:style-name="ce115" table:formula="of:=[.E16]*[.L16]*[.M16]" office:value-type="float" office:value="5.08333333333333" calcext:value-type="float">
            <text:p>5.08333</text:p>
          </table:table-cell>
          <table:table-cell table:style-name="ce115" table:formula="of:=[.F16]+[.N16]" office:value-type="float" office:value="5.08333333333333" calcext:value-type="float">
            <text:p>5.08333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6];[$TREASCRV_BEF.B7:$TREASCRV_BEF.B50];[$TREASCRV_BEF.E7:$TREASCRV_BEF.E50])" office:value-type="percentage" office:value="1.01145376932384" calcext:value-type="percentage">
            <text:p>101.14538%</text:p>
          </table:table-cell>
          <table:table-cell table:style-name="ce122" table:formula="of:=[.O16]*[.Q16]" office:value-type="float" office:value="5.14155666072951" calcext:value-type="float">
            <text:p>5.14156</text:p>
          </table:table-cell>
          <table:table-cell table:number-columns-repeated="1006"/>
        </table:table-row>
        <table:table-row table:style-name="ro1">
          <table:table-cell table:style-name="ce51" table:formula="of:=[.A16]" office:value-type="date" office:date-value="2021-12-03" calcext:value-type="date">
            <text:p>2021-12-03</text:p>
          </table:table-cell>
          <table:table-cell table:style-name="ce51" table:formula="of:=[.C16]" office:value-type="date" office:date-value="2024-06-30" calcext:value-type="date">
            <text:p>2024-06-30</text:p>
          </table:table-cell>
          <table:table-cell table:style-name="ce51" office:value-type="date" office:date-value="2024-12-30" calcext:value-type="date">
            <text:p>2024-12-30</text:p>
          </table:table-cell>
          <table:table-cell table:style-name="ce53" table:formula="of:=[.C17]-[.A17]" office:value-type="float" office:value="1123" calcext:value-type="float">
            <text:p>1,123</text:p>
          </table:table-cell>
          <table:table-cell table:style-name="ce55" table:formula="of:=[.G16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7]-[.F17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16]" office:value-type="percentage" office:value="0.01" calcext:value-type="percentage">
            <text:p>1.00000%</text:p>
          </table:table-cell>
          <table:table-cell table:style-name="ce55" table:formula="of:=([.C17]-[.B17])/360" office:value-type="float" office:value="0.508333333333333" calcext:value-type="float">
            <text:p>0.50833</text:p>
          </table:table-cell>
          <table:table-cell table:style-name="ce55" table:formula="of:=[.E17]*[.L17]*[.M17]" office:value-type="float" office:value="5.08333333333333" calcext:value-type="float">
            <text:p>5.08333</text:p>
          </table:table-cell>
          <table:table-cell table:style-name="ce55" table:formula="of:=[.F17]+[.N17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7];[$TREASCRV_BEF.B8:$TREASCRV_BEF.B51];[$TREASCRV_BEF.E8:$TREASCRV_BEF.E51])" office:value-type="percentage" office:value="1.01297044166779" calcext:value-type="percentage">
            <text:p>101.29704%</text:p>
          </table:table-cell>
          <table:table-cell table:style-name="ce64" table:formula="of:=[.O17]*[.Q17]" office:value-type="float" office:value="5.14926641181127" calcext:value-type="float">
            <text:p>5.14927</text:p>
          </table:table-cell>
          <table:table-cell table:number-columns-repeated="1006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8]-[.A18]" office:value-type="float" office:value="1305" calcext:value-type="float">
            <text:p>1,305</text:p>
          </table:table-cell>
          <table:table-cell table:style-name="ce115" table:formula="of:=[.G17]" office:value-type="float" office:value="1000" calcext:value-type="float">
            <text:p>1,000.00000</text:p>
          </table:table-cell>
          <table:table-cell table:style-name="ce115" table:formula="of:=[.F17]" office:value-type="float" office:value="0" calcext:value-type="float">
            <text:p>0.00000</text:p>
          </table:table-cell>
          <table:table-cell table:style-name="ce115" table:formula="of:=[.E18]-[.F18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17]" office:value-type="percentage" office:value="0.01" calcext:value-type="percentage">
            <text:p>1.00000%</text:p>
          </table:table-cell>
          <table:table-cell table:style-name="ce115" table:formula="of:=([.C18]-[.B18])/360" office:value-type="float" office:value="0.505555555555556" calcext:value-type="float">
            <text:p>0.50556</text:p>
          </table:table-cell>
          <table:table-cell table:style-name="ce115" table:formula="of:=[.E18]*[.L18]*[.M18]" office:value-type="float" office:value="5.05555555555556" calcext:value-type="float">
            <text:p>5.05556</text:p>
          </table:table-cell>
          <table:table-cell table:style-name="ce115" table:formula="of:=[.F18]+[.N18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8];[$TREASCRV_BEF.B9:$TREASCRV_BEF.B52];[$TREASCRV_BEF.E9:$TREASCRV_BEF.E52])" office:value-type="percentage" office:value="1.01301298274751" calcext:value-type="percentage">
            <text:p>101.30130%</text:p>
          </table:table-cell>
          <table:table-cell table:style-name="ce122" table:formula="of:=[.O18]*[.Q18]" office:value-type="float" office:value="5.12134341277909" calcext:value-type="float">
            <text:p>5.12134</text:p>
          </table:table-cell>
          <table:table-cell table:number-columns-repeated="1006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1000" calcext:value-type="float">
            <text:p>1,0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18]" office:value-type="percentage" office:value="0.01" calcext:value-type="percentage">
            <text:p>1.00000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55" table:formula="of:=[.E19]*[.L19]*[.M19]" office:value-type="float" office:value="5.08333333333333" calcext:value-type="float">
            <text:p>5.08333</text:p>
          </table:table-cell>
          <table:table-cell table:style-name="ce55" table:formula="of:=[.F19]+[.N19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9];[$TREASCRV_BEF.B10:$TREASCRV_BEF.B53];[$TREASCRV_BEF.E10:$TREASCRV_BEF.E53])" office:value-type="percentage" office:value="1.01252245432402" calcext:value-type="percentage">
            <text:p>101.25225%</text:p>
          </table:table-cell>
          <table:table-cell table:style-name="ce64" table:formula="of:=[.O19]*[.Q19]" office:value-type="float" office:value="5.14698914281375" calcext:value-type="float">
            <text:p>5.14699</text:p>
          </table:table-cell>
          <table:table-cell table:number-columns-repeated="1006"/>
        </table:table-row>
        <table:table-row table:style-name="ro1">
          <table:table-cell table:style-name="ce109" table:formula="of:=[.A19]" office:value-type="date" office:date-value="2021-12-03" calcext:value-type="date">
            <text:p>2021-12-03</text:p>
          </table:table-cell>
          <table:table-cell table:style-name="ce109" table:formula="of:=[.C19]" office:value-type="date" office:date-value="2025-12-30" calcext:value-type="date">
            <text:p>2025-12-30</text:p>
          </table:table-cell>
          <table:table-cell table:style-name="ce109" office:value-type="date" office:date-value="2026-06-30" calcext:value-type="date">
            <text:p>2026-06-30</text:p>
          </table:table-cell>
          <table:table-cell table:style-name="ce113" table:formula="of:=[.C20]-[.A20]" office:value-type="float" office:value="1670" calcext:value-type="float">
            <text:p>1,670</text:p>
          </table:table-cell>
          <table:table-cell table:style-name="ce115" table:formula="of:=[.G19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0]-[.F20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19]" office:value-type="percentage" office:value="0.01" calcext:value-type="percentage">
            <text:p>1.00000%</text:p>
          </table:table-cell>
          <table:table-cell table:style-name="ce115" table:formula="of:=([.C20]-[.B20])/360" office:value-type="float" office:value="0.505555555555556" calcext:value-type="float">
            <text:p>0.50556</text:p>
          </table:table-cell>
          <table:table-cell table:style-name="ce115" table:formula="of:=[.E20]*[.L20]*[.M20]" office:value-type="float" office:value="5.05555555555556" calcext:value-type="float">
            <text:p>5.05556</text:p>
          </table:table-cell>
          <table:table-cell table:style-name="ce115" table:formula="of:=[.F20]+[.N20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0];[$TREASCRV_BEF.B11:$TREASCRV_BEF.B54];[$TREASCRV_BEF.E11:$TREASCRV_BEF.E54])" office:value-type="percentage" office:value="1.01174914123997" calcext:value-type="percentage">
            <text:p>101.17491%</text:p>
          </table:table-cell>
          <table:table-cell table:style-name="ce122" table:formula="of:=[.O20]*[.Q20]" office:value-type="float" office:value="5.11495399182431" calcext:value-type="float">
            <text:p>5.11495</text:p>
          </table:table-cell>
          <table:table-cell table:number-columns-repeated="1006"/>
        </table:table-row>
        <table:table-row table:style-name="ro1">
          <table:table-cell table:style-name="ce51" table:formula="of:=[.A20]" office:value-type="date" office:date-value="2021-12-03" calcext:value-type="date">
            <text:p>2021-12-03</text:p>
          </table:table-cell>
          <table:table-cell table:style-name="ce51" table:formula="of:=[.C20]" office:value-type="date" office:date-value="2026-06-30" calcext:value-type="date">
            <text:p>2026-06-30</text:p>
          </table:table-cell>
          <table:table-cell table:style-name="ce51" office:value-type="date" office:date-value="2026-12-30" calcext:value-type="date">
            <text:p>2026-12-30</text:p>
          </table:table-cell>
          <table:table-cell table:style-name="ce53" table:formula="of:=[.C21]-[.A21]" office:value-type="float" office:value="1853" calcext:value-type="float">
            <text:p>1,853</text:p>
          </table:table-cell>
          <table:table-cell table:style-name="ce55" table:formula="of:=[.G20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1]-[.F21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0]" office:value-type="percentage" office:value="0.01" calcext:value-type="percentage">
            <text:p>1.00000%</text:p>
          </table:table-cell>
          <table:table-cell table:style-name="ce55" table:formula="of:=([.C21]-[.B21])/360" office:value-type="float" office:value="0.508333333333333" calcext:value-type="float">
            <text:p>0.50833</text:p>
          </table:table-cell>
          <table:table-cell table:style-name="ce55" table:formula="of:=[.E21]*[.L21]*[.M21]" office:value-type="float" office:value="5.08333333333333" calcext:value-type="float">
            <text:p>5.08333</text:p>
          </table:table-cell>
          <table:table-cell table:style-name="ce55" table:formula="of:=[.F21]+[.N2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1];[$TREASCRV_BEF.B12:$TREASCRV_BEF.B55];[$TREASCRV_BEF.E12:$TREASCRV_BEF.E55])" office:value-type="percentage" office:value="1.01039922214681" calcext:value-type="percentage">
            <text:p>101.03992%</text:p>
          </table:table-cell>
          <table:table-cell table:style-name="ce64" table:formula="of:=[.O21]*[.Q21]" office:value-type="float" office:value="5.13619604591296" calcext:value-type="float">
            <text:p>5.13620</text:p>
          </table:table-cell>
          <table:table-cell table:number-columns-repeated="1006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22]-[.A22]" office:value-type="float" office:value="2035" calcext:value-type="float">
            <text:p>2,035</text:p>
          </table:table-cell>
          <table:table-cell table:style-name="ce115" table:formula="of:=[.G21]" office:value-type="float" office:value="1000" calcext:value-type="float">
            <text:p>1,000.00000</text:p>
          </table:table-cell>
          <table:table-cell table:style-name="ce115" table:formula="of:=[.F21]" office:value-type="float" office:value="0" calcext:value-type="float">
            <text:p>0.00000</text:p>
          </table:table-cell>
          <table:table-cell table:style-name="ce115" table:formula="of:=[.E22]-[.F22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21]" office:value-type="percentage" office:value="0.01" calcext:value-type="percentage">
            <text:p>1.00000%</text:p>
          </table:table-cell>
          <table:table-cell table:style-name="ce115" table:formula="of:=([.C22]-[.B22])/360" office:value-type="float" office:value="0.505555555555556" calcext:value-type="float">
            <text:p>0.50556</text:p>
          </table:table-cell>
          <table:table-cell table:style-name="ce115" table:formula="of:=[.E22]*[.L22]*[.M22]" office:value-type="float" office:value="5.05555555555556" calcext:value-type="float">
            <text:p>5.05556</text:p>
          </table:table-cell>
          <table:table-cell table:style-name="ce115" table:formula="of:=[.F22]+[.N22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2];[$TREASCRV_BEF.B13:$TREASCRV_BEF.B56];[$TREASCRV_BEF.E13:$TREASCRV_BEF.E56])" office:value-type="percentage" office:value="1.00813418648401" calcext:value-type="percentage">
            <text:p>100.81342%</text:p>
          </table:table-cell>
          <table:table-cell table:style-name="ce122" table:formula="of:=[.O22]*[.Q22]" office:value-type="float" office:value="5.09667838722471" calcext:value-type="float">
            <text:p>5.09668</text:p>
          </table:table-cell>
          <table:table-cell table:number-columns-repeated="1006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1000" calcext:value-type="float">
            <text:p>1,0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2]" office:value-type="percentage" office:value="0.01" calcext:value-type="percentage">
            <text:p>1.00000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55" table:formula="of:=[.E23]*[.L23]*[.M23]" office:value-type="float" office:value="5.08333333333333" calcext:value-type="float">
            <text:p>5.08333</text:p>
          </table:table-cell>
          <table:table-cell table:style-name="ce55" table:formula="of:=[.F23]+[.N23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3];[$TREASCRV_BEF.B14:$TREASCRV_BEF.B57];[$TREASCRV_BEF.E14:$TREASCRV_BEF.E57])" office:value-type="percentage" office:value="1.00517664511637" calcext:value-type="percentage">
            <text:p>100.51766%</text:p>
          </table:table-cell>
          <table:table-cell table:style-name="ce64" table:formula="of:=[.O23]*[.Q23]" office:value-type="float" office:value="5.10964794600823" calcext:value-type="float">
            <text:p>5.10965</text:p>
          </table:table-cell>
          <table:table-cell table:number-columns-repeated="1006"/>
        </table:table-row>
        <table:table-row table:style-name="ro1">
          <table:table-cell table:style-name="ce109" table:formula="of:=[.A23]" office:value-type="date" office:date-value="2021-12-03" calcext:value-type="date">
            <text:p>2021-12-03</text:p>
          </table:table-cell>
          <table:table-cell table:style-name="ce109" table:formula="of:=[.C23]" office:value-type="date" office:date-value="2027-12-30" calcext:value-type="date">
            <text:p>2027-12-30</text:p>
          </table:table-cell>
          <table:table-cell table:style-name="ce109" office:value-type="date" office:date-value="2028-06-30" calcext:value-type="date">
            <text:p>2028-06-30</text:p>
          </table:table-cell>
          <table:table-cell table:style-name="ce113" table:formula="of:=[.C24]-[.A24]" office:value-type="float" office:value="2401" calcext:value-type="float">
            <text:p>2,401</text:p>
          </table:table-cell>
          <table:table-cell table:style-name="ce115" table:formula="of:=[.G23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4]-[.F24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23]" office:value-type="percentage" office:value="0.01" calcext:value-type="percentage">
            <text:p>1.00000%</text:p>
          </table:table-cell>
          <table:table-cell table:style-name="ce115" table:formula="of:=([.C24]-[.B24])/360" office:value-type="float" office:value="0.508333333333333" calcext:value-type="float">
            <text:p>0.50833</text:p>
          </table:table-cell>
          <table:table-cell table:style-name="ce115" table:formula="of:=[.E24]*[.L24]*[.M24]" office:value-type="float" office:value="5.08333333333333" calcext:value-type="float">
            <text:p>5.08333</text:p>
          </table:table-cell>
          <table:table-cell table:style-name="ce115" table:formula="of:=[.F24]+[.N24]" office:value-type="float" office:value="5.08333333333333" calcext:value-type="float">
            <text:p>5.08333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4];[$TREASCRV_BEF.B15:$TREASCRV_BEF.B58];[$TREASCRV_BEF.E15:$TREASCRV_BEF.E58])" office:value-type="percentage" office:value="1.00104880327456" calcext:value-type="percentage">
            <text:p>100.10488%</text:p>
          </table:table-cell>
          <table:table-cell table:style-name="ce122" table:formula="of:=[.O24]*[.Q24]" office:value-type="float" office:value="5.08866474997902" calcext:value-type="float">
            <text:p>5.08866</text:p>
          </table:table-cell>
          <table:table-cell table:number-columns-repeated="1006"/>
        </table:table-row>
        <table:table-row table:style-name="ro1">
          <table:table-cell table:style-name="ce51" table:formula="of:=[.A24]" office:value-type="date" office:date-value="2021-12-03" calcext:value-type="date">
            <text:p>2021-12-03</text:p>
          </table:table-cell>
          <table:table-cell table:style-name="ce51" table:formula="of:=[.C24]" office:value-type="date" office:date-value="2028-06-30" calcext:value-type="date">
            <text:p>2028-06-30</text:p>
          </table:table-cell>
          <table:table-cell table:style-name="ce51" office:value-type="date" office:date-value="2028-12-30" calcext:value-type="date">
            <text:p>2028-12-30</text:p>
          </table:table-cell>
          <table:table-cell table:style-name="ce53" table:formula="of:=[.C25]-[.A25]" office:value-type="float" office:value="2584" calcext:value-type="float">
            <text:p>2,584</text:p>
          </table:table-cell>
          <table:table-cell table:style-name="ce55" table:formula="of:=[.G24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5]-[.F25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4]" office:value-type="percentage" office:value="0.01" calcext:value-type="percentage">
            <text:p>1.00000%</text:p>
          </table:table-cell>
          <table:table-cell table:style-name="ce55" table:formula="of:=([.C25]-[.B25])/360" office:value-type="float" office:value="0.508333333333333" calcext:value-type="float">
            <text:p>0.50833</text:p>
          </table:table-cell>
          <table:table-cell table:style-name="ce55" table:formula="of:=[.E25]*[.L25]*[.M25]" office:value-type="float" office:value="5.08333333333333" calcext:value-type="float">
            <text:p>5.08333</text:p>
          </table:table-cell>
          <table:table-cell table:style-name="ce55" table:formula="of:=[.F25]+[.N25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5];[$TREASCRV_BEF.B16:$TREASCRV_BEF.B59];[$TREASCRV_BEF.E16:$TREASCRV_BEF.E59])" office:value-type="percentage" office:value="0.996136848053013" calcext:value-type="percentage">
            <text:p>99.61368%</text:p>
          </table:table-cell>
          <table:table-cell table:style-name="ce64" table:formula="of:=[.O25]*[.Q25]" office:value-type="float" office:value="5.06369564426948" calcext:value-type="float">
            <text:p>5.06370</text:p>
          </table:table-cell>
          <table:table-cell table:number-columns-repeated="1006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6]-[.A26]" office:value-type="float" office:value="2766" calcext:value-type="float">
            <text:p>2,766</text:p>
          </table:table-cell>
          <table:table-cell table:style-name="ce115" table:formula="of:=[.G25]" office:value-type="float" office:value="1000" calcext:value-type="float">
            <text:p>1,000.00000</text:p>
          </table:table-cell>
          <table:table-cell table:style-name="ce115" table:formula="of:=[.F25]" office:value-type="float" office:value="0" calcext:value-type="float">
            <text:p>0.00000</text:p>
          </table:table-cell>
          <table:table-cell table:style-name="ce115" table:formula="of:=[.E26]-[.F26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25]" office:value-type="percentage" office:value="0.01" calcext:value-type="percentage">
            <text:p>1.00000%</text:p>
          </table:table-cell>
          <table:table-cell table:style-name="ce115" table:formula="of:=([.C26]-[.B26])/360" office:value-type="float" office:value="0.505555555555556" calcext:value-type="float">
            <text:p>0.50556</text:p>
          </table:table-cell>
          <table:table-cell table:style-name="ce115" table:formula="of:=[.E26]*[.L26]*[.M26]" office:value-type="float" office:value="5.05555555555556" calcext:value-type="float">
            <text:p>5.05556</text:p>
          </table:table-cell>
          <table:table-cell table:style-name="ce115" table:formula="of:=[.F26]+[.N26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6];[$TREASCRV_BEF.B17:$TREASCRV_BEF.B60];[$TREASCRV_BEF.E17:$TREASCRV_BEF.E60])" office:value-type="percentage" office:value="0.989940168200691" calcext:value-type="percentage">
            <text:p>98.99402%</text:p>
          </table:table-cell>
          <table:table-cell table:style-name="ce122" table:formula="of:=[.O26]*[.Q26]" office:value-type="float" office:value="5.00469751701461" calcext:value-type="float">
            <text:p>5.00470</text:p>
          </table:table-cell>
          <table:table-cell table:number-columns-repeated="1006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1000" calcext:value-type="float">
            <text:p>1,0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6]" office:value-type="percentage" office:value="0.01" calcext:value-type="percentage">
            <text:p>1.00000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55" table:formula="of:=[.E27]*[.L27]*[.M27]" office:value-type="float" office:value="5.08333333333333" calcext:value-type="float">
            <text:p>5.08333</text:p>
          </table:table-cell>
          <table:table-cell table:style-name="ce55" table:formula="of:=[.F27]+[.N27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7];[$TREASCRV_BEF.B18:$TREASCRV_BEF.B61];[$TREASCRV_BEF.E18:$TREASCRV_BEF.E61])" office:value-type="percentage" office:value="0.982955282103568" calcext:value-type="percentage">
            <text:p>98.29553%</text:p>
          </table:table-cell>
          <table:table-cell table:style-name="ce64" table:formula="of:=[.O27]*[.Q27]" office:value-type="float" office:value="4.99668935069314" calcext:value-type="float">
            <text:p>4.99669</text:p>
          </table:table-cell>
          <table:table-cell table:number-columns-repeated="1006"/>
        </table:table-row>
        <table:table-row table:style-name="ro1">
          <table:table-cell table:style-name="ce109" table:formula="of:=[.A27]" office:value-type="date" office:date-value="2021-12-03" calcext:value-type="date">
            <text:p>2021-12-03</text:p>
          </table:table-cell>
          <table:table-cell table:style-name="ce109" table:formula="of:=[.C27]" office:value-type="date" office:date-value="2029-12-30" calcext:value-type="date">
            <text:p>2029-12-30</text:p>
          </table:table-cell>
          <table:table-cell table:style-name="ce109" office:value-type="date" office:date-value="2030-06-30" calcext:value-type="date">
            <text:p>2030-06-30</text:p>
          </table:table-cell>
          <table:table-cell table:style-name="ce113" table:formula="of:=[.C28]-[.A28]" office:value-type="float" office:value="3131" calcext:value-type="float">
            <text:p>3,131</text:p>
          </table:table-cell>
          <table:table-cell table:style-name="ce115" table:formula="of:=[.G27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8]-[.F28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27]" office:value-type="percentage" office:value="0.01" calcext:value-type="percentage">
            <text:p>1.00000%</text:p>
          </table:table-cell>
          <table:table-cell table:style-name="ce115" table:formula="of:=([.C28]-[.B28])/360" office:value-type="float" office:value="0.505555555555556" calcext:value-type="float">
            <text:p>0.50556</text:p>
          </table:table-cell>
          <table:table-cell table:style-name="ce115" table:formula="of:=[.E28]*[.L28]*[.M28]" office:value-type="float" office:value="5.05555555555556" calcext:value-type="float">
            <text:p>5.05556</text:p>
          </table:table-cell>
          <table:table-cell table:style-name="ce115" table:formula="of:=[.F28]+[.N28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8];[$TREASCRV_BEF.B19:$TREASCRV_BEF.B62];[$TREASCRV_BEF.E19:$TREASCRV_BEF.E62])" office:value-type="percentage" office:value="0.975182475784768" calcext:value-type="percentage">
            <text:p>97.51825%</text:p>
          </table:table-cell>
          <table:table-cell table:style-name="ce122" table:formula="of:=[.O28]*[.Q28]" office:value-type="float" office:value="4.93008918313411" calcext:value-type="float">
            <text:p>4.93009</text:p>
          </table:table-cell>
          <table:table-cell table:number-columns-repeated="1006"/>
        </table:table-row>
        <table:table-row table:style-name="ro1">
          <table:table-cell table:style-name="ce51" table:formula="of:=[.A28]" office:value-type="date" office:date-value="2021-12-03" calcext:value-type="date">
            <text:p>2021-12-03</text:p>
          </table:table-cell>
          <table:table-cell table:style-name="ce51" table:formula="of:=[.C28]" office:value-type="date" office:date-value="2030-06-30" calcext:value-type="date">
            <text:p>2030-06-30</text:p>
          </table:table-cell>
          <table:table-cell table:style-name="ce51" office:value-type="date" office:date-value="2030-12-30" calcext:value-type="date">
            <text:p>2030-12-30</text:p>
          </table:table-cell>
          <table:table-cell table:style-name="ce53" table:formula="of:=[.C29]-[.A29]" office:value-type="float" office:value="3314" calcext:value-type="float">
            <text:p>3,314</text:p>
          </table:table-cell>
          <table:table-cell table:style-name="ce55" table:formula="of:=[.G28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9]-[.F29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8]" office:value-type="percentage" office:value="0.01" calcext:value-type="percentage">
            <text:p>1.00000%</text:p>
          </table:table-cell>
          <table:table-cell table:style-name="ce55" table:formula="of:=([.C29]-[.B29])/360" office:value-type="float" office:value="0.508333333333333" calcext:value-type="float">
            <text:p>0.50833</text:p>
          </table:table-cell>
          <table:table-cell table:style-name="ce55" table:formula="of:=[.E29]*[.L29]*[.M29]" office:value-type="float" office:value="5.08333333333333" calcext:value-type="float">
            <text:p>5.08333</text:p>
          </table:table-cell>
          <table:table-cell table:style-name="ce55" table:formula="of:=[.F29]+[.N29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9];[$TREASCRV_BEF.B20:$TREASCRV_BEF.B63];[$TREASCRV_BEF.E20:$TREASCRV_BEF.E63])" office:value-type="percentage" office:value="0.966770736559836" calcext:value-type="percentage">
            <text:p>96.67707%</text:p>
          </table:table-cell>
          <table:table-cell table:style-name="ce64" table:formula="of:=[.O29]*[.Q29]" office:value-type="float" office:value="4.91441791084584" calcext:value-type="float">
            <text:p>4.91442</text:p>
          </table:table-cell>
          <table:table-cell table:number-columns-repeated="1006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30]-[.A30]" office:value-type="float" office:value="3496" calcext:value-type="float">
            <text:p>3,496</text:p>
          </table:table-cell>
          <table:table-cell table:style-name="ce115" table:formula="of:=[.G29]" office:value-type="float" office:value="1000" calcext:value-type="float">
            <text:p>1,000.00000</text:p>
          </table:table-cell>
          <table:table-cell table:style-name="ce115" table:formula="of:=[.E30]" office:value-type="float" office:value="1000" calcext:value-type="float">
            <text:p>1,000.00000</text:p>
          </table:table-cell>
          <table:table-cell table:style-name="ce115" table:formula="of:=[.E30]-[.F30]" office:value-type="float" office:value="0" calcext:value-type="float">
            <text:p>0.00000</text:p>
          </table:table-cell>
          <table:table-cell table:style-name="ce85"/>
          <table:table-cell table:style-name="ce119" table:number-columns-repeated="3"/>
          <table:table-cell table:style-name="ce119" table:formula="of:=[.L29]" office:value-type="percentage" office:value="0.01" calcext:value-type="percentage">
            <text:p>1.00000%</text:p>
          </table:table-cell>
          <table:table-cell table:style-name="ce115" table:formula="of:=([.C30]-[.B30])/360" office:value-type="float" office:value="0.505555555555556" calcext:value-type="float">
            <text:p>0.50556</text:p>
          </table:table-cell>
          <table:table-cell table:style-name="ce115" table:formula="of:=[.E30]*[.L30]*[.M30]" office:value-type="float" office:value="5.05555555555556" calcext:value-type="float">
            <text:p>5.05556</text:p>
          </table:table-cell>
          <table:table-cell table:style-name="ce115" table:formula="of:=[.F30]+[.N30]" office:value-type="float" office:value="1005.05555555556" calcext:value-type="float">
            <text:p>1,00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30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122" table:formula="of:=[.O30]*[.Q30]" office:value-type="float" office:value="963.20080188362" calcext:value-type="float">
            <text:p>963.2008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123" table:formula="of:=SUM([.R11:.R30])" office:value-type="float" office:value="1059.70252758049" calcext:value-type="float">
            <text:p>1,059.70253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D02" table:style-name="ta3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17" table:default-cell-style-name="ce106"/>
        <table:table-column table:style-name="co18" table:default-cell-style-name="ce106"/>
        <table:table-column table:style-name="co37" table:default-cell-style-name="ce106"/>
        <table:table-column table:style-name="co20" table:default-cell-style-name="ce106"/>
        <table:table-column table:style-name="co2" table:default-cell-style-name="ce106"/>
        <table:table-column table:style-name="co20" table:default-cell-style-name="ce106"/>
        <table:table-column table:style-name="co22" table:default-cell-style-name="ce106"/>
        <table:table-column table:style-name="co38" table:default-cell-style-name="ce106"/>
        <table:table-column table:style-name="co6" table:default-cell-style-name="ce106"/>
        <table:table-column table:style-name="co39" table:default-cell-style-name="ce106"/>
        <table:table-column table:style-name="co25" table:default-cell-style-name="ce106"/>
        <table:table-column table:style-name="co27" table:default-cell-style-name="ce106"/>
        <table:table-column table:style-name="co2" table:number-columns-repeated="2" table:default-cell-style-name="ce106"/>
        <table:table-column table:style-name="co28" table:default-cell-style-name="ce106"/>
        <table:table-column table:style-name="co29" table:default-cell-style-name="ce106"/>
        <table:table-column table:style-name="co20" table:default-cell-style-name="ce106"/>
        <table:table-column table:style-name="co30" table:default-cell-style-name="ce106"/>
        <table:table-column table:style-name="co31" table:default-cell-style-name="ce106"/>
        <table:table-column table:style-name="co32" table:default-cell-style-name="ce106"/>
        <table:table-column table:style-name="co33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5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bnd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dcm</text:p>
          </table:table-cell>
          <table:table-cell table:style-name="ce100" office:value-type="string" calcext:value-type="string">
            <text:p>acc_int</text:p>
          </table:table-cell>
          <table:table-cell table:style-name="ce100" office:value-type="string" calcext:value-type="string">
            <text:p>cpn_rate</text:p>
          </table:table-cell>
          <table:table-cell table:style-name="ce100" office:value-type="string" calcext:value-type="string">
            <text:p>first_cpn_date</text:p>
          </table:table-cell>
          <table:table-cell table:style-name="ce100" office:value-type="string" calcext:value-type="string">
            <text:p>cpn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first_amort_date</text:p>
          </table:table-cell>
          <table:table-cell table:style-name="ce100" office:value-type="string" calcext:value-type="string">
            <text:p>amort_freq</text:p>
          </table:table-cell>
          <table:table-cell table:style-name="ce100" office:value-type="string" calcext:value-type="string">
            <text:p>amort</text:p>
          </table:table-cell>
          <table:table-cell table:style-name="ce100" office:value-type="string" calcext:value-type="string">
            <text:p>rate_mult</text:p>
          </table:table-cell>
          <table:table-cell table:style-name="ce100" office:value-type="string" calcext:value-type="string">
            <text:p>rate_add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7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bnd</text:p>
          </table:table-cell>
          <table:table-cell table:style-name="ce107" office:value-type="string" calcext:value-type="string">
            <text:p>/assets/sovereign_bonds</text:p>
          </table:table-cell>
          <table:table-cell table:style-name="ce107" office:value-type="string" calcext:value-type="string">
            <text:p>BND02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PAM</text:p>
          </table:table-cell>
          <table:table-cell table:style-name="ce107" office:value-type="string" calcext:value-type="string">
            <text:p>fwd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office:value-type="string" calcext:value-type="string">
            <text:p>ACT_360</text:p>
          </table:table-cell>
          <table:table-cell table:style-name="ce107"/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table:number-columns-repeated="3"/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string" calcext:value-type="string">
            <text:p>TREASCRV.BEF</text:p>
          </table:table-cell>
          <table:table-cell table:style-name="ce107"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table:number-columns-repeated="12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116" office:value-type="string" calcext:value-type="string">
            <text:p>rate mult</text:p>
          </table:table-cell>
          <table:table-cell table:style-name="ce116" office:value-type="string" calcext:value-type="string">
            <text:p>rate add</text:p>
          </table:table-cell>
          <table:table-cell table:style-name="ce74" office:value-type="string" calcext:value-type="string">
            <text:p>cpn</text:p>
          </table:table-cell>
          <table:table-cell table:style-name="ce65" office:value-type="string" calcext:value-type="string">
            <text:p>cpn year frac</text:p>
          </table:table-cell>
          <table:table-cell table:style-name="ce65" office:value-type="string" calcext:value-type="string">
            <text:p>cpn payment</text:p>
          </table:table-cell>
          <table:table-cell table:style-name="ce65" office:value-type="string" calcext:value-type="string">
            <text:p>c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65" office:value-type="string" calcext:value-type="string">
            <text:p>npv</text:p>
          </table:table-cell>
          <table:table-cell table:number-columns-repeated="1006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55" table:formula="of:=[.E11]*[.L11]*[.M11]" office:value-type="float" office:value="5.08333333333333" calcext:value-type="float">
            <text:p>5.08333</text:p>
          </table:table-cell>
          <table:table-cell table:style-name="ce55" table:formula="of:=[.F11]+[.N1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1];[$TREASCRV_BEF.B2:$TREASCRV_BEF.B45];[$TREASCRV_BEF.E2:$TREASCRV_BEF.E45])" office:value-type="percentage" office:value="1.00034442020445" calcext:value-type="percentage">
            <text:p>100.03444%</text:p>
          </table:table-cell>
          <table:table-cell table:style-name="ce64" table:formula="of:=[.O11]*[.Q11]" office:value-type="float" office:value="5.08508413603927" calcext:value-type="float">
            <text:p>5.08508</text:p>
          </table:table-cell>
          <table:table-cell table:number-columns-repeated="1006"/>
        </table:table-row>
        <table:table-row table:style-name="ro1">
          <table:table-cell table:style-name="ce109" table:formula="of:=[.A11]" office:value-type="date" office:date-value="2021-12-03" calcext:value-type="date">
            <text:p>2021-12-03</text:p>
          </table:table-cell>
          <table:table-cell table:style-name="ce109" table:formula="of:=[.C11]" office:value-type="date" office:date-value="2021-12-30" calcext:value-type="date">
            <text:p>2021-12-30</text:p>
          </table:table-cell>
          <table:table-cell table:style-name="ce109" office:value-type="date" office:date-value="2022-06-30" calcext:value-type="date">
            <text:p>2022-06-30</text:p>
          </table:table-cell>
          <table:table-cell table:style-name="ce113" table:formula="of:=[.C12]-[.A12]" office:value-type="float" office:value="209" calcext:value-type="float">
            <text:p>209</text:p>
          </table:table-cell>
          <table:table-cell table:style-name="ce115" table:formula="of:=[.G11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2]-[.F12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2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115" office:value-type="float" office:value="1" calcext:value-type="float">
            <text:p>1.00000</text:p>
          </table:table-cell>
          <table:table-cell table:style-name="ce119" office:value-type="percentage" office:value="0.0025" calcext:value-type="percentage">
            <text:p>0.25000%</text:p>
          </table:table-cell>
          <table:table-cell table:style-name="ce119" table:formula="of:=[.J12]*(([.I11]/[.I12]-1)/[.M12])+[.K12]" office:value-type="percentage" office:value="0.00112846156534348" calcext:value-type="percentage">
            <text:p>0.11285%</text:p>
          </table:table-cell>
          <table:table-cell table:style-name="ce115" table:formula="of:=([.C12]-[.B12])/360" office:value-type="float" office:value="0.505555555555556" calcext:value-type="float">
            <text:p>0.50556</text:p>
          </table:table-cell>
          <table:table-cell table:style-name="ce115" table:formula="of:=[.E12]*[.L12]*[.M12]" office:value-type="float" office:value="0.570500013590316" calcext:value-type="float">
            <text:p>0.57050</text:p>
          </table:table-cell>
          <table:table-cell table:style-name="ce115" table:formula="of:=[.F12]+[.N12]" office:value-type="float" office:value="0.570500013590316" calcext:value-type="float">
            <text:p>0.57050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2];[$TREASCRV_BEF.B3:$TREASCRV_BEF.B46];[$TREASCRV_BEF.E3:$TREASCRV_BEF.E46])" office:value-type="percentage" office:value="1.00297312612529" calcext:value-type="percentage">
            <text:p>100.29731%</text:p>
          </table:table-cell>
          <table:table-cell table:style-name="ce122" table:formula="of:=[.O12]*[.Q12]" office:value-type="float" office:value="0.5721961820852" calcext:value-type="float">
            <text:p>0.57220</text:p>
          </table:table-cell>
          <table:table-cell table:number-columns-repeated="1006"/>
        </table:table-row>
        <table:table-row table:style-name="ro1">
          <table:table-cell table:style-name="ce51" table:formula="of:=[.A12]" office:value-type="date" office:date-value="2021-12-03" calcext:value-type="date">
            <text:p>2021-12-03</text:p>
          </table:table-cell>
          <table:table-cell table:style-name="ce51" table:formula="of:=[.C12]" office:value-type="date" office:date-value="2022-06-30" calcext:value-type="date">
            <text:p>2022-06-30</text:p>
          </table:table-cell>
          <table:table-cell table:style-name="ce51" office:value-type="date" office:date-value="2022-12-30" calcext:value-type="date">
            <text:p>2022-12-30</text:p>
          </table:table-cell>
          <table:table-cell table:style-name="ce53" table:formula="of:=[.C13]-[.A13]" office:value-type="float" office:value="392" calcext:value-type="float">
            <text:p>392</text:p>
          </table:table-cell>
          <table:table-cell table:style-name="ce55" table:formula="of:=[.G12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3]-[.F13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3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55" table:formula="of:=[.J12]" office:value-type="float" office:value="1" calcext:value-type="float">
            <text:p>1.00000</text:p>
          </table:table-cell>
          <table:table-cell table:style-name="ce60" table:formula="of:=[.K12]" office:value-type="percentage" office:value="0.0025" calcext:value-type="percentage">
            <text:p>0.25000%</text:p>
          </table:table-cell>
          <table:table-cell table:style-name="ce60" table:formula="of:=[.J13]*(([.I12]/[.I13]-1)/[.M13])+[.K13]" office:value-type="percentage" office:value="0.0030819672304636" calcext:value-type="percentage">
            <text:p>0.30820%</text:p>
          </table:table-cell>
          <table:table-cell table:style-name="ce55" table:formula="of:=([.C13]-[.B13])/360" office:value-type="float" office:value="0.508333333333333" calcext:value-type="float">
            <text:p>0.50833</text:p>
          </table:table-cell>
          <table:table-cell table:style-name="ce55" table:formula="of:=[.E13]*[.L13]*[.M13]" office:value-type="float" office:value="1.56666667548566" calcext:value-type="float">
            <text:p>1.56667</text:p>
          </table:table-cell>
          <table:table-cell table:style-name="ce55" table:formula="of:=[.F13]+[.N13]" office:value-type="float" office:value="1.56666667548566" calcext:value-type="float">
            <text:p>1.56667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3];[$TREASCRV_BEF.B4:$TREASCRV_BEF.B47];[$TREASCRV_BEF.E4:$TREASCRV_BEF.E47])" office:value-type="percentage" office:value="1.00475297702798" calcext:value-type="percentage">
            <text:p>100.47530%</text:p>
          </table:table-cell>
          <table:table-cell table:style-name="ce64" table:formula="of:=[.O13]*[.Q13]" office:value-type="float" office:value="1.57411300620475" calcext:value-type="float">
            <text:p>1.57411</text:p>
          </table:table-cell>
          <table:table-cell table:number-columns-repeated="1006"/>
        </table:table-row>
        <table:table-row table:style-name="ro1">
          <table:table-cell table:style-name="ce109" table:formula="of:=[.A13]" office:value-type="date" office:date-value="2021-12-03" calcext:value-type="date">
            <text:p>2021-12-03</text:p>
          </table:table-cell>
          <table:table-cell table:style-name="ce109" table:formula="of:=[.C13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4]-[.A14]" office:value-type="float" office:value="574" calcext:value-type="float">
            <text:p>574</text:p>
          </table:table-cell>
          <table:table-cell table:style-name="ce115" table:formula="of:=[.G13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4]-[.F14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115" table:formula="of:=[.J13]" office:value-type="float" office:value="1" calcext:value-type="float">
            <text:p>1.00000</text:p>
          </table:table-cell>
          <table:table-cell table:style-name="ce119" table:formula="of:=[.K13]" office:value-type="percentage" office:value="0.0025" calcext:value-type="percentage">
            <text:p>0.25000%</text:p>
          </table:table-cell>
          <table:table-cell table:style-name="ce119" table:formula="of:=[.J14]*(([.I13]/[.I14]-1)/[.M14])+[.K14]" office:value-type="percentage" office:value="-0.00093974696957179" calcext:value-type="percentage">
            <text:p>-0.09397%</text:p>
          </table:table-cell>
          <table:table-cell table:style-name="ce115" table:formula="of:=([.C14]-[.B14])/360" office:value-type="float" office:value="0.505555555555556" calcext:value-type="float">
            <text:p>0.50556</text:p>
          </table:table-cell>
          <table:table-cell table:style-name="ce115" table:formula="of:=[.E14]*[.L14]*[.M14]" office:value-type="float" office:value="-0.475094301283516" calcext:value-type="float">
            <text:p>-0.47509</text:p>
          </table:table-cell>
          <table:table-cell table:style-name="ce115" table:formula="of:=[.F14]+[.N14]" office:value-type="float" office:value="-0.475094301283516" calcext:value-type="float">
            <text:p>-0.4750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4];[$TREASCRV_BEF.B5:$TREASCRV_BEF.B48];[$TREASCRV_BEF.E5:$TREASCRV_BEF.E48])" office:value-type="percentage" office:value="1.00714161570134" calcext:value-type="percentage">
            <text:p>100.71416%</text:p>
          </table:table-cell>
          <table:table-cell table:style-name="ce122" table:formula="of:=[.O14]*[.Q14]" office:value-type="float" office:value="-0.478487242205181" calcext:value-type="float">
            <text:p>-0.47849</text:p>
          </table:table-cell>
          <table:table-cell table:number-columns-repeated="1006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1000" calcext:value-type="float">
            <text:p>1,0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55" table:formula="of:=[.J14]" office:value-type="float" office:value="1" calcext:value-type="float">
            <text:p>1.00000</text:p>
          </table:table-cell>
          <table:table-cell table:style-name="ce60" table:formula="of:=[.K14]" office:value-type="percentage" office:value="0.0025" calcext:value-type="percentage">
            <text:p>0.25000%</text:p>
          </table:table-cell>
          <table:table-cell table:style-name="ce60" table:formula="of:=[.J15]*(([.I14]/[.I15]-1)/[.M15])+[.K15]" office:value-type="percentage" office:value="0.00120768672162555" calcext:value-type="percentage">
            <text:p>0.12077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55" table:formula="of:=[.E15]*[.L15]*[.M15]" office:value-type="float" office:value="0.613907416826321" calcext:value-type="float">
            <text:p>0.61391</text:p>
          </table:table-cell>
          <table:table-cell table:style-name="ce55" table:formula="of:=[.F15]+[.N15]" office:value-type="float" office:value="0.613907416826321" calcext:value-type="float">
            <text:p>0.61391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5];[$TREASCRV_BEF.B6:$TREASCRV_BEF.B49];[$TREASCRV_BEF.E6:$TREASCRV_BEF.E49])" office:value-type="percentage" office:value="1.00957655518963" calcext:value-type="percentage">
            <text:p>100.95766%</text:p>
          </table:table-cell>
          <table:table-cell table:style-name="ce64" table:formula="of:=[.O15]*[.Q15]" office:value-type="float" office:value="0.619786535084881" calcext:value-type="float">
            <text:p>0.61979</text:p>
          </table:table-cell>
          <table:table-cell table:number-columns-repeated="1006"/>
        </table:table-row>
        <table:table-row table:style-name="ro1">
          <table:table-cell table:style-name="ce109" table:formula="of:=[.A15]" office:value-type="date" office:date-value="2021-12-03" calcext:value-type="date">
            <text:p>2021-12-03</text:p>
          </table:table-cell>
          <table:table-cell table:style-name="ce109" table:formula="of:=[.C15]" office:value-type="date" office:date-value="2023-12-30" calcext:value-type="date">
            <text:p>2023-12-30</text:p>
          </table:table-cell>
          <table:table-cell table:style-name="ce109" office:value-type="date" office:date-value="2024-06-30" calcext:value-type="date">
            <text:p>2024-06-30</text:p>
          </table:table-cell>
          <table:table-cell table:style-name="ce113" table:formula="of:=[.C16]-[.A16]" office:value-type="float" office:value="940" calcext:value-type="float">
            <text:p>940</text:p>
          </table:table-cell>
          <table:table-cell table:style-name="ce115" table:formula="of:=[.G15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6]-[.F16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6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115" table:formula="of:=[.J15]" office:value-type="float" office:value="1" calcext:value-type="float">
            <text:p>1.00000</text:p>
          </table:table-cell>
          <table:table-cell table:style-name="ce119" table:formula="of:=[.K15]" office:value-type="percentage" office:value="0.0025" calcext:value-type="percentage">
            <text:p>0.25000%</text:p>
          </table:table-cell>
          <table:table-cell table:style-name="ce119" table:formula="of:=[.J16]*(([.I15]/[.I16]-1)/[.M16])+[.K16]" office:value-type="percentage" office:value="0.00197776508666849" calcext:value-type="percentage">
            <text:p>0.19778%</text:p>
          </table:table-cell>
          <table:table-cell table:style-name="ce115" table:formula="of:=([.C16]-[.B16])/360" office:value-type="float" office:value="0.508333333333333" calcext:value-type="float">
            <text:p>0.50833</text:p>
          </table:table-cell>
          <table:table-cell table:style-name="ce115" table:formula="of:=[.E16]*[.L16]*[.M16]" office:value-type="float" office:value="1.00536391905648" calcext:value-type="float">
            <text:p>1.00536</text:p>
          </table:table-cell>
          <table:table-cell table:style-name="ce115" table:formula="of:=[.F16]+[.N16]" office:value-type="float" office:value="1.00536391905648" calcext:value-type="float">
            <text:p>1.0053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6];[$TREASCRV_BEF.B7:$TREASCRV_BEF.B50];[$TREASCRV_BEF.E7:$TREASCRV_BEF.E50])" office:value-type="percentage" office:value="1.01145376932384" calcext:value-type="percentage">
            <text:p>101.14538%</text:p>
          </table:table-cell>
          <table:table-cell table:style-name="ce122" table:formula="of:=[.O16]*[.Q16]" office:value-type="float" office:value="1.01687912547186" calcext:value-type="float">
            <text:p>1.01688</text:p>
          </table:table-cell>
          <table:table-cell table:number-columns-repeated="1006"/>
        </table:table-row>
        <table:table-row table:style-name="ro1">
          <table:table-cell table:style-name="ce51" table:formula="of:=[.A16]" office:value-type="date" office:date-value="2021-12-03" calcext:value-type="date">
            <text:p>2021-12-03</text:p>
          </table:table-cell>
          <table:table-cell table:style-name="ce51" table:formula="of:=[.C16]" office:value-type="date" office:date-value="2024-06-30" calcext:value-type="date">
            <text:p>2024-06-30</text:p>
          </table:table-cell>
          <table:table-cell table:style-name="ce51" office:value-type="date" office:date-value="2024-12-30" calcext:value-type="date">
            <text:p>2024-12-30</text:p>
          </table:table-cell>
          <table:table-cell table:style-name="ce53" table:formula="of:=[.C17]-[.A17]" office:value-type="float" office:value="1123" calcext:value-type="float">
            <text:p>1,123</text:p>
          </table:table-cell>
          <table:table-cell table:style-name="ce55" table:formula="of:=[.G16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7]-[.F17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7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55" table:formula="of:=[.J16]" office:value-type="float" office:value="1" calcext:value-type="float">
            <text:p>1.00000</text:p>
          </table:table-cell>
          <table:table-cell table:style-name="ce60" table:formula="of:=[.K16]" office:value-type="percentage" office:value="0.0025" calcext:value-type="percentage">
            <text:p>0.25000%</text:p>
          </table:table-cell>
          <table:table-cell table:style-name="ce60" table:formula="of:=[.J17]*(([.I16]/[.I17]-1)/[.M17])+[.K17]" office:value-type="percentage" office:value="0.00248345542078496" calcext:value-type="percentage">
            <text:p>0.24835%</text:p>
          </table:table-cell>
          <table:table-cell table:style-name="ce55" table:formula="of:=([.C17]-[.B17])/360" office:value-type="float" office:value="0.508333333333333" calcext:value-type="float">
            <text:p>0.50833</text:p>
          </table:table-cell>
          <table:table-cell table:style-name="ce55" table:formula="of:=[.E17]*[.L17]*[.M17]" office:value-type="float" office:value="1.26242317223235" calcext:value-type="float">
            <text:p>1.26242</text:p>
          </table:table-cell>
          <table:table-cell table:style-name="ce55" table:formula="of:=[.F17]+[.N17]" office:value-type="float" office:value="1.26242317223235" calcext:value-type="float">
            <text:p>1.2624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7];[$TREASCRV_BEF.B8:$TREASCRV_BEF.B51];[$TREASCRV_BEF.E8:$TREASCRV_BEF.E51])" office:value-type="percentage" office:value="1.01297044166779" calcext:value-type="percentage">
            <text:p>101.29704%</text:p>
          </table:table-cell>
          <table:table-cell table:style-name="ce64" table:formula="of:=[.O17]*[.Q17]" office:value-type="float" office:value="1.27879735834786" calcext:value-type="float">
            <text:p>1.27880</text:p>
          </table:table-cell>
          <table:table-cell table:number-columns-repeated="1006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8]-[.A18]" office:value-type="float" office:value="1305" calcext:value-type="float">
            <text:p>1,305</text:p>
          </table:table-cell>
          <table:table-cell table:style-name="ce115" table:formula="of:=[.G17]" office:value-type="float" office:value="1000" calcext:value-type="float">
            <text:p>1,000.00000</text:p>
          </table:table-cell>
          <table:table-cell table:style-name="ce115" table:formula="of:=[.F17]" office:value-type="float" office:value="0" calcext:value-type="float">
            <text:p>0.00000</text:p>
          </table:table-cell>
          <table:table-cell table:style-name="ce115" table:formula="of:=[.E18]-[.F18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115" table:formula="of:=[.J17]" office:value-type="float" office:value="1" calcext:value-type="float">
            <text:p>1.00000</text:p>
          </table:table-cell>
          <table:table-cell table:style-name="ce119" table:formula="of:=[.K17]" office:value-type="percentage" office:value="0.0025" calcext:value-type="percentage">
            <text:p>0.25000%</text:p>
          </table:table-cell>
          <table:table-cell table:style-name="ce119" table:formula="of:=[.J18]*(([.I17]/[.I18]-1)/[.M18])+[.K18]" office:value-type="percentage" office:value="0.00379930854900393" calcext:value-type="percentage">
            <text:p>0.37993%</text:p>
          </table:table-cell>
          <table:table-cell table:style-name="ce115" table:formula="of:=([.C18]-[.B18])/360" office:value-type="float" office:value="0.505555555555556" calcext:value-type="float">
            <text:p>0.50556</text:p>
          </table:table-cell>
          <table:table-cell table:style-name="ce115" table:formula="of:=[.E18]*[.L18]*[.M18]" office:value-type="float" office:value="1.92076154421865" calcext:value-type="float">
            <text:p>1.92076</text:p>
          </table:table-cell>
          <table:table-cell table:style-name="ce115" table:formula="of:=[.F18]+[.N18]" office:value-type="float" office:value="1.92076154421865" calcext:value-type="float">
            <text:p>1.9207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8];[$TREASCRV_BEF.B9:$TREASCRV_BEF.B52];[$TREASCRV_BEF.E9:$TREASCRV_BEF.E52])" office:value-type="percentage" office:value="1.01301298274751" calcext:value-type="percentage">
            <text:p>101.30130%</text:p>
          </table:table-cell>
          <table:table-cell table:style-name="ce122" table:formula="of:=[.O18]*[.Q18]" office:value-type="float" office:value="1.94575638105566" calcext:value-type="float">
            <text:p>1.94576</text:p>
          </table:table-cell>
          <table:table-cell table:number-columns-repeated="1006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1000" calcext:value-type="float">
            <text:p>1,0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55" table:formula="of:=[.J18]" office:value-type="float" office:value="1" calcext:value-type="float">
            <text:p>1.00000</text:p>
          </table:table-cell>
          <table:table-cell table:style-name="ce60" table:formula="of:=[.K18]" office:value-type="percentage" office:value="0.0025" calcext:value-type="percentage">
            <text:p>0.25000%</text:p>
          </table:table-cell>
          <table:table-cell table:style-name="ce60" table:formula="of:=[.J19]*(([.I18]/[.I19]-1)/[.M19])+[.K19]" office:value-type="percentage" office:value="0.00456731972832868" calcext:value-type="percentage">
            <text:p>0.45673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55" table:formula="of:=[.E19]*[.L19]*[.M19]" office:value-type="float" office:value="2.32172086190041" calcext:value-type="float">
            <text:p>2.32172</text:p>
          </table:table-cell>
          <table:table-cell table:style-name="ce55" table:formula="of:=[.F19]+[.N19]" office:value-type="float" office:value="2.32172086190041" calcext:value-type="float">
            <text:p>2.3217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9];[$TREASCRV_BEF.B10:$TREASCRV_BEF.B53];[$TREASCRV_BEF.E10:$TREASCRV_BEF.E53])" office:value-type="percentage" office:value="1.01252245432402" calcext:value-type="percentage">
            <text:p>101.25225%</text:p>
          </table:table-cell>
          <table:table-cell table:style-name="ce64" table:formula="of:=[.O19]*[.Q19]" office:value-type="float" office:value="2.35079450534668" calcext:value-type="float">
            <text:p>2.35079</text:p>
          </table:table-cell>
          <table:table-cell table:number-columns-repeated="1006"/>
        </table:table-row>
        <table:table-row table:style-name="ro1">
          <table:table-cell table:style-name="ce109" table:formula="of:=[.A19]" office:value-type="date" office:date-value="2021-12-03" calcext:value-type="date">
            <text:p>2021-12-03</text:p>
          </table:table-cell>
          <table:table-cell table:style-name="ce109" table:formula="of:=[.C19]" office:value-type="date" office:date-value="2025-12-30" calcext:value-type="date">
            <text:p>2025-12-30</text:p>
          </table:table-cell>
          <table:table-cell table:style-name="ce109" office:value-type="date" office:date-value="2026-06-30" calcext:value-type="date">
            <text:p>2026-06-30</text:p>
          </table:table-cell>
          <table:table-cell table:style-name="ce113" table:formula="of:=[.C20]-[.A20]" office:value-type="float" office:value="1670" calcext:value-type="float">
            <text:p>1,670</text:p>
          </table:table-cell>
          <table:table-cell table:style-name="ce115" table:formula="of:=[.G19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0]-[.F20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0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115" table:formula="of:=[.J19]" office:value-type="float" office:value="1" calcext:value-type="float">
            <text:p>1.00000</text:p>
          </table:table-cell>
          <table:table-cell table:style-name="ce119" table:formula="of:=[.K19]" office:value-type="percentage" office:value="0.0025" calcext:value-type="percentage">
            <text:p>0.25000%</text:p>
          </table:table-cell>
          <table:table-cell table:style-name="ce119" table:formula="of:=[.J20]*(([.I19]/[.I20]-1)/[.M20])+[.K20]" office:value-type="percentage" office:value="0.00590890013855569" calcext:value-type="percentage">
            <text:p>0.59089%</text:p>
          </table:table-cell>
          <table:table-cell table:style-name="ce115" table:formula="of:=([.C20]-[.B20])/360" office:value-type="float" office:value="0.505555555555556" calcext:value-type="float">
            <text:p>0.50556</text:p>
          </table:table-cell>
          <table:table-cell table:style-name="ce115" table:formula="of:=[.E20]*[.L20]*[.M20]" office:value-type="float" office:value="2.98727729226982" calcext:value-type="float">
            <text:p>2.98728</text:p>
          </table:table-cell>
          <table:table-cell table:style-name="ce115" table:formula="of:=[.F20]+[.N20]" office:value-type="float" office:value="2.98727729226982" calcext:value-type="float">
            <text:p>2.98728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0];[$TREASCRV_BEF.B11:$TREASCRV_BEF.B54];[$TREASCRV_BEF.E11:$TREASCRV_BEF.E54])" office:value-type="percentage" office:value="1.01174914123997" calcext:value-type="percentage">
            <text:p>101.17491%</text:p>
          </table:table-cell>
          <table:table-cell table:style-name="ce122" table:formula="of:=[.O20]*[.Q20]" office:value-type="float" office:value="3.02237523509967" calcext:value-type="float">
            <text:p>3.02238</text:p>
          </table:table-cell>
          <table:table-cell table:number-columns-repeated="1006"/>
        </table:table-row>
        <table:table-row table:style-name="ro1">
          <table:table-cell table:style-name="ce51" table:formula="of:=[.A20]" office:value-type="date" office:date-value="2021-12-03" calcext:value-type="date">
            <text:p>2021-12-03</text:p>
          </table:table-cell>
          <table:table-cell table:style-name="ce51" table:formula="of:=[.C20]" office:value-type="date" office:date-value="2026-06-30" calcext:value-type="date">
            <text:p>2026-06-30</text:p>
          </table:table-cell>
          <table:table-cell table:style-name="ce51" office:value-type="date" office:date-value="2026-12-30" calcext:value-type="date">
            <text:p>2026-12-30</text:p>
          </table:table-cell>
          <table:table-cell table:style-name="ce53" table:formula="of:=[.C21]-[.A21]" office:value-type="float" office:value="1853" calcext:value-type="float">
            <text:p>1,853</text:p>
          </table:table-cell>
          <table:table-cell table:style-name="ce55" table:formula="of:=[.G20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1]-[.F2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1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55" table:formula="of:=[.J20]" office:value-type="float" office:value="1" calcext:value-type="float">
            <text:p>1.00000</text:p>
          </table:table-cell>
          <table:table-cell table:style-name="ce60" table:formula="of:=[.K20]" office:value-type="percentage" office:value="0.0025" calcext:value-type="percentage">
            <text:p>0.25000%</text:p>
          </table:table-cell>
          <table:table-cell table:style-name="ce60" table:formula="of:=[.J21]*(([.I20]/[.I21]-1)/[.M21])+[.K21]" office:value-type="percentage" office:value="0.00685419173020927" calcext:value-type="percentage">
            <text:p>0.68542%</text:p>
          </table:table-cell>
          <table:table-cell table:style-name="ce55" table:formula="of:=([.C21]-[.B21])/360" office:value-type="float" office:value="0.508333333333333" calcext:value-type="float">
            <text:p>0.50833</text:p>
          </table:table-cell>
          <table:table-cell table:style-name="ce55" table:formula="of:=[.E21]*[.L21]*[.M21]" office:value-type="float" office:value="3.48421412952305" calcext:value-type="float">
            <text:p>3.48421</text:p>
          </table:table-cell>
          <table:table-cell table:style-name="ce55" table:formula="of:=[.F21]+[.N21]" office:value-type="float" office:value="3.48421412952305" calcext:value-type="float">
            <text:p>3.48421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1];[$TREASCRV_BEF.B12:$TREASCRV_BEF.B55];[$TREASCRV_BEF.E12:$TREASCRV_BEF.E55])" office:value-type="percentage" office:value="1.01039922214681" calcext:value-type="percentage">
            <text:p>101.03992%</text:p>
          </table:table-cell>
          <table:table-cell table:style-name="ce64" table:formula="of:=[.O21]*[.Q21]" office:value-type="float" office:value="3.52044724626302" calcext:value-type="float">
            <text:p>3.52045</text:p>
          </table:table-cell>
          <table:table-cell table:number-columns-repeated="1006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22]-[.A22]" office:value-type="float" office:value="2035" calcext:value-type="float">
            <text:p>2,035</text:p>
          </table:table-cell>
          <table:table-cell table:style-name="ce115" table:formula="of:=[.G21]" office:value-type="float" office:value="1000" calcext:value-type="float">
            <text:p>1,000.00000</text:p>
          </table:table-cell>
          <table:table-cell table:style-name="ce115" table:formula="of:=[.F21]" office:value-type="float" office:value="0" calcext:value-type="float">
            <text:p>0.00000</text:p>
          </table:table-cell>
          <table:table-cell table:style-name="ce115" table:formula="of:=[.E22]-[.F22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115" table:formula="of:=[.J21]" office:value-type="float" office:value="1" calcext:value-type="float">
            <text:p>1.00000</text:p>
          </table:table-cell>
          <table:table-cell table:style-name="ce119" table:formula="of:=[.K21]" office:value-type="percentage" office:value="0.0025" calcext:value-type="percentage">
            <text:p>0.25000%</text:p>
          </table:table-cell>
          <table:table-cell table:style-name="ce119" table:formula="of:=[.J22]*(([.I21]/[.I22]-1)/[.M22])+[.K22]" office:value-type="percentage" office:value="0.00840202816377495" calcext:value-type="percentage">
            <text:p>0.84020%</text:p>
          </table:table-cell>
          <table:table-cell table:style-name="ce115" table:formula="of:=([.C22]-[.B22])/360" office:value-type="float" office:value="0.505555555555556" calcext:value-type="float">
            <text:p>0.50556</text:p>
          </table:table-cell>
          <table:table-cell table:style-name="ce115" table:formula="of:=[.E22]*[.L22]*[.M22]" office:value-type="float" office:value="4.24769201613067" calcext:value-type="float">
            <text:p>4.24769</text:p>
          </table:table-cell>
          <table:table-cell table:style-name="ce115" table:formula="of:=[.F22]+[.N22]" office:value-type="float" office:value="4.24769201613067" calcext:value-type="float">
            <text:p>4.2476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2];[$TREASCRV_BEF.B13:$TREASCRV_BEF.B56];[$TREASCRV_BEF.E13:$TREASCRV_BEF.E56])" office:value-type="percentage" office:value="1.00813418648401" calcext:value-type="percentage">
            <text:p>100.81342%</text:p>
          </table:table-cell>
          <table:table-cell table:style-name="ce122" table:formula="of:=[.O22]*[.Q22]" office:value-type="float" office:value="4.28224353511651" calcext:value-type="float">
            <text:p>4.28224</text:p>
          </table:table-cell>
          <table:table-cell table:number-columns-repeated="1006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1000" calcext:value-type="float">
            <text:p>1,0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55" table:formula="of:=[.J22]" office:value-type="float" office:value="1" calcext:value-type="float">
            <text:p>1.00000</text:p>
          </table:table-cell>
          <table:table-cell table:style-name="ce60" table:formula="of:=[.K22]" office:value-type="percentage" office:value="0.0025" calcext:value-type="percentage">
            <text:p>0.25000%</text:p>
          </table:table-cell>
          <table:table-cell table:style-name="ce60" table:formula="of:=[.J23]*(([.I22]/[.I23]-1)/[.M23])+[.K23]" office:value-type="percentage" office:value="0.00947188735867738" calcext:value-type="percentage">
            <text:p>0.94719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55" table:formula="of:=[.E23]*[.L23]*[.M23]" office:value-type="float" office:value="4.81487607399434" calcext:value-type="float">
            <text:p>4.81488</text:p>
          </table:table-cell>
          <table:table-cell table:style-name="ce55" table:formula="of:=[.F23]+[.N23]" office:value-type="float" office:value="4.81487607399434" calcext:value-type="float">
            <text:p>4.81488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3];[$TREASCRV_BEF.B14:$TREASCRV_BEF.B57];[$TREASCRV_BEF.E14:$TREASCRV_BEF.E57])" office:value-type="percentage" office:value="1.00517664511637" calcext:value-type="percentage">
            <text:p>100.51766%</text:p>
          </table:table-cell>
          <table:table-cell table:style-name="ce64" table:formula="of:=[.O23]*[.Q23]" office:value-type="float" office:value="4.83980097870872" calcext:value-type="float">
            <text:p>4.83980</text:p>
          </table:table-cell>
          <table:table-cell table:number-columns-repeated="1006"/>
        </table:table-row>
        <table:table-row table:style-name="ro1">
          <table:table-cell table:style-name="ce109" table:formula="of:=[.A23]" office:value-type="date" office:date-value="2021-12-03" calcext:value-type="date">
            <text:p>2021-12-03</text:p>
          </table:table-cell>
          <table:table-cell table:style-name="ce109" table:formula="of:=[.C23]" office:value-type="date" office:date-value="2027-12-30" calcext:value-type="date">
            <text:p>2027-12-30</text:p>
          </table:table-cell>
          <table:table-cell table:style-name="ce109" office:value-type="date" office:date-value="2028-06-30" calcext:value-type="date">
            <text:p>2028-06-30</text:p>
          </table:table-cell>
          <table:table-cell table:style-name="ce113" table:formula="of:=[.C24]-[.A24]" office:value-type="float" office:value="2401" calcext:value-type="float">
            <text:p>2,401</text:p>
          </table:table-cell>
          <table:table-cell table:style-name="ce115" table:formula="of:=[.G23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4]-[.F24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4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115" table:formula="of:=[.J23]" office:value-type="float" office:value="1" calcext:value-type="float">
            <text:p>1.00000</text:p>
          </table:table-cell>
          <table:table-cell table:style-name="ce119" table:formula="of:=[.K23]" office:value-type="percentage" office:value="0.0025" calcext:value-type="percentage">
            <text:p>0.25000%</text:p>
          </table:table-cell>
          <table:table-cell table:style-name="ce119" table:formula="of:=[.J24]*(([.I23]/[.I24]-1)/[.M24])+[.K24]" office:value-type="percentage" office:value="0.0110235185089598" calcext:value-type="percentage">
            <text:p>1.10235%</text:p>
          </table:table-cell>
          <table:table-cell table:style-name="ce115" table:formula="of:=([.C24]-[.B24])/360" office:value-type="float" office:value="0.508333333333333" calcext:value-type="float">
            <text:p>0.50833</text:p>
          </table:table-cell>
          <table:table-cell table:style-name="ce115" table:formula="of:=[.E24]*[.L24]*[.M24]" office:value-type="float" office:value="5.60362190872121" calcext:value-type="float">
            <text:p>5.60362</text:p>
          </table:table-cell>
          <table:table-cell table:style-name="ce115" table:formula="of:=[.F24]+[.N24]" office:value-type="float" office:value="5.60362190872121" calcext:value-type="float">
            <text:p>5.60362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4];[$TREASCRV_BEF.B15:$TREASCRV_BEF.B58];[$TREASCRV_BEF.E15:$TREASCRV_BEF.E58])" office:value-type="percentage" office:value="1.00104880327456" calcext:value-type="percentage">
            <text:p>100.10488%</text:p>
          </table:table-cell>
          <table:table-cell table:style-name="ce122" table:formula="of:=[.O24]*[.Q24]" office:value-type="float" office:value="5.60949900572849" calcext:value-type="float">
            <text:p>5.60950</text:p>
          </table:table-cell>
          <table:table-cell table:number-columns-repeated="1006"/>
        </table:table-row>
        <table:table-row table:style-name="ro1">
          <table:table-cell table:style-name="ce51" table:formula="of:=[.A24]" office:value-type="date" office:date-value="2021-12-03" calcext:value-type="date">
            <text:p>2021-12-03</text:p>
          </table:table-cell>
          <table:table-cell table:style-name="ce51" table:formula="of:=[.C24]" office:value-type="date" office:date-value="2028-06-30" calcext:value-type="date">
            <text:p>2028-06-30</text:p>
          </table:table-cell>
          <table:table-cell table:style-name="ce51" office:value-type="date" office:date-value="2028-12-30" calcext:value-type="date">
            <text:p>2028-12-30</text:p>
          </table:table-cell>
          <table:table-cell table:style-name="ce53" table:formula="of:=[.C25]-[.A25]" office:value-type="float" office:value="2584" calcext:value-type="float">
            <text:p>2,584</text:p>
          </table:table-cell>
          <table:table-cell table:style-name="ce55" table:formula="of:=[.G24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5]-[.F25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5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55" table:formula="of:=[.J24]" office:value-type="float" office:value="1" calcext:value-type="float">
            <text:p>1.00000</text:p>
          </table:table-cell>
          <table:table-cell table:style-name="ce60" table:formula="of:=[.K24]" office:value-type="percentage" office:value="0.0025" calcext:value-type="percentage">
            <text:p>0.25000%</text:p>
          </table:table-cell>
          <table:table-cell table:style-name="ce60" table:formula="of:=[.J25]*(([.I24]/[.I25]-1)/[.M25])+[.K25]" office:value-type="percentage" office:value="0.0121325965870095" calcext:value-type="percentage">
            <text:p>1.21326%</text:p>
          </table:table-cell>
          <table:table-cell table:style-name="ce55" table:formula="of:=([.C25]-[.B25])/360" office:value-type="float" office:value="0.508333333333333" calcext:value-type="float">
            <text:p>0.50833</text:p>
          </table:table-cell>
          <table:table-cell table:style-name="ce55" table:formula="of:=[.E25]*[.L25]*[.M25]" office:value-type="float" office:value="6.16740326506316" calcext:value-type="float">
            <text:p>6.16740</text:p>
          </table:table-cell>
          <table:table-cell table:style-name="ce55" table:formula="of:=[.F25]+[.N25]" office:value-type="float" office:value="6.16740326506316" calcext:value-type="float">
            <text:p>6.16740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5];[$TREASCRV_BEF.B16:$TREASCRV_BEF.B59];[$TREASCRV_BEF.E16:$TREASCRV_BEF.E59])" office:value-type="percentage" office:value="0.996136848053013" calcext:value-type="percentage">
            <text:p>99.61368%</text:p>
          </table:table-cell>
          <table:table-cell table:style-name="ce64" table:formula="of:=[.O25]*[.Q25]" office:value-type="float" office:value="6.14357764913187" calcext:value-type="float">
            <text:p>6.14358</text:p>
          </table:table-cell>
          <table:table-cell table:number-columns-repeated="1006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6]-[.A26]" office:value-type="float" office:value="2766" calcext:value-type="float">
            <text:p>2,766</text:p>
          </table:table-cell>
          <table:table-cell table:style-name="ce115" table:formula="of:=[.G25]" office:value-type="float" office:value="1000" calcext:value-type="float">
            <text:p>1,000.00000</text:p>
          </table:table-cell>
          <table:table-cell table:style-name="ce115" table:formula="of:=[.F25]" office:value-type="float" office:value="0" calcext:value-type="float">
            <text:p>0.00000</text:p>
          </table:table-cell>
          <table:table-cell table:style-name="ce115" table:formula="of:=[.E26]-[.F26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115" table:formula="of:=[.J25]" office:value-type="float" office:value="1" calcext:value-type="float">
            <text:p>1.00000</text:p>
          </table:table-cell>
          <table:table-cell table:style-name="ce119" table:formula="of:=[.K25]" office:value-type="percentage" office:value="0.0025" calcext:value-type="percentage">
            <text:p>0.25000%</text:p>
          </table:table-cell>
          <table:table-cell table:style-name="ce119" table:formula="of:=[.J26]*(([.I25]/[.I26]-1)/[.M26])+[.K26]" office:value-type="percentage" office:value="0.0133923129557578" calcext:value-type="percentage">
            <text:p>1.33923%</text:p>
          </table:table-cell>
          <table:table-cell table:style-name="ce115" table:formula="of:=([.C26]-[.B26])/360" office:value-type="float" office:value="0.505555555555556" calcext:value-type="float">
            <text:p>0.50556</text:p>
          </table:table-cell>
          <table:table-cell table:style-name="ce115" table:formula="of:=[.E26]*[.L26]*[.M26]" office:value-type="float" office:value="6.770558216522" calcext:value-type="float">
            <text:p>6.77056</text:p>
          </table:table-cell>
          <table:table-cell table:style-name="ce115" table:formula="of:=[.F26]+[.N26]" office:value-type="float" office:value="6.770558216522" calcext:value-type="float">
            <text:p>6.770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6];[$TREASCRV_BEF.B17:$TREASCRV_BEF.B60];[$TREASCRV_BEF.E17:$TREASCRV_BEF.E60])" office:value-type="percentage" office:value="0.989940168200691" calcext:value-type="percentage">
            <text:p>98.99402%</text:p>
          </table:table-cell>
          <table:table-cell table:style-name="ce122" table:formula="of:=[.O26]*[.Q26]" office:value-type="float" office:value="6.70244753967636" calcext:value-type="float">
            <text:p>6.70245</text:p>
          </table:table-cell>
          <table:table-cell table:number-columns-repeated="1006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1000" calcext:value-type="float">
            <text:p>1,0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7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55" table:formula="of:=[.J26]" office:value-type="float" office:value="1" calcext:value-type="float">
            <text:p>1.00000</text:p>
          </table:table-cell>
          <table:table-cell table:style-name="ce60" table:formula="of:=[.K26]" office:value-type="percentage" office:value="0.0025" calcext:value-type="percentage">
            <text:p>0.25000%</text:p>
          </table:table-cell>
          <table:table-cell table:style-name="ce60" table:formula="of:=[.J27]*(([.I26]/[.I27]-1)/[.M27])+[.K27]" office:value-type="percentage" office:value="0.0144689385638009" calcext:value-type="percentage">
            <text:p>1.44689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55" table:formula="of:=[.E27]*[.L27]*[.M27]" office:value-type="float" office:value="7.35504376993213" calcext:value-type="float">
            <text:p>7.35504</text:p>
          </table:table-cell>
          <table:table-cell table:style-name="ce55" table:formula="of:=[.F27]+[.N27]" office:value-type="float" office:value="7.35504376993213" calcext:value-type="float">
            <text:p>7.35504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7];[$TREASCRV_BEF.B18:$TREASCRV_BEF.B61];[$TREASCRV_BEF.E18:$TREASCRV_BEF.E61])" office:value-type="percentage" office:value="0.982955282103568" calcext:value-type="percentage">
            <text:p>98.29553%</text:p>
          </table:table-cell>
          <table:table-cell table:style-name="ce64" table:formula="of:=[.O27]*[.Q27]" office:value-type="float" office:value="7.22967912375772" calcext:value-type="float">
            <text:p>7.22968</text:p>
          </table:table-cell>
          <table:table-cell table:number-columns-repeated="1006"/>
        </table:table-row>
        <table:table-row table:style-name="ro1">
          <table:table-cell table:style-name="ce109" table:formula="of:=[.A27]" office:value-type="date" office:date-value="2021-12-03" calcext:value-type="date">
            <text:p>2021-12-03</text:p>
          </table:table-cell>
          <table:table-cell table:style-name="ce109" table:formula="of:=[.C27]" office:value-type="date" office:date-value="2029-12-30" calcext:value-type="date">
            <text:p>2029-12-30</text:p>
          </table:table-cell>
          <table:table-cell table:style-name="ce109" office:value-type="date" office:date-value="2030-06-30" calcext:value-type="date">
            <text:p>2030-06-30</text:p>
          </table:table-cell>
          <table:table-cell table:style-name="ce113" table:formula="of:=[.C28]-[.A28]" office:value-type="float" office:value="3131" calcext:value-type="float">
            <text:p>3,131</text:p>
          </table:table-cell>
          <table:table-cell table:style-name="ce115" table:formula="of:=[.G27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8]-[.F28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8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115" table:formula="of:=[.J27]" office:value-type="float" office:value="1" calcext:value-type="float">
            <text:p>1.00000</text:p>
          </table:table-cell>
          <table:table-cell table:style-name="ce119" table:formula="of:=[.K27]" office:value-type="percentage" office:value="0.0025" calcext:value-type="percentage">
            <text:p>0.25000%</text:p>
          </table:table-cell>
          <table:table-cell table:style-name="ce119" table:formula="of:=[.J28]*(([.I27]/[.I28]-1)/[.M28])+[.K28]" office:value-type="percentage" office:value="0.0154400440761589" calcext:value-type="percentage">
            <text:p>1.54400%</text:p>
          </table:table-cell>
          <table:table-cell table:style-name="ce115" table:formula="of:=([.C28]-[.B28])/360" office:value-type="float" office:value="0.505555555555556" calcext:value-type="float">
            <text:p>0.50556</text:p>
          </table:table-cell>
          <table:table-cell table:style-name="ce115" table:formula="of:=[.E28]*[.L28]*[.M28]" office:value-type="float" office:value="7.80580006072478" calcext:value-type="float">
            <text:p>7.80580</text:p>
          </table:table-cell>
          <table:table-cell table:style-name="ce115" table:formula="of:=[.F28]+[.N28]" office:value-type="float" office:value="7.80580006072478" calcext:value-type="float">
            <text:p>7.80580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8];[$TREASCRV_BEF.B19:$TREASCRV_BEF.B62];[$TREASCRV_BEF.E19:$TREASCRV_BEF.E62])" office:value-type="percentage" office:value="0.975182475784768" calcext:value-type="percentage">
            <text:p>97.51825%</text:p>
          </table:table-cell>
          <table:table-cell table:style-name="ce122" table:formula="of:=[.O28]*[.Q28]" office:value-type="float" office:value="7.61207942869849" calcext:value-type="float">
            <text:p>7.61208</text:p>
          </table:table-cell>
          <table:table-cell table:number-columns-repeated="1006"/>
        </table:table-row>
        <table:table-row table:style-name="ro1">
          <table:table-cell table:style-name="ce51" table:formula="of:=[.A28]" office:value-type="date" office:date-value="2021-12-03" calcext:value-type="date">
            <text:p>2021-12-03</text:p>
          </table:table-cell>
          <table:table-cell table:style-name="ce51" table:formula="of:=[.C28]" office:value-type="date" office:date-value="2030-06-30" calcext:value-type="date">
            <text:p>2030-06-30</text:p>
          </table:table-cell>
          <table:table-cell table:style-name="ce51" office:value-type="date" office:date-value="2030-12-30" calcext:value-type="date">
            <text:p>2030-12-30</text:p>
          </table:table-cell>
          <table:table-cell table:style-name="ce53" table:formula="of:=[.C29]-[.A29]" office:value-type="float" office:value="3314" calcext:value-type="float">
            <text:p>3,314</text:p>
          </table:table-cell>
          <table:table-cell table:style-name="ce55" table:formula="of:=[.G28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9]-[.F29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9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55" table:formula="of:=[.J28]" office:value-type="float" office:value="1" calcext:value-type="float">
            <text:p>1.00000</text:p>
          </table:table-cell>
          <table:table-cell table:style-name="ce60" table:formula="of:=[.K28]" office:value-type="percentage" office:value="0.0025" calcext:value-type="percentage">
            <text:p>0.25000%</text:p>
          </table:table-cell>
          <table:table-cell table:style-name="ce60" table:formula="of:=[.J29]*(([.I28]/[.I29]-1)/[.M29])+[.K29]" office:value-type="percentage" office:value="0.0163446885289075" calcext:value-type="percentage">
            <text:p>1.63447%</text:p>
          </table:table-cell>
          <table:table-cell table:style-name="ce55" table:formula="of:=([.C29]-[.B29])/360" office:value-type="float" office:value="0.508333333333333" calcext:value-type="float">
            <text:p>0.50833</text:p>
          </table:table-cell>
          <table:table-cell table:style-name="ce55" table:formula="of:=[.E29]*[.L29]*[.M29]" office:value-type="float" office:value="8.30855000219466" calcext:value-type="float">
            <text:p>8.30855</text:p>
          </table:table-cell>
          <table:table-cell table:style-name="ce55" table:formula="of:=[.F29]+[.N29]" office:value-type="float" office:value="8.30855000219466" calcext:value-type="float">
            <text:p>8.30855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9];[$TREASCRV_BEF.B20:$TREASCRV_BEF.B63];[$TREASCRV_BEF.E20:$TREASCRV_BEF.E63])" office:value-type="percentage" office:value="0.966770736559836" calcext:value-type="percentage">
            <text:p>96.67707%</text:p>
          </table:table-cell>
          <table:table-cell table:style-name="ce64" table:formula="of:=[.O29]*[.Q29]" office:value-type="float" office:value="8.03246300536596" calcext:value-type="float">
            <text:p>8.03246</text:p>
          </table:table-cell>
          <table:table-cell table:number-columns-repeated="1006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30]-[.A30]" office:value-type="float" office:value="3496" calcext:value-type="float">
            <text:p>3,496</text:p>
          </table:table-cell>
          <table:table-cell table:style-name="ce115" table:formula="of:=[.G29]" office:value-type="float" office:value="1000" calcext:value-type="float">
            <text:p>1,000.00000</text:p>
          </table:table-cell>
          <table:table-cell table:style-name="ce115" table:formula="of:=[.E30]" office:value-type="float" office:value="1000" calcext:value-type="float">
            <text:p>1,000.00000</text:p>
          </table:table-cell>
          <table:table-cell table:style-name="ce115" table:formula="of:=[.E30]-[.F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115" table:formula="of:=[.J29]" office:value-type="float" office:value="1" calcext:value-type="float">
            <text:p>1.00000</text:p>
          </table:table-cell>
          <table:table-cell table:style-name="ce119" table:formula="of:=[.K29]" office:value-type="percentage" office:value="0.0025" calcext:value-type="percentage">
            <text:p>0.25000%</text:p>
          </table:table-cell>
          <table:table-cell table:style-name="ce119" table:formula="of:=[.J30]*(([.I29]/[.I30]-1)/[.M30])+[.K30]" office:value-type="percentage" office:value="0.016442782817737" calcext:value-type="percentage">
            <text:p>1.64428%</text:p>
          </table:table-cell>
          <table:table-cell table:style-name="ce115" table:formula="of:=([.C30]-[.B30])/360" office:value-type="float" office:value="0.505555555555556" calcext:value-type="float">
            <text:p>0.50556</text:p>
          </table:table-cell>
          <table:table-cell table:style-name="ce115" table:formula="of:=[.E30]*[.L30]*[.M30]" office:value-type="float" office:value="8.31274020230037" calcext:value-type="float">
            <text:p>8.31274</text:p>
          </table:table-cell>
          <table:table-cell table:style-name="ce115" table:formula="of:=[.F30]+[.N30]" office:value-type="float" office:value="1008.3127402023" calcext:value-type="float">
            <text:p>1,008.31274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30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122" table:formula="of:=[.O30]*[.Q30]" office:value-type="float" office:value="966.322343619583" calcext:value-type="float">
            <text:p>966.32234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ce69"/>
          <table:table-cell table:number-columns-repeated="7"/>
          <table:table-cell table:style-name="ce123" table:formula="of:=SUM([.R11:.R30])" office:value-type="float" office:value="1037.28187635456" calcext:value-type="float">
            <text:p>1,037.28188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03" table:style-name="ta3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17" table:default-cell-style-name="ce106"/>
        <table:table-column table:style-name="co18" table:default-cell-style-name="ce106"/>
        <table:table-column table:style-name="co40" table:default-cell-style-name="ce106"/>
        <table:table-column table:style-name="co20" table:default-cell-style-name="ce106"/>
        <table:table-column table:style-name="co2" table:default-cell-style-name="ce106"/>
        <table:table-column table:style-name="co20" table:default-cell-style-name="ce106"/>
        <table:table-column table:style-name="co22" table:default-cell-style-name="ce106"/>
        <table:table-column table:style-name="co38" table:default-cell-style-name="ce106"/>
        <table:table-column table:style-name="co6" table:default-cell-style-name="ce106"/>
        <table:table-column table:style-name="co39" table:default-cell-style-name="ce106"/>
        <table:table-column table:style-name="co25" table:default-cell-style-name="ce106"/>
        <table:table-column table:style-name="co38" table:default-cell-style-name="ce106"/>
        <table:table-column table:style-name="co21" table:default-cell-style-name="ce106"/>
        <table:table-column table:style-name="co27" table:default-cell-style-name="ce106"/>
        <table:table-column table:style-name="co28" table:default-cell-style-name="ce106"/>
        <table:table-column table:style-name="co29" table:default-cell-style-name="ce106"/>
        <table:table-column table:style-name="co20" table:default-cell-style-name="ce106"/>
        <table:table-column table:style-name="co30" table:default-cell-style-name="ce106"/>
        <table:table-column table:style-name="co31" table:default-cell-style-name="ce106"/>
        <table:table-column table:style-name="co32" table:default-cell-style-name="ce106"/>
        <table:table-column table:style-name="co33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5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bnd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dcm</text:p>
          </table:table-cell>
          <table:table-cell table:style-name="ce100" office:value-type="string" calcext:value-type="string">
            <text:p>acc_int</text:p>
          </table:table-cell>
          <table:table-cell table:style-name="ce100" office:value-type="string" calcext:value-type="string">
            <text:p>cpn_rate</text:p>
          </table:table-cell>
          <table:table-cell table:style-name="ce100" office:value-type="string" calcext:value-type="string">
            <text:p>first_cpn_date</text:p>
          </table:table-cell>
          <table:table-cell table:style-name="ce100" office:value-type="string" calcext:value-type="string">
            <text:p>cpn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first_amort_date</text:p>
          </table:table-cell>
          <table:table-cell table:style-name="ce100" office:value-type="string" calcext:value-type="string">
            <text:p>amort_freq</text:p>
          </table:table-cell>
          <table:table-cell table:style-name="ce100" office:value-type="string" calcext:value-type="string">
            <text:p>amort</text:p>
          </table:table-cell>
          <table:table-cell table:style-name="ce100" office:value-type="string" calcext:value-type="string">
            <text:p>rate_mult</text:p>
          </table:table-cell>
          <table:table-cell table:style-name="ce100" office:value-type="string" calcext:value-type="string">
            <text:p>rate_add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7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bnd</text:p>
          </table:table-cell>
          <table:table-cell table:style-name="ce107" office:value-type="string" calcext:value-type="string">
            <text:p>/assets/sovereign_bonds</text:p>
          </table:table-cell>
          <table:table-cell table:style-name="ce107" office:value-type="string" calcext:value-type="string">
            <text:p>BND03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PAM</text:p>
          </table:table-cell>
          <table:table-cell table:style-name="ce107" office:value-type="string" calcext:value-type="string">
            <text:p>par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office:value-type="string" calcext:value-type="string">
            <text:p>ACT_360</text:p>
          </table:table-cell>
          <table:table-cell table:style-name="ce107"/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office:value-type="float" office:value="20220630" calcext:value-type="float">
            <text:p>20220630</text:p>
          </table:table-cell>
          <table:table-cell table:style-name="ce107" office:value-type="string" calcext:value-type="string">
            <text:p>1Y</text:p>
          </table:table-cell>
          <table:table-cell table:style-name="ce107" table:number-columns-repeated="3"/>
          <table:table-cell table:style-name="ce107" office:value-type="float" office:value="1.1" calcext:value-type="float">
            <text:p>1.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TREASCRV.BEF</text:p>
          </table:table-cell>
          <table:table-cell table:style-name="ce107"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table:number-columns-repeated="12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116" office:value-type="string" calcext:value-type="string">
            <text:p>rate mult</text:p>
          </table:table-cell>
          <table:table-cell table:style-name="ce116" office:value-type="string" calcext:value-type="string">
            <text:p>rate add</text:p>
          </table:table-cell>
          <table:table-cell table:style-name="ce74" office:value-type="string" calcext:value-type="string">
            <text:p>cpn</text:p>
          </table:table-cell>
          <table:table-cell table:style-name="ce65" office:value-type="string" calcext:value-type="string">
            <text:p>cpn year frac</text:p>
          </table:table-cell>
          <table:table-cell table:style-name="ce65" office:value-type="string" calcext:value-type="string">
            <text:p>cpn payment</text:p>
          </table:table-cell>
          <table:table-cell table:style-name="ce65" office:value-type="string" calcext:value-type="string">
            <text:p>c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65" office:value-type="string" calcext:value-type="string">
            <text:p>npv</text:p>
          </table:table-cell>
          <table:table-cell table:number-columns-repeated="1006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55" table:formula="of:=[.E11]*[.L11]*[.M11]" office:value-type="float" office:value="5.08333333333333" calcext:value-type="float">
            <text:p>5.08333</text:p>
          </table:table-cell>
          <table:table-cell table:style-name="ce55" table:formula="of:=[.F11]+[.N1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1];[$TREASCRV_BEF.B2:$TREASCRV_BEF.B45];[$TREASCRV_BEF.E2:$TREASCRV_BEF.E45])" office:value-type="percentage" office:value="1.00034442020445" calcext:value-type="percentage">
            <text:p>100.03444%</text:p>
          </table:table-cell>
          <table:table-cell table:style-name="ce64" table:formula="of:=[.O11]*[.Q11]" office:value-type="float" office:value="5.08508413603927" calcext:value-type="float">
            <text:p>5.08508</text:p>
          </table:table-cell>
          <table:table-cell table:number-columns-repeated="1006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1-12-30" calcext:value-type="date">
            <text:p>2021-12-30</text:p>
          </table:table-cell>
          <table:table-cell table:style-name="ce51" office:value-type="date" office:date-value="2022-06-30" calcext:value-type="date">
            <text:p>2022-06-30</text:p>
          </table:table-cell>
          <table:table-cell table:style-name="ce53" table:formula="of:=[.C12]-[.A12]" office:value-type="float" office:value="209" calcext:value-type="float">
            <text:p>209</text:p>
          </table:table-cell>
          <table:table-cell table:style-name="ce55" table:formula="of:=[.G11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2]-[.F12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2]-[.B12])/360" office:value-type="float" office:value="0.505555555555556" calcext:value-type="float">
            <text:p>0.50556</text:p>
          </table:table-cell>
          <table:table-cell table:style-name="ce55" table:formula="of:=[.E12]*[.L12]*[.M12]" office:value-type="float" office:value="5.05555555555556" calcext:value-type="float">
            <text:p>5.05556</text:p>
          </table:table-cell>
          <table:table-cell table:style-name="ce55" table:formula="of:=[.F12]+[.N12]" office:value-type="float" office:value="5.05555555555556" calcext:value-type="float">
            <text:p>5.05556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2];[$TREASCRV_BEF.B3:$TREASCRV_BEF.B46];[$TREASCRV_BEF.E3:$TREASCRV_BEF.E46])" office:value-type="percentage" office:value="1.00297312612529" calcext:value-type="percentage">
            <text:p>100.29731%</text:p>
          </table:table-cell>
          <table:table-cell table:style-name="ce64" table:formula="of:=[.O12]*[.Q12]" office:value-type="float" office:value="5.07058635985564" calcext:value-type="float">
            <text:p>5.07059</text:p>
          </table:table-cell>
          <table:table-cell table:number-columns-repeated="1006"/>
        </table:table-row>
        <table:table-row table:style-name="ro1">
          <table:table-cell table:style-name="ce109" table:formula="of:=[.A12]" office:value-type="date" office:date-value="2021-12-03" calcext:value-type="date">
            <text:p>2021-12-03</text:p>
          </table:table-cell>
          <table:table-cell table:style-name="ce109" table:formula="of:=[.C12]" office:value-type="date" office:date-value="2022-06-30" calcext:value-type="date">
            <text:p>2022-06-30</text:p>
          </table:table-cell>
          <table:table-cell table:style-name="ce109" office:value-type="date" office:date-value="2022-12-30" calcext:value-type="date">
            <text:p>2022-12-30</text:p>
          </table:table-cell>
          <table:table-cell table:style-name="ce113" table:formula="of:=[.C13]-[.A13]" office:value-type="float" office:value="392" calcext:value-type="float">
            <text:p>392</text:p>
          </table:table-cell>
          <table:table-cell table:style-name="ce115" table:formula="of:=[.G12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3]-[.F13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115" office:value-type="float" office:value="1.1" calcext:value-type="float">
            <text:p>1.10000</text:p>
          </table:table-cell>
          <table:table-cell table:style-name="ce119" office:value-type="percentage" office:value="0" calcext:value-type="percentage">
            <text:p>0.00000%</text:p>
          </table:table-cell>
          <table:table-cell table:style-name="ce119" table:formula="of:=[.L14]" office:value-type="percentage" office:value="-0.0015676436687635" calcext:value-type="percentage">
            <text:p>-0.15676%</text:p>
          </table:table-cell>
          <table:table-cell table:style-name="ce115" table:formula="of:=([.C13]-[.B13])/360" office:value-type="float" office:value="0.508333333333333" calcext:value-type="float">
            <text:p>0.50833</text:p>
          </table:table-cell>
          <table:table-cell table:style-name="ce115" table:formula="of:=[.E13]*[.L13]*[.M13]" office:value-type="float" office:value="-0.796885531621444" calcext:value-type="float">
            <text:p>-0.79689</text:p>
          </table:table-cell>
          <table:table-cell table:style-name="ce115" table:formula="of:=[.F13]+[.N13]" office:value-type="float" office:value="-0.796885531621444" calcext:value-type="float">
            <text:p>-0.7968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3];[$TREASCRV_BEF.B4:$TREASCRV_BEF.B47];[$TREASCRV_BEF.E4:$TREASCRV_BEF.E47])" office:value-type="percentage" office:value="1.00475297702798" calcext:value-type="percentage">
            <text:p>100.47530%</text:p>
          </table:table-cell>
          <table:table-cell table:style-name="ce122" table:formula="of:=[.O13]*[.Q13]" office:value-type="float" office:value="-0.80067311024717" calcext:value-type="float">
            <text:p>-0.80067</text:p>
          </table:table-cell>
          <table:table-cell table:number-columns-repeated="1006"/>
        </table:table-row>
        <table:table-row table:style-name="ro1">
          <table:table-cell table:style-name="ce109" table:formula="of:=[.A13]" office:value-type="date" office:date-value="2021-12-03" calcext:value-type="date">
            <text:p>2021-12-03</text:p>
          </table:table-cell>
          <table:table-cell table:style-name="ce109" table:formula="of:=[.C13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4]-[.A14]" office:value-type="float" office:value="574" calcext:value-type="float">
            <text:p>574</text:p>
          </table:table-cell>
          <table:table-cell table:style-name="ce115" table:formula="of:=[.G13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4]-[.F14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115" table:formula="of:=[.J13]" office:value-type="float" office:value="1.1" calcext:value-type="float">
            <text:p>1.10000</text:p>
          </table:table-cell>
          <table:table-cell table:style-name="ce119" table:formula="of:=[.K13]" office:value-type="percentage" office:value="0" calcext:value-type="percentage">
            <text:p>0.00000%</text:p>
          </table:table-cell>
          <table:table-cell table:style-name="ce119" table:formula="of:=[.J13]*(([.G12]*[.I12]-[.F13]*[.I13]-[.F14]*[.I14]-[.G14]*[.I14])/([.M13]*[.I13]*[.E13]+[.M14]*[.I14]*[.E14]))+[.K13]" office:value-type="percentage" office:value="-0.0015676436687635" calcext:value-type="percentage">
            <text:p>-0.15676%</text:p>
          </table:table-cell>
          <table:table-cell table:style-name="ce115" table:formula="of:=([.C14]-[.B14])/360" office:value-type="float" office:value="0.505555555555556" calcext:value-type="float">
            <text:p>0.50556</text:p>
          </table:table-cell>
          <table:table-cell table:style-name="ce115" table:formula="of:=[.E14]*[.L14]*[.M14]" office:value-type="float" office:value="-0.792530965874879" calcext:value-type="float">
            <text:p>-0.79253</text:p>
          </table:table-cell>
          <table:table-cell table:style-name="ce115" table:formula="of:=[.F14]+[.N14]" office:value-type="float" office:value="-0.792530965874879" calcext:value-type="float">
            <text:p>-0.79253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4];[$TREASCRV_BEF.B5:$TREASCRV_BEF.B48];[$TREASCRV_BEF.E5:$TREASCRV_BEF.E48])" office:value-type="percentage" office:value="1.00714161570134" calcext:value-type="percentage">
            <text:p>100.71416%</text:p>
          </table:table-cell>
          <table:table-cell table:style-name="ce122" table:formula="of:=[.O14]*[.Q14]" office:value-type="float" office:value="-0.798190917464571" calcext:value-type="float">
            <text:p>-0.79819</text:p>
          </table:table-cell>
          <table:table-cell/>
          <table:table-cell table:style-name="ce68" table:formula="of:=[.G12]*[.I12]-([.E13]*[.L13]*[.M13]*[.I13]+[.E14]*[.L14]*[.M14]*[.I14]+[.F13]*[.I13]+[.F14]*[.I14]+[.G14]*[.I14])" office:value-type="percentage" office:value="0.144715841997709" calcext:value-type="percentage">
            <text:p>14.47%</text:p>
          </table:table-cell>
          <table:table-cell table:number-columns-repeated="1004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1000" calcext:value-type="float">
            <text:p>1,0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55" table:formula="of:=[.J14]" office:value-type="float" office:value="1.1" calcext:value-type="float">
            <text:p>1.10000</text:p>
          </table:table-cell>
          <table:table-cell table:style-name="ce60" table:formula="of:=[.K14]" office:value-type="percentage" office:value="0" calcext:value-type="percentage">
            <text:p>0.00000%</text:p>
          </table:table-cell>
          <table:table-cell table:style-name="ce60" table:formula="of:=[.L16]" office:value-type="percentage" office:value="-0.000997945279105663" calcext:value-type="percentage">
            <text:p>-0.09979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55" table:formula="of:=[.E15]*[.L15]*[.M15]" office:value-type="float" office:value="-0.507288850212045" calcext:value-type="float">
            <text:p>-0.50729</text:p>
          </table:table-cell>
          <table:table-cell table:style-name="ce55" table:formula="of:=[.F15]+[.N15]" office:value-type="float" office:value="-0.507288850212045" calcext:value-type="float">
            <text:p>-0.50729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5];[$TREASCRV_BEF.B6:$TREASCRV_BEF.B49];[$TREASCRV_BEF.E6:$TREASCRV_BEF.E49])" office:value-type="percentage" office:value="1.00957655518963" calcext:value-type="percentage">
            <text:p>100.95766%</text:p>
          </table:table-cell>
          <table:table-cell table:style-name="ce64" table:formula="of:=[.O15]*[.Q15]" office:value-type="float" office:value="-0.512146929883184" calcext:value-type="float">
            <text:p>-0.51215</text:p>
          </table:table-cell>
          <table:table-cell table:number-columns-repeated="1006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3-12-30" calcext:value-type="date">
            <text:p>2023-12-30</text:p>
          </table:table-cell>
          <table:table-cell table:style-name="ce51" office:value-type="date" office:date-value="2024-06-30" calcext:value-type="date">
            <text:p>2024-06-30</text:p>
          </table:table-cell>
          <table:table-cell table:style-name="ce53" table:formula="of:=[.C16]-[.A16]" office:value-type="float" office:value="940" calcext:value-type="float">
            <text:p>940</text:p>
          </table:table-cell>
          <table:table-cell table:style-name="ce55" table:formula="of:=[.G15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6]-[.F16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55" table:formula="of:=[.J15]" office:value-type="float" office:value="1.1" calcext:value-type="float">
            <text:p>1.10000</text:p>
          </table:table-cell>
          <table:table-cell table:style-name="ce60" table:formula="of:=[.K15]" office:value-type="percentage" office:value="0" calcext:value-type="percentage">
            <text:p>0.00000%</text:p>
          </table:table-cell>
          <table:table-cell table:style-name="ce60" table:formula="of:=[.J15]*(([.G14]*[.I14]-[.F15]*[.I15]-[.F16]*[.I16]-[.G16]*[.I16])/([.M15]*[.I15]*[.E15]+[.M16]*[.I16]*[.E16]))+[.K15]" office:value-type="percentage" office:value="-0.000997945279105663" calcext:value-type="percentage">
            <text:p>-0.09979%</text:p>
          </table:table-cell>
          <table:table-cell table:style-name="ce55" table:formula="of:=([.C16]-[.B16])/360" office:value-type="float" office:value="0.508333333333333" calcext:value-type="float">
            <text:p>0.50833</text:p>
          </table:table-cell>
          <table:table-cell table:style-name="ce55" table:formula="of:=[.E16]*[.L16]*[.M16]" office:value-type="float" office:value="-0.507288850212045" calcext:value-type="float">
            <text:p>-0.50729</text:p>
          </table:table-cell>
          <table:table-cell table:style-name="ce55" table:formula="of:=[.F16]+[.N16]" office:value-type="float" office:value="-0.507288850212045" calcext:value-type="float">
            <text:p>-0.50729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6];[$TREASCRV_BEF.B7:$TREASCRV_BEF.B50];[$TREASCRV_BEF.E7:$TREASCRV_BEF.E50])" office:value-type="percentage" office:value="1.01145376932384" calcext:value-type="percentage">
            <text:p>101.14538%</text:p>
          </table:table-cell>
          <table:table-cell table:style-name="ce64" table:formula="of:=[.O16]*[.Q16]" office:value-type="float" office:value="-0.513099219682929" calcext:value-type="float">
            <text:p>-0.51310</text:p>
          </table:table-cell>
          <table:table-cell/>
          <table:table-cell table:style-name="ce68" table:formula="of:=[.G14]*[.I14]-([.E15]*[.L15]*[.M15]*[.I15]+[.E16]*[.L16]*[.M16]*[.I16]+[.F15]*[.I15]+[.F16]*[.I16]+[.G16]*[.I16])" office:value-type="percentage" office:value="0.0925306339344161" calcext:value-type="percentage">
            <text:p>9.25%</text:p>
          </table:table-cell>
          <table:table-cell table:number-columns-repeated="1004"/>
        </table:table-row>
        <table:table-row table:style-name="ro1">
          <table:table-cell table:style-name="ce109" table:formula="of:=[.A16]" office:value-type="date" office:date-value="2021-12-03" calcext:value-type="date">
            <text:p>2021-12-03</text:p>
          </table:table-cell>
          <table:table-cell table:style-name="ce109" table:formula="of:=[.C16]" office:value-type="date" office:date-value="2024-06-30" calcext:value-type="date">
            <text:p>2024-06-30</text:p>
          </table:table-cell>
          <table:table-cell table:style-name="ce109" office:value-type="date" office:date-value="2024-12-30" calcext:value-type="date">
            <text:p>2024-12-30</text:p>
          </table:table-cell>
          <table:table-cell table:style-name="ce113" table:formula="of:=[.C17]-[.A17]" office:value-type="float" office:value="1123" calcext:value-type="float">
            <text:p>1,123</text:p>
          </table:table-cell>
          <table:table-cell table:style-name="ce115" table:formula="of:=[.G16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7]-[.F17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115" table:formula="of:=[.J16]" office:value-type="float" office:value="1.1" calcext:value-type="float">
            <text:p>1.10000</text:p>
          </table:table-cell>
          <table:table-cell table:style-name="ce119" table:formula="of:=[.K16]" office:value-type="percentage" office:value="0" calcext:value-type="percentage">
            <text:p>0.00000%</text:p>
          </table:table-cell>
          <table:table-cell table:style-name="ce119" table:formula="of:=[.L18]" office:value-type="percentage" office:value="0.000703299775355522" calcext:value-type="percentage">
            <text:p>0.07033%</text:p>
          </table:table-cell>
          <table:table-cell table:style-name="ce115" table:formula="of:=([.C17]-[.B17])/360" office:value-type="float" office:value="0.508333333333333" calcext:value-type="float">
            <text:p>0.50833</text:p>
          </table:table-cell>
          <table:table-cell table:style-name="ce115" table:formula="of:=[.E17]*[.L17]*[.M17]" office:value-type="float" office:value="0.357510719139057" calcext:value-type="float">
            <text:p>0.35751</text:p>
          </table:table-cell>
          <table:table-cell table:style-name="ce115" table:formula="of:=[.F17]+[.N17]" office:value-type="float" office:value="0.357510719139057" calcext:value-type="float">
            <text:p>0.35751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7];[$TREASCRV_BEF.B8:$TREASCRV_BEF.B51];[$TREASCRV_BEF.E8:$TREASCRV_BEF.E51])" office:value-type="percentage" office:value="1.01297044166779" calcext:value-type="percentage">
            <text:p>101.29704%</text:p>
          </table:table-cell>
          <table:table-cell table:style-name="ce122" table:formula="of:=[.O17]*[.Q17]" office:value-type="float" office:value="0.36214779106726" calcext:value-type="float">
            <text:p>0.36215</text:p>
          </table:table-cell>
          <table:table-cell table:number-columns-repeated="1006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8]-[.A18]" office:value-type="float" office:value="1305" calcext:value-type="float">
            <text:p>1,305</text:p>
          </table:table-cell>
          <table:table-cell table:style-name="ce115" table:formula="of:=[.G17]" office:value-type="float" office:value="1000" calcext:value-type="float">
            <text:p>1,000.00000</text:p>
          </table:table-cell>
          <table:table-cell table:style-name="ce115" table:formula="of:=[.F17]" office:value-type="float" office:value="0" calcext:value-type="float">
            <text:p>0.00000</text:p>
          </table:table-cell>
          <table:table-cell table:style-name="ce115" table:formula="of:=[.E18]-[.F18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115" table:formula="of:=[.J17]" office:value-type="float" office:value="1.1" calcext:value-type="float">
            <text:p>1.10000</text:p>
          </table:table-cell>
          <table:table-cell table:style-name="ce119" table:formula="of:=[.K17]" office:value-type="percentage" office:value="0" calcext:value-type="percentage">
            <text:p>0.00000%</text:p>
          </table:table-cell>
          <table:table-cell table:style-name="ce119" table:formula="of:=[.J17]*(([.G16]*[.I16]-[.F17]*[.I17]-[.F18]*[.I18]-[.G18]*[.I18])/([.M17]*[.I17]*[.E17]+[.M18]*[.I18]*[.E18]))+[.K17]" office:value-type="percentage" office:value="0.000703299775355522" calcext:value-type="percentage">
            <text:p>0.07033%</text:p>
          </table:table-cell>
          <table:table-cell table:style-name="ce115" table:formula="of:=([.C18]-[.B18])/360" office:value-type="float" office:value="0.505555555555556" calcext:value-type="float">
            <text:p>0.50556</text:p>
          </table:table-cell>
          <table:table-cell table:style-name="ce115" table:formula="of:=[.E18]*[.L18]*[.M18]" office:value-type="float" office:value="0.355557108651958" calcext:value-type="float">
            <text:p>0.35556</text:p>
          </table:table-cell>
          <table:table-cell table:style-name="ce115" table:formula="of:=[.F18]+[.N18]" office:value-type="float" office:value="0.355557108651958" calcext:value-type="float">
            <text:p>0.3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8];[$TREASCRV_BEF.B9:$TREASCRV_BEF.B52];[$TREASCRV_BEF.E9:$TREASCRV_BEF.E52])" office:value-type="percentage" office:value="1.01301298274751" calcext:value-type="percentage">
            <text:p>101.30130%</text:p>
          </table:table-cell>
          <table:table-cell table:style-name="ce122" table:formula="of:=[.O18]*[.Q18]" office:value-type="float" office:value="0.360183967172601" calcext:value-type="float">
            <text:p>0.36018</text:p>
          </table:table-cell>
          <table:table-cell/>
          <table:table-cell table:style-name="ce68" table:formula="of:=[.G16]*[.I16]-([.E17]*[.L17]*[.M17]*[.I17]+[.E18]*[.L18]*[.M18]*[.I18]+[.F17]*[.I17]+[.F18]*[.I18]+[.G18]*[.I18])" office:value-type="percentage" office:value="-0.0650204831622432" calcext:value-type="percentage">
            <text:p>-6.50%</text:p>
          </table:table-cell>
          <table:table-cell table:number-columns-repeated="1004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1000" calcext:value-type="float">
            <text:p>1,0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55" table:formula="of:=[.J18]" office:value-type="float" office:value="1.1" calcext:value-type="float">
            <text:p>1.10000</text:p>
          </table:table-cell>
          <table:table-cell table:style-name="ce60" table:formula="of:=[.K18]" office:value-type="percentage" office:value="0" calcext:value-type="percentage">
            <text:p>0.00000%</text:p>
          </table:table-cell>
          <table:table-cell table:style-name="ce60" table:formula="of:=[.L20]" office:value-type="percentage" office:value="0.00300926410330627" calcext:value-type="percentage">
            <text:p>0.30093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55" table:formula="of:=[.E19]*[.L19]*[.M19]" office:value-type="float" office:value="1.52970925251402" calcext:value-type="float">
            <text:p>1.52971</text:p>
          </table:table-cell>
          <table:table-cell table:style-name="ce55" table:formula="of:=[.F19]+[.N19]" office:value-type="float" office:value="1.52970925251402" calcext:value-type="float">
            <text:p>1.52971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9];[$TREASCRV_BEF.B10:$TREASCRV_BEF.B53];[$TREASCRV_BEF.E10:$TREASCRV_BEF.E53])" office:value-type="percentage" office:value="1.01252245432402" calcext:value-type="percentage">
            <text:p>101.25225%</text:p>
          </table:table-cell>
          <table:table-cell table:style-name="ce64" table:formula="of:=[.O19]*[.Q19]" office:value-type="float" office:value="1.54886496675765" calcext:value-type="float">
            <text:p>1.54886</text:p>
          </table:table-cell>
          <table:table-cell table:number-columns-repeated="1006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25-12-30" calcext:value-type="date">
            <text:p>2025-12-30</text:p>
          </table:table-cell>
          <table:table-cell table:style-name="ce51" office:value-type="date" office:date-value="2026-06-30" calcext:value-type="date">
            <text:p>2026-06-30</text:p>
          </table:table-cell>
          <table:table-cell table:style-name="ce53" table:formula="of:=[.C20]-[.A20]" office:value-type="float" office:value="1670" calcext:value-type="float">
            <text:p>1,670</text:p>
          </table:table-cell>
          <table:table-cell table:style-name="ce55" table:formula="of:=[.G19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0]-[.F20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55" table:formula="of:=[.J19]" office:value-type="float" office:value="1.1" calcext:value-type="float">
            <text:p>1.10000</text:p>
          </table:table-cell>
          <table:table-cell table:style-name="ce60" table:formula="of:=[.K19]" office:value-type="percentage" office:value="0" calcext:value-type="percentage">
            <text:p>0.00000%</text:p>
          </table:table-cell>
          <table:table-cell table:style-name="ce60" table:formula="of:=[.J19]*(([.G18]*[.I18]-[.F19]*[.I19]-[.F20]*[.I20]-[.G20]*[.I20])/([.M19]*[.I19]*[.E19]+[.M20]*[.I20]*[.E20]))+[.K19]" office:value-type="percentage" office:value="0.00300926410330627" calcext:value-type="percentage">
            <text:p>0.30093%</text:p>
          </table:table-cell>
          <table:table-cell table:style-name="ce55" table:formula="of:=([.C20]-[.B20])/360" office:value-type="float" office:value="0.505555555555556" calcext:value-type="float">
            <text:p>0.50556</text:p>
          </table:table-cell>
          <table:table-cell table:style-name="ce55" table:formula="of:=[.E20]*[.L20]*[.M20]" office:value-type="float" office:value="1.52135018556039" calcext:value-type="float">
            <text:p>1.52135</text:p>
          </table:table-cell>
          <table:table-cell table:style-name="ce55" table:formula="of:=[.F20]+[.N20]" office:value-type="float" office:value="1.52135018556039" calcext:value-type="float">
            <text:p>1.52135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0];[$TREASCRV_BEF.B11:$TREASCRV_BEF.B54];[$TREASCRV_BEF.E11:$TREASCRV_BEF.E54])" office:value-type="percentage" office:value="1.01174914123997" calcext:value-type="percentage">
            <text:p>101.17491%</text:p>
          </table:table-cell>
          <table:table-cell table:style-name="ce64" table:formula="of:=[.O20]*[.Q20]" office:value-type="float" office:value="1.539224743766" calcext:value-type="float">
            <text:p>1.53922</text:p>
          </table:table-cell>
          <table:table-cell/>
          <table:table-cell table:style-name="ce68" table:formula="of:=[.G18]*[.I18]-([.E19]*[.L19]*[.M19]*[.I19]+[.E20]*[.L20]*[.M20]*[.I20]+[.F19]*[.I19]+[.F20]*[.I20]+[.G20]*[.I20])" office:value-type="percentage" office:value="-0.277586369170308" calcext:value-type="percentage">
            <text:p>-27.76%</text:p>
          </table:table-cell>
          <table:table-cell table:number-columns-repeated="1004"/>
        </table:table-row>
        <table:table-row table:style-name="ro1">
          <table:table-cell table:style-name="ce109" table:formula="of:=[.A20]" office:value-type="date" office:date-value="2021-12-03" calcext:value-type="date">
            <text:p>2021-12-03</text:p>
          </table:table-cell>
          <table:table-cell table:style-name="ce109" table:formula="of:=[.C20]" office:value-type="date" office:date-value="2026-06-30" calcext:value-type="date">
            <text:p>2026-06-30</text:p>
          </table:table-cell>
          <table:table-cell table:style-name="ce109" office:value-type="date" office:date-value="2026-12-30" calcext:value-type="date">
            <text:p>2026-12-30</text:p>
          </table:table-cell>
          <table:table-cell table:style-name="ce113" table:formula="of:=[.C21]-[.A21]" office:value-type="float" office:value="1853" calcext:value-type="float">
            <text:p>1,853</text:p>
          </table:table-cell>
          <table:table-cell table:style-name="ce115" table:formula="of:=[.G20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1]-[.F21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115" table:formula="of:=[.J20]" office:value-type="float" office:value="1.1" calcext:value-type="float">
            <text:p>1.10000</text:p>
          </table:table-cell>
          <table:table-cell table:style-name="ce119" table:formula="of:=[.K20]" office:value-type="percentage" office:value="0" calcext:value-type="percentage">
            <text:p>0.00000%</text:p>
          </table:table-cell>
          <table:table-cell table:style-name="ce119" table:formula="of:=[.L22]" office:value-type="percentage" office:value="0.0056373204213369" calcext:value-type="percentage">
            <text:p>0.56373%</text:p>
          </table:table-cell>
          <table:table-cell table:style-name="ce115" table:formula="of:=([.C21]-[.B21])/360" office:value-type="float" office:value="0.508333333333333" calcext:value-type="float">
            <text:p>0.50833</text:p>
          </table:table-cell>
          <table:table-cell table:style-name="ce115" table:formula="of:=[.E21]*[.L21]*[.M21]" office:value-type="float" office:value="2.86563788084626" calcext:value-type="float">
            <text:p>2.86564</text:p>
          </table:table-cell>
          <table:table-cell table:style-name="ce115" table:formula="of:=[.F21]+[.N21]" office:value-type="float" office:value="2.86563788084626" calcext:value-type="float">
            <text:p>2.86564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1];[$TREASCRV_BEF.B12:$TREASCRV_BEF.B55];[$TREASCRV_BEF.E12:$TREASCRV_BEF.E55])" office:value-type="percentage" office:value="1.01039922214681" calcext:value-type="percentage">
            <text:p>101.03992%</text:p>
          </table:table-cell>
          <table:table-cell table:style-name="ce122" table:formula="of:=[.O21]*[.Q21]" office:value-type="float" office:value="2.8954382857615" calcext:value-type="float">
            <text:p>2.89544</text:p>
          </table:table-cell>
          <table:table-cell table:number-columns-repeated="1006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22]-[.A22]" office:value-type="float" office:value="2035" calcext:value-type="float">
            <text:p>2,035</text:p>
          </table:table-cell>
          <table:table-cell table:style-name="ce115" table:formula="of:=[.G21]" office:value-type="float" office:value="1000" calcext:value-type="float">
            <text:p>1,000.00000</text:p>
          </table:table-cell>
          <table:table-cell table:style-name="ce115" table:formula="of:=[.F21]" office:value-type="float" office:value="0" calcext:value-type="float">
            <text:p>0.00000</text:p>
          </table:table-cell>
          <table:table-cell table:style-name="ce115" table:formula="of:=[.E22]-[.F22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115" table:formula="of:=[.J21]" office:value-type="float" office:value="1.1" calcext:value-type="float">
            <text:p>1.10000</text:p>
          </table:table-cell>
          <table:table-cell table:style-name="ce119" table:formula="of:=[.K21]" office:value-type="percentage" office:value="0" calcext:value-type="percentage">
            <text:p>0.00000%</text:p>
          </table:table-cell>
          <table:table-cell table:style-name="ce119" table:formula="of:=[.J21]*(([.G20]*[.I20]-[.F21]*[.I21]-[.F22]*[.I22]-[.G22]*[.I22])/([.M21]*[.I21]*[.E21]+[.M22]*[.I22]*[.E22]))+[.K21]" office:value-type="percentage" office:value="0.0056373204213369" calcext:value-type="percentage">
            <text:p>0.56373%</text:p>
          </table:table-cell>
          <table:table-cell table:style-name="ce115" table:formula="of:=([.C22]-[.B22])/360" office:value-type="float" office:value="0.505555555555556" calcext:value-type="float">
            <text:p>0.50556</text:p>
          </table:table-cell>
          <table:table-cell table:style-name="ce115" table:formula="of:=[.E22]*[.L22]*[.M22]" office:value-type="float" office:value="2.84997865745366" calcext:value-type="float">
            <text:p>2.84998</text:p>
          </table:table-cell>
          <table:table-cell table:style-name="ce115" table:formula="of:=[.F22]+[.N22]" office:value-type="float" office:value="2.84997865745366" calcext:value-type="float">
            <text:p>2.84998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2];[$TREASCRV_BEF.B13:$TREASCRV_BEF.B56];[$TREASCRV_BEF.E13:$TREASCRV_BEF.E56])" office:value-type="percentage" office:value="1.00813418648401" calcext:value-type="percentage">
            <text:p>100.81342%</text:p>
          </table:table-cell>
          <table:table-cell table:style-name="ce122" table:formula="of:=[.O22]*[.Q22]" office:value-type="float" office:value="2.87316091532883" calcext:value-type="float">
            <text:p>2.87316</text:p>
          </table:table-cell>
          <table:table-cell/>
          <table:table-cell table:style-name="ce68" table:formula="of:=[.G20]*[.I20]-([.E21]*[.L21]*[.M21]*[.I21]+[.E22]*[.L22]*[.M22]*[.I22]+[.F21]*[.I21]+[.F22]*[.I22]+[.G22]*[.I22])" office:value-type="percentage" office:value="-0.517643252869334" calcext:value-type="percentage">
            <text:p>-51.76%</text:p>
          </table:table-cell>
          <table:table-cell table:number-columns-repeated="1004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1000" calcext:value-type="float">
            <text:p>1,0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55" table:formula="of:=[.J22]" office:value-type="float" office:value="1.1" calcext:value-type="float">
            <text:p>1.10000</text:p>
          </table:table-cell>
          <table:table-cell table:style-name="ce60" table:formula="of:=[.K22]" office:value-type="percentage" office:value="0" calcext:value-type="percentage">
            <text:p>0.00000%</text:p>
          </table:table-cell>
          <table:table-cell table:style-name="ce60" table:formula="of:=[.L24]" office:value-type="percentage" office:value="0.00852062842908723" calcext:value-type="percentage">
            <text:p>0.85206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55" table:formula="of:=[.E23]*[.L23]*[.M23]" office:value-type="float" office:value="4.33131945145268" calcext:value-type="float">
            <text:p>4.33132</text:p>
          </table:table-cell>
          <table:table-cell table:style-name="ce55" table:formula="of:=[.F23]+[.N23]" office:value-type="float" office:value="4.33131945145268" calcext:value-type="float">
            <text:p>4.3313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3];[$TREASCRV_BEF.B14:$TREASCRV_BEF.B57];[$TREASCRV_BEF.E14:$TREASCRV_BEF.E57])" office:value-type="percentage" office:value="1.00517664511637" calcext:value-type="percentage">
            <text:p>100.51766%</text:p>
          </table:table-cell>
          <table:table-cell table:style-name="ce64" table:formula="of:=[.O23]*[.Q23]" office:value-type="float" office:value="4.35374115513849" calcext:value-type="float">
            <text:p>4.35374</text:p>
          </table:table-cell>
          <table:table-cell table:number-columns-repeated="1006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27-12-30" calcext:value-type="date">
            <text:p>2027-12-30</text:p>
          </table:table-cell>
          <table:table-cell table:style-name="ce51" office:value-type="date" office:date-value="2028-06-30" calcext:value-type="date">
            <text:p>2028-06-30</text:p>
          </table:table-cell>
          <table:table-cell table:style-name="ce53" table:formula="of:=[.C24]-[.A24]" office:value-type="float" office:value="2401" calcext:value-type="float">
            <text:p>2,401</text:p>
          </table:table-cell>
          <table:table-cell table:style-name="ce55" table:formula="of:=[.G23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4]-[.F24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55" table:formula="of:=[.J23]" office:value-type="float" office:value="1.1" calcext:value-type="float">
            <text:p>1.10000</text:p>
          </table:table-cell>
          <table:table-cell table:style-name="ce60" table:formula="of:=[.K23]" office:value-type="percentage" office:value="0" calcext:value-type="percentage">
            <text:p>0.00000%</text:p>
          </table:table-cell>
          <table:table-cell table:style-name="ce60" table:formula="of:=[.J23]*(([.G22]*[.I22]-[.F23]*[.I23]-[.F24]*[.I24]-[.G24]*[.I24])/([.M23]*[.I23]*[.E23]+[.M24]*[.I24]*[.E24]))+[.K23]" office:value-type="percentage" office:value="0.00852062842908723" calcext:value-type="percentage">
            <text:p>0.85206%</text:p>
          </table:table-cell>
          <table:table-cell table:style-name="ce55" table:formula="of:=([.C24]-[.B24])/360" office:value-type="float" office:value="0.508333333333333" calcext:value-type="float">
            <text:p>0.50833</text:p>
          </table:table-cell>
          <table:table-cell table:style-name="ce55" table:formula="of:=[.E24]*[.L24]*[.M24]" office:value-type="float" office:value="4.33131945145268" calcext:value-type="float">
            <text:p>4.33132</text:p>
          </table:table-cell>
          <table:table-cell table:style-name="ce55" table:formula="of:=[.F24]+[.N24]" office:value-type="float" office:value="4.33131945145268" calcext:value-type="float">
            <text:p>4.3313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4];[$TREASCRV_BEF.B15:$TREASCRV_BEF.B58];[$TREASCRV_BEF.E15:$TREASCRV_BEF.E58])" office:value-type="percentage" office:value="1.00104880327456" calcext:value-type="percentage">
            <text:p>100.10488%</text:p>
          </table:table-cell>
          <table:table-cell table:style-name="ce64" table:formula="of:=[.O24]*[.Q24]" office:value-type="float" office:value="4.33586215347654" calcext:value-type="float">
            <text:p>4.33586</text:p>
          </table:table-cell>
          <table:table-cell/>
          <table:table-cell table:style-name="ce68" table:formula="of:=[.G22]*[.I22]-([.E23]*[.L23]*[.M23]*[.I23]+[.E24]*[.L24]*[.M24]*[.I24]+[.F23]*[.I23]+[.F24]*[.I24]+[.G24]*[.I24])" office:value-type="percentage" office:value="-0.778922461240086" calcext:value-type="percentage">
            <text:p>-77.89%</text:p>
          </table:table-cell>
          <table:table-cell table:number-columns-repeated="1004"/>
        </table:table-row>
        <table:table-row table:style-name="ro1">
          <table:table-cell table:style-name="ce109" table:formula="of:=[.A24]" office:value-type="date" office:date-value="2021-12-03" calcext:value-type="date">
            <text:p>2021-12-03</text:p>
          </table:table-cell>
          <table:table-cell table:style-name="ce109" table:formula="of:=[.C24]" office:value-type="date" office:date-value="2028-06-30" calcext:value-type="date">
            <text:p>2028-06-30</text:p>
          </table:table-cell>
          <table:table-cell table:style-name="ce109" office:value-type="date" office:date-value="2028-12-30" calcext:value-type="date">
            <text:p>2028-12-30</text:p>
          </table:table-cell>
          <table:table-cell table:style-name="ce113" table:formula="of:=[.C25]-[.A25]" office:value-type="float" office:value="2584" calcext:value-type="float">
            <text:p>2,584</text:p>
          </table:table-cell>
          <table:table-cell table:style-name="ce115" table:formula="of:=[.G24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5]-[.F25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115" table:formula="of:=[.J24]" office:value-type="float" office:value="1.1" calcext:value-type="float">
            <text:p>1.10000</text:p>
          </table:table-cell>
          <table:table-cell table:style-name="ce119" table:formula="of:=[.K24]" office:value-type="percentage" office:value="0" calcext:value-type="percentage">
            <text:p>0.00000%</text:p>
          </table:table-cell>
          <table:table-cell table:style-name="ce119" table:formula="of:=[.L26]" office:value-type="percentage" office:value="0.0112848996808813" calcext:value-type="percentage">
            <text:p>1.12849%</text:p>
          </table:table-cell>
          <table:table-cell table:style-name="ce115" table:formula="of:=([.C25]-[.B25])/360" office:value-type="float" office:value="0.508333333333333" calcext:value-type="float">
            <text:p>0.50833</text:p>
          </table:table-cell>
          <table:table-cell table:style-name="ce115" table:formula="of:=[.E25]*[.L25]*[.M25]" office:value-type="float" office:value="5.73649067111467" calcext:value-type="float">
            <text:p>5.73649</text:p>
          </table:table-cell>
          <table:table-cell table:style-name="ce115" table:formula="of:=[.F25]+[.N25]" office:value-type="float" office:value="5.73649067111467" calcext:value-type="float">
            <text:p>5.7364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5];[$TREASCRV_BEF.B16:$TREASCRV_BEF.B59];[$TREASCRV_BEF.E16:$TREASCRV_BEF.E59])" office:value-type="percentage" office:value="0.996136848053013" calcext:value-type="percentage">
            <text:p>99.61368%</text:p>
          </table:table-cell>
          <table:table-cell table:style-name="ce122" table:formula="of:=[.O25]*[.Q25]" office:value-type="float" office:value="5.71432973600968" calcext:value-type="float">
            <text:p>5.71433</text:p>
          </table:table-cell>
          <table:table-cell table:number-columns-repeated="1006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6]-[.A26]" office:value-type="float" office:value="2766" calcext:value-type="float">
            <text:p>2,766</text:p>
          </table:table-cell>
          <table:table-cell table:style-name="ce115" table:formula="of:=[.G25]" office:value-type="float" office:value="1000" calcext:value-type="float">
            <text:p>1,000.00000</text:p>
          </table:table-cell>
          <table:table-cell table:style-name="ce115" table:formula="of:=[.F25]" office:value-type="float" office:value="0" calcext:value-type="float">
            <text:p>0.00000</text:p>
          </table:table-cell>
          <table:table-cell table:style-name="ce115" table:formula="of:=[.E26]-[.F26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115" table:formula="of:=[.J25]" office:value-type="float" office:value="1.1" calcext:value-type="float">
            <text:p>1.10000</text:p>
          </table:table-cell>
          <table:table-cell table:style-name="ce119" table:formula="of:=[.K25]" office:value-type="percentage" office:value="0" calcext:value-type="percentage">
            <text:p>0.00000%</text:p>
          </table:table-cell>
          <table:table-cell table:style-name="ce119" table:formula="of:=[.J25]*(([.G24]*[.I24]-[.F25]*[.I25]-[.F26]*[.I26]-[.G26]*[.I26])/([.M25]*[.I25]*[.E25]+[.M26]*[.I26]*[.E26]))+[.K25]" office:value-type="percentage" office:value="0.0112848996808813" calcext:value-type="percentage">
            <text:p>1.12849%</text:p>
          </table:table-cell>
          <table:table-cell table:style-name="ce115" table:formula="of:=([.C26]-[.B26])/360" office:value-type="float" office:value="0.505555555555556" calcext:value-type="float">
            <text:p>0.50556</text:p>
          </table:table-cell>
          <table:table-cell table:style-name="ce115" table:formula="of:=[.E26]*[.L26]*[.M26]" office:value-type="float" office:value="5.70514372755667" calcext:value-type="float">
            <text:p>5.70514</text:p>
          </table:table-cell>
          <table:table-cell table:style-name="ce115" table:formula="of:=[.F26]+[.N26]" office:value-type="float" office:value="5.70514372755667" calcext:value-type="float">
            <text:p>5.70514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6];[$TREASCRV_BEF.B17:$TREASCRV_BEF.B60];[$TREASCRV_BEF.E17:$TREASCRV_BEF.E60])" office:value-type="percentage" office:value="0.989940168200691" calcext:value-type="percentage">
            <text:p>98.99402%</text:p>
          </table:table-cell>
          <table:table-cell table:style-name="ce122" table:formula="of:=[.O26]*[.Q26]" office:value-type="float" office:value="5.64775094126656" calcext:value-type="float">
            <text:p>5.64775</text:p>
          </table:table-cell>
          <table:table-cell/>
          <table:table-cell table:style-name="ce68" table:formula="of:=[.G24]*[.I24]-([.E25]*[.L25]*[.M25]*[.I25]+[.E26]*[.L26]*[.M26]*[.I26]+[.F25]*[.I25]+[.F26]*[.I26]+[.G26]*[.I26])" office:value-type="percentage" office:value="-1.01878680045911" calcext:value-type="percentage">
            <text:p>-101.88%</text:p>
          </table:table-cell>
          <table:table-cell table:number-columns-repeated="1004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1000" calcext:value-type="float">
            <text:p>1,0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7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55" table:formula="of:=[.J26]" office:value-type="float" office:value="1.1" calcext:value-type="float">
            <text:p>1.10000</text:p>
          </table:table-cell>
          <table:table-cell table:style-name="ce60" table:formula="of:=[.K26]" office:value-type="percentage" office:value="0" calcext:value-type="percentage">
            <text:p>0.00000%</text:p>
          </table:table-cell>
          <table:table-cell table:style-name="ce60" table:formula="of:=[.L28]" office:value-type="percentage" office:value="0.0136967358231477" calcext:value-type="percentage">
            <text:p>1.36967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55" table:formula="of:=[.E27]*[.L27]*[.M27]" office:value-type="float" office:value="6.96250737676674" calcext:value-type="float">
            <text:p>6.96251</text:p>
          </table:table-cell>
          <table:table-cell table:style-name="ce55" table:formula="of:=[.F27]+[.N27]" office:value-type="float" office:value="6.96250737676674" calcext:value-type="float">
            <text:p>6.96251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7];[$TREASCRV_BEF.B18:$TREASCRV_BEF.B61];[$TREASCRV_BEF.E18:$TREASCRV_BEF.E61])" office:value-type="percentage" office:value="0.982955282103568" calcext:value-type="percentage">
            <text:p>98.29553%</text:p>
          </table:table-cell>
          <table:table-cell table:style-name="ce64" table:formula="of:=[.O27]*[.Q27]" office:value-type="float" office:value="6.84383340267792" calcext:value-type="float">
            <text:p>6.84383</text:p>
          </table:table-cell>
          <table:table-cell table:number-columns-repeated="1006"/>
        </table:table-row>
        <table:table-row table:style-name="ro1">
          <table:table-cell table:style-name="ce51" table:formula="of:=[.A27]" office:value-type="date" office:date-value="2021-12-03" calcext:value-type="date">
            <text:p>2021-12-03</text:p>
          </table:table-cell>
          <table:table-cell table:style-name="ce51" table:formula="of:=[.C27]" office:value-type="date" office:date-value="2029-12-30" calcext:value-type="date">
            <text:p>2029-12-30</text:p>
          </table:table-cell>
          <table:table-cell table:style-name="ce51" office:value-type="date" office:date-value="2030-06-30" calcext:value-type="date">
            <text:p>2030-06-30</text:p>
          </table:table-cell>
          <table:table-cell table:style-name="ce53" table:formula="of:=[.C28]-[.A28]" office:value-type="float" office:value="3131" calcext:value-type="float">
            <text:p>3,131</text:p>
          </table:table-cell>
          <table:table-cell table:style-name="ce55" table:formula="of:=[.G27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8]-[.F28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8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55" table:formula="of:=[.J27]" office:value-type="float" office:value="1.1" calcext:value-type="float">
            <text:p>1.10000</text:p>
          </table:table-cell>
          <table:table-cell table:style-name="ce60" table:formula="of:=[.K27]" office:value-type="percentage" office:value="0" calcext:value-type="percentage">
            <text:p>0.00000%</text:p>
          </table:table-cell>
          <table:table-cell table:style-name="ce60" table:formula="of:=[.J27]*(([.G26]*[.I26]-[.F27]*[.I27]-[.F28]*[.I28]-[.G28]*[.I28])/([.M27]*[.I27]*[.E27]+[.M28]*[.I28]*[.E28]))+[.K27]" office:value-type="percentage" office:value="0.0136967358231477" calcext:value-type="percentage">
            <text:p>1.36967%</text:p>
          </table:table-cell>
          <table:table-cell table:style-name="ce55" table:formula="of:=([.C28]-[.B28])/360" office:value-type="float" office:value="0.505555555555556" calcext:value-type="float">
            <text:p>0.50556</text:p>
          </table:table-cell>
          <table:table-cell table:style-name="ce55" table:formula="of:=[.E28]*[.L28]*[.M28]" office:value-type="float" office:value="6.9244608883691" calcext:value-type="float">
            <text:p>6.92446</text:p>
          </table:table-cell>
          <table:table-cell table:style-name="ce55" table:formula="of:=[.F28]+[.N28]" office:value-type="float" office:value="6.9244608883691" calcext:value-type="float">
            <text:p>6.92446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8];[$TREASCRV_BEF.B19:$TREASCRV_BEF.B62];[$TREASCRV_BEF.E19:$TREASCRV_BEF.E62])" office:value-type="percentage" office:value="0.975182475784768" calcext:value-type="percentage">
            <text:p>97.51825%</text:p>
          </table:table-cell>
          <table:table-cell table:style-name="ce64" table:formula="of:=[.O28]*[.Q28]" office:value-type="float" office:value="6.75261291259458" calcext:value-type="float">
            <text:p>6.75261</text:p>
          </table:table-cell>
          <table:table-cell/>
          <table:table-cell table:style-name="ce68" table:formula="of:=[.G26]*[.I26]-([.E27]*[.L27]*[.M27]*[.I27]+[.E28]*[.L28]*[.M28]*[.I28]+[.F27]*[.I27]+[.F28]*[.I28]+[.G28]*[.I28])" office:value-type="percentage" office:value="-1.22169058483553" calcext:value-type="percentage">
            <text:p>-122.17%</text:p>
          </table:table-cell>
          <table:table-cell table:number-columns-repeated="1004"/>
        </table:table-row>
        <table:table-row table:style-name="ro1">
          <table:table-cell table:style-name="ce109" table:formula="of:=[.A28]" office:value-type="date" office:date-value="2021-12-03" calcext:value-type="date">
            <text:p>2021-12-03</text:p>
          </table:table-cell>
          <table:table-cell table:style-name="ce109" table:formula="of:=[.C28]" office:value-type="date" office:date-value="2030-06-30" calcext:value-type="date">
            <text:p>2030-06-30</text:p>
          </table:table-cell>
          <table:table-cell table:style-name="ce109" office:value-type="date" office:date-value="2030-12-30" calcext:value-type="date">
            <text:p>2030-12-30</text:p>
          </table:table-cell>
          <table:table-cell table:style-name="ce113" table:formula="of:=[.C29]-[.A29]" office:value-type="float" office:value="3314" calcext:value-type="float">
            <text:p>3,314</text:p>
          </table:table-cell>
          <table:table-cell table:style-name="ce115" table:formula="of:=[.G28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9]-[.F29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115" table:formula="of:=[.J28]" office:value-type="float" office:value="1.1" calcext:value-type="float">
            <text:p>1.10000</text:p>
          </table:table-cell>
          <table:table-cell table:style-name="ce119" table:formula="of:=[.K28]" office:value-type="percentage" office:value="0" calcext:value-type="percentage">
            <text:p>0.00000%</text:p>
          </table:table-cell>
          <table:table-cell table:style-name="ce119" table:formula="of:=[.L30]" office:value-type="percentage" office:value="0.0152827719490859" calcext:value-type="percentage">
            <text:p>1.52828%</text:p>
          </table:table-cell>
          <table:table-cell table:style-name="ce115" table:formula="of:=([.C29]-[.B29])/360" office:value-type="float" office:value="0.508333333333333" calcext:value-type="float">
            <text:p>0.50833</text:p>
          </table:table-cell>
          <table:table-cell table:style-name="ce115" table:formula="of:=[.E29]*[.L29]*[.M29]" office:value-type="float" office:value="7.76874240745199" calcext:value-type="float">
            <text:p>7.76874</text:p>
          </table:table-cell>
          <table:table-cell table:style-name="ce115" table:formula="of:=[.F29]+[.N29]" office:value-type="float" office:value="7.76874240745199" calcext:value-type="float">
            <text:p>7.76874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9];[$TREASCRV_BEF.B20:$TREASCRV_BEF.B63];[$TREASCRV_BEF.E20:$TREASCRV_BEF.E63])" office:value-type="percentage" office:value="0.966770736559836" calcext:value-type="percentage">
            <text:p>96.67707%</text:p>
          </table:table-cell>
          <table:table-cell table:style-name="ce122" table:formula="of:=[.O29]*[.Q29]" office:value-type="float" office:value="7.510592819396" calcext:value-type="float">
            <text:p>7.51059</text:p>
          </table:table-cell>
          <table:table-cell table:number-columns-repeated="1006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30]-[.A30]" office:value-type="float" office:value="3496" calcext:value-type="float">
            <text:p>3,496</text:p>
          </table:table-cell>
          <table:table-cell table:style-name="ce115" table:formula="of:=[.G29]" office:value-type="float" office:value="1000" calcext:value-type="float">
            <text:p>1,000.00000</text:p>
          </table:table-cell>
          <table:table-cell table:style-name="ce115" table:formula="of:=[.E30]" office:value-type="float" office:value="1000" calcext:value-type="float">
            <text:p>1,000.00000</text:p>
          </table:table-cell>
          <table:table-cell table:style-name="ce115" table:formula="of:=[.E30]-[.F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115" table:formula="of:=[.J29]" office:value-type="float" office:value="1.1" calcext:value-type="float">
            <text:p>1.10000</text:p>
          </table:table-cell>
          <table:table-cell table:style-name="ce119" table:formula="of:=[.K29]" office:value-type="percentage" office:value="0" calcext:value-type="percentage">
            <text:p>0.00000%</text:p>
          </table:table-cell>
          <table:table-cell table:style-name="ce119" table:formula="of:=[.J29]*(([.G28]*[.I28]-[.F29]*[.I29]-[.F30]*[.I30]-[.G30]*[.I30])/([.M29]*[.I29]*[.E29]+[.M30]*[.I30]*[.E30]))+[.K29]" office:value-type="percentage" office:value="0.0152827719490859" calcext:value-type="percentage">
            <text:p>1.52828%</text:p>
          </table:table-cell>
          <table:table-cell table:style-name="ce115" table:formula="of:=([.C30]-[.B30])/360" office:value-type="float" office:value="0.505555555555556" calcext:value-type="float">
            <text:p>0.50556</text:p>
          </table:table-cell>
          <table:table-cell table:style-name="ce115" table:formula="of:=[.E30]*[.L30]*[.M30]" office:value-type="float" office:value="7.72629026314897" calcext:value-type="float">
            <text:p>7.72629</text:p>
          </table:table-cell>
          <table:table-cell table:style-name="ce115" table:formula="of:=[.F30]+[.N30]" office:value-type="float" office:value="1007.72629026315" calcext:value-type="float">
            <text:p>1,007.7262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30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122" table:formula="of:=[.O30]*[.Q30]" office:value-type="float" office:value="965.760315930135" calcext:value-type="float">
            <text:p>965.76032</text:p>
          </table:table-cell>
          <table:table-cell/>
          <table:table-cell table:style-name="ce68" table:formula="of:=[.G28]*[.I28]-([.E29]*[.L29]*[.M29]*[.I29]+[.E30]*[.L30]*[.M30]*[.I30]+[.F29]*[.I29]+[.F30]*[.I30]+[.G30]*[.I30])" office:value-type="percentage" office:value="-1.34449754221055" calcext:value-type="percentage">
            <text:p>-134.45%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69"/>
          <table:table-cell table:number-columns-repeated="6"/>
          <table:table-cell table:style-name="ce123" table:formula="of:=SUM([.R11:.R30])" office:value-type="float" office:value="1024.02962003917" calcext:value-type="float">
            <text:p>1,024.02962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0"/>
          <table:table-cell table:style-name="ce67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ce69" table:number-columns-repeated="2"/>
          <table:table-cell table:style-name="ce67" table:number-columns-repeated="2"/>
          <table:table-cell table:number-columns-repeated="1012"/>
        </table:table-row>
        <table:table-row table:style-name="ro1" table:number-rows-repeated="6">
          <table:table-cell table:number-columns-repeated="10"/>
          <table:table-cell table:style-name="ce67" table:number-columns-repeated="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19"/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D04" table:style-name="ta3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17" table:default-cell-style-name="ce106"/>
        <table:table-column table:style-name="co18" table:default-cell-style-name="ce106"/>
        <table:table-column table:style-name="co40" table:default-cell-style-name="ce106"/>
        <table:table-column table:style-name="co20" table:default-cell-style-name="ce106"/>
        <table:table-column table:style-name="co2" table:default-cell-style-name="ce106"/>
        <table:table-column table:style-name="co20" table:default-cell-style-name="ce106"/>
        <table:table-column table:style-name="co22" table:default-cell-style-name="ce106"/>
        <table:table-column table:style-name="co38" table:default-cell-style-name="ce106"/>
        <table:table-column table:style-name="co6" table:default-cell-style-name="ce106"/>
        <table:table-column table:style-name="co39" table:default-cell-style-name="ce106"/>
        <table:table-column table:style-name="co25" table:default-cell-style-name="ce106"/>
        <table:table-column table:style-name="co38" table:default-cell-style-name="ce106"/>
        <table:table-column table:style-name="co2" table:number-columns-repeated="2" table:default-cell-style-name="ce106"/>
        <table:table-column table:style-name="co28" table:default-cell-style-name="ce106"/>
        <table:table-column table:style-name="co29" table:default-cell-style-name="ce106"/>
        <table:table-column table:style-name="co20" table:default-cell-style-name="ce106"/>
        <table:table-column table:style-name="co30" table:default-cell-style-name="ce106"/>
        <table:table-column table:style-name="co31" table:default-cell-style-name="ce106"/>
        <table:table-column table:style-name="co32" table:default-cell-style-name="ce106"/>
        <table:table-column table:style-name="co33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5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bnd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dcm</text:p>
          </table:table-cell>
          <table:table-cell table:style-name="ce100" office:value-type="string" calcext:value-type="string">
            <text:p>acc_int</text:p>
          </table:table-cell>
          <table:table-cell table:style-name="ce100" office:value-type="string" calcext:value-type="string">
            <text:p>cpn_rate</text:p>
          </table:table-cell>
          <table:table-cell table:style-name="ce100" office:value-type="string" calcext:value-type="string">
            <text:p>first_cpn_date</text:p>
          </table:table-cell>
          <table:table-cell table:style-name="ce100" office:value-type="string" calcext:value-type="string">
            <text:p>cpn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first_amort_date</text:p>
          </table:table-cell>
          <table:table-cell table:style-name="ce100" office:value-type="string" calcext:value-type="string">
            <text:p>amort_freq</text:p>
          </table:table-cell>
          <table:table-cell table:style-name="ce100" office:value-type="string" calcext:value-type="string">
            <text:p>amort</text:p>
          </table:table-cell>
          <table:table-cell table:style-name="ce100" office:value-type="string" calcext:value-type="string">
            <text:p>rate_mult</text:p>
          </table:table-cell>
          <table:table-cell table:style-name="ce100" office:value-type="string" calcext:value-type="string">
            <text:p>rate_add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7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bnd</text:p>
          </table:table-cell>
          <table:table-cell table:style-name="ce107" office:value-type="string" calcext:value-type="string">
            <text:p>/assets/sovereign_bonds</text:p>
          </table:table-cell>
          <table:table-cell table:style-name="ce107" office:value-type="string" calcext:value-type="string">
            <text:p>BND04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PAM</text:p>
          </table:table-cell>
          <table:table-cell table:style-name="ce107" office:value-type="string" calcext:value-type="string">
            <text:p>par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office:value-type="string" calcext:value-type="string">
            <text:p>ACT_360</text:p>
          </table:table-cell>
          <table:table-cell table:style-name="ce107"/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office:value-type="float" office:value="20220630" calcext:value-type="float">
            <text:p>20220630</text:p>
          </table:table-cell>
          <table:table-cell table:style-name="ce107" office:value-type="string" calcext:value-type="string">
            <text:p>1Y</text:p>
          </table:table-cell>
          <table:table-cell table:style-name="ce107" office:value-type="float" office:value="20220630" calcext:value-type="float">
            <text:p>20220630</text:p>
          </table:table-cell>
          <table:table-cell table:style-name="ce107" office:value-type="string" calcext:value-type="string">
            <text:p>2Y</text:p>
          </table:table-cell>
          <table:table-cell table:style-name="ce107" office:value-type="float" office:value="100" calcext:value-type="float">
            <text:p>100</text:p>
          </table:table-cell>
          <table:table-cell table:style-name="ce107" table:number-columns-repeated="2"/>
          <table:table-cell table:style-name="ce107" office:value-type="string" calcext:value-type="string">
            <text:p>TREASCRV.BEF</text:p>
          </table:table-cell>
          <table:table-cell table:style-name="ce107"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table:number-columns-repeated="12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116" office:value-type="string" calcext:value-type="string">
            <text:p>rate mult</text:p>
          </table:table-cell>
          <table:table-cell table:style-name="ce116" office:value-type="string" calcext:value-type="string">
            <text:p>rate add</text:p>
          </table:table-cell>
          <table:table-cell table:style-name="ce74" office:value-type="string" calcext:value-type="string">
            <text:p>cpn</text:p>
          </table:table-cell>
          <table:table-cell table:style-name="ce65" office:value-type="string" calcext:value-type="string">
            <text:p>cpn year frac</text:p>
          </table:table-cell>
          <table:table-cell table:style-name="ce65" office:value-type="string" calcext:value-type="string">
            <text:p>cpn payment</text:p>
          </table:table-cell>
          <table:table-cell table:style-name="ce65" office:value-type="string" calcext:value-type="string">
            <text:p>c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65" office:value-type="string" calcext:value-type="string">
            <text:p>npv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55" table:formula="of:=[.E11]*[.L11]*[.M11]" office:value-type="float" office:value="5.08333333333333" calcext:value-type="float">
            <text:p>5.08333</text:p>
          </table:table-cell>
          <table:table-cell table:style-name="ce55" table:formula="of:=[.F11]+[.N1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1];[$TREASCRV_BEF.B2:$TREASCRV_BEF.B45];[$TREASCRV_BEF.E2:$TREASCRV_BEF.E45])" office:value-type="percentage" office:value="1.00034442020445" calcext:value-type="percentage">
            <text:p>100.03444%</text:p>
          </table:table-cell>
          <table:table-cell table:style-name="ce64" table:formula="of:=[.O11]*[.Q11]" office:value-type="float" office:value="5.08508413603927" calcext:value-type="float">
            <text:p>5.08508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1-12-30" calcext:value-type="date">
            <text:p>2021-12-30</text:p>
          </table:table-cell>
          <table:table-cell table:style-name="ce51" office:value-type="date" office:date-value="2022-06-30" calcext:value-type="date">
            <text:p>2022-06-30</text:p>
          </table:table-cell>
          <table:table-cell table:style-name="ce53" table:formula="of:=[.C12]-[.A12]" office:value-type="float" office:value="209" calcext:value-type="float">
            <text:p>209</text:p>
          </table:table-cell>
          <table:table-cell table:style-name="ce55" table:formula="of:=[.G11]" office:value-type="float" office:value="1000" calcext:value-type="float">
            <text:p>1,0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12]-[.F12]" office:value-type="float" office:value="900" calcext:value-type="float">
            <text:p>9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2]-[.B12])/360" office:value-type="float" office:value="0.505555555555556" calcext:value-type="float">
            <text:p>0.50556</text:p>
          </table:table-cell>
          <table:table-cell table:style-name="ce55" table:formula="of:=[.E12]*[.L12]*[.M12]" office:value-type="float" office:value="5.05555555555556" calcext:value-type="float">
            <text:p>5.05556</text:p>
          </table:table-cell>
          <table:table-cell table:style-name="ce55" table:formula="of:=[.F12]+[.N12]" office:value-type="float" office:value="105.055555555556" calcext:value-type="float">
            <text:p>105.05556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2];[$TREASCRV_BEF.B3:$TREASCRV_BEF.B46];[$TREASCRV_BEF.E3:$TREASCRV_BEF.E46])" office:value-type="percentage" office:value="1.00297312612529" calcext:value-type="percentage">
            <text:p>100.29731%</text:p>
          </table:table-cell>
          <table:table-cell table:style-name="ce64" table:formula="of:=[.O12]*[.Q12]" office:value-type="float" office:value="105.367898972385" calcext:value-type="float">
            <text:p>105.36790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12]" office:value-type="date" office:date-value="2021-12-03" calcext:value-type="date">
            <text:p>2021-12-03</text:p>
          </table:table-cell>
          <table:table-cell table:style-name="ce109" table:formula="of:=[.C12]" office:value-type="date" office:date-value="2022-06-30" calcext:value-type="date">
            <text:p>2022-06-30</text:p>
          </table:table-cell>
          <table:table-cell table:style-name="ce109" office:value-type="date" office:date-value="2022-12-30" calcext:value-type="date">
            <text:p>2022-12-30</text:p>
          </table:table-cell>
          <table:table-cell table:style-name="ce113" table:formula="of:=[.C13]-[.A13]" office:value-type="float" office:value="392" calcext:value-type="float">
            <text:p>392</text:p>
          </table:table-cell>
          <table:table-cell table:style-name="ce115" table:formula="of:=[.G12]" office:value-type="float" office:value="900" calcext:value-type="float">
            <text:p>9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3]-[.F13]" office:value-type="float" office:value="900" calcext:value-type="float">
            <text:p>9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115" office:value-type="float" office:value="1" calcext:value-type="float">
            <text:p>1.00000</text:p>
          </table:table-cell>
          <table:table-cell table:style-name="ce119" office:value-type="percentage" office:value="0" calcext:value-type="percentage">
            <text:p>0.00000%</text:p>
          </table:table-cell>
          <table:table-cell table:style-name="ce119" table:formula="of:=[.L14]" office:value-type="percentage" office:value="-0.00142513060796673" calcext:value-type="percentage">
            <text:p>-0.14251%</text:p>
          </table:table-cell>
          <table:table-cell table:style-name="ce115" table:formula="of:=([.C13]-[.B13])/360" office:value-type="float" office:value="0.508333333333333" calcext:value-type="float">
            <text:p>0.50833</text:p>
          </table:table-cell>
          <table:table-cell table:style-name="ce115" table:formula="of:=[.E13]*[.L13]*[.M13]" office:value-type="float" office:value="-0.651997253144778" calcext:value-type="float">
            <text:p>-0.65200</text:p>
          </table:table-cell>
          <table:table-cell table:style-name="ce115" table:formula="of:=[.F13]+[.N13]" office:value-type="float" office:value="-0.651997253144778" calcext:value-type="float">
            <text:p>-0.65200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3];[$TREASCRV_BEF.B4:$TREASCRV_BEF.B47];[$TREASCRV_BEF.E4:$TREASCRV_BEF.E47])" office:value-type="percentage" office:value="1.00475297702798" calcext:value-type="percentage">
            <text:p>100.47530%</text:p>
          </table:table-cell>
          <table:table-cell table:style-name="ce122" table:formula="of:=[.O13]*[.Q13]" office:value-type="float" office:value="-0.655096181111281" calcext:value-type="float">
            <text:p>-0.65510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13]" office:value-type="date" office:date-value="2021-12-03" calcext:value-type="date">
            <text:p>2021-12-03</text:p>
          </table:table-cell>
          <table:table-cell table:style-name="ce109" table:formula="of:=[.C13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4]-[.A14]" office:value-type="float" office:value="574" calcext:value-type="float">
            <text:p>574</text:p>
          </table:table-cell>
          <table:table-cell table:style-name="ce115" table:formula="of:=[.G13]" office:value-type="float" office:value="900" calcext:value-type="float">
            <text:p>9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4]-[.F14]" office:value-type="float" office:value="900" calcext:value-type="float">
            <text:p>9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115" table:formula="of:=[.J13]" office:value-type="float" office:value="1" calcext:value-type="float">
            <text:p>1.00000</text:p>
          </table:table-cell>
          <table:table-cell table:style-name="ce119" table:formula="of:=[.K13]" office:value-type="percentage" office:value="0" calcext:value-type="percentage">
            <text:p>0.00000%</text:p>
          </table:table-cell>
          <table:table-cell table:style-name="ce119" table:formula="of:=[.J14]*(([.G12]*[.I12]-[.F13]*[.I13]-[.F14]*[.I14]-[.G14]*[.I14])/([.M13]*[.I13]*[.E13]+[.M14]*[.I14]*[.E14]))+[.K14]" office:value-type="percentage" office:value="-0.00142513060796673" calcext:value-type="percentage">
            <text:p>-0.14251%</text:p>
          </table:table-cell>
          <table:table-cell table:style-name="ce115" table:formula="of:=([.C14]-[.B14])/360" office:value-type="float" office:value="0.505555555555556" calcext:value-type="float">
            <text:p>0.50556</text:p>
          </table:table-cell>
          <table:table-cell table:style-name="ce115" table:formula="of:=[.E14]*[.L14]*[.M14]" office:value-type="float" office:value="-0.648434426624861" calcext:value-type="float">
            <text:p>-0.64843</text:p>
          </table:table-cell>
          <table:table-cell table:style-name="ce115" table:formula="of:=[.F14]+[.N14]" office:value-type="float" office:value="-0.648434426624861" calcext:value-type="float">
            <text:p>-0.64843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4];[$TREASCRV_BEF.B5:$TREASCRV_BEF.B48];[$TREASCRV_BEF.E5:$TREASCRV_BEF.E48])" office:value-type="percentage" office:value="1.00714161570134" calcext:value-type="percentage">
            <text:p>100.71416%</text:p>
          </table:table-cell>
          <table:table-cell table:style-name="ce122" table:formula="of:=[.O14]*[.Q14]" office:value-type="float" office:value="-0.653065296107336" calcext:value-type="float">
            <text:p>-0.65307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900" calcext:value-type="float">
            <text:p>9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900" calcext:value-type="float">
            <text:p>9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55" table:formula="of:=[.J13]" office:value-type="float" office:value="1" calcext:value-type="float">
            <text:p>1.00000</text:p>
          </table:table-cell>
          <table:table-cell table:style-name="ce60" table:formula="of:=[.K13]" office:value-type="percentage" office:value="0" calcext:value-type="percentage">
            <text:p>0.00000%</text:p>
          </table:table-cell>
          <table:table-cell table:style-name="ce60" table:formula="of:=[.L16]" office:value-type="percentage" office:value="-0.000907222981005148" calcext:value-type="percentage">
            <text:p>-0.09072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55" table:formula="of:=[.E15]*[.L15]*[.M15]" office:value-type="float" office:value="-0.415054513809855" calcext:value-type="float">
            <text:p>-0.41505</text:p>
          </table:table-cell>
          <table:table-cell table:style-name="ce55" table:formula="of:=[.F15]+[.N15]" office:value-type="float" office:value="-0.415054513809855" calcext:value-type="float">
            <text:p>-0.41505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5];[$TREASCRV_BEF.B6:$TREASCRV_BEF.B49];[$TREASCRV_BEF.E6:$TREASCRV_BEF.E49])" office:value-type="percentage" office:value="1.00957655518963" calcext:value-type="percentage">
            <text:p>100.95766%</text:p>
          </table:table-cell>
          <table:table-cell table:style-name="ce64" table:formula="of:=[.O15]*[.Q15]" office:value-type="float" office:value="-0.41902930626806" calcext:value-type="float">
            <text:p>-0.41903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3-12-30" calcext:value-type="date">
            <text:p>2023-12-30</text:p>
          </table:table-cell>
          <table:table-cell table:style-name="ce51" office:value-type="date" office:date-value="2024-06-30" calcext:value-type="date">
            <text:p>2024-06-30</text:p>
          </table:table-cell>
          <table:table-cell table:style-name="ce53" table:formula="of:=[.C16]-[.A16]" office:value-type="float" office:value="940" calcext:value-type="float">
            <text:p>940</text:p>
          </table:table-cell>
          <table:table-cell table:style-name="ce55" table:formula="of:=[.G15]" office:value-type="float" office:value="900" calcext:value-type="float">
            <text:p>9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16]-[.F16]" office:value-type="float" office:value="800" calcext:value-type="float">
            <text:p>8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55" table:formula="of:=[.J14]" office:value-type="float" office:value="1" calcext:value-type="float">
            <text:p>1.00000</text:p>
          </table:table-cell>
          <table:table-cell table:style-name="ce60" table:formula="of:=[.K14]" office:value-type="percentage" office:value="0" calcext:value-type="percentage">
            <text:p>0.00000%</text:p>
          </table:table-cell>
          <table:table-cell table:style-name="ce60" table:formula="of:=[.J16]*(([.G14]*[.I14]-[.F15]*[.I15]-[.F16]*[.I16]-[.G16]*[.I16])/([.M15]*[.I15]*[.E15]+[.M16]*[.I16]*[.E16]))+[.K14]" office:value-type="percentage" office:value="-0.000907222981005148" calcext:value-type="percentage">
            <text:p>-0.09072%</text:p>
          </table:table-cell>
          <table:table-cell table:style-name="ce55" table:formula="of:=([.C16]-[.B16])/360" office:value-type="float" office:value="0.508333333333333" calcext:value-type="float">
            <text:p>0.50833</text:p>
          </table:table-cell>
          <table:table-cell table:style-name="ce55" table:formula="of:=[.E16]*[.L16]*[.M16]" office:value-type="float" office:value="-0.415054513809855" calcext:value-type="float">
            <text:p>-0.41505</text:p>
          </table:table-cell>
          <table:table-cell table:style-name="ce55" table:formula="of:=[.F16]+[.N16]" office:value-type="float" office:value="99.5849454861902" calcext:value-type="float">
            <text:p>99.58495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6];[$TREASCRV_BEF.B7:$TREASCRV_BEF.B50];[$TREASCRV_BEF.E7:$TREASCRV_BEF.E50])" office:value-type="percentage" office:value="1.01145376932384" calcext:value-type="percentage">
            <text:p>101.14538%</text:p>
          </table:table-cell>
          <table:table-cell table:style-name="ce64" table:formula="of:=[.O16]*[.Q16]" office:value-type="float" office:value="100.725568479916" calcext:value-type="float">
            <text:p>100.72557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16]" office:value-type="date" office:date-value="2021-12-03" calcext:value-type="date">
            <text:p>2021-12-03</text:p>
          </table:table-cell>
          <table:table-cell table:style-name="ce109" table:formula="of:=[.C16]" office:value-type="date" office:date-value="2024-06-30" calcext:value-type="date">
            <text:p>2024-06-30</text:p>
          </table:table-cell>
          <table:table-cell table:style-name="ce109" office:value-type="date" office:date-value="2024-12-30" calcext:value-type="date">
            <text:p>2024-12-30</text:p>
          </table:table-cell>
          <table:table-cell table:style-name="ce113" table:formula="of:=[.C17]-[.A17]" office:value-type="float" office:value="1123" calcext:value-type="float">
            <text:p>1,123</text:p>
          </table:table-cell>
          <table:table-cell table:style-name="ce115" table:formula="of:=[.G16]" office:value-type="float" office:value="800" calcext:value-type="float">
            <text:p>8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7]-[.F17]" office:value-type="float" office:value="800" calcext:value-type="float">
            <text:p>8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115" table:formula="of:=[.J16]" office:value-type="float" office:value="1" calcext:value-type="float">
            <text:p>1.00000</text:p>
          </table:table-cell>
          <table:table-cell table:style-name="ce119" table:formula="of:=[.K16]" office:value-type="percentage" office:value="0" calcext:value-type="percentage">
            <text:p>0.00000%</text:p>
          </table:table-cell>
          <table:table-cell table:style-name="ce119" table:formula="of:=[.L18]" office:value-type="percentage" office:value="0.000639363432141327" calcext:value-type="percentage">
            <text:p>0.06394%</text:p>
          </table:table-cell>
          <table:table-cell table:style-name="ce115" table:formula="of:=([.C17]-[.B17])/360" office:value-type="float" office:value="0.508333333333333" calcext:value-type="float">
            <text:p>0.50833</text:p>
          </table:table-cell>
          <table:table-cell table:style-name="ce115" table:formula="of:=[.E17]*[.L17]*[.M17]" office:value-type="float" office:value="0.260007795737473" calcext:value-type="float">
            <text:p>0.26001</text:p>
          </table:table-cell>
          <table:table-cell table:style-name="ce115" table:formula="of:=[.F17]+[.N17]" office:value-type="float" office:value="0.260007795737473" calcext:value-type="float">
            <text:p>0.26001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7];[$TREASCRV_BEF.B8:$TREASCRV_BEF.B51];[$TREASCRV_BEF.E8:$TREASCRV_BEF.E51])" office:value-type="percentage" office:value="1.01297044166779" calcext:value-type="percentage">
            <text:p>101.29704%</text:p>
          </table:table-cell>
          <table:table-cell table:style-name="ce122" table:formula="of:=[.O17]*[.Q17]" office:value-type="float" office:value="0.263380211685257" calcext:value-type="float">
            <text:p>0.26338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8]-[.A18]" office:value-type="float" office:value="1305" calcext:value-type="float">
            <text:p>1,305</text:p>
          </table:table-cell>
          <table:table-cell table:style-name="ce115" table:formula="of:=[.G17]" office:value-type="float" office:value="800" calcext:value-type="float">
            <text:p>800.00000</text:p>
          </table:table-cell>
          <table:table-cell table:style-name="ce115" table:formula="of:=[.F17]" office:value-type="float" office:value="0" calcext:value-type="float">
            <text:p>0.00000</text:p>
          </table:table-cell>
          <table:table-cell table:style-name="ce115" table:formula="of:=[.E18]-[.F18]" office:value-type="float" office:value="800" calcext:value-type="float">
            <text:p>8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115" table:formula="of:=[.J17]" office:value-type="float" office:value="1" calcext:value-type="float">
            <text:p>1.00000</text:p>
          </table:table-cell>
          <table:table-cell table:style-name="ce119" table:formula="of:=[.K17]" office:value-type="percentage" office:value="0" calcext:value-type="percentage">
            <text:p>0.00000%</text:p>
          </table:table-cell>
          <table:table-cell table:style-name="ce119" table:formula="of:=[.J18]*(([.G16]*[.I16]-[.F17]*[.I17]-[.F18]*[.I18]-[.G18]*[.I18])/([.M17]*[.I17]*[.E17]+[.M18]*[.I18]*[.E18]))+[.K18]" office:value-type="percentage" office:value="0.000639363432141327" calcext:value-type="percentage">
            <text:p>0.06394%</text:p>
          </table:table-cell>
          <table:table-cell table:style-name="ce115" table:formula="of:=([.C18]-[.B18])/360" office:value-type="float" office:value="0.505555555555556" calcext:value-type="float">
            <text:p>0.50556</text:p>
          </table:table-cell>
          <table:table-cell table:style-name="ce115" table:formula="of:=[.E18]*[.L18]*[.M18]" office:value-type="float" office:value="0.258586988110492" calcext:value-type="float">
            <text:p>0.25859</text:p>
          </table:table-cell>
          <table:table-cell table:style-name="ce115" table:formula="of:=[.F18]+[.N18]" office:value-type="float" office:value="0.258586988110492" calcext:value-type="float">
            <text:p>0.2585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8];[$TREASCRV_BEF.B9:$TREASCRV_BEF.B52];[$TREASCRV_BEF.E9:$TREASCRV_BEF.E52])" office:value-type="percentage" office:value="1.01301298274751" calcext:value-type="percentage">
            <text:p>101.30130%</text:p>
          </table:table-cell>
          <table:table-cell table:style-name="ce122" table:formula="of:=[.O18]*[.Q18]" office:value-type="float" office:value="0.261951976125505" calcext:value-type="float">
            <text:p>0.26195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800" calcext:value-type="float">
            <text:p>8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800" calcext:value-type="float">
            <text:p>8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55" table:formula="of:=[.J17]" office:value-type="float" office:value="1" calcext:value-type="float">
            <text:p>1.00000</text:p>
          </table:table-cell>
          <table:table-cell table:style-name="ce60" table:formula="of:=[.K17]" office:value-type="percentage" office:value="0" calcext:value-type="percentage">
            <text:p>0.00000%</text:p>
          </table:table-cell>
          <table:table-cell table:style-name="ce60" table:formula="of:=[.L20]" office:value-type="percentage" office:value="0.00273569463936925" calcext:value-type="percentage">
            <text:p>0.27357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55" table:formula="of:=[.E19]*[.L19]*[.M19]" office:value-type="float" office:value="1.11251582001016" calcext:value-type="float">
            <text:p>1.11252</text:p>
          </table:table-cell>
          <table:table-cell table:style-name="ce55" table:formula="of:=[.F19]+[.N19]" office:value-type="float" office:value="1.11251582001016" calcext:value-type="float">
            <text:p>1.1125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9];[$TREASCRV_BEF.B10:$TREASCRV_BEF.B53];[$TREASCRV_BEF.E10:$TREASCRV_BEF.E53])" office:value-type="percentage" office:value="1.01252245432402" calcext:value-type="percentage">
            <text:p>101.25225%</text:p>
          </table:table-cell>
          <table:table-cell table:style-name="ce64" table:formula="of:=[.O19]*[.Q19]" office:value-type="float" office:value="1.12644724855098" calcext:value-type="float">
            <text:p>1.12645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25-12-30" calcext:value-type="date">
            <text:p>2025-12-30</text:p>
          </table:table-cell>
          <table:table-cell table:style-name="ce51" office:value-type="date" office:date-value="2026-06-30" calcext:value-type="date">
            <text:p>2026-06-30</text:p>
          </table:table-cell>
          <table:table-cell table:style-name="ce53" table:formula="of:=[.C20]-[.A20]" office:value-type="float" office:value="1670" calcext:value-type="float">
            <text:p>1,670</text:p>
          </table:table-cell>
          <table:table-cell table:style-name="ce55" table:formula="of:=[.G19]" office:value-type="float" office:value="800" calcext:value-type="float">
            <text:p>8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0]-[.F20]" office:value-type="float" office:value="700" calcext:value-type="float">
            <text:p>7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55" table:formula="of:=[.J18]" office:value-type="float" office:value="1" calcext:value-type="float">
            <text:p>1.00000</text:p>
          </table:table-cell>
          <table:table-cell table:style-name="ce60" table:formula="of:=[.K18]" office:value-type="percentage" office:value="0" calcext:value-type="percentage">
            <text:p>0.00000%</text:p>
          </table:table-cell>
          <table:table-cell table:style-name="ce60" table:formula="of:=[.J20]*(([.G18]*[.I18]-[.F19]*[.I19]-[.F20]*[.I20]-[.G20]*[.I20])/([.M19]*[.I19]*[.E19]+[.M20]*[.I20]*[.E20]))+[.K18]" office:value-type="percentage" office:value="0.00273569463936925" calcext:value-type="percentage">
            <text:p>0.27357%</text:p>
          </table:table-cell>
          <table:table-cell table:style-name="ce55" table:formula="of:=([.C20]-[.B20])/360" office:value-type="float" office:value="0.505555555555556" calcext:value-type="float">
            <text:p>0.50556</text:p>
          </table:table-cell>
          <table:table-cell table:style-name="ce55" table:formula="of:=[.E20]*[.L20]*[.M20]" office:value-type="float" office:value="1.10643649858934" calcext:value-type="float">
            <text:p>1.10644</text:p>
          </table:table-cell>
          <table:table-cell table:style-name="ce55" table:formula="of:=[.F20]+[.N20]" office:value-type="float" office:value="101.106436498589" calcext:value-type="float">
            <text:p>101.10644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0];[$TREASCRV_BEF.B11:$TREASCRV_BEF.B54];[$TREASCRV_BEF.E11:$TREASCRV_BEF.E54])" office:value-type="percentage" office:value="1.01174914123997" calcext:value-type="percentage">
            <text:p>101.17491%</text:p>
          </table:table-cell>
          <table:table-cell table:style-name="ce64" table:formula="of:=[.O20]*[.Q20]" office:value-type="float" office:value="102.294350301282" calcext:value-type="float">
            <text:p>102.29435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20]" office:value-type="date" office:date-value="2021-12-03" calcext:value-type="date">
            <text:p>2021-12-03</text:p>
          </table:table-cell>
          <table:table-cell table:style-name="ce109" table:formula="of:=[.C20]" office:value-type="date" office:date-value="2026-06-30" calcext:value-type="date">
            <text:p>2026-06-30</text:p>
          </table:table-cell>
          <table:table-cell table:style-name="ce109" office:value-type="date" office:date-value="2026-12-30" calcext:value-type="date">
            <text:p>2026-12-30</text:p>
          </table:table-cell>
          <table:table-cell table:style-name="ce113" table:formula="of:=[.C21]-[.A21]" office:value-type="float" office:value="1853" calcext:value-type="float">
            <text:p>1,853</text:p>
          </table:table-cell>
          <table:table-cell table:style-name="ce115" table:formula="of:=[.G20]" office:value-type="float" office:value="700" calcext:value-type="float">
            <text:p>7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1]-[.F21]" office:value-type="float" office:value="700" calcext:value-type="float">
            <text:p>7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115" table:formula="of:=[.J20]" office:value-type="float" office:value="1" calcext:value-type="float">
            <text:p>1.00000</text:p>
          </table:table-cell>
          <table:table-cell table:style-name="ce119" table:formula="of:=[.K20]" office:value-type="percentage" office:value="0" calcext:value-type="percentage">
            <text:p>0.00000%</text:p>
          </table:table-cell>
          <table:table-cell table:style-name="ce119" table:formula="of:=[.L22]" office:value-type="percentage" office:value="0.00512483674666991" calcext:value-type="percentage">
            <text:p>0.51248%</text:p>
          </table:table-cell>
          <table:table-cell table:style-name="ce115" table:formula="of:=([.C21]-[.B21])/360" office:value-type="float" office:value="0.508333333333333" calcext:value-type="float">
            <text:p>0.50833</text:p>
          </table:table-cell>
          <table:table-cell table:style-name="ce115" table:formula="of:=[.E21]*[.L21]*[.M21]" office:value-type="float" office:value="1.82358774235671" calcext:value-type="float">
            <text:p>1.82359</text:p>
          </table:table-cell>
          <table:table-cell table:style-name="ce115" table:formula="of:=[.F21]+[.N21]" office:value-type="float" office:value="1.82358774235671" calcext:value-type="float">
            <text:p>1.8235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1];[$TREASCRV_BEF.B12:$TREASCRV_BEF.B55];[$TREASCRV_BEF.E12:$TREASCRV_BEF.E55])" office:value-type="percentage" office:value="1.01039922214681" calcext:value-type="percentage">
            <text:p>101.03992%</text:p>
          </table:table-cell>
          <table:table-cell table:style-name="ce122" table:formula="of:=[.O21]*[.Q21]" office:value-type="float" office:value="1.84255163639368" calcext:value-type="float">
            <text:p>1.84255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22]-[.A22]" office:value-type="float" office:value="2035" calcext:value-type="float">
            <text:p>2,035</text:p>
          </table:table-cell>
          <table:table-cell table:style-name="ce115" table:formula="of:=[.G21]" office:value-type="float" office:value="700" calcext:value-type="float">
            <text:p>700.00000</text:p>
          </table:table-cell>
          <table:table-cell table:style-name="ce115" table:formula="of:=[.F21]" office:value-type="float" office:value="0" calcext:value-type="float">
            <text:p>0.00000</text:p>
          </table:table-cell>
          <table:table-cell table:style-name="ce115" table:formula="of:=[.E22]-[.F22]" office:value-type="float" office:value="700" calcext:value-type="float">
            <text:p>7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115" table:formula="of:=[.J21]" office:value-type="float" office:value="1" calcext:value-type="float">
            <text:p>1.00000</text:p>
          </table:table-cell>
          <table:table-cell table:style-name="ce119" table:formula="of:=[.K21]" office:value-type="percentage" office:value="0" calcext:value-type="percentage">
            <text:p>0.00000%</text:p>
          </table:table-cell>
          <table:table-cell table:style-name="ce119" table:formula="of:=[.J22]*(([.G20]*[.I20]-[.F21]*[.I21]-[.F22]*[.I22]-[.G22]*[.I22])/([.M21]*[.I21]*[.E21]+[.M22]*[.I22]*[.E22]))+[.K22]" office:value-type="percentage" office:value="0.00512483674666991" calcext:value-type="percentage">
            <text:p>0.51248%</text:p>
          </table:table-cell>
          <table:table-cell table:style-name="ce115" table:formula="of:=([.C22]-[.B22])/360" office:value-type="float" office:value="0.505555555555556" calcext:value-type="float">
            <text:p>0.50556</text:p>
          </table:table-cell>
          <table:table-cell table:style-name="ce115" table:formula="of:=[.E22]*[.L22]*[.M22]" office:value-type="float" office:value="1.81362278201596" calcext:value-type="float">
            <text:p>1.81362</text:p>
          </table:table-cell>
          <table:table-cell table:style-name="ce115" table:formula="of:=[.F22]+[.N22]" office:value-type="float" office:value="1.81362278201596" calcext:value-type="float">
            <text:p>1.81362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2];[$TREASCRV_BEF.B13:$TREASCRV_BEF.B56];[$TREASCRV_BEF.E13:$TREASCRV_BEF.E56])" office:value-type="percentage" office:value="1.00813418648401" calcext:value-type="percentage">
            <text:p>100.81342%</text:p>
          </table:table-cell>
          <table:table-cell table:style-name="ce122" table:formula="of:=[.O22]*[.Q22]" office:value-type="float" office:value="1.82837512793653" calcext:value-type="float">
            <text:p>1.82838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700" calcext:value-type="float">
            <text:p>7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700" calcext:value-type="float">
            <text:p>7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55" table:formula="of:=[.J21]" office:value-type="float" office:value="1" calcext:value-type="float">
            <text:p>1.00000</text:p>
          </table:table-cell>
          <table:table-cell table:style-name="ce60" table:formula="of:=[.K21]" office:value-type="percentage" office:value="0" calcext:value-type="percentage">
            <text:p>0.00000%</text:p>
          </table:table-cell>
          <table:table-cell table:style-name="ce60" table:formula="of:=[.L24]" office:value-type="percentage" office:value="0.00774602584462481" calcext:value-type="percentage">
            <text:p>0.77460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55" table:formula="of:=[.E23]*[.L23]*[.M23]" office:value-type="float" office:value="2.75629419637899" calcext:value-type="float">
            <text:p>2.75629</text:p>
          </table:table-cell>
          <table:table-cell table:style-name="ce55" table:formula="of:=[.F23]+[.N23]" office:value-type="float" office:value="2.75629419637899" calcext:value-type="float">
            <text:p>2.75629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3];[$TREASCRV_BEF.B14:$TREASCRV_BEF.B57];[$TREASCRV_BEF.E14:$TREASCRV_BEF.E57])" office:value-type="percentage" office:value="1.00517664511637" calcext:value-type="percentage">
            <text:p>100.51766%</text:p>
          </table:table-cell>
          <table:table-cell table:style-name="ce64" table:formula="of:=[.O23]*[.Q23]" office:value-type="float" office:value="2.77056255326997" calcext:value-type="float">
            <text:p>2.77056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27-12-30" calcext:value-type="date">
            <text:p>2027-12-30</text:p>
          </table:table-cell>
          <table:table-cell table:style-name="ce51" office:value-type="date" office:date-value="2028-06-30" calcext:value-type="date">
            <text:p>2028-06-30</text:p>
          </table:table-cell>
          <table:table-cell table:style-name="ce53" table:formula="of:=[.C24]-[.A24]" office:value-type="float" office:value="2401" calcext:value-type="float">
            <text:p>2,401</text:p>
          </table:table-cell>
          <table:table-cell table:style-name="ce55" table:formula="of:=[.G23]" office:value-type="float" office:value="700" calcext:value-type="float">
            <text:p>7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4]-[.F24]" office:value-type="float" office:value="600" calcext:value-type="float">
            <text:p>6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55" table:formula="of:=[.J22]" office:value-type="float" office:value="1" calcext:value-type="float">
            <text:p>1.00000</text:p>
          </table:table-cell>
          <table:table-cell table:style-name="ce60" table:formula="of:=[.K22]" office:value-type="percentage" office:value="0" calcext:value-type="percentage">
            <text:p>0.00000%</text:p>
          </table:table-cell>
          <table:table-cell table:style-name="ce60" table:formula="of:=[.J24]*(([.G22]*[.I22]-[.F23]*[.I23]-[.F24]*[.I24]-[.G24]*[.I24])/([.M23]*[.I23]*[.E23]+[.M24]*[.I24]*[.E24]))+[.K22]" office:value-type="percentage" office:value="0.00774602584462481" calcext:value-type="percentage">
            <text:p>0.77460%</text:p>
          </table:table-cell>
          <table:table-cell table:style-name="ce55" table:formula="of:=([.C24]-[.B24])/360" office:value-type="float" office:value="0.508333333333333" calcext:value-type="float">
            <text:p>0.50833</text:p>
          </table:table-cell>
          <table:table-cell table:style-name="ce55" table:formula="of:=[.E24]*[.L24]*[.M24]" office:value-type="float" office:value="2.75629419637899" calcext:value-type="float">
            <text:p>2.75629</text:p>
          </table:table-cell>
          <table:table-cell table:style-name="ce55" table:formula="of:=[.F24]+[.N24]" office:value-type="float" office:value="102.756294196379" calcext:value-type="float">
            <text:p>102.75629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4];[$TREASCRV_BEF.B15:$TREASCRV_BEF.B58];[$TREASCRV_BEF.E15:$TREASCRV_BEF.E58])" office:value-type="percentage" office:value="1.00104880327456" calcext:value-type="percentage">
            <text:p>100.10488%</text:p>
          </table:table-cell>
          <table:table-cell table:style-name="ce64" table:formula="of:=[.O24]*[.Q24]" office:value-type="float" office:value="102.864065334214" calcext:value-type="float">
            <text:p>102.86407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24]" office:value-type="date" office:date-value="2021-12-03" calcext:value-type="date">
            <text:p>2021-12-03</text:p>
          </table:table-cell>
          <table:table-cell table:style-name="ce109" table:formula="of:=[.C24]" office:value-type="date" office:date-value="2028-06-30" calcext:value-type="date">
            <text:p>2028-06-30</text:p>
          </table:table-cell>
          <table:table-cell table:style-name="ce109" office:value-type="date" office:date-value="2028-12-30" calcext:value-type="date">
            <text:p>2028-12-30</text:p>
          </table:table-cell>
          <table:table-cell table:style-name="ce113" table:formula="of:=[.C25]-[.A25]" office:value-type="float" office:value="2584" calcext:value-type="float">
            <text:p>2,584</text:p>
          </table:table-cell>
          <table:table-cell table:style-name="ce115" table:formula="of:=[.G24]" office:value-type="float" office:value="600" calcext:value-type="float">
            <text:p>6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5]-[.F25]" office:value-type="float" office:value="600" calcext:value-type="float">
            <text:p>6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115" table:formula="of:=[.J24]" office:value-type="float" office:value="1" calcext:value-type="float">
            <text:p>1.00000</text:p>
          </table:table-cell>
          <table:table-cell table:style-name="ce119" table:formula="of:=[.K24]" office:value-type="percentage" office:value="0" calcext:value-type="percentage">
            <text:p>0.00000%</text:p>
          </table:table-cell>
          <table:table-cell table:style-name="ce119" table:formula="of:=[.L26]" office:value-type="percentage" office:value="0.0102589997098919" calcext:value-type="percentage">
            <text:p>1.02590%</text:p>
          </table:table-cell>
          <table:table-cell table:style-name="ce115" table:formula="of:=([.C25]-[.B25])/360" office:value-type="float" office:value="0.508333333333333" calcext:value-type="float">
            <text:p>0.50833</text:p>
          </table:table-cell>
          <table:table-cell table:style-name="ce115" table:formula="of:=[.E25]*[.L25]*[.M25]" office:value-type="float" office:value="3.12899491151703" calcext:value-type="float">
            <text:p>3.12899</text:p>
          </table:table-cell>
          <table:table-cell table:style-name="ce115" table:formula="of:=[.F25]+[.N25]" office:value-type="float" office:value="3.12899491151703" calcext:value-type="float">
            <text:p>3.1289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5];[$TREASCRV_BEF.B16:$TREASCRV_BEF.B59];[$TREASCRV_BEF.E16:$TREASCRV_BEF.E59])" office:value-type="percentage" office:value="0.996136848053013" calcext:value-type="percentage">
            <text:p>99.61368%</text:p>
          </table:table-cell>
          <table:table-cell table:style-name="ce122" table:formula="of:=[.O25]*[.Q25]" office:value-type="float" office:value="3.11690712873249" calcext:value-type="float">
            <text:p>3.11691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6]-[.A26]" office:value-type="float" office:value="2766" calcext:value-type="float">
            <text:p>2,766</text:p>
          </table:table-cell>
          <table:table-cell table:style-name="ce115" table:formula="of:=[.G25]" office:value-type="float" office:value="600" calcext:value-type="float">
            <text:p>600.00000</text:p>
          </table:table-cell>
          <table:table-cell table:style-name="ce115" table:formula="of:=[.F25]" office:value-type="float" office:value="0" calcext:value-type="float">
            <text:p>0.00000</text:p>
          </table:table-cell>
          <table:table-cell table:style-name="ce115" table:formula="of:=[.E26]-[.F26]" office:value-type="float" office:value="600" calcext:value-type="float">
            <text:p>6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115" table:formula="of:=[.J25]" office:value-type="float" office:value="1" calcext:value-type="float">
            <text:p>1.00000</text:p>
          </table:table-cell>
          <table:table-cell table:style-name="ce119" table:formula="of:=[.K25]" office:value-type="percentage" office:value="0" calcext:value-type="percentage">
            <text:p>0.00000%</text:p>
          </table:table-cell>
          <table:table-cell table:style-name="ce119" table:formula="of:=[.J26]*(([.G24]*[.I24]-[.F25]*[.I25]-[.F26]*[.I26]-[.G26]*[.I26])/([.M25]*[.I25]*[.E25]+[.M26]*[.I26]*[.E26]))+[.K26]" office:value-type="percentage" office:value="0.0102589997098919" calcext:value-type="percentage">
            <text:p>1.02590%</text:p>
          </table:table-cell>
          <table:table-cell table:style-name="ce115" table:formula="of:=([.C26]-[.B26])/360" office:value-type="float" office:value="0.505555555555556" calcext:value-type="float">
            <text:p>0.50556</text:p>
          </table:table-cell>
          <table:table-cell table:style-name="ce115" table:formula="of:=[.E26]*[.L26]*[.M26]" office:value-type="float" office:value="3.11189657866721" calcext:value-type="float">
            <text:p>3.11190</text:p>
          </table:table-cell>
          <table:table-cell table:style-name="ce115" table:formula="of:=[.F26]+[.N26]" office:value-type="float" office:value="3.11189657866721" calcext:value-type="float">
            <text:p>3.11190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6];[$TREASCRV_BEF.B17:$TREASCRV_BEF.B60];[$TREASCRV_BEF.E17:$TREASCRV_BEF.E60])" office:value-type="percentage" office:value="0.989940168200691" calcext:value-type="percentage">
            <text:p>98.99402%</text:p>
          </table:table-cell>
          <table:table-cell table:style-name="ce122" table:formula="of:=[.O26]*[.Q26]" office:value-type="float" office:value="3.08059142250898" calcext:value-type="float">
            <text:p>3.08059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600" calcext:value-type="float">
            <text:p>6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600" calcext:value-type="float">
            <text:p>6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7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55" table:formula="of:=[.J25]" office:value-type="float" office:value="1" calcext:value-type="float">
            <text:p>1.00000</text:p>
          </table:table-cell>
          <table:table-cell table:style-name="ce60" table:formula="of:=[.K25]" office:value-type="percentage" office:value="0" calcext:value-type="percentage">
            <text:p>0.00000%</text:p>
          </table:table-cell>
          <table:table-cell table:style-name="ce60" table:formula="of:=[.L28]" office:value-type="percentage" office:value="0.0124515780210435" calcext:value-type="percentage">
            <text:p>1.24516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55" table:formula="of:=[.E27]*[.L27]*[.M27]" office:value-type="float" office:value="3.79773129641825" calcext:value-type="float">
            <text:p>3.79773</text:p>
          </table:table-cell>
          <table:table-cell table:style-name="ce55" table:formula="of:=[.F27]+[.N27]" office:value-type="float" office:value="3.79773129641825" calcext:value-type="float">
            <text:p>3.7977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7];[$TREASCRV_BEF.B18:$TREASCRV_BEF.B61];[$TREASCRV_BEF.E18:$TREASCRV_BEF.E61])" office:value-type="percentage" office:value="0.982955282103568" calcext:value-type="percentage">
            <text:p>98.29553%</text:p>
          </table:table-cell>
          <table:table-cell table:style-name="ce64" table:formula="of:=[.O27]*[.Q27]" office:value-type="float" office:value="3.73300003782435" calcext:value-type="float">
            <text:p>3.73300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27]" office:value-type="date" office:date-value="2021-12-03" calcext:value-type="date">
            <text:p>2021-12-03</text:p>
          </table:table-cell>
          <table:table-cell table:style-name="ce51" table:formula="of:=[.C27]" office:value-type="date" office:date-value="2029-12-30" calcext:value-type="date">
            <text:p>2029-12-30</text:p>
          </table:table-cell>
          <table:table-cell table:style-name="ce51" office:value-type="date" office:date-value="2030-06-30" calcext:value-type="date">
            <text:p>2030-06-30</text:p>
          </table:table-cell>
          <table:table-cell table:style-name="ce53" table:formula="of:=[.C28]-[.A28]" office:value-type="float" office:value="3131" calcext:value-type="float">
            <text:p>3,131</text:p>
          </table:table-cell>
          <table:table-cell table:style-name="ce55" table:formula="of:=[.G27]" office:value-type="float" office:value="600" calcext:value-type="float">
            <text:p>6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8]-[.F28]" office:value-type="float" office:value="500" calcext:value-type="float">
            <text:p>5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8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55" table:formula="of:=[.J26]" office:value-type="float" office:value="1" calcext:value-type="float">
            <text:p>1.00000</text:p>
          </table:table-cell>
          <table:table-cell table:style-name="ce60" table:formula="of:=[.K26]" office:value-type="percentage" office:value="0" calcext:value-type="percentage">
            <text:p>0.00000%</text:p>
          </table:table-cell>
          <table:table-cell table:style-name="ce60" table:formula="of:=[.J28]*(([.G26]*[.I26]-[.F27]*[.I27]-[.F28]*[.I28]-[.G28]*[.I28])/([.M27]*[.I27]*[.E27]+[.M28]*[.I28]*[.E28]))+[.K26]" office:value-type="percentage" office:value="0.0124515780210435" calcext:value-type="percentage">
            <text:p>1.24516%</text:p>
          </table:table-cell>
          <table:table-cell table:style-name="ce55" table:formula="of:=([.C28]-[.B28])/360" office:value-type="float" office:value="0.505555555555556" calcext:value-type="float">
            <text:p>0.50556</text:p>
          </table:table-cell>
          <table:table-cell table:style-name="ce55" table:formula="of:=[.E28]*[.L28]*[.M28]" office:value-type="float" office:value="3.77697866638318" calcext:value-type="float">
            <text:p>3.77698</text:p>
          </table:table-cell>
          <table:table-cell table:style-name="ce55" table:formula="of:=[.F28]+[.N28]" office:value-type="float" office:value="103.776978666383" calcext:value-type="float">
            <text:p>103.77698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8];[$TREASCRV_BEF.B19:$TREASCRV_BEF.B62];[$TREASCRV_BEF.E19:$TREASCRV_BEF.E62])" office:value-type="percentage" office:value="0.975182475784768" calcext:value-type="percentage">
            <text:p>97.51825%</text:p>
          </table:table-cell>
          <table:table-cell table:style-name="ce64" table:formula="of:=[.O28]*[.Q28]" office:value-type="float" office:value="101.201490985347" calcext:value-type="float">
            <text:p>101.20149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28]" office:value-type="date" office:date-value="2021-12-03" calcext:value-type="date">
            <text:p>2021-12-03</text:p>
          </table:table-cell>
          <table:table-cell table:style-name="ce109" table:formula="of:=[.C28]" office:value-type="date" office:date-value="2030-06-30" calcext:value-type="date">
            <text:p>2030-06-30</text:p>
          </table:table-cell>
          <table:table-cell table:style-name="ce109" office:value-type="date" office:date-value="2030-12-30" calcext:value-type="date">
            <text:p>2030-12-30</text:p>
          </table:table-cell>
          <table:table-cell table:style-name="ce113" table:formula="of:=[.C29]-[.A29]" office:value-type="float" office:value="3314" calcext:value-type="float">
            <text:p>3,314</text:p>
          </table:table-cell>
          <table:table-cell table:style-name="ce115" table:formula="of:=[.G28]" office:value-type="float" office:value="500" calcext:value-type="float">
            <text:p>5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9]-[.F29]" office:value-type="float" office:value="500" calcext:value-type="float">
            <text:p>5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115" table:formula="of:=[.J28]" office:value-type="float" office:value="1" calcext:value-type="float">
            <text:p>1.00000</text:p>
          </table:table-cell>
          <table:table-cell table:style-name="ce119" table:formula="of:=[.K28]" office:value-type="percentage" office:value="0" calcext:value-type="percentage">
            <text:p>0.00000%</text:p>
          </table:table-cell>
          <table:table-cell table:style-name="ce119" table:formula="of:=[.L30]" office:value-type="percentage" office:value="0.0138934290446235" calcext:value-type="percentage">
            <text:p>1.38934%</text:p>
          </table:table-cell>
          <table:table-cell table:style-name="ce115" table:formula="of:=([.C29]-[.B29])/360" office:value-type="float" office:value="0.508333333333333" calcext:value-type="float">
            <text:p>0.50833</text:p>
          </table:table-cell>
          <table:table-cell table:style-name="ce115" table:formula="of:=[.E29]*[.L29]*[.M29]" office:value-type="float" office:value="3.53124654884181" calcext:value-type="float">
            <text:p>3.53125</text:p>
          </table:table-cell>
          <table:table-cell table:style-name="ce115" table:formula="of:=[.F29]+[.N29]" office:value-type="float" office:value="3.53124654884181" calcext:value-type="float">
            <text:p>3.53125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9];[$TREASCRV_BEF.B20:$TREASCRV_BEF.B63];[$TREASCRV_BEF.E20:$TREASCRV_BEF.E63])" office:value-type="percentage" office:value="0.966770736559836" calcext:value-type="percentage">
            <text:p>96.67707%</text:p>
          </table:table-cell>
          <table:table-cell table:style-name="ce122" table:formula="of:=[.O29]*[.Q29]" office:value-type="float" office:value="3.41390582699818" calcext:value-type="float">
            <text:p>3.41391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30]-[.A30]" office:value-type="float" office:value="3496" calcext:value-type="float">
            <text:p>3,496</text:p>
          </table:table-cell>
          <table:table-cell table:style-name="ce115" table:formula="of:=[.G29]" office:value-type="float" office:value="500" calcext:value-type="float">
            <text:p>500.00000</text:p>
          </table:table-cell>
          <table:table-cell table:style-name="ce115" office:value-type="float" office:value="500" calcext:value-type="float">
            <text:p>500.00000</text:p>
          </table:table-cell>
          <table:table-cell table:style-name="ce115" table:formula="of:=[.E30]-[.F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115" table:formula="of:=[.J29]" office:value-type="float" office:value="1" calcext:value-type="float">
            <text:p>1.00000</text:p>
          </table:table-cell>
          <table:table-cell table:style-name="ce119" table:formula="of:=[.K29]" office:value-type="percentage" office:value="0" calcext:value-type="percentage">
            <text:p>0.00000%</text:p>
          </table:table-cell>
          <table:table-cell table:style-name="ce119" table:formula="of:=[.J30]*(([.G28]*[.I28]-[.F29]*[.I29]-[.F30]*[.I30]-[.G30]*[.I30])/([.M29]*[.I29]*[.E29]+[.M30]*[.I30]*[.E30]))+[.K30]" office:value-type="percentage" office:value="0.0138934290446235" calcext:value-type="percentage">
            <text:p>1.38934%</text:p>
          </table:table-cell>
          <table:table-cell table:style-name="ce115" table:formula="of:=([.C30]-[.B30])/360" office:value-type="float" office:value="0.505555555555556" calcext:value-type="float">
            <text:p>0.50556</text:p>
          </table:table-cell>
          <table:table-cell table:style-name="ce115" table:formula="of:=[.E30]*[.L30]*[.M30]" office:value-type="float" office:value="3.51195011961317" calcext:value-type="float">
            <text:p>3.51195</text:p>
          </table:table-cell>
          <table:table-cell table:style-name="ce115" table:formula="of:=[.F30]+[.N30]" office:value-type="float" office:value="503.511950119613" calcext:value-type="float">
            <text:p>503.51195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30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122" table:formula="of:=[.O30]*[.Q30]" office:value-type="float" office:value="482.543588195099" calcext:value-type="float">
            <text:p>482.54359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number-columns-repeated="10"/>
          <table:table-cell table:style-name="ce119"/>
          <table:table-cell table:number-columns-repeated="6"/>
          <table:table-cell table:style-name="ce123" table:formula="of:=SUM([.R11:.R30])" office:value-type="float" office:value="1019.79252879082" calcext:value-type="float">
            <text:p>1,019.79253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D05" table:style-name="ta4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17" table:default-cell-style-name="ce106"/>
        <table:table-column table:style-name="co18" table:default-cell-style-name="ce106"/>
        <table:table-column table:style-name="co40" table:default-cell-style-name="ce106"/>
        <table:table-column table:style-name="co20" table:default-cell-style-name="ce106"/>
        <table:table-column table:style-name="co2" table:default-cell-style-name="ce106"/>
        <table:table-column table:style-name="co20" table:default-cell-style-name="ce106"/>
        <table:table-column table:style-name="co22" table:default-cell-style-name="ce106"/>
        <table:table-column table:style-name="co38" table:default-cell-style-name="ce106"/>
        <table:table-column table:style-name="co6" table:default-cell-style-name="ce106"/>
        <table:table-column table:style-name="co39" table:default-cell-style-name="ce106"/>
        <table:table-column table:style-name="co25" table:default-cell-style-name="ce106"/>
        <table:table-column table:style-name="co38" table:default-cell-style-name="ce106"/>
        <table:table-column table:style-name="co2" table:number-columns-repeated="2" table:default-cell-style-name="ce106"/>
        <table:table-column table:style-name="co28" table:default-cell-style-name="ce106"/>
        <table:table-column table:style-name="co29" table:default-cell-style-name="ce106"/>
        <table:table-column table:style-name="co20" table:default-cell-style-name="ce106"/>
        <table:table-column table:style-name="co30" table:default-cell-style-name="ce106"/>
        <table:table-column table:style-name="co31" table:default-cell-style-name="ce106"/>
        <table:table-column table:style-name="co32" table:default-cell-style-name="ce106"/>
        <table:table-column table:style-name="co33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5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bnd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dcm</text:p>
          </table:table-cell>
          <table:table-cell table:style-name="ce100" office:value-type="string" calcext:value-type="string">
            <text:p>acc_int</text:p>
          </table:table-cell>
          <table:table-cell table:style-name="ce100" office:value-type="string" calcext:value-type="string">
            <text:p>cpn_rate</text:p>
          </table:table-cell>
          <table:table-cell table:style-name="ce100" office:value-type="string" calcext:value-type="string">
            <text:p>first_cpn_date</text:p>
          </table:table-cell>
          <table:table-cell table:style-name="ce100" office:value-type="string" calcext:value-type="string">
            <text:p>cpn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first_amort_date</text:p>
          </table:table-cell>
          <table:table-cell table:style-name="ce100" office:value-type="string" calcext:value-type="string">
            <text:p>amort_freq</text:p>
          </table:table-cell>
          <table:table-cell table:style-name="ce100" office:value-type="string" calcext:value-type="string">
            <text:p>amort</text:p>
          </table:table-cell>
          <table:table-cell table:style-name="ce100" office:value-type="string" calcext:value-type="string">
            <text:p>rate_mult</text:p>
          </table:table-cell>
          <table:table-cell table:style-name="ce100" office:value-type="string" calcext:value-type="string">
            <text:p>rate_add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HAR</text:p>
          </table:table-cell>
          <table:table-cell table:number-columns-repeated="3" table:style-name="ce111" office:value-type="string" calcext:value-type="string">
            <text:p>CHAR</text:p>
          </table:table-cell>
          <table:table-cell table:number-columns-repeated="8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7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bc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bnd</text:p>
          </table:table-cell>
          <table:table-cell table:style-name="ce107" office:value-type="string" calcext:value-type="string">
            <text:p>/assets/sovereign_bonds</text:p>
          </table:table-cell>
          <table:table-cell table:style-name="ce107" office:value-type="string" calcext:value-type="string">
            <text:p>BND05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PAM</text:p>
          </table:table-cell>
          <table:table-cell table:style-name="ce107"/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table:number-columns-repeated="12"/>
          <table:table-cell table:style-name="ce107" office:value-type="string" calcext:value-type="string">
            <text:p>TREASCRV.BEF</text:p>
          </table:table-cell>
          <table:table-cell table:style-name="ce107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116" office:value-type="string" calcext:value-type="string">
            <text:p>rate mult</text:p>
          </table:table-cell>
          <table:table-cell table:style-name="ce116" office:value-type="string" calcext:value-type="string">
            <text:p>rate add</text:p>
          </table:table-cell>
          <table:table-cell table:style-name="ce74" office:value-type="string" calcext:value-type="string">
            <text:p>cpn</text:p>
          </table:table-cell>
          <table:table-cell table:style-name="ce65" office:value-type="string" calcext:value-type="string">
            <text:p>cpn year frac</text:p>
          </table:table-cell>
          <table:table-cell table:style-name="ce65" office:value-type="string" calcext:value-type="string">
            <text:p>cpn payment</text:p>
          </table:table-cell>
          <table:table-cell table:style-name="ce65" office:value-type="string" calcext:value-type="string">
            <text:p>c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65" office:value-type="string" calcext:value-type="string">
            <text:p>npv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office:value-type="date" office:date-value="2021-12-03" calcext:value-type="date">
            <text:p>2021-12-03</text:p>
          </table:table-cell>
          <table:table-cell table:style-name="ce109" office:value-type="date" office:date-value="2021-06-30" calcext:value-type="date">
            <text:p>2021-06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11]-[.A11]" office:value-type="float" office:value="3496" calcext:value-type="float">
            <text:p>3,496</text:p>
          </table:table-cell>
          <table:table-cell table:style-name="ce115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1]-[.F11]" office:value-type="float" office:value="1000" calcext:value-type="float">
            <text:p>1,000.00000</text:p>
          </table:table-cell>
          <table:table-cell table:style-name="ce85"/>
          <table:table-cell table:style-name="ce119"/>
          <table:table-cell table:style-name="ce115"/>
          <table:table-cell table:style-name="ce119" table:number-columns-repeated="2"/>
          <table:table-cell table:style-name="ce115" table:number-columns-repeated="2"/>
          <table:table-cell table:style-name="ce115" table:formula="of:=[.F11]+[.G11]" office:value-type="float" office:value="1000" calcext:value-type="float">
            <text:p>1,000.00000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1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122" table:formula="of:=[.O11]*[.Q11]" office:value-type="float" office:value="958.355780990834" calcext:value-type="float">
            <text:p>958.35578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number-columns-repeated="10"/>
          <table:table-cell table:style-name="ce119"/>
          <table:table-cell table:number-columns-repeated="6"/>
          <table:table-cell table:style-name="ce123" table:formula="of:=SUM([.R11:.R11])" office:value-type="float" office:value="958.355780990834" calcext:value-type="float">
            <text:p>958.35578</text:p>
          </table:table-cell>
          <table:table-cell table:number-columns-repeated="100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N01" table:style-name="ta5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41" table:default-cell-style-name="ce106"/>
        <table:table-column table:style-name="co18" table:default-cell-style-name="ce106"/>
        <table:table-column table:style-name="co42" table:default-cell-style-name="ce106"/>
        <table:table-column table:style-name="co43" table:default-cell-style-name="ce106"/>
        <table:table-column table:style-name="co44" table:default-cell-style-name="ce106"/>
        <table:table-column table:style-name="co45" table:default-cell-style-name="ce106"/>
        <table:table-column table:style-name="co7" table:default-cell-style-name="ce106"/>
        <table:table-column table:style-name="co22" table:default-cell-style-name="ce106"/>
        <table:table-column table:style-name="co46" table:default-cell-style-name="ce106"/>
        <table:table-column table:style-name="co47" table:default-cell-style-name="ce106"/>
        <table:table-column table:style-name="co39" table:default-cell-style-name="ce106"/>
        <table:table-column table:style-name="co45" table:default-cell-style-name="ce106"/>
        <table:table-column table:style-name="co38" table:default-cell-style-name="ce106"/>
        <table:table-column table:style-name="co21" table:default-cell-style-name="ce106"/>
        <table:table-column table:style-name="co45" table:default-cell-style-name="ce106"/>
        <table:table-column table:style-name="co28" table:default-cell-style-name="ce106"/>
        <table:table-column table:style-name="co45" table:number-columns-repeated="2" table:default-cell-style-name="ce106"/>
        <table:table-column table:style-name="co48" table:default-cell-style-name="ce106"/>
        <table:table-column table:style-name="co49" table:default-cell-style-name="ce106"/>
        <table:table-column table:style-name="co31" table:default-cell-style-name="ce106"/>
        <table:table-column table:style-name="co50" table:default-cell-style-name="ce106"/>
        <table:table-column table:style-name="co51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2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ann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acc_int</text:p>
          </table:table-cell>
          <table:table-cell table:style-name="ce100" office:value-type="string" calcext:value-type="string">
            <text:p>internal_rate</text:p>
          </table:table-cell>
          <table:table-cell table:style-name="ce100" office:value-type="string" calcext:value-type="string">
            <text:p>rate_mult</text:p>
          </table:table-cell>
          <table:table-cell table:style-name="ce100" office:value-type="string" calcext:value-type="string">
            <text:p>rate_add</text:p>
          </table:table-cell>
          <table:table-cell table:style-name="ce100" office:value-type="string" calcext:value-type="string">
            <text:p>first_ann_date</text:p>
          </table:table-cell>
          <table:table-cell table:style-name="ce100" office:value-type="string" calcext:value-type="string">
            <text:p>ann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table:number-columns-repeated="3" office:value-type="string" calcext:value-type="string">
            <text:p>CHAR</text:p>
          </table:table-cell>
          <table:table-cell table:style-name="ce111" office:value-type="string" calcext:value-type="string">
            <text:p>CHAR</text:p>
          </table:table-cell>
          <table:table-cell table:number-columns-repeated="8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CHA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60630" calcext:value-type="float">
            <text:p>20260630</text:p>
          </table:table-cell>
          <table:table-cell office:value-type="string" calcext:value-type="string">
            <text:p>5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10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60630" calcext:value-type="float">
            <text:p>20260630</text:p>
          </table:table-cell>
          <table:table-cell office:value-type="string" calcext:value-type="string">
            <text:p>5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table:number-columns-repeated="29"/>
          <table:table-cell table:style-name="ce69" table:number-columns-repeated="2"/>
          <table:table-cell table:number-columns-repeated="99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91" office:value-type="string" calcext:value-type="string">
            <text:p>Annuity Valuation</text:p>
          </table:table-cell>
          <table:table-cell table:number-columns-repeated="1022"/>
        </table:table-row>
        <table:table-row table:style-name="ro2">
          <table:table-cell table:style-name="ce93" office:value-type="string" calcext:value-type="string">
            <text:p>calc date</text:p>
          </table:table-cell>
          <table:table-cell table:style-name="ce93" office:value-type="string" calcext:value-type="string">
            <text:p>begin date</text:p>
          </table:table-cell>
          <table:table-cell table:style-name="ce93" office:value-type="string" calcext:value-type="string">
            <text:p>end date</text:p>
          </table:table-cell>
          <table:table-cell table:style-name="ce93" office:value-type="string" calcext:value-type="string">
            <text:p>tenor</text:p>
          </table:table-cell>
          <table:table-cell table:style-name="ce93" office:value-type="string" calcext:value-type="string">
            <text:p>residual maturity</text:p>
          </table:table-cell>
          <table:table-cell table:style-name="ce93" office:value-type="string" calcext:value-type="string">
            <text:p>year frac</text:p>
          </table:table-cell>
          <table:table-cell table:style-name="ce93" office:value-type="string" calcext:value-type="string">
            <text:p>begin nominal</text:p>
          </table:table-cell>
          <table:table-cell table:style-name="ce93" office:value-type="string" calcext:value-type="string">
            <text:p>internal rate</text:p>
          </table:table-cell>
          <table:table-cell table:style-name="ce93" office:value-type="string" calcext:value-type="string">
            <text:p>rate multiplier</text:p>
          </table:table-cell>
          <table:table-cell table:style-name="ce97" office:value-type="string" calcext:value-type="string">
            <text:p>rate add</text:p>
          </table:table-cell>
          <table:table-cell table:style-name="ce93" office:value-type="string" calcext:value-type="string">
            <text:p>external rate</text:p>
          </table:table-cell>
          <table:table-cell table:style-name="ce93" office:value-type="string" calcext:value-type="string">
            <text:p>external annuity payment</text:p>
          </table:table-cell>
          <table:table-cell table:style-name="ce93" office:value-type="string" calcext:value-type="string">
            <text:p>external interest</text:p>
          </table:table-cell>
          <table:table-cell table:style-name="ce93" office:value-type="string" calcext:value-type="string">
            <text:p>internal interest</text:p>
          </table:table-cell>
          <table:table-cell table:style-name="ce93" office:value-type="string" calcext:value-type="string">
            <text:p>external amortization</text:p>
          </table:table-cell>
          <table:table-cell table:style-name="ce93" office:value-type="string" calcext:value-type="string">
            <text:p>end nominal</text:p>
          </table:table-cell>
          <table:table-cell table:style-name="ce93" office:value-type="string" calcext:value-type="string">
            <text:p>fwd crv nm</text:p>
          </table:table-cell>
          <table:table-cell table:style-name="ce97" office:value-type="string" calcext:value-type="string">
            <text:p>fwd df</text:p>
          </table:table-cell>
          <table:table-cell table:style-name="ce93" office:value-type="string" calcext:value-type="string">
            <text:p>external cf</text:p>
          </table:table-cell>
          <table:table-cell table:style-name="ce93" office:value-type="string" calcext:value-type="string">
            <text:p>internal cf</text:p>
          </table:table-cell>
          <table:table-cell table:style-name="ce93" office:value-type="string" calcext:value-type="string">
            <text:p>disc crv nm</text:p>
          </table:table-cell>
          <table:table-cell table:style-name="ce93" office:value-type="string" calcext:value-type="string">
            <text:p>disc df</text:p>
          </table:table-cell>
          <table:table-cell table:style-name="ce93" office:value-type="string" calcext:value-type="string">
            <text:p>external npv</text:p>
          </table:table-cell>
          <table:table-cell table:style-name="ce93" office:value-type="string" calcext:value-type="string">
            <text:p>Internal npv</text:p>
          </table:table-cell>
          <table:table-cell table:number-columns-repeated="999"/>
        </table:table-row>
        <table:table-row table:style-name="ro1">
          <table:table-cell table:style-name="ce109" office:value-type="date" office:date-value="2021-12-03" calcext:value-type="date">
            <text:p>2021-12-03</text:p>
          </table:table-cell>
          <table:table-cell table:style-name="ce109" office:value-type="date" office:date-value="2021-06-30" calcext:value-type="date">
            <text:p>2021-06-30</text:p>
          </table:table-cell>
          <table:table-cell table:style-name="ce109" table:formula="of:=DATE(YEAR([.B11])+1;MONTH([.B11]); DAY([.B11]))" office:value-type="date" office:date-value="2022-06-30" calcext:value-type="date">
            <text:p>2022-06-30</text:p>
          </table:table-cell>
          <table:table-cell table:style-name="ce113" table:formula="of:=[.C11]-[.A11]" office:value-type="float" office:value="209" calcext:value-type="float">
            <text:p>209</text:p>
          </table:table-cell>
          <table:table-cell table:style-name="ce113" office:value-type="float" office:value="20" calcext:value-type="float">
            <text:p>20</text:p>
          </table:table-cell>
          <table:table-cell table:style-name="ce115" office:value-type="float" office:value="1" calcext:value-type="float">
            <text:p>1.00000</text:p>
          </table:table-cell>
          <table:table-cell table:style-name="ce115" office:value-type="float" office:value="1000" calcext:value-type="float">
            <text:p>1,000.00000</text:p>
          </table:table-cell>
          <table:table-cell table:style-name="ce119" office:value-type="percentage" office:value="0.01" calcext:value-type="percentage">
            <text:p>1.00000%</text:p>
          </table:table-cell>
          <table:table-cell table:style-name="ce115" office:value-type="float" office:value="1" calcext:value-type="float">
            <text:p>1.00000</text:p>
          </table:table-cell>
          <table:table-cell table:style-name="ce119" office:value-type="percentage" office:value="0.01" calcext:value-type="percentage">
            <text:p>1.00000%</text:p>
          </table:table-cell>
          <table:table-cell table:style-name="ce119" table:formula="of:=[.I11]*[.H11]+[.J11]" office:value-type="percentage" office:value="0.02" calcext:value-type="percentage">
            <text:p>2.00000%</text:p>
          </table:table-cell>
          <table:table-cell table:style-name="ce115" table:formula="of:=[.G11]*CALC_ANNUITY_PAYMENT([.K11];[.E11];1/[.F11])" office:value-type="float" office:value="61.1567181252904" calcext:value-type="float">
            <text:p>61.15672</text:p>
          </table:table-cell>
          <table:table-cell table:style-name="ce115" table:formula="of:=[.G11]*[.K11]*[.F11]" office:value-type="float" office:value="20" calcext:value-type="float">
            <text:p>20.00000</text:p>
          </table:table-cell>
          <table:table-cell table:style-name="ce115" table:formula="of:=[.G11]*[.H11]*[.F11]" office:value-type="float" office:value="10" calcext:value-type="float">
            <text:p>10.00000</text:p>
          </table:table-cell>
          <table:table-cell table:style-name="ce115" table:formula="of:=[.L11]-[.M11]" office:value-type="float" office:value="41.1567181252904" calcext:value-type="float">
            <text:p>41.15672</text:p>
          </table:table-cell>
          <table:table-cell table:style-name="ce115" table:formula="of:=[.G11]-[.O11]" office:value-type="float" office:value="958.84328187471" calcext:value-type="float">
            <text:p>958.8432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1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115" table:formula="of:=[.M11]+[.O11]" office:value-type="float" office:value="61.1567181252904" calcext:value-type="float">
            <text:p>61.15672</text:p>
          </table:table-cell>
          <table:table-cell table:style-name="ce115" table:formula="of:=[.N11]+[.O11]" office:value-type="float" office:value="51.1567181252904" calcext:value-type="float">
            <text:p>51.1567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1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122" table:formula="of:=[.S11]*[.V11]" office:value-type="float" office:value="61.2162332046576" calcext:value-type="float">
            <text:p>61.21623</text:p>
          </table:table-cell>
          <table:table-cell table:style-name="ce122" table:formula="of:=[.T11]*[.V11]" office:value-type="float" office:value="51.2065016361249" calcext:value-type="float">
            <text:p>51.20650</text:p>
          </table:table-cell>
          <table:table-cell table:number-columns-repeated="999"/>
        </table:table-row>
        <table:table-row table:style-name="ro1">
          <table:table-cell table:style-name="ce109" table:formula="of:=[.A11]" office:value-type="date" office:date-value="2021-12-03" calcext:value-type="date">
            <text:p>2021-12-03</text:p>
          </table:table-cell>
          <table:table-cell table:style-name="ce109" table:formula="of:=[.C11]" office:value-type="date" office:date-value="2022-06-30" calcext:value-type="date">
            <text:p>2022-06-30</text:p>
          </table:table-cell>
          <table:table-cell table:style-name="ce109" table:formula="of:=DATE(YEAR([.B12])+1;MONTH([.B12]); DAY([.B12]))" office:value-type="date" office:date-value="2023-06-30" calcext:value-type="date">
            <text:p>2023-06-30</text:p>
          </table:table-cell>
          <table:table-cell table:style-name="ce113" table:formula="of:=[.C12]-[.A12]" office:value-type="float" office:value="574" calcext:value-type="float">
            <text:p>574</text:p>
          </table:table-cell>
          <table:table-cell table:style-name="ce113" table:formula="of:=[.E11]-1" office:value-type="float" office:value="19" calcext:value-type="float">
            <text:p>19</text:p>
          </table:table-cell>
          <table:table-cell table:style-name="ce115" table:formula="of:=[.F11]" office:value-type="float" office:value="1" calcext:value-type="float">
            <text:p>1.00000</text:p>
          </table:table-cell>
          <table:table-cell table:style-name="ce115" table:formula="of:=[.P11]" office:value-type="float" office:value="958.84328187471" calcext:value-type="float">
            <text:p>958.84328</text:p>
          </table:table-cell>
          <table:table-cell table:style-name="ce119" table:formula="of:=[.H11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1]" office:value-type="percentage" office:value="0.01" calcext:value-type="percentage">
            <text:p>1.00000%</text:p>
          </table:table-cell>
          <table:table-cell table:style-name="ce119" table:formula="of:=[.I12]*[.H12]+[.J12]" office:value-type="percentage" office:value="0.02" calcext:value-type="percentage">
            <text:p>2.00000%</text:p>
          </table:table-cell>
          <table:table-cell table:style-name="ce115" table:formula="of:=[.G12]*CALC_ANNUITY_PAYMENT([.K12];[.E12];1/[.F12])" office:value-type="float" office:value="61.1567181252904" calcext:value-type="float">
            <text:p>61.15672</text:p>
          </table:table-cell>
          <table:table-cell table:style-name="ce115" table:formula="of:=[.G12]*[.K12]*[.F12]" office:value-type="float" office:value="19.1768656374942" calcext:value-type="float">
            <text:p>19.17687</text:p>
          </table:table-cell>
          <table:table-cell table:style-name="ce115" table:formula="of:=[.G12]*[.H12]*[.F12]" office:value-type="float" office:value="9.5884328187471" calcext:value-type="float">
            <text:p>9.58843</text:p>
          </table:table-cell>
          <table:table-cell table:style-name="ce115" table:formula="of:=[.L12]-[.M12]" office:value-type="float" office:value="41.9798524877962" calcext:value-type="float">
            <text:p>41.97985</text:p>
          </table:table-cell>
          <table:table-cell table:style-name="ce115" table:formula="of:=[.G12]-[.O12]" office:value-type="float" office:value="916.863429386913" calcext:value-type="float">
            <text:p>916.8634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2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115" table:formula="of:=[.M12]+[.O12]" office:value-type="float" office:value="61.1567181252904" calcext:value-type="float">
            <text:p>61.15672</text:p>
          </table:table-cell>
          <table:table-cell table:style-name="ce115" table:formula="of:=[.N12]+[.O12]" office:value-type="float" office:value="51.5682853065433" calcext:value-type="float">
            <text:p>51.5682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2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122" table:formula="of:=[.S12]*[.V12]" office:value-type="float" office:value="61.3047366642308" calcext:value-type="float">
            <text:p>61.30474</text:p>
          </table:table-cell>
          <table:table-cell table:style-name="ce122" table:formula="of:=[.T12]*[.V12]" office:value-type="float" office:value="51.6930968150859" calcext:value-type="float">
            <text:p>51.69310</text:p>
          </table:table-cell>
          <table:table-cell table:number-columns-repeated="999"/>
        </table:table-row>
        <table:table-row table:style-name="ro1">
          <table:table-cell table:style-name="ce109" table:formula="of:=[.A12]" office:value-type="date" office:date-value="2021-12-03" calcext:value-type="date">
            <text:p>2021-12-03</text:p>
          </table:table-cell>
          <table:table-cell table:style-name="ce109" table:formula="of:=[.C12]" office:value-type="date" office:date-value="2023-06-30" calcext:value-type="date">
            <text:p>2023-06-30</text:p>
          </table:table-cell>
          <table:table-cell table:style-name="ce109" table:formula="of:=DATE(YEAR([.B13])+1;MONTH([.B13]); DAY([.B13]))" office:value-type="date" office:date-value="2024-06-30" calcext:value-type="date">
            <text:p>2024-06-30</text:p>
          </table:table-cell>
          <table:table-cell table:style-name="ce113" table:formula="of:=[.C13]-[.A13]" office:value-type="float" office:value="940" calcext:value-type="float">
            <text:p>940</text:p>
          </table:table-cell>
          <table:table-cell table:style-name="ce113" table:formula="of:=[.E12]-1" office:value-type="float" office:value="18" calcext:value-type="float">
            <text:p>18</text:p>
          </table:table-cell>
          <table:table-cell table:style-name="ce115" table:formula="of:=[.F12]" office:value-type="float" office:value="1" calcext:value-type="float">
            <text:p>1.00000</text:p>
          </table:table-cell>
          <table:table-cell table:style-name="ce115" table:formula="of:=[.P12]" office:value-type="float" office:value="916.863429386913" calcext:value-type="float">
            <text:p>916.86343</text:p>
          </table:table-cell>
          <table:table-cell table:style-name="ce119" table:formula="of:=[.H12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2]" office:value-type="percentage" office:value="0.01" calcext:value-type="percentage">
            <text:p>1.00000%</text:p>
          </table:table-cell>
          <table:table-cell table:style-name="ce119" table:formula="of:=[.I13]*[.H13]+[.J13]" office:value-type="percentage" office:value="0.02" calcext:value-type="percentage">
            <text:p>2.00000%</text:p>
          </table:table-cell>
          <table:table-cell table:style-name="ce115" table:formula="of:=[.G13]*CALC_ANNUITY_PAYMENT([.K13];[.E13];1/[.F13])" office:value-type="float" office:value="61.1567181252904" calcext:value-type="float">
            <text:p>61.15672</text:p>
          </table:table-cell>
          <table:table-cell table:style-name="ce115" table:formula="of:=[.G13]*[.K13]*[.F13]" office:value-type="float" office:value="18.3372685877383" calcext:value-type="float">
            <text:p>18.33727</text:p>
          </table:table-cell>
          <table:table-cell table:style-name="ce115" table:formula="of:=[.G13]*[.H13]*[.F13]" office:value-type="float" office:value="9.16863429386913" calcext:value-type="float">
            <text:p>9.16863</text:p>
          </table:table-cell>
          <table:table-cell table:style-name="ce115" table:formula="of:=[.L13]-[.M13]" office:value-type="float" office:value="42.8194495375521" calcext:value-type="float">
            <text:p>42.81945</text:p>
          </table:table-cell>
          <table:table-cell table:style-name="ce115" table:formula="of:=[.G13]-[.O13]" office:value-type="float" office:value="874.043979849361" calcext:value-type="float">
            <text:p>874.0439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115" table:formula="of:=[.M13]+[.O13]" office:value-type="float" office:value="61.1567181252904" calcext:value-type="float">
            <text:p>61.15672</text:p>
          </table:table-cell>
          <table:table-cell table:style-name="ce115" table:formula="of:=[.N13]+[.O13]" office:value-type="float" office:value="51.9880838314213" calcext:value-type="float">
            <text:p>51.9880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122" table:formula="of:=[.S13]*[.V13]" office:value-type="float" office:value="61.3613253632055" calcext:value-type="float">
            <text:p>61.36133</text:p>
          </table:table-cell>
          <table:table-cell table:style-name="ce122" table:formula="of:=[.T13]*[.V13]" office:value-type="float" office:value="52.1620162882849" calcext:value-type="float">
            <text:p>52.16202</text:p>
          </table:table-cell>
          <table:table-cell table:number-columns-repeated="999"/>
        </table:table-row>
        <table:table-row table:style-name="ro1">
          <table:table-cell table:style-name="ce109" table:formula="of:=[.A13]" office:value-type="date" office:date-value="2021-12-03" calcext:value-type="date">
            <text:p>2021-12-03</text:p>
          </table:table-cell>
          <table:table-cell table:style-name="ce109" table:formula="of:=[.C13]" office:value-type="date" office:date-value="2024-06-30" calcext:value-type="date">
            <text:p>2024-06-30</text:p>
          </table:table-cell>
          <table:table-cell table:style-name="ce109" table:formula="of:=DATE(YEAR([.B14])+1;MONTH([.B14]); DAY([.B14]))" office:value-type="date" office:date-value="2025-06-30" calcext:value-type="date">
            <text:p>2025-06-30</text:p>
          </table:table-cell>
          <table:table-cell table:style-name="ce113" table:formula="of:=[.C14]-[.A14]" office:value-type="float" office:value="1305" calcext:value-type="float">
            <text:p>1,305</text:p>
          </table:table-cell>
          <table:table-cell table:style-name="ce113" table:formula="of:=[.E13]-1" office:value-type="float" office:value="17" calcext:value-type="float">
            <text:p>17</text:p>
          </table:table-cell>
          <table:table-cell table:style-name="ce115" table:formula="of:=[.F13]" office:value-type="float" office:value="1" calcext:value-type="float">
            <text:p>1.00000</text:p>
          </table:table-cell>
          <table:table-cell table:style-name="ce115" table:formula="of:=[.P13]" office:value-type="float" office:value="874.043979849361" calcext:value-type="float">
            <text:p>874.04398</text:p>
          </table:table-cell>
          <table:table-cell table:style-name="ce119" table:formula="of:=[.H13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3]" office:value-type="percentage" office:value="0.01" calcext:value-type="percentage">
            <text:p>1.00000%</text:p>
          </table:table-cell>
          <table:table-cell table:style-name="ce119" table:formula="of:=[.I14]*[.H14]+[.J14]" office:value-type="percentage" office:value="0.02" calcext:value-type="percentage">
            <text:p>2.00000%</text:p>
          </table:table-cell>
          <table:table-cell table:style-name="ce115" table:formula="of:=[.G14]*CALC_ANNUITY_PAYMENT([.K14];[.E14];1/[.F14])" office:value-type="float" office:value="61.1567181252904" calcext:value-type="float">
            <text:p>61.15672</text:p>
          </table:table-cell>
          <table:table-cell table:style-name="ce115" table:formula="of:=[.G14]*[.K14]*[.F14]" office:value-type="float" office:value="17.4808795969872" calcext:value-type="float">
            <text:p>17.48088</text:p>
          </table:table-cell>
          <table:table-cell table:style-name="ce115" table:formula="of:=[.G14]*[.H14]*[.F14]" office:value-type="float" office:value="8.74043979849361" calcext:value-type="float">
            <text:p>8.74044</text:p>
          </table:table-cell>
          <table:table-cell table:style-name="ce115" table:formula="of:=[.L14]-[.M14]" office:value-type="float" office:value="43.6758385283032" calcext:value-type="float">
            <text:p>43.67584</text:p>
          </table:table-cell>
          <table:table-cell table:style-name="ce115" table:formula="of:=[.G14]-[.O14]" office:value-type="float" office:value="830.368141321058" calcext:value-type="float">
            <text:p>830.3681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115" table:formula="of:=[.M14]+[.O14]" office:value-type="float" office:value="61.1567181252904" calcext:value-type="float">
            <text:p>61.15672</text:p>
          </table:table-cell>
          <table:table-cell table:style-name="ce115" table:formula="of:=[.N14]+[.O14]" office:value-type="float" office:value="52.4162783267968" calcext:value-type="float">
            <text:p>52.4162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122" table:formula="of:=[.S14]*[.V14]" office:value-type="float" office:value="61.3215609695943" calcext:value-type="float">
            <text:p>61.32156</text:p>
          </table:table-cell>
          <table:table-cell table:style-name="ce122" table:formula="of:=[.T14]*[.V14]" office:value-type="float" office:value="52.5575620429948" calcext:value-type="float">
            <text:p>52.55756</text:p>
          </table:table-cell>
          <table:table-cell table:number-columns-repeated="999"/>
        </table:table-row>
        <table:table-row table:style-name="ro1">
          <table:table-cell table:style-name="ce109" table:formula="of:=[.A14]" office:value-type="date" office:date-value="2021-12-03" calcext:value-type="date">
            <text:p>2021-12-03</text:p>
          </table:table-cell>
          <table:table-cell table:style-name="ce109" table:formula="of:=[.C14]" office:value-type="date" office:date-value="2025-06-30" calcext:value-type="date">
            <text:p>2025-06-30</text:p>
          </table:table-cell>
          <table:table-cell table:style-name="ce109" table:formula="of:=DATE(YEAR([.B15])+1;MONTH([.B15]); DAY([.B15]))" office:value-type="date" office:date-value="2026-06-30" calcext:value-type="date">
            <text:p>2026-06-30</text:p>
          </table:table-cell>
          <table:table-cell table:style-name="ce113" table:formula="of:=[.C15]-[.A15]" office:value-type="float" office:value="1670" calcext:value-type="float">
            <text:p>1,670</text:p>
          </table:table-cell>
          <table:table-cell table:style-name="ce113" table:formula="of:=[.E14]-1" office:value-type="float" office:value="16" calcext:value-type="float">
            <text:p>16</text:p>
          </table:table-cell>
          <table:table-cell table:style-name="ce115" table:formula="of:=[.F14]" office:value-type="float" office:value="1" calcext:value-type="float">
            <text:p>1.00000</text:p>
          </table:table-cell>
          <table:table-cell table:style-name="ce115" table:formula="of:=[.P14]" office:value-type="float" office:value="830.368141321058" calcext:value-type="float">
            <text:p>830.36814</text:p>
          </table:table-cell>
          <table:table-cell table:style-name="ce119" table:formula="of:=[.H14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4]" office:value-type="percentage" office:value="0.01" calcext:value-type="percentage">
            <text:p>1.00000%</text:p>
          </table:table-cell>
          <table:table-cell table:style-name="ce119" table:formula="of:=[.I15]*[.H15]+[.J15]" office:value-type="percentage" office:value="0.02" calcext:value-type="percentage">
            <text:p>2.00000%</text:p>
          </table:table-cell>
          <table:table-cell table:style-name="ce115" table:formula="of:=[.G15]*CALC_ANNUITY_PAYMENT([.K15];[.E15];1/[.F15])" office:value-type="float" office:value="61.1567181252904" calcext:value-type="float">
            <text:p>61.15672</text:p>
          </table:table-cell>
          <table:table-cell table:style-name="ce115" table:formula="of:=[.G15]*[.K15]*[.F15]" office:value-type="float" office:value="16.6073628264212" calcext:value-type="float">
            <text:p>16.60736</text:p>
          </table:table-cell>
          <table:table-cell table:style-name="ce115" table:formula="of:=[.G15]*[.H15]*[.F15]" office:value-type="float" office:value="8.30368141321058" calcext:value-type="float">
            <text:p>8.30368</text:p>
          </table:table-cell>
          <table:table-cell table:style-name="ce115" table:formula="of:=[.L15]-[.M15]" office:value-type="float" office:value="44.5493552988692" calcext:value-type="float">
            <text:p>44.54936</text:p>
          </table:table-cell>
          <table:table-cell table:style-name="ce115" table:formula="of:=[.G15]-[.O15]" office:value-type="float" office:value="785.818786022189" calcext:value-type="float">
            <text:p>785.8187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5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115" table:formula="of:=[.M15]+[.O15]" office:value-type="float" office:value="61.1567181252904" calcext:value-type="float">
            <text:p>61.15672</text:p>
          </table:table-cell>
          <table:table-cell table:style-name="ce115" table:formula="of:=[.N15]+[.O15]" office:value-type="float" office:value="52.8530367120798" calcext:value-type="float">
            <text:p>52.8530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5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122" table:formula="of:=[.S15]*[.V15]" office:value-type="float" office:value="61.1517982562466" calcext:value-type="float">
            <text:p>61.15180</text:p>
          </table:table-cell>
          <table:table-cell table:style-name="ce122" table:formula="of:=[.T15]*[.V15]" office:value-type="float" office:value="52.8487848485534" calcext:value-type="float">
            <text:p>52.84878</text:p>
          </table:table-cell>
          <table:table-cell table:number-columns-repeated="999"/>
        </table:table-row>
        <table:table-row table:style-name="ro1">
          <table:table-cell table:style-name="ce109" table:formula="of:=[.A15]" office:value-type="date" office:date-value="2021-12-03" calcext:value-type="date">
            <text:p>2021-12-03</text:p>
          </table:table-cell>
          <table:table-cell table:style-name="ce109" table:formula="of:=[.C15]" office:value-type="date" office:date-value="2026-06-30" calcext:value-type="date">
            <text:p>2026-06-30</text:p>
          </table:table-cell>
          <table:table-cell table:style-name="ce109" table:formula="of:=DATE(YEAR([.B16])+1;MONTH([.B16]); DAY([.B16]))" office:value-type="date" office:date-value="2027-06-30" calcext:value-type="date">
            <text:p>2027-06-30</text:p>
          </table:table-cell>
          <table:table-cell table:style-name="ce113" table:formula="of:=[.C16]-[.A16]" office:value-type="float" office:value="2035" calcext:value-type="float">
            <text:p>2,035</text:p>
          </table:table-cell>
          <table:table-cell table:style-name="ce113" table:formula="of:=[.E15]-1" office:value-type="float" office:value="15" calcext:value-type="float">
            <text:p>15</text:p>
          </table:table-cell>
          <table:table-cell table:style-name="ce115" table:formula="of:=[.F15]" office:value-type="float" office:value="1" calcext:value-type="float">
            <text:p>1.00000</text:p>
          </table:table-cell>
          <table:table-cell table:style-name="ce115" table:formula="of:=[.P15]" office:value-type="float" office:value="785.818786022189" calcext:value-type="float">
            <text:p>785.81879</text:p>
          </table:table-cell>
          <table:table-cell table:style-name="ce119" table:formula="of:=[.H15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5]" office:value-type="percentage" office:value="0.01" calcext:value-type="percentage">
            <text:p>1.00000%</text:p>
          </table:table-cell>
          <table:table-cell table:style-name="ce119" table:formula="of:=[.I16]*[.H16]+[.J16]" office:value-type="percentage" office:value="0.02" calcext:value-type="percentage">
            <text:p>2.00000%</text:p>
          </table:table-cell>
          <table:table-cell table:style-name="ce115" table:formula="of:=[.G16]*CALC_ANNUITY_PAYMENT([.K16];[.E16];1/[.F16])" office:value-type="float" office:value="61.1567181252904" calcext:value-type="float">
            <text:p>61.15672</text:p>
          </table:table-cell>
          <table:table-cell table:style-name="ce115" table:formula="of:=[.G16]*[.K16]*[.F16]" office:value-type="float" office:value="15.7163757204438" calcext:value-type="float">
            <text:p>15.71638</text:p>
          </table:table-cell>
          <table:table-cell table:style-name="ce115" table:formula="of:=[.G16]*[.H16]*[.F16]" office:value-type="float" office:value="7.85818786022189" calcext:value-type="float">
            <text:p>7.85819</text:p>
          </table:table-cell>
          <table:table-cell table:style-name="ce115" table:formula="of:=[.L16]-[.M16]" office:value-type="float" office:value="45.4403424048466" calcext:value-type="float">
            <text:p>45.44034</text:p>
          </table:table-cell>
          <table:table-cell table:style-name="ce115" table:formula="of:=[.G16]-[.O16]" office:value-type="float" office:value="740.378443617342" calcext:value-type="float">
            <text:p>740.3784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6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115" table:formula="of:=[.M16]+[.O16]" office:value-type="float" office:value="61.1567181252904" calcext:value-type="float">
            <text:p>61.15672</text:p>
          </table:table-cell>
          <table:table-cell table:style-name="ce115" table:formula="of:=[.N16]+[.O16]" office:value-type="float" office:value="53.2985302650685" calcext:value-type="float">
            <text:p>53.2985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6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122" table:formula="of:=[.S16]*[.V16]" office:value-type="float" office:value="60.8352246311947" calcext:value-type="float">
            <text:p>60.83522</text:p>
          </table:table-cell>
          <table:table-cell table:style-name="ce122" table:formula="of:=[.T16]*[.V16]" office:value-type="float" office:value="53.0183463171664" calcext:value-type="float">
            <text:p>53.01835</text:p>
          </table:table-cell>
          <table:table-cell table:number-columns-repeated="999"/>
        </table:table-row>
        <table:table-row table:style-name="ro1">
          <table:table-cell table:style-name="ce109" table:formula="of:=[.A16]" office:value-type="date" office:date-value="2021-12-03" calcext:value-type="date">
            <text:p>2021-12-03</text:p>
          </table:table-cell>
          <table:table-cell table:style-name="ce109" table:formula="of:=[.C16]" office:value-type="date" office:date-value="2027-06-30" calcext:value-type="date">
            <text:p>2027-06-30</text:p>
          </table:table-cell>
          <table:table-cell table:style-name="ce109" table:formula="of:=DATE(YEAR([.B17])+1;MONTH([.B17]); DAY([.B17]))" office:value-type="date" office:date-value="2028-06-30" calcext:value-type="date">
            <text:p>2028-06-30</text:p>
          </table:table-cell>
          <table:table-cell table:style-name="ce113" table:formula="of:=[.C17]-[.A17]" office:value-type="float" office:value="2401" calcext:value-type="float">
            <text:p>2,401</text:p>
          </table:table-cell>
          <table:table-cell table:style-name="ce113" table:formula="of:=[.E16]-1" office:value-type="float" office:value="14" calcext:value-type="float">
            <text:p>14</text:p>
          </table:table-cell>
          <table:table-cell table:style-name="ce115" table:formula="of:=[.F16]" office:value-type="float" office:value="1" calcext:value-type="float">
            <text:p>1.00000</text:p>
          </table:table-cell>
          <table:table-cell table:style-name="ce115" table:formula="of:=[.P16]" office:value-type="float" office:value="740.378443617342" calcext:value-type="float">
            <text:p>740.37844</text:p>
          </table:table-cell>
          <table:table-cell table:style-name="ce119" table:formula="of:=[.H16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6]" office:value-type="percentage" office:value="0.01" calcext:value-type="percentage">
            <text:p>1.00000%</text:p>
          </table:table-cell>
          <table:table-cell table:style-name="ce119" table:formula="of:=[.I17]*[.H17]+[.J17]" office:value-type="percentage" office:value="0.02" calcext:value-type="percentage">
            <text:p>2.00000%</text:p>
          </table:table-cell>
          <table:table-cell table:style-name="ce115" table:formula="of:=[.G17]*CALC_ANNUITY_PAYMENT([.K17];[.E17];1/[.F17])" office:value-type="float" office:value="61.1567181252904" calcext:value-type="float">
            <text:p>61.15672</text:p>
          </table:table-cell>
          <table:table-cell table:style-name="ce115" table:formula="of:=[.G17]*[.K17]*[.F17]" office:value-type="float" office:value="14.8075688723468" calcext:value-type="float">
            <text:p>14.80757</text:p>
          </table:table-cell>
          <table:table-cell table:style-name="ce115" table:formula="of:=[.G17]*[.H17]*[.F17]" office:value-type="float" office:value="7.40378443617342" calcext:value-type="float">
            <text:p>7.40378</text:p>
          </table:table-cell>
          <table:table-cell table:style-name="ce115" table:formula="of:=[.L17]-[.M17]" office:value-type="float" office:value="46.3491492529435" calcext:value-type="float">
            <text:p>46.34915</text:p>
          </table:table-cell>
          <table:table-cell table:style-name="ce115" table:formula="of:=[.G17]-[.O17]" office:value-type="float" office:value="694.029294364399" calcext:value-type="float">
            <text:p>694.0292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115" table:formula="of:=[.M17]+[.O17]" office:value-type="float" office:value="61.1567181252904" calcext:value-type="float">
            <text:p>61.15672</text:p>
          </table:table-cell>
          <table:table-cell table:style-name="ce115" table:formula="of:=[.N17]+[.O17]" office:value-type="float" office:value="53.752933689117" calcext:value-type="float">
            <text:p>53.7529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122" table:formula="of:=[.S17]*[.V17]" office:value-type="float" office:value="60.3588612171595" calcext:value-type="float">
            <text:p>60.35886</text:p>
          </table:table-cell>
          <table:table-cell table:style-name="ce122" table:formula="of:=[.T17]*[.V17]" office:value-type="float" office:value="53.0516673231177" calcext:value-type="float">
            <text:p>53.05167</text:p>
          </table:table-cell>
          <table:table-cell table:number-columns-repeated="999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8-06-30" calcext:value-type="date">
            <text:p>2028-06-30</text:p>
          </table:table-cell>
          <table:table-cell table:style-name="ce109" table:formula="of:=DATE(YEAR([.B18])+1;MONTH([.B18]); DAY([.B18]))" office:value-type="date" office:date-value="2029-06-30" calcext:value-type="date">
            <text:p>2029-06-30</text:p>
          </table:table-cell>
          <table:table-cell table:style-name="ce113" table:formula="of:=[.C18]-[.A18]" office:value-type="float" office:value="2766" calcext:value-type="float">
            <text:p>2,766</text:p>
          </table:table-cell>
          <table:table-cell table:style-name="ce113" table:formula="of:=[.E17]-1" office:value-type="float" office:value="13" calcext:value-type="float">
            <text:p>13</text:p>
          </table:table-cell>
          <table:table-cell table:style-name="ce115" table:formula="of:=[.F17]" office:value-type="float" office:value="1" calcext:value-type="float">
            <text:p>1.00000</text:p>
          </table:table-cell>
          <table:table-cell table:style-name="ce115" table:formula="of:=[.P17]" office:value-type="float" office:value="694.029294364399" calcext:value-type="float">
            <text:p>694.02929</text:p>
          </table:table-cell>
          <table:table-cell table:style-name="ce119" table:formula="of:=[.H17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7]" office:value-type="percentage" office:value="0.01" calcext:value-type="percentage">
            <text:p>1.00000%</text:p>
          </table:table-cell>
          <table:table-cell table:style-name="ce119" table:formula="of:=[.I18]*[.H18]+[.J18]" office:value-type="percentage" office:value="0.02" calcext:value-type="percentage">
            <text:p>2.00000%</text:p>
          </table:table-cell>
          <table:table-cell table:style-name="ce115" table:formula="of:=[.G18]*CALC_ANNUITY_PAYMENT([.K18];[.E18];1/[.F18])" office:value-type="float" office:value="61.1567181252904" calcext:value-type="float">
            <text:p>61.15672</text:p>
          </table:table-cell>
          <table:table-cell table:style-name="ce115" table:formula="of:=[.G18]*[.K18]*[.F18]" office:value-type="float" office:value="13.880585887288" calcext:value-type="float">
            <text:p>13.88059</text:p>
          </table:table-cell>
          <table:table-cell table:style-name="ce115" table:formula="of:=[.G18]*[.H18]*[.F18]" office:value-type="float" office:value="6.94029294364399" calcext:value-type="float">
            <text:p>6.94029</text:p>
          </table:table-cell>
          <table:table-cell table:style-name="ce115" table:formula="of:=[.L18]-[.M18]" office:value-type="float" office:value="47.2761322380024" calcext:value-type="float">
            <text:p>47.27613</text:p>
          </table:table-cell>
          <table:table-cell table:style-name="ce115" table:formula="of:=[.G18]-[.O18]" office:value-type="float" office:value="646.753162126396" calcext:value-type="float">
            <text:p>646.7531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115" table:formula="of:=[.M18]+[.O18]" office:value-type="float" office:value="61.1567181252904" calcext:value-type="float">
            <text:p>61.15672</text:p>
          </table:table-cell>
          <table:table-cell table:style-name="ce115" table:formula="of:=[.N18]+[.O18]" office:value-type="float" office:value="54.2164251816464" calcext:value-type="float">
            <text:p>54.2164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122" table:formula="of:=[.S18]*[.V18]" office:value-type="float" office:value="59.7358046453051" calcext:value-type="float">
            <text:p>59.73580</text:p>
          </table:table-cell>
          <table:table-cell table:style-name="ce122" table:formula="of:=[.T18]*[.V18]" office:value-type="float" office:value="52.9567622739771" calcext:value-type="float">
            <text:p>52.95676</text:p>
          </table:table-cell>
          <table:table-cell table:number-columns-repeated="999"/>
        </table:table-row>
        <table:table-row table:style-name="ro1">
          <table:table-cell table:style-name="ce109" table:formula="of:=[.A18]" office:value-type="date" office:date-value="2021-12-03" calcext:value-type="date">
            <text:p>2021-12-03</text:p>
          </table:table-cell>
          <table:table-cell table:style-name="ce109" table:formula="of:=[.C18]" office:value-type="date" office:date-value="2029-06-30" calcext:value-type="date">
            <text:p>2029-06-30</text:p>
          </table:table-cell>
          <table:table-cell table:style-name="ce109" table:formula="of:=DATE(YEAR([.B19])+1;MONTH([.B19]); DAY([.B19]))" office:value-type="date" office:date-value="2030-06-30" calcext:value-type="date">
            <text:p>2030-06-30</text:p>
          </table:table-cell>
          <table:table-cell table:style-name="ce113" table:formula="of:=[.C19]-[.A19]" office:value-type="float" office:value="3131" calcext:value-type="float">
            <text:p>3,131</text:p>
          </table:table-cell>
          <table:table-cell table:style-name="ce113" table:formula="of:=[.E18]-1" office:value-type="float" office:value="12" calcext:value-type="float">
            <text:p>12</text:p>
          </table:table-cell>
          <table:table-cell table:style-name="ce115" table:formula="of:=[.F18]" office:value-type="float" office:value="1" calcext:value-type="float">
            <text:p>1.00000</text:p>
          </table:table-cell>
          <table:table-cell table:style-name="ce115" table:formula="of:=[.P18]" office:value-type="float" office:value="646.753162126396" calcext:value-type="float">
            <text:p>646.75316</text:p>
          </table:table-cell>
          <table:table-cell table:style-name="ce119" table:formula="of:=[.H18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8]" office:value-type="percentage" office:value="0.01" calcext:value-type="percentage">
            <text:p>1.00000%</text:p>
          </table:table-cell>
          <table:table-cell table:style-name="ce119" table:formula="of:=[.I19]*[.H19]+[.J19]" office:value-type="percentage" office:value="0.02" calcext:value-type="percentage">
            <text:p>2.00000%</text:p>
          </table:table-cell>
          <table:table-cell table:style-name="ce115" table:formula="of:=[.G19]*CALC_ANNUITY_PAYMENT([.K19];[.E19];1/[.F19])" office:value-type="float" office:value="61.1567181252904" calcext:value-type="float">
            <text:p>61.15672</text:p>
          </table:table-cell>
          <table:table-cell table:style-name="ce115" table:formula="of:=[.G19]*[.K19]*[.F19]" office:value-type="float" office:value="12.9350632425279" calcext:value-type="float">
            <text:p>12.93506</text:p>
          </table:table-cell>
          <table:table-cell table:style-name="ce115" table:formula="of:=[.G19]*[.H19]*[.F19]" office:value-type="float" office:value="6.46753162126396" calcext:value-type="float">
            <text:p>6.46753</text:p>
          </table:table-cell>
          <table:table-cell table:style-name="ce115" table:formula="of:=[.L19]-[.M19]" office:value-type="float" office:value="48.2216548827625" calcext:value-type="float">
            <text:p>48.22165</text:p>
          </table:table-cell>
          <table:table-cell table:style-name="ce115" table:formula="of:=[.G19]-[.O19]" office:value-type="float" office:value="598.531507243634" calcext:value-type="float">
            <text:p>598.5315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115" table:formula="of:=[.M19]+[.O19]" office:value-type="float" office:value="61.1567181252904" calcext:value-type="float">
            <text:p>61.15672</text:p>
          </table:table-cell>
          <table:table-cell table:style-name="ce115" table:formula="of:=[.N19]+[.O19]" office:value-type="float" office:value="54.6891865040264" calcext:value-type="float">
            <text:p>54.6891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122" table:formula="of:=[.S19]*[.V19]" office:value-type="float" office:value="58.988658777974" calcext:value-type="float">
            <text:p>58.98866</text:p>
          </table:table-cell>
          <table:table-cell table:style-name="ce122" table:formula="of:=[.T19]*[.V19]" office:value-type="float" office:value="52.7504068305607" calcext:value-type="float">
            <text:p>52.75041</text:p>
          </table:table-cell>
          <table:table-cell table:number-columns-repeated="999"/>
        </table:table-row>
        <table:table-row table:style-name="ro1">
          <table:table-cell table:style-name="ce109" table:formula="of:=[.A19]" office:value-type="date" office:date-value="2021-12-03" calcext:value-type="date">
            <text:p>2021-12-03</text:p>
          </table:table-cell>
          <table:table-cell table:style-name="ce109" table:formula="of:=[.C19]" office:value-type="date" office:date-value="2030-06-30" calcext:value-type="date">
            <text:p>2030-06-30</text:p>
          </table:table-cell>
          <table:table-cell table:style-name="ce109" table:formula="of:=DATE(YEAR([.B20])+1;MONTH([.B20]); DAY([.B20]))" office:value-type="date" office:date-value="2031-06-30" calcext:value-type="date">
            <text:p>2031-06-30</text:p>
          </table:table-cell>
          <table:table-cell table:style-name="ce113" table:formula="of:=[.C20]-[.A20]" office:value-type="float" office:value="3496" calcext:value-type="float">
            <text:p>3,496</text:p>
          </table:table-cell>
          <table:table-cell table:style-name="ce113" table:formula="of:=[.E19]-1" office:value-type="float" office:value="11" calcext:value-type="float">
            <text:p>11</text:p>
          </table:table-cell>
          <table:table-cell table:style-name="ce115" table:formula="of:=[.F19]" office:value-type="float" office:value="1" calcext:value-type="float">
            <text:p>1.00000</text:p>
          </table:table-cell>
          <table:table-cell table:style-name="ce115" table:formula="of:=[.P19]" office:value-type="float" office:value="598.531507243634" calcext:value-type="float">
            <text:p>598.53151</text:p>
          </table:table-cell>
          <table:table-cell table:style-name="ce119" table:formula="of:=[.H19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9]" office:value-type="percentage" office:value="0.01" calcext:value-type="percentage">
            <text:p>1.00000%</text:p>
          </table:table-cell>
          <table:table-cell table:style-name="ce119" table:formula="of:=[.I20]*[.H20]+[.J20]" office:value-type="percentage" office:value="0.02" calcext:value-type="percentage">
            <text:p>2.00000%</text:p>
          </table:table-cell>
          <table:table-cell table:style-name="ce115" table:formula="of:=[.G20]*CALC_ANNUITY_PAYMENT([.K20];[.E20];1/[.F20])" office:value-type="float" office:value="61.1567181252904" calcext:value-type="float">
            <text:p>61.15672</text:p>
          </table:table-cell>
          <table:table-cell table:style-name="ce115" table:formula="of:=[.G20]*[.K20]*[.F20]" office:value-type="float" office:value="11.9706301448727" calcext:value-type="float">
            <text:p>11.97063</text:p>
          </table:table-cell>
          <table:table-cell table:style-name="ce115" table:formula="of:=[.G20]*[.H20]*[.F20]" office:value-type="float" office:value="5.98531507243634" calcext:value-type="float">
            <text:p>5.98532</text:p>
          </table:table-cell>
          <table:table-cell table:style-name="ce115" table:formula="of:=[.L20]-[.M20]" office:value-type="float" office:value="49.1860879804177" calcext:value-type="float">
            <text:p>49.18609</text:p>
          </table:table-cell>
          <table:table-cell table:style-name="ce115" table:formula="of:=[.G20]-[.O20]" office:value-type="float" office:value="549.345419263216" calcext:value-type="float">
            <text:p>549.3454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0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115" table:formula="of:=[.M20]+[.O20]" office:value-type="float" office:value="61.1567181252904" calcext:value-type="float">
            <text:p>61.15672</text:p>
          </table:table-cell>
          <table:table-cell table:style-name="ce115" table:formula="of:=[.N20]+[.O20]" office:value-type="float" office:value="55.171403052854" calcext:value-type="float">
            <text:p>55.1714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0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122" table:formula="of:=[.S20]*[.V20]" office:value-type="float" office:value="58.1664082058828" calcext:value-type="float">
            <text:p>58.16641</text:p>
          </table:table-cell>
          <table:table-cell table:style-name="ce122" table:formula="of:=[.T20]*[.V20]" office:value-type="float" office:value="52.4737502213435" calcext:value-type="float">
            <text:p>52.47375</text:p>
          </table:table-cell>
          <table:table-cell table:number-columns-repeated="999"/>
        </table:table-row>
        <table:table-row table:style-name="ro1">
          <table:table-cell table:style-name="ce109" table:formula="of:=[.A20]" office:value-type="date" office:date-value="2021-12-03" calcext:value-type="date">
            <text:p>2021-12-03</text:p>
          </table:table-cell>
          <table:table-cell table:style-name="ce109" table:formula="of:=[.C20]" office:value-type="date" office:date-value="2031-06-30" calcext:value-type="date">
            <text:p>2031-06-30</text:p>
          </table:table-cell>
          <table:table-cell table:style-name="ce109" table:formula="of:=DATE(YEAR([.B21])+1;MONTH([.B21]); DAY([.B21]))" office:value-type="date" office:date-value="2032-06-30" calcext:value-type="date">
            <text:p>2032-06-30</text:p>
          </table:table-cell>
          <table:table-cell table:style-name="ce113" table:formula="of:=[.C21]-[.A21]" office:value-type="float" office:value="3862" calcext:value-type="float">
            <text:p>3,862</text:p>
          </table:table-cell>
          <table:table-cell table:style-name="ce113" table:formula="of:=[.E20]-1" office:value-type="float" office:value="10" calcext:value-type="float">
            <text:p>10</text:p>
          </table:table-cell>
          <table:table-cell table:style-name="ce115" table:formula="of:=[.F20]" office:value-type="float" office:value="1" calcext:value-type="float">
            <text:p>1.00000</text:p>
          </table:table-cell>
          <table:table-cell table:style-name="ce115" table:formula="of:=[.P20]" office:value-type="float" office:value="549.345419263216" calcext:value-type="float">
            <text:p>549.34542</text:p>
          </table:table-cell>
          <table:table-cell table:style-name="ce119" table:formula="of:=[.H20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0]" office:value-type="percentage" office:value="0.01" calcext:value-type="percentage">
            <text:p>1.00000%</text:p>
          </table:table-cell>
          <table:table-cell table:style-name="ce119" table:formula="of:=[.I21]*[.H21]+[.J21]" office:value-type="percentage" office:value="0.02" calcext:value-type="percentage">
            <text:p>2.00000%</text:p>
          </table:table-cell>
          <table:table-cell table:style-name="ce115" table:formula="of:=[.G21]*CALC_ANNUITY_PAYMENT([.K21];[.E21];1/[.F21])" office:value-type="float" office:value="61.1567181252904" calcext:value-type="float">
            <text:p>61.15672</text:p>
          </table:table-cell>
          <table:table-cell table:style-name="ce115" table:formula="of:=[.G21]*[.K21]*[.F21]" office:value-type="float" office:value="10.9869083852643" calcext:value-type="float">
            <text:p>10.98691</text:p>
          </table:table-cell>
          <table:table-cell table:style-name="ce115" table:formula="of:=[.G21]*[.H21]*[.F21]" office:value-type="float" office:value="5.49345419263216" calcext:value-type="float">
            <text:p>5.49345</text:p>
          </table:table-cell>
          <table:table-cell table:style-name="ce115" table:formula="of:=[.L21]-[.M21]" office:value-type="float" office:value="50.169809740026" calcext:value-type="float">
            <text:p>50.16981</text:p>
          </table:table-cell>
          <table:table-cell table:style-name="ce115" table:formula="of:=[.G21]-[.O21]" office:value-type="float" office:value="499.17560952319" calcext:value-type="float">
            <text:p>499.1756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115" table:formula="of:=[.M21]+[.O21]" office:value-type="float" office:value="61.1567181252904" calcext:value-type="float">
            <text:p>61.15672</text:p>
          </table:table-cell>
          <table:table-cell table:style-name="ce115" table:formula="of:=[.N21]+[.O21]" office:value-type="float" office:value="55.6632639326582" calcext:value-type="float">
            <text:p>55.6632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122" table:formula="of:=[.S21]*[.V21]" office:value-type="float" office:value="57.3076124555677" calcext:value-type="float">
            <text:p>57.30761</text:p>
          </table:table-cell>
          <table:table-cell table:style-name="ce122" table:formula="of:=[.T21]*[.V21]" office:value-type="float" office:value="52.1599074516985" calcext:value-type="float">
            <text:p>52.15991</text:p>
          </table:table-cell>
          <table:table-cell table:number-columns-repeated="999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32-06-30" calcext:value-type="date">
            <text:p>2032-06-30</text:p>
          </table:table-cell>
          <table:table-cell table:style-name="ce109" table:formula="of:=DATE(YEAR([.B22])+1;MONTH([.B22]); DAY([.B22]))" office:value-type="date" office:date-value="2033-06-30" calcext:value-type="date">
            <text:p>2033-06-30</text:p>
          </table:table-cell>
          <table:table-cell table:style-name="ce113" table:formula="of:=[.C22]-[.A22]" office:value-type="float" office:value="4227" calcext:value-type="float">
            <text:p>4,227</text:p>
          </table:table-cell>
          <table:table-cell table:style-name="ce113" table:formula="of:=[.E21]-1" office:value-type="float" office:value="9" calcext:value-type="float">
            <text:p>9</text:p>
          </table:table-cell>
          <table:table-cell table:style-name="ce115" table:formula="of:=[.F21]" office:value-type="float" office:value="1" calcext:value-type="float">
            <text:p>1.00000</text:p>
          </table:table-cell>
          <table:table-cell table:style-name="ce115" table:formula="of:=[.P21]" office:value-type="float" office:value="499.17560952319" calcext:value-type="float">
            <text:p>499.17561</text:p>
          </table:table-cell>
          <table:table-cell table:style-name="ce119" table:formula="of:=[.H21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1]" office:value-type="percentage" office:value="0.01" calcext:value-type="percentage">
            <text:p>1.00000%</text:p>
          </table:table-cell>
          <table:table-cell table:style-name="ce119" table:formula="of:=[.I22]*[.H22]+[.J22]" office:value-type="percentage" office:value="0.02" calcext:value-type="percentage">
            <text:p>2.00000%</text:p>
          </table:table-cell>
          <table:table-cell table:style-name="ce115" table:formula="of:=[.G22]*CALC_ANNUITY_PAYMENT([.K22];[.E22];1/[.F22])" office:value-type="float" office:value="61.1567181252904" calcext:value-type="float">
            <text:p>61.15672</text:p>
          </table:table-cell>
          <table:table-cell table:style-name="ce115" table:formula="of:=[.G22]*[.K22]*[.F22]" office:value-type="float" office:value="9.9835121904638" calcext:value-type="float">
            <text:p>9.98351</text:p>
          </table:table-cell>
          <table:table-cell table:style-name="ce115" table:formula="of:=[.G22]*[.H22]*[.F22]" office:value-type="float" office:value="4.9917560952319" calcext:value-type="float">
            <text:p>4.99176</text:p>
          </table:table-cell>
          <table:table-cell table:style-name="ce115" table:formula="of:=[.L22]-[.M22]" office:value-type="float" office:value="51.1732059348266" calcext:value-type="float">
            <text:p>51.17321</text:p>
          </table:table-cell>
          <table:table-cell table:style-name="ce115" table:formula="of:=[.G22]-[.O22]" office:value-type="float" office:value="448.002403588363" calcext:value-type="float">
            <text:p>448.0024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115" table:formula="of:=[.M22]+[.O22]" office:value-type="float" office:value="61.1567181252904" calcext:value-type="float">
            <text:p>61.15672</text:p>
          </table:table-cell>
          <table:table-cell table:style-name="ce115" table:formula="of:=[.N22]+[.O22]" office:value-type="float" office:value="56.1649620300585" calcext:value-type="float">
            <text:p>56.1649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122" table:formula="of:=[.S22]*[.V22]" office:value-type="float" office:value="56.3947441920354" calcext:value-type="float">
            <text:p>56.39474</text:p>
          </table:table-cell>
          <table:table-cell table:style-name="ce122" table:formula="of:=[.T22]*[.V22]" office:value-type="float" office:value="51.7916716811312" calcext:value-type="float">
            <text:p>51.79167</text:p>
          </table:table-cell>
          <table:table-cell table:number-columns-repeated="999"/>
        </table:table-row>
        <table:table-row table:style-name="ro1">
          <table:table-cell table:style-name="ce109" table:formula="of:=[.A22]" office:value-type="date" office:date-value="2021-12-03" calcext:value-type="date">
            <text:p>2021-12-03</text:p>
          </table:table-cell>
          <table:table-cell table:style-name="ce109" table:formula="of:=[.C22]" office:value-type="date" office:date-value="2033-06-30" calcext:value-type="date">
            <text:p>2033-06-30</text:p>
          </table:table-cell>
          <table:table-cell table:style-name="ce109" table:formula="of:=DATE(YEAR([.B23])+1;MONTH([.B23]); DAY([.B23]))" office:value-type="date" office:date-value="2034-06-30" calcext:value-type="date">
            <text:p>2034-06-30</text:p>
          </table:table-cell>
          <table:table-cell table:style-name="ce113" table:formula="of:=[.C23]-[.A23]" office:value-type="float" office:value="4592" calcext:value-type="float">
            <text:p>4,592</text:p>
          </table:table-cell>
          <table:table-cell table:style-name="ce113" table:formula="of:=[.E22]-1" office:value-type="float" office:value="8" calcext:value-type="float">
            <text:p>8</text:p>
          </table:table-cell>
          <table:table-cell table:style-name="ce115" table:formula="of:=[.F22]" office:value-type="float" office:value="1" calcext:value-type="float">
            <text:p>1.00000</text:p>
          </table:table-cell>
          <table:table-cell table:style-name="ce115" table:formula="of:=[.P22]" office:value-type="float" office:value="448.002403588363" calcext:value-type="float">
            <text:p>448.00240</text:p>
          </table:table-cell>
          <table:table-cell table:style-name="ce119" table:formula="of:=[.H22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2]" office:value-type="percentage" office:value="0.01" calcext:value-type="percentage">
            <text:p>1.00000%</text:p>
          </table:table-cell>
          <table:table-cell table:style-name="ce119" table:formula="of:=[.I23]*[.H23]+[.J23]" office:value-type="percentage" office:value="0.02" calcext:value-type="percentage">
            <text:p>2.00000%</text:p>
          </table:table-cell>
          <table:table-cell table:style-name="ce115" table:formula="of:=[.G23]*CALC_ANNUITY_PAYMENT([.K23];[.E23];1/[.F23])" office:value-type="float" office:value="61.1567181252904" calcext:value-type="float">
            <text:p>61.15672</text:p>
          </table:table-cell>
          <table:table-cell table:style-name="ce115" table:formula="of:=[.G23]*[.K23]*[.F23]" office:value-type="float" office:value="8.96004807176727" calcext:value-type="float">
            <text:p>8.96005</text:p>
          </table:table-cell>
          <table:table-cell table:style-name="ce115" table:formula="of:=[.G23]*[.H23]*[.F23]" office:value-type="float" office:value="4.48002403588363" calcext:value-type="float">
            <text:p>4.48002</text:p>
          </table:table-cell>
          <table:table-cell table:style-name="ce115" table:formula="of:=[.L23]-[.M23]" office:value-type="float" office:value="52.1966700535231" calcext:value-type="float">
            <text:p>52.19667</text:p>
          </table:table-cell>
          <table:table-cell table:style-name="ce115" table:formula="of:=[.G23]-[.O23]" office:value-type="float" office:value="395.80573353484" calcext:value-type="float">
            <text:p>395.8057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115" table:formula="of:=[.M23]+[.O23]" office:value-type="float" office:value="61.1567181252904" calcext:value-type="float">
            <text:p>61.15672</text:p>
          </table:table-cell>
          <table:table-cell table:style-name="ce115" table:formula="of:=[.N23]+[.O23]" office:value-type="float" office:value="56.6766940894067" calcext:value-type="float">
            <text:p>56.6766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122" table:formula="of:=[.S23]*[.V23]" office:value-type="float" office:value="55.5098486432214" calcext:value-type="float">
            <text:p>55.50985</text:p>
          </table:table-cell>
          <table:table-cell table:style-name="ce122" table:formula="of:=[.T23]*[.V23]" office:value-type="float" office:value="51.4434849832157" calcext:value-type="float">
            <text:p>51.44348</text:p>
          </table:table-cell>
          <table:table-cell table:number-columns-repeated="999"/>
        </table:table-row>
        <table:table-row table:style-name="ro1">
          <table:table-cell table:style-name="ce109" table:formula="of:=[.A23]" office:value-type="date" office:date-value="2021-12-03" calcext:value-type="date">
            <text:p>2021-12-03</text:p>
          </table:table-cell>
          <table:table-cell table:style-name="ce109" table:formula="of:=[.C23]" office:value-type="date" office:date-value="2034-06-30" calcext:value-type="date">
            <text:p>2034-06-30</text:p>
          </table:table-cell>
          <table:table-cell table:style-name="ce109" table:formula="of:=DATE(YEAR([.B24])+1;MONTH([.B24]); DAY([.B24]))" office:value-type="date" office:date-value="2035-06-30" calcext:value-type="date">
            <text:p>2035-06-30</text:p>
          </table:table-cell>
          <table:table-cell table:style-name="ce113" table:formula="of:=[.C24]-[.A24]" office:value-type="float" office:value="4957" calcext:value-type="float">
            <text:p>4,957</text:p>
          </table:table-cell>
          <table:table-cell table:style-name="ce113" table:formula="of:=[.E23]-1" office:value-type="float" office:value="7" calcext:value-type="float">
            <text:p>7</text:p>
          </table:table-cell>
          <table:table-cell table:style-name="ce115" table:formula="of:=[.F23]" office:value-type="float" office:value="1" calcext:value-type="float">
            <text:p>1.00000</text:p>
          </table:table-cell>
          <table:table-cell table:style-name="ce115" table:formula="of:=[.P23]" office:value-type="float" office:value="395.80573353484" calcext:value-type="float">
            <text:p>395.80573</text:p>
          </table:table-cell>
          <table:table-cell table:style-name="ce119" table:formula="of:=[.H23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3]" office:value-type="percentage" office:value="0.01" calcext:value-type="percentage">
            <text:p>1.00000%</text:p>
          </table:table-cell>
          <table:table-cell table:style-name="ce119" table:formula="of:=[.I24]*[.H24]+[.J24]" office:value-type="percentage" office:value="0.02" calcext:value-type="percentage">
            <text:p>2.00000%</text:p>
          </table:table-cell>
          <table:table-cell table:style-name="ce115" table:formula="of:=[.G24]*CALC_ANNUITY_PAYMENT([.K24];[.E24];1/[.F24])" office:value-type="float" office:value="61.1567181252904" calcext:value-type="float">
            <text:p>61.15672</text:p>
          </table:table-cell>
          <table:table-cell table:style-name="ce115" table:formula="of:=[.G24]*[.K24]*[.F24]" office:value-type="float" office:value="7.9161146706968" calcext:value-type="float">
            <text:p>7.91611</text:p>
          </table:table-cell>
          <table:table-cell table:style-name="ce115" table:formula="of:=[.G24]*[.H24]*[.F24]" office:value-type="float" office:value="3.9580573353484" calcext:value-type="float">
            <text:p>3.95806</text:p>
          </table:table-cell>
          <table:table-cell table:style-name="ce115" table:formula="of:=[.L24]-[.M24]" office:value-type="float" office:value="53.2406034545936" calcext:value-type="float">
            <text:p>53.24060</text:p>
          </table:table-cell>
          <table:table-cell table:style-name="ce115" table:formula="of:=[.G24]-[.O24]" office:value-type="float" office:value="342.565130080247" calcext:value-type="float">
            <text:p>342.5651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4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115" table:formula="of:=[.M24]+[.O24]" office:value-type="float" office:value="61.1567181252904" calcext:value-type="float">
            <text:p>61.15672</text:p>
          </table:table-cell>
          <table:table-cell table:style-name="ce115" table:formula="of:=[.N24]+[.O24]" office:value-type="float" office:value="57.198660789942" calcext:value-type="float">
            <text:p>57.1986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4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122" table:formula="of:=[.S24]*[.V24]" office:value-type="float" office:value="54.6469629972476" calcext:value-type="float">
            <text:p>54.64696</text:p>
          </table:table-cell>
          <table:table-cell table:style-name="ce122" table:formula="of:=[.T24]*[.V24]" office:value-type="float" office:value="51.1102164324197" calcext:value-type="float">
            <text:p>51.11022</text:p>
          </table:table-cell>
          <table:table-cell table:number-columns-repeated="999"/>
        </table:table-row>
        <table:table-row table:style-name="ro1">
          <table:table-cell table:style-name="ce109" table:formula="of:=[.A24]" office:value-type="date" office:date-value="2021-12-03" calcext:value-type="date">
            <text:p>2021-12-03</text:p>
          </table:table-cell>
          <table:table-cell table:style-name="ce109" table:formula="of:=[.C24]" office:value-type="date" office:date-value="2035-06-30" calcext:value-type="date">
            <text:p>2035-06-30</text:p>
          </table:table-cell>
          <table:table-cell table:style-name="ce109" table:formula="of:=DATE(YEAR([.B25])+1;MONTH([.B25]); DAY([.B25]))" office:value-type="date" office:date-value="2036-06-30" calcext:value-type="date">
            <text:p>2036-06-30</text:p>
          </table:table-cell>
          <table:table-cell table:style-name="ce113" table:formula="of:=[.C25]-[.A25]" office:value-type="float" office:value="5323" calcext:value-type="float">
            <text:p>5,323</text:p>
          </table:table-cell>
          <table:table-cell table:style-name="ce113" table:formula="of:=[.E24]-1" office:value-type="float" office:value="6" calcext:value-type="float">
            <text:p>6</text:p>
          </table:table-cell>
          <table:table-cell table:style-name="ce115" table:formula="of:=[.F24]" office:value-type="float" office:value="1" calcext:value-type="float">
            <text:p>1.00000</text:p>
          </table:table-cell>
          <table:table-cell table:style-name="ce115" table:formula="of:=[.P24]" office:value-type="float" office:value="342.565130080247" calcext:value-type="float">
            <text:p>342.56513</text:p>
          </table:table-cell>
          <table:table-cell table:style-name="ce119" table:formula="of:=[.H24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4]" office:value-type="percentage" office:value="0.01" calcext:value-type="percentage">
            <text:p>1.00000%</text:p>
          </table:table-cell>
          <table:table-cell table:style-name="ce119" table:formula="of:=[.I25]*[.H25]+[.J25]" office:value-type="percentage" office:value="0.02" calcext:value-type="percentage">
            <text:p>2.00000%</text:p>
          </table:table-cell>
          <table:table-cell table:style-name="ce115" table:formula="of:=[.G25]*CALC_ANNUITY_PAYMENT([.K25];[.E25];1/[.F25])" office:value-type="float" office:value="61.1567181252904" calcext:value-type="float">
            <text:p>61.15672</text:p>
          </table:table-cell>
          <table:table-cell table:style-name="ce115" table:formula="of:=[.G25]*[.K25]*[.F25]" office:value-type="float" office:value="6.85130260160493" calcext:value-type="float">
            <text:p>6.85130</text:p>
          </table:table-cell>
          <table:table-cell table:style-name="ce115" table:formula="of:=[.G25]*[.H25]*[.F25]" office:value-type="float" office:value="3.42565130080247" calcext:value-type="float">
            <text:p>3.42565</text:p>
          </table:table-cell>
          <table:table-cell table:style-name="ce115" table:formula="of:=[.L25]-[.M25]" office:value-type="float" office:value="54.3054155236854" calcext:value-type="float">
            <text:p>54.30542</text:p>
          </table:table-cell>
          <table:table-cell table:style-name="ce115" table:formula="of:=[.G25]-[.O25]" office:value-type="float" office:value="288.259714556561" calcext:value-type="float">
            <text:p>288.2597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115" table:formula="of:=[.M25]+[.O25]" office:value-type="float" office:value="61.1567181252904" calcext:value-type="float">
            <text:p>61.15672</text:p>
          </table:table-cell>
          <table:table-cell table:style-name="ce115" table:formula="of:=[.N25]+[.O25]" office:value-type="float" office:value="57.7310668244879" calcext:value-type="float">
            <text:p>57.73107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122" table:formula="of:=[.S25]*[.V25]" office:value-type="float" office:value="53.7340847371266" calcext:value-type="float">
            <text:p>53.73408</text:p>
          </table:table-cell>
          <table:table-cell table:style-name="ce122" table:formula="of:=[.T25]*[.V25]" office:value-type="float" office:value="50.7242071158315" calcext:value-type="float">
            <text:p>50.72421</text:p>
          </table:table-cell>
          <table:table-cell table:number-columns-repeated="999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36-06-30" calcext:value-type="date">
            <text:p>2036-06-30</text:p>
          </table:table-cell>
          <table:table-cell table:style-name="ce109" table:formula="of:=DATE(YEAR([.B26])+1;MONTH([.B26]); DAY([.B26]))" office:value-type="date" office:date-value="2037-06-30" calcext:value-type="date">
            <text:p>2037-06-30</text:p>
          </table:table-cell>
          <table:table-cell table:style-name="ce113" table:formula="of:=[.C26]-[.A26]" office:value-type="float" office:value="5688" calcext:value-type="float">
            <text:p>5,688</text:p>
          </table:table-cell>
          <table:table-cell table:style-name="ce113" table:formula="of:=[.E25]-1" office:value-type="float" office:value="5" calcext:value-type="float">
            <text:p>5</text:p>
          </table:table-cell>
          <table:table-cell table:style-name="ce115" table:formula="of:=[.F25]" office:value-type="float" office:value="1" calcext:value-type="float">
            <text:p>1.00000</text:p>
          </table:table-cell>
          <table:table-cell table:style-name="ce115" table:formula="of:=[.P25]" office:value-type="float" office:value="288.259714556561" calcext:value-type="float">
            <text:p>288.25971</text:p>
          </table:table-cell>
          <table:table-cell table:style-name="ce119" table:formula="of:=[.H25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5]" office:value-type="percentage" office:value="0.01" calcext:value-type="percentage">
            <text:p>1.00000%</text:p>
          </table:table-cell>
          <table:table-cell table:style-name="ce119" table:formula="of:=[.I26]*[.H26]+[.J26]" office:value-type="percentage" office:value="0.02" calcext:value-type="percentage">
            <text:p>2.00000%</text:p>
          </table:table-cell>
          <table:table-cell table:style-name="ce115" table:formula="of:=[.G26]*CALC_ANNUITY_PAYMENT([.K26];[.E26];1/[.F26])" office:value-type="float" office:value="61.1567181252904" calcext:value-type="float">
            <text:p>61.15672</text:p>
          </table:table-cell>
          <table:table-cell table:style-name="ce115" table:formula="of:=[.G26]*[.K26]*[.F26]" office:value-type="float" office:value="5.76519429113122" calcext:value-type="float">
            <text:p>5.76519</text:p>
          </table:table-cell>
          <table:table-cell table:style-name="ce115" table:formula="of:=[.G26]*[.H26]*[.F26]" office:value-type="float" office:value="2.88259714556561" calcext:value-type="float">
            <text:p>2.88260</text:p>
          </table:table-cell>
          <table:table-cell table:style-name="ce115" table:formula="of:=[.L26]-[.M26]" office:value-type="float" office:value="55.3915238341591" calcext:value-type="float">
            <text:p>55.39152</text:p>
          </table:table-cell>
          <table:table-cell table:style-name="ce115" table:formula="of:=[.G26]-[.O26]" office:value-type="float" office:value="232.868190722402" calcext:value-type="float">
            <text:p>232.8681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15" table:formula="of:=[.M26]+[.O26]" office:value-type="float" office:value="61.1567181252904" calcext:value-type="float">
            <text:p>61.15672</text:p>
          </table:table-cell>
          <table:table-cell table:style-name="ce115" table:formula="of:=[.N26]+[.O26]" office:value-type="float" office:value="58.2741209797247" calcext:value-type="float">
            <text:p>58.2741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22" table:formula="of:=[.S26]*[.V26]" office:value-type="float" office:value="52.9261624045912" calcext:value-type="float">
            <text:p>52.92616</text:p>
          </table:table-cell>
          <table:table-cell table:style-name="ce122" table:formula="of:=[.T26]*[.V26]" office:value-type="float" office:value="50.4315091702456" calcext:value-type="float">
            <text:p>50.43151</text:p>
          </table:table-cell>
          <table:table-cell table:number-columns-repeated="999"/>
        </table:table-row>
        <table:table-row table:style-name="ro1">
          <table:table-cell table:style-name="ce109" table:formula="of:=[.A26]" office:value-type="date" office:date-value="2021-12-03" calcext:value-type="date">
            <text:p>2021-12-03</text:p>
          </table:table-cell>
          <table:table-cell table:style-name="ce109" table:formula="of:=[.C26]" office:value-type="date" office:date-value="2037-06-30" calcext:value-type="date">
            <text:p>2037-06-30</text:p>
          </table:table-cell>
          <table:table-cell table:style-name="ce109" table:formula="of:=DATE(YEAR([.B27])+1;MONTH([.B27]); DAY([.B27]))" office:value-type="date" office:date-value="2038-06-30" calcext:value-type="date">
            <text:p>2038-06-30</text:p>
          </table:table-cell>
          <table:table-cell table:style-name="ce113" table:formula="of:=[.C27]-[.A27]" office:value-type="float" office:value="6053" calcext:value-type="float">
            <text:p>6,053</text:p>
          </table:table-cell>
          <table:table-cell table:style-name="ce113" table:formula="of:=[.E26]-1" office:value-type="float" office:value="4" calcext:value-type="float">
            <text:p>4</text:p>
          </table:table-cell>
          <table:table-cell table:style-name="ce115" table:formula="of:=[.F26]" office:value-type="float" office:value="1" calcext:value-type="float">
            <text:p>1.00000</text:p>
          </table:table-cell>
          <table:table-cell table:style-name="ce115" table:formula="of:=[.P26]" office:value-type="float" office:value="232.868190722402" calcext:value-type="float">
            <text:p>232.86819</text:p>
          </table:table-cell>
          <table:table-cell table:style-name="ce119" table:formula="of:=[.H26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6]" office:value-type="percentage" office:value="0.01" calcext:value-type="percentage">
            <text:p>1.00000%</text:p>
          </table:table-cell>
          <table:table-cell table:style-name="ce119" table:formula="of:=[.I27]*[.H27]+[.J27]" office:value-type="percentage" office:value="0.02" calcext:value-type="percentage">
            <text:p>2.00000%</text:p>
          </table:table-cell>
          <table:table-cell table:style-name="ce115" table:formula="of:=[.G27]*CALC_ANNUITY_PAYMENT([.K27];[.E27];1/[.F27])" office:value-type="float" office:value="61.1567181252904" calcext:value-type="float">
            <text:p>61.15672</text:p>
          </table:table-cell>
          <table:table-cell table:style-name="ce115" table:formula="of:=[.G27]*[.K27]*[.F27]" office:value-type="float" office:value="4.65736381444804" calcext:value-type="float">
            <text:p>4.65736</text:p>
          </table:table-cell>
          <table:table-cell table:style-name="ce115" table:formula="of:=[.G27]*[.H27]*[.F27]" office:value-type="float" office:value="2.32868190722402" calcext:value-type="float">
            <text:p>2.32868</text:p>
          </table:table-cell>
          <table:table-cell table:style-name="ce115" table:formula="of:=[.L27]-[.M27]" office:value-type="float" office:value="56.4993543108423" calcext:value-type="float">
            <text:p>56.49935</text:p>
          </table:table-cell>
          <table:table-cell table:style-name="ce115" table:formula="of:=[.G27]-[.O27]" office:value-type="float" office:value="176.36883641156" calcext:value-type="float">
            <text:p>176.3688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15" table:formula="of:=[.M27]+[.O27]" office:value-type="float" office:value="61.1567181252904" calcext:value-type="float">
            <text:p>61.15672</text:p>
          </table:table-cell>
          <table:table-cell table:style-name="ce115" table:formula="of:=[.N27]+[.O27]" office:value-type="float" office:value="58.8280362180664" calcext:value-type="float">
            <text:p>58.8280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22" table:formula="of:=[.S27]*[.V27]" office:value-type="float" office:value="52.2029798650621" calcext:value-type="float">
            <text:p>52.20298</text:p>
          </table:table-cell>
          <table:table-cell table:style-name="ce122" table:formula="of:=[.T27]*[.V27]" office:value-type="float" office:value="50.2152320191769" calcext:value-type="float">
            <text:p>50.21523</text:p>
          </table:table-cell>
          <table:table-cell table:number-columns-repeated="999"/>
        </table:table-row>
        <table:table-row table:style-name="ro1">
          <table:table-cell table:style-name="ce109" table:formula="of:=[.A27]" office:value-type="date" office:date-value="2021-12-03" calcext:value-type="date">
            <text:p>2021-12-03</text:p>
          </table:table-cell>
          <table:table-cell table:style-name="ce109" table:formula="of:=[.C27]" office:value-type="date" office:date-value="2038-06-30" calcext:value-type="date">
            <text:p>2038-06-30</text:p>
          </table:table-cell>
          <table:table-cell table:style-name="ce109" table:formula="of:=DATE(YEAR([.B28])+1;MONTH([.B28]); DAY([.B28]))" office:value-type="date" office:date-value="2039-06-30" calcext:value-type="date">
            <text:p>2039-06-30</text:p>
          </table:table-cell>
          <table:table-cell table:style-name="ce113" table:formula="of:=[.C28]-[.A28]" office:value-type="float" office:value="6418" calcext:value-type="float">
            <text:p>6,418</text:p>
          </table:table-cell>
          <table:table-cell table:style-name="ce113" table:formula="of:=[.E27]-1" office:value-type="float" office:value="3" calcext:value-type="float">
            <text:p>3</text:p>
          </table:table-cell>
          <table:table-cell table:style-name="ce115" table:formula="of:=[.F27]" office:value-type="float" office:value="1" calcext:value-type="float">
            <text:p>1.00000</text:p>
          </table:table-cell>
          <table:table-cell table:style-name="ce115" table:formula="of:=[.P27]" office:value-type="float" office:value="176.36883641156" calcext:value-type="float">
            <text:p>176.36884</text:p>
          </table:table-cell>
          <table:table-cell table:style-name="ce119" table:formula="of:=[.H27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7]" office:value-type="percentage" office:value="0.01" calcext:value-type="percentage">
            <text:p>1.00000%</text:p>
          </table:table-cell>
          <table:table-cell table:style-name="ce119" table:formula="of:=[.I28]*[.H28]+[.J28]" office:value-type="percentage" office:value="0.02" calcext:value-type="percentage">
            <text:p>2.00000%</text:p>
          </table:table-cell>
          <table:table-cell table:style-name="ce115" table:formula="of:=[.G28]*CALC_ANNUITY_PAYMENT([.K28];[.E28];1/[.F28])" office:value-type="float" office:value="61.1567181252904" calcext:value-type="float">
            <text:p>61.15672</text:p>
          </table:table-cell>
          <table:table-cell table:style-name="ce115" table:formula="of:=[.G28]*[.K28]*[.F28]" office:value-type="float" office:value="3.5273767282312" calcext:value-type="float">
            <text:p>3.52738</text:p>
          </table:table-cell>
          <table:table-cell table:style-name="ce115" table:formula="of:=[.G28]*[.H28]*[.F28]" office:value-type="float" office:value="1.7636883641156" calcext:value-type="float">
            <text:p>1.76369</text:p>
          </table:table-cell>
          <table:table-cell table:style-name="ce115" table:formula="of:=[.L28]-[.M28]" office:value-type="float" office:value="57.6293413970592" calcext:value-type="float">
            <text:p>57.62934</text:p>
          </table:table-cell>
          <table:table-cell table:style-name="ce115" table:formula="of:=[.G28]-[.O28]" office:value-type="float" office:value="118.739495014501" calcext:value-type="float">
            <text:p>118.7395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8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15" table:formula="of:=[.M28]+[.O28]" office:value-type="float" office:value="61.1567181252904" calcext:value-type="float">
            <text:p>61.15672</text:p>
          </table:table-cell>
          <table:table-cell table:style-name="ce115" table:formula="of:=[.N28]+[.O28]" office:value-type="float" office:value="59.3930297611747" calcext:value-type="float">
            <text:p>59.3930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8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22" table:formula="of:=[.S28]*[.V28]" office:value-type="float" office:value="51.4642274782386" calcext:value-type="float">
            <text:p>51.46423</text:p>
          </table:table-cell>
          <table:table-cell table:style-name="ce122" table:formula="of:=[.T28]*[.V28]" office:value-type="float" office:value="49.9800592305962" calcext:value-type="float">
            <text:p>49.98006</text:p>
          </table:table-cell>
          <table:table-cell table:number-columns-repeated="999"/>
        </table:table-row>
        <table:table-row table:style-name="ro1">
          <table:table-cell table:style-name="ce109" table:formula="of:=[.A28]" office:value-type="date" office:date-value="2021-12-03" calcext:value-type="date">
            <text:p>2021-12-03</text:p>
          </table:table-cell>
          <table:table-cell table:style-name="ce109" table:formula="of:=[.C28]" office:value-type="date" office:date-value="2039-06-30" calcext:value-type="date">
            <text:p>2039-06-30</text:p>
          </table:table-cell>
          <table:table-cell table:style-name="ce109" table:formula="of:=DATE(YEAR([.B29])+1;MONTH([.B29]); DAY([.B29]))" office:value-type="date" office:date-value="2040-06-30" calcext:value-type="date">
            <text:p>2040-06-30</text:p>
          </table:table-cell>
          <table:table-cell table:style-name="ce113" table:formula="of:=[.C29]-[.A29]" office:value-type="float" office:value="6784" calcext:value-type="float">
            <text:p>6,784</text:p>
          </table:table-cell>
          <table:table-cell table:style-name="ce113" table:formula="of:=[.E28]-1" office:value-type="float" office:value="2" calcext:value-type="float">
            <text:p>2</text:p>
          </table:table-cell>
          <table:table-cell table:style-name="ce115" table:formula="of:=[.F28]" office:value-type="float" office:value="1" calcext:value-type="float">
            <text:p>1.00000</text:p>
          </table:table-cell>
          <table:table-cell table:style-name="ce115" table:formula="of:=[.P28]" office:value-type="float" office:value="118.739495014501" calcext:value-type="float">
            <text:p>118.73950</text:p>
          </table:table-cell>
          <table:table-cell table:style-name="ce119" table:formula="of:=[.H28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8]" office:value-type="percentage" office:value="0.01" calcext:value-type="percentage">
            <text:p>1.00000%</text:p>
          </table:table-cell>
          <table:table-cell table:style-name="ce119" table:formula="of:=[.I29]*[.H29]+[.J29]" office:value-type="percentage" office:value="0.02" calcext:value-type="percentage">
            <text:p>2.00000%</text:p>
          </table:table-cell>
          <table:table-cell table:style-name="ce115" table:formula="of:=[.G29]*CALC_ANNUITY_PAYMENT([.K29];[.E29];1/[.F29])" office:value-type="float" office:value="61.1567181252904" calcext:value-type="float">
            <text:p>61.15672</text:p>
          </table:table-cell>
          <table:table-cell table:style-name="ce115" table:formula="of:=[.G29]*[.K29]*[.F29]" office:value-type="float" office:value="2.37478990029001" calcext:value-type="float">
            <text:p>2.37479</text:p>
          </table:table-cell>
          <table:table-cell table:style-name="ce115" table:formula="of:=[.G29]*[.H29]*[.F29]" office:value-type="float" office:value="1.18739495014501" calcext:value-type="float">
            <text:p>1.18739</text:p>
          </table:table-cell>
          <table:table-cell table:style-name="ce115" table:formula="of:=[.L29]-[.M29]" office:value-type="float" office:value="58.7819282250003" calcext:value-type="float">
            <text:p>58.78193</text:p>
          </table:table-cell>
          <table:table-cell table:style-name="ce115" table:formula="of:=[.G29]-[.O29]" office:value-type="float" office:value="59.9575667895003" calcext:value-type="float">
            <text:p>59.95757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15" table:formula="of:=[.M29]+[.O29]" office:value-type="float" office:value="61.1567181252904" calcext:value-type="float">
            <text:p>61.15672</text:p>
          </table:table-cell>
          <table:table-cell table:style-name="ce115" table:formula="of:=[.N29]+[.O29]" office:value-type="float" office:value="59.9693231751454" calcext:value-type="float">
            <text:p>59.9693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22" table:formula="of:=[.S29]*[.V29]" office:value-type="float" office:value="50.7068043058711" calcext:value-type="float">
            <text:p>50.70680</text:p>
          </table:table-cell>
          <table:table-cell table:style-name="ce122" table:formula="of:=[.T29]*[.V29]" office:value-type="float" office:value="49.7223008005092" calcext:value-type="float">
            <text:p>49.72230</text:p>
          </table:table-cell>
          <table:table-cell table:number-columns-repeated="999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40-06-30" calcext:value-type="date">
            <text:p>2040-06-30</text:p>
          </table:table-cell>
          <table:table-cell table:style-name="ce109" table:formula="of:=DATE(YEAR([.B30])+1;MONTH([.B30]); DAY([.B30]))" office:value-type="date" office:date-value="2041-06-30" calcext:value-type="date">
            <text:p>2041-06-30</text:p>
          </table:table-cell>
          <table:table-cell table:style-name="ce113" table:formula="of:=[.C30]-[.A30]" office:value-type="float" office:value="7149" calcext:value-type="float">
            <text:p>7,149</text:p>
          </table:table-cell>
          <table:table-cell table:style-name="ce113" table:formula="of:=[.E29]-1" office:value-type="float" office:value="1" calcext:value-type="float">
            <text:p>1</text:p>
          </table:table-cell>
          <table:table-cell table:style-name="ce115" table:formula="of:=[.F29]" office:value-type="float" office:value="1" calcext:value-type="float">
            <text:p>1.00000</text:p>
          </table:table-cell>
          <table:table-cell table:style-name="ce115" table:formula="of:=[.P29]" office:value-type="float" office:value="59.9575667895003" calcext:value-type="float">
            <text:p>59.95757</text:p>
          </table:table-cell>
          <table:table-cell table:style-name="ce119" table:formula="of:=[.H29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9]" office:value-type="percentage" office:value="0.01" calcext:value-type="percentage">
            <text:p>1.00000%</text:p>
          </table:table-cell>
          <table:table-cell table:style-name="ce119" table:formula="of:=[.I30]*[.H30]+[.J30]" office:value-type="percentage" office:value="0.02" calcext:value-type="percentage">
            <text:p>2.00000%</text:p>
          </table:table-cell>
          <table:table-cell table:style-name="ce115" table:formula="of:=[.G30]*CALC_ANNUITY_PAYMENT([.K30];[.E30];1/[.F30])" office:value-type="float" office:value="61.1567181252903" calcext:value-type="float">
            <text:p>61.15672</text:p>
          </table:table-cell>
          <table:table-cell table:style-name="ce115" table:formula="of:=[.G30]*[.K30]*[.F30]" office:value-type="float" office:value="1.19915133579001" calcext:value-type="float">
            <text:p>1.19915</text:p>
          </table:table-cell>
          <table:table-cell table:style-name="ce115" table:formula="of:=[.G30]*[.H30]*[.F30]" office:value-type="float" office:value="0.599575667895003" calcext:value-type="float">
            <text:p>0.59958</text:p>
          </table:table-cell>
          <table:table-cell table:style-name="ce115" table:formula="of:=[.L30]-[.M30]" office:value-type="float" office:value="59.9575667895003" calcext:value-type="float">
            <text:p>59.95757</text:p>
          </table:table-cell>
          <table:table-cell table:style-name="ce115" table:formula="of:=[.G30]-[.O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15" table:formula="of:=[.M30]+[.O30]" office:value-type="float" office:value="61.1567181252903" calcext:value-type="float">
            <text:p>61.15672</text:p>
          </table:table-cell>
          <table:table-cell table:style-name="ce115" table:formula="of:=[.N30]+[.O30]" office:value-type="float" office:value="60.5571424573953" calcext:value-type="float">
            <text:p>60.5571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22" table:formula="of:=[.S30]*[.V30]" office:value-type="float" office:value="49.9359514384645" calcext:value-type="float">
            <text:p>49.93595</text:p>
          </table:table-cell>
          <table:table-cell table:style-name="ce122" table:formula="of:=[.T30]*[.V30]" office:value-type="float" office:value="49.446383287107" calcext:value-type="float">
            <text:p>49.44638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69"/>
          <table:table-cell table:number-columns-repeated="5"/>
          <table:table-cell table:style-name="Default"/>
          <table:table-cell table:number-columns-repeated="2"/>
          <table:table-cell table:style-name="ce123" table:formula="of:=SUM([.W11:.W30])" office:value-type="float" office:value="1139.26999045288" calcext:value-type="float">
            <text:p>1,139.26999</text:p>
          </table:table-cell>
          <table:table-cell table:style-name="ce123" table:formula="of:=SUM([.X11:.X30])" office:value-type="float" office:value="1031.74386676914" calcext:value-type="float">
            <text:p>1,031.74387</text:p>
          </table:table-cell>
          <table:table-cell table:number-columns-repeated="999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NN02" table:style-name="ta5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41" table:default-cell-style-name="ce106"/>
        <table:table-column table:style-name="co18" table:default-cell-style-name="ce106"/>
        <table:table-column table:style-name="co42" table:default-cell-style-name="ce106"/>
        <table:table-column table:style-name="co43" table:default-cell-style-name="ce106"/>
        <table:table-column table:style-name="co44" table:default-cell-style-name="ce106"/>
        <table:table-column table:style-name="co45" table:default-cell-style-name="ce106"/>
        <table:table-column table:style-name="co7" table:default-cell-style-name="ce106"/>
        <table:table-column table:style-name="co22" table:default-cell-style-name="ce106"/>
        <table:table-column table:style-name="co46" table:default-cell-style-name="ce106"/>
        <table:table-column table:style-name="co47" table:default-cell-style-name="ce106"/>
        <table:table-column table:style-name="co39" table:default-cell-style-name="ce106"/>
        <table:table-column table:style-name="co45" table:default-cell-style-name="ce106"/>
        <table:table-column table:style-name="co38" table:default-cell-style-name="ce106"/>
        <table:table-column table:style-name="co21" table:default-cell-style-name="ce106"/>
        <table:table-column table:style-name="co45" table:default-cell-style-name="ce106"/>
        <table:table-column table:style-name="co28" table:default-cell-style-name="ce106"/>
        <table:table-column table:style-name="co45" table:number-columns-repeated="2" table:default-cell-style-name="ce106"/>
        <table:table-column table:style-name="co48" table:default-cell-style-name="ce106"/>
        <table:table-column table:style-name="co49" table:default-cell-style-name="ce106"/>
        <table:table-column table:style-name="co31" table:default-cell-style-name="ce106"/>
        <table:table-column table:style-name="co50" table:default-cell-style-name="ce106"/>
        <table:table-column table:style-name="co51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2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ann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acc_int</text:p>
          </table:table-cell>
          <table:table-cell table:style-name="ce100" office:value-type="string" calcext:value-type="string">
            <text:p>internal_rate</text:p>
          </table:table-cell>
          <table:table-cell table:style-name="ce100" office:value-type="string" calcext:value-type="string">
            <text:p>rate_mult</text:p>
          </table:table-cell>
          <table:table-cell table:style-name="ce100" office:value-type="string" calcext:value-type="string">
            <text:p>rate_add</text:p>
          </table:table-cell>
          <table:table-cell table:style-name="ce100" office:value-type="string" calcext:value-type="string">
            <text:p>first_ann_date</text:p>
          </table:table-cell>
          <table:table-cell table:style-name="ce100" office:value-type="string" calcext:value-type="string">
            <text:p>ann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table:number-columns-repeated="3" office:value-type="string" calcext:value-type="string">
            <text:p>CHAR</text:p>
          </table:table-cell>
          <table:table-cell table:style-name="ce111" office:value-type="string" calcext:value-type="string">
            <text:p>CHAR</text:p>
          </table:table-cell>
          <table:table-cell table:number-columns-repeated="8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CHA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60630" calcext:value-type="float">
            <text:p>20260630</text:p>
          </table:table-cell>
          <table:table-cell office:value-type="string" calcext:value-type="string">
            <text:p>5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10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60630" calcext:value-type="float">
            <text:p>20260630</text:p>
          </table:table-cell>
          <table:table-cell office:value-type="string" calcext:value-type="string">
            <text:p>5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table:number-columns-repeated="29"/>
          <table:table-cell table:style-name="ce69" table:number-columns-repeated="2"/>
          <table:table-cell table:number-columns-repeated="99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91" office:value-type="string" calcext:value-type="string">
            <text:p>Annuity Repricing</text:p>
          </table:table-cell>
          <table:table-cell table:number-columns-repeated="1022"/>
        </table:table-row>
        <table:table-row table:style-name="ro3">
          <table:table-cell table:style-name="ce93" office:value-type="string" calcext:value-type="string">
            <text:p>calc date</text:p>
          </table:table-cell>
          <table:table-cell table:style-name="ce93" office:value-type="string" calcext:value-type="string">
            <text:p>begin date</text:p>
          </table:table-cell>
          <table:table-cell table:style-name="ce93" office:value-type="string" calcext:value-type="string">
            <text:p>end date</text:p>
          </table:table-cell>
          <table:table-cell table:style-name="ce93" office:value-type="string" calcext:value-type="string">
            <text:p>tenor</text:p>
          </table:table-cell>
          <table:table-cell table:style-name="ce93" office:value-type="string" calcext:value-type="string">
            <text:p>residual maturity</text:p>
          </table:table-cell>
          <table:table-cell table:style-name="ce93" office:value-type="string" calcext:value-type="string">
            <text:p>year frac</text:p>
          </table:table-cell>
          <table:table-cell table:style-name="ce93" office:value-type="string" calcext:value-type="string">
            <text:p>begin nominal</text:p>
          </table:table-cell>
          <table:table-cell table:style-name="ce93" office:value-type="string" calcext:value-type="string">
            <text:p>internal rate</text:p>
          </table:table-cell>
          <table:table-cell table:style-name="ce93" office:value-type="string" calcext:value-type="string">
            <text:p>internal annuity payment</text:p>
          </table:table-cell>
          <table:table-cell table:style-name="ce93" office:value-type="string" calcext:value-type="string">
            <text:p>internal interest</text:p>
          </table:table-cell>
          <table:table-cell table:style-name="ce93" office:value-type="string" calcext:value-type="string">
            <text:p>internal amortization</text:p>
          </table:table-cell>
          <table:table-cell table:style-name="ce93" office:value-type="string" calcext:value-type="string">
            <text:p>end nominal</text:p>
          </table:table-cell>
          <table:table-cell table:style-name="ce93" office:value-type="string" calcext:value-type="string">
            <text:p>fwd crv nm</text:p>
          </table:table-cell>
          <table:table-cell table:style-name="ce97" office:value-type="string" calcext:value-type="string">
            <text:p>fwd df</text:p>
          </table:table-cell>
          <table:table-cell table:style-name="ce118"/>
          <table:table-cell table:style-name="ce92" table:number-columns-repeated="5"/>
          <table:table-cell table:style-name="ce69" table:number-columns-repeated="10"/>
          <table:table-cell table:style-name="ce95" table:number-columns-repeated="993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table:formula="of:=DATE(YEAR([.B11])+1;MONTH([.B11]); DAY([.B11]))" office:value-type="date" office:date-value="2022-06-30" calcext:value-type="date">
            <text:p>2022-06-30</text:p>
          </table:table-cell>
          <table:table-cell table:style-name="ce53" table:formula="of:=[.C11]-[.A11]" office:value-type="float" office:value="209" calcext:value-type="float">
            <text:p>209</text:p>
          </table:table-cell>
          <table:table-cell table:style-name="ce53" office:value-type="float" office:value="20" calcext:value-type="float">
            <text:p>20</text:p>
          </table:table-cell>
          <table:table-cell table:style-name="ce55" office:value-type="float" office:value="1" calcext:value-type="float">
            <text:p>1.00000</text:p>
          </table:table-cell>
          <table:table-cell table:style-name="ce101" office:value-type="float" office:value="1000" calcext:value-type="float">
            <text:p>1,000.00000</text:p>
          </table:table-cell>
          <table:table-cell table:style-name="ce102" office:value-type="percentage" office:value="0.01" calcext:value-type="percentage">
            <text:p>1.00000%</text:p>
          </table:table-cell>
          <table:table-cell table:style-name="ce55" table:formula="of:=[.G11]*CALC_ANNUITY_PAYMENT([.H11];[.E11];1/[.F11])" office:value-type="float" office:value="55.4153148905514" calcext:value-type="float">
            <text:p>55.41531</text:p>
          </table:table-cell>
          <table:table-cell table:style-name="ce55" table:formula="of:=[.G11]*[.H11]*[.F11]" office:value-type="float" office:value="10" calcext:value-type="float">
            <text:p>10.00000</text:p>
          </table:table-cell>
          <table:table-cell table:style-name="ce55" table:formula="of:=[.I11]-[.J11]" office:value-type="float" office:value="45.4153148905514" calcext:value-type="float">
            <text:p>45.41531</text:p>
          </table:table-cell>
          <table:table-cell table:style-name="ce55" table:formula="of:=[.G11]-[.K11]" office:value-type="float" office:value="954.584685109449" calcext:value-type="float">
            <text:p>954.5846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2-06-30" calcext:value-type="date">
            <text:p>2022-06-30</text:p>
          </table:table-cell>
          <table:table-cell table:style-name="ce51" table:formula="of:=DATE(YEAR([.B12])+1;MONTH([.B12]); DAY([.B12]))" office:value-type="date" office:date-value="2023-06-30" calcext:value-type="date">
            <text:p>2023-06-30</text:p>
          </table:table-cell>
          <table:table-cell table:style-name="ce53" table:formula="of:=[.C12]-[.A12]" office:value-type="float" office:value="574" calcext:value-type="float">
            <text:p>574</text:p>
          </table:table-cell>
          <table:table-cell table:style-name="ce53" table:formula="of:=[.E11]-1" office:value-type="float" office:value="19" calcext:value-type="float">
            <text:p>19</text:p>
          </table:table-cell>
          <table:table-cell table:style-name="ce55" table:formula="of:=[.F11]" office:value-type="float" office:value="1" calcext:value-type="float">
            <text:p>1.00000</text:p>
          </table:table-cell>
          <table:table-cell table:style-name="ce55" table:formula="of:=[.L11]" office:value-type="float" office:value="954.584685109449" calcext:value-type="float">
            <text:p>954.58469</text:p>
          </table:table-cell>
          <table:table-cell table:style-name="ce60" table:formula="of:=[.H11]" office:value-type="percentage" office:value="0.01" calcext:value-type="percentage">
            <text:p>1.00000%</text:p>
          </table:table-cell>
          <table:table-cell table:style-name="ce55" table:formula="of:=[.G12]*CALC_ANNUITY_PAYMENT([.H12];[.E12];1/[.F12])" office:value-type="float" office:value="55.4153148905514" calcext:value-type="float">
            <text:p>55.41531</text:p>
          </table:table-cell>
          <table:table-cell table:style-name="ce55" table:formula="of:=[.G12]*[.H12]*[.F12]" office:value-type="float" office:value="9.54584685109449" calcext:value-type="float">
            <text:p>9.54585</text:p>
          </table:table-cell>
          <table:table-cell table:style-name="ce55" table:formula="of:=[.I12]-[.J12]" office:value-type="float" office:value="45.8694680394569" calcext:value-type="float">
            <text:p>45.86947</text:p>
          </table:table-cell>
          <table:table-cell table:style-name="ce55" table:formula="of:=[.G12]-[.K12]" office:value-type="float" office:value="908.715217069992" calcext:value-type="float">
            <text:p>908.7152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2]" office:value-type="date" office:date-value="2021-12-03" calcext:value-type="date">
            <text:p>2021-12-03</text:p>
          </table:table-cell>
          <table:table-cell table:style-name="ce51" table:formula="of:=[.C12]" office:value-type="date" office:date-value="2023-06-30" calcext:value-type="date">
            <text:p>2023-06-30</text:p>
          </table:table-cell>
          <table:table-cell table:style-name="ce51" table:formula="of:=DATE(YEAR([.B13])+1;MONTH([.B13]); DAY([.B13]))" office:value-type="date" office:date-value="2024-06-30" calcext:value-type="date">
            <text:p>2024-06-30</text:p>
          </table:table-cell>
          <table:table-cell table:style-name="ce53" table:formula="of:=[.C13]-[.A13]" office:value-type="float" office:value="940" calcext:value-type="float">
            <text:p>940</text:p>
          </table:table-cell>
          <table:table-cell table:style-name="ce53" table:formula="of:=[.E12]-1" office:value-type="float" office:value="18" calcext:value-type="float">
            <text:p>18</text:p>
          </table:table-cell>
          <table:table-cell table:style-name="ce55" table:formula="of:=[.F12]" office:value-type="float" office:value="1" calcext:value-type="float">
            <text:p>1.00000</text:p>
          </table:table-cell>
          <table:table-cell table:style-name="ce55" table:formula="of:=[.L12]" office:value-type="float" office:value="908.715217069992" calcext:value-type="float">
            <text:p>908.71522</text:p>
          </table:table-cell>
          <table:table-cell table:style-name="ce60" table:formula="of:=[.H12]" office:value-type="percentage" office:value="0.01" calcext:value-type="percentage">
            <text:p>1.00000%</text:p>
          </table:table-cell>
          <table:table-cell table:style-name="ce55" table:formula="of:=[.G13]*CALC_ANNUITY_PAYMENT([.H13];[.E13];1/[.F13])" office:value-type="float" office:value="55.4153148905514" calcext:value-type="float">
            <text:p>55.41531</text:p>
          </table:table-cell>
          <table:table-cell table:style-name="ce55" table:formula="of:=[.G13]*[.H13]*[.F13]" office:value-type="float" office:value="9.08715217069992" calcext:value-type="float">
            <text:p>9.08715</text:p>
          </table:table-cell>
          <table:table-cell table:style-name="ce55" table:formula="of:=[.I13]-[.J13]" office:value-type="float" office:value="46.3281627198515" calcext:value-type="float">
            <text:p>46.32816</text:p>
          </table:table-cell>
          <table:table-cell table:style-name="ce55" table:formula="of:=[.G13]-[.K13]" office:value-type="float" office:value="862.38705435014" calcext:value-type="float">
            <text:p>862.38705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3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3]" office:value-type="date" office:date-value="2021-12-03" calcext:value-type="date">
            <text:p>2021-12-03</text:p>
          </table:table-cell>
          <table:table-cell table:style-name="ce51" table:formula="of:=[.C13]" office:value-type="date" office:date-value="2024-06-30" calcext:value-type="date">
            <text:p>2024-06-30</text:p>
          </table:table-cell>
          <table:table-cell table:style-name="ce51" table:formula="of:=DATE(YEAR([.B14])+1;MONTH([.B14]); DAY([.B14]))" office:value-type="date" office:date-value="2025-06-30" calcext:value-type="date">
            <text:p>2025-06-30</text:p>
          </table:table-cell>
          <table:table-cell table:style-name="ce53" table:formula="of:=[.C14]-[.A14]" office:value-type="float" office:value="1305" calcext:value-type="float">
            <text:p>1,305</text:p>
          </table:table-cell>
          <table:table-cell table:style-name="ce53" table:formula="of:=[.E13]-1" office:value-type="float" office:value="17" calcext:value-type="float">
            <text:p>17</text:p>
          </table:table-cell>
          <table:table-cell table:style-name="ce55" table:formula="of:=[.F13]" office:value-type="float" office:value="1" calcext:value-type="float">
            <text:p>1.00000</text:p>
          </table:table-cell>
          <table:table-cell table:style-name="ce55" table:formula="of:=[.L13]" office:value-type="float" office:value="862.38705435014" calcext:value-type="float">
            <text:p>862.38705</text:p>
          </table:table-cell>
          <table:table-cell table:style-name="ce60" table:formula="of:=[.H13]" office:value-type="percentage" office:value="0.01" calcext:value-type="percentage">
            <text:p>1.00000%</text:p>
          </table:table-cell>
          <table:table-cell table:style-name="ce55" table:formula="of:=[.G14]*CALC_ANNUITY_PAYMENT([.H14];[.E14];1/[.F14])" office:value-type="float" office:value="55.4153148905514" calcext:value-type="float">
            <text:p>55.41531</text:p>
          </table:table-cell>
          <table:table-cell table:style-name="ce55" table:formula="of:=[.G14]*[.H14]*[.F14]" office:value-type="float" office:value="8.6238705435014" calcext:value-type="float">
            <text:p>8.62387</text:p>
          </table:table-cell>
          <table:table-cell table:style-name="ce55" table:formula="of:=[.I14]-[.J14]" office:value-type="float" office:value="46.79144434705" calcext:value-type="float">
            <text:p>46.79144</text:p>
          </table:table-cell>
          <table:table-cell table:style-name="ce55" table:formula="of:=[.G14]-[.K14]" office:value-type="float" office:value="815.59561000309" calcext:value-type="float">
            <text:p>815.59561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4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5-06-30" calcext:value-type="date">
            <text:p>2025-06-30</text:p>
          </table:table-cell>
          <table:table-cell table:style-name="ce51" table:formula="of:=DATE(YEAR([.B15])+1;MONTH([.B15]); DAY([.B15]))" office:value-type="date" office:date-value="2026-06-30" calcext:value-type="date">
            <text:p>2026-06-30</text:p>
          </table:table-cell>
          <table:table-cell table:style-name="ce53" table:formula="of:=[.C15]-[.A15]" office:value-type="float" office:value="1670" calcext:value-type="float">
            <text:p>1,670</text:p>
          </table:table-cell>
          <table:table-cell table:style-name="ce53" table:formula="of:=[.E14]-1" office:value-type="float" office:value="16" calcext:value-type="float">
            <text:p>16</text:p>
          </table:table-cell>
          <table:table-cell table:style-name="ce55" table:formula="of:=[.F14]" office:value-type="float" office:value="1" calcext:value-type="float">
            <text:p>1.00000</text:p>
          </table:table-cell>
          <table:table-cell table:style-name="ce55" table:formula="of:=[.L14]" office:value-type="float" office:value="815.59561000309" calcext:value-type="float">
            <text:p>815.59561</text:p>
          </table:table-cell>
          <table:table-cell table:style-name="ce60" table:formula="of:=[.H14]" office:value-type="percentage" office:value="0.01" calcext:value-type="percentage">
            <text:p>1.00000%</text:p>
          </table:table-cell>
          <table:table-cell table:style-name="ce55" table:formula="of:=[.G15]*CALC_ANNUITY_PAYMENT([.H15];[.E15];1/[.F15])" office:value-type="float" office:value="55.4153148905514" calcext:value-type="float">
            <text:p>55.41531</text:p>
          </table:table-cell>
          <table:table-cell table:style-name="ce55" table:formula="of:=[.G15]*[.H15]*[.F15]" office:value-type="float" office:value="8.1559561000309" calcext:value-type="float">
            <text:p>8.15596</text:p>
          </table:table-cell>
          <table:table-cell table:style-name="ce55" table:formula="of:=[.I15]-[.J15]" office:value-type="float" office:value="47.2593587905205" calcext:value-type="float">
            <text:p>47.25936</text:p>
          </table:table-cell>
          <table:table-cell table:style-name="ce55" table:formula="of:=[.G15]-[.K15]" office:value-type="float" office:value="768.33625121257" calcext:value-type="float">
            <text:p>768.33625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6-06-30" calcext:value-type="date">
            <text:p>2026-06-30</text:p>
          </table:table-cell>
          <table:table-cell table:style-name="ce51" table:formula="of:=DATE(YEAR([.B16])+1;MONTH([.B16]); DAY([.B16]))" office:value-type="date" office:date-value="2027-06-30" calcext:value-type="date">
            <text:p>2027-06-30</text:p>
          </table:table-cell>
          <table:table-cell table:style-name="ce53" table:formula="of:=[.C16]-[.A16]" office:value-type="float" office:value="2035" calcext:value-type="float">
            <text:p>2,035</text:p>
          </table:table-cell>
          <table:table-cell table:style-name="ce53" table:formula="of:=[.E15]-1" office:value-type="float" office:value="15" calcext:value-type="float">
            <text:p>15</text:p>
          </table:table-cell>
          <table:table-cell table:style-name="ce55" table:formula="of:=[.F15]" office:value-type="float" office:value="1" calcext:value-type="float">
            <text:p>1.00000</text:p>
          </table:table-cell>
          <table:table-cell table:style-name="ce55" table:formula="of:=[.L15]" office:value-type="float" office:value="768.33625121257" calcext:value-type="float">
            <text:p>768.33625</text:p>
          </table:table-cell>
          <table:table-cell table:style-name="ce60" table:formula="of:=[.H15]" office:value-type="percentage" office:value="0.01" calcext:value-type="percentage">
            <text:p>1.00000%</text:p>
          </table:table-cell>
          <table:table-cell table:style-name="ce55" table:formula="of:=[.G16]*CALC_ANNUITY_PAYMENT([.H16];[.E16];1/[.F16])" office:value-type="float" office:value="55.4153148905514" calcext:value-type="float">
            <text:p>55.41531</text:p>
          </table:table-cell>
          <table:table-cell table:style-name="ce55" table:formula="of:=[.G16]*[.H16]*[.F16]" office:value-type="float" office:value="7.6833625121257" calcext:value-type="float">
            <text:p>7.68336</text:p>
          </table:table-cell>
          <table:table-cell table:style-name="ce55" table:formula="of:=[.I16]-[.J16]" office:value-type="float" office:value="47.7319523784257" calcext:value-type="float">
            <text:p>47.73195</text:p>
          </table:table-cell>
          <table:table-cell table:style-name="ce55" table:formula="of:=[.G16]-[.K16]" office:value-type="float" office:value="720.604298834144" calcext:value-type="float">
            <text:p>720.6043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/>
          <table:table-cell table:style-name="ce119"/>
          <table:table-cell table:style-name="ce69" table:number-columns-repeated="8"/>
          <table:table-cell table:number-columns-repeated="993"/>
        </table:table-row>
        <table:table-row table:style-name="ro1">
          <table:table-cell table:style-name="ce51" table:formula="of:=[.A16]" office:value-type="date" office:date-value="2021-12-03" calcext:value-type="date">
            <text:p>2021-12-03</text:p>
          </table:table-cell>
          <table:table-cell table:style-name="ce51" table:formula="of:=[.C16]" office:value-type="date" office:date-value="2027-06-30" calcext:value-type="date">
            <text:p>2027-06-30</text:p>
          </table:table-cell>
          <table:table-cell table:style-name="ce51" table:formula="of:=DATE(YEAR([.B17])+1;MONTH([.B17]); DAY([.B17]))" office:value-type="date" office:date-value="2028-06-30" calcext:value-type="date">
            <text:p>2028-06-30</text:p>
          </table:table-cell>
          <table:table-cell table:style-name="ce53" table:formula="of:=[.C17]-[.A17]" office:value-type="float" office:value="2401" calcext:value-type="float">
            <text:p>2,401</text:p>
          </table:table-cell>
          <table:table-cell table:style-name="ce53" table:formula="of:=[.E16]-1" office:value-type="float" office:value="14" calcext:value-type="float">
            <text:p>14</text:p>
          </table:table-cell>
          <table:table-cell table:style-name="ce55" table:formula="of:=[.F16]" office:value-type="float" office:value="1" calcext:value-type="float">
            <text:p>1.00000</text:p>
          </table:table-cell>
          <table:table-cell table:style-name="ce55" table:formula="of:=[.L16]" office:value-type="float" office:value="720.604298834144" calcext:value-type="float">
            <text:p>720.60430</text:p>
          </table:table-cell>
          <table:table-cell table:style-name="ce60" table:formula="of:=[.H16]" office:value-type="percentage" office:value="0.01" calcext:value-type="percentage">
            <text:p>1.00000%</text:p>
          </table:table-cell>
          <table:table-cell table:style-name="ce55" table:formula="of:=[.G17]*CALC_ANNUITY_PAYMENT([.H17];[.E17];1/[.F17])" office:value-type="float" office:value="55.4153148905514" calcext:value-type="float">
            <text:p>55.41531</text:p>
          </table:table-cell>
          <table:table-cell table:style-name="ce55" table:formula="of:=[.G17]*[.H17]*[.F17]" office:value-type="float" office:value="7.20604298834144" calcext:value-type="float">
            <text:p>7.20604</text:p>
          </table:table-cell>
          <table:table-cell table:style-name="ce55" table:formula="of:=[.I17]-[.J17]" office:value-type="float" office:value="48.2092719022099" calcext:value-type="float">
            <text:p>48.20927</text:p>
          </table:table-cell>
          <table:table-cell table:style-name="ce55" table:formula="of:=[.G17]-[.K17]" office:value-type="float" office:value="672.395026931934" calcext:value-type="float">
            <text:p>672.3950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7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7]" office:value-type="date" office:date-value="2021-12-03" calcext:value-type="date">
            <text:p>2021-12-03</text:p>
          </table:table-cell>
          <table:table-cell table:style-name="ce51" table:formula="of:=[.C17]" office:value-type="date" office:date-value="2028-06-30" calcext:value-type="date">
            <text:p>2028-06-30</text:p>
          </table:table-cell>
          <table:table-cell table:style-name="ce51" table:formula="of:=DATE(YEAR([.B18])+1;MONTH([.B18]); DAY([.B18]))" office:value-type="date" office:date-value="2029-06-30" calcext:value-type="date">
            <text:p>2029-06-30</text:p>
          </table:table-cell>
          <table:table-cell table:style-name="ce53" table:formula="of:=[.C18]-[.A18]" office:value-type="float" office:value="2766" calcext:value-type="float">
            <text:p>2,766</text:p>
          </table:table-cell>
          <table:table-cell table:style-name="ce53" table:formula="of:=[.E17]-1" office:value-type="float" office:value="13" calcext:value-type="float">
            <text:p>13</text:p>
          </table:table-cell>
          <table:table-cell table:style-name="ce55" table:formula="of:=[.F17]" office:value-type="float" office:value="1" calcext:value-type="float">
            <text:p>1.00000</text:p>
          </table:table-cell>
          <table:table-cell table:style-name="ce55" table:formula="of:=[.L17]" office:value-type="float" office:value="672.395026931934" calcext:value-type="float">
            <text:p>672.39503</text:p>
          </table:table-cell>
          <table:table-cell table:style-name="ce60" table:formula="of:=[.H17]" office:value-type="percentage" office:value="0.01" calcext:value-type="percentage">
            <text:p>1.00000%</text:p>
          </table:table-cell>
          <table:table-cell table:style-name="ce55" table:formula="of:=[.G18]*CALC_ANNUITY_PAYMENT([.H18];[.E18];1/[.F18])" office:value-type="float" office:value="55.4153148905514" calcext:value-type="float">
            <text:p>55.41531</text:p>
          </table:table-cell>
          <table:table-cell table:style-name="ce55" table:formula="of:=[.G18]*[.H18]*[.F18]" office:value-type="float" office:value="6.72395026931934" calcext:value-type="float">
            <text:p>6.72395</text:p>
          </table:table-cell>
          <table:table-cell table:style-name="ce55" table:formula="of:=[.I18]-[.J18]" office:value-type="float" office:value="48.691364621232" calcext:value-type="float">
            <text:p>48.69136</text:p>
          </table:table-cell>
          <table:table-cell table:style-name="ce55" table:formula="of:=[.G18]-[.K18]" office:value-type="float" office:value="623.703662310702" calcext:value-type="float">
            <text:p>623.70366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8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/>
          <table:table-cell table:style-name="ce122"/>
          <table:table-cell table:style-name="ce69" table:number-columns-repeated="8"/>
          <table:table-cell table:number-columns-repeated="993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9-06-30" calcext:value-type="date">
            <text:p>2029-06-30</text:p>
          </table:table-cell>
          <table:table-cell table:style-name="ce51" table:formula="of:=DATE(YEAR([.B19])+1;MONTH([.B19]); DAY([.B19]))" office:value-type="date" office:date-value="2030-06-30" calcext:value-type="date">
            <text:p>2030-06-30</text:p>
          </table:table-cell>
          <table:table-cell table:style-name="ce53" table:formula="of:=[.C19]-[.A19]" office:value-type="float" office:value="3131" calcext:value-type="float">
            <text:p>3,131</text:p>
          </table:table-cell>
          <table:table-cell table:style-name="ce53" table:formula="of:=[.E18]-1" office:value-type="float" office:value="12" calcext:value-type="float">
            <text:p>12</text:p>
          </table:table-cell>
          <table:table-cell table:style-name="ce55" table:formula="of:=[.F18]" office:value-type="float" office:value="1" calcext:value-type="float">
            <text:p>1.00000</text:p>
          </table:table-cell>
          <table:table-cell table:style-name="ce55" table:formula="of:=[.L18]" office:value-type="float" office:value="623.703662310702" calcext:value-type="float">
            <text:p>623.70366</text:p>
          </table:table-cell>
          <table:table-cell table:style-name="ce60" table:formula="of:=[.H18]" office:value-type="percentage" office:value="0.01" calcext:value-type="percentage">
            <text:p>1.00000%</text:p>
          </table:table-cell>
          <table:table-cell table:style-name="ce55" table:formula="of:=[.G19]*CALC_ANNUITY_PAYMENT([.H19];[.E19];1/[.F19])" office:value-type="float" office:value="55.4153148905514" calcext:value-type="float">
            <text:p>55.41531</text:p>
          </table:table-cell>
          <table:table-cell table:style-name="ce55" table:formula="of:=[.G19]*[.H19]*[.F19]" office:value-type="float" office:value="6.23703662310702" calcext:value-type="float">
            <text:p>6.23704</text:p>
          </table:table-cell>
          <table:table-cell table:style-name="ce55" table:formula="of:=[.I19]-[.J19]" office:value-type="float" office:value="49.1782782674443" calcext:value-type="float">
            <text:p>49.17828</text:p>
          </table:table-cell>
          <table:table-cell table:style-name="ce55" table:formula="of:=[.G19]-[.K19]" office:value-type="float" office:value="574.525384043258" calcext:value-type="float">
            <text:p>574.5253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30-06-30" calcext:value-type="date">
            <text:p>2030-06-30</text:p>
          </table:table-cell>
          <table:table-cell table:style-name="ce51" table:formula="of:=DATE(YEAR([.B20])+1;MONTH([.B20]); DAY([.B20]))" office:value-type="date" office:date-value="2031-06-30" calcext:value-type="date">
            <text:p>2031-06-30</text:p>
          </table:table-cell>
          <table:table-cell table:style-name="ce53" table:formula="of:=[.C20]-[.A20]" office:value-type="float" office:value="3496" calcext:value-type="float">
            <text:p>3,496</text:p>
          </table:table-cell>
          <table:table-cell table:style-name="ce53" table:formula="of:=[.E19]-1" office:value-type="float" office:value="11" calcext:value-type="float">
            <text:p>11</text:p>
          </table:table-cell>
          <table:table-cell table:style-name="ce55" table:formula="of:=[.F19]" office:value-type="float" office:value="1" calcext:value-type="float">
            <text:p>1.00000</text:p>
          </table:table-cell>
          <table:table-cell table:style-name="ce55" table:formula="of:=[.L19]" office:value-type="float" office:value="574.525384043258" calcext:value-type="float">
            <text:p>574.52538</text:p>
          </table:table-cell>
          <table:table-cell table:style-name="ce60" table:formula="of:=[.H19]" office:value-type="percentage" office:value="0.01" calcext:value-type="percentage">
            <text:p>1.00000%</text:p>
          </table:table-cell>
          <table:table-cell table:style-name="ce55" table:formula="of:=[.G20]*CALC_ANNUITY_PAYMENT([.H20];[.E20];1/[.F20])" office:value-type="float" office:value="55.4153148905514" calcext:value-type="float">
            <text:p>55.41531</text:p>
          </table:table-cell>
          <table:table-cell table:style-name="ce55" table:formula="of:=[.G20]*[.H20]*[.F20]" office:value-type="float" office:value="5.74525384043258" calcext:value-type="float">
            <text:p>5.74525</text:p>
          </table:table-cell>
          <table:table-cell table:style-name="ce55" table:formula="of:=[.I20]-[.J20]" office:value-type="float" office:value="49.6700610501188" calcext:value-type="float">
            <text:p>49.67006</text:p>
          </table:table-cell>
          <table:table-cell table:style-name="ce55" table:formula="of:=[.G20]-[.K20]" office:value-type="float" office:value="524.855322993139" calcext:value-type="float">
            <text:p>524.8553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0]" office:value-type="date" office:date-value="2021-12-03" calcext:value-type="date">
            <text:p>2021-12-03</text:p>
          </table:table-cell>
          <table:table-cell table:style-name="ce109" table:formula="of:=[.C20]" office:value-type="date" office:date-value="2031-06-30" calcext:value-type="date">
            <text:p>2031-06-30</text:p>
          </table:table-cell>
          <table:table-cell table:style-name="ce109" table:formula="of:=DATE(YEAR([.B21])+1;MONTH([.B21]); DAY([.B21]))" office:value-type="date" office:date-value="2032-06-30" calcext:value-type="date">
            <text:p>2032-06-30</text:p>
          </table:table-cell>
          <table:table-cell table:style-name="ce113" table:formula="of:=[.C21]-[.A21]" office:value-type="float" office:value="3862" calcext:value-type="float">
            <text:p>3,862</text:p>
          </table:table-cell>
          <table:table-cell table:style-name="ce113" table:formula="of:=[.E20]-1" office:value-type="float" office:value="10" calcext:value-type="float">
            <text:p>10</text:p>
          </table:table-cell>
          <table:table-cell table:style-name="ce115" table:formula="of:=[.F20]" office:value-type="float" office:value="1" calcext:value-type="float">
            <text:p>1.00000</text:p>
          </table:table-cell>
          <table:table-cell table:style-name="ce115" table:formula="of:=[.L20]" office:value-type="float" office:value="524.855322993139" calcext:value-type="float">
            <text:p>524.85532</text:p>
          </table:table-cell>
          <table:table-cell table:style-name="ce119" table:formula="of:=[.Q21]" office:value-type="percentage" office:value="0.0155614196216046" calcext:value-type="percentage">
            <text:p>1.55614%</text:p>
          </table:table-cell>
          <table:table-cell table:style-name="ce115" table:formula="of:=[.G21]*CALC_ANNUITY_PAYMENT([.H21];[.E21];1/[.F21])" office:value-type="float" office:value="57.0816604170781" calcext:value-type="float">
            <text:p>57.08166</text:p>
          </table:table-cell>
          <table:table-cell table:style-name="ce115" table:formula="of:=[.G21]*[.H21]*[.F21]" office:value-type="float" office:value="8.16749392172905" calcext:value-type="float">
            <text:p>8.16749</text:p>
          </table:table-cell>
          <table:table-cell table:style-name="ce115" table:formula="of:=[.I21]-[.J21]" office:value-type="float" office:value="48.914166495349" calcext:value-type="float">
            <text:p>48.91417</text:p>
          </table:table-cell>
          <table:table-cell table:style-name="ce115" table:formula="of:=[.G21]-[.K21]" office:value-type="float" office:value="475.94115649779" calcext:value-type="float">
            <text:p>475.9411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115"/>
          <table:table-cell table:style-name="ce69" office:value-type="string" calcext:value-type="string">
            <text:p>internal rate</text:p>
          </table:table-cell>
          <table:table-cell table:style-name="ce108" office:value-type="percentage" office:value="0.0155614196216046" calcext:value-type="percentage">
            <text:p>1.55614%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32-06-30" calcext:value-type="date">
            <text:p>2032-06-30</text:p>
          </table:table-cell>
          <table:table-cell table:style-name="ce109" table:formula="of:=DATE(YEAR([.B22])+1;MONTH([.B22]); DAY([.B22]))" office:value-type="date" office:date-value="2033-06-30" calcext:value-type="date">
            <text:p>2033-06-30</text:p>
          </table:table-cell>
          <table:table-cell table:style-name="ce113" table:formula="of:=[.C22]-[.A22]" office:value-type="float" office:value="4227" calcext:value-type="float">
            <text:p>4,227</text:p>
          </table:table-cell>
          <table:table-cell table:style-name="ce113" table:formula="of:=[.E21]-1" office:value-type="float" office:value="9" calcext:value-type="float">
            <text:p>9</text:p>
          </table:table-cell>
          <table:table-cell table:style-name="ce115" table:formula="of:=[.F21]" office:value-type="float" office:value="1" calcext:value-type="float">
            <text:p>1.00000</text:p>
          </table:table-cell>
          <table:table-cell table:style-name="ce115" table:formula="of:=[.L21]" office:value-type="float" office:value="475.94115649779" calcext:value-type="float">
            <text:p>475.94116</text:p>
          </table:table-cell>
          <table:table-cell table:style-name="ce119" table:formula="of:=[.H21]" office:value-type="percentage" office:value="0.0155614196216046" calcext:value-type="percentage">
            <text:p>1.55614%</text:p>
          </table:table-cell>
          <table:table-cell table:style-name="ce115" table:formula="of:=[.G22]*CALC_ANNUITY_PAYMENT([.H22];[.E22];1/[.F22])" office:value-type="float" office:value="57.0816604170781" calcext:value-type="float">
            <text:p>57.08166</text:p>
          </table:table-cell>
          <table:table-cell table:style-name="ce115" table:formula="of:=[.G22]*[.H22]*[.F22]" office:value-type="float" office:value="7.40632005145389" calcext:value-type="float">
            <text:p>7.40632</text:p>
          </table:table-cell>
          <table:table-cell table:style-name="ce115" table:formula="of:=[.I22]-[.J22]" office:value-type="float" office:value="49.6753403656242" calcext:value-type="float">
            <text:p>49.67534</text:p>
          </table:table-cell>
          <table:table-cell table:style-name="ce115" table:formula="of:=[.G22]-[.K22]" office:value-type="float" office:value="426.265816132166" calcext:value-type="float">
            <text:p>426.2658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115"/>
          <table:table-cell table:style-name="ce69" office:value-type="string" calcext:value-type="string">
            <text:p>annuity payment</text:p>
          </table:table-cell>
          <table:table-cell table:style-name="ce115" table:formula="of:=[.G21]*CALC_ANNUITY_PAYMENT([.Q21];[.E21];1/[.F21])" office:value-type="float" office:value="57.0816604170781" calcext:value-type="float">
            <text:p>57.08166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2]" office:value-type="date" office:date-value="2021-12-03" calcext:value-type="date">
            <text:p>2021-12-03</text:p>
          </table:table-cell>
          <table:table-cell table:style-name="ce109" table:formula="of:=[.C22]" office:value-type="date" office:date-value="2033-06-30" calcext:value-type="date">
            <text:p>2033-06-30</text:p>
          </table:table-cell>
          <table:table-cell table:style-name="ce109" table:formula="of:=DATE(YEAR([.B23])+1;MONTH([.B23]); DAY([.B23]))" office:value-type="date" office:date-value="2034-06-30" calcext:value-type="date">
            <text:p>2034-06-30</text:p>
          </table:table-cell>
          <table:table-cell table:style-name="ce113" table:formula="of:=[.C23]-[.A23]" office:value-type="float" office:value="4592" calcext:value-type="float">
            <text:p>4,592</text:p>
          </table:table-cell>
          <table:table-cell table:style-name="ce113" table:formula="of:=[.E22]-1" office:value-type="float" office:value="8" calcext:value-type="float">
            <text:p>8</text:p>
          </table:table-cell>
          <table:table-cell table:style-name="ce115" table:formula="of:=[.F22]" office:value-type="float" office:value="1" calcext:value-type="float">
            <text:p>1.00000</text:p>
          </table:table-cell>
          <table:table-cell table:style-name="ce115" table:formula="of:=[.L22]" office:value-type="float" office:value="426.265816132166" calcext:value-type="float">
            <text:p>426.26582</text:p>
          </table:table-cell>
          <table:table-cell table:style-name="ce119" table:formula="of:=[.H22]" office:value-type="percentage" office:value="0.0155614196216046" calcext:value-type="percentage">
            <text:p>1.55614%</text:p>
          </table:table-cell>
          <table:table-cell table:style-name="ce115" table:formula="of:=[.G23]*CALC_ANNUITY_PAYMENT([.H23];[.E23];1/[.F23])" office:value-type="float" office:value="57.0816604170781" calcext:value-type="float">
            <text:p>57.08166</text:p>
          </table:table-cell>
          <table:table-cell table:style-name="ce115" table:formula="of:=[.G23]*[.H23]*[.F23]" office:value-type="float" office:value="6.63330123517838" calcext:value-type="float">
            <text:p>6.63330</text:p>
          </table:table-cell>
          <table:table-cell table:style-name="ce115" table:formula="of:=[.I23]-[.J23]" office:value-type="float" office:value="50.4483591818997" calcext:value-type="float">
            <text:p>50.44836</text:p>
          </table:table-cell>
          <table:table-cell table:style-name="ce115" table:formula="of:=[.G23]-[.K23]" office:value-type="float" office:value="375.817456950266" calcext:value-type="float">
            <text:p>375.8174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115"/>
          <table:table-cell table:style-name="ce69" office:value-type="string" calcext:value-type="string">
            <text:p>npv</text:p>
          </table:table-cell>
          <table:table-cell table:style-name="ce122" table:formula="of:=ABS([.L20]*[.N20]-([.Q22]*(SUM([.N21:.N30]))+[.L30]*[.N30]))" office:value-type="float" office:value="0.00000001047703790391" calcext:value-type="float">
            <text:p>0.00000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3]" office:value-type="date" office:date-value="2021-12-03" calcext:value-type="date">
            <text:p>2021-12-03</text:p>
          </table:table-cell>
          <table:table-cell table:style-name="ce109" table:formula="of:=[.C23]" office:value-type="date" office:date-value="2034-06-30" calcext:value-type="date">
            <text:p>2034-06-30</text:p>
          </table:table-cell>
          <table:table-cell table:style-name="ce109" table:formula="of:=DATE(YEAR([.B24])+1;MONTH([.B24]); DAY([.B24]))" office:value-type="date" office:date-value="2035-06-30" calcext:value-type="date">
            <text:p>2035-06-30</text:p>
          </table:table-cell>
          <table:table-cell table:style-name="ce113" table:formula="of:=[.C24]-[.A24]" office:value-type="float" office:value="4957" calcext:value-type="float">
            <text:p>4,957</text:p>
          </table:table-cell>
          <table:table-cell table:style-name="ce113" table:formula="of:=[.E23]-1" office:value-type="float" office:value="7" calcext:value-type="float">
            <text:p>7</text:p>
          </table:table-cell>
          <table:table-cell table:style-name="ce115" table:formula="of:=[.F23]" office:value-type="float" office:value="1" calcext:value-type="float">
            <text:p>1.00000</text:p>
          </table:table-cell>
          <table:table-cell table:style-name="ce115" table:formula="of:=[.L23]" office:value-type="float" office:value="375.817456950266" calcext:value-type="float">
            <text:p>375.81746</text:p>
          </table:table-cell>
          <table:table-cell table:style-name="ce119" table:formula="of:=[.H23]" office:value-type="percentage" office:value="0.0155614196216046" calcext:value-type="percentage">
            <text:p>1.55614%</text:p>
          </table:table-cell>
          <table:table-cell table:style-name="ce115" table:formula="of:=[.G24]*CALC_ANNUITY_PAYMENT([.H24];[.E24];1/[.F24])" office:value-type="float" office:value="57.0816604170781" calcext:value-type="float">
            <text:p>57.08166</text:p>
          </table:table-cell>
          <table:table-cell table:style-name="ce115" table:formula="of:=[.G24]*[.H24]*[.F24]" office:value-type="float" office:value="5.84825314872741" calcext:value-type="float">
            <text:p>5.84825</text:p>
          </table:table-cell>
          <table:table-cell table:style-name="ce115" table:formula="of:=[.I24]-[.J24]" office:value-type="float" office:value="51.2334072683507" calcext:value-type="float">
            <text:p>51.23341</text:p>
          </table:table-cell>
          <table:table-cell table:style-name="ce115" table:formula="of:=[.G24]-[.K24]" office:value-type="float" office:value="324.584049681915" calcext:value-type="float">
            <text:p>324.58405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4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4]" office:value-type="date" office:date-value="2021-12-03" calcext:value-type="date">
            <text:p>2021-12-03</text:p>
          </table:table-cell>
          <table:table-cell table:style-name="ce109" table:formula="of:=[.C24]" office:value-type="date" office:date-value="2035-06-30" calcext:value-type="date">
            <text:p>2035-06-30</text:p>
          </table:table-cell>
          <table:table-cell table:style-name="ce109" table:formula="of:=DATE(YEAR([.B25])+1;MONTH([.B25]); DAY([.B25]))" office:value-type="date" office:date-value="2036-06-30" calcext:value-type="date">
            <text:p>2036-06-30</text:p>
          </table:table-cell>
          <table:table-cell table:style-name="ce113" table:formula="of:=[.C25]-[.A25]" office:value-type="float" office:value="5323" calcext:value-type="float">
            <text:p>5,323</text:p>
          </table:table-cell>
          <table:table-cell table:style-name="ce113" table:formula="of:=[.E24]-1" office:value-type="float" office:value="6" calcext:value-type="float">
            <text:p>6</text:p>
          </table:table-cell>
          <table:table-cell table:style-name="ce115" table:formula="of:=[.F24]" office:value-type="float" office:value="1" calcext:value-type="float">
            <text:p>1.00000</text:p>
          </table:table-cell>
          <table:table-cell table:style-name="ce115" table:formula="of:=[.L24]" office:value-type="float" office:value="324.584049681915" calcext:value-type="float">
            <text:p>324.58405</text:p>
          </table:table-cell>
          <table:table-cell table:style-name="ce119" table:formula="of:=[.H24]" office:value-type="percentage" office:value="0.0155614196216046" calcext:value-type="percentage">
            <text:p>1.55614%</text:p>
          </table:table-cell>
          <table:table-cell table:style-name="ce115" table:formula="of:=[.G25]*CALC_ANNUITY_PAYMENT([.H25];[.E25];1/[.F25])" office:value-type="float" office:value="57.0816604170781" calcext:value-type="float">
            <text:p>57.08166</text:p>
          </table:table-cell>
          <table:table-cell table:style-name="ce115" table:formula="of:=[.G25]*[.H25]*[.F25]" office:value-type="float" office:value="5.05098859958004" calcext:value-type="float">
            <text:p>5.05099</text:p>
          </table:table-cell>
          <table:table-cell table:style-name="ce115" table:formula="of:=[.I25]-[.J25]" office:value-type="float" office:value="52.0306718174981" calcext:value-type="float">
            <text:p>52.03067</text:p>
          </table:table-cell>
          <table:table-cell table:style-name="ce115" table:formula="of:=[.G25]-[.K25]" office:value-type="float" office:value="272.553377864417" calcext:value-type="float">
            <text:p>272.5533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36-06-30" calcext:value-type="date">
            <text:p>2036-06-30</text:p>
          </table:table-cell>
          <table:table-cell table:style-name="ce109" table:formula="of:=DATE(YEAR([.B26])+1;MONTH([.B26]); DAY([.B26]))" office:value-type="date" office:date-value="2037-06-30" calcext:value-type="date">
            <text:p>2037-06-30</text:p>
          </table:table-cell>
          <table:table-cell table:style-name="ce113" table:formula="of:=[.C26]-[.A26]" office:value-type="float" office:value="5688" calcext:value-type="float">
            <text:p>5,688</text:p>
          </table:table-cell>
          <table:table-cell table:style-name="ce113" table:formula="of:=[.E25]-1" office:value-type="float" office:value="5" calcext:value-type="float">
            <text:p>5</text:p>
          </table:table-cell>
          <table:table-cell table:style-name="ce115" table:formula="of:=[.F25]" office:value-type="float" office:value="1" calcext:value-type="float">
            <text:p>1.00000</text:p>
          </table:table-cell>
          <table:table-cell table:style-name="ce115" table:formula="of:=[.L25]" office:value-type="float" office:value="272.553377864417" calcext:value-type="float">
            <text:p>272.55338</text:p>
          </table:table-cell>
          <table:table-cell table:style-name="ce119" table:formula="of:=[.H25]" office:value-type="percentage" office:value="0.0155614196216046" calcext:value-type="percentage">
            <text:p>1.55614%</text:p>
          </table:table-cell>
          <table:table-cell table:style-name="ce115" table:formula="of:=[.G26]*CALC_ANNUITY_PAYMENT([.H26];[.E26];1/[.F26])" office:value-type="float" office:value="57.0816604170781" calcext:value-type="float">
            <text:p>57.08166</text:p>
          </table:table-cell>
          <table:table-cell table:style-name="ce115" table:formula="of:=[.G26]*[.H26]*[.F26]" office:value-type="float" office:value="4.24131748223396" calcext:value-type="float">
            <text:p>4.24132</text:p>
          </table:table-cell>
          <table:table-cell table:style-name="ce115" table:formula="of:=[.I26]-[.J26]" office:value-type="float" office:value="52.8403429348441" calcext:value-type="float">
            <text:p>52.84034</text:p>
          </table:table-cell>
          <table:table-cell table:style-name="ce115" table:formula="of:=[.G26]-[.K26]" office:value-type="float" office:value="219.713034929573" calcext:value-type="float">
            <text:p>219.7130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/>
          <table:table-cell table:style-name="ce119"/>
          <table:table-cell table:style-name="ce69" table:number-columns-repeated="8"/>
          <table:table-cell table:number-columns-repeated="993"/>
        </table:table-row>
        <table:table-row table:style-name="ro1">
          <table:table-cell table:style-name="ce109" table:formula="of:=[.A26]" office:value-type="date" office:date-value="2021-12-03" calcext:value-type="date">
            <text:p>2021-12-03</text:p>
          </table:table-cell>
          <table:table-cell table:style-name="ce109" table:formula="of:=[.C26]" office:value-type="date" office:date-value="2037-06-30" calcext:value-type="date">
            <text:p>2037-06-30</text:p>
          </table:table-cell>
          <table:table-cell table:style-name="ce109" table:formula="of:=DATE(YEAR([.B27])+1;MONTH([.B27]); DAY([.B27]))" office:value-type="date" office:date-value="2038-06-30" calcext:value-type="date">
            <text:p>2038-06-30</text:p>
          </table:table-cell>
          <table:table-cell table:style-name="ce113" table:formula="of:=[.C27]-[.A27]" office:value-type="float" office:value="6053" calcext:value-type="float">
            <text:p>6,053</text:p>
          </table:table-cell>
          <table:table-cell table:style-name="ce113" table:formula="of:=[.E26]-1" office:value-type="float" office:value="4" calcext:value-type="float">
            <text:p>4</text:p>
          </table:table-cell>
          <table:table-cell table:style-name="ce115" table:formula="of:=[.F26]" office:value-type="float" office:value="1" calcext:value-type="float">
            <text:p>1.00000</text:p>
          </table:table-cell>
          <table:table-cell table:style-name="ce115" table:formula="of:=[.L26]" office:value-type="float" office:value="219.713034929573" calcext:value-type="float">
            <text:p>219.71303</text:p>
          </table:table-cell>
          <table:table-cell table:style-name="ce119" table:formula="of:=[.H26]" office:value-type="percentage" office:value="0.0155614196216046" calcext:value-type="percentage">
            <text:p>1.55614%</text:p>
          </table:table-cell>
          <table:table-cell table:style-name="ce115" table:formula="of:=[.G27]*CALC_ANNUITY_PAYMENT([.H27];[.E27];1/[.F27])" office:value-type="float" office:value="57.0816604170781" calcext:value-type="float">
            <text:p>57.08166</text:p>
          </table:table-cell>
          <table:table-cell table:style-name="ce115" table:formula="of:=[.G27]*[.H27]*[.F27]" office:value-type="float" office:value="3.41904673287536" calcext:value-type="float">
            <text:p>3.41905</text:p>
          </table:table-cell>
          <table:table-cell table:style-name="ce115" table:formula="of:=[.I27]-[.J27]" office:value-type="float" office:value="53.6626136842027" calcext:value-type="float">
            <text:p>53.66261</text:p>
          </table:table-cell>
          <table:table-cell table:style-name="ce115" table:formula="of:=[.G27]-[.K27]" office:value-type="float" office:value="166.05042124537" calcext:value-type="float">
            <text:p>166.0504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7]" office:value-type="date" office:date-value="2021-12-03" calcext:value-type="date">
            <text:p>2021-12-03</text:p>
          </table:table-cell>
          <table:table-cell table:style-name="ce109" table:formula="of:=[.C27]" office:value-type="date" office:date-value="2038-06-30" calcext:value-type="date">
            <text:p>2038-06-30</text:p>
          </table:table-cell>
          <table:table-cell table:style-name="ce109" table:formula="of:=DATE(YEAR([.B28])+1;MONTH([.B28]); DAY([.B28]))" office:value-type="date" office:date-value="2039-06-30" calcext:value-type="date">
            <text:p>2039-06-30</text:p>
          </table:table-cell>
          <table:table-cell table:style-name="ce113" table:formula="of:=[.C28]-[.A28]" office:value-type="float" office:value="6418" calcext:value-type="float">
            <text:p>6,418</text:p>
          </table:table-cell>
          <table:table-cell table:style-name="ce113" table:formula="of:=[.E27]-1" office:value-type="float" office:value="3" calcext:value-type="float">
            <text:p>3</text:p>
          </table:table-cell>
          <table:table-cell table:style-name="ce115" table:formula="of:=[.F27]" office:value-type="float" office:value="1" calcext:value-type="float">
            <text:p>1.00000</text:p>
          </table:table-cell>
          <table:table-cell table:style-name="ce115" table:formula="of:=[.L27]" office:value-type="float" office:value="166.05042124537" calcext:value-type="float">
            <text:p>166.05042</text:p>
          </table:table-cell>
          <table:table-cell table:style-name="ce119" table:formula="of:=[.H27]" office:value-type="percentage" office:value="0.0155614196216046" calcext:value-type="percentage">
            <text:p>1.55614%</text:p>
          </table:table-cell>
          <table:table-cell table:style-name="ce115" table:formula="of:=[.G28]*CALC_ANNUITY_PAYMENT([.H28];[.E28];1/[.F28])" office:value-type="float" office:value="57.0816604170781" calcext:value-type="float">
            <text:p>57.08166</text:p>
          </table:table-cell>
          <table:table-cell table:style-name="ce115" table:formula="of:=[.G28]*[.H28]*[.F28]" office:value-type="float" office:value="2.58398028334342" calcext:value-type="float">
            <text:p>2.58398</text:p>
          </table:table-cell>
          <table:table-cell table:style-name="ce115" table:formula="of:=[.I28]-[.J28]" office:value-type="float" office:value="54.4976801337347" calcext:value-type="float">
            <text:p>54.49768</text:p>
          </table:table-cell>
          <table:table-cell table:style-name="ce115" table:formula="of:=[.G28]-[.K28]" office:value-type="float" office:value="111.552741111636" calcext:value-type="float">
            <text:p>111.5527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8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/>
          <table:table-cell table:style-name="ce122"/>
          <table:table-cell table:style-name="ce69" table:number-columns-repeated="8"/>
          <table:table-cell table:number-columns-repeated="993"/>
        </table:table-row>
        <table:table-row table:style-name="ro1">
          <table:table-cell table:style-name="ce109" table:formula="of:=[.A28]" office:value-type="date" office:date-value="2021-12-03" calcext:value-type="date">
            <text:p>2021-12-03</text:p>
          </table:table-cell>
          <table:table-cell table:style-name="ce109" table:formula="of:=[.C28]" office:value-type="date" office:date-value="2039-06-30" calcext:value-type="date">
            <text:p>2039-06-30</text:p>
          </table:table-cell>
          <table:table-cell table:style-name="ce109" table:formula="of:=DATE(YEAR([.B29])+1;MONTH([.B29]); DAY([.B29]))" office:value-type="date" office:date-value="2040-06-30" calcext:value-type="date">
            <text:p>2040-06-30</text:p>
          </table:table-cell>
          <table:table-cell table:style-name="ce113" table:formula="of:=[.C29]-[.A29]" office:value-type="float" office:value="6784" calcext:value-type="float">
            <text:p>6,784</text:p>
          </table:table-cell>
          <table:table-cell table:style-name="ce113" table:formula="of:=[.E28]-1" office:value-type="float" office:value="2" calcext:value-type="float">
            <text:p>2</text:p>
          </table:table-cell>
          <table:table-cell table:style-name="ce115" table:formula="of:=[.F28]" office:value-type="float" office:value="1" calcext:value-type="float">
            <text:p>1.00000</text:p>
          </table:table-cell>
          <table:table-cell table:style-name="ce115" table:formula="of:=[.L28]" office:value-type="float" office:value="111.552741111636" calcext:value-type="float">
            <text:p>111.55274</text:p>
          </table:table-cell>
          <table:table-cell table:style-name="ce119" table:formula="of:=[.H28]" office:value-type="percentage" office:value="0.0155614196216046" calcext:value-type="percentage">
            <text:p>1.55614%</text:p>
          </table:table-cell>
          <table:table-cell table:style-name="ce115" table:formula="of:=[.G29]*CALC_ANNUITY_PAYMENT([.H29];[.E29];1/[.F29])" office:value-type="float" office:value="57.0816604170781" calcext:value-type="float">
            <text:p>57.08166</text:p>
          </table:table-cell>
          <table:table-cell table:style-name="ce115" table:formula="of:=[.G29]*[.H29]*[.F29]" office:value-type="float" office:value="1.73591901437839" calcext:value-type="float">
            <text:p>1.73592</text:p>
          </table:table-cell>
          <table:table-cell table:style-name="ce115" table:formula="of:=[.I29]-[.J29]" office:value-type="float" office:value="55.3457414026997" calcext:value-type="float">
            <text:p>55.34574</text:p>
          </table:table-cell>
          <table:table-cell table:style-name="ce115" table:formula="of:=[.G29]-[.K29]" office:value-type="float" office:value="56.2069997089361" calcext:value-type="float">
            <text:p>56.207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40-06-30" calcext:value-type="date">
            <text:p>2040-06-30</text:p>
          </table:table-cell>
          <table:table-cell table:style-name="ce109" table:formula="of:=DATE(YEAR([.B30])+1;MONTH([.B30]); DAY([.B30]))" office:value-type="date" office:date-value="2041-06-30" calcext:value-type="date">
            <text:p>2041-06-30</text:p>
          </table:table-cell>
          <table:table-cell table:style-name="ce113" table:formula="of:=[.C30]-[.A30]" office:value-type="float" office:value="7149" calcext:value-type="float">
            <text:p>7,149</text:p>
          </table:table-cell>
          <table:table-cell table:style-name="ce113" table:formula="of:=[.E29]-1" office:value-type="float" office:value="1" calcext:value-type="float">
            <text:p>1</text:p>
          </table:table-cell>
          <table:table-cell table:style-name="ce115" table:formula="of:=[.F29]" office:value-type="float" office:value="1" calcext:value-type="float">
            <text:p>1.00000</text:p>
          </table:table-cell>
          <table:table-cell table:style-name="ce115" table:formula="of:=[.L29]" office:value-type="float" office:value="56.2069997089361" calcext:value-type="float">
            <text:p>56.20700</text:p>
          </table:table-cell>
          <table:table-cell table:style-name="ce119" table:formula="of:=[.H29]" office:value-type="percentage" office:value="0.0155614196216046" calcext:value-type="percentage">
            <text:p>1.55614%</text:p>
          </table:table-cell>
          <table:table-cell table:style-name="ce115" table:formula="of:=[.G30]*CALC_ANNUITY_PAYMENT([.H30];[.E30];1/[.F30])" office:value-type="float" office:value="57.0816604170783" calcext:value-type="float">
            <text:p>57.08166</text:p>
          </table:table-cell>
          <table:table-cell table:style-name="ce115" table:formula="of:=[.G30]*[.H30]*[.F30]" office:value-type="float" office:value="0.874660708142162" calcext:value-type="float">
            <text:p>0.87466</text:p>
          </table:table-cell>
          <table:table-cell table:style-name="ce115" table:formula="of:=[.I30]-[.J30]" office:value-type="float" office:value="56.2069997089361" calcext:value-type="float">
            <text:p>56.20700</text:p>
          </table:table-cell>
          <table:table-cell table:style-name="ce115" table:formula="of:=[.G30]-[.K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9"/>
          <table:table-cell table:style-name="ce122"/>
          <table:table-cell table:number-columns-repeated="993"/>
        </table:table-row>
        <table:table-row table:style-name="ro1">
          <table:table-cell table:number-columns-repeated="1023"/>
        </table:table-row>
        <table:table-row table:style-name="ro1">
          <table:table-cell table:style-name="ce91" office:value-type="string" calcext:value-type="string">
            <text:p>Annuity Valuation</text:p>
          </table:table-cell>
          <table:table-cell table:number-columns-repeated="1022"/>
        </table:table-row>
        <table:table-row table:style-name="ro2">
          <table:table-cell table:style-name="ce93" office:value-type="string" calcext:value-type="string">
            <text:p>calc date</text:p>
          </table:table-cell>
          <table:table-cell table:style-name="ce93" office:value-type="string" calcext:value-type="string">
            <text:p>begin date</text:p>
          </table:table-cell>
          <table:table-cell table:style-name="ce93" office:value-type="string" calcext:value-type="string">
            <text:p>end date</text:p>
          </table:table-cell>
          <table:table-cell table:style-name="ce93" office:value-type="string" calcext:value-type="string">
            <text:p>tenor</text:p>
          </table:table-cell>
          <table:table-cell table:style-name="ce93" office:value-type="string" calcext:value-type="string">
            <text:p>residual maturity</text:p>
          </table:table-cell>
          <table:table-cell table:style-name="ce93" office:value-type="string" calcext:value-type="string">
            <text:p>year frac</text:p>
          </table:table-cell>
          <table:table-cell table:style-name="ce93" office:value-type="string" calcext:value-type="string">
            <text:p>begin nominal</text:p>
          </table:table-cell>
          <table:table-cell table:style-name="ce93" office:value-type="string" calcext:value-type="string">
            <text:p>internal rate</text:p>
          </table:table-cell>
          <table:table-cell table:style-name="ce93" office:value-type="string" calcext:value-type="string">
            <text:p>rate multiplier</text:p>
          </table:table-cell>
          <table:table-cell table:style-name="ce97" office:value-type="string" calcext:value-type="string">
            <text:p>rate add</text:p>
          </table:table-cell>
          <table:table-cell table:style-name="ce93" office:value-type="string" calcext:value-type="string">
            <text:p>external rate</text:p>
          </table:table-cell>
          <table:table-cell table:style-name="ce93" office:value-type="string" calcext:value-type="string">
            <text:p>external annuity payment</text:p>
          </table:table-cell>
          <table:table-cell table:style-name="ce93" office:value-type="string" calcext:value-type="string">
            <text:p>external interest</text:p>
          </table:table-cell>
          <table:table-cell table:style-name="ce93" office:value-type="string" calcext:value-type="string">
            <text:p>internal interest</text:p>
          </table:table-cell>
          <table:table-cell table:style-name="ce93" office:value-type="string" calcext:value-type="string">
            <text:p>external amortization</text:p>
          </table:table-cell>
          <table:table-cell table:style-name="ce93" office:value-type="string" calcext:value-type="string">
            <text:p>end nominal</text:p>
          </table:table-cell>
          <table:table-cell table:style-name="ce93" office:value-type="string" calcext:value-type="string">
            <text:p>fwd crv nm</text:p>
          </table:table-cell>
          <table:table-cell table:style-name="ce97" office:value-type="string" calcext:value-type="string">
            <text:p>fwd df</text:p>
          </table:table-cell>
          <table:table-cell table:style-name="ce93" office:value-type="string" calcext:value-type="string">
            <text:p>external cf</text:p>
          </table:table-cell>
          <table:table-cell table:style-name="ce93" office:value-type="string" calcext:value-type="string">
            <text:p>internal cf</text:p>
          </table:table-cell>
          <table:table-cell table:style-name="ce93" office:value-type="string" calcext:value-type="string">
            <text:p>disc crv nm</text:p>
          </table:table-cell>
          <table:table-cell table:style-name="ce93" office:value-type="string" calcext:value-type="string">
            <text:p>disc df</text:p>
          </table:table-cell>
          <table:table-cell table:style-name="ce93" office:value-type="string" calcext:value-type="string">
            <text:p>external npv</text:p>
          </table:table-cell>
          <table:table-cell table:style-name="ce93" office:value-type="string" calcext:value-type="string">
            <text:p>Internal npv</text:p>
          </table:table-cell>
          <table:table-cell table:number-columns-repeated="999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table:formula="of:=DATE(YEAR([.B34])+1;MONTH([.B34]); DAY([.B34]))" office:value-type="date" office:date-value="2022-06-30" calcext:value-type="date">
            <text:p>2022-06-30</text:p>
          </table:table-cell>
          <table:table-cell table:style-name="ce53" table:formula="of:=[.C34]-[.A34]" office:value-type="float" office:value="209" calcext:value-type="float">
            <text:p>209</text:p>
          </table:table-cell>
          <table:table-cell table:style-name="ce53" office:value-type="float" office:value="20" calcext:value-type="float">
            <text:p>20</text:p>
          </table:table-cell>
          <table:table-cell table:style-name="ce55" office:value-type="float" office:value="1" calcext:value-type="float">
            <text:p>1.00000</text:p>
          </table:table-cell>
          <table:table-cell table:style-name="ce101" office:value-type="float" office:value="1000" calcext:value-type="float">
            <text:p>1,000.00000</text:p>
          </table:table-cell>
          <table:table-cell table:style-name="ce102" table:formula="of:=[.H11]" office:value-type="percentage" office:value="0.01" calcext:value-type="percentage">
            <text:p>1.00000%</text:p>
          </table:table-cell>
          <table:table-cell table:style-name="ce55" office:value-type="float" office:value="1" calcext:value-type="float">
            <text:p>1.00000</text:p>
          </table:table-cell>
          <table:table-cell table:style-name="ce60" office:value-type="percentage" office:value="0.01" calcext:value-type="percentage">
            <text:p>1.00000%</text:p>
          </table:table-cell>
          <table:table-cell table:style-name="ce60" table:formula="of:=[.I34]*[.H34]+[.J34]" office:value-type="percentage" office:value="0.02" calcext:value-type="percentage">
            <text:p>2.00000%</text:p>
          </table:table-cell>
          <table:table-cell table:style-name="ce55" table:formula="of:=[.G34]*CALC_ANNUITY_PAYMENT([.K34];[.E34];1/[.F34])" office:value-type="float" office:value="61.1567181252904" calcext:value-type="float">
            <text:p>61.15672</text:p>
          </table:table-cell>
          <table:table-cell table:style-name="ce55" table:formula="of:=[.G34]*[.K34]*[.F34]" office:value-type="float" office:value="20" calcext:value-type="float">
            <text:p>20.00000</text:p>
          </table:table-cell>
          <table:table-cell table:style-name="ce55" table:formula="of:=[.G34]*[.H34]*[.F34]" office:value-type="float" office:value="10" calcext:value-type="float">
            <text:p>10.00000</text:p>
          </table:table-cell>
          <table:table-cell table:style-name="ce55" table:formula="of:=[.L34]-[.M34]" office:value-type="float" office:value="41.1567181252904" calcext:value-type="float">
            <text:p>41.15672</text:p>
          </table:table-cell>
          <table:table-cell table:style-name="ce55" table:formula="of:=[.G34]-[.O34]" office:value-type="float" office:value="958.84328187471" calcext:value-type="float">
            <text:p>958.8432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4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55" table:formula="of:=[.M34]+[.O34]" office:value-type="float" office:value="61.1567181252904" calcext:value-type="float">
            <text:p>61.15672</text:p>
          </table:table-cell>
          <table:table-cell table:style-name="ce55" table:formula="of:=[.N34]+[.O34]" office:value-type="float" office:value="51.1567181252904" calcext:value-type="float">
            <text:p>51.1567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4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64" table:formula="of:=[.S34]*[.V34]" office:value-type="float" office:value="61.2162332046576" calcext:value-type="float">
            <text:p>61.21623</text:p>
          </table:table-cell>
          <table:table-cell table:style-name="ce64" table:formula="of:=[.T34]*[.V34]" office:value-type="float" office:value="51.2065016361249" calcext:value-type="float">
            <text:p>51.20650</text:p>
          </table:table-cell>
          <table:table-cell table:number-columns-repeated="999"/>
        </table:table-row>
        <table:table-row table:style-name="ro1">
          <table:table-cell table:style-name="ce51" table:formula="of:=[.A34]" office:value-type="date" office:date-value="2021-12-03" calcext:value-type="date">
            <text:p>2021-12-03</text:p>
          </table:table-cell>
          <table:table-cell table:style-name="ce51" table:formula="of:=[.C34]" office:value-type="date" office:date-value="2022-06-30" calcext:value-type="date">
            <text:p>2022-06-30</text:p>
          </table:table-cell>
          <table:table-cell table:style-name="ce51" table:formula="of:=DATE(YEAR([.B35])+1;MONTH([.B35]); DAY([.B35]))" office:value-type="date" office:date-value="2023-06-30" calcext:value-type="date">
            <text:p>2023-06-30</text:p>
          </table:table-cell>
          <table:table-cell table:style-name="ce53" table:formula="of:=[.C35]-[.A35]" office:value-type="float" office:value="574" calcext:value-type="float">
            <text:p>574</text:p>
          </table:table-cell>
          <table:table-cell table:style-name="ce53" table:formula="of:=[.E34]-1" office:value-type="float" office:value="19" calcext:value-type="float">
            <text:p>19</text:p>
          </table:table-cell>
          <table:table-cell table:style-name="ce55" table:formula="of:=[.F34]" office:value-type="float" office:value="1" calcext:value-type="float">
            <text:p>1.00000</text:p>
          </table:table-cell>
          <table:table-cell table:style-name="ce55" table:formula="of:=[.P34]" office:value-type="float" office:value="958.84328187471" calcext:value-type="float">
            <text:p>958.84328</text:p>
          </table:table-cell>
          <table:table-cell table:style-name="ce60" table:formula="of:=[.H34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4]" office:value-type="percentage" office:value="0.01" calcext:value-type="percentage">
            <text:p>1.00000%</text:p>
          </table:table-cell>
          <table:table-cell table:style-name="ce60" table:formula="of:=[.I35]*[.H35]+[.J35]" office:value-type="percentage" office:value="0.02" calcext:value-type="percentage">
            <text:p>2.00000%</text:p>
          </table:table-cell>
          <table:table-cell table:style-name="ce55" table:formula="of:=[.G35]*CALC_ANNUITY_PAYMENT([.K35];[.E35];1/[.F35])" office:value-type="float" office:value="61.1567181252904" calcext:value-type="float">
            <text:p>61.15672</text:p>
          </table:table-cell>
          <table:table-cell table:style-name="ce55" table:formula="of:=[.G35]*[.K35]*[.F35]" office:value-type="float" office:value="19.1768656374942" calcext:value-type="float">
            <text:p>19.17687</text:p>
          </table:table-cell>
          <table:table-cell table:style-name="ce55" table:formula="of:=[.G35]*[.H35]*[.F35]" office:value-type="float" office:value="9.5884328187471" calcext:value-type="float">
            <text:p>9.58843</text:p>
          </table:table-cell>
          <table:table-cell table:style-name="ce55" table:formula="of:=[.L35]-[.M35]" office:value-type="float" office:value="41.9798524877962" calcext:value-type="float">
            <text:p>41.97985</text:p>
          </table:table-cell>
          <table:table-cell table:style-name="ce55" table:formula="of:=[.G35]-[.O35]" office:value-type="float" office:value="916.863429386913" calcext:value-type="float">
            <text:p>916.8634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5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55" table:formula="of:=[.M35]+[.O35]" office:value-type="float" office:value="61.1567181252904" calcext:value-type="float">
            <text:p>61.15672</text:p>
          </table:table-cell>
          <table:table-cell table:style-name="ce55" table:formula="of:=[.N35]+[.O35]" office:value-type="float" office:value="51.5682853065433" calcext:value-type="float">
            <text:p>51.5682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5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64" table:formula="of:=[.S35]*[.V35]" office:value-type="float" office:value="61.3047366642308" calcext:value-type="float">
            <text:p>61.30474</text:p>
          </table:table-cell>
          <table:table-cell table:style-name="ce64" table:formula="of:=[.T35]*[.V35]" office:value-type="float" office:value="51.6930968150859" calcext:value-type="float">
            <text:p>51.69310</text:p>
          </table:table-cell>
          <table:table-cell table:number-columns-repeated="999"/>
        </table:table-row>
        <table:table-row table:style-name="ro1">
          <table:table-cell table:style-name="ce51" table:formula="of:=[.A35]" office:value-type="date" office:date-value="2021-12-03" calcext:value-type="date">
            <text:p>2021-12-03</text:p>
          </table:table-cell>
          <table:table-cell table:style-name="ce51" table:formula="of:=[.C35]" office:value-type="date" office:date-value="2023-06-30" calcext:value-type="date">
            <text:p>2023-06-30</text:p>
          </table:table-cell>
          <table:table-cell table:style-name="ce51" table:formula="of:=DATE(YEAR([.B36])+1;MONTH([.B36]); DAY([.B36]))" office:value-type="date" office:date-value="2024-06-30" calcext:value-type="date">
            <text:p>2024-06-30</text:p>
          </table:table-cell>
          <table:table-cell table:style-name="ce53" table:formula="of:=[.C36]-[.A36]" office:value-type="float" office:value="940" calcext:value-type="float">
            <text:p>940</text:p>
          </table:table-cell>
          <table:table-cell table:style-name="ce53" table:formula="of:=[.E35]-1" office:value-type="float" office:value="18" calcext:value-type="float">
            <text:p>18</text:p>
          </table:table-cell>
          <table:table-cell table:style-name="ce55" table:formula="of:=[.F35]" office:value-type="float" office:value="1" calcext:value-type="float">
            <text:p>1.00000</text:p>
          </table:table-cell>
          <table:table-cell table:style-name="ce55" table:formula="of:=[.P35]" office:value-type="float" office:value="916.863429386913" calcext:value-type="float">
            <text:p>916.86343</text:p>
          </table:table-cell>
          <table:table-cell table:style-name="ce60" table:formula="of:=[.H35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5]" office:value-type="percentage" office:value="0.01" calcext:value-type="percentage">
            <text:p>1.00000%</text:p>
          </table:table-cell>
          <table:table-cell table:style-name="ce60" table:formula="of:=[.I36]*[.H36]+[.J36]" office:value-type="percentage" office:value="0.02" calcext:value-type="percentage">
            <text:p>2.00000%</text:p>
          </table:table-cell>
          <table:table-cell table:style-name="ce55" table:formula="of:=[.G36]*CALC_ANNUITY_PAYMENT([.K36];[.E36];1/[.F36])" office:value-type="float" office:value="61.1567181252904" calcext:value-type="float">
            <text:p>61.15672</text:p>
          </table:table-cell>
          <table:table-cell table:style-name="ce55" table:formula="of:=[.G36]*[.K36]*[.F36]" office:value-type="float" office:value="18.3372685877383" calcext:value-type="float">
            <text:p>18.33727</text:p>
          </table:table-cell>
          <table:table-cell table:style-name="ce55" table:formula="of:=[.G36]*[.H36]*[.F36]" office:value-type="float" office:value="9.16863429386913" calcext:value-type="float">
            <text:p>9.16863</text:p>
          </table:table-cell>
          <table:table-cell table:style-name="ce55" table:formula="of:=[.L36]-[.M36]" office:value-type="float" office:value="42.8194495375521" calcext:value-type="float">
            <text:p>42.81945</text:p>
          </table:table-cell>
          <table:table-cell table:style-name="ce55" table:formula="of:=[.G36]-[.O36]" office:value-type="float" office:value="874.043979849361" calcext:value-type="float">
            <text:p>874.0439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6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55" table:formula="of:=[.M36]+[.O36]" office:value-type="float" office:value="61.1567181252904" calcext:value-type="float">
            <text:p>61.15672</text:p>
          </table:table-cell>
          <table:table-cell table:style-name="ce55" table:formula="of:=[.N36]+[.O36]" office:value-type="float" office:value="51.9880838314213" calcext:value-type="float">
            <text:p>51.9880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6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64" table:formula="of:=[.S36]*[.V36]" office:value-type="float" office:value="61.3613253632055" calcext:value-type="float">
            <text:p>61.36133</text:p>
          </table:table-cell>
          <table:table-cell table:style-name="ce64" table:formula="of:=[.T36]*[.V36]" office:value-type="float" office:value="52.1620162882849" calcext:value-type="float">
            <text:p>52.16202</text:p>
          </table:table-cell>
          <table:table-cell table:number-columns-repeated="999"/>
        </table:table-row>
        <table:table-row table:style-name="ro1">
          <table:table-cell table:style-name="ce51" table:formula="of:=[.A36]" office:value-type="date" office:date-value="2021-12-03" calcext:value-type="date">
            <text:p>2021-12-03</text:p>
          </table:table-cell>
          <table:table-cell table:style-name="ce51" table:formula="of:=[.C36]" office:value-type="date" office:date-value="2024-06-30" calcext:value-type="date">
            <text:p>2024-06-30</text:p>
          </table:table-cell>
          <table:table-cell table:style-name="ce51" table:formula="of:=DATE(YEAR([.B37])+1;MONTH([.B37]); DAY([.B37]))" office:value-type="date" office:date-value="2025-06-30" calcext:value-type="date">
            <text:p>2025-06-30</text:p>
          </table:table-cell>
          <table:table-cell table:style-name="ce53" table:formula="of:=[.C37]-[.A37]" office:value-type="float" office:value="1305" calcext:value-type="float">
            <text:p>1,305</text:p>
          </table:table-cell>
          <table:table-cell table:style-name="ce53" table:formula="of:=[.E36]-1" office:value-type="float" office:value="17" calcext:value-type="float">
            <text:p>17</text:p>
          </table:table-cell>
          <table:table-cell table:style-name="ce55" table:formula="of:=[.F36]" office:value-type="float" office:value="1" calcext:value-type="float">
            <text:p>1.00000</text:p>
          </table:table-cell>
          <table:table-cell table:style-name="ce55" table:formula="of:=[.P36]" office:value-type="float" office:value="874.043979849361" calcext:value-type="float">
            <text:p>874.04398</text:p>
          </table:table-cell>
          <table:table-cell table:style-name="ce60" table:formula="of:=[.H36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6]" office:value-type="percentage" office:value="0.01" calcext:value-type="percentage">
            <text:p>1.00000%</text:p>
          </table:table-cell>
          <table:table-cell table:style-name="ce60" table:formula="of:=[.I37]*[.H37]+[.J37]" office:value-type="percentage" office:value="0.02" calcext:value-type="percentage">
            <text:p>2.00000%</text:p>
          </table:table-cell>
          <table:table-cell table:style-name="ce55" table:formula="of:=[.G37]*CALC_ANNUITY_PAYMENT([.K37];[.E37];1/[.F37])" office:value-type="float" office:value="61.1567181252904" calcext:value-type="float">
            <text:p>61.15672</text:p>
          </table:table-cell>
          <table:table-cell table:style-name="ce55" table:formula="of:=[.G37]*[.K37]*[.F37]" office:value-type="float" office:value="17.4808795969872" calcext:value-type="float">
            <text:p>17.48088</text:p>
          </table:table-cell>
          <table:table-cell table:style-name="ce55" table:formula="of:=[.G37]*[.H37]*[.F37]" office:value-type="float" office:value="8.74043979849361" calcext:value-type="float">
            <text:p>8.74044</text:p>
          </table:table-cell>
          <table:table-cell table:style-name="ce55" table:formula="of:=[.L37]-[.M37]" office:value-type="float" office:value="43.6758385283032" calcext:value-type="float">
            <text:p>43.67584</text:p>
          </table:table-cell>
          <table:table-cell table:style-name="ce55" table:formula="of:=[.G37]-[.O37]" office:value-type="float" office:value="830.368141321058" calcext:value-type="float">
            <text:p>830.3681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7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55" table:formula="of:=[.M37]+[.O37]" office:value-type="float" office:value="61.1567181252904" calcext:value-type="float">
            <text:p>61.15672</text:p>
          </table:table-cell>
          <table:table-cell table:style-name="ce55" table:formula="of:=[.N37]+[.O37]" office:value-type="float" office:value="52.4162783267968" calcext:value-type="float">
            <text:p>52.4162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7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64" table:formula="of:=[.S37]*[.V37]" office:value-type="float" office:value="61.3215609695943" calcext:value-type="float">
            <text:p>61.32156</text:p>
          </table:table-cell>
          <table:table-cell table:style-name="ce64" table:formula="of:=[.T37]*[.V37]" office:value-type="float" office:value="52.5575620429948" calcext:value-type="float">
            <text:p>52.55756</text:p>
          </table:table-cell>
          <table:table-cell table:number-columns-repeated="999"/>
        </table:table-row>
        <table:table-row table:style-name="ro1">
          <table:table-cell table:style-name="ce51" table:formula="of:=[.A37]" office:value-type="date" office:date-value="2021-12-03" calcext:value-type="date">
            <text:p>2021-12-03</text:p>
          </table:table-cell>
          <table:table-cell table:style-name="ce51" table:formula="of:=[.C37]" office:value-type="date" office:date-value="2025-06-30" calcext:value-type="date">
            <text:p>2025-06-30</text:p>
          </table:table-cell>
          <table:table-cell table:style-name="ce51" table:formula="of:=DATE(YEAR([.B38])+1;MONTH([.B38]); DAY([.B38]))" office:value-type="date" office:date-value="2026-06-30" calcext:value-type="date">
            <text:p>2026-06-30</text:p>
          </table:table-cell>
          <table:table-cell table:style-name="ce53" table:formula="of:=[.C38]-[.A38]" office:value-type="float" office:value="1670" calcext:value-type="float">
            <text:p>1,670</text:p>
          </table:table-cell>
          <table:table-cell table:style-name="ce53" table:formula="of:=[.E37]-1" office:value-type="float" office:value="16" calcext:value-type="float">
            <text:p>16</text:p>
          </table:table-cell>
          <table:table-cell table:style-name="ce55" table:formula="of:=[.F37]" office:value-type="float" office:value="1" calcext:value-type="float">
            <text:p>1.00000</text:p>
          </table:table-cell>
          <table:table-cell table:style-name="ce55" table:formula="of:=[.P37]" office:value-type="float" office:value="830.368141321058" calcext:value-type="float">
            <text:p>830.36814</text:p>
          </table:table-cell>
          <table:table-cell table:style-name="ce60" table:formula="of:=[.H37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7]" office:value-type="percentage" office:value="0.01" calcext:value-type="percentage">
            <text:p>1.00000%</text:p>
          </table:table-cell>
          <table:table-cell table:style-name="ce60" table:formula="of:=[.I38]*[.H38]+[.J38]" office:value-type="percentage" office:value="0.02" calcext:value-type="percentage">
            <text:p>2.00000%</text:p>
          </table:table-cell>
          <table:table-cell table:style-name="ce55" table:formula="of:=[.G38]*CALC_ANNUITY_PAYMENT([.K38];[.E38];1/[.F38])" office:value-type="float" office:value="61.1567181252904" calcext:value-type="float">
            <text:p>61.15672</text:p>
          </table:table-cell>
          <table:table-cell table:style-name="ce55" table:formula="of:=[.G38]*[.K38]*[.F38]" office:value-type="float" office:value="16.6073628264212" calcext:value-type="float">
            <text:p>16.60736</text:p>
          </table:table-cell>
          <table:table-cell table:style-name="ce55" table:formula="of:=[.G38]*[.H38]*[.F38]" office:value-type="float" office:value="8.30368141321058" calcext:value-type="float">
            <text:p>8.30368</text:p>
          </table:table-cell>
          <table:table-cell table:style-name="ce55" table:formula="of:=[.L38]-[.M38]" office:value-type="float" office:value="44.5493552988692" calcext:value-type="float">
            <text:p>44.54936</text:p>
          </table:table-cell>
          <table:table-cell table:style-name="ce55" table:formula="of:=[.G38]-[.O38]" office:value-type="float" office:value="785.818786022189" calcext:value-type="float">
            <text:p>785.8187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8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55" table:formula="of:=[.M38]+[.O38]" office:value-type="float" office:value="61.1567181252904" calcext:value-type="float">
            <text:p>61.15672</text:p>
          </table:table-cell>
          <table:table-cell table:style-name="ce55" table:formula="of:=[.N38]+[.O38]" office:value-type="float" office:value="52.8530367120798" calcext:value-type="float">
            <text:p>52.8530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8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64" table:formula="of:=[.S38]*[.V38]" office:value-type="float" office:value="61.1517982562466" calcext:value-type="float">
            <text:p>61.15180</text:p>
          </table:table-cell>
          <table:table-cell table:style-name="ce64" table:formula="of:=[.T38]*[.V38]" office:value-type="float" office:value="52.8487848485534" calcext:value-type="float">
            <text:p>52.84878</text:p>
          </table:table-cell>
          <table:table-cell table:number-columns-repeated="999"/>
        </table:table-row>
        <table:table-row table:style-name="ro1">
          <table:table-cell table:style-name="ce51" table:formula="of:=[.A38]" office:value-type="date" office:date-value="2021-12-03" calcext:value-type="date">
            <text:p>2021-12-03</text:p>
          </table:table-cell>
          <table:table-cell table:style-name="ce51" table:formula="of:=[.C38]" office:value-type="date" office:date-value="2026-06-30" calcext:value-type="date">
            <text:p>2026-06-30</text:p>
          </table:table-cell>
          <table:table-cell table:style-name="ce51" table:formula="of:=DATE(YEAR([.B39])+1;MONTH([.B39]); DAY([.B39]))" office:value-type="date" office:date-value="2027-06-30" calcext:value-type="date">
            <text:p>2027-06-30</text:p>
          </table:table-cell>
          <table:table-cell table:style-name="ce53" table:formula="of:=[.C39]-[.A39]" office:value-type="float" office:value="2035" calcext:value-type="float">
            <text:p>2,035</text:p>
          </table:table-cell>
          <table:table-cell table:style-name="ce53" table:formula="of:=[.E38]-1" office:value-type="float" office:value="15" calcext:value-type="float">
            <text:p>15</text:p>
          </table:table-cell>
          <table:table-cell table:style-name="ce55" table:formula="of:=[.F38]" office:value-type="float" office:value="1" calcext:value-type="float">
            <text:p>1.00000</text:p>
          </table:table-cell>
          <table:table-cell table:style-name="ce55" table:formula="of:=[.P38]" office:value-type="float" office:value="785.818786022189" calcext:value-type="float">
            <text:p>785.81879</text:p>
          </table:table-cell>
          <table:table-cell table:style-name="ce60" table:formula="of:=[.H38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8]" office:value-type="percentage" office:value="0.01" calcext:value-type="percentage">
            <text:p>1.00000%</text:p>
          </table:table-cell>
          <table:table-cell table:style-name="ce60" table:formula="of:=[.I39]*[.H39]+[.J39]" office:value-type="percentage" office:value="0.02" calcext:value-type="percentage">
            <text:p>2.00000%</text:p>
          </table:table-cell>
          <table:table-cell table:style-name="ce55" table:formula="of:=[.G39]*CALC_ANNUITY_PAYMENT([.K39];[.E39];1/[.F39])" office:value-type="float" office:value="61.1567181252904" calcext:value-type="float">
            <text:p>61.15672</text:p>
          </table:table-cell>
          <table:table-cell table:style-name="ce55" table:formula="of:=[.G39]*[.K39]*[.F39]" office:value-type="float" office:value="15.7163757204438" calcext:value-type="float">
            <text:p>15.71638</text:p>
          </table:table-cell>
          <table:table-cell table:style-name="ce55" table:formula="of:=[.G39]*[.H39]*[.F39]" office:value-type="float" office:value="7.85818786022189" calcext:value-type="float">
            <text:p>7.85819</text:p>
          </table:table-cell>
          <table:table-cell table:style-name="ce55" table:formula="of:=[.L39]-[.M39]" office:value-type="float" office:value="45.4403424048466" calcext:value-type="float">
            <text:p>45.44034</text:p>
          </table:table-cell>
          <table:table-cell table:style-name="ce55" table:formula="of:=[.G39]-[.O39]" office:value-type="float" office:value="740.378443617342" calcext:value-type="float">
            <text:p>740.3784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9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55" table:formula="of:=[.M39]+[.O39]" office:value-type="float" office:value="61.1567181252904" calcext:value-type="float">
            <text:p>61.15672</text:p>
          </table:table-cell>
          <table:table-cell table:style-name="ce55" table:formula="of:=[.N39]+[.O39]" office:value-type="float" office:value="53.2985302650685" calcext:value-type="float">
            <text:p>53.2985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9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64" table:formula="of:=[.S39]*[.V39]" office:value-type="float" office:value="60.8352246311947" calcext:value-type="float">
            <text:p>60.83522</text:p>
          </table:table-cell>
          <table:table-cell table:style-name="ce64" table:formula="of:=[.T39]*[.V39]" office:value-type="float" office:value="53.0183463171664" calcext:value-type="float">
            <text:p>53.01835</text:p>
          </table:table-cell>
          <table:table-cell table:number-columns-repeated="999"/>
        </table:table-row>
        <table:table-row table:style-name="ro1">
          <table:table-cell table:style-name="ce51" table:formula="of:=[.A39]" office:value-type="date" office:date-value="2021-12-03" calcext:value-type="date">
            <text:p>2021-12-03</text:p>
          </table:table-cell>
          <table:table-cell table:style-name="ce51" table:formula="of:=[.C39]" office:value-type="date" office:date-value="2027-06-30" calcext:value-type="date">
            <text:p>2027-06-30</text:p>
          </table:table-cell>
          <table:table-cell table:style-name="ce51" table:formula="of:=DATE(YEAR([.B40])+1;MONTH([.B40]); DAY([.B40]))" office:value-type="date" office:date-value="2028-06-30" calcext:value-type="date">
            <text:p>2028-06-30</text:p>
          </table:table-cell>
          <table:table-cell table:style-name="ce53" table:formula="of:=[.C40]-[.A40]" office:value-type="float" office:value="2401" calcext:value-type="float">
            <text:p>2,401</text:p>
          </table:table-cell>
          <table:table-cell table:style-name="ce53" table:formula="of:=[.E39]-1" office:value-type="float" office:value="14" calcext:value-type="float">
            <text:p>14</text:p>
          </table:table-cell>
          <table:table-cell table:style-name="ce55" table:formula="of:=[.F39]" office:value-type="float" office:value="1" calcext:value-type="float">
            <text:p>1.00000</text:p>
          </table:table-cell>
          <table:table-cell table:style-name="ce55" table:formula="of:=[.P39]" office:value-type="float" office:value="740.378443617342" calcext:value-type="float">
            <text:p>740.37844</text:p>
          </table:table-cell>
          <table:table-cell table:style-name="ce60" table:formula="of:=[.H39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9]" office:value-type="percentage" office:value="0.01" calcext:value-type="percentage">
            <text:p>1.00000%</text:p>
          </table:table-cell>
          <table:table-cell table:style-name="ce60" table:formula="of:=[.I40]*[.H40]+[.J40]" office:value-type="percentage" office:value="0.02" calcext:value-type="percentage">
            <text:p>2.00000%</text:p>
          </table:table-cell>
          <table:table-cell table:style-name="ce55" table:formula="of:=[.G40]*CALC_ANNUITY_PAYMENT([.K40];[.E40];1/[.F40])" office:value-type="float" office:value="61.1567181252904" calcext:value-type="float">
            <text:p>61.15672</text:p>
          </table:table-cell>
          <table:table-cell table:style-name="ce55" table:formula="of:=[.G40]*[.K40]*[.F40]" office:value-type="float" office:value="14.8075688723468" calcext:value-type="float">
            <text:p>14.80757</text:p>
          </table:table-cell>
          <table:table-cell table:style-name="ce55" table:formula="of:=[.G40]*[.H40]*[.F40]" office:value-type="float" office:value="7.40378443617342" calcext:value-type="float">
            <text:p>7.40378</text:p>
          </table:table-cell>
          <table:table-cell table:style-name="ce55" table:formula="of:=[.L40]-[.M40]" office:value-type="float" office:value="46.3491492529435" calcext:value-type="float">
            <text:p>46.34915</text:p>
          </table:table-cell>
          <table:table-cell table:style-name="ce55" table:formula="of:=[.G40]-[.O40]" office:value-type="float" office:value="694.029294364399" calcext:value-type="float">
            <text:p>694.0292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0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55" table:formula="of:=[.M40]+[.O40]" office:value-type="float" office:value="61.1567181252904" calcext:value-type="float">
            <text:p>61.15672</text:p>
          </table:table-cell>
          <table:table-cell table:style-name="ce55" table:formula="of:=[.N40]+[.O40]" office:value-type="float" office:value="53.752933689117" calcext:value-type="float">
            <text:p>53.7529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0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64" table:formula="of:=[.S40]*[.V40]" office:value-type="float" office:value="60.3588612171595" calcext:value-type="float">
            <text:p>60.35886</text:p>
          </table:table-cell>
          <table:table-cell table:style-name="ce64" table:formula="of:=[.T40]*[.V40]" office:value-type="float" office:value="53.0516673231177" calcext:value-type="float">
            <text:p>53.05167</text:p>
          </table:table-cell>
          <table:table-cell table:number-columns-repeated="999"/>
        </table:table-row>
        <table:table-row table:style-name="ro1">
          <table:table-cell table:style-name="ce51" table:formula="of:=[.A40]" office:value-type="date" office:date-value="2021-12-03" calcext:value-type="date">
            <text:p>2021-12-03</text:p>
          </table:table-cell>
          <table:table-cell table:style-name="ce51" table:formula="of:=[.C40]" office:value-type="date" office:date-value="2028-06-30" calcext:value-type="date">
            <text:p>2028-06-30</text:p>
          </table:table-cell>
          <table:table-cell table:style-name="ce51" table:formula="of:=DATE(YEAR([.B41])+1;MONTH([.B41]); DAY([.B41]))" office:value-type="date" office:date-value="2029-06-30" calcext:value-type="date">
            <text:p>2029-06-30</text:p>
          </table:table-cell>
          <table:table-cell table:style-name="ce53" table:formula="of:=[.C41]-[.A41]" office:value-type="float" office:value="2766" calcext:value-type="float">
            <text:p>2,766</text:p>
          </table:table-cell>
          <table:table-cell table:style-name="ce53" table:formula="of:=[.E40]-1" office:value-type="float" office:value="13" calcext:value-type="float">
            <text:p>13</text:p>
          </table:table-cell>
          <table:table-cell table:style-name="ce55" table:formula="of:=[.F40]" office:value-type="float" office:value="1" calcext:value-type="float">
            <text:p>1.00000</text:p>
          </table:table-cell>
          <table:table-cell table:style-name="ce55" table:formula="of:=[.P40]" office:value-type="float" office:value="694.029294364399" calcext:value-type="float">
            <text:p>694.02929</text:p>
          </table:table-cell>
          <table:table-cell table:style-name="ce60" table:formula="of:=[.H40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0]" office:value-type="percentage" office:value="0.01" calcext:value-type="percentage">
            <text:p>1.00000%</text:p>
          </table:table-cell>
          <table:table-cell table:style-name="ce60" table:formula="of:=[.I41]*[.H41]+[.J41]" office:value-type="percentage" office:value="0.02" calcext:value-type="percentage">
            <text:p>2.00000%</text:p>
          </table:table-cell>
          <table:table-cell table:style-name="ce55" table:formula="of:=[.G41]*CALC_ANNUITY_PAYMENT([.K41];[.E41];1/[.F41])" office:value-type="float" office:value="61.1567181252904" calcext:value-type="float">
            <text:p>61.15672</text:p>
          </table:table-cell>
          <table:table-cell table:style-name="ce55" table:formula="of:=[.G41]*[.K41]*[.F41]" office:value-type="float" office:value="13.880585887288" calcext:value-type="float">
            <text:p>13.88059</text:p>
          </table:table-cell>
          <table:table-cell table:style-name="ce55" table:formula="of:=[.G41]*[.H41]*[.F41]" office:value-type="float" office:value="6.94029294364399" calcext:value-type="float">
            <text:p>6.94029</text:p>
          </table:table-cell>
          <table:table-cell table:style-name="ce55" table:formula="of:=[.L41]-[.M41]" office:value-type="float" office:value="47.2761322380024" calcext:value-type="float">
            <text:p>47.27613</text:p>
          </table:table-cell>
          <table:table-cell table:style-name="ce55" table:formula="of:=[.G41]-[.O41]" office:value-type="float" office:value="646.753162126396" calcext:value-type="float">
            <text:p>646.75316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1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55" table:formula="of:=[.M41]+[.O41]" office:value-type="float" office:value="61.1567181252904" calcext:value-type="float">
            <text:p>61.15672</text:p>
          </table:table-cell>
          <table:table-cell table:style-name="ce55" table:formula="of:=[.N41]+[.O41]" office:value-type="float" office:value="54.2164251816464" calcext:value-type="float">
            <text:p>54.2164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1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64" table:formula="of:=[.S41]*[.V41]" office:value-type="float" office:value="59.7358046453051" calcext:value-type="float">
            <text:p>59.73580</text:p>
          </table:table-cell>
          <table:table-cell table:style-name="ce64" table:formula="of:=[.T41]*[.V41]" office:value-type="float" office:value="52.9567622739771" calcext:value-type="float">
            <text:p>52.95676</text:p>
          </table:table-cell>
          <table:table-cell table:number-columns-repeated="999"/>
        </table:table-row>
        <table:table-row table:style-name="ro1">
          <table:table-cell table:style-name="ce51" table:formula="of:=[.A41]" office:value-type="date" office:date-value="2021-12-03" calcext:value-type="date">
            <text:p>2021-12-03</text:p>
          </table:table-cell>
          <table:table-cell table:style-name="ce51" table:formula="of:=[.C41]" office:value-type="date" office:date-value="2029-06-30" calcext:value-type="date">
            <text:p>2029-06-30</text:p>
          </table:table-cell>
          <table:table-cell table:style-name="ce51" table:formula="of:=DATE(YEAR([.B42])+1;MONTH([.B42]); DAY([.B42]))" office:value-type="date" office:date-value="2030-06-30" calcext:value-type="date">
            <text:p>2030-06-30</text:p>
          </table:table-cell>
          <table:table-cell table:style-name="ce53" table:formula="of:=[.C42]-[.A42]" office:value-type="float" office:value="3131" calcext:value-type="float">
            <text:p>3,131</text:p>
          </table:table-cell>
          <table:table-cell table:style-name="ce53" table:formula="of:=[.E41]-1" office:value-type="float" office:value="12" calcext:value-type="float">
            <text:p>12</text:p>
          </table:table-cell>
          <table:table-cell table:style-name="ce55" table:formula="of:=[.F41]" office:value-type="float" office:value="1" calcext:value-type="float">
            <text:p>1.00000</text:p>
          </table:table-cell>
          <table:table-cell table:style-name="ce55" table:formula="of:=[.P41]" office:value-type="float" office:value="646.753162126396" calcext:value-type="float">
            <text:p>646.75316</text:p>
          </table:table-cell>
          <table:table-cell table:style-name="ce60" table:formula="of:=[.H41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1]" office:value-type="percentage" office:value="0.01" calcext:value-type="percentage">
            <text:p>1.00000%</text:p>
          </table:table-cell>
          <table:table-cell table:style-name="ce60" table:formula="of:=[.I42]*[.H42]+[.J42]" office:value-type="percentage" office:value="0.02" calcext:value-type="percentage">
            <text:p>2.00000%</text:p>
          </table:table-cell>
          <table:table-cell table:style-name="ce55" table:formula="of:=[.G42]*CALC_ANNUITY_PAYMENT([.K42];[.E42];1/[.F42])" office:value-type="float" office:value="61.1567181252904" calcext:value-type="float">
            <text:p>61.15672</text:p>
          </table:table-cell>
          <table:table-cell table:style-name="ce55" table:formula="of:=[.G42]*[.K42]*[.F42]" office:value-type="float" office:value="12.9350632425279" calcext:value-type="float">
            <text:p>12.93506</text:p>
          </table:table-cell>
          <table:table-cell table:style-name="ce55" table:formula="of:=[.G42]*[.H42]*[.F42]" office:value-type="float" office:value="6.46753162126396" calcext:value-type="float">
            <text:p>6.46753</text:p>
          </table:table-cell>
          <table:table-cell table:style-name="ce55" table:formula="of:=[.L42]-[.M42]" office:value-type="float" office:value="48.2216548827625" calcext:value-type="float">
            <text:p>48.22165</text:p>
          </table:table-cell>
          <table:table-cell table:style-name="ce55" table:formula="of:=[.G42]-[.O42]" office:value-type="float" office:value="598.531507243634" calcext:value-type="float">
            <text:p>598.53151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2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55" table:formula="of:=[.M42]+[.O42]" office:value-type="float" office:value="61.1567181252904" calcext:value-type="float">
            <text:p>61.15672</text:p>
          </table:table-cell>
          <table:table-cell table:style-name="ce55" table:formula="of:=[.N42]+[.O42]" office:value-type="float" office:value="54.6891865040264" calcext:value-type="float">
            <text:p>54.6891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2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64" table:formula="of:=[.S42]*[.V42]" office:value-type="float" office:value="58.988658777974" calcext:value-type="float">
            <text:p>58.98866</text:p>
          </table:table-cell>
          <table:table-cell table:style-name="ce64" table:formula="of:=[.T42]*[.V42]" office:value-type="float" office:value="52.7504068305607" calcext:value-type="float">
            <text:p>52.75041</text:p>
          </table:table-cell>
          <table:table-cell table:number-columns-repeated="999"/>
        </table:table-row>
        <table:table-row table:style-name="ro1">
          <table:table-cell table:style-name="ce51" table:formula="of:=[.A42]" office:value-type="date" office:date-value="2021-12-03" calcext:value-type="date">
            <text:p>2021-12-03</text:p>
          </table:table-cell>
          <table:table-cell table:style-name="ce51" table:formula="of:=[.C42]" office:value-type="date" office:date-value="2030-06-30" calcext:value-type="date">
            <text:p>2030-06-30</text:p>
          </table:table-cell>
          <table:table-cell table:style-name="ce51" table:formula="of:=DATE(YEAR([.B43])+1;MONTH([.B43]); DAY([.B43]))" office:value-type="date" office:date-value="2031-06-30" calcext:value-type="date">
            <text:p>2031-06-30</text:p>
          </table:table-cell>
          <table:table-cell table:style-name="ce53" table:formula="of:=[.C43]-[.A43]" office:value-type="float" office:value="3496" calcext:value-type="float">
            <text:p>3,496</text:p>
          </table:table-cell>
          <table:table-cell table:style-name="ce53" table:formula="of:=[.E42]-1" office:value-type="float" office:value="11" calcext:value-type="float">
            <text:p>11</text:p>
          </table:table-cell>
          <table:table-cell table:style-name="ce55" table:formula="of:=[.F42]" office:value-type="float" office:value="1" calcext:value-type="float">
            <text:p>1.00000</text:p>
          </table:table-cell>
          <table:table-cell table:style-name="ce55" table:formula="of:=[.P42]" office:value-type="float" office:value="598.531507243634" calcext:value-type="float">
            <text:p>598.53151</text:p>
          </table:table-cell>
          <table:table-cell table:style-name="ce60" table:formula="of:=[.H42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2]" office:value-type="percentage" office:value="0.01" calcext:value-type="percentage">
            <text:p>1.00000%</text:p>
          </table:table-cell>
          <table:table-cell table:style-name="ce60" table:formula="of:=[.I43]*[.H43]+[.J43]" office:value-type="percentage" office:value="0.02" calcext:value-type="percentage">
            <text:p>2.00000%</text:p>
          </table:table-cell>
          <table:table-cell table:style-name="ce55" table:formula="of:=[.G43]*CALC_ANNUITY_PAYMENT([.K43];[.E43];1/[.F43])" office:value-type="float" office:value="61.1567181252904" calcext:value-type="float">
            <text:p>61.15672</text:p>
          </table:table-cell>
          <table:table-cell table:style-name="ce55" table:formula="of:=[.G43]*[.K43]*[.F43]" office:value-type="float" office:value="11.9706301448727" calcext:value-type="float">
            <text:p>11.97063</text:p>
          </table:table-cell>
          <table:table-cell table:style-name="ce55" table:formula="of:=[.G43]*[.H43]*[.F43]" office:value-type="float" office:value="5.98531507243634" calcext:value-type="float">
            <text:p>5.98532</text:p>
          </table:table-cell>
          <table:table-cell table:style-name="ce55" table:formula="of:=[.L43]-[.M43]" office:value-type="float" office:value="49.1860879804177" calcext:value-type="float">
            <text:p>49.18609</text:p>
          </table:table-cell>
          <table:table-cell table:style-name="ce55" table:formula="of:=[.G43]-[.O43]" office:value-type="float" office:value="549.345419263216" calcext:value-type="float">
            <text:p>549.3454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3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55" table:formula="of:=[.M43]+[.O43]" office:value-type="float" office:value="61.1567181252904" calcext:value-type="float">
            <text:p>61.15672</text:p>
          </table:table-cell>
          <table:table-cell table:style-name="ce55" table:formula="of:=[.N43]+[.O43]" office:value-type="float" office:value="55.171403052854" calcext:value-type="float">
            <text:p>55.1714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3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64" table:formula="of:=[.S43]*[.V43]" office:value-type="float" office:value="58.1664082058828" calcext:value-type="float">
            <text:p>58.16641</text:p>
          </table:table-cell>
          <table:table-cell table:style-name="ce64" table:formula="of:=[.T43]*[.V43]" office:value-type="float" office:value="52.4737502213435" calcext:value-type="float">
            <text:p>52.47375</text:p>
          </table:table-cell>
          <table:table-cell table:number-columns-repeated="999"/>
        </table:table-row>
        <table:table-row table:style-name="ro1">
          <table:table-cell table:style-name="ce109" table:formula="of:=[.A43]" office:value-type="date" office:date-value="2021-12-03" calcext:value-type="date">
            <text:p>2021-12-03</text:p>
          </table:table-cell>
          <table:table-cell table:style-name="ce109" table:formula="of:=[.C43]" office:value-type="date" office:date-value="2031-06-30" calcext:value-type="date">
            <text:p>2031-06-30</text:p>
          </table:table-cell>
          <table:table-cell table:style-name="ce109" table:formula="of:=DATE(YEAR([.B44])+1;MONTH([.B44]); DAY([.B44]))" office:value-type="date" office:date-value="2032-06-30" calcext:value-type="date">
            <text:p>2032-06-30</text:p>
          </table:table-cell>
          <table:table-cell table:style-name="ce113" table:formula="of:=[.C44]-[.A44]" office:value-type="float" office:value="3862" calcext:value-type="float">
            <text:p>3,862</text:p>
          </table:table-cell>
          <table:table-cell table:style-name="ce113" table:formula="of:=[.E43]-1" office:value-type="float" office:value="10" calcext:value-type="float">
            <text:p>10</text:p>
          </table:table-cell>
          <table:table-cell table:style-name="ce115" table:formula="of:=[.F43]" office:value-type="float" office:value="1" calcext:value-type="float">
            <text:p>1.00000</text:p>
          </table:table-cell>
          <table:table-cell table:style-name="ce115" table:formula="of:=[.P43]" office:value-type="float" office:value="549.345419263216" calcext:value-type="float">
            <text:p>549.34542</text:p>
          </table:table-cell>
          <table:table-cell table:style-name="ce119" table:formula="of:=[.H21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3]" office:value-type="percentage" office:value="0.01" calcext:value-type="percentage">
            <text:p>1.00000%</text:p>
          </table:table-cell>
          <table:table-cell table:style-name="ce119" table:formula="of:=[.I44]*[.H44]+[.J44]" office:value-type="percentage" office:value="0.0255614196216046" calcext:value-type="percentage">
            <text:p>2.55614%</text:p>
          </table:table-cell>
          <table:table-cell table:style-name="ce115" table:formula="of:=[.G44]*CALC_ANNUITY_PAYMENT([.K44];[.E44];1/[.F44])" office:value-type="float" office:value="62.9497554336609" calcext:value-type="float">
            <text:p>62.94976</text:p>
          </table:table-cell>
          <table:table-cell table:style-name="ce115" table:formula="of:=[.G44]*[.K44]*[.F44]" office:value-type="float" office:value="14.0420487789934" calcext:value-type="float">
            <text:p>14.04205</text:p>
          </table:table-cell>
          <table:table-cell table:style-name="ce115" table:formula="of:=[.G44]*[.H44]*[.F44]" office:value-type="float" office:value="8.54859458636121" calcext:value-type="float">
            <text:p>8.54859</text:p>
          </table:table-cell>
          <table:table-cell table:style-name="ce115" table:formula="of:=[.L44]-[.M44]" office:value-type="float" office:value="48.9077066546676" calcext:value-type="float">
            <text:p>48.90771</text:p>
          </table:table-cell>
          <table:table-cell table:style-name="ce115" table:formula="of:=[.G44]-[.O44]" office:value-type="float" office:value="500.437712608548" calcext:value-type="float">
            <text:p>500.4377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4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115" table:formula="of:=[.M44]+[.O44]" office:value-type="float" office:value="62.9497554336609" calcext:value-type="float">
            <text:p>62.94976</text:p>
          </table:table-cell>
          <table:table-cell table:style-name="ce115" table:formula="of:=[.N44]+[.O44]" office:value-type="float" office:value="57.4563012410288" calcext:value-type="float">
            <text:p>57.4563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4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122" table:formula="of:=[.S44]*[.V44]" office:value-type="float" office:value="58.9877988739423" calcext:value-type="float">
            <text:p>58.98780</text:p>
          </table:table-cell>
          <table:table-cell table:style-name="ce122" table:formula="of:=[.T44]*[.V44]" office:value-type="float" office:value="53.8400938700731" calcext:value-type="float">
            <text:p>53.84009</text:p>
          </table:table-cell>
          <table:table-cell table:number-columns-repeated="999"/>
        </table:table-row>
        <table:table-row table:style-name="ro1">
          <table:table-cell table:style-name="ce109" table:formula="of:=[.A44]" office:value-type="date" office:date-value="2021-12-03" calcext:value-type="date">
            <text:p>2021-12-03</text:p>
          </table:table-cell>
          <table:table-cell table:style-name="ce109" table:formula="of:=[.C44]" office:value-type="date" office:date-value="2032-06-30" calcext:value-type="date">
            <text:p>2032-06-30</text:p>
          </table:table-cell>
          <table:table-cell table:style-name="ce109" table:formula="of:=DATE(YEAR([.B45])+1;MONTH([.B45]); DAY([.B45]))" office:value-type="date" office:date-value="2033-06-30" calcext:value-type="date">
            <text:p>2033-06-30</text:p>
          </table:table-cell>
          <table:table-cell table:style-name="ce113" table:formula="of:=[.C45]-[.A45]" office:value-type="float" office:value="4227" calcext:value-type="float">
            <text:p>4,227</text:p>
          </table:table-cell>
          <table:table-cell table:style-name="ce113" table:formula="of:=[.E44]-1" office:value-type="float" office:value="9" calcext:value-type="float">
            <text:p>9</text:p>
          </table:table-cell>
          <table:table-cell table:style-name="ce115" table:formula="of:=[.F44]" office:value-type="float" office:value="1" calcext:value-type="float">
            <text:p>1.00000</text:p>
          </table:table-cell>
          <table:table-cell table:style-name="ce115" table:formula="of:=[.P44]" office:value-type="float" office:value="500.437712608548" calcext:value-type="float">
            <text:p>500.43771</text:p>
          </table:table-cell>
          <table:table-cell table:style-name="ce119" table:formula="of:=[.H44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4]" office:value-type="percentage" office:value="0.01" calcext:value-type="percentage">
            <text:p>1.00000%</text:p>
          </table:table-cell>
          <table:table-cell table:style-name="ce119" table:formula="of:=[.I45]*[.H45]+[.J45]" office:value-type="percentage" office:value="0.0255614196216046" calcext:value-type="percentage">
            <text:p>2.55614%</text:p>
          </table:table-cell>
          <table:table-cell table:style-name="ce115" table:formula="of:=[.G45]*CALC_ANNUITY_PAYMENT([.K45];[.E45];1/[.F45])" office:value-type="float" office:value="62.949755433661" calcext:value-type="float">
            <text:p>62.94976</text:p>
          </table:table-cell>
          <table:table-cell table:style-name="ce115" table:formula="of:=[.G45]*[.K45]*[.F45]" office:value-type="float" office:value="12.7918983664631" calcext:value-type="float">
            <text:p>12.79190</text:p>
          </table:table-cell>
          <table:table-cell table:style-name="ce115" table:formula="of:=[.G45]*[.H45]*[.F45]" office:value-type="float" office:value="7.78752124037759" calcext:value-type="float">
            <text:p>7.78752</text:p>
          </table:table-cell>
          <table:table-cell table:style-name="ce115" table:formula="of:=[.L45]-[.M45]" office:value-type="float" office:value="50.1578570671979" calcext:value-type="float">
            <text:p>50.15786</text:p>
          </table:table-cell>
          <table:table-cell table:style-name="ce115" table:formula="of:=[.G45]-[.O45]" office:value-type="float" office:value="450.279855541351" calcext:value-type="float">
            <text:p>450.2798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5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115" table:formula="of:=[.M45]+[.O45]" office:value-type="float" office:value="62.949755433661" calcext:value-type="float">
            <text:p>62.94976</text:p>
          </table:table-cell>
          <table:table-cell table:style-name="ce115" table:formula="of:=[.N45]+[.O45]" office:value-type="float" office:value="57.9453783075755" calcext:value-type="float">
            <text:p>57.9453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5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122" table:formula="of:=[.S45]*[.V45]" office:value-type="float" office:value="58.0481664722365" calcext:value-type="float">
            <text:p>58.04817</text:p>
          </table:table-cell>
          <table:table-cell table:style-name="ce122" table:formula="of:=[.T45]*[.V45]" office:value-type="float" office:value="53.4334556683002" calcext:value-type="float">
            <text:p>53.43346</text:p>
          </table:table-cell>
          <table:table-cell table:number-columns-repeated="999"/>
        </table:table-row>
        <table:table-row table:style-name="ro1">
          <table:table-cell table:style-name="ce109" table:formula="of:=[.A45]" office:value-type="date" office:date-value="2021-12-03" calcext:value-type="date">
            <text:p>2021-12-03</text:p>
          </table:table-cell>
          <table:table-cell table:style-name="ce109" table:formula="of:=[.C45]" office:value-type="date" office:date-value="2033-06-30" calcext:value-type="date">
            <text:p>2033-06-30</text:p>
          </table:table-cell>
          <table:table-cell table:style-name="ce109" table:formula="of:=DATE(YEAR([.B46])+1;MONTH([.B46]); DAY([.B46]))" office:value-type="date" office:date-value="2034-06-30" calcext:value-type="date">
            <text:p>2034-06-30</text:p>
          </table:table-cell>
          <table:table-cell table:style-name="ce113" table:formula="of:=[.C46]-[.A46]" office:value-type="float" office:value="4592" calcext:value-type="float">
            <text:p>4,592</text:p>
          </table:table-cell>
          <table:table-cell table:style-name="ce113" table:formula="of:=[.E45]-1" office:value-type="float" office:value="8" calcext:value-type="float">
            <text:p>8</text:p>
          </table:table-cell>
          <table:table-cell table:style-name="ce115" table:formula="of:=[.F45]" office:value-type="float" office:value="1" calcext:value-type="float">
            <text:p>1.00000</text:p>
          </table:table-cell>
          <table:table-cell table:style-name="ce115" table:formula="of:=[.P45]" office:value-type="float" office:value="450.279855541351" calcext:value-type="float">
            <text:p>450.27986</text:p>
          </table:table-cell>
          <table:table-cell table:style-name="ce119" table:formula="of:=[.H45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5]" office:value-type="percentage" office:value="0.01" calcext:value-type="percentage">
            <text:p>1.00000%</text:p>
          </table:table-cell>
          <table:table-cell table:style-name="ce119" table:formula="of:=[.I46]*[.H46]+[.J46]" office:value-type="percentage" office:value="0.0255614196216046" calcext:value-type="percentage">
            <text:p>2.55614%</text:p>
          </table:table-cell>
          <table:table-cell table:style-name="ce115" table:formula="of:=[.G46]*CALC_ANNUITY_PAYMENT([.K46];[.E46];1/[.F46])" office:value-type="float" office:value="62.949755433661" calcext:value-type="float">
            <text:p>62.94976</text:p>
          </table:table-cell>
          <table:table-cell table:style-name="ce115" table:formula="of:=[.G46]*[.K46]*[.F46]" office:value-type="float" office:value="11.509792334648" calcext:value-type="float">
            <text:p>11.50979</text:p>
          </table:table-cell>
          <table:table-cell table:style-name="ce115" table:formula="of:=[.G46]*[.H46]*[.F46]" office:value-type="float" office:value="7.00699377923446" calcext:value-type="float">
            <text:p>7.00699</text:p>
          </table:table-cell>
          <table:table-cell table:style-name="ce115" table:formula="of:=[.L46]-[.M46]" office:value-type="float" office:value="51.439963099013" calcext:value-type="float">
            <text:p>51.43996</text:p>
          </table:table-cell>
          <table:table-cell table:style-name="ce115" table:formula="of:=[.G46]-[.O46]" office:value-type="float" office:value="398.839892442337" calcext:value-type="float">
            <text:p>398.8398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6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115" table:formula="of:=[.M46]+[.O46]" office:value-type="float" office:value="62.949755433661" calcext:value-type="float">
            <text:p>62.94976</text:p>
          </table:table-cell>
          <table:table-cell table:style-name="ce115" table:formula="of:=[.N46]+[.O46]" office:value-type="float" office:value="58.4469568782475" calcext:value-type="float">
            <text:p>58.4469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6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122" table:formula="of:=[.S46]*[.V46]" office:value-type="float" office:value="57.1373269097202" calcext:value-type="float">
            <text:p>57.13733</text:p>
          </table:table-cell>
          <table:table-cell table:style-name="ce122" table:formula="of:=[.T46]*[.V46]" office:value-type="float" office:value="53.0502916020071" calcext:value-type="float">
            <text:p>53.05029</text:p>
          </table:table-cell>
          <table:table-cell table:number-columns-repeated="999"/>
        </table:table-row>
        <table:table-row table:style-name="ro1">
          <table:table-cell table:style-name="ce109" table:formula="of:=[.A46]" office:value-type="date" office:date-value="2021-12-03" calcext:value-type="date">
            <text:p>2021-12-03</text:p>
          </table:table-cell>
          <table:table-cell table:style-name="ce109" table:formula="of:=[.C46]" office:value-type="date" office:date-value="2034-06-30" calcext:value-type="date">
            <text:p>2034-06-30</text:p>
          </table:table-cell>
          <table:table-cell table:style-name="ce109" table:formula="of:=DATE(YEAR([.B47])+1;MONTH([.B47]); DAY([.B47]))" office:value-type="date" office:date-value="2035-06-30" calcext:value-type="date">
            <text:p>2035-06-30</text:p>
          </table:table-cell>
          <table:table-cell table:style-name="ce113" table:formula="of:=[.C47]-[.A47]" office:value-type="float" office:value="4957" calcext:value-type="float">
            <text:p>4,957</text:p>
          </table:table-cell>
          <table:table-cell table:style-name="ce113" table:formula="of:=[.E46]-1" office:value-type="float" office:value="7" calcext:value-type="float">
            <text:p>7</text:p>
          </table:table-cell>
          <table:table-cell table:style-name="ce115" table:formula="of:=[.F46]" office:value-type="float" office:value="1" calcext:value-type="float">
            <text:p>1.00000</text:p>
          </table:table-cell>
          <table:table-cell table:style-name="ce115" table:formula="of:=[.P46]" office:value-type="float" office:value="398.839892442337" calcext:value-type="float">
            <text:p>398.83989</text:p>
          </table:table-cell>
          <table:table-cell table:style-name="ce119" table:formula="of:=[.H46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6]" office:value-type="percentage" office:value="0.01" calcext:value-type="percentage">
            <text:p>1.00000%</text:p>
          </table:table-cell>
          <table:table-cell table:style-name="ce119" table:formula="of:=[.I47]*[.H47]+[.J47]" office:value-type="percentage" office:value="0.0255614196216046" calcext:value-type="percentage">
            <text:p>2.55614%</text:p>
          </table:table-cell>
          <table:table-cell table:style-name="ce115" table:formula="of:=[.G47]*CALC_ANNUITY_PAYMENT([.K47];[.E47];1/[.F47])" office:value-type="float" office:value="62.949755433661" calcext:value-type="float">
            <text:p>62.94976</text:p>
          </table:table-cell>
          <table:table-cell table:style-name="ce115" table:formula="of:=[.G47]*[.K47]*[.F47]" office:value-type="float" office:value="10.1949138525542" calcext:value-type="float">
            <text:p>10.19491</text:p>
          </table:table-cell>
          <table:table-cell table:style-name="ce115" table:formula="of:=[.G47]*[.H47]*[.F47]" office:value-type="float" office:value="6.20651492813086" calcext:value-type="float">
            <text:p>6.20651</text:p>
          </table:table-cell>
          <table:table-cell table:style-name="ce115" table:formula="of:=[.L47]-[.M47]" office:value-type="float" office:value="52.7548415811067" calcext:value-type="float">
            <text:p>52.75484</text:p>
          </table:table-cell>
          <table:table-cell table:style-name="ce115" table:formula="of:=[.G47]-[.O47]" office:value-type="float" office:value="346.085050861231" calcext:value-type="float">
            <text:p>346.08505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7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115" table:formula="of:=[.M47]+[.O47]" office:value-type="float" office:value="62.949755433661" calcext:value-type="float">
            <text:p>62.94976</text:p>
          </table:table-cell>
          <table:table-cell table:style-name="ce115" table:formula="of:=[.N47]+[.O47]" office:value-type="float" office:value="58.9613565092376" calcext:value-type="float">
            <text:p>58.9613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7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122" table:formula="of:=[.S47]*[.V47]" office:value-type="float" office:value="56.2491425524433" calcext:value-type="float">
            <text:p>56.24914</text:p>
          </table:table-cell>
          <table:table-cell table:style-name="ce122" table:formula="of:=[.T47]*[.V47]" office:value-type="float" office:value="52.6852840734009" calcext:value-type="float">
            <text:p>52.68528</text:p>
          </table:table-cell>
          <table:table-cell table:number-columns-repeated="999"/>
        </table:table-row>
        <table:table-row table:style-name="ro1">
          <table:table-cell table:style-name="ce109" table:formula="of:=[.A47]" office:value-type="date" office:date-value="2021-12-03" calcext:value-type="date">
            <text:p>2021-12-03</text:p>
          </table:table-cell>
          <table:table-cell table:style-name="ce109" table:formula="of:=[.C47]" office:value-type="date" office:date-value="2035-06-30" calcext:value-type="date">
            <text:p>2035-06-30</text:p>
          </table:table-cell>
          <table:table-cell table:style-name="ce109" table:formula="of:=DATE(YEAR([.B48])+1;MONTH([.B48]); DAY([.B48]))" office:value-type="date" office:date-value="2036-06-30" calcext:value-type="date">
            <text:p>2036-06-30</text:p>
          </table:table-cell>
          <table:table-cell table:style-name="ce113" table:formula="of:=[.C48]-[.A48]" office:value-type="float" office:value="5323" calcext:value-type="float">
            <text:p>5,323</text:p>
          </table:table-cell>
          <table:table-cell table:style-name="ce113" table:formula="of:=[.E47]-1" office:value-type="float" office:value="6" calcext:value-type="float">
            <text:p>6</text:p>
          </table:table-cell>
          <table:table-cell table:style-name="ce115" table:formula="of:=[.F47]" office:value-type="float" office:value="1" calcext:value-type="float">
            <text:p>1.00000</text:p>
          </table:table-cell>
          <table:table-cell table:style-name="ce115" table:formula="of:=[.P47]" office:value-type="float" office:value="346.085050861231" calcext:value-type="float">
            <text:p>346.08505</text:p>
          </table:table-cell>
          <table:table-cell table:style-name="ce119" table:formula="of:=[.H47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7]" office:value-type="percentage" office:value="0.01" calcext:value-type="percentage">
            <text:p>1.00000%</text:p>
          </table:table-cell>
          <table:table-cell table:style-name="ce119" table:formula="of:=[.I48]*[.H48]+[.J48]" office:value-type="percentage" office:value="0.0255614196216046" calcext:value-type="percentage">
            <text:p>2.55614%</text:p>
          </table:table-cell>
          <table:table-cell table:style-name="ce115" table:formula="of:=[.G48]*CALC_ANNUITY_PAYMENT([.K48];[.E48];1/[.F48])" office:value-type="float" office:value="62.949755433661" calcext:value-type="float">
            <text:p>62.94976</text:p>
          </table:table-cell>
          <table:table-cell table:style-name="ce115" table:formula="of:=[.G48]*[.K48]*[.F48]" office:value-type="float" office:value="8.84642520982829" calcext:value-type="float">
            <text:p>8.84643</text:p>
          </table:table-cell>
          <table:table-cell table:style-name="ce115" table:formula="of:=[.G48]*[.H48]*[.F48]" office:value-type="float" office:value="5.38557470121598" calcext:value-type="float">
            <text:p>5.38557</text:p>
          </table:table-cell>
          <table:table-cell table:style-name="ce115" table:formula="of:=[.L48]-[.M48]" office:value-type="float" office:value="54.1033302238327" calcext:value-type="float">
            <text:p>54.10333</text:p>
          </table:table-cell>
          <table:table-cell table:style-name="ce115" table:formula="of:=[.G48]-[.O48]" office:value-type="float" office:value="291.981720637398" calcext:value-type="float">
            <text:p>291.9817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8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115" table:formula="of:=[.M48]+[.O48]" office:value-type="float" office:value="62.949755433661" calcext:value-type="float">
            <text:p>62.94976</text:p>
          </table:table-cell>
          <table:table-cell table:style-name="ce115" table:formula="of:=[.N48]+[.O48]" office:value-type="float" office:value="59.4889049250487" calcext:value-type="float">
            <text:p>59.4889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8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122" table:formula="of:=[.S48]*[.V48]" office:value-type="float" office:value="55.3094998610617" calcext:value-type="float">
            <text:p>55.30950</text:p>
          </table:table-cell>
          <table:table-cell table:style-name="ce122" table:formula="of:=[.T48]*[.V48]" office:value-type="float" office:value="52.2686951842751" calcext:value-type="float">
            <text:p>52.26870</text:p>
          </table:table-cell>
          <table:table-cell table:number-columns-repeated="999"/>
        </table:table-row>
        <table:table-row table:style-name="ro1">
          <table:table-cell table:style-name="ce109" table:formula="of:=[.A48]" office:value-type="date" office:date-value="2021-12-03" calcext:value-type="date">
            <text:p>2021-12-03</text:p>
          </table:table-cell>
          <table:table-cell table:style-name="ce109" table:formula="of:=[.C48]" office:value-type="date" office:date-value="2036-06-30" calcext:value-type="date">
            <text:p>2036-06-30</text:p>
          </table:table-cell>
          <table:table-cell table:style-name="ce109" table:formula="of:=DATE(YEAR([.B49])+1;MONTH([.B49]); DAY([.B49]))" office:value-type="date" office:date-value="2037-06-30" calcext:value-type="date">
            <text:p>2037-06-30</text:p>
          </table:table-cell>
          <table:table-cell table:style-name="ce113" table:formula="of:=[.C49]-[.A49]" office:value-type="float" office:value="5688" calcext:value-type="float">
            <text:p>5,688</text:p>
          </table:table-cell>
          <table:table-cell table:style-name="ce113" table:formula="of:=[.E48]-1" office:value-type="float" office:value="5" calcext:value-type="float">
            <text:p>5</text:p>
          </table:table-cell>
          <table:table-cell table:style-name="ce115" table:formula="of:=[.F48]" office:value-type="float" office:value="1" calcext:value-type="float">
            <text:p>1.00000</text:p>
          </table:table-cell>
          <table:table-cell table:style-name="ce115" table:formula="of:=[.P48]" office:value-type="float" office:value="291.981720637398" calcext:value-type="float">
            <text:p>291.98172</text:p>
          </table:table-cell>
          <table:table-cell table:style-name="ce119" table:formula="of:=[.H48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8]" office:value-type="percentage" office:value="0.01" calcext:value-type="percentage">
            <text:p>1.00000%</text:p>
          </table:table-cell>
          <table:table-cell table:style-name="ce119" table:formula="of:=[.I49]*[.H49]+[.J49]" office:value-type="percentage" office:value="0.0255614196216046" calcext:value-type="percentage">
            <text:p>2.55614%</text:p>
          </table:table-cell>
          <table:table-cell table:style-name="ce115" table:formula="of:=[.G49]*CALC_ANNUITY_PAYMENT([.K49];[.E49];1/[.F49])" office:value-type="float" office:value="62.9497554336609" calcext:value-type="float">
            <text:p>62.94976</text:p>
          </table:table-cell>
          <table:table-cell table:style-name="ce115" table:formula="of:=[.G49]*[.K49]*[.F49]" office:value-type="float" office:value="7.46346728305066" calcext:value-type="float">
            <text:p>7.46347</text:p>
          </table:table-cell>
          <table:table-cell table:style-name="ce115" table:formula="of:=[.G49]*[.H49]*[.F49]" office:value-type="float" office:value="4.54365007667668" calcext:value-type="float">
            <text:p>4.54365</text:p>
          </table:table-cell>
          <table:table-cell table:style-name="ce115" table:formula="of:=[.L49]-[.M49]" office:value-type="float" office:value="55.4862881506103" calcext:value-type="float">
            <text:p>55.48629</text:p>
          </table:table-cell>
          <table:table-cell table:style-name="ce115" table:formula="of:=[.G49]-[.O49]" office:value-type="float" office:value="236.495432486788" calcext:value-type="float">
            <text:p>236.4954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9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15" table:formula="of:=[.M49]+[.O49]" office:value-type="float" office:value="62.9497554336609" calcext:value-type="float">
            <text:p>62.94976</text:p>
          </table:table-cell>
          <table:table-cell table:style-name="ce115" table:formula="of:=[.N49]+[.O49]" office:value-type="float" office:value="60.029938227287" calcext:value-type="float">
            <text:p>60.0299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9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22" table:formula="of:=[.S49]*[.V49]" office:value-type="float" office:value="54.4778902717716" calcext:value-type="float">
            <text:p>54.47789</text:p>
          </table:table-cell>
          <table:table-cell table:style-name="ce122" table:formula="of:=[.T49]*[.V49]" office:value-type="float" office:value="51.9510261038861" calcext:value-type="float">
            <text:p>51.95103</text:p>
          </table:table-cell>
          <table:table-cell table:number-columns-repeated="999"/>
        </table:table-row>
        <table:table-row table:style-name="ro1">
          <table:table-cell table:style-name="ce109" table:formula="of:=[.A49]" office:value-type="date" office:date-value="2021-12-03" calcext:value-type="date">
            <text:p>2021-12-03</text:p>
          </table:table-cell>
          <table:table-cell table:style-name="ce109" table:formula="of:=[.C49]" office:value-type="date" office:date-value="2037-06-30" calcext:value-type="date">
            <text:p>2037-06-30</text:p>
          </table:table-cell>
          <table:table-cell table:style-name="ce109" table:formula="of:=DATE(YEAR([.B50])+1;MONTH([.B50]); DAY([.B50]))" office:value-type="date" office:date-value="2038-06-30" calcext:value-type="date">
            <text:p>2038-06-30</text:p>
          </table:table-cell>
          <table:table-cell table:style-name="ce113" table:formula="of:=[.C50]-[.A50]" office:value-type="float" office:value="6053" calcext:value-type="float">
            <text:p>6,053</text:p>
          </table:table-cell>
          <table:table-cell table:style-name="ce113" table:formula="of:=[.E49]-1" office:value-type="float" office:value="4" calcext:value-type="float">
            <text:p>4</text:p>
          </table:table-cell>
          <table:table-cell table:style-name="ce115" table:formula="of:=[.F49]" office:value-type="float" office:value="1" calcext:value-type="float">
            <text:p>1.00000</text:p>
          </table:table-cell>
          <table:table-cell table:style-name="ce115" table:formula="of:=[.P49]" office:value-type="float" office:value="236.495432486788" calcext:value-type="float">
            <text:p>236.49543</text:p>
          </table:table-cell>
          <table:table-cell table:style-name="ce119" table:formula="of:=[.H49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9]" office:value-type="percentage" office:value="0.01" calcext:value-type="percentage">
            <text:p>1.00000%</text:p>
          </table:table-cell>
          <table:table-cell table:style-name="ce119" table:formula="of:=[.I50]*[.H50]+[.J50]" office:value-type="percentage" office:value="0.0255614196216046" calcext:value-type="percentage">
            <text:p>2.55614%</text:p>
          </table:table-cell>
          <table:table-cell table:style-name="ce115" table:formula="of:=[.G50]*CALC_ANNUITY_PAYMENT([.K50];[.E50];1/[.F50])" office:value-type="float" office:value="62.949755433661" calcext:value-type="float">
            <text:p>62.94976</text:p>
          </table:table-cell>
          <table:table-cell table:style-name="ce115" table:formula="of:=[.G50]*[.K50]*[.F50]" office:value-type="float" office:value="6.04515898838764" calcext:value-type="float">
            <text:p>6.04516</text:p>
          </table:table-cell>
          <table:table-cell table:style-name="ce115" table:formula="of:=[.G50]*[.H50]*[.F50]" office:value-type="float" office:value="3.68020466351977" calcext:value-type="float">
            <text:p>3.68020</text:p>
          </table:table-cell>
          <table:table-cell table:style-name="ce115" table:formula="of:=[.L50]-[.M50]" office:value-type="float" office:value="56.9045964452734" calcext:value-type="float">
            <text:p>56.90460</text:p>
          </table:table-cell>
          <table:table-cell table:style-name="ce115" table:formula="of:=[.G50]-[.O50]" office:value-type="float" office:value="179.590836041514" calcext:value-type="float">
            <text:p>179.5908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0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15" table:formula="of:=[.M50]+[.O50]" office:value-type="float" office:value="62.949755433661" calcext:value-type="float">
            <text:p>62.94976</text:p>
          </table:table-cell>
          <table:table-cell table:style-name="ce115" table:formula="of:=[.N50]+[.O50]" office:value-type="float" office:value="60.5848011087931" calcext:value-type="float">
            <text:p>60.5848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0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22" table:formula="of:=[.S50]*[.V50]" office:value-type="float" office:value="53.7335049386021" calcext:value-type="float">
            <text:p>53.73350</text:p>
          </table:table-cell>
          <table:table-cell table:style-name="ce122" table:formula="of:=[.T50]*[.V50]" office:value-type="float" office:value="51.7147951911309" calcext:value-type="float">
            <text:p>51.71480</text:p>
          </table:table-cell>
          <table:table-cell table:number-columns-repeated="999"/>
        </table:table-row>
        <table:table-row table:style-name="ro1">
          <table:table-cell table:style-name="ce109" table:formula="of:=[.A50]" office:value-type="date" office:date-value="2021-12-03" calcext:value-type="date">
            <text:p>2021-12-03</text:p>
          </table:table-cell>
          <table:table-cell table:style-name="ce109" table:formula="of:=[.C50]" office:value-type="date" office:date-value="2038-06-30" calcext:value-type="date">
            <text:p>2038-06-30</text:p>
          </table:table-cell>
          <table:table-cell table:style-name="ce109" table:formula="of:=DATE(YEAR([.B51])+1;MONTH([.B51]); DAY([.B51]))" office:value-type="date" office:date-value="2039-06-30" calcext:value-type="date">
            <text:p>2039-06-30</text:p>
          </table:table-cell>
          <table:table-cell table:style-name="ce113" table:formula="of:=[.C51]-[.A51]" office:value-type="float" office:value="6418" calcext:value-type="float">
            <text:p>6,418</text:p>
          </table:table-cell>
          <table:table-cell table:style-name="ce113" table:formula="of:=[.E50]-1" office:value-type="float" office:value="3" calcext:value-type="float">
            <text:p>3</text:p>
          </table:table-cell>
          <table:table-cell table:style-name="ce115" table:formula="of:=[.F50]" office:value-type="float" office:value="1" calcext:value-type="float">
            <text:p>1.00000</text:p>
          </table:table-cell>
          <table:table-cell table:style-name="ce115" table:formula="of:=[.P50]" office:value-type="float" office:value="179.590836041514" calcext:value-type="float">
            <text:p>179.59084</text:p>
          </table:table-cell>
          <table:table-cell table:style-name="ce119" table:formula="of:=[.H50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50]" office:value-type="percentage" office:value="0.01" calcext:value-type="percentage">
            <text:p>1.00000%</text:p>
          </table:table-cell>
          <table:table-cell table:style-name="ce119" table:formula="of:=[.I51]*[.H51]+[.J51]" office:value-type="percentage" office:value="0.0255614196216046" calcext:value-type="percentage">
            <text:p>2.55614%</text:p>
          </table:table-cell>
          <table:table-cell table:style-name="ce115" table:formula="of:=[.G51]*CALC_ANNUITY_PAYMENT([.K51];[.E51];1/[.F51])" office:value-type="float" office:value="62.949755433661" calcext:value-type="float">
            <text:p>62.94976</text:p>
          </table:table-cell>
          <table:table-cell table:style-name="ce115" table:formula="of:=[.G51]*[.K51]*[.F51]" office:value-type="float" office:value="4.59059672025194" calcext:value-type="float">
            <text:p>4.59060</text:p>
          </table:table-cell>
          <table:table-cell table:style-name="ce115" table:formula="of:=[.G51]*[.H51]*[.F51]" office:value-type="float" office:value="2.7946883598368" calcext:value-type="float">
            <text:p>2.79469</text:p>
          </table:table-cell>
          <table:table-cell table:style-name="ce115" table:formula="of:=[.L51]-[.M51]" office:value-type="float" office:value="58.359158713409" calcext:value-type="float">
            <text:p>58.35916</text:p>
          </table:table-cell>
          <table:table-cell table:style-name="ce115" table:formula="of:=[.G51]-[.O51]" office:value-type="float" office:value="121.231677328105" calcext:value-type="float">
            <text:p>121.2316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1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15" table:formula="of:=[.M51]+[.O51]" office:value-type="float" office:value="62.949755433661" calcext:value-type="float">
            <text:p>62.94976</text:p>
          </table:table-cell>
          <table:table-cell table:style-name="ce115" table:formula="of:=[.N51]+[.O51]" office:value-type="float" office:value="61.1538470732458" calcext:value-type="float">
            <text:p>61.15385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1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22" table:formula="of:=[.S51]*[.V51]" office:value-type="float" office:value="52.9730932699887" calcext:value-type="float">
            <text:p>52.97309</text:p>
          </table:table-cell>
          <table:table-cell table:style-name="ce122" table:formula="of:=[.T51]*[.V51]" office:value-type="float" office:value="51.4618114480778" calcext:value-type="float">
            <text:p>51.46181</text:p>
          </table:table-cell>
          <table:table-cell table:number-columns-repeated="999"/>
        </table:table-row>
        <table:table-row table:style-name="ro1">
          <table:table-cell table:style-name="ce109" table:formula="of:=[.A51]" office:value-type="date" office:date-value="2021-12-03" calcext:value-type="date">
            <text:p>2021-12-03</text:p>
          </table:table-cell>
          <table:table-cell table:style-name="ce109" table:formula="of:=[.C51]" office:value-type="date" office:date-value="2039-06-30" calcext:value-type="date">
            <text:p>2039-06-30</text:p>
          </table:table-cell>
          <table:table-cell table:style-name="ce109" table:formula="of:=DATE(YEAR([.B52])+1;MONTH([.B52]); DAY([.B52]))" office:value-type="date" office:date-value="2040-06-30" calcext:value-type="date">
            <text:p>2040-06-30</text:p>
          </table:table-cell>
          <table:table-cell table:style-name="ce113" table:formula="of:=[.C52]-[.A52]" office:value-type="float" office:value="6784" calcext:value-type="float">
            <text:p>6,784</text:p>
          </table:table-cell>
          <table:table-cell table:style-name="ce113" table:formula="of:=[.E51]-1" office:value-type="float" office:value="2" calcext:value-type="float">
            <text:p>2</text:p>
          </table:table-cell>
          <table:table-cell table:style-name="ce115" table:formula="of:=[.F51]" office:value-type="float" office:value="1" calcext:value-type="float">
            <text:p>1.00000</text:p>
          </table:table-cell>
          <table:table-cell table:style-name="ce115" table:formula="of:=[.P51]" office:value-type="float" office:value="121.231677328105" calcext:value-type="float">
            <text:p>121.23168</text:p>
          </table:table-cell>
          <table:table-cell table:style-name="ce119" table:formula="of:=[.H51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51]" office:value-type="percentage" office:value="0.01" calcext:value-type="percentage">
            <text:p>1.00000%</text:p>
          </table:table-cell>
          <table:table-cell table:style-name="ce119" table:formula="of:=[.I52]*[.H52]+[.J52]" office:value-type="percentage" office:value="0.0255614196216046" calcext:value-type="percentage">
            <text:p>2.55614%</text:p>
          </table:table-cell>
          <table:table-cell table:style-name="ce115" table:formula="of:=[.G52]*CALC_ANNUITY_PAYMENT([.K52];[.E52];1/[.F52])" office:value-type="float" office:value="62.9497554336611" calcext:value-type="float">
            <text:p>62.94976</text:p>
          </table:table-cell>
          <table:table-cell table:style-name="ce115" table:formula="of:=[.G52]*[.K52]*[.F52]" office:value-type="float" office:value="3.09885377561467" calcext:value-type="float">
            <text:p>3.09885</text:p>
          </table:table-cell>
          <table:table-cell table:style-name="ce115" table:formula="of:=[.G52]*[.H52]*[.F52]" office:value-type="float" office:value="1.88653700233362" calcext:value-type="float">
            <text:p>1.88654</text:p>
          </table:table-cell>
          <table:table-cell table:style-name="ce115" table:formula="of:=[.L52]-[.M52]" office:value-type="float" office:value="59.8509016580464" calcext:value-type="float">
            <text:p>59.85090</text:p>
          </table:table-cell>
          <table:table-cell table:style-name="ce115" table:formula="of:=[.G52]-[.O52]" office:value-type="float" office:value="61.380775670059" calcext:value-type="float">
            <text:p>61.3807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2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15" table:formula="of:=[.M52]+[.O52]" office:value-type="float" office:value="62.9497554336611" calcext:value-type="float">
            <text:p>62.94976</text:p>
          </table:table-cell>
          <table:table-cell table:style-name="ce115" table:formula="of:=[.N52]+[.O52]" office:value-type="float" office:value="61.73743866038" calcext:value-type="float">
            <text:p>61.7374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2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22" table:formula="of:=[.S52]*[.V52]" office:value-type="float" office:value="52.1934634121106" calcext:value-type="float">
            <text:p>52.19346</text:p>
          </table:table-cell>
          <table:table-cell table:style-name="ce122" table:formula="of:=[.T52]*[.V52]" office:value-type="float" office:value="51.1882965021801" calcext:value-type="float">
            <text:p>51.18830</text:p>
          </table:table-cell>
          <table:table-cell table:number-columns-repeated="999"/>
        </table:table-row>
        <table:table-row table:style-name="ro1">
          <table:table-cell table:style-name="ce109" table:formula="of:=[.A52]" office:value-type="date" office:date-value="2021-12-03" calcext:value-type="date">
            <text:p>2021-12-03</text:p>
          </table:table-cell>
          <table:table-cell table:style-name="ce109" table:formula="of:=[.C52]" office:value-type="date" office:date-value="2040-06-30" calcext:value-type="date">
            <text:p>2040-06-30</text:p>
          </table:table-cell>
          <table:table-cell table:style-name="ce109" table:formula="of:=DATE(YEAR([.B53])+1;MONTH([.B53]); DAY([.B53]))" office:value-type="date" office:date-value="2041-06-30" calcext:value-type="date">
            <text:p>2041-06-30</text:p>
          </table:table-cell>
          <table:table-cell table:style-name="ce113" table:formula="of:=[.C53]-[.A53]" office:value-type="float" office:value="7149" calcext:value-type="float">
            <text:p>7,149</text:p>
          </table:table-cell>
          <table:table-cell table:style-name="ce113" table:formula="of:=[.E52]-1" office:value-type="float" office:value="1" calcext:value-type="float">
            <text:p>1</text:p>
          </table:table-cell>
          <table:table-cell table:style-name="ce115" table:formula="of:=[.F52]" office:value-type="float" office:value="1" calcext:value-type="float">
            <text:p>1.00000</text:p>
          </table:table-cell>
          <table:table-cell table:style-name="ce115" table:formula="of:=[.P52]" office:value-type="float" office:value="61.380775670059" calcext:value-type="float">
            <text:p>61.38078</text:p>
          </table:table-cell>
          <table:table-cell table:style-name="ce119" table:formula="of:=[.H52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52]" office:value-type="percentage" office:value="0.01" calcext:value-type="percentage">
            <text:p>1.00000%</text:p>
          </table:table-cell>
          <table:table-cell table:style-name="ce119" table:formula="of:=[.I53]*[.H53]+[.J53]" office:value-type="percentage" office:value="0.0255614196216046" calcext:value-type="percentage">
            <text:p>2.55614%</text:p>
          </table:table-cell>
          <table:table-cell table:style-name="ce115" table:formula="of:=[.G53]*CALC_ANNUITY_PAYMENT([.K53];[.E53];1/[.F53])" office:value-type="float" office:value="62.949755433661" calcext:value-type="float">
            <text:p>62.94976</text:p>
          </table:table-cell>
          <table:table-cell table:style-name="ce115" table:formula="of:=[.G53]*[.K53]*[.F53]" office:value-type="float" office:value="1.56897976360196" calcext:value-type="float">
            <text:p>1.56898</text:p>
          </table:table-cell>
          <table:table-cell table:style-name="ce115" table:formula="of:=[.G53]*[.H53]*[.F53]" office:value-type="float" office:value="0.955172006901367" calcext:value-type="float">
            <text:p>0.95517</text:p>
          </table:table-cell>
          <table:table-cell table:style-name="ce115" table:formula="of:=[.L53]-[.M53]" office:value-type="float" office:value="61.380775670059" calcext:value-type="float">
            <text:p>61.38078</text:p>
          </table:table-cell>
          <table:table-cell table:style-name="ce115" table:formula="of:=[.G53]-[.O53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3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15" table:formula="of:=[.M53]+[.O53]" office:value-type="float" office:value="62.949755433661" calcext:value-type="float">
            <text:p>62.94976</text:p>
          </table:table-cell>
          <table:table-cell table:style-name="ce115" table:formula="of:=[.N53]+[.O53]" office:value-type="float" office:value="62.3359476769604" calcext:value-type="float">
            <text:p>62.33595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3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22" table:formula="of:=[.S53]*[.V53]" office:value-type="float" office:value="51.4000101175899" calcext:value-type="float">
            <text:p>51.40001</text:p>
          </table:table-cell>
          <table:table-cell table:style-name="ce122" table:formula="of:=[.T53]*[.V53]" office:value-type="float" office:value="50.8988211187237" calcext:value-type="float">
            <text:p>50.89882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69"/>
          <table:table-cell table:number-columns-repeated="5"/>
          <table:table-cell table:style-name="Default"/>
          <table:table-cell table:number-columns-repeated="2"/>
          <table:table-cell table:style-name="ce123" table:formula="of:=SUM([.W34:.W53])" office:value-type="float" office:value="1154.95050861492" calcext:value-type="float">
            <text:p>1,154.95051</text:p>
          </table:table-cell>
          <table:table-cell table:style-name="ce123" table:formula="of:=SUM([.X34:.X53])" office:value-type="float" office:value="1047.21146535926" calcext:value-type="float">
            <text:p>1,047.21147</text:p>
          </table:table-cell>
          <table:table-cell table:number-columns-repeated="999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NN03" table:style-name="ta5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16" table:default-cell-style-name="ce106"/>
        <table:table-column table:style-name="co41" table:default-cell-style-name="ce106"/>
        <table:table-column table:style-name="co18" table:default-cell-style-name="ce106"/>
        <table:table-column table:style-name="co42" table:default-cell-style-name="ce106"/>
        <table:table-column table:style-name="co43" table:default-cell-style-name="ce106"/>
        <table:table-column table:style-name="co44" table:default-cell-style-name="ce106"/>
        <table:table-column table:style-name="co45" table:default-cell-style-name="ce106"/>
        <table:table-column table:style-name="co7" table:default-cell-style-name="ce106"/>
        <table:table-column table:style-name="co22" table:default-cell-style-name="ce106"/>
        <table:table-column table:style-name="co46" table:default-cell-style-name="ce106"/>
        <table:table-column table:style-name="co47" table:default-cell-style-name="ce106"/>
        <table:table-column table:style-name="co39" table:default-cell-style-name="ce106"/>
        <table:table-column table:style-name="co52" table:default-cell-style-name="ce106"/>
        <table:table-column table:style-name="co38" table:default-cell-style-name="ce106"/>
        <table:table-column table:style-name="co21" table:default-cell-style-name="ce106"/>
        <table:table-column table:style-name="co45" table:default-cell-style-name="ce106"/>
        <table:table-column table:style-name="co28" table:default-cell-style-name="ce106"/>
        <table:table-column table:style-name="co45" table:number-columns-repeated="2" table:default-cell-style-name="ce106"/>
        <table:table-column table:style-name="co48" table:default-cell-style-name="ce106"/>
        <table:table-column table:style-name="co49" table:default-cell-style-name="ce106"/>
        <table:table-column table:style-name="co31" table:default-cell-style-name="ce106"/>
        <table:table-column table:style-name="co50" table:default-cell-style-name="ce106"/>
        <table:table-column table:style-name="co51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" table:default-cell-style-name="ce106"/>
        <table:table-column table:style-name="co2" table:number-columns-repeated="992" table:default-cell-style-name="ce106"/>
        <table:table-column table:style-name="co2" table:default-cell-style-name="Default"/>
        <table:table-row table:style-name="ro1">
          <table:table-cell table:style-name="ce65" office:value-type="string" calcext:value-type="string">
            <text:p>ent_nm</text:p>
          </table:table-cell>
          <table:table-cell table:style-name="ce65" office:value-type="string" calcext:value-type="string">
            <text:p>parent_id</text:p>
          </table:table-cell>
          <table:table-cell table:style-name="ce65" office:value-type="string" calcext:value-type="string">
            <text:p>contract_id</text:p>
          </table:table-cell>
          <table:table-cell table:style-name="ce65" office:value-type="string" calcext:value-type="string">
            <text:p>issuer_id</text:p>
          </table:table-cell>
          <table:table-cell table:style-name="ce65" office:value-type="string" calcext:value-type="string">
            <text:p>ptf</text:p>
          </table:table-cell>
          <table:table-cell table:style-name="ce65" office:value-type="string" calcext:value-type="string">
            <text:p>account</text:p>
          </table:table-cell>
          <table:table-cell table:style-name="ce65" office:value-type="string" calcext:value-type="string">
            <text:p>isin</text:p>
          </table:table-cell>
          <table:table-cell table:style-name="ce65" office:value-type="string" calcext:value-type="string">
            <text:p>comments</text:p>
          </table:table-cell>
          <table:table-cell table:style-name="ce65" office:value-type="string" calcext:value-type="string">
            <text:p>ann_type</text:p>
          </table:table-cell>
          <table:table-cell table:style-name="ce65" office:value-type="string" calcext:value-type="string">
            <text:p>fix_type</text:p>
          </table:table-cell>
          <table:table-cell table:style-name="ce65" office:value-type="string" calcext:value-type="string">
            <text:p>rtg</text:p>
          </table:table-cell>
          <table:table-cell table:style-name="ce65" office:value-type="string" calcext:value-type="string">
            <text:p>ccy_nm</text:p>
          </table:table-cell>
          <table:table-cell table:style-name="ce65" office:value-type="string" calcext:value-type="string">
            <text:p>nominal</text:p>
          </table:table-cell>
          <table:table-cell table:style-name="ce65" office:value-type="string" calcext:value-type="string">
            <text:p>deal_date</text:p>
          </table:table-cell>
          <table:table-cell table:style-name="ce65" office:value-type="string" calcext:value-type="string">
            <text:p>maturity_date</text:p>
          </table:table-cell>
          <table:table-cell table:style-name="ce65" office:value-type="string" calcext:value-type="string">
            <text:p>acc_int</text:p>
          </table:table-cell>
          <table:table-cell table:style-name="ce65" office:value-type="string" calcext:value-type="string">
            <text:p>internal_rate</text:p>
          </table:table-cell>
          <table:table-cell table:style-name="ce65" office:value-type="string" calcext:value-type="string">
            <text:p>rate_mult</text:p>
          </table:table-cell>
          <table:table-cell table:style-name="ce65" office:value-type="string" calcext:value-type="string">
            <text:p>rate_add</text:p>
          </table:table-cell>
          <table:table-cell table:style-name="ce65" office:value-type="string" calcext:value-type="string">
            <text:p>first_ann_date</text:p>
          </table:table-cell>
          <table:table-cell table:style-name="ce65" office:value-type="string" calcext:value-type="string">
            <text:p>ann_freq</text:p>
          </table:table-cell>
          <table:table-cell table:style-name="ce65" office:value-type="string" calcext:value-type="string">
            <text:p>first_fix_date</text:p>
          </table:table-cell>
          <table:table-cell table:style-name="ce65" office:value-type="string" calcext:value-type="string">
            <text:p>fix_freq</text:p>
          </table:table-cell>
          <table:table-cell table:style-name="ce65" office:value-type="string" calcext:value-type="string">
            <text:p>crv_disc</text:p>
          </table:table-cell>
          <table:table-cell table:style-name="ce65" office:value-type="string" calcext:value-type="string">
            <text:p>crv_fwd</text:p>
          </table:table-cell>
          <table:table-cell table:style-name="ce85" table:number-columns-repeated="6"/>
          <table:table-cell table:style-name="ce111" table:number-columns-repeated="992"/>
          <table:table-cell table:style-name="ce112"/>
        </table:table-row>
        <table:table-row table:style-name="ro1">
          <table:table-cell table:number-columns-repeated="3" office:value-type="string" calcext:value-type="string">
            <text:p>CHAR</text:p>
          </table:table-cell>
          <table:table-cell table:style-name="ce111" office:value-type="string" calcext:value-type="string">
            <text:p>CHAR</text:p>
          </table:table-cell>
          <table:table-cell table:number-columns-repeated="8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CHAR</text:p>
          </table:table-cell>
          <table:table-cell table:style-name="ce69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60630" calcext:value-type="float">
            <text:p>20260630</text:p>
          </table:table-cell>
          <table:table-cell office:value-type="string" calcext:value-type="string">
            <text:p>5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10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60630" calcext:value-type="float">
            <text:p>20260630</text:p>
          </table:table-cell>
          <table:table-cell office:value-type="string" calcext:value-type="string">
            <text:p>5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3"/>
        </table:table-row>
        <table:table-row table:style-name="ro1">
          <table:table-cell table:number-columns-repeated="29"/>
          <table:table-cell table:style-name="ce69" table:number-columns-repeated="2"/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Annuity Repricing</text:p>
          </table:table-cell>
          <table:table-cell table:number-columns-repeated="1023"/>
        </table:table-row>
        <table:table-row table:style-name="ro3">
          <table:table-cell table:style-name="ce93" office:value-type="string" calcext:value-type="string">
            <text:p>calc date</text:p>
          </table:table-cell>
          <table:table-cell table:style-name="ce93" office:value-type="string" calcext:value-type="string">
            <text:p>begin date</text:p>
          </table:table-cell>
          <table:table-cell table:style-name="ce93" office:value-type="string" calcext:value-type="string">
            <text:p>end date</text:p>
          </table:table-cell>
          <table:table-cell table:style-name="ce93" office:value-type="string" calcext:value-type="string">
            <text:p>tenor</text:p>
          </table:table-cell>
          <table:table-cell table:style-name="ce93" office:value-type="string" calcext:value-type="string">
            <text:p>residual maturity</text:p>
          </table:table-cell>
          <table:table-cell table:style-name="ce93" office:value-type="string" calcext:value-type="string">
            <text:p>year frac</text:p>
          </table:table-cell>
          <table:table-cell table:style-name="ce93" office:value-type="string" calcext:value-type="string">
            <text:p>begin nominal</text:p>
          </table:table-cell>
          <table:table-cell table:style-name="ce93" office:value-type="string" calcext:value-type="string">
            <text:p>internal rate</text:p>
          </table:table-cell>
          <table:table-cell table:style-name="ce93" office:value-type="string" calcext:value-type="string">
            <text:p>internal annuity payment</text:p>
          </table:table-cell>
          <table:table-cell table:style-name="ce93" office:value-type="string" calcext:value-type="string">
            <text:p>internal interest</text:p>
          </table:table-cell>
          <table:table-cell table:style-name="ce93" office:value-type="string" calcext:value-type="string">
            <text:p>internal amortization</text:p>
          </table:table-cell>
          <table:table-cell table:style-name="ce93" office:value-type="string" calcext:value-type="string">
            <text:p>end nominal</text:p>
          </table:table-cell>
          <table:table-cell table:style-name="ce93" office:value-type="string" calcext:value-type="string">
            <text:p>fwd crv nm</text:p>
          </table:table-cell>
          <table:table-cell table:style-name="ce97" office:value-type="string" calcext:value-type="string">
            <text:p>fwd df</text:p>
          </table:table-cell>
          <table:table-cell table:style-name="ce118"/>
          <table:table-cell table:style-name="ce92" table:number-columns-repeated="5"/>
          <table:table-cell table:style-name="ce69" table:number-columns-repeated="10"/>
          <table:table-cell table:style-name="ce95" table:number-columns-repeated="993"/>
          <table:table-cell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table:formula="of:=DATE(YEAR([.B11])+1;MONTH([.B11]); DAY([.B11]))" office:value-type="date" office:date-value="2022-06-30" calcext:value-type="date">
            <text:p>2022-06-30</text:p>
          </table:table-cell>
          <table:table-cell table:style-name="ce53" table:formula="of:=[.C11]-[.A11]" office:value-type="float" office:value="209" calcext:value-type="float">
            <text:p>209</text:p>
          </table:table-cell>
          <table:table-cell table:style-name="ce53" office:value-type="float" office:value="20" calcext:value-type="float">
            <text:p>20</text:p>
          </table:table-cell>
          <table:table-cell table:style-name="ce55" office:value-type="float" office:value="1" calcext:value-type="float">
            <text:p>1.00000</text:p>
          </table:table-cell>
          <table:table-cell table:style-name="ce101" office:value-type="float" office:value="1000" calcext:value-type="float">
            <text:p>1,000.00000</text:p>
          </table:table-cell>
          <table:table-cell table:style-name="ce102" office:value-type="percentage" office:value="0.01" calcext:value-type="percentage">
            <text:p>1.00000%</text:p>
          </table:table-cell>
          <table:table-cell table:style-name="ce55" table:formula="of:=[.G11]*CALC_ANNUITY_PAYMENT([.H11];[.E11];1/[.F11])" office:value-type="float" office:value="55.4153148905514" calcext:value-type="float">
            <text:p>55.41531</text:p>
          </table:table-cell>
          <table:table-cell table:style-name="ce55" table:formula="of:=[.G11]*[.H11]*[.F11]" office:value-type="float" office:value="10" calcext:value-type="float">
            <text:p>10.00000</text:p>
          </table:table-cell>
          <table:table-cell table:style-name="ce55" table:formula="of:=[.I11]-[.J11]" office:value-type="float" office:value="45.4153148905514" calcext:value-type="float">
            <text:p>45.41531</text:p>
          </table:table-cell>
          <table:table-cell table:style-name="ce55" table:formula="of:=[.G11]-[.K11]" office:value-type="float" office:value="954.584685109449" calcext:value-type="float">
            <text:p>954.5846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2-06-30" calcext:value-type="date">
            <text:p>2022-06-30</text:p>
          </table:table-cell>
          <table:table-cell table:style-name="ce51" table:formula="of:=DATE(YEAR([.B12])+1;MONTH([.B12]); DAY([.B12]))" office:value-type="date" office:date-value="2023-06-30" calcext:value-type="date">
            <text:p>2023-06-30</text:p>
          </table:table-cell>
          <table:table-cell table:style-name="ce53" table:formula="of:=[.C12]-[.A12]" office:value-type="float" office:value="574" calcext:value-type="float">
            <text:p>574</text:p>
          </table:table-cell>
          <table:table-cell table:style-name="ce53" table:formula="of:=[.E11]-1" office:value-type="float" office:value="19" calcext:value-type="float">
            <text:p>19</text:p>
          </table:table-cell>
          <table:table-cell table:style-name="ce55" table:formula="of:=[.F11]" office:value-type="float" office:value="1" calcext:value-type="float">
            <text:p>1.00000</text:p>
          </table:table-cell>
          <table:table-cell table:style-name="ce55" table:formula="of:=[.L11]" office:value-type="float" office:value="954.584685109449" calcext:value-type="float">
            <text:p>954.58469</text:p>
          </table:table-cell>
          <table:table-cell table:style-name="ce60" table:formula="of:=[.H11]" office:value-type="percentage" office:value="0.01" calcext:value-type="percentage">
            <text:p>1.00000%</text:p>
          </table:table-cell>
          <table:table-cell table:style-name="ce55" table:formula="of:=[.G12]*CALC_ANNUITY_PAYMENT([.H12];[.E12];1/[.F12])" office:value-type="float" office:value="55.4153148905514" calcext:value-type="float">
            <text:p>55.41531</text:p>
          </table:table-cell>
          <table:table-cell table:style-name="ce55" table:formula="of:=[.G12]*[.H12]*[.F12]" office:value-type="float" office:value="9.54584685109449" calcext:value-type="float">
            <text:p>9.54585</text:p>
          </table:table-cell>
          <table:table-cell table:style-name="ce55" table:formula="of:=[.I12]-[.J12]" office:value-type="float" office:value="45.8694680394569" calcext:value-type="float">
            <text:p>45.86947</text:p>
          </table:table-cell>
          <table:table-cell table:style-name="ce55" table:formula="of:=[.G12]-[.K12]" office:value-type="float" office:value="908.715217069992" calcext:value-type="float">
            <text:p>908.7152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12]" office:value-type="date" office:date-value="2021-12-03" calcext:value-type="date">
            <text:p>2021-12-03</text:p>
          </table:table-cell>
          <table:table-cell table:style-name="ce51" table:formula="of:=[.C12]" office:value-type="date" office:date-value="2023-06-30" calcext:value-type="date">
            <text:p>2023-06-30</text:p>
          </table:table-cell>
          <table:table-cell table:style-name="ce51" table:formula="of:=DATE(YEAR([.B13])+1;MONTH([.B13]); DAY([.B13]))" office:value-type="date" office:date-value="2024-06-30" calcext:value-type="date">
            <text:p>2024-06-30</text:p>
          </table:table-cell>
          <table:table-cell table:style-name="ce53" table:formula="of:=[.C13]-[.A13]" office:value-type="float" office:value="940" calcext:value-type="float">
            <text:p>940</text:p>
          </table:table-cell>
          <table:table-cell table:style-name="ce53" table:formula="of:=[.E12]-1" office:value-type="float" office:value="18" calcext:value-type="float">
            <text:p>18</text:p>
          </table:table-cell>
          <table:table-cell table:style-name="ce55" table:formula="of:=[.F12]" office:value-type="float" office:value="1" calcext:value-type="float">
            <text:p>1.00000</text:p>
          </table:table-cell>
          <table:table-cell table:style-name="ce55" table:formula="of:=[.L12]" office:value-type="float" office:value="908.715217069992" calcext:value-type="float">
            <text:p>908.71522</text:p>
          </table:table-cell>
          <table:table-cell table:style-name="ce60" table:formula="of:=[.H12]" office:value-type="percentage" office:value="0.01" calcext:value-type="percentage">
            <text:p>1.00000%</text:p>
          </table:table-cell>
          <table:table-cell table:style-name="ce55" table:formula="of:=[.G13]*CALC_ANNUITY_PAYMENT([.H13];[.E13];1/[.F13])" office:value-type="float" office:value="55.4153148905514" calcext:value-type="float">
            <text:p>55.41531</text:p>
          </table:table-cell>
          <table:table-cell table:style-name="ce55" table:formula="of:=[.G13]*[.H13]*[.F13]" office:value-type="float" office:value="9.08715217069992" calcext:value-type="float">
            <text:p>9.08715</text:p>
          </table:table-cell>
          <table:table-cell table:style-name="ce55" table:formula="of:=[.I13]-[.J13]" office:value-type="float" office:value="46.3281627198515" calcext:value-type="float">
            <text:p>46.32816</text:p>
          </table:table-cell>
          <table:table-cell table:style-name="ce55" table:formula="of:=[.G13]-[.K13]" office:value-type="float" office:value="862.38705435014" calcext:value-type="float">
            <text:p>862.38705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3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13]" office:value-type="date" office:date-value="2021-12-03" calcext:value-type="date">
            <text:p>2021-12-03</text:p>
          </table:table-cell>
          <table:table-cell table:style-name="ce51" table:formula="of:=[.C13]" office:value-type="date" office:date-value="2024-06-30" calcext:value-type="date">
            <text:p>2024-06-30</text:p>
          </table:table-cell>
          <table:table-cell table:style-name="ce51" table:formula="of:=DATE(YEAR([.B14])+1;MONTH([.B14]); DAY([.B14]))" office:value-type="date" office:date-value="2025-06-30" calcext:value-type="date">
            <text:p>2025-06-30</text:p>
          </table:table-cell>
          <table:table-cell table:style-name="ce53" table:formula="of:=[.C14]-[.A14]" office:value-type="float" office:value="1305" calcext:value-type="float">
            <text:p>1,305</text:p>
          </table:table-cell>
          <table:table-cell table:style-name="ce53" table:formula="of:=[.E13]-1" office:value-type="float" office:value="17" calcext:value-type="float">
            <text:p>17</text:p>
          </table:table-cell>
          <table:table-cell table:style-name="ce55" table:formula="of:=[.F13]" office:value-type="float" office:value="1" calcext:value-type="float">
            <text:p>1.00000</text:p>
          </table:table-cell>
          <table:table-cell table:style-name="ce55" table:formula="of:=[.L13]" office:value-type="float" office:value="862.38705435014" calcext:value-type="float">
            <text:p>862.38705</text:p>
          </table:table-cell>
          <table:table-cell table:style-name="ce60" table:formula="of:=[.H13]" office:value-type="percentage" office:value="0.01" calcext:value-type="percentage">
            <text:p>1.00000%</text:p>
          </table:table-cell>
          <table:table-cell table:style-name="ce55" table:formula="of:=[.G14]*CALC_ANNUITY_PAYMENT([.H14];[.E14];1/[.F14])" office:value-type="float" office:value="55.4153148905514" calcext:value-type="float">
            <text:p>55.41531</text:p>
          </table:table-cell>
          <table:table-cell table:style-name="ce55" table:formula="of:=[.G14]*[.H14]*[.F14]" office:value-type="float" office:value="8.6238705435014" calcext:value-type="float">
            <text:p>8.62387</text:p>
          </table:table-cell>
          <table:table-cell table:style-name="ce55" table:formula="of:=[.I14]-[.J14]" office:value-type="float" office:value="46.79144434705" calcext:value-type="float">
            <text:p>46.79144</text:p>
          </table:table-cell>
          <table:table-cell table:style-name="ce55" table:formula="of:=[.G14]-[.K14]" office:value-type="float" office:value="815.59561000309" calcext:value-type="float">
            <text:p>815.59561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4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5-06-30" calcext:value-type="date">
            <text:p>2025-06-30</text:p>
          </table:table-cell>
          <table:table-cell table:style-name="ce51" table:formula="of:=DATE(YEAR([.B15])+1;MONTH([.B15]); DAY([.B15]))" office:value-type="date" office:date-value="2026-06-30" calcext:value-type="date">
            <text:p>2026-06-30</text:p>
          </table:table-cell>
          <table:table-cell table:style-name="ce53" table:formula="of:=[.C15]-[.A15]" office:value-type="float" office:value="1670" calcext:value-type="float">
            <text:p>1,670</text:p>
          </table:table-cell>
          <table:table-cell table:style-name="ce53" table:formula="of:=[.E14]-1" office:value-type="float" office:value="16" calcext:value-type="float">
            <text:p>16</text:p>
          </table:table-cell>
          <table:table-cell table:style-name="ce55" table:formula="of:=[.F14]" office:value-type="float" office:value="1" calcext:value-type="float">
            <text:p>1.00000</text:p>
          </table:table-cell>
          <table:table-cell table:style-name="ce55" table:formula="of:=[.L14]" office:value-type="float" office:value="815.59561000309" calcext:value-type="float">
            <text:p>815.59561</text:p>
          </table:table-cell>
          <table:table-cell table:style-name="ce60" table:formula="of:=[.H14]" office:value-type="percentage" office:value="0.01" calcext:value-type="percentage">
            <text:p>1.00000%</text:p>
          </table:table-cell>
          <table:table-cell table:style-name="ce55" table:formula="of:=[.G15]*CALC_ANNUITY_PAYMENT([.H15];[.E15];1/[.F15])" office:value-type="float" office:value="55.4153148905514" calcext:value-type="float">
            <text:p>55.41531</text:p>
          </table:table-cell>
          <table:table-cell table:style-name="ce55" table:formula="of:=[.G15]*[.H15]*[.F15]" office:value-type="float" office:value="8.1559561000309" calcext:value-type="float">
            <text:p>8.15596</text:p>
          </table:table-cell>
          <table:table-cell table:style-name="ce55" table:formula="of:=[.I15]-[.J15]" office:value-type="float" office:value="47.2593587905205" calcext:value-type="float">
            <text:p>47.25936</text:p>
          </table:table-cell>
          <table:table-cell table:style-name="ce55" table:formula="of:=[.G15]-[.K15]" office:value-type="float" office:value="768.33625121257" calcext:value-type="float">
            <text:p>768.33625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15]" office:value-type="date" office:date-value="2021-12-03" calcext:value-type="date">
            <text:p>2021-12-03</text:p>
          </table:table-cell>
          <table:table-cell table:style-name="ce109" table:formula="of:=[.C15]" office:value-type="date" office:date-value="2026-06-30" calcext:value-type="date">
            <text:p>2026-06-30</text:p>
          </table:table-cell>
          <table:table-cell table:style-name="ce109" table:formula="of:=DATE(YEAR([.B16])+1;MONTH([.B16]); DAY([.B16]))" office:value-type="date" office:date-value="2027-06-30" calcext:value-type="date">
            <text:p>2027-06-30</text:p>
          </table:table-cell>
          <table:table-cell table:style-name="ce113" table:formula="of:=[.C16]-[.A16]" office:value-type="float" office:value="2035" calcext:value-type="float">
            <text:p>2,035</text:p>
          </table:table-cell>
          <table:table-cell table:style-name="ce113" table:formula="of:=[.E15]-1" office:value-type="float" office:value="15" calcext:value-type="float">
            <text:p>15</text:p>
          </table:table-cell>
          <table:table-cell table:style-name="ce115" table:formula="of:=[.F15]" office:value-type="float" office:value="1" calcext:value-type="float">
            <text:p>1.00000</text:p>
          </table:table-cell>
          <table:table-cell table:style-name="ce115" table:formula="of:=[.L15]" office:value-type="float" office:value="768.33625121257" calcext:value-type="float">
            <text:p>768.33625</text:p>
          </table:table-cell>
          <table:table-cell table:style-name="ce119" table:formula="of:=[.Q16]" office:value-type="percentage" office:value="0.0096888993" calcext:value-type="percentage">
            <text:p>0.96889%</text:p>
          </table:table-cell>
          <table:table-cell table:style-name="ce115" table:formula="of:=[.G16]*CALC_ANNUITY_PAYMENT([.H16];[.E16];1/[.F16])" office:value-type="float" office:value="55.2820226689601" calcext:value-type="float">
            <text:p>55.28202</text:p>
          </table:table-cell>
          <table:table-cell table:style-name="ce115" table:formula="of:=[.G16]*[.H16]*[.F16]" office:value-type="float" office:value="7.44433256653809" calcext:value-type="float">
            <text:p>7.44433</text:p>
          </table:table-cell>
          <table:table-cell table:style-name="ce115" table:formula="of:=[.I16]-[.J16]" office:value-type="float" office:value="47.837690102422" calcext:value-type="float">
            <text:p>47.83769</text:p>
          </table:table-cell>
          <table:table-cell table:style-name="ce115" table:formula="of:=[.G16]-[.K16]" office:value-type="float" office:value="720.498561110148" calcext:value-type="float">
            <text:p>720.4985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6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115"/>
          <table:table-cell table:style-name="ce69" office:value-type="string" calcext:value-type="string">
            <text:p>internal rate</text:p>
          </table:table-cell>
          <table:table-cell table:style-name="ce119" office:value-type="percentage" office:value="0.0096888993" calcext:value-type="percentage">
            <text:p>0.96889%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16]" office:value-type="date" office:date-value="2021-12-03" calcext:value-type="date">
            <text:p>2021-12-03</text:p>
          </table:table-cell>
          <table:table-cell table:style-name="ce109" table:formula="of:=[.C16]" office:value-type="date" office:date-value="2027-06-30" calcext:value-type="date">
            <text:p>2027-06-30</text:p>
          </table:table-cell>
          <table:table-cell table:style-name="ce109" table:formula="of:=DATE(YEAR([.B17])+1;MONTH([.B17]); DAY([.B17]))" office:value-type="date" office:date-value="2028-06-30" calcext:value-type="date">
            <text:p>2028-06-30</text:p>
          </table:table-cell>
          <table:table-cell table:style-name="ce113" table:formula="of:=[.C17]-[.A17]" office:value-type="float" office:value="2401" calcext:value-type="float">
            <text:p>2,401</text:p>
          </table:table-cell>
          <table:table-cell table:style-name="ce113" table:formula="of:=[.E16]-1" office:value-type="float" office:value="14" calcext:value-type="float">
            <text:p>14</text:p>
          </table:table-cell>
          <table:table-cell table:style-name="ce115" table:formula="of:=[.F16]" office:value-type="float" office:value="1" calcext:value-type="float">
            <text:p>1.00000</text:p>
          </table:table-cell>
          <table:table-cell table:style-name="ce115" table:formula="of:=[.L16]" office:value-type="float" office:value="720.498561110148" calcext:value-type="float">
            <text:p>720.49856</text:p>
          </table:table-cell>
          <table:table-cell table:style-name="ce119" table:formula="of:=[.H16]" office:value-type="percentage" office:value="0.0096888993" calcext:value-type="percentage">
            <text:p>0.96889%</text:p>
          </table:table-cell>
          <table:table-cell table:style-name="ce115" table:formula="of:=[.G17]*CALC_ANNUITY_PAYMENT([.H17];[.E17];1/[.F17])" office:value-type="float" office:value="55.2820226689601" calcext:value-type="float">
            <text:p>55.28202</text:p>
          </table:table-cell>
          <table:table-cell table:style-name="ce115" table:formula="of:=[.G17]*[.H17]*[.F17]" office:value-type="float" office:value="6.98083800439112" calcext:value-type="float">
            <text:p>6.98084</text:p>
          </table:table-cell>
          <table:table-cell table:style-name="ce115" table:formula="of:=[.I17]-[.J17]" office:value-type="float" office:value="48.301184664569" calcext:value-type="float">
            <text:p>48.30118</text:p>
          </table:table-cell>
          <table:table-cell table:style-name="ce115" table:formula="of:=[.G17]-[.K17]" office:value-type="float" office:value="672.197376445579" calcext:value-type="float">
            <text:p>672.1973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115"/>
          <table:table-cell table:style-name="ce69" office:value-type="string" calcext:value-type="string">
            <text:p>annuity payment</text:p>
          </table:table-cell>
          <table:table-cell table:style-name="ce115" table:formula="of:=[.G16]*CALC_ANNUITY_PAYMENT([.Q16];[.E16];1/[.F16])" office:value-type="float" office:value="55.2820226689601" calcext:value-type="float">
            <text:p>55.28202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8-06-30" calcext:value-type="date">
            <text:p>2028-06-30</text:p>
          </table:table-cell>
          <table:table-cell table:style-name="ce109" table:formula="of:=DATE(YEAR([.B18])+1;MONTH([.B18]); DAY([.B18]))" office:value-type="date" office:date-value="2029-06-30" calcext:value-type="date">
            <text:p>2029-06-30</text:p>
          </table:table-cell>
          <table:table-cell table:style-name="ce113" table:formula="of:=[.C18]-[.A18]" office:value-type="float" office:value="2766" calcext:value-type="float">
            <text:p>2,766</text:p>
          </table:table-cell>
          <table:table-cell table:style-name="ce113" table:formula="of:=[.E17]-1" office:value-type="float" office:value="13" calcext:value-type="float">
            <text:p>13</text:p>
          </table:table-cell>
          <table:table-cell table:style-name="ce115" table:formula="of:=[.F17]" office:value-type="float" office:value="1" calcext:value-type="float">
            <text:p>1.00000</text:p>
          </table:table-cell>
          <table:table-cell table:style-name="ce115" table:formula="of:=[.L17]" office:value-type="float" office:value="672.197376445579" calcext:value-type="float">
            <text:p>672.19738</text:p>
          </table:table-cell>
          <table:table-cell table:style-name="ce119" table:formula="of:=[.H17]" office:value-type="percentage" office:value="0.0096888993" calcext:value-type="percentage">
            <text:p>0.96889%</text:p>
          </table:table-cell>
          <table:table-cell table:style-name="ce115" table:formula="of:=[.G18]*CALC_ANNUITY_PAYMENT([.H18];[.E18];1/[.F18])" office:value-type="float" office:value="55.2820226689602" calcext:value-type="float">
            <text:p>55.28202</text:p>
          </table:table-cell>
          <table:table-cell table:style-name="ce115" table:formula="of:=[.G18]*[.H18]*[.F18]" office:value-type="float" office:value="6.5128526901054" calcext:value-type="float">
            <text:p>6.51285</text:p>
          </table:table-cell>
          <table:table-cell table:style-name="ce115" table:formula="of:=[.I18]-[.J18]" office:value-type="float" office:value="48.7691699788547" calcext:value-type="float">
            <text:p>48.76917</text:p>
          </table:table-cell>
          <table:table-cell table:style-name="ce115" table:formula="of:=[.G18]-[.K18]" office:value-type="float" office:value="623.428206466724" calcext:value-type="float">
            <text:p>623.4282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115"/>
          <table:table-cell table:style-name="ce69" office:value-type="string" calcext:value-type="string">
            <text:p>npv</text:p>
          </table:table-cell>
          <table:table-cell table:style-name="ce122" table:formula="of:=ABS([.L15]*[.N15]-([.Q17]*(SUM([.N16:.N20]))+[.L20]*[.N20]))" office:value-type="float" office:value="0.00000001274554506381" calcext:value-type="float">
            <text:p>0.00000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18]" office:value-type="date" office:date-value="2021-12-03" calcext:value-type="date">
            <text:p>2021-12-03</text:p>
          </table:table-cell>
          <table:table-cell table:style-name="ce109" table:formula="of:=[.C18]" office:value-type="date" office:date-value="2029-06-30" calcext:value-type="date">
            <text:p>2029-06-30</text:p>
          </table:table-cell>
          <table:table-cell table:style-name="ce109" table:formula="of:=DATE(YEAR([.B19])+1;MONTH([.B19]); DAY([.B19]))" office:value-type="date" office:date-value="2030-06-30" calcext:value-type="date">
            <text:p>2030-06-30</text:p>
          </table:table-cell>
          <table:table-cell table:style-name="ce113" table:formula="of:=[.C19]-[.A19]" office:value-type="float" office:value="3131" calcext:value-type="float">
            <text:p>3,131</text:p>
          </table:table-cell>
          <table:table-cell table:style-name="ce113" table:formula="of:=[.E18]-1" office:value-type="float" office:value="12" calcext:value-type="float">
            <text:p>12</text:p>
          </table:table-cell>
          <table:table-cell table:style-name="ce115" table:formula="of:=[.F18]" office:value-type="float" office:value="1" calcext:value-type="float">
            <text:p>1.00000</text:p>
          </table:table-cell>
          <table:table-cell table:style-name="ce115" table:formula="of:=[.L18]" office:value-type="float" office:value="623.428206466724" calcext:value-type="float">
            <text:p>623.42821</text:p>
          </table:table-cell>
          <table:table-cell table:style-name="ce119" table:formula="of:=[.H18]" office:value-type="percentage" office:value="0.0096888993" calcext:value-type="percentage">
            <text:p>0.96889%</text:p>
          </table:table-cell>
          <table:table-cell table:style-name="ce115" table:formula="of:=[.G19]*CALC_ANNUITY_PAYMENT([.H19];[.E19];1/[.F19])" office:value-type="float" office:value="55.2820226689601" calcext:value-type="float">
            <text:p>55.28202</text:p>
          </table:table-cell>
          <table:table-cell table:style-name="ce115" table:formula="of:=[.G19]*[.H19]*[.F19]" office:value-type="float" office:value="6.0403331132357" calcext:value-type="float">
            <text:p>6.04033</text:p>
          </table:table-cell>
          <table:table-cell table:style-name="ce115" table:formula="of:=[.I19]-[.J19]" office:value-type="float" office:value="49.2416895557244" calcext:value-type="float">
            <text:p>49.24169</text:p>
          </table:table-cell>
          <table:table-cell table:style-name="ce115" table:formula="of:=[.G19]-[.K19]" office:value-type="float" office:value="574.186516911" calcext:value-type="float">
            <text:p>574.1865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115"/>
          <table:table-cell table:style-name="ce69" table:number-columns-repeated="2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19]" office:value-type="date" office:date-value="2021-12-03" calcext:value-type="date">
            <text:p>2021-12-03</text:p>
          </table:table-cell>
          <table:table-cell table:style-name="ce109" table:formula="of:=[.C19]" office:value-type="date" office:date-value="2030-06-30" calcext:value-type="date">
            <text:p>2030-06-30</text:p>
          </table:table-cell>
          <table:table-cell table:style-name="ce109" table:formula="of:=DATE(YEAR([.B20])+1;MONTH([.B20]); DAY([.B20]))" office:value-type="date" office:date-value="2031-06-30" calcext:value-type="date">
            <text:p>2031-06-30</text:p>
          </table:table-cell>
          <table:table-cell table:style-name="ce113" table:formula="of:=[.C20]-[.A20]" office:value-type="float" office:value="3496" calcext:value-type="float">
            <text:p>3,496</text:p>
          </table:table-cell>
          <table:table-cell table:style-name="ce113" table:formula="of:=[.E19]-1" office:value-type="float" office:value="11" calcext:value-type="float">
            <text:p>11</text:p>
          </table:table-cell>
          <table:table-cell table:style-name="ce115" table:formula="of:=[.F19]" office:value-type="float" office:value="1" calcext:value-type="float">
            <text:p>1.00000</text:p>
          </table:table-cell>
          <table:table-cell table:style-name="ce115" table:formula="of:=[.L19]" office:value-type="float" office:value="574.186516911" calcext:value-type="float">
            <text:p>574.18652</text:p>
          </table:table-cell>
          <table:table-cell table:style-name="ce119" table:formula="of:=[.H19]" office:value-type="percentage" office:value="0.0096888993" calcext:value-type="percentage">
            <text:p>0.96889%</text:p>
          </table:table-cell>
          <table:table-cell table:style-name="ce115" table:formula="of:=[.G20]*CALC_ANNUITY_PAYMENT([.H20];[.E20];1/[.F20])" office:value-type="float" office:value="55.2820226689601" calcext:value-type="float">
            <text:p>55.28202</text:p>
          </table:table-cell>
          <table:table-cell table:style-name="ce115" table:formula="of:=[.G20]*[.H20]*[.F20]" office:value-type="float" office:value="5.56323534176842" calcext:value-type="float">
            <text:p>5.56324</text:p>
          </table:table-cell>
          <table:table-cell table:style-name="ce115" table:formula="of:=[.I20]-[.J20]" office:value-type="float" office:value="49.7187873271917" calcext:value-type="float">
            <text:p>49.71879</text:p>
          </table:table-cell>
          <table:table-cell table:style-name="ce115" table:formula="of:=[.G20]-[.K20]" office:value-type="float" office:value="524.467729583808" calcext:value-type="float">
            <text:p>524.4677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0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115"/>
          <table:table-cell table:style-name="ce69" table:number-columns-repeated="2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20]" office:value-type="date" office:date-value="2021-12-03" calcext:value-type="date">
            <text:p>2021-12-03</text:p>
          </table:table-cell>
          <table:table-cell table:style-name="ce51" table:formula="of:=[.C20]" office:value-type="date" office:date-value="2031-06-30" calcext:value-type="date">
            <text:p>2031-06-30</text:p>
          </table:table-cell>
          <table:table-cell table:style-name="ce51" table:formula="of:=DATE(YEAR([.B21])+1;MONTH([.B21]); DAY([.B21]))" office:value-type="date" office:date-value="2032-06-30" calcext:value-type="date">
            <text:p>2032-06-30</text:p>
          </table:table-cell>
          <table:table-cell table:style-name="ce53" table:formula="of:=[.C21]-[.A21]" office:value-type="float" office:value="3862" calcext:value-type="float">
            <text:p>3,862</text:p>
          </table:table-cell>
          <table:table-cell table:style-name="ce53" table:formula="of:=[.E20]-1" office:value-type="float" office:value="10" calcext:value-type="float">
            <text:p>10</text:p>
          </table:table-cell>
          <table:table-cell table:style-name="ce55" table:formula="of:=[.F20]" office:value-type="float" office:value="1" calcext:value-type="float">
            <text:p>1.00000</text:p>
          </table:table-cell>
          <table:table-cell table:style-name="ce55" table:formula="of:=[.L20]" office:value-type="float" office:value="524.467729583808" calcext:value-type="float">
            <text:p>524.46773</text:p>
          </table:table-cell>
          <table:table-cell table:style-name="ce60" table:formula="of:=[.Q21]" office:value-type="percentage" office:value="0.0158825362482261" calcext:value-type="percentage">
            <text:p>1.58825%</text:p>
          </table:table-cell>
          <table:table-cell table:style-name="ce55" table:formula="of:=[.G21]*CALC_ANNUITY_PAYMENT([.H21];[.E21];1/[.F21])" office:value-type="float" office:value="57.1364499318897" calcext:value-type="float">
            <text:p>57.13645</text:p>
          </table:table-cell>
          <table:table-cell table:style-name="ce55" table:formula="of:=[.G21]*[.H21]*[.F21]" office:value-type="float" office:value="8.32987772613967" calcext:value-type="float">
            <text:p>8.32988</text:p>
          </table:table-cell>
          <table:table-cell table:style-name="ce55" table:formula="of:=[.I21]-[.J21]" office:value-type="float" office:value="48.8065722057501" calcext:value-type="float">
            <text:p>48.80657</text:p>
          </table:table-cell>
          <table:table-cell table:style-name="ce55" table:formula="of:=[.G21]-[.K21]" office:value-type="float" office:value="475.661157378058" calcext:value-type="float">
            <text:p>475.66116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1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115"/>
          <table:table-cell table:style-name="ce69" office:value-type="string" calcext:value-type="string">
            <text:p>internal rate</text:p>
          </table:table-cell>
          <table:table-cell table:style-name="ce108" office:value-type="percentage" office:value="0.0158825362482261" calcext:value-type="percentage">
            <text:p>1.58825%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21]" office:value-type="date" office:date-value="2021-12-03" calcext:value-type="date">
            <text:p>2021-12-03</text:p>
          </table:table-cell>
          <table:table-cell table:style-name="ce51" table:formula="of:=[.C21]" office:value-type="date" office:date-value="2032-06-30" calcext:value-type="date">
            <text:p>2032-06-30</text:p>
          </table:table-cell>
          <table:table-cell table:style-name="ce51" table:formula="of:=DATE(YEAR([.B22])+1;MONTH([.B22]); DAY([.B22]))" office:value-type="date" office:date-value="2033-06-30" calcext:value-type="date">
            <text:p>2033-06-30</text:p>
          </table:table-cell>
          <table:table-cell table:style-name="ce53" table:formula="of:=[.C22]-[.A22]" office:value-type="float" office:value="4227" calcext:value-type="float">
            <text:p>4,227</text:p>
          </table:table-cell>
          <table:table-cell table:style-name="ce53" table:formula="of:=[.E21]-1" office:value-type="float" office:value="9" calcext:value-type="float">
            <text:p>9</text:p>
          </table:table-cell>
          <table:table-cell table:style-name="ce55" table:formula="of:=[.F21]" office:value-type="float" office:value="1" calcext:value-type="float">
            <text:p>1.00000</text:p>
          </table:table-cell>
          <table:table-cell table:style-name="ce55" table:formula="of:=[.L21]" office:value-type="float" office:value="475.661157378058" calcext:value-type="float">
            <text:p>475.66116</text:p>
          </table:table-cell>
          <table:table-cell table:style-name="ce60" table:formula="of:=[.H21]" office:value-type="percentage" office:value="0.0158825362482261" calcext:value-type="percentage">
            <text:p>1.58825%</text:p>
          </table:table-cell>
          <table:table-cell table:style-name="ce55" table:formula="of:=[.G22]*CALC_ANNUITY_PAYMENT([.H22];[.E22];1/[.F22])" office:value-type="float" office:value="57.1364499318897" calcext:value-type="float">
            <text:p>57.13645</text:p>
          </table:table-cell>
          <table:table-cell table:style-name="ce55" table:formula="of:=[.G22]*[.H22]*[.F22]" office:value-type="float" office:value="7.55470557393018" calcext:value-type="float">
            <text:p>7.55471</text:p>
          </table:table-cell>
          <table:table-cell table:style-name="ce55" table:formula="of:=[.I22]-[.J22]" office:value-type="float" office:value="49.5817443579595" calcext:value-type="float">
            <text:p>49.58174</text:p>
          </table:table-cell>
          <table:table-cell table:style-name="ce55" table:formula="of:=[.G22]-[.K22]" office:value-type="float" office:value="426.079413020098" calcext:value-type="float">
            <text:p>426.07941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2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115"/>
          <table:table-cell table:style-name="ce69" office:value-type="string" calcext:value-type="string">
            <text:p>annuity payment</text:p>
          </table:table-cell>
          <table:table-cell table:style-name="ce115" table:formula="of:=[.G21]*CALC_ANNUITY_PAYMENT([.Q21];[.E21];1/[.F21])" office:value-type="float" office:value="57.1364499318897" calcext:value-type="float">
            <text:p>57.13645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33-06-30" calcext:value-type="date">
            <text:p>2033-06-30</text:p>
          </table:table-cell>
          <table:table-cell table:style-name="ce51" table:formula="of:=DATE(YEAR([.B23])+1;MONTH([.B23]); DAY([.B23]))" office:value-type="date" office:date-value="2034-06-30" calcext:value-type="date">
            <text:p>2034-06-30</text:p>
          </table:table-cell>
          <table:table-cell table:style-name="ce53" table:formula="of:=[.C23]-[.A23]" office:value-type="float" office:value="4592" calcext:value-type="float">
            <text:p>4,592</text:p>
          </table:table-cell>
          <table:table-cell table:style-name="ce53" table:formula="of:=[.E22]-1" office:value-type="float" office:value="8" calcext:value-type="float">
            <text:p>8</text:p>
          </table:table-cell>
          <table:table-cell table:style-name="ce55" table:formula="of:=[.F22]" office:value-type="float" office:value="1" calcext:value-type="float">
            <text:p>1.00000</text:p>
          </table:table-cell>
          <table:table-cell table:style-name="ce55" table:formula="of:=[.L22]" office:value-type="float" office:value="426.079413020098" calcext:value-type="float">
            <text:p>426.07941</text:p>
          </table:table-cell>
          <table:table-cell table:style-name="ce60" table:formula="of:=[.H22]" office:value-type="percentage" office:value="0.0158825362482261" calcext:value-type="percentage">
            <text:p>1.58825%</text:p>
          </table:table-cell>
          <table:table-cell table:style-name="ce55" table:formula="of:=[.G23]*CALC_ANNUITY_PAYMENT([.H23];[.E23];1/[.F23])" office:value-type="float" office:value="57.1364499318898" calcext:value-type="float">
            <text:p>57.13645</text:p>
          </table:table-cell>
          <table:table-cell table:style-name="ce55" table:formula="of:=[.G23]*[.H23]*[.F23]" office:value-type="float" office:value="6.76722172191461" calcext:value-type="float">
            <text:p>6.76722</text:p>
          </table:table-cell>
          <table:table-cell table:style-name="ce55" table:formula="of:=[.I23]-[.J23]" office:value-type="float" office:value="50.3692282099752" calcext:value-type="float">
            <text:p>50.36923</text:p>
          </table:table-cell>
          <table:table-cell table:style-name="ce55" table:formula="of:=[.G23]-[.K23]" office:value-type="float" office:value="375.710184810123" calcext:value-type="float">
            <text:p>375.7101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115"/>
          <table:table-cell table:style-name="ce69" office:value-type="string" calcext:value-type="string">
            <text:p>npv</text:p>
          </table:table-cell>
          <table:table-cell table:style-name="ce122" table:formula="of:=ABS([.L20]*[.N20]-([.Q22]*(SUM([.N21:.N25]))+[.L25]*[.N25]))" office:value-type="float" office:value="0" calcext:value-type="float">
            <text:p>0.00000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34-06-30" calcext:value-type="date">
            <text:p>2034-06-30</text:p>
          </table:table-cell>
          <table:table-cell table:style-name="ce51" table:formula="of:=DATE(YEAR([.B24])+1;MONTH([.B24]); DAY([.B24]))" office:value-type="date" office:date-value="2035-06-30" calcext:value-type="date">
            <text:p>2035-06-30</text:p>
          </table:table-cell>
          <table:table-cell table:style-name="ce53" table:formula="of:=[.C24]-[.A24]" office:value-type="float" office:value="4957" calcext:value-type="float">
            <text:p>4,957</text:p>
          </table:table-cell>
          <table:table-cell table:style-name="ce53" table:formula="of:=[.E23]-1" office:value-type="float" office:value="7" calcext:value-type="float">
            <text:p>7</text:p>
          </table:table-cell>
          <table:table-cell table:style-name="ce55" table:formula="of:=[.F23]" office:value-type="float" office:value="1" calcext:value-type="float">
            <text:p>1.00000</text:p>
          </table:table-cell>
          <table:table-cell table:style-name="ce55" table:formula="of:=[.L23]" office:value-type="float" office:value="375.710184810123" calcext:value-type="float">
            <text:p>375.71018</text:p>
          </table:table-cell>
          <table:table-cell table:style-name="ce60" table:formula="of:=[.H23]" office:value-type="percentage" office:value="0.0158825362482261" calcext:value-type="percentage">
            <text:p>1.58825%</text:p>
          </table:table-cell>
          <table:table-cell table:style-name="ce55" table:formula="of:=[.G24]*CALC_ANNUITY_PAYMENT([.H24];[.E24];1/[.F24])" office:value-type="float" office:value="57.1364499318898" calcext:value-type="float">
            <text:p>57.13645</text:p>
          </table:table-cell>
          <table:table-cell table:style-name="ce55" table:formula="of:=[.G24]*[.H24]*[.F24]" office:value-type="float" office:value="5.96723062907451" calcext:value-type="float">
            <text:p>5.96723</text:p>
          </table:table-cell>
          <table:table-cell table:style-name="ce55" table:formula="of:=[.I24]-[.J24]" office:value-type="float" office:value="51.1692193028153" calcext:value-type="float">
            <text:p>51.16922</text:p>
          </table:table-cell>
          <table:table-cell table:style-name="ce55" table:formula="of:=[.G24]-[.K24]" office:value-type="float" office:value="324.540965507308" calcext:value-type="float">
            <text:p>324.54097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115"/>
          <table:table-cell table:style-name="ce69" table:number-columns-repeated="2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24]" office:value-type="date" office:date-value="2021-12-03" calcext:value-type="date">
            <text:p>2021-12-03</text:p>
          </table:table-cell>
          <table:table-cell table:style-name="ce51" table:formula="of:=[.C24]" office:value-type="date" office:date-value="2035-06-30" calcext:value-type="date">
            <text:p>2035-06-30</text:p>
          </table:table-cell>
          <table:table-cell table:style-name="ce51" table:formula="of:=DATE(YEAR([.B25])+1;MONTH([.B25]); DAY([.B25]))" office:value-type="date" office:date-value="2036-06-30" calcext:value-type="date">
            <text:p>2036-06-30</text:p>
          </table:table-cell>
          <table:table-cell table:style-name="ce53" table:formula="of:=[.C25]-[.A25]" office:value-type="float" office:value="5323" calcext:value-type="float">
            <text:p>5,323</text:p>
          </table:table-cell>
          <table:table-cell table:style-name="ce53" table:formula="of:=[.E24]-1" office:value-type="float" office:value="6" calcext:value-type="float">
            <text:p>6</text:p>
          </table:table-cell>
          <table:table-cell table:style-name="ce55" table:formula="of:=[.F24]" office:value-type="float" office:value="1" calcext:value-type="float">
            <text:p>1.00000</text:p>
          </table:table-cell>
          <table:table-cell table:style-name="ce55" table:formula="of:=[.L24]" office:value-type="float" office:value="324.540965507308" calcext:value-type="float">
            <text:p>324.54097</text:p>
          </table:table-cell>
          <table:table-cell table:style-name="ce60" table:formula="of:=[.H24]" office:value-type="percentage" office:value="0.0158825362482261" calcext:value-type="percentage">
            <text:p>1.58825%</text:p>
          </table:table-cell>
          <table:table-cell table:style-name="ce55" table:formula="of:=[.G25]*CALC_ANNUITY_PAYMENT([.H25];[.E25];1/[.F25])" office:value-type="float" office:value="57.1364499318898" calcext:value-type="float">
            <text:p>57.13645</text:p>
          </table:table-cell>
          <table:table-cell table:style-name="ce55" table:formula="of:=[.G25]*[.H25]*[.F25]" office:value-type="float" office:value="5.15453364870411" calcext:value-type="float">
            <text:p>5.15453</text:p>
          </table:table-cell>
          <table:table-cell table:style-name="ce55" table:formula="of:=[.I25]-[.J25]" office:value-type="float" office:value="51.9819162831856" calcext:value-type="float">
            <text:p>51.98192</text:p>
          </table:table-cell>
          <table:table-cell table:style-name="ce55" table:formula="of:=[.G25]-[.K25]" office:value-type="float" office:value="272.559049224122" calcext:value-type="float">
            <text:p>272.55905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5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115"/>
          <table:table-cell table:style-name="ce69" table:number-columns-repeated="2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36-06-30" calcext:value-type="date">
            <text:p>2036-06-30</text:p>
          </table:table-cell>
          <table:table-cell table:style-name="ce109" table:formula="of:=DATE(YEAR([.B26])+1;MONTH([.B26]); DAY([.B26]))" office:value-type="date" office:date-value="2037-06-30" calcext:value-type="date">
            <text:p>2037-06-30</text:p>
          </table:table-cell>
          <table:table-cell table:style-name="ce113" table:formula="of:=[.C26]-[.A26]" office:value-type="float" office:value="5688" calcext:value-type="float">
            <text:p>5,688</text:p>
          </table:table-cell>
          <table:table-cell table:style-name="ce113" table:formula="of:=[.E25]-1" office:value-type="float" office:value="5" calcext:value-type="float">
            <text:p>5</text:p>
          </table:table-cell>
          <table:table-cell table:style-name="ce115" table:formula="of:=[.F25]" office:value-type="float" office:value="1" calcext:value-type="float">
            <text:p>1.00000</text:p>
          </table:table-cell>
          <table:table-cell table:style-name="ce115" table:formula="of:=[.L25]" office:value-type="float" office:value="272.559049224122" calcext:value-type="float">
            <text:p>272.55905</text:p>
          </table:table-cell>
          <table:table-cell table:style-name="ce119" table:formula="of:=[.Q26]" office:value-type="percentage" office:value="0.0146743624395803" calcext:value-type="percentage">
            <text:p>1.46744%</text:p>
          </table:table-cell>
          <table:table-cell table:style-name="ce115" table:formula="of:=[.G26]*CALC_ANNUITY_PAYMENT([.H26];[.E26];1/[.F26])" office:value-type="float" office:value="56.9348920894326" calcext:value-type="float">
            <text:p>56.93489</text:p>
          </table:table-cell>
          <table:table-cell table:style-name="ce115" table:formula="of:=[.G26]*[.H26]*[.F26]" office:value-type="float" office:value="3.99963027450218" calcext:value-type="float">
            <text:p>3.99963</text:p>
          </table:table-cell>
          <table:table-cell table:style-name="ce115" table:formula="of:=[.I26]-[.J26]" office:value-type="float" office:value="52.9352618149304" calcext:value-type="float">
            <text:p>52.93526</text:p>
          </table:table-cell>
          <table:table-cell table:style-name="ce115" table:formula="of:=[.G26]-[.K26]" office:value-type="float" office:value="219.623787409192" calcext:value-type="float">
            <text:p>219.6237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15"/>
          <table:table-cell table:style-name="ce69" office:value-type="string" calcext:value-type="string">
            <text:p>internal rate</text:p>
          </table:table-cell>
          <table:table-cell table:style-name="ce119" office:value-type="percentage" office:value="0.0146743624395803" calcext:value-type="percentage">
            <text:p>1.46744%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26]" office:value-type="date" office:date-value="2021-12-03" calcext:value-type="date">
            <text:p>2021-12-03</text:p>
          </table:table-cell>
          <table:table-cell table:style-name="ce109" table:formula="of:=[.C26]" office:value-type="date" office:date-value="2037-06-30" calcext:value-type="date">
            <text:p>2037-06-30</text:p>
          </table:table-cell>
          <table:table-cell table:style-name="ce109" table:formula="of:=DATE(YEAR([.B27])+1;MONTH([.B27]); DAY([.B27]))" office:value-type="date" office:date-value="2038-06-30" calcext:value-type="date">
            <text:p>2038-06-30</text:p>
          </table:table-cell>
          <table:table-cell table:style-name="ce113" table:formula="of:=[.C27]-[.A27]" office:value-type="float" office:value="6053" calcext:value-type="float">
            <text:p>6,053</text:p>
          </table:table-cell>
          <table:table-cell table:style-name="ce113" table:formula="of:=[.E26]-1" office:value-type="float" office:value="4" calcext:value-type="float">
            <text:p>4</text:p>
          </table:table-cell>
          <table:table-cell table:style-name="ce115" table:formula="of:=[.F26]" office:value-type="float" office:value="1" calcext:value-type="float">
            <text:p>1.00000</text:p>
          </table:table-cell>
          <table:table-cell table:style-name="ce115" table:formula="of:=[.L26]" office:value-type="float" office:value="219.623787409192" calcext:value-type="float">
            <text:p>219.62379</text:p>
          </table:table-cell>
          <table:table-cell table:style-name="ce119" table:formula="of:=[.H26]" office:value-type="percentage" office:value="0.0146743624395803" calcext:value-type="percentage">
            <text:p>1.46744%</text:p>
          </table:table-cell>
          <table:table-cell table:style-name="ce115" table:formula="of:=[.G27]*CALC_ANNUITY_PAYMENT([.H27];[.E27];1/[.F27])" office:value-type="float" office:value="56.9348920894325" calcext:value-type="float">
            <text:p>56.93489</text:p>
          </table:table-cell>
          <table:table-cell table:style-name="ce115" table:formula="of:=[.G27]*[.H27]*[.F27]" office:value-type="float" office:value="3.22283905679581" calcext:value-type="float">
            <text:p>3.22284</text:p>
          </table:table-cell>
          <table:table-cell table:style-name="ce115" table:formula="of:=[.I27]-[.J27]" office:value-type="float" office:value="53.7120530326367" calcext:value-type="float">
            <text:p>53.71205</text:p>
          </table:table-cell>
          <table:table-cell table:style-name="ce115" table:formula="of:=[.G27]-[.K27]" office:value-type="float" office:value="165.911734376555" calcext:value-type="float">
            <text:p>165.9117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15"/>
          <table:table-cell table:style-name="ce69" office:value-type="string" calcext:value-type="string">
            <text:p>annuity payment</text:p>
          </table:table-cell>
          <table:table-cell table:style-name="ce115" table:formula="of:=[.G26]*CALC_ANNUITY_PAYMENT([.Q26];[.E26];1/[.F26])" office:value-type="float" office:value="56.9348920894326" calcext:value-type="float">
            <text:p>56.93489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27]" office:value-type="date" office:date-value="2021-12-03" calcext:value-type="date">
            <text:p>2021-12-03</text:p>
          </table:table-cell>
          <table:table-cell table:style-name="ce109" table:formula="of:=[.C27]" office:value-type="date" office:date-value="2038-06-30" calcext:value-type="date">
            <text:p>2038-06-30</text:p>
          </table:table-cell>
          <table:table-cell table:style-name="ce109" table:formula="of:=DATE(YEAR([.B28])+1;MONTH([.B28]); DAY([.B28]))" office:value-type="date" office:date-value="2039-06-30" calcext:value-type="date">
            <text:p>2039-06-30</text:p>
          </table:table-cell>
          <table:table-cell table:style-name="ce113" table:formula="of:=[.C28]-[.A28]" office:value-type="float" office:value="6418" calcext:value-type="float">
            <text:p>6,418</text:p>
          </table:table-cell>
          <table:table-cell table:style-name="ce113" table:formula="of:=[.E27]-1" office:value-type="float" office:value="3" calcext:value-type="float">
            <text:p>3</text:p>
          </table:table-cell>
          <table:table-cell table:style-name="ce115" table:formula="of:=[.F27]" office:value-type="float" office:value="1" calcext:value-type="float">
            <text:p>1.00000</text:p>
          </table:table-cell>
          <table:table-cell table:style-name="ce115" table:formula="of:=[.L27]" office:value-type="float" office:value="165.911734376555" calcext:value-type="float">
            <text:p>165.91173</text:p>
          </table:table-cell>
          <table:table-cell table:style-name="ce119" table:formula="of:=[.H27]" office:value-type="percentage" office:value="0.0146743624395803" calcext:value-type="percentage">
            <text:p>1.46744%</text:p>
          </table:table-cell>
          <table:table-cell table:style-name="ce115" table:formula="of:=[.G28]*CALC_ANNUITY_PAYMENT([.H28];[.E28];1/[.F28])" office:value-type="float" office:value="56.9348920894325" calcext:value-type="float">
            <text:p>56.93489</text:p>
          </table:table-cell>
          <table:table-cell table:style-name="ce115" table:formula="of:=[.G28]*[.H28]*[.F28]" office:value-type="float" office:value="2.43464892322094" calcext:value-type="float">
            <text:p>2.43465</text:p>
          </table:table-cell>
          <table:table-cell table:style-name="ce115" table:formula="of:=[.I28]-[.J28]" office:value-type="float" office:value="54.5002431662115" calcext:value-type="float">
            <text:p>54.50024</text:p>
          </table:table-cell>
          <table:table-cell table:style-name="ce115" table:formula="of:=[.G28]-[.K28]" office:value-type="float" office:value="111.411491210344" calcext:value-type="float">
            <text:p>111.4114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8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15"/>
          <table:table-cell table:style-name="ce69" office:value-type="string" calcext:value-type="string">
            <text:p>npv</text:p>
          </table:table-cell>
          <table:table-cell table:style-name="ce122" table:formula="of:=ABS([.L25]*[.N25]-([.Q27]*(SUM([.N26:.N30]))+[.L30]*[.N30]))" office:value-type="float" office:value="0.00000000778240405452" calcext:value-type="float">
            <text:p>0.00000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28]" office:value-type="date" office:date-value="2021-12-03" calcext:value-type="date">
            <text:p>2021-12-03</text:p>
          </table:table-cell>
          <table:table-cell table:style-name="ce109" table:formula="of:=[.C28]" office:value-type="date" office:date-value="2039-06-30" calcext:value-type="date">
            <text:p>2039-06-30</text:p>
          </table:table-cell>
          <table:table-cell table:style-name="ce109" table:formula="of:=DATE(YEAR([.B29])+1;MONTH([.B29]); DAY([.B29]))" office:value-type="date" office:date-value="2040-06-30" calcext:value-type="date">
            <text:p>2040-06-30</text:p>
          </table:table-cell>
          <table:table-cell table:style-name="ce113" table:formula="of:=[.C29]-[.A29]" office:value-type="float" office:value="6784" calcext:value-type="float">
            <text:p>6,784</text:p>
          </table:table-cell>
          <table:table-cell table:style-name="ce113" table:formula="of:=[.E28]-1" office:value-type="float" office:value="2" calcext:value-type="float">
            <text:p>2</text:p>
          </table:table-cell>
          <table:table-cell table:style-name="ce115" table:formula="of:=[.F28]" office:value-type="float" office:value="1" calcext:value-type="float">
            <text:p>1.00000</text:p>
          </table:table-cell>
          <table:table-cell table:style-name="ce115" table:formula="of:=[.L28]" office:value-type="float" office:value="111.411491210344" calcext:value-type="float">
            <text:p>111.41149</text:p>
          </table:table-cell>
          <table:table-cell table:style-name="ce119" table:formula="of:=[.H28]" office:value-type="percentage" office:value="0.0146743624395803" calcext:value-type="percentage">
            <text:p>1.46744%</text:p>
          </table:table-cell>
          <table:table-cell table:style-name="ce115" table:formula="of:=[.G29]*CALC_ANNUITY_PAYMENT([.H29];[.E29];1/[.F29])" office:value-type="float" office:value="56.9348920894325" calcext:value-type="float">
            <text:p>56.93489</text:p>
          </table:table-cell>
          <table:table-cell table:style-name="ce115" table:formula="of:=[.G29]*[.H29]*[.F29]" office:value-type="float" office:value="1.6348926019547" calcext:value-type="float">
            <text:p>1.63489</text:p>
          </table:table-cell>
          <table:table-cell table:style-name="ce115" table:formula="of:=[.I29]-[.J29]" office:value-type="float" office:value="55.2999994874778" calcext:value-type="float">
            <text:p>55.30000</text:p>
          </table:table-cell>
          <table:table-cell table:style-name="ce115" table:formula="of:=[.G29]-[.K29]" office:value-type="float" office:value="56.1114917228658" calcext:value-type="float">
            <text:p>56.1114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40-06-30" calcext:value-type="date">
            <text:p>2040-06-30</text:p>
          </table:table-cell>
          <table:table-cell table:style-name="ce109" table:formula="of:=DATE(YEAR([.B30])+1;MONTH([.B30]); DAY([.B30]))" office:value-type="date" office:date-value="2041-06-30" calcext:value-type="date">
            <text:p>2041-06-30</text:p>
          </table:table-cell>
          <table:table-cell table:style-name="ce113" table:formula="of:=[.C30]-[.A30]" office:value-type="float" office:value="7149" calcext:value-type="float">
            <text:p>7,149</text:p>
          </table:table-cell>
          <table:table-cell table:style-name="ce113" table:formula="of:=[.E29]-1" office:value-type="float" office:value="1" calcext:value-type="float">
            <text:p>1</text:p>
          </table:table-cell>
          <table:table-cell table:style-name="ce115" table:formula="of:=[.F29]" office:value-type="float" office:value="1" calcext:value-type="float">
            <text:p>1.00000</text:p>
          </table:table-cell>
          <table:table-cell table:style-name="ce115" table:formula="of:=[.L29]" office:value-type="float" office:value="56.1114917228658" calcext:value-type="float">
            <text:p>56.11149</text:p>
          </table:table-cell>
          <table:table-cell table:style-name="ce119" table:formula="of:=[.H29]" office:value-type="percentage" office:value="0.0146743624395803" calcext:value-type="percentage">
            <text:p>1.46744%</text:p>
          </table:table-cell>
          <table:table-cell table:style-name="ce115" table:formula="of:=[.G30]*CALC_ANNUITY_PAYMENT([.H30];[.E30];1/[.F30])" office:value-type="float" office:value="56.9348920894326" calcext:value-type="float">
            <text:p>56.93489</text:p>
          </table:table-cell>
          <table:table-cell table:style-name="ce115" table:formula="of:=[.G30]*[.H30]*[.F30]" office:value-type="float" office:value="0.823400366566843" calcext:value-type="float">
            <text:p>0.82340</text:p>
          </table:table-cell>
          <table:table-cell table:style-name="ce115" table:formula="of:=[.I30]-[.J30]" office:value-type="float" office:value="56.1114917228658" calcext:value-type="float">
            <text:p>56.11149</text:p>
          </table:table-cell>
          <table:table-cell table:style-name="ce115" table:formula="of:=[.G30]-[.K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9"/>
          <table:table-cell table:style-name="ce122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Annuity Valuation</text:p>
          </table:table-cell>
          <table:table-cell table:number-columns-repeated="1023"/>
        </table:table-row>
        <table:table-row table:style-name="ro2">
          <table:table-cell table:style-name="ce93" office:value-type="string" calcext:value-type="string">
            <text:p>calc date</text:p>
          </table:table-cell>
          <table:table-cell table:style-name="ce93" office:value-type="string" calcext:value-type="string">
            <text:p>begin date</text:p>
          </table:table-cell>
          <table:table-cell table:style-name="ce93" office:value-type="string" calcext:value-type="string">
            <text:p>end date</text:p>
          </table:table-cell>
          <table:table-cell table:style-name="ce93" office:value-type="string" calcext:value-type="string">
            <text:p>tenor</text:p>
          </table:table-cell>
          <table:table-cell table:style-name="ce93" office:value-type="string" calcext:value-type="string">
            <text:p>residual maturity</text:p>
          </table:table-cell>
          <table:table-cell table:style-name="ce93" office:value-type="string" calcext:value-type="string">
            <text:p>year frac</text:p>
          </table:table-cell>
          <table:table-cell table:style-name="ce93" office:value-type="string" calcext:value-type="string">
            <text:p>begin nominal</text:p>
          </table:table-cell>
          <table:table-cell table:style-name="ce93" office:value-type="string" calcext:value-type="string">
            <text:p>internal rate</text:p>
          </table:table-cell>
          <table:table-cell table:style-name="ce93" office:value-type="string" calcext:value-type="string">
            <text:p>rate multiplier</text:p>
          </table:table-cell>
          <table:table-cell table:style-name="ce97" office:value-type="string" calcext:value-type="string">
            <text:p>rate add</text:p>
          </table:table-cell>
          <table:table-cell table:style-name="ce93" office:value-type="string" calcext:value-type="string">
            <text:p>external rate</text:p>
          </table:table-cell>
          <table:table-cell table:style-name="ce93" office:value-type="string" calcext:value-type="string">
            <text:p>external annuity payment</text:p>
          </table:table-cell>
          <table:table-cell table:style-name="ce93" office:value-type="string" calcext:value-type="string">
            <text:p>external interest</text:p>
          </table:table-cell>
          <table:table-cell table:style-name="ce93" office:value-type="string" calcext:value-type="string">
            <text:p>internal interest</text:p>
          </table:table-cell>
          <table:table-cell table:style-name="ce93" office:value-type="string" calcext:value-type="string">
            <text:p>external amortization</text:p>
          </table:table-cell>
          <table:table-cell table:style-name="ce93" office:value-type="string" calcext:value-type="string">
            <text:p>end nominal</text:p>
          </table:table-cell>
          <table:table-cell table:style-name="ce93" office:value-type="string" calcext:value-type="string">
            <text:p>fwd crv nm</text:p>
          </table:table-cell>
          <table:table-cell table:style-name="ce97" office:value-type="string" calcext:value-type="string">
            <text:p>fwd df</text:p>
          </table:table-cell>
          <table:table-cell table:style-name="ce93" office:value-type="string" calcext:value-type="string">
            <text:p>external cf</text:p>
          </table:table-cell>
          <table:table-cell table:style-name="ce93" office:value-type="string" calcext:value-type="string">
            <text:p>internal cf</text:p>
          </table:table-cell>
          <table:table-cell table:style-name="ce93" office:value-type="string" calcext:value-type="string">
            <text:p>disc crv nm</text:p>
          </table:table-cell>
          <table:table-cell table:style-name="ce93" office:value-type="string" calcext:value-type="string">
            <text:p>disc df</text:p>
          </table:table-cell>
          <table:table-cell table:style-name="ce93" office:value-type="string" calcext:value-type="string">
            <text:p>external npv</text:p>
          </table:table-cell>
          <table:table-cell table:style-name="ce93" office:value-type="string" calcext:value-type="string">
            <text:p>Internal npv</text:p>
          </table:table-cell>
          <table:table-cell table:number-columns-repeated="1000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table:formula="of:=DATE(YEAR([.B34])+1;MONTH([.B34]); DAY([.B34]))" office:value-type="date" office:date-value="2022-06-30" calcext:value-type="date">
            <text:p>2022-06-30</text:p>
          </table:table-cell>
          <table:table-cell table:style-name="ce53" table:formula="of:=[.C34]-[.A34]" office:value-type="float" office:value="209" calcext:value-type="float">
            <text:p>209</text:p>
          </table:table-cell>
          <table:table-cell table:style-name="ce53" office:value-type="float" office:value="20" calcext:value-type="float">
            <text:p>20</text:p>
          </table:table-cell>
          <table:table-cell table:style-name="ce55" office:value-type="float" office:value="1" calcext:value-type="float">
            <text:p>1.00000</text:p>
          </table:table-cell>
          <table:table-cell table:style-name="ce101" office:value-type="float" office:value="1000" calcext:value-type="float">
            <text:p>1,000.00000</text:p>
          </table:table-cell>
          <table:table-cell table:style-name="ce102" table:formula="of:=[.H11]" office:value-type="percentage" office:value="0.01" calcext:value-type="percentage">
            <text:p>1.00000%</text:p>
          </table:table-cell>
          <table:table-cell table:style-name="ce55" office:value-type="float" office:value="1" calcext:value-type="float">
            <text:p>1.00000</text:p>
          </table:table-cell>
          <table:table-cell table:style-name="ce60" office:value-type="percentage" office:value="0.01" calcext:value-type="percentage">
            <text:p>1.00000%</text:p>
          </table:table-cell>
          <table:table-cell table:style-name="ce60" table:formula="of:=[.I34]*[.H34]+[.J34]" office:value-type="percentage" office:value="0.02" calcext:value-type="percentage">
            <text:p>2.00000%</text:p>
          </table:table-cell>
          <table:table-cell table:style-name="ce55" table:formula="of:=[.G34]*CALC_ANNUITY_PAYMENT([.K34];[.E34];1/[.F34])" office:value-type="float" office:value="61.1567181252904" calcext:value-type="float">
            <text:p>61.15672</text:p>
          </table:table-cell>
          <table:table-cell table:style-name="ce55" table:formula="of:=[.G34]*[.K34]*[.F34]" office:value-type="float" office:value="20" calcext:value-type="float">
            <text:p>20.00000</text:p>
          </table:table-cell>
          <table:table-cell table:style-name="ce55" table:formula="of:=[.G34]*[.H34]*[.F34]" office:value-type="float" office:value="10" calcext:value-type="float">
            <text:p>10.00000</text:p>
          </table:table-cell>
          <table:table-cell table:style-name="ce55" table:formula="of:=[.L34]-[.M34]" office:value-type="float" office:value="41.1567181252904" calcext:value-type="float">
            <text:p>41.15672</text:p>
          </table:table-cell>
          <table:table-cell table:style-name="ce55" table:formula="of:=[.G34]-[.O34]" office:value-type="float" office:value="958.84328187471" calcext:value-type="float">
            <text:p>958.8432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4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55" table:formula="of:=[.M34]+[.O34]" office:value-type="float" office:value="61.1567181252904" calcext:value-type="float">
            <text:p>61.15672</text:p>
          </table:table-cell>
          <table:table-cell table:style-name="ce55" table:formula="of:=[.N34]+[.O34]" office:value-type="float" office:value="51.1567181252904" calcext:value-type="float">
            <text:p>51.1567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4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64" table:formula="of:=[.S34]*[.V34]" office:value-type="float" office:value="61.2162332046576" calcext:value-type="float">
            <text:p>61.21623</text:p>
          </table:table-cell>
          <table:table-cell table:style-name="ce64" table:formula="of:=[.T34]*[.V34]" office:value-type="float" office:value="51.2065016361249" calcext:value-type="float">
            <text:p>51.20650</text:p>
          </table:table-cell>
          <table:table-cell table:number-columns-repeated="1000"/>
        </table:table-row>
        <table:table-row table:style-name="ro1">
          <table:table-cell table:style-name="ce51" table:formula="of:=[.A34]" office:value-type="date" office:date-value="2021-12-03" calcext:value-type="date">
            <text:p>2021-12-03</text:p>
          </table:table-cell>
          <table:table-cell table:style-name="ce51" table:formula="of:=[.C34]" office:value-type="date" office:date-value="2022-06-30" calcext:value-type="date">
            <text:p>2022-06-30</text:p>
          </table:table-cell>
          <table:table-cell table:style-name="ce51" table:formula="of:=DATE(YEAR([.B35])+1;MONTH([.B35]); DAY([.B35]))" office:value-type="date" office:date-value="2023-06-30" calcext:value-type="date">
            <text:p>2023-06-30</text:p>
          </table:table-cell>
          <table:table-cell table:style-name="ce53" table:formula="of:=[.C35]-[.A35]" office:value-type="float" office:value="574" calcext:value-type="float">
            <text:p>574</text:p>
          </table:table-cell>
          <table:table-cell table:style-name="ce53" table:formula="of:=[.E34]-1" office:value-type="float" office:value="19" calcext:value-type="float">
            <text:p>19</text:p>
          </table:table-cell>
          <table:table-cell table:style-name="ce55" table:formula="of:=[.F34]" office:value-type="float" office:value="1" calcext:value-type="float">
            <text:p>1.00000</text:p>
          </table:table-cell>
          <table:table-cell table:style-name="ce55" table:formula="of:=[.P34]" office:value-type="float" office:value="958.84328187471" calcext:value-type="float">
            <text:p>958.84328</text:p>
          </table:table-cell>
          <table:table-cell table:style-name="ce60" table:formula="of:=[.H34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4]" office:value-type="percentage" office:value="0.01" calcext:value-type="percentage">
            <text:p>1.00000%</text:p>
          </table:table-cell>
          <table:table-cell table:style-name="ce60" table:formula="of:=[.I35]*[.H35]+[.J35]" office:value-type="percentage" office:value="0.02" calcext:value-type="percentage">
            <text:p>2.00000%</text:p>
          </table:table-cell>
          <table:table-cell table:style-name="ce55" table:formula="of:=[.G35]*CALC_ANNUITY_PAYMENT([.K35];[.E35];1/[.F35])" office:value-type="float" office:value="61.1567181252904" calcext:value-type="float">
            <text:p>61.15672</text:p>
          </table:table-cell>
          <table:table-cell table:style-name="ce55" table:formula="of:=[.G35]*[.K35]*[.F35]" office:value-type="float" office:value="19.1768656374942" calcext:value-type="float">
            <text:p>19.17687</text:p>
          </table:table-cell>
          <table:table-cell table:style-name="ce55" table:formula="of:=[.G35]*[.H35]*[.F35]" office:value-type="float" office:value="9.5884328187471" calcext:value-type="float">
            <text:p>9.58843</text:p>
          </table:table-cell>
          <table:table-cell table:style-name="ce55" table:formula="of:=[.L35]-[.M35]" office:value-type="float" office:value="41.9798524877962" calcext:value-type="float">
            <text:p>41.97985</text:p>
          </table:table-cell>
          <table:table-cell table:style-name="ce55" table:formula="of:=[.G35]-[.O35]" office:value-type="float" office:value="916.863429386913" calcext:value-type="float">
            <text:p>916.8634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5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55" table:formula="of:=[.M35]+[.O35]" office:value-type="float" office:value="61.1567181252904" calcext:value-type="float">
            <text:p>61.15672</text:p>
          </table:table-cell>
          <table:table-cell table:style-name="ce55" table:formula="of:=[.N35]+[.O35]" office:value-type="float" office:value="51.5682853065433" calcext:value-type="float">
            <text:p>51.5682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5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64" table:formula="of:=[.S35]*[.V35]" office:value-type="float" office:value="61.3047366642308" calcext:value-type="float">
            <text:p>61.30474</text:p>
          </table:table-cell>
          <table:table-cell table:style-name="ce64" table:formula="of:=[.T35]*[.V35]" office:value-type="float" office:value="51.6930968150859" calcext:value-type="float">
            <text:p>51.69310</text:p>
          </table:table-cell>
          <table:table-cell table:number-columns-repeated="1000"/>
        </table:table-row>
        <table:table-row table:style-name="ro1">
          <table:table-cell table:style-name="ce51" table:formula="of:=[.A35]" office:value-type="date" office:date-value="2021-12-03" calcext:value-type="date">
            <text:p>2021-12-03</text:p>
          </table:table-cell>
          <table:table-cell table:style-name="ce51" table:formula="of:=[.C35]" office:value-type="date" office:date-value="2023-06-30" calcext:value-type="date">
            <text:p>2023-06-30</text:p>
          </table:table-cell>
          <table:table-cell table:style-name="ce51" table:formula="of:=DATE(YEAR([.B36])+1;MONTH([.B36]); DAY([.B36]))" office:value-type="date" office:date-value="2024-06-30" calcext:value-type="date">
            <text:p>2024-06-30</text:p>
          </table:table-cell>
          <table:table-cell table:style-name="ce53" table:formula="of:=[.C36]-[.A36]" office:value-type="float" office:value="940" calcext:value-type="float">
            <text:p>940</text:p>
          </table:table-cell>
          <table:table-cell table:style-name="ce53" table:formula="of:=[.E35]-1" office:value-type="float" office:value="18" calcext:value-type="float">
            <text:p>18</text:p>
          </table:table-cell>
          <table:table-cell table:style-name="ce55" table:formula="of:=[.F35]" office:value-type="float" office:value="1" calcext:value-type="float">
            <text:p>1.00000</text:p>
          </table:table-cell>
          <table:table-cell table:style-name="ce55" table:formula="of:=[.P35]" office:value-type="float" office:value="916.863429386913" calcext:value-type="float">
            <text:p>916.86343</text:p>
          </table:table-cell>
          <table:table-cell table:style-name="ce60" table:formula="of:=[.H35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5]" office:value-type="percentage" office:value="0.01" calcext:value-type="percentage">
            <text:p>1.00000%</text:p>
          </table:table-cell>
          <table:table-cell table:style-name="ce60" table:formula="of:=[.I36]*[.H36]+[.J36]" office:value-type="percentage" office:value="0.02" calcext:value-type="percentage">
            <text:p>2.00000%</text:p>
          </table:table-cell>
          <table:table-cell table:style-name="ce55" table:formula="of:=[.G36]*CALC_ANNUITY_PAYMENT([.K36];[.E36];1/[.F36])" office:value-type="float" office:value="61.1567181252904" calcext:value-type="float">
            <text:p>61.15672</text:p>
          </table:table-cell>
          <table:table-cell table:style-name="ce55" table:formula="of:=[.G36]*[.K36]*[.F36]" office:value-type="float" office:value="18.3372685877383" calcext:value-type="float">
            <text:p>18.33727</text:p>
          </table:table-cell>
          <table:table-cell table:style-name="ce55" table:formula="of:=[.G36]*[.H36]*[.F36]" office:value-type="float" office:value="9.16863429386913" calcext:value-type="float">
            <text:p>9.16863</text:p>
          </table:table-cell>
          <table:table-cell table:style-name="ce55" table:formula="of:=[.L36]-[.M36]" office:value-type="float" office:value="42.8194495375521" calcext:value-type="float">
            <text:p>42.81945</text:p>
          </table:table-cell>
          <table:table-cell table:style-name="ce55" table:formula="of:=[.G36]-[.O36]" office:value-type="float" office:value="874.043979849361" calcext:value-type="float">
            <text:p>874.0439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6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55" table:formula="of:=[.M36]+[.O36]" office:value-type="float" office:value="61.1567181252904" calcext:value-type="float">
            <text:p>61.15672</text:p>
          </table:table-cell>
          <table:table-cell table:style-name="ce55" table:formula="of:=[.N36]+[.O36]" office:value-type="float" office:value="51.9880838314213" calcext:value-type="float">
            <text:p>51.9880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6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64" table:formula="of:=[.S36]*[.V36]" office:value-type="float" office:value="61.3613253632055" calcext:value-type="float">
            <text:p>61.36133</text:p>
          </table:table-cell>
          <table:table-cell table:style-name="ce64" table:formula="of:=[.T36]*[.V36]" office:value-type="float" office:value="52.1620162882849" calcext:value-type="float">
            <text:p>52.16202</text:p>
          </table:table-cell>
          <table:table-cell table:number-columns-repeated="1000"/>
        </table:table-row>
        <table:table-row table:style-name="ro1">
          <table:table-cell table:style-name="ce51" table:formula="of:=[.A36]" office:value-type="date" office:date-value="2021-12-03" calcext:value-type="date">
            <text:p>2021-12-03</text:p>
          </table:table-cell>
          <table:table-cell table:style-name="ce51" table:formula="of:=[.C36]" office:value-type="date" office:date-value="2024-06-30" calcext:value-type="date">
            <text:p>2024-06-30</text:p>
          </table:table-cell>
          <table:table-cell table:style-name="ce51" table:formula="of:=DATE(YEAR([.B37])+1;MONTH([.B37]); DAY([.B37]))" office:value-type="date" office:date-value="2025-06-30" calcext:value-type="date">
            <text:p>2025-06-30</text:p>
          </table:table-cell>
          <table:table-cell table:style-name="ce53" table:formula="of:=[.C37]-[.A37]" office:value-type="float" office:value="1305" calcext:value-type="float">
            <text:p>1,305</text:p>
          </table:table-cell>
          <table:table-cell table:style-name="ce53" table:formula="of:=[.E36]-1" office:value-type="float" office:value="17" calcext:value-type="float">
            <text:p>17</text:p>
          </table:table-cell>
          <table:table-cell table:style-name="ce55" table:formula="of:=[.F36]" office:value-type="float" office:value="1" calcext:value-type="float">
            <text:p>1.00000</text:p>
          </table:table-cell>
          <table:table-cell table:style-name="ce55" table:formula="of:=[.P36]" office:value-type="float" office:value="874.043979849361" calcext:value-type="float">
            <text:p>874.04398</text:p>
          </table:table-cell>
          <table:table-cell table:style-name="ce60" table:formula="of:=[.H36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6]" office:value-type="percentage" office:value="0.01" calcext:value-type="percentage">
            <text:p>1.00000%</text:p>
          </table:table-cell>
          <table:table-cell table:style-name="ce60" table:formula="of:=[.I37]*[.H37]+[.J37]" office:value-type="percentage" office:value="0.02" calcext:value-type="percentage">
            <text:p>2.00000%</text:p>
          </table:table-cell>
          <table:table-cell table:style-name="ce55" table:formula="of:=[.G37]*CALC_ANNUITY_PAYMENT([.K37];[.E37];1/[.F37])" office:value-type="float" office:value="61.1567181252904" calcext:value-type="float">
            <text:p>61.15672</text:p>
          </table:table-cell>
          <table:table-cell table:style-name="ce55" table:formula="of:=[.G37]*[.K37]*[.F37]" office:value-type="float" office:value="17.4808795969872" calcext:value-type="float">
            <text:p>17.48088</text:p>
          </table:table-cell>
          <table:table-cell table:style-name="ce55" table:formula="of:=[.G37]*[.H37]*[.F37]" office:value-type="float" office:value="8.74043979849361" calcext:value-type="float">
            <text:p>8.74044</text:p>
          </table:table-cell>
          <table:table-cell table:style-name="ce55" table:formula="of:=[.L37]-[.M37]" office:value-type="float" office:value="43.6758385283032" calcext:value-type="float">
            <text:p>43.67584</text:p>
          </table:table-cell>
          <table:table-cell table:style-name="ce55" table:formula="of:=[.G37]-[.O37]" office:value-type="float" office:value="830.368141321058" calcext:value-type="float">
            <text:p>830.3681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7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55" table:formula="of:=[.M37]+[.O37]" office:value-type="float" office:value="61.1567181252904" calcext:value-type="float">
            <text:p>61.15672</text:p>
          </table:table-cell>
          <table:table-cell table:style-name="ce55" table:formula="of:=[.N37]+[.O37]" office:value-type="float" office:value="52.4162783267968" calcext:value-type="float">
            <text:p>52.4162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7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64" table:formula="of:=[.S37]*[.V37]" office:value-type="float" office:value="61.3215609695943" calcext:value-type="float">
            <text:p>61.32156</text:p>
          </table:table-cell>
          <table:table-cell table:style-name="ce64" table:formula="of:=[.T37]*[.V37]" office:value-type="float" office:value="52.5575620429948" calcext:value-type="float">
            <text:p>52.55756</text:p>
          </table:table-cell>
          <table:table-cell table:number-columns-repeated="1000"/>
        </table:table-row>
        <table:table-row table:style-name="ro1">
          <table:table-cell table:style-name="ce51" table:formula="of:=[.A37]" office:value-type="date" office:date-value="2021-12-03" calcext:value-type="date">
            <text:p>2021-12-03</text:p>
          </table:table-cell>
          <table:table-cell table:style-name="ce51" table:formula="of:=[.C37]" office:value-type="date" office:date-value="2025-06-30" calcext:value-type="date">
            <text:p>2025-06-30</text:p>
          </table:table-cell>
          <table:table-cell table:style-name="ce51" table:formula="of:=DATE(YEAR([.B38])+1;MONTH([.B38]); DAY([.B38]))" office:value-type="date" office:date-value="2026-06-30" calcext:value-type="date">
            <text:p>2026-06-30</text:p>
          </table:table-cell>
          <table:table-cell table:style-name="ce53" table:formula="of:=[.C38]-[.A38]" office:value-type="float" office:value="1670" calcext:value-type="float">
            <text:p>1,670</text:p>
          </table:table-cell>
          <table:table-cell table:style-name="ce53" table:formula="of:=[.E37]-1" office:value-type="float" office:value="16" calcext:value-type="float">
            <text:p>16</text:p>
          </table:table-cell>
          <table:table-cell table:style-name="ce55" table:formula="of:=[.F37]" office:value-type="float" office:value="1" calcext:value-type="float">
            <text:p>1.00000</text:p>
          </table:table-cell>
          <table:table-cell table:style-name="ce55" table:formula="of:=[.P37]" office:value-type="float" office:value="830.368141321058" calcext:value-type="float">
            <text:p>830.36814</text:p>
          </table:table-cell>
          <table:table-cell table:style-name="ce60" table:formula="of:=[.H37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7]" office:value-type="percentage" office:value="0.01" calcext:value-type="percentage">
            <text:p>1.00000%</text:p>
          </table:table-cell>
          <table:table-cell table:style-name="ce60" table:formula="of:=[.I38]*[.H38]+[.J38]" office:value-type="percentage" office:value="0.02" calcext:value-type="percentage">
            <text:p>2.00000%</text:p>
          </table:table-cell>
          <table:table-cell table:style-name="ce55" table:formula="of:=[.G38]*CALC_ANNUITY_PAYMENT([.K38];[.E38];1/[.F38])" office:value-type="float" office:value="61.1567181252904" calcext:value-type="float">
            <text:p>61.15672</text:p>
          </table:table-cell>
          <table:table-cell table:style-name="ce55" table:formula="of:=[.G38]*[.K38]*[.F38]" office:value-type="float" office:value="16.6073628264212" calcext:value-type="float">
            <text:p>16.60736</text:p>
          </table:table-cell>
          <table:table-cell table:style-name="ce55" table:formula="of:=[.G38]*[.H38]*[.F38]" office:value-type="float" office:value="8.30368141321058" calcext:value-type="float">
            <text:p>8.30368</text:p>
          </table:table-cell>
          <table:table-cell table:style-name="ce55" table:formula="of:=[.L38]-[.M38]" office:value-type="float" office:value="44.5493552988692" calcext:value-type="float">
            <text:p>44.54936</text:p>
          </table:table-cell>
          <table:table-cell table:style-name="ce55" table:formula="of:=[.G38]-[.O38]" office:value-type="float" office:value="785.818786022189" calcext:value-type="float">
            <text:p>785.8187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8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55" table:formula="of:=[.M38]+[.O38]" office:value-type="float" office:value="61.1567181252904" calcext:value-type="float">
            <text:p>61.15672</text:p>
          </table:table-cell>
          <table:table-cell table:style-name="ce55" table:formula="of:=[.N38]+[.O38]" office:value-type="float" office:value="52.8530367120798" calcext:value-type="float">
            <text:p>52.8530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8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64" table:formula="of:=[.S38]*[.V38]" office:value-type="float" office:value="61.1517982562466" calcext:value-type="float">
            <text:p>61.15180</text:p>
          </table:table-cell>
          <table:table-cell table:style-name="ce64" table:formula="of:=[.T38]*[.V38]" office:value-type="float" office:value="52.8487848485534" calcext:value-type="float">
            <text:p>52.84878</text:p>
          </table:table-cell>
          <table:table-cell table:number-columns-repeated="1000"/>
        </table:table-row>
        <table:table-row table:style-name="ro1">
          <table:table-cell table:style-name="ce109" table:formula="of:=[.A38]" office:value-type="date" office:date-value="2021-12-03" calcext:value-type="date">
            <text:p>2021-12-03</text:p>
          </table:table-cell>
          <table:table-cell table:style-name="ce109" table:formula="of:=[.C38]" office:value-type="date" office:date-value="2026-06-30" calcext:value-type="date">
            <text:p>2026-06-30</text:p>
          </table:table-cell>
          <table:table-cell table:style-name="ce109" table:formula="of:=DATE(YEAR([.B39])+1;MONTH([.B39]); DAY([.B39]))" office:value-type="date" office:date-value="2027-06-30" calcext:value-type="date">
            <text:p>2027-06-30</text:p>
          </table:table-cell>
          <table:table-cell table:style-name="ce113" table:formula="of:=[.C39]-[.A39]" office:value-type="float" office:value="2035" calcext:value-type="float">
            <text:p>2,035</text:p>
          </table:table-cell>
          <table:table-cell table:style-name="ce113" table:formula="of:=[.E38]-1" office:value-type="float" office:value="15" calcext:value-type="float">
            <text:p>15</text:p>
          </table:table-cell>
          <table:table-cell table:style-name="ce115" table:formula="of:=[.F38]" office:value-type="float" office:value="1" calcext:value-type="float">
            <text:p>1.00000</text:p>
          </table:table-cell>
          <table:table-cell table:style-name="ce115" table:formula="of:=[.P38]" office:value-type="float" office:value="785.818786022189" calcext:value-type="float">
            <text:p>785.81879</text:p>
          </table:table-cell>
          <table:table-cell table:style-name="ce119" table:formula="of:=[.H16]" office:value-type="percentage" office:value="0.0096888993" calcext:value-type="percentage">
            <text:p>0.96889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38]" office:value-type="percentage" office:value="0.01" calcext:value-type="percentage">
            <text:p>1.00000%</text:p>
          </table:table-cell>
          <table:table-cell table:style-name="ce119" table:formula="of:=[.I39]*[.H39]+[.J39]" office:value-type="percentage" office:value="0.0196888993" calcext:value-type="percentage">
            <text:p>1.96889%</text:p>
          </table:table-cell>
          <table:table-cell table:style-name="ce115" table:formula="of:=[.G39]*CALC_ANNUITY_PAYMENT([.K39];[.E39];1/[.F39])" office:value-type="float" office:value="61.0144713310944" calcext:value-type="float">
            <text:p>61.01447</text:p>
          </table:table-cell>
          <table:table-cell table:style-name="ce115" table:formula="of:=[.G39]*[.K39]*[.F39]" office:value-type="float" office:value="15.4719069460391" calcext:value-type="float">
            <text:p>15.47191</text:p>
          </table:table-cell>
          <table:table-cell table:style-name="ce115" table:formula="of:=[.G39]*[.H39]*[.F39]" office:value-type="float" office:value="7.61371908581723" calcext:value-type="float">
            <text:p>7.61372</text:p>
          </table:table-cell>
          <table:table-cell table:style-name="ce115" table:formula="of:=[.L39]-[.M39]" office:value-type="float" office:value="45.5425643850553" calcext:value-type="float">
            <text:p>45.54256</text:p>
          </table:table-cell>
          <table:table-cell table:style-name="ce115" table:formula="of:=[.G39]-[.O39]" office:value-type="float" office:value="740.276221637133" calcext:value-type="float">
            <text:p>740.2762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9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115" table:formula="of:=[.M39]+[.O39]" office:value-type="float" office:value="61.0144713310944" calcext:value-type="float">
            <text:p>61.01447</text:p>
          </table:table-cell>
          <table:table-cell table:style-name="ce115" table:formula="of:=[.N39]+[.O39]" office:value-type="float" office:value="53.1562834708726" calcext:value-type="float">
            <text:p>53.1562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9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122" table:formula="of:=[.S39]*[.V39]" office:value-type="float" office:value="60.6937256112465" calcext:value-type="float">
            <text:p>60.69373</text:p>
          </table:table-cell>
          <table:table-cell table:style-name="ce122" table:formula="of:=[.T39]*[.V39]" office:value-type="float" office:value="52.8768472972182" calcext:value-type="float">
            <text:p>52.87685</text:p>
          </table:table-cell>
          <table:table-cell table:number-columns-repeated="1000"/>
        </table:table-row>
        <table:table-row table:style-name="ro1">
          <table:table-cell table:style-name="ce109" table:formula="of:=[.A39]" office:value-type="date" office:date-value="2021-12-03" calcext:value-type="date">
            <text:p>2021-12-03</text:p>
          </table:table-cell>
          <table:table-cell table:style-name="ce109" table:formula="of:=[.C39]" office:value-type="date" office:date-value="2027-06-30" calcext:value-type="date">
            <text:p>2027-06-30</text:p>
          </table:table-cell>
          <table:table-cell table:style-name="ce109" table:formula="of:=DATE(YEAR([.B40])+1;MONTH([.B40]); DAY([.B40]))" office:value-type="date" office:date-value="2028-06-30" calcext:value-type="date">
            <text:p>2028-06-30</text:p>
          </table:table-cell>
          <table:table-cell table:style-name="ce113" table:formula="of:=[.C40]-[.A40]" office:value-type="float" office:value="2401" calcext:value-type="float">
            <text:p>2,401</text:p>
          </table:table-cell>
          <table:table-cell table:style-name="ce113" table:formula="of:=[.E39]-1" office:value-type="float" office:value="14" calcext:value-type="float">
            <text:p>14</text:p>
          </table:table-cell>
          <table:table-cell table:style-name="ce115" table:formula="of:=[.F39]" office:value-type="float" office:value="1" calcext:value-type="float">
            <text:p>1.00000</text:p>
          </table:table-cell>
          <table:table-cell table:style-name="ce115" table:formula="of:=[.P39]" office:value-type="float" office:value="740.276221637133" calcext:value-type="float">
            <text:p>740.27622</text:p>
          </table:table-cell>
          <table:table-cell table:style-name="ce119" table:formula="of:=[.H39]" office:value-type="percentage" office:value="0.0096888993" calcext:value-type="percentage">
            <text:p>0.96889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39]" office:value-type="percentage" office:value="0.01" calcext:value-type="percentage">
            <text:p>1.00000%</text:p>
          </table:table-cell>
          <table:table-cell table:style-name="ce119" table:formula="of:=[.I40]*[.H40]+[.J40]" office:value-type="percentage" office:value="0.0196888993" calcext:value-type="percentage">
            <text:p>1.96889%</text:p>
          </table:table-cell>
          <table:table-cell table:style-name="ce115" table:formula="of:=[.G40]*CALC_ANNUITY_PAYMENT([.K40];[.E40];1/[.F40])" office:value-type="float" office:value="61.0144713310944" calcext:value-type="float">
            <text:p>61.01447</text:p>
          </table:table-cell>
          <table:table-cell table:style-name="ce115" table:formula="of:=[.G40]*[.K40]*[.F40]" office:value-type="float" office:value="14.575223981998" calcext:value-type="float">
            <text:p>14.57522</text:p>
          </table:table-cell>
          <table:table-cell table:style-name="ce115" table:formula="of:=[.G40]*[.H40]*[.F40]" office:value-type="float" office:value="7.17246176562667" calcext:value-type="float">
            <text:p>7.17246</text:p>
          </table:table-cell>
          <table:table-cell table:style-name="ce115" table:formula="of:=[.L40]-[.M40]" office:value-type="float" office:value="46.4392473490964" calcext:value-type="float">
            <text:p>46.43925</text:p>
          </table:table-cell>
          <table:table-cell table:style-name="ce115" table:formula="of:=[.G40]-[.O40]" office:value-type="float" office:value="693.836974288037" calcext:value-type="float">
            <text:p>693.83697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0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115" table:formula="of:=[.M40]+[.O40]" office:value-type="float" office:value="61.0144713310944" calcext:value-type="float">
            <text:p>61.01447</text:p>
          </table:table-cell>
          <table:table-cell table:style-name="ce115" table:formula="of:=[.N40]+[.O40]" office:value-type="float" office:value="53.6117091147231" calcext:value-type="float">
            <text:p>53.6117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0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122" table:formula="of:=[.S40]*[.V40]" office:value-type="float" office:value="60.2184701894417" calcext:value-type="float">
            <text:p>60.21847</text:p>
          </table:table-cell>
          <table:table-cell table:style-name="ce122" table:formula="of:=[.T40]*[.V40]" office:value-type="float" office:value="52.9122851792161" calcext:value-type="float">
            <text:p>52.91229</text:p>
          </table:table-cell>
          <table:table-cell table:number-columns-repeated="1000"/>
        </table:table-row>
        <table:table-row table:style-name="ro1">
          <table:table-cell table:style-name="ce109" table:formula="of:=[.A40]" office:value-type="date" office:date-value="2021-12-03" calcext:value-type="date">
            <text:p>2021-12-03</text:p>
          </table:table-cell>
          <table:table-cell table:style-name="ce109" table:formula="of:=[.C40]" office:value-type="date" office:date-value="2028-06-30" calcext:value-type="date">
            <text:p>2028-06-30</text:p>
          </table:table-cell>
          <table:table-cell table:style-name="ce109" table:formula="of:=DATE(YEAR([.B41])+1;MONTH([.B41]); DAY([.B41]))" office:value-type="date" office:date-value="2029-06-30" calcext:value-type="date">
            <text:p>2029-06-30</text:p>
          </table:table-cell>
          <table:table-cell table:style-name="ce113" table:formula="of:=[.C41]-[.A41]" office:value-type="float" office:value="2766" calcext:value-type="float">
            <text:p>2,766</text:p>
          </table:table-cell>
          <table:table-cell table:style-name="ce113" table:formula="of:=[.E40]-1" office:value-type="float" office:value="13" calcext:value-type="float">
            <text:p>13</text:p>
          </table:table-cell>
          <table:table-cell table:style-name="ce115" table:formula="of:=[.F40]" office:value-type="float" office:value="1" calcext:value-type="float">
            <text:p>1.00000</text:p>
          </table:table-cell>
          <table:table-cell table:style-name="ce115" table:formula="of:=[.P40]" office:value-type="float" office:value="693.836974288037" calcext:value-type="float">
            <text:p>693.83697</text:p>
          </table:table-cell>
          <table:table-cell table:style-name="ce119" table:formula="of:=[.H40]" office:value-type="percentage" office:value="0.0096888993" calcext:value-type="percentage">
            <text:p>0.96889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0]" office:value-type="percentage" office:value="0.01" calcext:value-type="percentage">
            <text:p>1.00000%</text:p>
          </table:table-cell>
          <table:table-cell table:style-name="ce119" table:formula="of:=[.I41]*[.H41]+[.J41]" office:value-type="percentage" office:value="0.0196888993" calcext:value-type="percentage">
            <text:p>1.96889%</text:p>
          </table:table-cell>
          <table:table-cell table:style-name="ce115" table:formula="of:=[.G41]*CALC_ANNUITY_PAYMENT([.K41];[.E41];1/[.F41])" office:value-type="float" office:value="61.0144713310944" calcext:value-type="float">
            <text:p>61.01447</text:p>
          </table:table-cell>
          <table:table-cell table:style-name="ce115" table:formula="of:=[.G41]*[.K41]*[.F41]" office:value-type="float" office:value="13.6608863173739" calcext:value-type="float">
            <text:p>13.66089</text:p>
          </table:table-cell>
          <table:table-cell table:style-name="ce115" table:formula="of:=[.G41]*[.H41]*[.F41]" office:value-type="float" office:value="6.72251657449348" calcext:value-type="float">
            <text:p>6.72252</text:p>
          </table:table-cell>
          <table:table-cell table:style-name="ce115" table:formula="of:=[.L41]-[.M41]" office:value-type="float" office:value="47.3535850137206" calcext:value-type="float">
            <text:p>47.35359</text:p>
          </table:table-cell>
          <table:table-cell table:style-name="ce115" table:formula="of:=[.G41]-[.O41]" office:value-type="float" office:value="646.483389274316" calcext:value-type="float">
            <text:p>646.4833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1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115" table:formula="of:=[.M41]+[.O41]" office:value-type="float" office:value="61.0144713310944" calcext:value-type="float">
            <text:p>61.01447</text:p>
          </table:table-cell>
          <table:table-cell table:style-name="ce115" table:formula="of:=[.N41]+[.O41]" office:value-type="float" office:value="54.0761015882141" calcext:value-type="float">
            <text:p>54.0761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1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122" table:formula="of:=[.S41]*[.V41]" office:value-type="float" office:value="59.5968628091506" calcext:value-type="float">
            <text:p>59.59686</text:p>
          </table:table-cell>
          <table:table-cell table:style-name="ce122" table:formula="of:=[.T41]*[.V41]" office:value-type="float" office:value="52.8196989549934" calcext:value-type="float">
            <text:p>52.81970</text:p>
          </table:table-cell>
          <table:table-cell table:number-columns-repeated="1000"/>
        </table:table-row>
        <table:table-row table:style-name="ro1">
          <table:table-cell table:style-name="ce109" table:formula="of:=[.A41]" office:value-type="date" office:date-value="2021-12-03" calcext:value-type="date">
            <text:p>2021-12-03</text:p>
          </table:table-cell>
          <table:table-cell table:style-name="ce109" table:formula="of:=[.C41]" office:value-type="date" office:date-value="2029-06-30" calcext:value-type="date">
            <text:p>2029-06-30</text:p>
          </table:table-cell>
          <table:table-cell table:style-name="ce109" table:formula="of:=DATE(YEAR([.B42])+1;MONTH([.B42]); DAY([.B42]))" office:value-type="date" office:date-value="2030-06-30" calcext:value-type="date">
            <text:p>2030-06-30</text:p>
          </table:table-cell>
          <table:table-cell table:style-name="ce113" table:formula="of:=[.C42]-[.A42]" office:value-type="float" office:value="3131" calcext:value-type="float">
            <text:p>3,131</text:p>
          </table:table-cell>
          <table:table-cell table:style-name="ce113" table:formula="of:=[.E41]-1" office:value-type="float" office:value="12" calcext:value-type="float">
            <text:p>12</text:p>
          </table:table-cell>
          <table:table-cell table:style-name="ce115" table:formula="of:=[.F41]" office:value-type="float" office:value="1" calcext:value-type="float">
            <text:p>1.00000</text:p>
          </table:table-cell>
          <table:table-cell table:style-name="ce115" table:formula="of:=[.P41]" office:value-type="float" office:value="646.483389274316" calcext:value-type="float">
            <text:p>646.48339</text:p>
          </table:table-cell>
          <table:table-cell table:style-name="ce119" table:formula="of:=[.H41]" office:value-type="percentage" office:value="0.0096888993" calcext:value-type="percentage">
            <text:p>0.96889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1]" office:value-type="percentage" office:value="0.01" calcext:value-type="percentage">
            <text:p>1.00000%</text:p>
          </table:table-cell>
          <table:table-cell table:style-name="ce119" table:formula="of:=[.I42]*[.H42]+[.J42]" office:value-type="percentage" office:value="0.0196888993" calcext:value-type="percentage">
            <text:p>1.96889%</text:p>
          </table:table-cell>
          <table:table-cell table:style-name="ce115" table:formula="of:=[.G42]*CALC_ANNUITY_PAYMENT([.K42];[.E42];1/[.F42])" office:value-type="float" office:value="61.0144713310944" calcext:value-type="float">
            <text:p>61.01447</text:p>
          </table:table-cell>
          <table:table-cell table:style-name="ce115" table:formula="of:=[.G42]*[.K42]*[.F42]" office:value-type="float" office:value="12.7285463505447" calcext:value-type="float">
            <text:p>12.72855</text:p>
          </table:table-cell>
          <table:table-cell table:style-name="ce115" table:formula="of:=[.G42]*[.H42]*[.F42]" office:value-type="float" office:value="6.26371245780155" calcext:value-type="float">
            <text:p>6.26371</text:p>
          </table:table-cell>
          <table:table-cell table:style-name="ce115" table:formula="of:=[.L42]-[.M42]" office:value-type="float" office:value="48.2859249805497" calcext:value-type="float">
            <text:p>48.28592</text:p>
          </table:table-cell>
          <table:table-cell table:style-name="ce115" table:formula="of:=[.G42]-[.O42]" office:value-type="float" office:value="598.197464293767" calcext:value-type="float">
            <text:p>598.1974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2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115" table:formula="of:=[.M42]+[.O42]" office:value-type="float" office:value="61.0144713310944" calcext:value-type="float">
            <text:p>61.01447</text:p>
          </table:table-cell>
          <table:table-cell table:style-name="ce115" table:formula="of:=[.N42]+[.O42]" office:value-type="float" office:value="54.5496374383513" calcext:value-type="float">
            <text:p>54.5496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2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122" table:formula="of:=[.S42]*[.V42]" office:value-type="float" office:value="58.8514547575114" calcext:value-type="float">
            <text:p>58.85145</text:p>
          </table:table-cell>
          <table:table-cell table:style-name="ce122" table:formula="of:=[.T42]*[.V42]" office:value-type="float" office:value="52.6158049017746" calcext:value-type="float">
            <text:p>52.61580</text:p>
          </table:table-cell>
          <table:table-cell table:number-columns-repeated="1000"/>
        </table:table-row>
        <table:table-row table:style-name="ro1">
          <table:table-cell table:style-name="ce109" table:formula="of:=[.A42]" office:value-type="date" office:date-value="2021-12-03" calcext:value-type="date">
            <text:p>2021-12-03</text:p>
          </table:table-cell>
          <table:table-cell table:style-name="ce109" table:formula="of:=[.C42]" office:value-type="date" office:date-value="2030-06-30" calcext:value-type="date">
            <text:p>2030-06-30</text:p>
          </table:table-cell>
          <table:table-cell table:style-name="ce109" table:formula="of:=DATE(YEAR([.B43])+1;MONTH([.B43]); DAY([.B43]))" office:value-type="date" office:date-value="2031-06-30" calcext:value-type="date">
            <text:p>2031-06-30</text:p>
          </table:table-cell>
          <table:table-cell table:style-name="ce113" table:formula="of:=[.C43]-[.A43]" office:value-type="float" office:value="3496" calcext:value-type="float">
            <text:p>3,496</text:p>
          </table:table-cell>
          <table:table-cell table:style-name="ce113" table:formula="of:=[.E42]-1" office:value-type="float" office:value="11" calcext:value-type="float">
            <text:p>11</text:p>
          </table:table-cell>
          <table:table-cell table:style-name="ce115" table:formula="of:=[.F42]" office:value-type="float" office:value="1" calcext:value-type="float">
            <text:p>1.00000</text:p>
          </table:table-cell>
          <table:table-cell table:style-name="ce115" table:formula="of:=[.P42]" office:value-type="float" office:value="598.197464293767" calcext:value-type="float">
            <text:p>598.19746</text:p>
          </table:table-cell>
          <table:table-cell table:style-name="ce119" table:formula="of:=[.H42]" office:value-type="percentage" office:value="0.0096888993" calcext:value-type="percentage">
            <text:p>0.96889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2]" office:value-type="percentage" office:value="0.01" calcext:value-type="percentage">
            <text:p>1.00000%</text:p>
          </table:table-cell>
          <table:table-cell table:style-name="ce119" table:formula="of:=[.I43]*[.H43]+[.J43]" office:value-type="percentage" office:value="0.0196888993" calcext:value-type="percentage">
            <text:p>1.96889%</text:p>
          </table:table-cell>
          <table:table-cell table:style-name="ce115" table:formula="of:=[.G43]*CALC_ANNUITY_PAYMENT([.K43];[.E43];1/[.F43])" office:value-type="float" office:value="61.0144713310944" calcext:value-type="float">
            <text:p>61.01447</text:p>
          </table:table-cell>
          <table:table-cell table:style-name="ce115" table:formula="of:=[.G43]*[.K43]*[.F43]" office:value-type="float" office:value="11.7778496359953" calcext:value-type="float">
            <text:p>11.77785</text:p>
          </table:table-cell>
          <table:table-cell table:style-name="ce115" table:formula="of:=[.G43]*[.H43]*[.F43]" office:value-type="float" office:value="5.79587499305765" calcext:value-type="float">
            <text:p>5.79587</text:p>
          </table:table-cell>
          <table:table-cell table:style-name="ce115" table:formula="of:=[.L43]-[.M43]" office:value-type="float" office:value="49.2366216950991" calcext:value-type="float">
            <text:p>49.23662</text:p>
          </table:table-cell>
          <table:table-cell table:style-name="ce115" table:formula="of:=[.G43]-[.O43]" office:value-type="float" office:value="548.960842598668" calcext:value-type="float">
            <text:p>548.9608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3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115" table:formula="of:=[.M43]+[.O43]" office:value-type="float" office:value="61.0144713310944" calcext:value-type="float">
            <text:p>61.01447</text:p>
          </table:table-cell>
          <table:table-cell table:style-name="ce115" table:formula="of:=[.N43]+[.O43]" office:value-type="float" office:value="55.0324966881568" calcext:value-type="float">
            <text:p>55.0325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3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122" table:formula="of:=[.S43]*[.V43]" office:value-type="float" office:value="58.0311166900721" calcext:value-type="float">
            <text:p>58.03112</text:p>
          </table:table-cell>
          <table:table-cell table:style-name="ce122" table:formula="of:=[.T43]*[.V43]" office:value-type="float" office:value="52.3416358018806" calcext:value-type="float">
            <text:p>52.34164</text:p>
          </table:table-cell>
          <table:table-cell table:number-columns-repeated="1000"/>
        </table:table-row>
        <table:table-row table:style-name="ro1">
          <table:table-cell table:style-name="ce51" table:formula="of:=[.A43]" office:value-type="date" office:date-value="2021-12-03" calcext:value-type="date">
            <text:p>2021-12-03</text:p>
          </table:table-cell>
          <table:table-cell table:style-name="ce51" table:formula="of:=[.C43]" office:value-type="date" office:date-value="2031-06-30" calcext:value-type="date">
            <text:p>2031-06-30</text:p>
          </table:table-cell>
          <table:table-cell table:style-name="ce51" table:formula="of:=DATE(YEAR([.B44])+1;MONTH([.B44]); DAY([.B44]))" office:value-type="date" office:date-value="2032-06-30" calcext:value-type="date">
            <text:p>2032-06-30</text:p>
          </table:table-cell>
          <table:table-cell table:style-name="ce53" table:formula="of:=[.C44]-[.A44]" office:value-type="float" office:value="3862" calcext:value-type="float">
            <text:p>3,862</text:p>
          </table:table-cell>
          <table:table-cell table:style-name="ce53" table:formula="of:=[.E43]-1" office:value-type="float" office:value="10" calcext:value-type="float">
            <text:p>10</text:p>
          </table:table-cell>
          <table:table-cell table:style-name="ce55" table:formula="of:=[.F43]" office:value-type="float" office:value="1" calcext:value-type="float">
            <text:p>1.00000</text:p>
          </table:table-cell>
          <table:table-cell table:style-name="ce55" table:formula="of:=[.P43]" office:value-type="float" office:value="548.960842598668" calcext:value-type="float">
            <text:p>548.96084</text:p>
          </table:table-cell>
          <table:table-cell table:style-name="ce60" table:formula="of:=[.H21]" office:value-type="percentage" office:value="0.0158825362482261" calcext:value-type="percentage">
            <text:p>1.58825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3]" office:value-type="percentage" office:value="0.01" calcext:value-type="percentage">
            <text:p>1.00000%</text:p>
          </table:table-cell>
          <table:table-cell table:style-name="ce60" table:formula="of:=[.I44]*[.H44]+[.J44]" office:value-type="percentage" office:value="0.0258825362482261" calcext:value-type="percentage">
            <text:p>2.58825%</text:p>
          </table:table-cell>
          <table:table-cell table:style-name="ce55" table:formula="of:=[.G44]*CALC_ANNUITY_PAYMENT([.K44];[.E44];1/[.F44])" office:value-type="float" office:value="63.0099654606411" calcext:value-type="float">
            <text:p>63.00997</text:p>
          </table:table-cell>
          <table:table-cell table:style-name="ce55" table:formula="of:=[.G44]*[.K44]*[.F44]" office:value-type="float" office:value="14.2084989074168" calcext:value-type="float">
            <text:p>14.20850</text:p>
          </table:table-cell>
          <table:table-cell table:style-name="ce55" table:formula="of:=[.G44]*[.H44]*[.F44]" office:value-type="float" office:value="8.71889048143008" calcext:value-type="float">
            <text:p>8.71889</text:p>
          </table:table-cell>
          <table:table-cell table:style-name="ce55" table:formula="of:=[.L44]-[.M44]" office:value-type="float" office:value="48.8014665532243" calcext:value-type="float">
            <text:p>48.80147</text:p>
          </table:table-cell>
          <table:table-cell table:style-name="ce55" table:formula="of:=[.G44]-[.O44]" office:value-type="float" office:value="500.159376045443" calcext:value-type="float">
            <text:p>500.1593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4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55" table:formula="of:=[.M44]+[.O44]" office:value-type="float" office:value="63.0099654606411" calcext:value-type="float">
            <text:p>63.00997</text:p>
          </table:table-cell>
          <table:table-cell table:style-name="ce55" table:formula="of:=[.N44]+[.O44]" office:value-type="float" office:value="57.5203570346544" calcext:value-type="float">
            <text:p>57.52036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4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64" table:formula="of:=[.S44]*[.V44]" office:value-type="float" office:value="59.0442193784738" calcext:value-type="float">
            <text:p>59.04422</text:p>
          </table:table-cell>
          <table:table-cell table:style-name="ce64" table:formula="of:=[.T44]*[.V44]" office:value-type="float" office:value="53.9001180948706" calcext:value-type="float">
            <text:p>53.90012</text:p>
          </table:table-cell>
          <table:table-cell table:number-columns-repeated="1000"/>
        </table:table-row>
        <table:table-row table:style-name="ro1">
          <table:table-cell table:style-name="ce51" table:formula="of:=[.A44]" office:value-type="date" office:date-value="2021-12-03" calcext:value-type="date">
            <text:p>2021-12-03</text:p>
          </table:table-cell>
          <table:table-cell table:style-name="ce51" table:formula="of:=[.C44]" office:value-type="date" office:date-value="2032-06-30" calcext:value-type="date">
            <text:p>2032-06-30</text:p>
          </table:table-cell>
          <table:table-cell table:style-name="ce51" table:formula="of:=DATE(YEAR([.B45])+1;MONTH([.B45]); DAY([.B45]))" office:value-type="date" office:date-value="2033-06-30" calcext:value-type="date">
            <text:p>2033-06-30</text:p>
          </table:table-cell>
          <table:table-cell table:style-name="ce53" table:formula="of:=[.C45]-[.A45]" office:value-type="float" office:value="4227" calcext:value-type="float">
            <text:p>4,227</text:p>
          </table:table-cell>
          <table:table-cell table:style-name="ce53" table:formula="of:=[.E44]-1" office:value-type="float" office:value="9" calcext:value-type="float">
            <text:p>9</text:p>
          </table:table-cell>
          <table:table-cell table:style-name="ce55" table:formula="of:=[.F44]" office:value-type="float" office:value="1" calcext:value-type="float">
            <text:p>1.00000</text:p>
          </table:table-cell>
          <table:table-cell table:style-name="ce55" table:formula="of:=[.P44]" office:value-type="float" office:value="500.159376045443" calcext:value-type="float">
            <text:p>500.15938</text:p>
          </table:table-cell>
          <table:table-cell table:style-name="ce60" table:formula="of:=[.H44]" office:value-type="percentage" office:value="0.0158825362482261" calcext:value-type="percentage">
            <text:p>1.58825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4]" office:value-type="percentage" office:value="0.01" calcext:value-type="percentage">
            <text:p>1.00000%</text:p>
          </table:table-cell>
          <table:table-cell table:style-name="ce60" table:formula="of:=[.I45]*[.H45]+[.J45]" office:value-type="percentage" office:value="0.0258825362482261" calcext:value-type="percentage">
            <text:p>2.58825%</text:p>
          </table:table-cell>
          <table:table-cell table:style-name="ce55" table:formula="of:=[.G45]*CALC_ANNUITY_PAYMENT([.K45];[.E45];1/[.F45])" office:value-type="float" office:value="63.0099654606411" calcext:value-type="float">
            <text:p>63.00997</text:p>
          </table:table-cell>
          <table:table-cell table:style-name="ce55" table:formula="of:=[.G45]*[.K45]*[.F45]" office:value-type="float" office:value="12.9453931803863" calcext:value-type="float">
            <text:p>12.94539</text:p>
          </table:table-cell>
          <table:table-cell table:style-name="ce55" table:formula="of:=[.G45]*[.H45]*[.F45]" office:value-type="float" office:value="7.9437994199319" calcext:value-type="float">
            <text:p>7.94380</text:p>
          </table:table-cell>
          <table:table-cell table:style-name="ce55" table:formula="of:=[.L45]-[.M45]" office:value-type="float" office:value="50.0645722802548" calcext:value-type="float">
            <text:p>50.06457</text:p>
          </table:table-cell>
          <table:table-cell table:style-name="ce55" table:formula="of:=[.G45]-[.O45]" office:value-type="float" office:value="450.094803765189" calcext:value-type="float">
            <text:p>450.0948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5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55" table:formula="of:=[.M45]+[.O45]" office:value-type="float" office:value="63.0099654606411" calcext:value-type="float">
            <text:p>63.00997</text:p>
          </table:table-cell>
          <table:table-cell table:style-name="ce55" table:formula="of:=[.N45]+[.O45]" office:value-type="float" office:value="58.0083717001867" calcext:value-type="float">
            <text:p>58.00837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5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64" table:formula="of:=[.S45]*[.V45]" office:value-type="float" office:value="58.1036882394835" calcext:value-type="float">
            <text:p>58.10369</text:p>
          </table:table-cell>
          <table:table-cell table:style-name="ce64" table:formula="of:=[.T45]*[.V45]" office:value-type="float" office:value="53.4915440741368" calcext:value-type="float">
            <text:p>53.49154</text:p>
          </table:table-cell>
          <table:table-cell table:number-columns-repeated="1000"/>
        </table:table-row>
        <table:table-row table:style-name="ro1">
          <table:table-cell table:style-name="ce51" table:formula="of:=[.A45]" office:value-type="date" office:date-value="2021-12-03" calcext:value-type="date">
            <text:p>2021-12-03</text:p>
          </table:table-cell>
          <table:table-cell table:style-name="ce51" table:formula="of:=[.C45]" office:value-type="date" office:date-value="2033-06-30" calcext:value-type="date">
            <text:p>2033-06-30</text:p>
          </table:table-cell>
          <table:table-cell table:style-name="ce51" table:formula="of:=DATE(YEAR([.B46])+1;MONTH([.B46]); DAY([.B46]))" office:value-type="date" office:date-value="2034-06-30" calcext:value-type="date">
            <text:p>2034-06-30</text:p>
          </table:table-cell>
          <table:table-cell table:style-name="ce53" table:formula="of:=[.C46]-[.A46]" office:value-type="float" office:value="4592" calcext:value-type="float">
            <text:p>4,592</text:p>
          </table:table-cell>
          <table:table-cell table:style-name="ce53" table:formula="of:=[.E45]-1" office:value-type="float" office:value="8" calcext:value-type="float">
            <text:p>8</text:p>
          </table:table-cell>
          <table:table-cell table:style-name="ce55" table:formula="of:=[.F45]" office:value-type="float" office:value="1" calcext:value-type="float">
            <text:p>1.00000</text:p>
          </table:table-cell>
          <table:table-cell table:style-name="ce55" table:formula="of:=[.P45]" office:value-type="float" office:value="450.094803765189" calcext:value-type="float">
            <text:p>450.09480</text:p>
          </table:table-cell>
          <table:table-cell table:style-name="ce60" table:formula="of:=[.H45]" office:value-type="percentage" office:value="0.0158825362482261" calcext:value-type="percentage">
            <text:p>1.58825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5]" office:value-type="percentage" office:value="0.01" calcext:value-type="percentage">
            <text:p>1.00000%</text:p>
          </table:table-cell>
          <table:table-cell table:style-name="ce60" table:formula="of:=[.I46]*[.H46]+[.J46]" office:value-type="percentage" office:value="0.0258825362482261" calcext:value-type="percentage">
            <text:p>2.58825%</text:p>
          </table:table-cell>
          <table:table-cell table:style-name="ce55" table:formula="of:=[.G46]*CALC_ANNUITY_PAYMENT([.K46];[.E46];1/[.F46])" office:value-type="float" office:value="63.0099654606411" calcext:value-type="float">
            <text:p>63.00997</text:p>
          </table:table-cell>
          <table:table-cell table:style-name="ce55" table:formula="of:=[.G46]*[.K46]*[.F46]" office:value-type="float" office:value="11.6495950735907" calcext:value-type="float">
            <text:p>11.64960</text:p>
          </table:table-cell>
          <table:table-cell table:style-name="ce55" table:formula="of:=[.G46]*[.H46]*[.F46]" office:value-type="float" office:value="7.14864703593882" calcext:value-type="float">
            <text:p>7.14865</text:p>
          </table:table-cell>
          <table:table-cell table:style-name="ce55" table:formula="of:=[.L46]-[.M46]" office:value-type="float" office:value="51.3603703870504" calcext:value-type="float">
            <text:p>51.36037</text:p>
          </table:table-cell>
          <table:table-cell table:style-name="ce55" table:formula="of:=[.G46]-[.O46]" office:value-type="float" office:value="398.734433378138" calcext:value-type="float">
            <text:p>398.7344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6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55" table:formula="of:=[.M46]+[.O46]" office:value-type="float" office:value="63.0099654606411" calcext:value-type="float">
            <text:p>63.00997</text:p>
          </table:table-cell>
          <table:table-cell table:style-name="ce55" table:formula="of:=[.N46]+[.O46]" office:value-type="float" office:value="58.5090174229893" calcext:value-type="float">
            <text:p>58.5090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6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64" table:formula="of:=[.S46]*[.V46]" office:value-type="float" office:value="57.1919774793866" calcext:value-type="float">
            <text:p>57.19198</text:p>
          </table:table-cell>
          <table:table-cell table:style-name="ce64" table:formula="of:=[.T46]*[.V46]" office:value-type="float" office:value="53.1066218229695" calcext:value-type="float">
            <text:p>53.10662</text:p>
          </table:table-cell>
          <table:table-cell table:number-columns-repeated="1000"/>
        </table:table-row>
        <table:table-row table:style-name="ro1">
          <table:table-cell table:style-name="ce51" table:formula="of:=[.A46]" office:value-type="date" office:date-value="2021-12-03" calcext:value-type="date">
            <text:p>2021-12-03</text:p>
          </table:table-cell>
          <table:table-cell table:style-name="ce51" table:formula="of:=[.C46]" office:value-type="date" office:date-value="2034-06-30" calcext:value-type="date">
            <text:p>2034-06-30</text:p>
          </table:table-cell>
          <table:table-cell table:style-name="ce51" table:formula="of:=DATE(YEAR([.B47])+1;MONTH([.B47]); DAY([.B47]))" office:value-type="date" office:date-value="2035-06-30" calcext:value-type="date">
            <text:p>2035-06-30</text:p>
          </table:table-cell>
          <table:table-cell table:style-name="ce53" table:formula="of:=[.C47]-[.A47]" office:value-type="float" office:value="4957" calcext:value-type="float">
            <text:p>4,957</text:p>
          </table:table-cell>
          <table:table-cell table:style-name="ce53" table:formula="of:=[.E46]-1" office:value-type="float" office:value="7" calcext:value-type="float">
            <text:p>7</text:p>
          </table:table-cell>
          <table:table-cell table:style-name="ce55" table:formula="of:=[.F46]" office:value-type="float" office:value="1" calcext:value-type="float">
            <text:p>1.00000</text:p>
          </table:table-cell>
          <table:table-cell table:style-name="ce55" table:formula="of:=[.P46]" office:value-type="float" office:value="398.734433378138" calcext:value-type="float">
            <text:p>398.73443</text:p>
          </table:table-cell>
          <table:table-cell table:style-name="ce60" table:formula="of:=[.H46]" office:value-type="percentage" office:value="0.0158825362482261" calcext:value-type="percentage">
            <text:p>1.58825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6]" office:value-type="percentage" office:value="0.01" calcext:value-type="percentage">
            <text:p>1.00000%</text:p>
          </table:table-cell>
          <table:table-cell table:style-name="ce60" table:formula="of:=[.I47]*[.H47]+[.J47]" office:value-type="percentage" office:value="0.0258825362482261" calcext:value-type="percentage">
            <text:p>2.58825%</text:p>
          </table:table-cell>
          <table:table-cell table:style-name="ce55" table:formula="of:=[.G47]*CALC_ANNUITY_PAYMENT([.K47];[.E47];1/[.F47])" office:value-type="float" office:value="63.0099654606411" calcext:value-type="float">
            <text:p>63.00997</text:p>
          </table:table-cell>
          <table:table-cell table:style-name="ce55" table:formula="of:=[.G47]*[.K47]*[.F47]" office:value-type="float" office:value="10.3202584253256" calcext:value-type="float">
            <text:p>10.32026</text:p>
          </table:table-cell>
          <table:table-cell table:style-name="ce55" table:formula="of:=[.G47]*[.H47]*[.F47]" office:value-type="float" office:value="6.33291409154417" calcext:value-type="float">
            <text:p>6.33291</text:p>
          </table:table-cell>
          <table:table-cell table:style-name="ce55" table:formula="of:=[.L47]-[.M47]" office:value-type="float" office:value="52.6897070353156" calcext:value-type="float">
            <text:p>52.68971</text:p>
          </table:table-cell>
          <table:table-cell table:style-name="ce55" table:formula="of:=[.G47]-[.O47]" office:value-type="float" office:value="346.044726342823" calcext:value-type="float">
            <text:p>346.0447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7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55" table:formula="of:=[.M47]+[.O47]" office:value-type="float" office:value="63.0099654606411" calcext:value-type="float">
            <text:p>63.00997</text:p>
          </table:table-cell>
          <table:table-cell table:style-name="ce55" table:formula="of:=[.N47]+[.O47]" office:value-type="float" office:value="59.0226211268597" calcext:value-type="float">
            <text:p>59.0226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7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64" table:formula="of:=[.S47]*[.V47]" office:value-type="float" office:value="56.302943593724" calcext:value-type="float">
            <text:p>56.30294</text:p>
          </table:table-cell>
          <table:table-cell table:style-name="ce64" table:formula="of:=[.T47]*[.V47]" office:value-type="float" office:value="52.7400274506596" calcext:value-type="float">
            <text:p>52.74003</text:p>
          </table:table-cell>
          <table:table-cell table:number-columns-repeated="1000"/>
        </table:table-row>
        <table:table-row table:style-name="ro1">
          <table:table-cell table:style-name="ce51" table:formula="of:=[.A47]" office:value-type="date" office:date-value="2021-12-03" calcext:value-type="date">
            <text:p>2021-12-03</text:p>
          </table:table-cell>
          <table:table-cell table:style-name="ce51" table:formula="of:=[.C47]" office:value-type="date" office:date-value="2035-06-30" calcext:value-type="date">
            <text:p>2035-06-30</text:p>
          </table:table-cell>
          <table:table-cell table:style-name="ce51" table:formula="of:=DATE(YEAR([.B48])+1;MONTH([.B48]); DAY([.B48]))" office:value-type="date" office:date-value="2036-06-30" calcext:value-type="date">
            <text:p>2036-06-30</text:p>
          </table:table-cell>
          <table:table-cell table:style-name="ce53" table:formula="of:=[.C48]-[.A48]" office:value-type="float" office:value="5323" calcext:value-type="float">
            <text:p>5,323</text:p>
          </table:table-cell>
          <table:table-cell table:style-name="ce53" table:formula="of:=[.E47]-1" office:value-type="float" office:value="6" calcext:value-type="float">
            <text:p>6</text:p>
          </table:table-cell>
          <table:table-cell table:style-name="ce55" table:formula="of:=[.F47]" office:value-type="float" office:value="1" calcext:value-type="float">
            <text:p>1.00000</text:p>
          </table:table-cell>
          <table:table-cell table:style-name="ce55" table:formula="of:=[.P47]" office:value-type="float" office:value="346.044726342823" calcext:value-type="float">
            <text:p>346.04473</text:p>
          </table:table-cell>
          <table:table-cell table:style-name="ce60" table:formula="of:=[.H47]" office:value-type="percentage" office:value="0.0158825362482261" calcext:value-type="percentage">
            <text:p>1.58825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7]" office:value-type="percentage" office:value="0.01" calcext:value-type="percentage">
            <text:p>1.00000%</text:p>
          </table:table-cell>
          <table:table-cell table:style-name="ce60" table:formula="of:=[.I48]*[.H48]+[.J48]" office:value-type="percentage" office:value="0.0258825362482261" calcext:value-type="percentage">
            <text:p>2.58825%</text:p>
          </table:table-cell>
          <table:table-cell table:style-name="ce55" table:formula="of:=[.G48]*CALC_ANNUITY_PAYMENT([.K48];[.E48];1/[.F48])" office:value-type="float" office:value="63.0099654606411" calcext:value-type="float">
            <text:p>63.00997</text:p>
          </table:table-cell>
          <table:table-cell table:style-name="ce55" table:formula="of:=[.G48]*[.K48]*[.F48]" office:value-type="float" office:value="8.95651517307558" calcext:value-type="float">
            <text:p>8.95652</text:p>
          </table:table-cell>
          <table:table-cell table:style-name="ce55" table:formula="of:=[.G48]*[.H48]*[.F48]" office:value-type="float" office:value="5.49606790964736" calcext:value-type="float">
            <text:p>5.49607</text:p>
          </table:table-cell>
          <table:table-cell table:style-name="ce55" table:formula="of:=[.L48]-[.M48]" office:value-type="float" office:value="54.0534502875655" calcext:value-type="float">
            <text:p>54.05345</text:p>
          </table:table-cell>
          <table:table-cell table:style-name="ce55" table:formula="of:=[.G48]-[.O48]" office:value-type="float" office:value="291.991276055257" calcext:value-type="float">
            <text:p>291.9912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8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55" table:formula="of:=[.M48]+[.O48]" office:value-type="float" office:value="63.0099654606411" calcext:value-type="float">
            <text:p>63.00997</text:p>
          </table:table-cell>
          <table:table-cell table:style-name="ce55" table:formula="of:=[.N48]+[.O48]" office:value-type="float" office:value="59.5495181972129" calcext:value-type="float">
            <text:p>59.5495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8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64" table:formula="of:=[.S48]*[.V48]" office:value-type="float" office:value="55.362402155216" calcext:value-type="float">
            <text:p>55.36240</text:p>
          </table:table-cell>
          <table:table-cell table:style-name="ce64" table:formula="of:=[.T48]*[.V48]" office:value-type="float" office:value="52.3219517814652" calcext:value-type="float">
            <text:p>52.32195</text:p>
          </table:table-cell>
          <table:table-cell table:number-columns-repeated="1000"/>
        </table:table-row>
        <table:table-row table:style-name="ro1">
          <table:table-cell table:style-name="ce109" table:formula="of:=[.A48]" office:value-type="date" office:date-value="2021-12-03" calcext:value-type="date">
            <text:p>2021-12-03</text:p>
          </table:table-cell>
          <table:table-cell table:style-name="ce109" table:formula="of:=[.C48]" office:value-type="date" office:date-value="2036-06-30" calcext:value-type="date">
            <text:p>2036-06-30</text:p>
          </table:table-cell>
          <table:table-cell table:style-name="ce109" table:formula="of:=DATE(YEAR([.B49])+1;MONTH([.B49]); DAY([.B49]))" office:value-type="date" office:date-value="2037-06-30" calcext:value-type="date">
            <text:p>2037-06-30</text:p>
          </table:table-cell>
          <table:table-cell table:style-name="ce113" table:formula="of:=[.C49]-[.A49]" office:value-type="float" office:value="5688" calcext:value-type="float">
            <text:p>5,688</text:p>
          </table:table-cell>
          <table:table-cell table:style-name="ce113" table:formula="of:=[.E48]-1" office:value-type="float" office:value="5" calcext:value-type="float">
            <text:p>5</text:p>
          </table:table-cell>
          <table:table-cell table:style-name="ce115" table:formula="of:=[.F48]" office:value-type="float" office:value="1" calcext:value-type="float">
            <text:p>1.00000</text:p>
          </table:table-cell>
          <table:table-cell table:style-name="ce115" table:formula="of:=[.P48]" office:value-type="float" office:value="291.991276055257" calcext:value-type="float">
            <text:p>291.99128</text:p>
          </table:table-cell>
          <table:table-cell table:style-name="ce119" table:formula="of:=[.H26]" office:value-type="percentage" office:value="0.0146743624395803" calcext:value-type="percentage">
            <text:p>1.4674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8]" office:value-type="percentage" office:value="0.01" calcext:value-type="percentage">
            <text:p>1.00000%</text:p>
          </table:table-cell>
          <table:table-cell table:style-name="ce119" table:formula="of:=[.I49]*[.H49]+[.J49]" office:value-type="percentage" office:value="0.0246743624395803" calcext:value-type="percentage">
            <text:p>2.46744%</text:p>
          </table:table-cell>
          <table:table-cell table:style-name="ce115" table:formula="of:=[.G49]*CALC_ANNUITY_PAYMENT([.K49];[.E49];1/[.F49])" office:value-type="float" office:value="62.7913017045694" calcext:value-type="float">
            <text:p>62.79130</text:p>
          </table:table-cell>
          <table:table-cell table:style-name="ce115" table:formula="of:=[.G49]*[.K49]*[.F49]" office:value-type="float" office:value="7.20469857458296" calcext:value-type="float">
            <text:p>7.20470</text:p>
          </table:table-cell>
          <table:table-cell table:style-name="ce115" table:formula="of:=[.G49]*[.H49]*[.F49]" office:value-type="float" office:value="4.28478581403039" calcext:value-type="float">
            <text:p>4.28479</text:p>
          </table:table-cell>
          <table:table-cell table:style-name="ce115" table:formula="of:=[.L49]-[.M49]" office:value-type="float" office:value="55.5866031299864" calcext:value-type="float">
            <text:p>55.58660</text:p>
          </table:table-cell>
          <table:table-cell table:style-name="ce115" table:formula="of:=[.G49]-[.O49]" office:value-type="float" office:value="236.404672925271" calcext:value-type="float">
            <text:p>236.40467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9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15" table:formula="of:=[.M49]+[.O49]" office:value-type="float" office:value="62.7913017045694" calcext:value-type="float">
            <text:p>62.79130</text:p>
          </table:table-cell>
          <table:table-cell table:style-name="ce115" table:formula="of:=[.N49]+[.O49]" office:value-type="float" office:value="59.8713889440168" calcext:value-type="float">
            <text:p>59.8713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9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22" table:formula="of:=[.S49]*[.V49]" office:value-type="float" office:value="54.3407614647232" calcext:value-type="float">
            <text:p>54.34076</text:p>
          </table:table-cell>
          <table:table-cell table:style-name="ce122" table:formula="of:=[.T49]*[.V49]" office:value-type="float" office:value="51.8138146024727" calcext:value-type="float">
            <text:p>51.81381</text:p>
          </table:table-cell>
          <table:table-cell table:number-columns-repeated="1000"/>
        </table:table-row>
        <table:table-row table:style-name="ro1">
          <table:table-cell table:style-name="ce109" table:formula="of:=[.A49]" office:value-type="date" office:date-value="2021-12-03" calcext:value-type="date">
            <text:p>2021-12-03</text:p>
          </table:table-cell>
          <table:table-cell table:style-name="ce109" table:formula="of:=[.C49]" office:value-type="date" office:date-value="2037-06-30" calcext:value-type="date">
            <text:p>2037-06-30</text:p>
          </table:table-cell>
          <table:table-cell table:style-name="ce109" table:formula="of:=DATE(YEAR([.B50])+1;MONTH([.B50]); DAY([.B50]))" office:value-type="date" office:date-value="2038-06-30" calcext:value-type="date">
            <text:p>2038-06-30</text:p>
          </table:table-cell>
          <table:table-cell table:style-name="ce113" table:formula="of:=[.C50]-[.A50]" office:value-type="float" office:value="6053" calcext:value-type="float">
            <text:p>6,053</text:p>
          </table:table-cell>
          <table:table-cell table:style-name="ce113" table:formula="of:=[.E49]-1" office:value-type="float" office:value="4" calcext:value-type="float">
            <text:p>4</text:p>
          </table:table-cell>
          <table:table-cell table:style-name="ce115" table:formula="of:=[.F49]" office:value-type="float" office:value="1" calcext:value-type="float">
            <text:p>1.00000</text:p>
          </table:table-cell>
          <table:table-cell table:style-name="ce115" table:formula="of:=[.P49]" office:value-type="float" office:value="236.404672925271" calcext:value-type="float">
            <text:p>236.40467</text:p>
          </table:table-cell>
          <table:table-cell table:style-name="ce119" table:formula="of:=[.H49]" office:value-type="percentage" office:value="0.0146743624395803" calcext:value-type="percentage">
            <text:p>1.4674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9]" office:value-type="percentage" office:value="0.01" calcext:value-type="percentage">
            <text:p>1.00000%</text:p>
          </table:table-cell>
          <table:table-cell table:style-name="ce119" table:formula="of:=[.I50]*[.H50]+[.J50]" office:value-type="percentage" office:value="0.0246743624395803" calcext:value-type="percentage">
            <text:p>2.46744%</text:p>
          </table:table-cell>
          <table:table-cell table:style-name="ce115" table:formula="of:=[.G50]*CALC_ANNUITY_PAYMENT([.K50];[.E50];1/[.F50])" office:value-type="float" office:value="62.7913017045694" calcext:value-type="float">
            <text:p>62.79130</text:p>
          </table:table-cell>
          <table:table-cell table:style-name="ce115" table:formula="of:=[.G50]*[.K50]*[.F50]" office:value-type="float" office:value="5.83313458216856" calcext:value-type="float">
            <text:p>5.83313</text:p>
          </table:table-cell>
          <table:table-cell table:style-name="ce115" table:formula="of:=[.G50]*[.H50]*[.F50]" office:value-type="float" office:value="3.46908785291586" calcext:value-type="float">
            <text:p>3.46909</text:p>
          </table:table-cell>
          <table:table-cell table:style-name="ce115" table:formula="of:=[.L50]-[.M50]" office:value-type="float" office:value="56.9581671224008" calcext:value-type="float">
            <text:p>56.95817</text:p>
          </table:table-cell>
          <table:table-cell table:style-name="ce115" table:formula="of:=[.G50]-[.O50]" office:value-type="float" office:value="179.44650580287" calcext:value-type="float">
            <text:p>179.4465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0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15" table:formula="of:=[.M50]+[.O50]" office:value-type="float" office:value="62.7913017045694" calcext:value-type="float">
            <text:p>62.79130</text:p>
          </table:table-cell>
          <table:table-cell table:style-name="ce115" table:formula="of:=[.N50]+[.O50]" office:value-type="float" office:value="60.4272549753166" calcext:value-type="float">
            <text:p>60.42725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0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22" table:formula="of:=[.S50]*[.V50]" office:value-type="float" office:value="53.5982498581648" calcext:value-type="float">
            <text:p>53.59825</text:p>
          </table:table-cell>
          <table:table-cell table:style-name="ce122" table:formula="of:=[.T50]*[.V50]" office:value-type="float" office:value="51.5803148284529" calcext:value-type="float">
            <text:p>51.58031</text:p>
          </table:table-cell>
          <table:table-cell table:number-columns-repeated="1000"/>
        </table:table-row>
        <table:table-row table:style-name="ro1">
          <table:table-cell table:style-name="ce109" table:formula="of:=[.A50]" office:value-type="date" office:date-value="2021-12-03" calcext:value-type="date">
            <text:p>2021-12-03</text:p>
          </table:table-cell>
          <table:table-cell table:style-name="ce109" table:formula="of:=[.C50]" office:value-type="date" office:date-value="2038-06-30" calcext:value-type="date">
            <text:p>2038-06-30</text:p>
          </table:table-cell>
          <table:table-cell table:style-name="ce109" table:formula="of:=DATE(YEAR([.B51])+1;MONTH([.B51]); DAY([.B51]))" office:value-type="date" office:date-value="2039-06-30" calcext:value-type="date">
            <text:p>2039-06-30</text:p>
          </table:table-cell>
          <table:table-cell table:style-name="ce113" table:formula="of:=[.C51]-[.A51]" office:value-type="float" office:value="6418" calcext:value-type="float">
            <text:p>6,418</text:p>
          </table:table-cell>
          <table:table-cell table:style-name="ce113" table:formula="of:=[.E50]-1" office:value-type="float" office:value="3" calcext:value-type="float">
            <text:p>3</text:p>
          </table:table-cell>
          <table:table-cell table:style-name="ce115" table:formula="of:=[.F50]" office:value-type="float" office:value="1" calcext:value-type="float">
            <text:p>1.00000</text:p>
          </table:table-cell>
          <table:table-cell table:style-name="ce115" table:formula="of:=[.P50]" office:value-type="float" office:value="179.44650580287" calcext:value-type="float">
            <text:p>179.44651</text:p>
          </table:table-cell>
          <table:table-cell table:style-name="ce119" table:formula="of:=[.H50]" office:value-type="percentage" office:value="0.0146743624395803" calcext:value-type="percentage">
            <text:p>1.4674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50]" office:value-type="percentage" office:value="0.01" calcext:value-type="percentage">
            <text:p>1.00000%</text:p>
          </table:table-cell>
          <table:table-cell table:style-name="ce119" table:formula="of:=[.I51]*[.H51]+[.J51]" office:value-type="percentage" office:value="0.0246743624395803" calcext:value-type="percentage">
            <text:p>2.46744%</text:p>
          </table:table-cell>
          <table:table-cell table:style-name="ce115" table:formula="of:=[.G51]*CALC_ANNUITY_PAYMENT([.K51];[.E51];1/[.F51])" office:value-type="float" office:value="62.7913017045694" calcext:value-type="float">
            <text:p>62.79130</text:p>
          </table:table-cell>
          <table:table-cell table:style-name="ce115" table:formula="of:=[.G51]*[.K51]*[.F51]" office:value-type="float" office:value="4.42772812269626" calcext:value-type="float">
            <text:p>4.42773</text:p>
          </table:table-cell>
          <table:table-cell table:style-name="ce115" table:formula="of:=[.G51]*[.H51]*[.F51]" office:value-type="float" office:value="2.63326306466756" calcext:value-type="float">
            <text:p>2.63326</text:p>
          </table:table-cell>
          <table:table-cell table:style-name="ce115" table:formula="of:=[.L51]-[.M51]" office:value-type="float" office:value="58.3635735818732" calcext:value-type="float">
            <text:p>58.36357</text:p>
          </table:table-cell>
          <table:table-cell table:style-name="ce115" table:formula="of:=[.G51]-[.O51]" office:value-type="float" office:value="121.082932220997" calcext:value-type="float">
            <text:p>121.0829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1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15" table:formula="of:=[.M51]+[.O51]" office:value-type="float" office:value="62.7913017045694" calcext:value-type="float">
            <text:p>62.79130</text:p>
          </table:table-cell>
          <table:table-cell table:style-name="ce115" table:formula="of:=[.N51]+[.O51]" office:value-type="float" office:value="60.9968366465407" calcext:value-type="float">
            <text:p>60.9968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1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22" table:formula="of:=[.S51]*[.V51]" office:value-type="float" office:value="52.8397522567898" calcext:value-type="float">
            <text:p>52.83975</text:p>
          </table:table-cell>
          <table:table-cell table:style-name="ce122" table:formula="of:=[.T51]*[.V51]" office:value-type="float" office:value="51.3296849938778" calcext:value-type="float">
            <text:p>51.32968</text:p>
          </table:table-cell>
          <table:table-cell table:number-columns-repeated="1000"/>
        </table:table-row>
        <table:table-row table:style-name="ro1">
          <table:table-cell table:style-name="ce109" table:formula="of:=[.A51]" office:value-type="date" office:date-value="2021-12-03" calcext:value-type="date">
            <text:p>2021-12-03</text:p>
          </table:table-cell>
          <table:table-cell table:style-name="ce109" table:formula="of:=[.C51]" office:value-type="date" office:date-value="2039-06-30" calcext:value-type="date">
            <text:p>2039-06-30</text:p>
          </table:table-cell>
          <table:table-cell table:style-name="ce109" table:formula="of:=DATE(YEAR([.B52])+1;MONTH([.B52]); DAY([.B52]))" office:value-type="date" office:date-value="2040-06-30" calcext:value-type="date">
            <text:p>2040-06-30</text:p>
          </table:table-cell>
          <table:table-cell table:style-name="ce113" table:formula="of:=[.C52]-[.A52]" office:value-type="float" office:value="6784" calcext:value-type="float">
            <text:p>6,784</text:p>
          </table:table-cell>
          <table:table-cell table:style-name="ce113" table:formula="of:=[.E51]-1" office:value-type="float" office:value="2" calcext:value-type="float">
            <text:p>2</text:p>
          </table:table-cell>
          <table:table-cell table:style-name="ce115" table:formula="of:=[.F51]" office:value-type="float" office:value="1" calcext:value-type="float">
            <text:p>1.00000</text:p>
          </table:table-cell>
          <table:table-cell table:style-name="ce115" table:formula="of:=[.P51]" office:value-type="float" office:value="121.082932220997" calcext:value-type="float">
            <text:p>121.08293</text:p>
          </table:table-cell>
          <table:table-cell table:style-name="ce119" table:formula="of:=[.H51]" office:value-type="percentage" office:value="0.0146743624395803" calcext:value-type="percentage">
            <text:p>1.4674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51]" office:value-type="percentage" office:value="0.01" calcext:value-type="percentage">
            <text:p>1.00000%</text:p>
          </table:table-cell>
          <table:table-cell table:style-name="ce119" table:formula="of:=[.I52]*[.H52]+[.J52]" office:value-type="percentage" office:value="0.0246743624395803" calcext:value-type="percentage">
            <text:p>2.46744%</text:p>
          </table:table-cell>
          <table:table-cell table:style-name="ce115" table:formula="of:=[.G52]*CALC_ANNUITY_PAYMENT([.K52];[.E52];1/[.F52])" office:value-type="float" office:value="62.7913017045694" calcext:value-type="float">
            <text:p>62.79130</text:p>
          </table:table-cell>
          <table:table-cell table:style-name="ce115" table:formula="of:=[.G52]*[.K52]*[.F52]" office:value-type="float" office:value="2.98764415486801" calcext:value-type="float">
            <text:p>2.98764</text:p>
          </table:table-cell>
          <table:table-cell table:style-name="ce115" table:formula="of:=[.G52]*[.H52]*[.F52]" office:value-type="float" office:value="1.77681483265804" calcext:value-type="float">
            <text:p>1.77681</text:p>
          </table:table-cell>
          <table:table-cell table:style-name="ce115" table:formula="of:=[.L52]-[.M52]" office:value-type="float" office:value="59.8036575497014" calcext:value-type="float">
            <text:p>59.80366</text:p>
          </table:table-cell>
          <table:table-cell table:style-name="ce115" table:formula="of:=[.G52]-[.O52]" office:value-type="float" office:value="61.2792746712953" calcext:value-type="float">
            <text:p>61.27927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2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15" table:formula="of:=[.M52]+[.O52]" office:value-type="float" office:value="62.7913017045694" calcext:value-type="float">
            <text:p>62.79130</text:p>
          </table:table-cell>
          <table:table-cell table:style-name="ce115" table:formula="of:=[.N52]+[.O52]" office:value-type="float" office:value="61.5804723823595" calcext:value-type="float">
            <text:p>61.58047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2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22" table:formula="of:=[.S52]*[.V52]" office:value-type="float" office:value="52.0620848411394" calcext:value-type="float">
            <text:p>52.06208</text:p>
          </table:table-cell>
          <table:table-cell table:style-name="ce122" table:formula="of:=[.T52]*[.V52]" office:value-type="float" office:value="51.058151219925" calcext:value-type="float">
            <text:p>51.05815</text:p>
          </table:table-cell>
          <table:table-cell table:number-columns-repeated="1000"/>
        </table:table-row>
        <table:table-row table:style-name="ro1">
          <table:table-cell table:style-name="ce109" table:formula="of:=[.A52]" office:value-type="date" office:date-value="2021-12-03" calcext:value-type="date">
            <text:p>2021-12-03</text:p>
          </table:table-cell>
          <table:table-cell table:style-name="ce109" table:formula="of:=[.C52]" office:value-type="date" office:date-value="2040-06-30" calcext:value-type="date">
            <text:p>2040-06-30</text:p>
          </table:table-cell>
          <table:table-cell table:style-name="ce109" table:formula="of:=DATE(YEAR([.B53])+1;MONTH([.B53]); DAY([.B53]))" office:value-type="date" office:date-value="2041-06-30" calcext:value-type="date">
            <text:p>2041-06-30</text:p>
          </table:table-cell>
          <table:table-cell table:style-name="ce113" table:formula="of:=[.C53]-[.A53]" office:value-type="float" office:value="7149" calcext:value-type="float">
            <text:p>7,149</text:p>
          </table:table-cell>
          <table:table-cell table:style-name="ce113" table:formula="of:=[.E52]-1" office:value-type="float" office:value="1" calcext:value-type="float">
            <text:p>1</text:p>
          </table:table-cell>
          <table:table-cell table:style-name="ce115" table:formula="of:=[.F52]" office:value-type="float" office:value="1" calcext:value-type="float">
            <text:p>1.00000</text:p>
          </table:table-cell>
          <table:table-cell table:style-name="ce115" table:formula="of:=[.P52]" office:value-type="float" office:value="61.2792746712953" calcext:value-type="float">
            <text:p>61.27927</text:p>
          </table:table-cell>
          <table:table-cell table:style-name="ce119" table:formula="of:=[.H52]" office:value-type="percentage" office:value="0.0146743624395803" calcext:value-type="percentage">
            <text:p>1.4674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52]" office:value-type="percentage" office:value="0.01" calcext:value-type="percentage">
            <text:p>1.00000%</text:p>
          </table:table-cell>
          <table:table-cell table:style-name="ce119" table:formula="of:=[.I53]*[.H53]+[.J53]" office:value-type="percentage" office:value="0.0246743624395803" calcext:value-type="percentage">
            <text:p>2.46744%</text:p>
          </table:table-cell>
          <table:table-cell table:style-name="ce115" table:formula="of:=[.G53]*CALC_ANNUITY_PAYMENT([.K53];[.E53];1/[.F53])" office:value-type="float" office:value="62.7913017045694" calcext:value-type="float">
            <text:p>62.79130</text:p>
          </table:table-cell>
          <table:table-cell table:style-name="ce115" table:formula="of:=[.G53]*[.K53]*[.F53]" office:value-type="float" office:value="1.51202703327413" calcext:value-type="float">
            <text:p>1.51203</text:p>
          </table:table-cell>
          <table:table-cell table:style-name="ce115" table:formula="of:=[.G53]*[.H53]*[.F53]" office:value-type="float" office:value="0.899234286561179" calcext:value-type="float">
            <text:p>0.89923</text:p>
          </table:table-cell>
          <table:table-cell table:style-name="ce115" table:formula="of:=[.L53]-[.M53]" office:value-type="float" office:value="61.2792746712953" calcext:value-type="float">
            <text:p>61.27927</text:p>
          </table:table-cell>
          <table:table-cell table:style-name="ce115" table:formula="of:=[.G53]-[.O53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3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15" table:formula="of:=[.M53]+[.O53]" office:value-type="float" office:value="62.7913017045694" calcext:value-type="float">
            <text:p>62.79130</text:p>
          </table:table-cell>
          <table:table-cell table:style-name="ce115" table:formula="of:=[.N53]+[.O53]" office:value-type="float" office:value="62.1785089578564" calcext:value-type="float">
            <text:p>62.1785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3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22" table:formula="of:=[.S53]*[.V53]" office:value-type="float" office:value="51.2706287844557" calcext:value-type="float">
            <text:p>51.27063</text:p>
          </table:table-cell>
          <table:table-cell table:style-name="ce122" table:formula="of:=[.T53]*[.V53]" office:value-type="float" office:value="50.7702685659918" calcext:value-type="float">
            <text:p>50.77027</text:p>
          </table:table-cell>
          <table:table-cell table:number-columns-repeated="1000"/>
        </table:table-row>
        <table:table-row table:style-name="ro1">
          <table:table-cell table:number-columns-repeated="13"/>
          <table:table-cell table:style-name="ce69"/>
          <table:table-cell table:number-columns-repeated="5"/>
          <table:table-cell table:style-name="Default"/>
          <table:table-cell table:number-columns-repeated="2"/>
          <table:table-cell table:style-name="ce123" table:formula="of:=SUM([.W34:.W53])" office:value-type="float" office:value="1153.86399256691" calcext:value-type="float">
            <text:p>1,153.86399</text:p>
          </table:table-cell>
          <table:table-cell table:style-name="ce123" table:formula="of:=SUM([.X34:.X53])" office:value-type="float" office:value="1046.14673120095" calcext:value-type="float">
            <text:p>1,046.14673</text:p>
          </table:table-cell>
          <table:table-cell table:number-columns-repeated="100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01" table:style-name="ta6">
        <table:table-column table:style-name="co53" table:default-cell-style-name="ce106"/>
        <table:table-column table:style-name="co6" table:default-cell-style-name="ce106"/>
        <table:table-column table:style-name="co15" table:default-cell-style-name="ce106"/>
        <table:table-column table:style-name="co54" table:default-cell-style-name="ce106"/>
        <table:table-column table:style-name="co17" table:default-cell-style-name="ce106"/>
        <table:table-column table:style-name="co18" table:default-cell-style-name="ce106"/>
        <table:table-column table:style-name="co37" table:default-cell-style-name="ce106"/>
        <table:table-column table:style-name="co20" table:default-cell-style-name="ce106"/>
        <table:table-column table:style-name="co55" table:default-cell-style-name="ce106"/>
        <table:table-column table:style-name="co20" table:default-cell-style-name="ce106"/>
        <table:table-column table:style-name="co22" table:default-cell-style-name="ce106"/>
        <table:table-column table:style-name="co38" table:default-cell-style-name="ce106"/>
        <table:table-column table:style-name="co6" table:default-cell-style-name="ce106"/>
        <table:table-column table:style-name="co39" table:default-cell-style-name="ce106"/>
        <table:table-column table:style-name="co56" table:default-cell-style-name="ce106"/>
        <table:table-column table:style-name="co27" table:default-cell-style-name="ce106"/>
        <table:table-column table:style-name="co2" table:default-cell-style-name="ce106"/>
        <table:table-column table:style-name="co57" table:default-cell-style-name="ce106"/>
        <table:table-column table:style-name="co58" table:number-columns-repeated="3" table:default-cell-style-name="ce106"/>
        <table:table-column table:style-name="co31" table:default-cell-style-name="ce106"/>
        <table:table-column table:style-name="co59" table:number-columns-repeated="2" table:default-cell-style-name="ce106"/>
        <table:table-column table:style-name="co57" table:default-cell-style-name="ce106"/>
        <table:table-column table:style-name="co48" table:default-cell-style-name="ce106"/>
        <table:table-column table:style-name="co36" table:default-cell-style-name="ce106"/>
        <table:table-column table:style-name="co49" table:number-columns-repeated="2" table:default-cell-style-name="ce106"/>
        <table:table-column table:style-name="co2" table:number-columns-repeated="992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cap_floor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dcm</text:p>
          </table:table-cell>
          <table:table-cell table:style-name="ce65" office:value-type="string" calcext:value-type="string">
            <text:p>cap_rate</text:p>
          </table:table-cell>
          <table:table-cell table:style-name="ce65" office:value-type="string" calcext:value-type="string">
            <text:p>cap_vol_surf_nm</text:p>
          </table:table-cell>
          <table:table-cell table:style-name="ce65" office:value-type="string" calcext:value-type="string">
            <text:p>floor_rate</text:p>
          </table:table-cell>
          <table:table-cell table:style-name="ce65" office:value-type="string" calcext:value-type="string">
            <text:p>floor_vol_surf_nm</text:p>
          </table:table-cell>
          <table:table-cell table:style-name="ce100" office:value-type="string" calcext:value-type="string">
            <text:p>first_int_date</text:p>
          </table:table-cell>
          <table:table-cell table:style-name="ce100" office:value-type="string" calcext:value-type="string">
            <text:p>int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first_amort_date</text:p>
          </table:table-cell>
          <table:table-cell table:style-name="ce100" office:value-type="string" calcext:value-type="string">
            <text:p>amort_freq</text:p>
          </table:table-cell>
          <table:table-cell table:style-name="ce100" office:value-type="string" calcext:value-type="string">
            <text:p>amort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style-name="ce69" table:number-columns-repeated="2"/>
          <table:table-cell table:number-columns-repeated="990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style-name="ce68" office:value-type="string" calcext:value-type="string">
            <text:p>FLOA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style-name="ce69" table:number-columns-repeated="2"/>
          <table:table-cell table:number-columns-repeated="990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cap_floor</text:p>
          </table:table-cell>
          <table:table-cell table:style-name="ce107" office:value-type="string" calcext:value-type="string">
            <text:p>/assets/caps_floors</text:p>
          </table:table-cell>
          <table:table-cell table:style-name="ce107" office:value-type="string" calcext:value-type="string">
            <text:p>COL01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COL</text:p>
          </table:table-cell>
          <table:table-cell table:style-name="ce107" office:value-type="string" calcext:value-type="string">
            <text:p>fwd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office:value-type="string" calcext:value-type="string">
            <text:p>ACT_360</text:p>
          </table:table-cell>
          <table:table-cell table:style-name="ce103" office:value-type="percentage" office:value="0.02" calcext:value-type="percentage">
            <text:p>2.00%</text:p>
          </table:table-cell>
          <table:table-cell table:style-name="ce107" office:value-type="string" calcext:value-type="string">
            <text:p>CAP_VOL_EUR</text:p>
          </table:table-cell>
          <table:table-cell table:style-name="ce103" office:value-type="percentage" office:value="0.005" calcext:value-type="percentage">
            <text:p>0.50%</text:p>
          </table:table-cell>
          <table:table-cell table:style-name="ce107" office:value-type="string" calcext:value-type="string">
            <text:p>FLR_VOL_EUR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table:number-columns-repeated="3"/>
          <table:table-cell table:number-columns-repeated="2" table:style-name="ce107" office:value-type="string" calcext:value-type="string">
            <text:p>INTERBCRV.EUR</text:p>
          </table:table-cell>
          <table:table-cell table:style-name="ce69" table:number-columns-repeated="2"/>
          <table:table-cell table:number-columns-repeated="990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cap_floor</text:p>
          </table:table-cell>
          <table:table-cell office:value-type="string" calcext:value-type="string">
            <text:p>/assets/caps_floors</text:p>
          </table:table-cell>
          <table:table-cell office:value-type="string" calcext:value-type="string">
            <text:p>COL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 table:style-name="ce68" office:value-type="percentage" office:value="0.02" calcext:value-type="percentage">
            <text:p>2.00%</text:p>
          </table:table-cell>
          <table:table-cell office:value-type="string" calcext:value-type="string">
            <text:p>CAP_VOL_EUR</text:p>
          </table:table-cell>
          <table:table-cell table:style-name="ce68" office:value-type="percentage" office:value="0.005" calcext:value-type="percentage">
            <text:p>0.50%</text:p>
          </table:table-cell>
          <table:table-cell office:value-type="string" calcext:value-type="string">
            <text:p>FLR_VOL_EUR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2"/>
          <table:table-cell table:number-columns-repeated="990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maturity 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74" office:value-type="string" calcext:value-type="string">
            <text:p>fwd rate</text:p>
          </table:table-cell>
          <table:table-cell table:style-name="ce65" office:value-type="string" calcext:value-type="string">
            <text:p>fwd year frac</text:p>
          </table:table-cell>
          <table:table-cell table:style-name="ce65" office:value-type="string" calcext:value-type="string">
            <text:p>caplet rate</text:p>
          </table:table-cell>
          <table:table-cell table:style-name="ce65" office:value-type="string" calcext:value-type="string">
            <text:p>caplet volatility</text:p>
          </table:table-cell>
          <table:table-cell table:style-name="ce65" office:value-type="string" calcext:value-type="string">
            <text:p>caplet d</text:p>
          </table:table-cell>
          <table:table-cell table:style-name="ce65" office:value-type="string" calcext:value-type="string">
            <text:p>caplet npv</text:p>
          </table:table-cell>
          <table:table-cell table:style-name="ce65" office:value-type="string" calcext:value-type="string">
            <text:p>floorlet rate</text:p>
          </table:table-cell>
          <table:table-cell table:style-name="ce65" office:value-type="string" calcext:value-type="string">
            <text:p>floorlet volatility</text:p>
          </table:table-cell>
          <table:table-cell table:style-name="ce65" office:value-type="string" calcext:value-type="string">
            <text:p>floorlet d</text:p>
          </table:table-cell>
          <table:table-cell table:style-name="ce65" office:value-type="string" calcext:value-type="string">
            <text:p>floorlet npv</text:p>
          </table:table-cell>
          <table:table-cell table:number-columns-repeated="1000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8]-[.A8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8]-[.F8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8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number-columns-repeated="2"/>
          <table:table-cell table:style-name="ce55"/>
          <table:table-cell table:style-name="ce60"/>
          <table:table-cell table:style-name="ce55" table:number-columns-repeated="3"/>
          <table:table-cell table:style-name="ce60"/>
          <table:table-cell table:style-name="ce55" table:number-columns-repeated="3"/>
          <table:table-cell table:number-columns-repeated="1000"/>
        </table:table-row>
        <table:table-row table:style-name="ro1">
          <table:table-cell table:style-name="ce109" table:formula="of:=[.A8]" office:value-type="date" office:date-value="2021-12-03" calcext:value-type="date">
            <text:p>2021-12-03</text:p>
          </table:table-cell>
          <table:table-cell table:style-name="ce109" table:formula="of:=[.C8]" office:value-type="date" office:date-value="2021-12-30" calcext:value-type="date">
            <text:p>2021-12-30</text:p>
          </table:table-cell>
          <table:table-cell table:style-name="ce109" office:value-type="date" office:date-value="2022-06-30" calcext:value-type="date">
            <text:p>2022-06-30</text:p>
          </table:table-cell>
          <table:table-cell table:style-name="ce113" table:formula="of:=[.C9]-[.A9]" office:value-type="float" office:value="209" calcext:value-type="float">
            <text:p>209</text:p>
          </table:table-cell>
          <table:table-cell table:style-name="ce115" table:formula="of:=[.G8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9]-[.F9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9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9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119" table:formula="of:=([.I8]/[.I9]-1)/[.M9]" office:value-type="percentage" office:value="-0.00137153843465652" calcext:value-type="percentage">
            <text:p>-0.13715%</text:p>
          </table:table-cell>
          <table:table-cell table:style-name="ce115" table:formula="of:=([.C9]-[.B9])/360" office:value-type="float" office:value="0.505555555555556" calcext:value-type="float">
            <text:p>0.50556</text:p>
          </table:table-cell>
          <table:table-cell table:style-name="ce119" office:value-type="percentage" office:value="0.02" calcext:value-type="percentage">
            <text:p>2.00000%</text:p>
          </table:table-cell>
          <table:table-cell table:style-name="ce119" table:formula="of:=GET_VOL([.D9];[.N9];[CAP_FLR_VOLS.$A$4:.$A$21];[CAP_FLR_VOLS.$B$4:.$B$21];[CAP_FLR_VOLS.$E$4:.$E$21])" office:value-type="percentage" office:value="0.019" calcext:value-type="percentage">
            <text:p>1.90000%</text:p>
          </table:table-cell>
          <table:table-cell table:style-name="ce115" table:formula="of:=([.L9]-[.N9])/([.O9]*SQRT(([.B9]-[.A9])/365))" office:value-type="float" office:value="-4.13567816781007" calcext:value-type="float">
            <text:p>-4.13568</text:p>
          </table:table-cell>
          <table:table-cell table:style-name="ce115" table:formula="of:=([.L9]-[.N9])*[.M9]*[.E9]*[.K9]*COM.MICROSOFT.NORM.DIST([.P9];0;1;1)+[.O9]*SQRT([.D9]/365)*[.M9]*[.E9]*[.K9]*COM.MICROSOFT.NORM.DIST([.P9];0;1;0)" office:value-type="float" office:value="0.000369325075154394" calcext:value-type="float">
            <text:p>0.00037</text:p>
          </table:table-cell>
          <table:table-cell table:style-name="ce119" office:value-type="percentage" office:value="0.005" calcext:value-type="percentage">
            <text:p>0.50000%</text:p>
          </table:table-cell>
          <table:table-cell table:style-name="ce119" table:formula="of:=GET_VOL([.D9];[.N9];[CAP_FLR_VOLS.$G$4:.$G$21];[CAP_FLR_VOLS.$H$4:.$H$21];[CAP_FLR_VOLS.$K$4:.$K$21])" office:value-type="percentage" office:value="0.019" calcext:value-type="percentage">
            <text:p>1.90000%</text:p>
          </table:table-cell>
          <table:table-cell table:style-name="ce115" table:formula="of:=([.L9]-[.R9])/([.S9]*SQRT(([.B9]-[.A9])/365))" office:value-type="float" office:value="-1.23297779802511" calcext:value-type="float">
            <text:p>-1.23298</text:p>
          </table:table-cell>
          <table:table-cell table:style-name="ce115" table:formula="of:=([.R9]-[.L9])*[.M9]*[.E9]*[.K9]*COM.MICROSOFT.NORM.DIST(-[.T9];0;1;1)+[.S9]*SQRT([.D9]/365)*[.M9]*[.E9]*[.K9]*COM.MICROSOFT.NORM.DIST([.T9];0;1;0)" office:value-type="float" office:value="4.23079549958758" calcext:value-type="float">
            <text:p>4.23080</text:p>
          </table:table-cell>
          <table:table-cell table:number-columns-repeated="1000"/>
        </table:table-row>
        <table:table-row table:style-name="ro1">
          <table:table-cell table:style-name="ce51" table:formula="of:=[.A9]" office:value-type="date" office:date-value="2021-12-03" calcext:value-type="date">
            <text:p>2021-12-03</text:p>
          </table:table-cell>
          <table:table-cell table:style-name="ce51" table:formula="of:=[.C9]" office:value-type="date" office:date-value="2022-06-30" calcext:value-type="date">
            <text:p>2022-06-30</text:p>
          </table:table-cell>
          <table:table-cell table:style-name="ce51" office:value-type="date" office:date-value="2022-12-30" calcext:value-type="date">
            <text:p>2022-12-30</text:p>
          </table:table-cell>
          <table:table-cell table:style-name="ce53" table:formula="of:=[.C10]-[.A10]" office:value-type="float" office:value="392" calcext:value-type="float">
            <text:p>392</text:p>
          </table:table-cell>
          <table:table-cell table:style-name="ce55" table:formula="of:=[.G9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0]-[.F10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0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0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60" table:formula="of:=([.I9]/[.I10]-1)/[.M10]" office:value-type="percentage" office:value="0.000581967230463599" calcext:value-type="percentage">
            <text:p>0.05820%</text:p>
          </table:table-cell>
          <table:table-cell table:style-name="ce55" table:formula="of:=([.C10]-[.B10])/360" office:value-type="float" office:value="0.508333333333333" calcext:value-type="float">
            <text:p>0.50833</text:p>
          </table:table-cell>
          <table:table-cell table:style-name="ce60" table:formula="of:=[.N9]" office:value-type="percentage" office:value="0.02" calcext:value-type="percentage">
            <text:p>2.00000%</text:p>
          </table:table-cell>
          <table:table-cell table:style-name="ce60" table:formula="of:=GET_VOL([.D10];[.N10];[CAP_FLR_VOLS.$A$4:.$A$21];[CAP_FLR_VOLS.$B$4:.$B$21];[CAP_FLR_VOLS.$E$4:.$E$21])" office:value-type="percentage" office:value="0.0193513698630137" calcext:value-type="percentage">
            <text:p>1.93514%</text:p>
          </table:table-cell>
          <table:table-cell table:style-name="ce55" table:formula="of:=([.L10]-[.N10])/([.O10]*SQRT(([.B10]-[.A10])/365))" office:value-type="float" office:value="-1.32607108432722" calcext:value-type="float">
            <text:p>-1.32607</text:p>
          </table:table-cell>
          <table:table-cell table:style-name="ce55" table:formula="of:=([.L10]-[.N10])*[.M10]*[.E10]*[.K10]*COM.MICROSOFT.NORM.DIST([.P10];0;1;1)+[.O10]*SQRT([.D10]/365)*[.M10]*[.E10]*[.K10]*COM.MICROSOFT.NORM.DIST([.P10];0;1;0)" office:value-type="float" office:value="0.776570475185794" calcext:value-type="float">
            <text:p>0.77657</text:p>
          </table:table-cell>
          <table:table-cell table:style-name="ce60" table:formula="of:=[.R9]" office:value-type="percentage" office:value="0.005" calcext:value-type="percentage">
            <text:p>0.50000%</text:p>
          </table:table-cell>
          <table:table-cell table:style-name="ce60" table:formula="of:=GET_VOL([.D10];[.N10];[CAP_FLR_VOLS.$G$4:.$G$21];[CAP_FLR_VOLS.$H$4:.$H$21];[CAP_FLR_VOLS.$K$4:.$K$21])" office:value-type="percentage" office:value="0.0193883561643836" calcext:value-type="percentage">
            <text:p>1.93884%</text:p>
          </table:table-cell>
          <table:table-cell table:style-name="ce55" table:formula="of:=([.L10]-[.R10])/([.S10]*SQRT(([.B10]-[.A10])/365))" office:value-type="float" office:value="-0.301134998400847" calcext:value-type="float">
            <text:p>-0.30113</text:p>
          </table:table-cell>
          <table:table-cell table:style-name="ce55" table:formula="of:=([.R10]-[.L10])*[.M10]*[.E10]*[.K10]*COM.MICROSOFT.NORM.DIST(-[.T10];0;1;1)+[.S10]*SQRT([.D10]/365)*[.M10]*[.E10]*[.K10]*COM.MICROSOFT.NORM.DIST([.T10];0;1;0)" office:value-type="float" office:value="5.28635485994562" calcext:value-type="float">
            <text:p>5.28635</text:p>
          </table:table-cell>
          <table:table-cell table:number-columns-repeated="1000"/>
        </table:table-row>
        <table:table-row table:style-name="ro1">
          <table:table-cell table:style-name="ce109" table:formula="of:=[.A10]" office:value-type="date" office:date-value="2021-12-03" calcext:value-type="date">
            <text:p>2021-12-03</text:p>
          </table:table-cell>
          <table:table-cell table:style-name="ce109" table:formula="of:=[.C10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1]-[.A11]" office:value-type="float" office:value="574" calcext:value-type="float">
            <text:p>574</text:p>
          </table:table-cell>
          <table:table-cell table:style-name="ce115" table:formula="of:=[.G10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1]-[.F11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1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1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119" table:formula="of:=([.I10]/[.I11]-1)/[.M11]" office:value-type="percentage" office:value="-0.00343974696957179" calcext:value-type="percentage">
            <text:p>-0.34397%</text:p>
          </table:table-cell>
          <table:table-cell table:style-name="ce115" table:formula="of:=([.C11]-[.B11])/360" office:value-type="float" office:value="0.505555555555556" calcext:value-type="float">
            <text:p>0.50556</text:p>
          </table:table-cell>
          <table:table-cell table:style-name="ce119" table:formula="of:=[.N10]" office:value-type="percentage" office:value="0.02" calcext:value-type="percentage">
            <text:p>2.00000%</text:p>
          </table:table-cell>
          <table:table-cell table:style-name="ce119" table:formula="of:=GET_VOL([.D11];[.N11];[CAP_FLR_VOLS.$A$4:.$A$21];[CAP_FLR_VOLS.$B$4:.$B$21];[CAP_FLR_VOLS.$E$4:.$E$21])" office:value-type="percentage" office:value="0.0217198630136986" calcext:value-type="percentage">
            <text:p>2.17199%</text:p>
          </table:table-cell>
          <table:table-cell table:style-name="ce115" table:formula="of:=([.L11]-[.N11])/([.O11]*SQRT(([.B11]-[.A11])/365))" office:value-type="float" office:value="-1.04135602975083" calcext:value-type="float">
            <text:p>-1.04136</text:p>
          </table:table-cell>
          <table:table-cell table:style-name="ce115" table:formula="of:=([.L11]-[.N11])*[.M11]*[.E11]*[.K11]*COM.MICROSOFT.NORM.DIST([.P11];0;1;1)+[.O11]*SQRT([.D11]/365)*[.M11]*[.E11]*[.K11]*COM.MICROSOFT.NORM.DIST([.P11];0;1;0)" office:value-type="float" office:value="1.43374419278263" calcext:value-type="float">
            <text:p>1.43374</text:p>
          </table:table-cell>
          <table:table-cell table:style-name="ce119" table:formula="of:=[.R10]" office:value-type="percentage" office:value="0.005" calcext:value-type="percentage">
            <text:p>0.50000%</text:p>
          </table:table-cell>
          <table:table-cell table:style-name="ce119" table:formula="of:=GET_VOL([.D11];[.N11];[CAP_FLR_VOLS.$G$4:.$G$21];[CAP_FLR_VOLS.$H$4:.$H$21];[CAP_FLR_VOLS.$K$4:.$K$21])" office:value-type="percentage" office:value="0.0220061643835616" calcext:value-type="percentage">
            <text:p>2.20062%</text:p>
          </table:table-cell>
          <table:table-cell table:style-name="ce115" table:formula="of:=([.L11]-[.R11])/([.S11]*SQRT(([.B11]-[.A11])/365))" office:value-type="float" office:value="-0.370073913078687" calcext:value-type="float">
            <text:p>-0.37007</text:p>
          </table:table-cell>
          <table:table-cell table:style-name="ce115" table:formula="of:=([.R11]-[.L11])*[.M11]*[.E11]*[.K11]*COM.MICROSOFT.NORM.DIST(-[.T11];0;1;1)+[.S11]*SQRT([.D11]/365)*[.M11]*[.E11]*[.K11]*COM.MICROSOFT.NORM.DIST([.T11];0;1;0)" office:value-type="float" office:value="7.96595036326864" calcext:value-type="float">
            <text:p>7.96595</text:p>
          </table:table-cell>
          <table:table-cell table:number-columns-repeated="1000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2]-[.A12]" office:value-type="float" office:value="757" calcext:value-type="float">
            <text:p>757</text:p>
          </table:table-cell>
          <table:table-cell table:style-name="ce55" table:formula="of:=[.G11]" office:value-type="float" office:value="1000" calcext:value-type="float">
            <text:p>1,000.00000</text:p>
          </table:table-cell>
          <table:table-cell table:style-name="ce55" table:formula="of:=[.F11]" office:value-type="float" office:value="0" calcext:value-type="float">
            <text:p>0.00000</text:p>
          </table:table-cell>
          <table:table-cell table:style-name="ce55" table:formula="of:=[.E12]-[.F12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60" table:formula="of:=([.I11]/[.I12]-1)/[.M12]" office:value-type="percentage" office:value="-0.00129231327837445" calcext:value-type="percentage">
            <text:p>-0.12923%</text:p>
          </table:table-cell>
          <table:table-cell table:style-name="ce55" table:formula="of:=([.C12]-[.B12])/360" office:value-type="float" office:value="0.508333333333333" calcext:value-type="float">
            <text:p>0.50833</text:p>
          </table:table-cell>
          <table:table-cell table:style-name="ce60" table:formula="of:=[.N11]" office:value-type="percentage" office:value="0.02" calcext:value-type="percentage">
            <text:p>2.00000%</text:p>
          </table:table-cell>
          <table:table-cell table:style-name="ce60" table:formula="of:=GET_VOL([.D12];[.N12];[CAP_FLR_VOLS.$A$4:.$A$21];[CAP_FLR_VOLS.$B$4:.$B$21];[CAP_FLR_VOLS.$E$4:.$E$21])" office:value-type="percentage" office:value="0.0237758904109589" calcext:value-type="percentage">
            <text:p>2.37759%</text:p>
          </table:table-cell>
          <table:table-cell table:style-name="ce55" table:formula="of:=([.L12]-[.N12])/([.O12]*SQRT(([.B12]-[.A12])/365))" office:value-type="float" office:value="-0.714128791947484" calcext:value-type="float">
            <text:p>-0.71413</text:p>
          </table:table-cell>
          <table:table-cell table:style-name="ce55" table:formula="of:=([.L12]-[.N12])*[.M12]*[.E12]*[.K12]*COM.MICROSOFT.NORM.DIST([.P12];0;1;1)+[.O12]*SQRT([.D12]/365)*[.M12]*[.E12]*[.K12]*COM.MICROSOFT.NORM.DIST([.P12];0;1;0)" office:value-type="float" office:value="2.81816558473823" calcext:value-type="float">
            <text:p>2.81817</text:p>
          </table:table-cell>
          <table:table-cell table:style-name="ce60" table:formula="of:=[.R11]" office:value-type="percentage" office:value="0.005" calcext:value-type="percentage">
            <text:p>0.50000%</text:p>
          </table:table-cell>
          <table:table-cell table:style-name="ce60" table:formula="of:=GET_VOL([.D12];[.N12];[CAP_FLR_VOLS.$G$4:.$G$21];[CAP_FLR_VOLS.$H$4:.$H$21];[CAP_FLR_VOLS.$K$4:.$K$21])" office:value-type="percentage" office:value="0.0242758904109589" calcext:value-type="percentage">
            <text:p>2.42759%</text:p>
          </table:table-cell>
          <table:table-cell table:style-name="ce55" table:formula="of:=([.L12]-[.R12])/([.S12]*SQRT(([.B12]-[.A12])/365))" office:value-type="float" office:value="-0.20669294569041" calcext:value-type="float">
            <text:p>-0.20669</text:p>
          </table:table-cell>
          <table:table-cell table:style-name="ce55" table:formula="of:=([.R12]-[.L12])*[.M12]*[.E12]*[.K12]*COM.MICROSOFT.NORM.DIST(-[.T12];0;1;1)+[.S12]*SQRT([.D12]/365)*[.M12]*[.E12]*[.K12]*COM.MICROSOFT.NORM.DIST([.T12];0;1;0)" office:value-type="float" office:value="8.82826514421467" calcext:value-type="float">
            <text:p>8.82827</text:p>
          </table:table-cell>
          <table:table-cell table:number-columns-repeated="1000"/>
        </table:table-row>
        <table:table-row table:style-name="ro1">
          <table:table-cell table:style-name="ce109" table:formula="of:=[.A12]" office:value-type="date" office:date-value="2021-12-03" calcext:value-type="date">
            <text:p>2021-12-03</text:p>
          </table:table-cell>
          <table:table-cell table:style-name="ce109" table:formula="of:=[.C12]" office:value-type="date" office:date-value="2023-12-30" calcext:value-type="date">
            <text:p>2023-12-30</text:p>
          </table:table-cell>
          <table:table-cell table:style-name="ce109" office:value-type="date" office:date-value="2024-06-30" calcext:value-type="date">
            <text:p>2024-06-30</text:p>
          </table:table-cell>
          <table:table-cell table:style-name="ce113" table:formula="of:=[.C13]-[.A13]" office:value-type="float" office:value="940" calcext:value-type="float">
            <text:p>940</text:p>
          </table:table-cell>
          <table:table-cell table:style-name="ce115" table:formula="of:=[.G12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3]-[.F13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119" table:formula="of:=([.I12]/[.I13]-1)/[.M13]" office:value-type="percentage" office:value="-0.000522234913331515" calcext:value-type="percentage">
            <text:p>-0.05222%</text:p>
          </table:table-cell>
          <table:table-cell table:style-name="ce115" table:formula="of:=([.C13]-[.B13])/360" office:value-type="float" office:value="0.508333333333333" calcext:value-type="float">
            <text:p>0.50833</text:p>
          </table:table-cell>
          <table:table-cell table:style-name="ce119" table:formula="of:=[.N12]" office:value-type="percentage" office:value="0.02" calcext:value-type="percentage">
            <text:p>2.00000%</text:p>
          </table:table-cell>
          <table:table-cell table:style-name="ce119" table:formula="of:=GET_VOL([.D13];[.N13];[CAP_FLR_VOLS.$A$4:.$A$21];[CAP_FLR_VOLS.$B$4:.$B$21];[CAP_FLR_VOLS.$E$4:.$E$21])" office:value-type="percentage" office:value="0.0239513698630137" calcext:value-type="percentage">
            <text:p>2.39514%</text:p>
          </table:table-cell>
          <table:table-cell table:style-name="ce115" table:formula="of:=([.L13]-[.N13])/([.O13]*SQRT(([.B13]-[.A13])/365))" office:value-type="float" office:value="-0.594966878925489" calcext:value-type="float">
            <text:p>-0.59497</text:p>
          </table:table-cell>
          <table:table-cell table:style-name="ce115" table:formula="of:=([.L13]-[.N13])*[.M13]*[.E13]*[.K13]*COM.MICROSOFT.NORM.DIST([.P13];0;1;1)+[.O13]*SQRT([.D13]/365)*[.M13]*[.E13]*[.K13]*COM.MICROSOFT.NORM.DIST([.P13];0;1;0)" office:value-type="float" office:value="3.66404499159639" calcext:value-type="float">
            <text:p>3.66404</text:p>
          </table:table-cell>
          <table:table-cell table:style-name="ce119" table:formula="of:=[.R12]" office:value-type="percentage" office:value="0.005" calcext:value-type="percentage">
            <text:p>0.50000%</text:p>
          </table:table-cell>
          <table:table-cell table:style-name="ce119" table:formula="of:=GET_VOL([.D13];[.N13];[CAP_FLR_VOLS.$G$4:.$G$21];[CAP_FLR_VOLS.$H$4:.$H$21];[CAP_FLR_VOLS.$K$4:.$K$21])" office:value-type="percentage" office:value="0.0244513698630137" calcext:value-type="percentage">
            <text:p>2.44514%</text:p>
          </table:table-cell>
          <table:table-cell table:style-name="ce115" table:formula="of:=([.L13]-[.R13])/([.S13]*SQRT(([.B13]-[.A13])/365))" office:value-type="float" office:value="-0.156823150660848" calcext:value-type="float">
            <text:p>-0.15682</text:p>
          </table:table-cell>
          <table:table-cell table:style-name="ce115" table:formula="of:=([.R13]-[.L13])*[.M13]*[.E13]*[.K13]*COM.MICROSOFT.NORM.DIST(-[.T13];0;1;1)+[.S13]*SQRT([.D13]/365)*[.M13]*[.E13]*[.K13]*COM.MICROSOFT.NORM.DIST([.T13];0;1;0)" office:value-type="float" office:value="9.47034990717387" calcext:value-type="float">
            <text:p>9.47035</text:p>
          </table:table-cell>
          <table:table-cell table:number-columns-repeated="1000"/>
        </table:table-row>
        <table:table-row table:style-name="ro1">
          <table:table-cell table:style-name="ce51" table:formula="of:=[.A13]" office:value-type="date" office:date-value="2021-12-03" calcext:value-type="date">
            <text:p>2021-12-03</text:p>
          </table:table-cell>
          <table:table-cell table:style-name="ce51" table:formula="of:=[.C13]" office:value-type="date" office:date-value="2024-06-30" calcext:value-type="date">
            <text:p>2024-06-30</text:p>
          </table:table-cell>
          <table:table-cell table:style-name="ce51" office:value-type="date" office:date-value="2024-12-30" calcext:value-type="date">
            <text:p>2024-12-30</text:p>
          </table:table-cell>
          <table:table-cell table:style-name="ce53" table:formula="of:=[.C14]-[.A14]" office:value-type="float" office:value="1123" calcext:value-type="float">
            <text:p>1,123</text:p>
          </table:table-cell>
          <table:table-cell table:style-name="ce55" table:formula="of:=[.G13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4]-[.F14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4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4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60" table:formula="of:=([.I13]/[.I14]-1)/[.M14]" office:value-type="percentage" office:value="-0.0000165445792150429" calcext:value-type="percentage">
            <text:p>-0.00165%</text:p>
          </table:table-cell>
          <table:table-cell table:style-name="ce55" table:formula="of:=([.C14]-[.B14])/360" office:value-type="float" office:value="0.508333333333333" calcext:value-type="float">
            <text:p>0.50833</text:p>
          </table:table-cell>
          <table:table-cell table:style-name="ce60" table:formula="of:=[.N13]" office:value-type="percentage" office:value="0.02" calcext:value-type="percentage">
            <text:p>2.00000%</text:p>
          </table:table-cell>
          <table:table-cell table:style-name="ce60" table:formula="of:=GET_VOL([.D14];[.N14];[CAP_FLR_VOLS.$A$4:.$A$21];[CAP_FLR_VOLS.$B$4:.$B$21];[CAP_FLR_VOLS.$E$4:.$E$21])" office:value-type="percentage" office:value="0.0240923287671233" calcext:value-type="percentage">
            <text:p>2.40923%</text:p>
          </table:table-cell>
          <table:table-cell table:style-name="ce55" table:formula="of:=([.L14]-[.N14])/([.O14]*SQRT(([.B14]-[.A14])/365))" office:value-type="float" office:value="-0.517717484771669" calcext:value-type="float">
            <text:p>-0.51772</text:p>
          </table:table-cell>
          <table:table-cell table:style-name="ce55" table:formula="of:=([.L14]-[.N14])*[.M14]*[.E14]*[.K14]*COM.MICROSOFT.NORM.DIST([.P14];0;1;1)+[.O14]*SQRT([.D14]/365)*[.M14]*[.E14]*[.K14]*COM.MICROSOFT.NORM.DIST([.P14];0;1;0)" office:value-type="float" office:value="4.43373397082723" calcext:value-type="float">
            <text:p>4.43373</text:p>
          </table:table-cell>
          <table:table-cell table:style-name="ce60" table:formula="of:=[.R13]" office:value-type="percentage" office:value="0.005" calcext:value-type="percentage">
            <text:p>0.50000%</text:p>
          </table:table-cell>
          <table:table-cell table:style-name="ce60" table:formula="of:=GET_VOL([.D14];[.N14];[CAP_FLR_VOLS.$G$4:.$G$21];[CAP_FLR_VOLS.$H$4:.$H$21];[CAP_FLR_VOLS.$K$4:.$K$21])" office:value-type="percentage" office:value="0.0245923287671233" calcext:value-type="percentage">
            <text:p>2.45923%</text:p>
          </table:table-cell>
          <table:table-cell table:style-name="ce55" table:formula="of:=([.L14]-[.R14])/([.S14]*SQRT(([.B14]-[.A14])/365))" office:value-type="float" office:value="-0.127112284838629" calcext:value-type="float">
            <text:p>-0.12711</text:p>
          </table:table-cell>
          <table:table-cell table:style-name="ce55" table:formula="of:=([.R14]-[.L14])*[.M14]*[.E14]*[.K14]*COM.MICROSOFT.NORM.DIST(-[.T14];0;1;1)+[.S14]*SQRT([.D14]/365)*[.M14]*[.E14]*[.K14]*COM.MICROSOFT.NORM.DIST([.T14];0;1;0)" office:value-type="float" office:value="10.1152919259904" calcext:value-type="float">
            <text:p>10.11529</text:p>
          </table:table-cell>
          <table:table-cell table:number-columns-repeated="1000"/>
        </table:table-row>
        <table:table-row table:style-name="ro1">
          <table:table-cell table:style-name="ce109" table:formula="of:=[.A14]" office:value-type="date" office:date-value="2021-12-03" calcext:value-type="date">
            <text:p>2021-12-03</text:p>
          </table:table-cell>
          <table:table-cell table:style-name="ce109" table:formula="of:=[.C14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5]-[.A15]" office:value-type="float" office:value="1305" calcext:value-type="float">
            <text:p>1,305</text:p>
          </table:table-cell>
          <table:table-cell table:style-name="ce115" table:formula="of:=[.G14]" office:value-type="float" office:value="1000" calcext:value-type="float">
            <text:p>1,000.00000</text:p>
          </table:table-cell>
          <table:table-cell table:style-name="ce115" table:formula="of:=[.F14]" office:value-type="float" office:value="0" calcext:value-type="float">
            <text:p>0.00000</text:p>
          </table:table-cell>
          <table:table-cell table:style-name="ce115" table:formula="of:=[.E15]-[.F15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5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5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119" table:formula="of:=([.I14]/[.I15]-1)/[.M15]" office:value-type="percentage" office:value="0.00129930854900393" calcext:value-type="percentage">
            <text:p>0.12993%</text:p>
          </table:table-cell>
          <table:table-cell table:style-name="ce115" table:formula="of:=([.C15]-[.B15])/360" office:value-type="float" office:value="0.505555555555556" calcext:value-type="float">
            <text:p>0.50556</text:p>
          </table:table-cell>
          <table:table-cell table:style-name="ce119" table:formula="of:=[.N14]" office:value-type="percentage" office:value="0.02" calcext:value-type="percentage">
            <text:p>2.00000%</text:p>
          </table:table-cell>
          <table:table-cell table:style-name="ce119" table:formula="of:=GET_VOL([.D15];[.N15];[CAP_FLR_VOLS.$A$4:.$A$21];[CAP_FLR_VOLS.$B$4:.$B$21];[CAP_FLR_VOLS.$E$4:.$E$21])" office:value-type="percentage" office:value="0.0240424657534247" calcext:value-type="percentage">
            <text:p>2.40425%</text:p>
          </table:table-cell>
          <table:table-cell table:style-name="ce115" table:formula="of:=([.L15]-[.N15])/([.O15]*SQRT(([.B15]-[.A15])/365))" office:value-type="float" office:value="-0.443440354429938" calcext:value-type="float">
            <text:p>-0.44344</text:p>
          </table:table-cell>
          <table:table-cell table:style-name="ce115" table:formula="of:=([.L15]-[.N15])*[.M15]*[.E15]*[.K15]*COM.MICROSOFT.NORM.DIST([.P15];0;1;1)+[.O15]*SQRT([.D15]/365)*[.M15]*[.E15]*[.K15]*COM.MICROSOFT.NORM.DIST([.P15];0;1;0)" office:value-type="float" office:value="5.2164987333243" calcext:value-type="float">
            <text:p>5.21650</text:p>
          </table:table-cell>
          <table:table-cell table:style-name="ce119" table:formula="of:=[.R14]" office:value-type="percentage" office:value="0.005" calcext:value-type="percentage">
            <text:p>0.50000%</text:p>
          </table:table-cell>
          <table:table-cell table:style-name="ce119" table:formula="of:=GET_VOL([.D15];[.N15];[CAP_FLR_VOLS.$G$4:.$G$21];[CAP_FLR_VOLS.$H$4:.$H$21];[CAP_FLR_VOLS.$K$4:.$K$21])" office:value-type="percentage" office:value="0.0245424657534247" calcext:value-type="percentage">
            <text:p>2.45425%</text:p>
          </table:table-cell>
          <table:table-cell table:style-name="ce115" table:formula="of:=([.L15]-[.R15])/([.S15]*SQRT(([.B15]-[.A15])/365))" office:value-type="float" office:value="-0.0859649148418858" calcext:value-type="float">
            <text:p>-0.08596</text:p>
          </table:table-cell>
          <table:table-cell table:style-name="ce115" table:formula="of:=([.R15]-[.L15])*[.M15]*[.E15]*[.K15]*COM.MICROSOFT.NORM.DIST(-[.T15];0;1;1)+[.S15]*SQRT([.D15]/365)*[.M15]*[.E15]*[.K15]*COM.MICROSOFT.NORM.DIST([.T15];0;1;0)" office:value-type="float" office:value="10.3524173942403" calcext:value-type="float">
            <text:p>10.35242</text:p>
          </table:table-cell>
          <table:table-cell table:number-columns-repeated="1000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6]-[.A16]" office:value-type="float" office:value="1488" calcext:value-type="float">
            <text:p>1,488</text:p>
          </table:table-cell>
          <table:table-cell table:style-name="ce55" table:formula="of:=[.G15]" office:value-type="float" office:value="1000" calcext:value-type="float">
            <text:p>1,000.00000</text:p>
          </table:table-cell>
          <table:table-cell table:style-name="ce55" table:formula="of:=[.F15]" office:value-type="float" office:value="0" calcext:value-type="float">
            <text:p>0.00000</text:p>
          </table:table-cell>
          <table:table-cell table:style-name="ce55" table:formula="of:=[.E16]-[.F16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60" table:formula="of:=([.I15]/[.I16]-1)/[.M16]" office:value-type="percentage" office:value="0.00206731972832868" calcext:value-type="percentage">
            <text:p>0.20673%</text:p>
          </table:table-cell>
          <table:table-cell table:style-name="ce55" table:formula="of:=([.C16]-[.B16])/360" office:value-type="float" office:value="0.508333333333333" calcext:value-type="float">
            <text:p>0.50833</text:p>
          </table:table-cell>
          <table:table-cell table:style-name="ce60" table:formula="of:=[.N15]" office:value-type="percentage" office:value="0.02" calcext:value-type="percentage">
            <text:p>2.00000%</text:p>
          </table:table-cell>
          <table:table-cell table:style-name="ce60" table:formula="of:=GET_VOL([.D16];[.N16];[CAP_FLR_VOLS.$A$4:.$A$21];[CAP_FLR_VOLS.$B$4:.$B$21];[CAP_FLR_VOLS.$E$4:.$E$21])" office:value-type="percentage" office:value="0.024" calcext:value-type="percentage">
            <text:p>2.40000%</text:p>
          </table:table-cell>
          <table:table-cell table:style-name="ce55" table:formula="of:=([.L16]-[.N16])/([.O16]*SQRT(([.B16]-[.A16])/365))" office:value-type="float" office:value="-0.395161968348038" calcext:value-type="float">
            <text:p>-0.39516</text:p>
          </table:table-cell>
          <table:table-cell table:style-name="ce55" table:formula="of:=([.L16]-[.N16])*[.M16]*[.E16]*[.K16]*COM.MICROSOFT.NORM.DIST([.P16];0;1;1)+[.O16]*SQRT([.D16]/365)*[.M16]*[.E16]*[.K16]*COM.MICROSOFT.NORM.DIST([.P16];0;1;0)" office:value-type="float" office:value="5.94140131369815" calcext:value-type="float">
            <text:p>5.94140</text:p>
          </table:table-cell>
          <table:table-cell table:style-name="ce60" table:formula="of:=[.R15]" office:value-type="percentage" office:value="0.005" calcext:value-type="percentage">
            <text:p>0.50000%</text:p>
          </table:table-cell>
          <table:table-cell table:style-name="ce60" table:formula="of:=GET_VOL([.D16];[.N16];[CAP_FLR_VOLS.$G$4:.$G$21];[CAP_FLR_VOLS.$H$4:.$H$21];[CAP_FLR_VOLS.$K$4:.$K$21])" office:value-type="percentage" office:value="0.0245" calcext:value-type="percentage">
            <text:p>2.45000%</text:p>
          </table:table-cell>
          <table:table-cell table:style-name="ce55" table:formula="of:=([.L16]-[.R16])/([.S16]*SQRT(([.B16]-[.A16])/365))" office:value-type="float" office:value="-0.0633052618771117" calcext:value-type="float">
            <text:p>-0.06331</text:p>
          </table:table-cell>
          <table:table-cell table:style-name="ce55" table:formula="of:=([.R16]-[.L16])*[.M16]*[.E16]*[.K16]*COM.MICROSOFT.NORM.DIST(-[.T16];0;1;1)+[.S16]*SQRT([.D16]/365)*[.M16]*[.E16]*[.K16]*COM.MICROSOFT.NORM.DIST([.T16];0;1;0)" office:value-type="float" office:value="10.8124874743312" calcext:value-type="float">
            <text:p>10.81249</text:p>
          </table:table-cell>
          <table:table-cell table:number-columns-repeated="1000"/>
        </table:table-row>
        <table:table-row table:style-name="ro1">
          <table:table-cell table:style-name="ce109" table:formula="of:=[.A16]" office:value-type="date" office:date-value="2021-12-03" calcext:value-type="date">
            <text:p>2021-12-03</text:p>
          </table:table-cell>
          <table:table-cell table:style-name="ce109" table:formula="of:=[.C16]" office:value-type="date" office:date-value="2025-12-30" calcext:value-type="date">
            <text:p>2025-12-30</text:p>
          </table:table-cell>
          <table:table-cell table:style-name="ce109" office:value-type="date" office:date-value="2026-06-30" calcext:value-type="date">
            <text:p>2026-06-30</text:p>
          </table:table-cell>
          <table:table-cell table:style-name="ce113" table:formula="of:=[.C17]-[.A17]" office:value-type="float" office:value="1670" calcext:value-type="float">
            <text:p>1,670</text:p>
          </table:table-cell>
          <table:table-cell table:style-name="ce115" table:formula="of:=[.G16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7]-[.F17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119" table:formula="of:=([.I16]/[.I17]-1)/[.M17]" office:value-type="percentage" office:value="0.00340890013855569" calcext:value-type="percentage">
            <text:p>0.34089%</text:p>
          </table:table-cell>
          <table:table-cell table:style-name="ce115" table:formula="of:=([.C17]-[.B17])/360" office:value-type="float" office:value="0.505555555555556" calcext:value-type="float">
            <text:p>0.50556</text:p>
          </table:table-cell>
          <table:table-cell table:style-name="ce119" table:formula="of:=[.N16]" office:value-type="percentage" office:value="0.02" calcext:value-type="percentage">
            <text:p>2.00000%</text:p>
          </table:table-cell>
          <table:table-cell table:style-name="ce119" table:formula="of:=GET_VOL([.D17];[.N17];[CAP_FLR_VOLS.$A$4:.$A$21];[CAP_FLR_VOLS.$B$4:.$B$21];[CAP_FLR_VOLS.$E$4:.$E$21])" office:value-type="percentage" office:value="0.024" calcext:value-type="percentage">
            <text:p>2.40000%</text:p>
          </table:table-cell>
          <table:table-cell table:style-name="ce115" table:formula="of:=([.L17]-[.N17])/([.O17]*SQRT(([.B17]-[.A17])/365))" office:value-type="float" office:value="-0.342380405733677" calcext:value-type="float">
            <text:p>-0.34238</text:p>
          </table:table-cell>
          <table:table-cell table:style-name="ce115" table:formula="of:=([.L17]-[.N17])*[.M17]*[.E17]*[.K17]*COM.MICROSOFT.NORM.DIST([.P17];0;1;1)+[.O17]*SQRT([.D17]/365)*[.M17]*[.E17]*[.K17]*COM.MICROSOFT.NORM.DIST([.P17];0;1;0)" office:value-type="float" office:value="6.6937174778291" calcext:value-type="float">
            <text:p>6.69372</text:p>
          </table:table-cell>
          <table:table-cell table:style-name="ce119" table:formula="of:=[.R16]" office:value-type="percentage" office:value="0.005" calcext:value-type="percentage">
            <text:p>0.50000%</text:p>
          </table:table-cell>
          <table:table-cell table:style-name="ce119" table:formula="of:=GET_VOL([.D17];[.N17];[CAP_FLR_VOLS.$G$4:.$G$21];[CAP_FLR_VOLS.$H$4:.$H$21];[CAP_FLR_VOLS.$K$4:.$K$21])" office:value-type="percentage" office:value="0.0245" calcext:value-type="percentage">
            <text:p>2.45000%</text:p>
          </table:table-cell>
          <table:table-cell table:style-name="ce115" table:formula="of:=([.L17]-[.R17])/([.S17]*SQRT(([.B17]-[.A17])/365))" office:value-type="float" office:value="-0.0321644641199058" calcext:value-type="float">
            <text:p>-0.03216</text:p>
          </table:table-cell>
          <table:table-cell table:style-name="ce115" table:formula="of:=([.R17]-[.L17])*[.M17]*[.E17]*[.K17]*COM.MICROSOFT.NORM.DIST(-[.T17];0;1;1)+[.S17]*SQRT([.D17]/365)*[.M17]*[.E17]*[.K17]*COM.MICROSOFT.NORM.DIST([.T17];0;1;0)" office:value-type="float" office:value="10.9757239921547" calcext:value-type="float">
            <text:p>10.97572</text:p>
          </table:table-cell>
          <table:table-cell table:number-columns-repeated="1000"/>
        </table:table-row>
        <table:table-row table:style-name="ro1">
          <table:table-cell table:style-name="ce51" table:formula="of:=[.A17]" office:value-type="date" office:date-value="2021-12-03" calcext:value-type="date">
            <text:p>2021-12-03</text:p>
          </table:table-cell>
          <table:table-cell table:style-name="ce51" table:formula="of:=[.C17]" office:value-type="date" office:date-value="2026-06-30" calcext:value-type="date">
            <text:p>2026-06-30</text:p>
          </table:table-cell>
          <table:table-cell table:style-name="ce51" office:value-type="date" office:date-value="2026-12-30" calcext:value-type="date">
            <text:p>2026-12-30</text:p>
          </table:table-cell>
          <table:table-cell table:style-name="ce53" table:formula="of:=[.C18]-[.A18]" office:value-type="float" office:value="1853" calcext:value-type="float">
            <text:p>1,853</text:p>
          </table:table-cell>
          <table:table-cell table:style-name="ce55" table:formula="of:=[.G17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8]-[.F18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8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8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60" table:formula="of:=([.I17]/[.I18]-1)/[.M18]" office:value-type="percentage" office:value="0.00435419173020927" calcext:value-type="percentage">
            <text:p>0.43542%</text:p>
          </table:table-cell>
          <table:table-cell table:style-name="ce55" table:formula="of:=([.C18]-[.B18])/360" office:value-type="float" office:value="0.508333333333333" calcext:value-type="float">
            <text:p>0.50833</text:p>
          </table:table-cell>
          <table:table-cell table:style-name="ce60" table:formula="of:=[.N17]" office:value-type="percentage" office:value="0.02" calcext:value-type="percentage">
            <text:p>2.00000%</text:p>
          </table:table-cell>
          <table:table-cell table:style-name="ce60" table:formula="of:=GET_VOL([.D18];[.N18];[CAP_FLR_VOLS.$A$4:.$A$21];[CAP_FLR_VOLS.$B$4:.$B$21];[CAP_FLR_VOLS.$E$4:.$E$21])" office:value-type="percentage" office:value="0.0239328767123288" calcext:value-type="percentage">
            <text:p>2.39329%</text:p>
          </table:table-cell>
          <table:table-cell table:style-name="ce55" table:formula="of:=([.L18]-[.N18])/([.O18]*SQRT(([.B18]-[.A18])/365))" office:value-type="float" office:value="-0.30562670338459" calcext:value-type="float">
            <text:p>-0.30563</text:p>
          </table:table-cell>
          <table:table-cell table:style-name="ce55" table:formula="of:=([.L18]-[.N18])*[.M18]*[.E18]*[.K18]*COM.MICROSOFT.NORM.DIST([.P18];0;1;1)+[.O18]*SQRT([.D18]/365)*[.M18]*[.E18]*[.K18]*COM.MICROSOFT.NORM.DIST([.P18];0;1;0)" office:value-type="float" office:value="7.39788431216683" calcext:value-type="float">
            <text:p>7.39788</text:p>
          </table:table-cell>
          <table:table-cell table:style-name="ce60" table:formula="of:=[.R17]" office:value-type="percentage" office:value="0.005" calcext:value-type="percentage">
            <text:p>0.50000%</text:p>
          </table:table-cell>
          <table:table-cell table:style-name="ce60" table:formula="of:=GET_VOL([.D18];[.N18];[CAP_FLR_VOLS.$G$4:.$G$21];[CAP_FLR_VOLS.$H$4:.$H$21];[CAP_FLR_VOLS.$K$4:.$K$21])" office:value-type="percentage" office:value="0.0244232876712329" calcext:value-type="percentage">
            <text:p>2.44233%</text:p>
          </table:table-cell>
          <table:table-cell table:style-name="ce55" table:formula="of:=([.L18]-[.R18])/([.S18]*SQRT(([.B18]-[.A18])/365))" office:value-type="float" office:value="-0.0123619696723031" calcext:value-type="float">
            <text:p>-0.01236</text:p>
          </table:table-cell>
          <table:table-cell table:style-name="ce55" table:formula="of:=([.R18]-[.L18])*[.M18]*[.E18]*[.K18]*COM.MICROSOFT.NORM.DIST(-[.T18];0;1;1)+[.S18]*SQRT([.D18]/365)*[.M18]*[.E18]*[.K18]*COM.MICROSOFT.NORM.DIST([.T18];0;1;0)" office:value-type="float" office:value="11.2987293088984" calcext:value-type="float">
            <text:p>11.29873</text:p>
          </table:table-cell>
          <table:table-cell table:number-columns-repeated="1000"/>
        </table:table-row>
        <table:table-row table:style-name="ro1">
          <table:table-cell table:style-name="ce109" table:formula="of:=[.A18]" office:value-type="date" office:date-value="2021-12-03" calcext:value-type="date">
            <text:p>2021-12-03</text:p>
          </table:table-cell>
          <table:table-cell table:style-name="ce109" table:formula="of:=[.C18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19]-[.A19]" office:value-type="float" office:value="2035" calcext:value-type="float">
            <text:p>2,035</text:p>
          </table:table-cell>
          <table:table-cell table:style-name="ce115" table:formula="of:=[.G18]" office:value-type="float" office:value="1000" calcext:value-type="float">
            <text:p>1,000.00000</text:p>
          </table:table-cell>
          <table:table-cell table:style-name="ce115" table:formula="of:=[.F18]" office:value-type="float" office:value="0" calcext:value-type="float">
            <text:p>0.00000</text:p>
          </table:table-cell>
          <table:table-cell table:style-name="ce115" table:formula="of:=[.E19]-[.F19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119" table:formula="of:=([.I18]/[.I19]-1)/[.M19]" office:value-type="percentage" office:value="0.00590202816377495" calcext:value-type="percentage">
            <text:p>0.59020%</text:p>
          </table:table-cell>
          <table:table-cell table:style-name="ce115" table:formula="of:=([.C19]-[.B19])/360" office:value-type="float" office:value="0.505555555555556" calcext:value-type="float">
            <text:p>0.50556</text:p>
          </table:table-cell>
          <table:table-cell table:style-name="ce119" table:formula="of:=[.N18]" office:value-type="percentage" office:value="0.02" calcext:value-type="percentage">
            <text:p>2.00000%</text:p>
          </table:table-cell>
          <table:table-cell table:style-name="ce119" table:formula="of:=GET_VOL([.D19];[.N19];[CAP_FLR_VOLS.$A$4:.$A$21];[CAP_FLR_VOLS.$B$4:.$B$21];[CAP_FLR_VOLS.$E$4:.$E$21])" office:value-type="percentage" office:value="0.0234965753424657" calcext:value-type="percentage">
            <text:p>2.34966%</text:p>
          </table:table-cell>
          <table:table-cell table:style-name="ce115" table:formula="of:=([.L19]-[.N19])/([.O19]*SQRT(([.B19]-[.A19])/365))" office:value-type="float" office:value="-0.266293639506768" calcext:value-type="float">
            <text:p>-0.26629</text:p>
          </table:table-cell>
          <table:table-cell table:style-name="ce115" table:formula="of:=([.L19]-[.N19])*[.M19]*[.E19]*[.K19]*COM.MICROSOFT.NORM.DIST([.P19];0;1;1)+[.O19]*SQRT([.D19]/365)*[.M19]*[.E19]*[.K19]*COM.MICROSOFT.NORM.DIST([.P19];0;1;0)" office:value-type="float" office:value="7.94262131806377" calcext:value-type="float">
            <text:p>7.94262</text:p>
          </table:table-cell>
          <table:table-cell table:style-name="ce119" table:formula="of:=[.R18]" office:value-type="percentage" office:value="0.005" calcext:value-type="percentage">
            <text:p>0.50000%</text:p>
          </table:table-cell>
          <table:table-cell table:style-name="ce119" table:formula="of:=GET_VOL([.D19];[.N19];[CAP_FLR_VOLS.$G$4:.$G$21];[CAP_FLR_VOLS.$H$4:.$H$21];[CAP_FLR_VOLS.$K$4:.$K$21])" office:value-type="percentage" office:value="0.0239246575342466" calcext:value-type="percentage">
            <text:p>2.39247%</text:p>
          </table:table-cell>
          <table:table-cell table:style-name="ce115" table:formula="of:=([.L19]-[.R19])/([.S19]*SQRT(([.B19]-[.A19])/365))" office:value-type="float" office:value="0.0167333575262862" calcext:value-type="float">
            <text:p>0.01673</text:p>
          </table:table-cell>
          <table:table-cell table:style-name="ce115" table:formula="of:=([.R19]-[.L19])*[.M19]*[.E19]*[.K19]*COM.MICROSOFT.NORM.DIST(-[.T19];0;1;1)+[.S19]*SQRT([.D19]/365)*[.M19]*[.E19]*[.K19]*COM.MICROSOFT.NORM.DIST([.T19];0;1;0)" office:value-type="float" office:value="11.1083193264413" calcext:value-type="float">
            <text:p>11.10832</text:p>
          </table:table-cell>
          <table:table-cell table:number-columns-repeated="1000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0]-[.A20]" office:value-type="float" office:value="2218" calcext:value-type="float">
            <text:p>2,218</text:p>
          </table:table-cell>
          <table:table-cell table:style-name="ce55" table:formula="of:=[.G19]" office:value-type="float" office:value="1000" calcext:value-type="float">
            <text:p>1,000.00000</text:p>
          </table:table-cell>
          <table:table-cell table:style-name="ce55" table:formula="of:=[.F19]" office:value-type="float" office:value="0" calcext:value-type="float">
            <text:p>0.00000</text:p>
          </table:table-cell>
          <table:table-cell table:style-name="ce55" table:formula="of:=[.E20]-[.F20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60" table:formula="of:=([.I19]/[.I20]-1)/[.M20]" office:value-type="percentage" office:value="0.00697188735867738" calcext:value-type="percentage">
            <text:p>0.69719%</text:p>
          </table:table-cell>
          <table:table-cell table:style-name="ce55" table:formula="of:=([.C20]-[.B20])/360" office:value-type="float" office:value="0.508333333333333" calcext:value-type="float">
            <text:p>0.50833</text:p>
          </table:table-cell>
          <table:table-cell table:style-name="ce60" table:formula="of:=[.N19]" office:value-type="percentage" office:value="0.02" calcext:value-type="percentage">
            <text:p>2.00000%</text:p>
          </table:table-cell>
          <table:table-cell table:style-name="ce60" table:formula="of:=GET_VOL([.D20];[.N20];[CAP_FLR_VOLS.$A$4:.$A$21];[CAP_FLR_VOLS.$B$4:.$B$21];[CAP_FLR_VOLS.$E$4:.$E$21])" office:value-type="percentage" office:value="0.0230578767123288" calcext:value-type="percentage">
            <text:p>2.30579%</text:p>
          </table:table-cell>
          <table:table-cell table:style-name="ce55" table:formula="of:=([.L20]-[.N20])/([.O20]*SQRT(([.B20]-[.A20])/365))" office:value-type="float" office:value="-0.23929102915713" calcext:value-type="float">
            <text:p>-0.23929</text:p>
          </table:table-cell>
          <table:table-cell table:style-name="ce55" table:formula="of:=([.L20]-[.N20])*[.M20]*[.E20]*[.K20]*COM.MICROSOFT.NORM.DIST([.P20];0;1;1)+[.O20]*SQRT([.D20]/365)*[.M20]*[.E20]*[.K20]*COM.MICROSOFT.NORM.DIST([.P20];0;1;0)" office:value-type="float" office:value="8.44179292565242" calcext:value-type="float">
            <text:p>8.44179</text:p>
          </table:table-cell>
          <table:table-cell table:style-name="ce60" table:formula="of:=[.R19]" office:value-type="percentage" office:value="0.005" calcext:value-type="percentage">
            <text:p>0.50000%</text:p>
          </table:table-cell>
          <table:table-cell table:style-name="ce60" table:formula="of:=GET_VOL([.D20];[.N20];[CAP_FLR_VOLS.$G$4:.$G$21];[CAP_FLR_VOLS.$H$4:.$H$21];[CAP_FLR_VOLS.$K$4:.$K$21])" office:value-type="percentage" office:value="0.0234232876712329" calcext:value-type="percentage">
            <text:p>2.34233%</text:p>
          </table:table-cell>
          <table:table-cell table:style-name="ce55" table:formula="of:=([.L20]-[.R20])/([.S20]*SQRT(([.B20]-[.A20])/365))" office:value-type="float" office:value="0.0356531967744171" calcext:value-type="float">
            <text:p>0.03565</text:p>
          </table:table-cell>
          <table:table-cell table:style-name="ce55" table:formula="of:=([.R20]-[.L20])*[.M20]*[.E20]*[.K20]*COM.MICROSOFT.NORM.DIST(-[.T20];0;1;1)+[.S20]*SQRT([.D20]/365)*[.M20]*[.E20]*[.K20]*COM.MICROSOFT.NORM.DIST([.T20];0;1;0)" office:value-type="float" office:value="11.1168381535199" calcext:value-type="float">
            <text:p>11.11684</text:p>
          </table:table-cell>
          <table:table-cell table:number-columns-repeated="1000"/>
        </table:table-row>
        <table:table-row table:style-name="ro1">
          <table:table-cell table:style-name="ce109" table:formula="of:=[.A20]" office:value-type="date" office:date-value="2021-12-03" calcext:value-type="date">
            <text:p>2021-12-03</text:p>
          </table:table-cell>
          <table:table-cell table:style-name="ce109" table:formula="of:=[.C20]" office:value-type="date" office:date-value="2027-12-30" calcext:value-type="date">
            <text:p>2027-12-30</text:p>
          </table:table-cell>
          <table:table-cell table:style-name="ce109" office:value-type="date" office:date-value="2028-06-30" calcext:value-type="date">
            <text:p>2028-06-30</text:p>
          </table:table-cell>
          <table:table-cell table:style-name="ce113" table:formula="of:=[.C21]-[.A21]" office:value-type="float" office:value="2401" calcext:value-type="float">
            <text:p>2,401</text:p>
          </table:table-cell>
          <table:table-cell table:style-name="ce115" table:formula="of:=[.G20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1]-[.F21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119" table:formula="of:=([.I20]/[.I21]-1)/[.M21]" office:value-type="percentage" office:value="0.00852351850895977" calcext:value-type="percentage">
            <text:p>0.85235%</text:p>
          </table:table-cell>
          <table:table-cell table:style-name="ce115" table:formula="of:=([.C21]-[.B21])/360" office:value-type="float" office:value="0.508333333333333" calcext:value-type="float">
            <text:p>0.50833</text:p>
          </table:table-cell>
          <table:table-cell table:style-name="ce119" table:formula="of:=[.N20]" office:value-type="percentage" office:value="0.02" calcext:value-type="percentage">
            <text:p>2.00000%</text:p>
          </table:table-cell>
          <table:table-cell table:style-name="ce119" table:formula="of:=GET_VOL([.D21];[.N21];[CAP_FLR_VOLS.$A$4:.$A$21];[CAP_FLR_VOLS.$B$4:.$B$21];[CAP_FLR_VOLS.$E$4:.$E$21])" office:value-type="percentage" office:value="0.0226191780821918" calcext:value-type="percentage">
            <text:p>2.26192%</text:p>
          </table:table-cell>
          <table:table-cell table:style-name="ce115" table:formula="of:=([.L21]-[.N21])/([.O21]*SQRT(([.B21]-[.A21])/365))" office:value-type="float" office:value="-0.205824752615179" calcext:value-type="float">
            <text:p>-0.20582</text:p>
          </table:table-cell>
          <table:table-cell table:style-name="ce115" table:formula="of:=([.L21]-[.N21])*[.M21]*[.E21]*[.K21]*COM.MICROSOFT.NORM.DIST([.P21];0;1;1)+[.O21]*SQRT([.D21]/365)*[.M21]*[.E21]*[.K21]*COM.MICROSOFT.NORM.DIST([.P21];0;1;0)" office:value-type="float" office:value="8.95854851418024" calcext:value-type="float">
            <text:p>8.95855</text:p>
          </table:table-cell>
          <table:table-cell table:style-name="ce119" table:formula="of:=[.R20]" office:value-type="percentage" office:value="0.005" calcext:value-type="percentage">
            <text:p>0.50000%</text:p>
          </table:table-cell>
          <table:table-cell table:style-name="ce119" table:formula="of:=GET_VOL([.D21];[.N21];[CAP_FLR_VOLS.$G$4:.$G$21];[CAP_FLR_VOLS.$H$4:.$H$21];[CAP_FLR_VOLS.$K$4:.$K$21])" office:value-type="percentage" office:value="0.0229219178082192" calcext:value-type="percentage">
            <text:p>2.29219%</text:p>
          </table:table-cell>
          <table:table-cell table:style-name="ce115" table:formula="of:=([.L21]-[.R21])/([.S21]*SQRT(([.B21]-[.A21])/365))" office:value-type="float" office:value="0.062357869323145" calcext:value-type="float">
            <text:p>0.06236</text:p>
          </table:table-cell>
          <table:table-cell table:style-name="ce115" table:formula="of:=([.R21]-[.L21])*[.M21]*[.E21]*[.K21]*COM.MICROSOFT.NORM.DIST(-[.T21];0;1;1)+[.S21]*SQRT([.D21]/365)*[.M21]*[.E21]*[.K21]*COM.MICROSOFT.NORM.DIST([.T21];0;1;0)" office:value-type="float" office:value="10.9039546040808" calcext:value-type="float">
            <text:p>10.90395</text:p>
          </table:table-cell>
          <table:table-cell table:number-columns-repeated="1000"/>
        </table:table-row>
        <table:table-row table:style-name="ro1">
          <table:table-cell table:style-name="ce51" table:formula="of:=[.A21]" office:value-type="date" office:date-value="2021-12-03" calcext:value-type="date">
            <text:p>2021-12-03</text:p>
          </table:table-cell>
          <table:table-cell table:style-name="ce51" table:formula="of:=[.C21]" office:value-type="date" office:date-value="2028-06-30" calcext:value-type="date">
            <text:p>2028-06-30</text:p>
          </table:table-cell>
          <table:table-cell table:style-name="ce51" office:value-type="date" office:date-value="2028-12-30" calcext:value-type="date">
            <text:p>2028-12-30</text:p>
          </table:table-cell>
          <table:table-cell table:style-name="ce53" table:formula="of:=[.C22]-[.A22]" office:value-type="float" office:value="2584" calcext:value-type="float">
            <text:p>2,584</text:p>
          </table:table-cell>
          <table:table-cell table:style-name="ce55" table:formula="of:=[.G21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2]-[.F22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2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2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60" table:formula="of:=([.I21]/[.I22]-1)/[.M22]" office:value-type="percentage" office:value="0.00963259658700949" calcext:value-type="percentage">
            <text:p>0.96326%</text:p>
          </table:table-cell>
          <table:table-cell table:style-name="ce55" table:formula="of:=([.C22]-[.B22])/360" office:value-type="float" office:value="0.508333333333333" calcext:value-type="float">
            <text:p>0.50833</text:p>
          </table:table-cell>
          <table:table-cell table:style-name="ce60" table:formula="of:=[.N21]" office:value-type="percentage" office:value="0.02" calcext:value-type="percentage">
            <text:p>2.00000%</text:p>
          </table:table-cell>
          <table:table-cell table:style-name="ce60" table:formula="of:=GET_VOL([.D22];[.N22];[CAP_FLR_VOLS.$A$4:.$A$21];[CAP_FLR_VOLS.$B$4:.$B$21];[CAP_FLR_VOLS.$E$4:.$E$21])" office:value-type="percentage" office:value="0.0222036529680365" calcext:value-type="percentage">
            <text:p>2.22037%</text:p>
          </table:table-cell>
          <table:table-cell table:style-name="ce55" table:formula="of:=([.L22]-[.N22])/([.O22]*SQRT(([.B22]-[.A22])/365))" office:value-type="float" office:value="-0.182052194873371" calcext:value-type="float">
            <text:p>-0.18205</text:p>
          </table:table-cell>
          <table:table-cell table:style-name="ce55" table:formula="of:=([.L22]-[.N22])*[.M22]*[.E22]*[.K22]*COM.MICROSOFT.NORM.DIST([.P22];0;1;1)+[.O22]*SQRT([.D22]/365)*[.M22]*[.E22]*[.K22]*COM.MICROSOFT.NORM.DIST([.P22];0;1;0)" office:value-type="float" office:value="9.35927308687411" calcext:value-type="float">
            <text:p>9.35927</text:p>
          </table:table-cell>
          <table:table-cell table:style-name="ce60" table:formula="of:=[.R21]" office:value-type="percentage" office:value="0.005" calcext:value-type="percentage">
            <text:p>0.50000%</text:p>
          </table:table-cell>
          <table:table-cell table:style-name="ce60" table:formula="of:=GET_VOL([.D22];[.N22];[CAP_FLR_VOLS.$G$4:.$G$21];[CAP_FLR_VOLS.$H$4:.$H$21];[CAP_FLR_VOLS.$K$4:.$K$21])" office:value-type="percentage" office:value="0.0224536529680365" calcext:value-type="percentage">
            <text:p>2.24537%</text:p>
          </table:table-cell>
          <table:table-cell table:style-name="ce55" table:formula="of:=([.L22]-[.R22])/([.S22]*SQRT(([.B22]-[.A22])/365))" office:value-type="float" office:value="0.0804429204198526" calcext:value-type="float">
            <text:p>0.08044</text:p>
          </table:table-cell>
          <table:table-cell table:style-name="ce55" table:formula="of:=([.R22]-[.L22])*[.M22]*[.E22]*[.K22]*COM.MICROSOFT.NORM.DIST(-[.T22];0;1;1)+[.S22]*SQRT([.D22]/365)*[.M22]*[.E22]*[.K22]*COM.MICROSOFT.NORM.DIST([.T22];0;1;0)" office:value-type="float" office:value="10.7785663898798" calcext:value-type="float">
            <text:p>10.77857</text:p>
          </table:table-cell>
          <table:table-cell table:number-columns-repeated="1000"/>
        </table:table-row>
        <table:table-row table:style-name="ro1">
          <table:table-cell table:style-name="ce109" table:formula="of:=[.A22]" office:value-type="date" office:date-value="2021-12-03" calcext:value-type="date">
            <text:p>2021-12-03</text:p>
          </table:table-cell>
          <table:table-cell table:style-name="ce109" table:formula="of:=[.C22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3]-[.A23]" office:value-type="float" office:value="2766" calcext:value-type="float">
            <text:p>2,766</text:p>
          </table:table-cell>
          <table:table-cell table:style-name="ce115" table:formula="of:=[.G22]" office:value-type="float" office:value="1000" calcext:value-type="float">
            <text:p>1,000.00000</text:p>
          </table:table-cell>
          <table:table-cell table:style-name="ce115" table:formula="of:=[.F22]" office:value-type="float" office:value="0" calcext:value-type="float">
            <text:p>0.00000</text:p>
          </table:table-cell>
          <table:table-cell table:style-name="ce115" table:formula="of:=[.E23]-[.F23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119" table:formula="of:=([.I22]/[.I23]-1)/[.M23]" office:value-type="percentage" office:value="0.0108923129557578" calcext:value-type="percentage">
            <text:p>1.08923%</text:p>
          </table:table-cell>
          <table:table-cell table:style-name="ce115" table:formula="of:=([.C23]-[.B23])/360" office:value-type="float" office:value="0.505555555555556" calcext:value-type="float">
            <text:p>0.50556</text:p>
          </table:table-cell>
          <table:table-cell table:style-name="ce119" table:formula="of:=[.N22]" office:value-type="percentage" office:value="0.02" calcext:value-type="percentage">
            <text:p>2.00000%</text:p>
          </table:table-cell>
          <table:table-cell table:style-name="ce119" table:formula="of:=GET_VOL([.D23];[.N23];[CAP_FLR_VOLS.$A$4:.$A$21];[CAP_FLR_VOLS.$B$4:.$B$21];[CAP_FLR_VOLS.$E$4:.$E$21])" office:value-type="percentage" office:value="0.0219127853881278" calcext:value-type="percentage">
            <text:p>2.19128%</text:p>
          </table:table-cell>
          <table:table-cell table:style-name="ce115" table:formula="of:=([.L23]-[.N23])/([.O23]*SQRT(([.B23]-[.A23])/365))" office:value-type="float" office:value="-0.15621066864345" calcext:value-type="float">
            <text:p>-0.15621</text:p>
          </table:table-cell>
          <table:table-cell table:style-name="ce115" table:formula="of:=([.L23]-[.N23])*[.M23]*[.E23]*[.K23]*COM.MICROSOFT.NORM.DIST([.P23];0;1;1)+[.O23]*SQRT([.D23]/365)*[.M23]*[.E23]*[.K23]*COM.MICROSOFT.NORM.DIST([.P23];0;1;0)" office:value-type="float" office:value="9.76986639925549" calcext:value-type="float">
            <text:p>9.76987</text:p>
          </table:table-cell>
          <table:table-cell table:style-name="ce119" table:formula="of:=[.R22]" office:value-type="percentage" office:value="0.005" calcext:value-type="percentage">
            <text:p>0.50000%</text:p>
          </table:table-cell>
          <table:table-cell table:style-name="ce119" table:formula="of:=GET_VOL([.D23];[.N23];[CAP_FLR_VOLS.$G$4:.$G$21];[CAP_FLR_VOLS.$H$4:.$H$21];[CAP_FLR_VOLS.$K$4:.$K$21])" office:value-type="percentage" office:value="0.0221627853881279" calcext:value-type="percentage">
            <text:p>2.21628%</text:p>
          </table:table-cell>
          <table:table-cell table:style-name="ce115" table:formula="of:=([.L23]-[.R23])/([.S23]*SQRT(([.B23]-[.A23])/365))" office:value-type="float" office:value="0.0999221204921603" calcext:value-type="float">
            <text:p>0.09992</text:p>
          </table:table-cell>
          <table:table-cell table:style-name="ce115" table:formula="of:=([.R23]-[.L23])*[.M23]*[.E23]*[.K23]*COM.MICROSOFT.NORM.DIST(-[.T23];0;1;1)+[.S23]*SQRT([.D23]/365)*[.M23]*[.E23]*[.K23]*COM.MICROSOFT.NORM.DIST([.T23];0;1;0)" office:value-type="float" office:value="10.6202464840155" calcext:value-type="float">
            <text:p>10.62025</text:p>
          </table:table-cell>
          <table:table-cell table:number-columns-repeated="1000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4]-[.A24]" office:value-type="float" office:value="2949" calcext:value-type="float">
            <text:p>2,949</text:p>
          </table:table-cell>
          <table:table-cell table:style-name="ce55" table:formula="of:=[.G23]" office:value-type="float" office:value="1000" calcext:value-type="float">
            <text:p>1,000.00000</text:p>
          </table:table-cell>
          <table:table-cell table:style-name="ce55" table:formula="of:=[.F23]" office:value-type="float" office:value="0" calcext:value-type="float">
            <text:p>0.00000</text:p>
          </table:table-cell>
          <table:table-cell table:style-name="ce55" table:formula="of:=[.E24]-[.F24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60" table:formula="of:=([.I23]/[.I24]-1)/[.M24]" office:value-type="percentage" office:value="0.0119689385638009" calcext:value-type="percentage">
            <text:p>1.19689%</text:p>
          </table:table-cell>
          <table:table-cell table:style-name="ce55" table:formula="of:=([.C24]-[.B24])/360" office:value-type="float" office:value="0.508333333333333" calcext:value-type="float">
            <text:p>0.50833</text:p>
          </table:table-cell>
          <table:table-cell table:style-name="ce60" table:formula="of:=[.N23]" office:value-type="percentage" office:value="0.02" calcext:value-type="percentage">
            <text:p>2.00000%</text:p>
          </table:table-cell>
          <table:table-cell table:style-name="ce60" table:formula="of:=GET_VOL([.D24];[.N24];[CAP_FLR_VOLS.$A$4:.$A$21];[CAP_FLR_VOLS.$B$4:.$B$21];[CAP_FLR_VOLS.$E$4:.$E$21])" office:value-type="percentage" office:value="0.0216203196347032" calcext:value-type="percentage">
            <text:p>2.16203%</text:p>
          </table:table-cell>
          <table:table-cell table:style-name="ce55" table:formula="of:=([.L24]-[.N24])/([.O24]*SQRT(([.B24]-[.A24])/365))" office:value-type="float" office:value="-0.13493704096082" calcext:value-type="float">
            <text:p>-0.13494</text:p>
          </table:table-cell>
          <table:table-cell table:style-name="ce55" table:formula="of:=([.L24]-[.N24])*[.M24]*[.E24]*[.K24]*COM.MICROSOFT.NORM.DIST([.P24];0;1;1)+[.O24]*SQRT([.D24]/365)*[.M24]*[.E24]*[.K24]*COM.MICROSOFT.NORM.DIST([.P24];0;1;0)" office:value-type="float" office:value="10.2208323590853" calcext:value-type="float">
            <text:p>10.22083</text:p>
          </table:table-cell>
          <table:table-cell table:style-name="ce60" table:formula="of:=[.R23]" office:value-type="percentage" office:value="0.005" calcext:value-type="percentage">
            <text:p>0.50000%</text:p>
          </table:table-cell>
          <table:table-cell table:style-name="ce60" table:formula="of:=GET_VOL([.D24];[.N24];[CAP_FLR_VOLS.$G$4:.$G$21];[CAP_FLR_VOLS.$H$4:.$H$21];[CAP_FLR_VOLS.$K$4:.$K$21])" office:value-type="percentage" office:value="0.0218703196347032" calcext:value-type="percentage">
            <text:p>2.18703%</text:p>
          </table:table-cell>
          <table:table-cell table:style-name="ce55" table:formula="of:=([.L24]-[.R24])/([.S24]*SQRT(([.B24]-[.A24])/365))" office:value-type="float" office:value="0.115752891896738" calcext:value-type="float">
            <text:p>0.11575</text:p>
          </table:table-cell>
          <table:table-cell table:style-name="ce55" table:formula="of:=([.R24]-[.L24])*[.M24]*[.E24]*[.K24]*COM.MICROSOFT.NORM.DIST(-[.T24];0;1;1)+[.S24]*SQRT([.D24]/365)*[.M24]*[.E24]*[.K24]*COM.MICROSOFT.NORM.DIST([.T24];0;1;0)" office:value-type="float" office:value="10.59651446268" calcext:value-type="float">
            <text:p>10.59651</text:p>
          </table:table-cell>
          <table:table-cell table:number-columns-repeated="1000"/>
        </table:table-row>
        <table:table-row table:style-name="ro1">
          <table:table-cell table:style-name="ce109" table:formula="of:=[.A24]" office:value-type="date" office:date-value="2021-12-03" calcext:value-type="date">
            <text:p>2021-12-03</text:p>
          </table:table-cell>
          <table:table-cell table:style-name="ce109" table:formula="of:=[.C24]" office:value-type="date" office:date-value="2029-12-30" calcext:value-type="date">
            <text:p>2029-12-30</text:p>
          </table:table-cell>
          <table:table-cell table:style-name="ce109" office:value-type="date" office:date-value="2030-06-30" calcext:value-type="date">
            <text:p>2030-06-30</text:p>
          </table:table-cell>
          <table:table-cell table:style-name="ce113" table:formula="of:=[.C25]-[.A25]" office:value-type="float" office:value="3131" calcext:value-type="float">
            <text:p>3,131</text:p>
          </table:table-cell>
          <table:table-cell table:style-name="ce115" table:formula="of:=[.G24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5]-[.F25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119" table:formula="of:=([.I24]/[.I25]-1)/[.M25]" office:value-type="percentage" office:value="0.0129400440761589" calcext:value-type="percentage">
            <text:p>1.29400%</text:p>
          </table:table-cell>
          <table:table-cell table:style-name="ce115" table:formula="of:=([.C25]-[.B25])/360" office:value-type="float" office:value="0.505555555555556" calcext:value-type="float">
            <text:p>0.50556</text:p>
          </table:table-cell>
          <table:table-cell table:style-name="ce119" table:formula="of:=[.N24]" office:value-type="percentage" office:value="0.02" calcext:value-type="percentage">
            <text:p>2.00000%</text:p>
          </table:table-cell>
          <table:table-cell table:style-name="ce119" table:formula="of:=GET_VOL([.D25];[.N25];[CAP_FLR_VOLS.$A$4:.$A$21];[CAP_FLR_VOLS.$B$4:.$B$21];[CAP_FLR_VOLS.$E$4:.$E$21])" office:value-type="percentage" office:value="0.0213294520547945" calcext:value-type="percentage">
            <text:p>2.13295%</text:p>
          </table:table-cell>
          <table:table-cell table:style-name="ce115" table:formula="of:=([.L25]-[.N25])/([.O25]*SQRT(([.B25]-[.A25])/365))" office:value-type="float" office:value="-0.116447813116455" calcext:value-type="float">
            <text:p>-0.11645</text:p>
          </table:table-cell>
          <table:table-cell table:style-name="ce115" table:formula="of:=([.L25]-[.N25])*[.M25]*[.E25]*[.K25]*COM.MICROSOFT.NORM.DIST([.P25];0;1;1)+[.O25]*SQRT([.D25]/365)*[.M25]*[.E25]*[.K25]*COM.MICROSOFT.NORM.DIST([.P25];0;1;0)" office:value-type="float" office:value="10.5089682751295" calcext:value-type="float">
            <text:p>10.50897</text:p>
          </table:table-cell>
          <table:table-cell table:style-name="ce119" table:formula="of:=[.R24]" office:value-type="percentage" office:value="0.005" calcext:value-type="percentage">
            <text:p>0.50000%</text:p>
          </table:table-cell>
          <table:table-cell table:style-name="ce119" table:formula="of:=GET_VOL([.D25];[.N25];[CAP_FLR_VOLS.$G$4:.$G$21];[CAP_FLR_VOLS.$H$4:.$H$21];[CAP_FLR_VOLS.$K$4:.$K$21])" office:value-type="percentage" office:value="0.0215794520547945" calcext:value-type="percentage">
            <text:p>2.15795%</text:p>
          </table:table-cell>
          <table:table-cell table:style-name="ce115" table:formula="of:=([.L25]-[.R25])/([.S25]*SQRT(([.B25]-[.A25])/365))" office:value-type="float" office:value="0.12944686778826" calcext:value-type="float">
            <text:p>0.12945</text:p>
          </table:table-cell>
          <table:table-cell table:style-name="ce115" table:formula="of:=([.R25]-[.L25])*[.M25]*[.E25]*[.K25]*COM.MICROSOFT.NORM.DIST(-[.T25];0;1;1)+[.S25]*SQRT([.D25]/365)*[.M25]*[.E25]*[.K25]*COM.MICROSOFT.NORM.DIST([.T25];0;1;0)" office:value-type="float" office:value="10.4561854171514" calcext:value-type="float">
            <text:p>10.45619</text:p>
          </table:table-cell>
          <table:table-cell table:number-columns-repeated="1000"/>
        </table:table-row>
        <table:table-row table:style-name="ro1">
          <table:table-cell table:style-name="ce51" table:formula="of:=[.A25]" office:value-type="date" office:date-value="2021-12-03" calcext:value-type="date">
            <text:p>2021-12-03</text:p>
          </table:table-cell>
          <table:table-cell table:style-name="ce51" table:formula="of:=[.C25]" office:value-type="date" office:date-value="2030-06-30" calcext:value-type="date">
            <text:p>2030-06-30</text:p>
          </table:table-cell>
          <table:table-cell table:style-name="ce51" office:value-type="date" office:date-value="2030-12-30" calcext:value-type="date">
            <text:p>2030-12-30</text:p>
          </table:table-cell>
          <table:table-cell table:style-name="ce53" table:formula="of:=[.C26]-[.A26]" office:value-type="float" office:value="3314" calcext:value-type="float">
            <text:p>3,314</text:p>
          </table:table-cell>
          <table:table-cell table:style-name="ce55" table:formula="of:=[.G25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6]-[.F26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6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6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60" table:formula="of:=([.I25]/[.I26]-1)/[.M26]" office:value-type="percentage" office:value="0.0138446885289075" calcext:value-type="percentage">
            <text:p>1.38447%</text:p>
          </table:table-cell>
          <table:table-cell table:style-name="ce55" table:formula="of:=([.C26]-[.B26])/360" office:value-type="float" office:value="0.508333333333333" calcext:value-type="float">
            <text:p>0.50833</text:p>
          </table:table-cell>
          <table:table-cell table:style-name="ce60" table:formula="of:=[.N25]" office:value-type="percentage" office:value="0.02" calcext:value-type="percentage">
            <text:p>2.00000%</text:p>
          </table:table-cell>
          <table:table-cell table:style-name="ce60" table:formula="of:=GET_VOL([.D26];[.N26];[CAP_FLR_VOLS.$A$4:.$A$21];[CAP_FLR_VOLS.$B$4:.$B$21];[CAP_FLR_VOLS.$E$4:.$E$21])" office:value-type="percentage" office:value="0.0210369863013699" calcext:value-type="percentage">
            <text:p>2.10370%</text:p>
          </table:table-cell>
          <table:table-cell table:style-name="ce55" table:formula="of:=([.L26]-[.N26])/([.O26]*SQRT(([.B26]-[.A26])/365))" office:value-type="float" office:value="-0.0999013617854058" calcext:value-type="float">
            <text:p>-0.09990</text:p>
          </table:table-cell>
          <table:table-cell table:style-name="ce55" table:formula="of:=([.L26]-[.N26])*[.M26]*[.E26]*[.K26]*COM.MICROSOFT.NORM.DIST([.P26];0;1;1)+[.O26]*SQRT([.D26]/365)*[.M26]*[.E26]*[.K26]*COM.MICROSOFT.NORM.DIST([.P26];0;1;0)" office:value-type="float" office:value="10.8721120474948" calcext:value-type="float">
            <text:p>10.87211</text:p>
          </table:table-cell>
          <table:table-cell table:style-name="ce60" table:formula="of:=[.R25]" office:value-type="percentage" office:value="0.005" calcext:value-type="percentage">
            <text:p>0.50000%</text:p>
          </table:table-cell>
          <table:table-cell table:style-name="ce60" table:formula="of:=GET_VOL([.D26];[.N26];[CAP_FLR_VOLS.$G$4:.$G$21];[CAP_FLR_VOLS.$H$4:.$H$21];[CAP_FLR_VOLS.$K$4:.$K$21])" office:value-type="percentage" office:value="0.0212869863013699" calcext:value-type="percentage">
            <text:p>2.12870%</text:p>
          </table:table-cell>
          <table:table-cell table:style-name="ce55" table:formula="of:=([.L26]-[.R26])/([.S26]*SQRT(([.B26]-[.A26])/365))" office:value-type="float" office:value="0.141864346334916" calcext:value-type="float">
            <text:p>0.14186</text:p>
          </table:table-cell>
          <table:table-cell table:style-name="ce55" table:formula="of:=([.R26]-[.L26])*[.M26]*[.E26]*[.K26]*COM.MICROSOFT.NORM.DIST(-[.T26];0;1;1)+[.S26]*SQRT([.D26]/365)*[.M26]*[.E26]*[.K26]*COM.MICROSOFT.NORM.DIST([.T26];0;1;0)" office:value-type="float" office:value="10.4239314189458" calcext:value-type="float">
            <text:p>10.42393</text:p>
          </table:table-cell>
          <table:table-cell table:number-columns-repeated="1000"/>
        </table:table-row>
        <table:table-row table:style-name="ro1">
          <table:table-cell table:style-name="ce109" table:formula="of:=[.A26]" office:value-type="date" office:date-value="2021-12-03" calcext:value-type="date">
            <text:p>2021-12-03</text:p>
          </table:table-cell>
          <table:table-cell table:style-name="ce109" table:formula="of:=[.C26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27]-[.A27]" office:value-type="float" office:value="3496" calcext:value-type="float">
            <text:p>3,496</text:p>
          </table:table-cell>
          <table:table-cell table:style-name="ce115" table:formula="of:=[.G26]" office:value-type="float" office:value="1000" calcext:value-type="float">
            <text:p>1,000.00000</text:p>
          </table:table-cell>
          <table:table-cell table:style-name="ce115" table:formula="of:=[.E27]" office:value-type="float" office:value="1000" calcext:value-type="float">
            <text:p>1,000.00000</text:p>
          </table:table-cell>
          <table:table-cell table:style-name="ce115" table:formula="of:=[.E27]-[.F27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119" table:formula="of:=([.I26]/[.I27]-1)/[.M27]" office:value-type="percentage" office:value="0.013942782817737" calcext:value-type="percentage">
            <text:p>1.39428%</text:p>
          </table:table-cell>
          <table:table-cell table:style-name="ce115" table:formula="of:=([.C27]-[.B27])/360" office:value-type="float" office:value="0.505555555555556" calcext:value-type="float">
            <text:p>0.50556</text:p>
          </table:table-cell>
          <table:table-cell table:style-name="ce119" table:formula="of:=[.N26]" office:value-type="percentage" office:value="0.02" calcext:value-type="percentage">
            <text:p>2.00000%</text:p>
          </table:table-cell>
          <table:table-cell table:style-name="ce119" table:formula="of:=GET_VOL([.D27];[.N27];[CAP_FLR_VOLS.$A$4:.$A$21];[CAP_FLR_VOLS.$B$4:.$B$21];[CAP_FLR_VOLS.$E$4:.$E$21])" office:value-type="percentage" office:value="0.0207461187214612" calcext:value-type="percentage">
            <text:p>2.07461%</text:p>
          </table:table-cell>
          <table:table-cell table:style-name="ce115" table:formula="of:=([.L27]-[.N27])/([.O27]*SQRT(([.B27]-[.A27])/365))" office:value-type="float" office:value="-0.0968961378401347" calcext:value-type="float">
            <text:p>-0.09690</text:p>
          </table:table-cell>
          <table:table-cell table:style-name="ce115" table:formula="of:=([.L27]-[.N27])*[.M27]*[.E27]*[.K27]*COM.MICROSOFT.NORM.DIST([.P27];0;1;1)+[.O27]*SQRT([.D27]/365)*[.M27]*[.E27]*[.K27]*COM.MICROSOFT.NORM.DIST([.P27];0;1;0)" office:value-type="float" office:value="10.914846220489" calcext:value-type="float">
            <text:p>10.91485</text:p>
          </table:table-cell>
          <table:table-cell table:style-name="ce119" table:formula="of:=[.R26]" office:value-type="percentage" office:value="0.005" calcext:value-type="percentage">
            <text:p>0.50000%</text:p>
          </table:table-cell>
          <table:table-cell table:style-name="ce119" table:formula="of:=GET_VOL([.D27];[.N27];[CAP_FLR_VOLS.$G$4:.$G$21];[CAP_FLR_VOLS.$H$4:.$H$21];[CAP_FLR_VOLS.$K$4:.$K$21])" office:value-type="percentage" office:value="0.0209961187214612" calcext:value-type="percentage">
            <text:p>2.09961%</text:p>
          </table:table-cell>
          <table:table-cell table:style-name="ce115" table:formula="of:=([.L27]-[.R27])/([.S27]*SQRT(([.B27]-[.A27])/365))" office:value-type="float" office:value="0.141352613965482" calcext:value-type="float">
            <text:p>0.14135</text:p>
          </table:table-cell>
          <table:table-cell table:style-name="ce115" table:formula="of:=([.R27]-[.L27])*[.M27]*[.E27]*[.K27]*COM.MICROSOFT.NORM.DIST(-[.T27];0;1;1)+[.S27]*SQRT([.D27]/365)*[.M27]*[.E27]*[.K27]*COM.MICROSOFT.NORM.DIST([.T27];0;1;0)" office:value-type="float" office:value="10.4325667727698" calcext:value-type="float">
            <text:p>10.43257</text:p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123"/>
          <table:table-cell table:style-name="ce123" table:formula="of:=SUM([.Q8:.Q27])" office:value-type="float" office:value="125.364991523448" calcext:value-type="float">
            <text:p>125.36499</text:p>
          </table:table-cell>
          <table:table-cell table:number-columns-repeated="2"/>
          <table:table-cell table:style-name="ce123"/>
          <table:table-cell table:style-name="ce123" table:formula="of:=SUM([.U8:.U27])" office:value-type="float" office:value="185.77348889929" calcext:value-type="float">
            <text:p>185.77349</text:p>
          </table:table-cell>
          <table:table-cell table:number-columns-repeated="1000"/>
        </table:table-row>
        <table:table-row table:style-name="ro1" table:number-rows-repeated="104854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OL02" table:style-name="ta6">
        <table:table-column table:style-name="co14" table:default-cell-style-name="ce106"/>
        <table:table-column table:style-name="co6" table:default-cell-style-name="ce106"/>
        <table:table-column table:style-name="co15" table:default-cell-style-name="ce106"/>
        <table:table-column table:style-name="co7" table:default-cell-style-name="ce106"/>
        <table:table-column table:style-name="co17" table:default-cell-style-name="ce106"/>
        <table:table-column table:style-name="co18" table:default-cell-style-name="ce106"/>
        <table:table-column table:style-name="co40" table:default-cell-style-name="ce106"/>
        <table:table-column table:style-name="co20" table:default-cell-style-name="ce106"/>
        <table:table-column table:style-name="co2" table:default-cell-style-name="ce106"/>
        <table:table-column table:style-name="co20" table:default-cell-style-name="ce106"/>
        <table:table-column table:style-name="co22" table:default-cell-style-name="ce106"/>
        <table:table-column table:style-name="co38" table:default-cell-style-name="ce106"/>
        <table:table-column table:style-name="co6" table:default-cell-style-name="ce106"/>
        <table:table-column table:style-name="co39" table:default-cell-style-name="ce106"/>
        <table:table-column table:style-name="co25" table:default-cell-style-name="ce106"/>
        <table:table-column table:style-name="co38" table:default-cell-style-name="ce106"/>
        <table:table-column table:style-name="co2" table:number-columns-repeated="2" table:default-cell-style-name="ce106"/>
        <table:table-column table:style-name="co60" table:default-cell-style-name="ce106"/>
        <table:table-column table:style-name="co29" table:default-cell-style-name="ce106"/>
        <table:table-column table:style-name="co20" table:default-cell-style-name="ce106"/>
        <table:table-column table:style-name="co30" table:default-cell-style-name="ce106"/>
        <table:table-column table:style-name="co31" table:default-cell-style-name="ce106"/>
        <table:table-column table:style-name="co32" table:default-cell-style-name="ce106"/>
        <table:table-column table:style-name="co57" table:default-cell-style-name="ce106"/>
        <table:table-column table:style-name="co2" table:default-cell-style-name="ce106"/>
        <table:table-column table:style-name="co35" table:default-cell-style-name="ce106"/>
        <table:table-column table:style-name="co49" table:default-cell-style-name="ce106"/>
        <table:table-column table:style-name="co1" table:default-cell-style-name="ce106"/>
        <table:table-column table:style-name="co2" table:number-columns-repeated="995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cap_floor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dcm</text:p>
          </table:table-cell>
          <table:table-cell table:style-name="ce65" office:value-type="string" calcext:value-type="string">
            <text:p>cap_rate</text:p>
          </table:table-cell>
          <table:table-cell table:style-name="ce65" office:value-type="string" calcext:value-type="string">
            <text:p>cap_vol_surf_nm</text:p>
          </table:table-cell>
          <table:table-cell table:style-name="ce65" office:value-type="string" calcext:value-type="string">
            <text:p>floor_rate</text:p>
          </table:table-cell>
          <table:table-cell table:style-name="ce65" office:value-type="string" calcext:value-type="string">
            <text:p>floor_vol_surf_nm</text:p>
          </table:table-cell>
          <table:table-cell table:style-name="ce100" office:value-type="string" calcext:value-type="string">
            <text:p>first_int_date</text:p>
          </table:table-cell>
          <table:table-cell table:style-name="ce100" office:value-type="string" calcext:value-type="string">
            <text:p>int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first_amort_date</text:p>
          </table:table-cell>
          <table:table-cell table:style-name="ce100" office:value-type="string" calcext:value-type="string">
            <text:p>amort_freq</text:p>
          </table:table-cell>
          <table:table-cell table:style-name="ce100" office:value-type="string" calcext:value-type="string">
            <text:p>amort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style-name="ce69" table:number-columns-repeated="2"/>
          <table:table-cell table:number-columns-repeated="990"/>
          <table:table-cell table:style-name="Default" table:number-columns-repeated="3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style-name="ce68" office:value-type="string" calcext:value-type="string">
            <text:p>FLOA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style-name="ce69" table:number-columns-repeated="2"/>
          <table:table-cell table:number-columns-repeated="990"/>
          <table:table-cell table:style-name="Default" table:number-columns-repeated="3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cap_floor</text:p>
          </table:table-cell>
          <table:table-cell office:value-type="string" calcext:value-type="string">
            <text:p>/assets/caps_floors</text:p>
          </table:table-cell>
          <table:table-cell office:value-type="string" calcext:value-type="string">
            <text:p>COL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 table:style-name="ce68" office:value-type="percentage" office:value="0.02" calcext:value-type="percentage">
            <text:p>2.00%</text:p>
          </table:table-cell>
          <table:table-cell office:value-type="string" calcext:value-type="string">
            <text:p>CAP_VOL_EUR</text:p>
          </table:table-cell>
          <table:table-cell table:style-name="ce68" office:value-type="percentage" office:value="0.005" calcext:value-type="percentage">
            <text:p>0.50%</text:p>
          </table:table-cell>
          <table:table-cell office:value-type="string" calcext:value-type="string">
            <text:p>FLR_VOL_EUR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3"/>
          <table:table-cell table:number-columns-repeated="2" office:value-type="string" calcext:value-type="string">
            <text:p>INTERBCRV.EUR</text:p>
          </table:table-cell>
          <table:table-cell table:style-name="ce69" table:number-columns-repeated="2"/>
          <table:table-cell table:number-columns-repeated="990"/>
          <table:table-cell table:style-name="Default" table:number-columns-repeated="3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cap_floor</text:p>
          </table:table-cell>
          <table:table-cell table:style-name="ce107" office:value-type="string" calcext:value-type="string">
            <text:p>/assets/caps_floors</text:p>
          </table:table-cell>
          <table:table-cell table:style-name="ce107" office:value-type="string" calcext:value-type="string">
            <text:p>COL02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COL</text:p>
          </table:table-cell>
          <table:table-cell table:style-name="ce107" office:value-type="string" calcext:value-type="string">
            <text:p>par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office:value-type="string" calcext:value-type="string">
            <text:p>ACT_360</text:p>
          </table:table-cell>
          <table:table-cell table:style-name="ce103" office:value-type="percentage" office:value="0.02" calcext:value-type="percentage">
            <text:p>2.00%</text:p>
          </table:table-cell>
          <table:table-cell table:style-name="ce107" office:value-type="string" calcext:value-type="string">
            <text:p>CAP_VOL_EUR</text:p>
          </table:table-cell>
          <table:table-cell table:style-name="ce103" office:value-type="percentage" office:value="0.005" calcext:value-type="percentage">
            <text:p>0.50%</text:p>
          </table:table-cell>
          <table:table-cell table:style-name="ce107" office:value-type="string" calcext:value-type="string">
            <text:p>FLR_VOL_EUR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office:value-type="float" office:value="20220630" calcext:value-type="float">
            <text:p>20220630</text:p>
          </table:table-cell>
          <table:table-cell table:style-name="ce107" office:value-type="string" calcext:value-type="string">
            <text:p>1Y</text:p>
          </table:table-cell>
          <table:table-cell table:style-name="ce107" office:value-type="float" office:value="20220630" calcext:value-type="float">
            <text:p>20220630</text:p>
          </table:table-cell>
          <table:table-cell table:style-name="ce107" office:value-type="string" calcext:value-type="string">
            <text:p>2Y</text:p>
          </table:table-cell>
          <table:table-cell table:style-name="ce107" office:value-type="float" office:value="100" calcext:value-type="float">
            <text:p>100</text:p>
          </table:table-cell>
          <table:table-cell table:number-columns-repeated="2" table:style-name="ce107" office:value-type="string" calcext:value-type="string">
            <text:p>INTERBCRV.EUR</text:p>
          </table:table-cell>
          <table:table-cell table:style-name="ce69" table:number-columns-repeated="2"/>
          <table:table-cell table:number-columns-repeated="990"/>
          <table:table-cell table:style-name="Default" table:number-columns-repeated="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maturity 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116" office:value-type="string" calcext:value-type="string">
            <text:p>fwd crv nm</text:p>
          </table:table-cell>
          <table:table-cell table:style-name="ce65" office:value-type="string" calcext:value-type="string">
            <text:p>disc df</text:p>
          </table:table-cell>
          <table:table-cell table:style-name="ce74" office:value-type="string" calcext:value-type="string">
            <text:p>fwd</text:p>
          </table:table-cell>
          <table:table-cell table:style-name="ce65" office:value-type="string" calcext:value-type="string">
            <text:p>fwd year frac</text:p>
          </table:table-cell>
          <table:table-cell table:style-name="ce65" office:value-type="string" calcext:value-type="string">
            <text:p>caplet rate</text:p>
          </table:table-cell>
          <table:table-cell table:style-name="ce65" office:value-type="string" calcext:value-type="string">
            <text:p>caplet volatility</text:p>
          </table:table-cell>
          <table:table-cell table:style-name="ce65" office:value-type="string" calcext:value-type="string">
            <text:p>caplet d</text:p>
          </table:table-cell>
          <table:table-cell table:style-name="ce65" office:value-type="string" calcext:value-type="string">
            <text:p>caplet npv</text:p>
          </table:table-cell>
          <table:table-cell table:style-name="ce65" office:value-type="string" calcext:value-type="string">
            <text:p>floorlet rate</text:p>
          </table:table-cell>
          <table:table-cell table:style-name="ce65" office:value-type="string" calcext:value-type="string">
            <text:p>floorlet volatility</text:p>
          </table:table-cell>
          <table:table-cell table:style-name="ce65" office:value-type="string" calcext:value-type="string">
            <text:p>floorlet d</text:p>
          </table:table-cell>
          <table:table-cell table:style-name="ce65" office:value-type="string" calcext:value-type="string">
            <text:p>floorlet npv</text:p>
          </table:table-cell>
          <table:table-cell table:number-columns-repeated="1003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8]-[.A8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8]-[.F8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8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number-columns-repeated="2"/>
          <table:table-cell table:style-name="ce55"/>
          <table:table-cell table:style-name="ce60" table:number-columns-repeated="2"/>
          <table:table-cell table:style-name="ce55" table:number-columns-repeated="2"/>
          <table:table-cell table:style-name="ce60" table:number-columns-repeated="2"/>
          <table:table-cell table:style-name="ce55" table:number-columns-repeated="2"/>
          <table:table-cell table:number-columns-repeated="1003"/>
        </table:table-row>
        <table:table-row table:style-name="ro1">
          <table:table-cell table:style-name="ce51" table:formula="of:=[.A8]" office:value-type="date" office:date-value="2021-12-03" calcext:value-type="date">
            <text:p>2021-12-03</text:p>
          </table:table-cell>
          <table:table-cell table:style-name="ce51" table:formula="of:=[.C8]" office:value-type="date" office:date-value="2021-12-30" calcext:value-type="date">
            <text:p>2021-12-30</text:p>
          </table:table-cell>
          <table:table-cell table:style-name="ce51" office:value-type="date" office:date-value="2022-06-30" calcext:value-type="date">
            <text:p>2022-06-30</text:p>
          </table:table-cell>
          <table:table-cell table:style-name="ce53" table:formula="of:=[.C9]-[.A9]" office:value-type="float" office:value="209" calcext:value-type="float">
            <text:p>209</text:p>
          </table:table-cell>
          <table:table-cell table:style-name="ce55" table:formula="of:=[.G8]" office:value-type="float" office:value="1000" calcext:value-type="float">
            <text:p>1,0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9]-[.F9]" office:value-type="float" office:value="900" calcext:value-type="float">
            <text:p>9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9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number-columns-repeated="2"/>
          <table:table-cell table:style-name="ce55"/>
          <table:table-cell table:style-name="ce60" table:number-columns-repeated="2"/>
          <table:table-cell table:style-name="ce55" table:number-columns-repeated="2"/>
          <table:table-cell table:style-name="ce60" table:number-columns-repeated="2"/>
          <table:table-cell table:style-name="ce55" table:number-columns-repeated="2"/>
          <table:table-cell table:number-columns-repeated="1003"/>
        </table:table-row>
        <table:table-row table:style-name="ro1">
          <table:table-cell table:style-name="ce109" table:formula="of:=[.A9]" office:value-type="date" office:date-value="2021-12-03" calcext:value-type="date">
            <text:p>2021-12-03</text:p>
          </table:table-cell>
          <table:table-cell table:style-name="ce109" table:formula="of:=[.C9]" office:value-type="date" office:date-value="2022-06-30" calcext:value-type="date">
            <text:p>2022-06-30</text:p>
          </table:table-cell>
          <table:table-cell table:style-name="ce109" office:value-type="date" office:date-value="2022-12-30" calcext:value-type="date">
            <text:p>2022-12-30</text:p>
          </table:table-cell>
          <table:table-cell table:style-name="ce113" table:formula="of:=[.C10]-[.A10]" office:value-type="float" office:value="392" calcext:value-type="float">
            <text:p>392</text:p>
          </table:table-cell>
          <table:table-cell table:style-name="ce115" table:formula="of:=[.G9]" office:value-type="float" office:value="900" calcext:value-type="float">
            <text:p>9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0]-[.F10]" office:value-type="float" office:value="900" calcext:value-type="float">
            <text:p>9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0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0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119" table:formula="of:=[.L11]" office:value-type="percentage" office:value="-0.00142513060796673" calcext:value-type="percentage">
            <text:p>-0.14251%</text:p>
          </table:table-cell>
          <table:table-cell table:style-name="ce115" table:formula="of:=([.C10]-[.B10])/360" office:value-type="float" office:value="0.508333333333333" calcext:value-type="float">
            <text:p>0.50833</text:p>
          </table:table-cell>
          <table:table-cell table:style-name="ce119" office:value-type="percentage" office:value="0.02" calcext:value-type="percentage">
            <text:p>2.00000%</text:p>
          </table:table-cell>
          <table:table-cell table:style-name="ce119" table:formula="of:=[.O11]" office:value-type="percentage" office:value="0.0217198630136986" calcext:value-type="percentage">
            <text:p>2.17199%</text:p>
          </table:table-cell>
          <table:table-cell table:style-name="ce115" table:formula="of:=([.L10]-[.N10])/([.O10]*SQRT(([.B10]-[.A10])/365))" office:value-type="float" office:value="-1.30358599318186" calcext:value-type="float">
            <text:p>-1.30359</text:p>
          </table:table-cell>
          <table:table-cell table:style-name="ce115" table:formula="of:=([.L10]-[.N10])*[.M10]*[.E10]*[.K10]*COM.MICROSOFT.NORM.DIST([.P10];0;1;1)+[.O10]*SQRT([.D11]/365)*[.M10]*[.E10]*[.K10]*COM.MICROSOFT.NORM.DIST([.P10];0;1;0)" office:value-type="float" office:value="1.18347439768778" calcext:value-type="float">
            <text:p>1.18347</text:p>
          </table:table-cell>
          <table:table-cell table:style-name="ce119" office:value-type="percentage" office:value="0.005" calcext:value-type="percentage">
            <text:p>0.50000%</text:p>
          </table:table-cell>
          <table:table-cell table:style-name="ce119" table:formula="of:=[.S11]" office:value-type="percentage" office:value="0.0220061643835616" calcext:value-type="percentage">
            <text:p>2.20062%</text:p>
          </table:table-cell>
          <table:table-cell table:style-name="ce115" table:formula="of:=([.L10]-[.R10])/([.S10]*SQRT(([.B10]-[.A10])/365))" office:value-type="float" office:value="-0.38584324081129" calcext:value-type="float">
            <text:p>-0.38584</text:p>
          </table:table-cell>
          <table:table-cell table:style-name="ce115" table:formula="of:=([.R10]-[.L10])*[.M10]*[.E10]*[.K10]*COM.MICROSOFT.NORM.DIST(-[.T10];0;1;1)+[.S10]*SQRT([.D11]/365)*[.M10]*[.E10]*[.K10]*COM.MICROSOFT.NORM.DIST([.T10];0;1;0)" office:value-type="float" office:value="6.59119347086263" calcext:value-type="float">
            <text:p>6.59119</text:p>
          </table:table-cell>
          <table:table-cell table:number-columns-repeated="1003"/>
        </table:table-row>
        <table:table-row table:style-name="ro1">
          <table:table-cell table:style-name="ce109" table:formula="of:=[.A10]" office:value-type="date" office:date-value="2021-12-03" calcext:value-type="date">
            <text:p>2021-12-03</text:p>
          </table:table-cell>
          <table:table-cell table:style-name="ce109" table:formula="of:=[.C10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1]-[.A11]" office:value-type="float" office:value="574" calcext:value-type="float">
            <text:p>574</text:p>
          </table:table-cell>
          <table:table-cell table:style-name="ce115" table:formula="of:=[.G10]" office:value-type="float" office:value="900" calcext:value-type="float">
            <text:p>9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1]-[.F11]" office:value-type="float" office:value="900" calcext:value-type="float">
            <text:p>9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1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1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119" table:formula="of:=([.G9]*[.I9]-[.F10]*[.I10]-[.F11]*[.I11]-[.G11]*[.I11])/([.M10]*[.I10]*[.E10]+[.M11]*[.I11]*[.E11])" office:value-type="percentage" office:value="-0.00142513060796673" calcext:value-type="percentage">
            <text:p>-0.14251%</text:p>
          </table:table-cell>
          <table:table-cell table:style-name="ce115" table:formula="of:=([.C11]-[.B11])/360" office:value-type="float" office:value="0.505555555555556" calcext:value-type="float">
            <text:p>0.50556</text:p>
          </table:table-cell>
          <table:table-cell table:style-name="ce119" table:formula="of:=[.N10]" office:value-type="percentage" office:value="0.02" calcext:value-type="percentage">
            <text:p>2.00000%</text:p>
          </table:table-cell>
          <table:table-cell table:style-name="ce119" table:formula="of:=GET_VOL([.D11];[.N11];[CAP_FLR_VOLS.$A$4:.$A$21];[CAP_FLR_VOLS.$B$4:.$B$21];[CAP_FLR_VOLS.$E$4:.$E$21])" office:value-type="percentage" office:value="0.0217198630136986" calcext:value-type="percentage">
            <text:p>2.17199%</text:p>
          </table:table-cell>
          <table:table-cell table:style-name="ce115" table:formula="of:=[.P10]" office:value-type="float" office:value="-1.30358599318186" calcext:value-type="float">
            <text:p>-1.30359</text:p>
          </table:table-cell>
          <table:table-cell table:style-name="ce115" table:formula="of:=([.L11]-[.N11])*[.M11]*[.E11]*[.K11]*COM.MICROSOFT.NORM.DIST([.P11];0;1;1)+[.O11]*SQRT([.D11]/365)*[.M11]*[.E11]*[.K11]*COM.MICROSOFT.NORM.DIST([.P11];0;1;0)" office:value-type="float" office:value="1.17905768597252" calcext:value-type="float">
            <text:p>1.17906</text:p>
          </table:table-cell>
          <table:table-cell table:style-name="ce119" table:formula="of:=[.R10]" office:value-type="percentage" office:value="0.005" calcext:value-type="percentage">
            <text:p>0.50000%</text:p>
          </table:table-cell>
          <table:table-cell table:style-name="ce119" table:formula="of:=GET_VOL([.D11];[.N11];[CAP_FLR_VOLS.$G$4:.$G$21];[CAP_FLR_VOLS.$H$4:.$H$21];[CAP_FLR_VOLS.$K$4:.$K$21])" office:value-type="percentage" office:value="0.0220061643835616" calcext:value-type="percentage">
            <text:p>2.20062%</text:p>
          </table:table-cell>
          <table:table-cell table:style-name="ce115" table:formula="of:=[.T10]" office:value-type="float" office:value="-0.38584324081129" calcext:value-type="float">
            <text:p>-0.38584</text:p>
          </table:table-cell>
          <table:table-cell table:style-name="ce115" table:formula="of:=([.R11]-[.L11])*[.M11]*[.E11]*[.K11]*COM.MICROSOFT.NORM.DIST(-[.T11];0;1;1)+[.S11]*SQRT([.D11]/365)*[.M11]*[.E11]*[.K11]*COM.MICROSOFT.NORM.DIST([.T11];0;1;0)" office:value-type="float" office:value="6.56659521890452" calcext:value-type="float">
            <text:p>6.56660</text:p>
          </table:table-cell>
          <table:table-cell table:number-columns-repeated="1003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2]-[.A12]" office:value-type="float" office:value="757" calcext:value-type="float">
            <text:p>757</text:p>
          </table:table-cell>
          <table:table-cell table:style-name="ce55" table:formula="of:=[.G11]" office:value-type="float" office:value="900" calcext:value-type="float">
            <text:p>900.00000</text:p>
          </table:table-cell>
          <table:table-cell table:style-name="ce55" table:formula="of:=[.F11]" office:value-type="float" office:value="0" calcext:value-type="float">
            <text:p>0.00000</text:p>
          </table:table-cell>
          <table:table-cell table:style-name="ce55" table:formula="of:=[.E12]-[.F12]" office:value-type="float" office:value="900" calcext:value-type="float">
            <text:p>9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60" table:formula="of:=[.L13]" office:value-type="percentage" office:value="-0.000907222981005148" calcext:value-type="percentage">
            <text:p>-0.09072%</text:p>
          </table:table-cell>
          <table:table-cell table:style-name="ce55" table:formula="of:=([.C12]-[.B12])/360" office:value-type="float" office:value="0.508333333333333" calcext:value-type="float">
            <text:p>0.50833</text:p>
          </table:table-cell>
          <table:table-cell table:style-name="ce60" table:formula="of:=[.N11]" office:value-type="percentage" office:value="0.02" calcext:value-type="percentage">
            <text:p>2.00000%</text:p>
          </table:table-cell>
          <table:table-cell table:style-name="ce60" table:formula="of:=[.O13]" office:value-type="percentage" office:value="0.0239513698630137" calcext:value-type="percentage">
            <text:p>2.39514%</text:p>
          </table:table-cell>
          <table:table-cell table:style-name="ce55" table:formula="of:=([.L12]-[.N12])/([.O12]*SQRT(([.B12]-[.A12])/365))" office:value-type="float" office:value="-0.696075711319642" calcext:value-type="float">
            <text:p>-0.69608</text:p>
          </table:table-cell>
          <table:table-cell table:style-name="ce55" table:formula="of:=([.L12]-[.N12])*[.M12]*[.E12]*[.K12]*COM.MICROSOFT.NORM.DIST([.P12];0;1;1)+[.O12]*SQRT([.D13]/365)*[.M12]*[.E12]*[.K12]*COM.MICROSOFT.NORM.DIST([.P12];0;1;0)" office:value-type="float" office:value="3.18966339998427" calcext:value-type="float">
            <text:p>3.18966</text:p>
          </table:table-cell>
          <table:table-cell table:style-name="ce60" table:formula="of:=[.R11]" office:value-type="percentage" office:value="0.005" calcext:value-type="percentage">
            <text:p>0.50000%</text:p>
          </table:table-cell>
          <table:table-cell table:style-name="ce60" table:formula="of:=[.S13]" office:value-type="percentage" office:value="0.0244513698630137" calcext:value-type="percentage">
            <text:p>2.44514%</text:p>
          </table:table-cell>
          <table:table-cell table:style-name="ce55" table:formula="of:=([.L12]-[.R12])/([.S12]*SQRT(([.B12]-[.A12])/365))" office:value-type="float" office:value="-0.192650728466847" calcext:value-type="float">
            <text:p>-0.19265</text:p>
          </table:table-cell>
          <table:table-cell table:style-name="ce55" table:formula="of:=([.R12]-[.L12])*[.M12]*[.E12]*[.K12]*COM.MICROSOFT.NORM.DIST(-[.T12];0;1;1)+[.S12]*SQRT([.D13]/365)*[.M12]*[.E12]*[.K12]*COM.MICROSOFT.NORM.DIST([.T12];0;1;0)" office:value-type="float" office:value="8.61427019535728" calcext:value-type="float">
            <text:p>8.61427</text:p>
          </table:table-cell>
          <table:table-cell table:number-columns-repeated="1003"/>
        </table:table-row>
        <table:table-row table:style-name="ro1">
          <table:table-cell table:style-name="ce51" table:formula="of:=[.A12]" office:value-type="date" office:date-value="2021-12-03" calcext:value-type="date">
            <text:p>2021-12-03</text:p>
          </table:table-cell>
          <table:table-cell table:style-name="ce51" table:formula="of:=[.C12]" office:value-type="date" office:date-value="2023-12-30" calcext:value-type="date">
            <text:p>2023-12-30</text:p>
          </table:table-cell>
          <table:table-cell table:style-name="ce51" office:value-type="date" office:date-value="2024-06-30" calcext:value-type="date">
            <text:p>2024-06-30</text:p>
          </table:table-cell>
          <table:table-cell table:style-name="ce53" table:formula="of:=[.C13]-[.A13]" office:value-type="float" office:value="940" calcext:value-type="float">
            <text:p>940</text:p>
          </table:table-cell>
          <table:table-cell table:style-name="ce55" table:formula="of:=[.G12]" office:value-type="float" office:value="900" calcext:value-type="float">
            <text:p>9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13]-[.F13]" office:value-type="float" office:value="800" calcext:value-type="float">
            <text:p>8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3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3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60" table:formula="of:=([.G11]*[.I11]-[.F12]*[.I12]-[.F13]*[.I13]-[.G13]*[.I13])/([.M12]*[.I12]*[.E12]+[.M13]*[.I13]*[.E13])" office:value-type="percentage" office:value="-0.000907222981005148" calcext:value-type="percentage">
            <text:p>-0.09072%</text:p>
          </table:table-cell>
          <table:table-cell table:style-name="ce55" table:formula="of:=([.C13]-[.B13])/360" office:value-type="float" office:value="0.508333333333333" calcext:value-type="float">
            <text:p>0.50833</text:p>
          </table:table-cell>
          <table:table-cell table:style-name="ce60" table:formula="of:=[.N11]" office:value-type="percentage" office:value="0.02" calcext:value-type="percentage">
            <text:p>2.00000%</text:p>
          </table:table-cell>
          <table:table-cell table:style-name="ce60" table:formula="of:=GET_VOL([.D13];[.N13];[CAP_FLR_VOLS.$A$4:.$A$21];[CAP_FLR_VOLS.$B$4:.$B$21];[CAP_FLR_VOLS.$E$4:.$E$21])" office:value-type="percentage" office:value="0.0239513698630137" calcext:value-type="percentage">
            <text:p>2.39514%</text:p>
          </table:table-cell>
          <table:table-cell table:style-name="ce55" table:formula="of:=[.P12]" office:value-type="float" office:value="-0.696075711319642" calcext:value-type="float">
            <text:p>-0.69608</text:p>
          </table:table-cell>
          <table:table-cell table:style-name="ce55" table:formula="of:=([.L13]-[.N13])*[.M13]*[.E13]*[.K13]*COM.MICROSOFT.NORM.DIST([.P13];0;1;1)+[.O13]*SQRT([.D13]/365)*[.M13]*[.E13]*[.K13]*COM.MICROSOFT.NORM.DIST([.P13];0;1;0)" office:value-type="float" office:value="3.19051038290686" calcext:value-type="float">
            <text:p>3.19051</text:p>
          </table:table-cell>
          <table:table-cell table:style-name="ce60" table:formula="of:=[.R12]" office:value-type="percentage" office:value="0.005" calcext:value-type="percentage">
            <text:p>0.50000%</text:p>
          </table:table-cell>
          <table:table-cell table:style-name="ce60" table:formula="of:=GET_VOL([.D13];[.N13];[CAP_FLR_VOLS.$G$4:.$G$21];[CAP_FLR_VOLS.$H$4:.$H$21];[CAP_FLR_VOLS.$K$4:.$K$21])" office:value-type="percentage" office:value="0.0244513698630137" calcext:value-type="percentage">
            <text:p>2.44514%</text:p>
          </table:table-cell>
          <table:table-cell table:style-name="ce55" table:formula="of:=[.T12]" office:value-type="float" office:value="-0.192650728466847" calcext:value-type="float">
            <text:p>-0.19265</text:p>
          </table:table-cell>
          <table:table-cell table:style-name="ce55" table:formula="of:=([.R13]-[.L13])*[.M13]*[.E13]*[.K13]*COM.MICROSOFT.NORM.DIST(-[.T13];0;1;1)+[.S13]*SQRT([.D13]/365)*[.M13]*[.E13]*[.K13]*COM.MICROSOFT.NORM.DIST([.T13];0;1;0)" office:value-type="float" office:value="8.61655762786383" calcext:value-type="float">
            <text:p>8.61656</text:p>
          </table:table-cell>
          <table:table-cell table:number-columns-repeated="1003"/>
        </table:table-row>
        <table:table-row table:style-name="ro1">
          <table:table-cell table:style-name="ce109" table:formula="of:=[.A13]" office:value-type="date" office:date-value="2021-12-03" calcext:value-type="date">
            <text:p>2021-12-03</text:p>
          </table:table-cell>
          <table:table-cell table:style-name="ce109" table:formula="of:=[.C13]" office:value-type="date" office:date-value="2024-06-30" calcext:value-type="date">
            <text:p>2024-06-30</text:p>
          </table:table-cell>
          <table:table-cell table:style-name="ce109" office:value-type="date" office:date-value="2024-12-30" calcext:value-type="date">
            <text:p>2024-12-30</text:p>
          </table:table-cell>
          <table:table-cell table:style-name="ce113" table:formula="of:=[.C14]-[.A14]" office:value-type="float" office:value="1123" calcext:value-type="float">
            <text:p>1,123</text:p>
          </table:table-cell>
          <table:table-cell table:style-name="ce115" table:formula="of:=[.G13]" office:value-type="float" office:value="800" calcext:value-type="float">
            <text:p>8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4]-[.F14]" office:value-type="float" office:value="800" calcext:value-type="float">
            <text:p>8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119" table:formula="of:=[.L15]" office:value-type="percentage" office:value="0.000639363432141327" calcext:value-type="percentage">
            <text:p>0.06394%</text:p>
          </table:table-cell>
          <table:table-cell table:style-name="ce115" table:formula="of:=([.C14]-[.B14])/360" office:value-type="float" office:value="0.508333333333333" calcext:value-type="float">
            <text:p>0.50833</text:p>
          </table:table-cell>
          <table:table-cell table:style-name="ce119" table:formula="of:=[.N13]" office:value-type="percentage" office:value="0.02" calcext:value-type="percentage">
            <text:p>2.00000%</text:p>
          </table:table-cell>
          <table:table-cell table:style-name="ce119" table:formula="of:=[.O15]" office:value-type="percentage" office:value="0.0240424657534247" calcext:value-type="percentage">
            <text:p>2.40425%</text:p>
          </table:table-cell>
          <table:table-cell table:style-name="ce115" table:formula="of:=([.L14]-[.N14])/([.O14]*SQRT(([.B14]-[.A14])/365))" office:value-type="float" office:value="-0.501791305337988" calcext:value-type="float">
            <text:p>-0.50179</text:p>
          </table:table-cell>
          <table:table-cell table:style-name="ce115" table:formula="of:=([.L14]-[.N14])*[.M14]*[.E14]*[.K14]*COM.MICROSOFT.NORM.DIST([.P14];0;1;1)+[.O14]*SQRT([.D15]/365)*[.M14]*[.E14]*[.K14]*COM.MICROSOFT.NORM.DIST([.P14];0;1;0)" office:value-type="float" office:value="4.09237042815378" calcext:value-type="float">
            <text:p>4.09237</text:p>
          </table:table-cell>
          <table:table-cell table:style-name="ce119" table:formula="of:=[.R13]" office:value-type="percentage" office:value="0.005" calcext:value-type="percentage">
            <text:p>0.50000%</text:p>
          </table:table-cell>
          <table:table-cell table:style-name="ce119" table:formula="of:=[.S15]" office:value-type="percentage" office:value="0.0245424657534247" calcext:value-type="percentage">
            <text:p>2.45425%</text:p>
          </table:table-cell>
          <table:table-cell table:style-name="ce115" table:formula="of:=([.L14]-[.R14])/([.S14]*SQRT(([.B14]-[.A14])/365))" office:value-type="float" office:value="-0.110716973132997" calcext:value-type="float">
            <text:p>-0.11072</text:p>
          </table:table-cell>
          <table:table-cell table:style-name="ce115" table:formula="of:=([.R14]-[.L14])*[.M14]*[.E14]*[.K14]*COM.MICROSOFT.NORM.DIST(-[.T14];0;1;1)+[.S14]*SQRT([.D15]/365)*[.M14]*[.E14]*[.K14]*COM.MICROSOFT.NORM.DIST([.T14];0;1;0)" office:value-type="float" office:value="8.47595853106172" calcext:value-type="float">
            <text:p>8.47596</text:p>
          </table:table-cell>
          <table:table-cell table:number-columns-repeated="1003"/>
        </table:table-row>
        <table:table-row table:style-name="ro1">
          <table:table-cell table:style-name="ce109" table:formula="of:=[.A14]" office:value-type="date" office:date-value="2021-12-03" calcext:value-type="date">
            <text:p>2021-12-03</text:p>
          </table:table-cell>
          <table:table-cell table:style-name="ce109" table:formula="of:=[.C14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5]-[.A15]" office:value-type="float" office:value="1305" calcext:value-type="float">
            <text:p>1,305</text:p>
          </table:table-cell>
          <table:table-cell table:style-name="ce115" table:formula="of:=[.G14]" office:value-type="float" office:value="800" calcext:value-type="float">
            <text:p>800.00000</text:p>
          </table:table-cell>
          <table:table-cell table:style-name="ce115" table:formula="of:=[.F14]" office:value-type="float" office:value="0" calcext:value-type="float">
            <text:p>0.00000</text:p>
          </table:table-cell>
          <table:table-cell table:style-name="ce115" table:formula="of:=[.E15]-[.F15]" office:value-type="float" office:value="800" calcext:value-type="float">
            <text:p>8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5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5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119" table:formula="of:=([.G13]*[.I13]-[.F14]*[.I14]-[.F15]*[.I15]-[.G15]*[.I15])/([.M14]*[.I14]*[.E14]+[.M15]*[.I15]*[.E15])" office:value-type="percentage" office:value="0.000639363432141327" calcext:value-type="percentage">
            <text:p>0.06394%</text:p>
          </table:table-cell>
          <table:table-cell table:style-name="ce115" table:formula="of:=([.C15]-[.B15])/360" office:value-type="float" office:value="0.505555555555556" calcext:value-type="float">
            <text:p>0.50556</text:p>
          </table:table-cell>
          <table:table-cell table:style-name="ce119" office:value-type="percentage" office:value="0.02" calcext:value-type="percentage">
            <text:p>2.00000%</text:p>
          </table:table-cell>
          <table:table-cell table:style-name="ce119" table:formula="of:=GET_VOL([.D15];[.N15];[CAP_FLR_VOLS.$A$4:.$A$21];[CAP_FLR_VOLS.$B$4:.$B$21];[CAP_FLR_VOLS.$E$4:.$E$21])" office:value-type="percentage" office:value="0.0240424657534247" calcext:value-type="percentage">
            <text:p>2.40425%</text:p>
          </table:table-cell>
          <table:table-cell table:style-name="ce115" table:formula="of:=[.P14]" office:value-type="float" office:value="-0.501791305337988" calcext:value-type="float">
            <text:p>-0.50179</text:p>
          </table:table-cell>
          <table:table-cell table:style-name="ce115" table:formula="of:=([.L15]-[.N15])*[.M15]*[.E15]*[.K15]*COM.MICROSOFT.NORM.DIST([.P15];0;1;1)+[.O15]*SQRT([.D15]/365)*[.M15]*[.E15]*[.K15]*COM.MICROSOFT.NORM.DIST([.P15];0;1;0)" office:value-type="float" office:value="4.06733602640273" calcext:value-type="float">
            <text:p>4.06734</text:p>
          </table:table-cell>
          <table:table-cell table:style-name="ce119" table:formula="of:=[.R14]" office:value-type="percentage" office:value="0.005" calcext:value-type="percentage">
            <text:p>0.50000%</text:p>
          </table:table-cell>
          <table:table-cell table:style-name="ce119" table:formula="of:=GET_VOL([.D15];[.N15];[CAP_FLR_VOLS.$G$4:.$G$21];[CAP_FLR_VOLS.$H$4:.$H$21];[CAP_FLR_VOLS.$K$4:.$K$21])" office:value-type="percentage" office:value="0.0245424657534247" calcext:value-type="percentage">
            <text:p>2.45425%</text:p>
          </table:table-cell>
          <table:table-cell table:style-name="ce115" table:formula="of:=[.T14]" office:value-type="float" office:value="-0.110716973132997" calcext:value-type="float">
            <text:p>-0.11072</text:p>
          </table:table-cell>
          <table:table-cell table:style-name="ce115" table:formula="of:=([.R15]-[.L15])*[.M15]*[.E15]*[.K15]*COM.MICROSOFT.NORM.DIST(-[.T15];0;1;1)+[.S15]*SQRT([.D15]/365)*[.M15]*[.E15]*[.K15]*COM.MICROSOFT.NORM.DIST([.T15];0;1;0)" office:value-type="float" office:value="8.42410825142133" calcext:value-type="float">
            <text:p>8.42411</text:p>
          </table:table-cell>
          <table:table-cell table:number-columns-repeated="1003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6]-[.A16]" office:value-type="float" office:value="1488" calcext:value-type="float">
            <text:p>1,488</text:p>
          </table:table-cell>
          <table:table-cell table:style-name="ce55" table:formula="of:=[.G15]" office:value-type="float" office:value="800" calcext:value-type="float">
            <text:p>800.00000</text:p>
          </table:table-cell>
          <table:table-cell table:style-name="ce55" table:formula="of:=[.F15]" office:value-type="float" office:value="0" calcext:value-type="float">
            <text:p>0.00000</text:p>
          </table:table-cell>
          <table:table-cell table:style-name="ce55" table:formula="of:=[.E16]-[.F16]" office:value-type="float" office:value="800" calcext:value-type="float">
            <text:p>8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60" table:formula="of:=[.L17]" office:value-type="percentage" office:value="0.00273569463936925" calcext:value-type="percentage">
            <text:p>0.27357%</text:p>
          </table:table-cell>
          <table:table-cell table:style-name="ce55" table:formula="of:=([.C16]-[.B16])/360" office:value-type="float" office:value="0.508333333333333" calcext:value-type="float">
            <text:p>0.50833</text:p>
          </table:table-cell>
          <table:table-cell table:style-name="ce60" table:formula="of:=[.N15]" office:value-type="percentage" office:value="0.02" calcext:value-type="percentage">
            <text:p>2.00000%</text:p>
          </table:table-cell>
          <table:table-cell table:style-name="ce60" table:formula="of:=[.O17]" office:value-type="percentage" office:value="0.024" calcext:value-type="percentage">
            <text:p>2.40000%</text:p>
          </table:table-cell>
          <table:table-cell table:style-name="ce55" table:formula="of:=([.L16]-[.N16])/([.O16]*SQRT(([.B16]-[.A16])/365))" office:value-type="float" office:value="-0.380433754749178" calcext:value-type="float">
            <text:p>-0.38043</text:p>
          </table:table-cell>
          <table:table-cell table:style-name="ce55" table:formula="of:=([.L16]-[.N16])*[.M16]*[.E16]*[.K16]*COM.MICROSOFT.NORM.DIST([.P16];0;1;1)+[.O16]*SQRT([.D17]/365)*[.M16]*[.E16]*[.K16]*COM.MICROSOFT.NORM.DIST([.P16];0;1;0)" office:value-type="float" office:value="5.28584972621622" calcext:value-type="float">
            <text:p>5.28585</text:p>
          </table:table-cell>
          <table:table-cell table:style-name="ce60" table:formula="of:=[.R15]" office:value-type="percentage" office:value="0.005" calcext:value-type="percentage">
            <text:p>0.50000%</text:p>
          </table:table-cell>
          <table:table-cell table:style-name="ce60" table:formula="of:=[.S17]" office:value-type="percentage" office:value="0.0245" calcext:value-type="percentage">
            <text:p>2.45000%</text:p>
          </table:table-cell>
          <table:table-cell table:style-name="ce55" table:formula="of:=([.L16]-[.R16])/([.S16]*SQRT(([.B16]-[.A16])/365))" office:value-type="float" office:value="-0.0488776240659837" calcext:value-type="float">
            <text:p>-0.04888</text:p>
          </table:table-cell>
          <table:table-cell table:style-name="ce55" table:formula="of:=([.R16]-[.L16])*[.M16]*[.E16]*[.K16]*COM.MICROSOFT.NORM.DIST(-[.T16];0;1;1)+[.S16]*SQRT([.D17]/365)*[.M16]*[.E16]*[.K16]*COM.MICROSOFT.NORM.DIST([.T16];0;1;0)" office:value-type="float" office:value="8.98504989240252" calcext:value-type="float">
            <text:p>8.98505</text:p>
          </table:table-cell>
          <table:table-cell table:number-columns-repeated="1003"/>
        </table:table-row>
        <table:table-row table:style-name="ro1">
          <table:table-cell table:style-name="ce51" table:formula="of:=[.A16]" office:value-type="date" office:date-value="2021-12-03" calcext:value-type="date">
            <text:p>2021-12-03</text:p>
          </table:table-cell>
          <table:table-cell table:style-name="ce51" table:formula="of:=[.C16]" office:value-type="date" office:date-value="2025-12-30" calcext:value-type="date">
            <text:p>2025-12-30</text:p>
          </table:table-cell>
          <table:table-cell table:style-name="ce51" office:value-type="date" office:date-value="2026-06-30" calcext:value-type="date">
            <text:p>2026-06-30</text:p>
          </table:table-cell>
          <table:table-cell table:style-name="ce53" table:formula="of:=[.C17]-[.A17]" office:value-type="float" office:value="1670" calcext:value-type="float">
            <text:p>1,670</text:p>
          </table:table-cell>
          <table:table-cell table:style-name="ce55" table:formula="of:=[.G16]" office:value-type="float" office:value="800" calcext:value-type="float">
            <text:p>8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17]-[.F17]" office:value-type="float" office:value="700" calcext:value-type="float">
            <text:p>7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7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7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60" table:formula="of:=([.G15]*[.I15]-[.F16]*[.I16]-[.F17]*[.I17]-[.G17]*[.I17])/([.M16]*[.I16]*[.E16]+[.M17]*[.I17]*[.E17])" office:value-type="percentage" office:value="0.00273569463936925" calcext:value-type="percentage">
            <text:p>0.27357%</text:p>
          </table:table-cell>
          <table:table-cell table:style-name="ce55" table:formula="of:=([.C17]-[.B17])/360" office:value-type="float" office:value="0.505555555555556" calcext:value-type="float">
            <text:p>0.50556</text:p>
          </table:table-cell>
          <table:table-cell table:style-name="ce60" table:formula="of:=[.N15]" office:value-type="percentage" office:value="0.02" calcext:value-type="percentage">
            <text:p>2.00000%</text:p>
          </table:table-cell>
          <table:table-cell table:style-name="ce60" table:formula="of:=GET_VOL([.D17];[.N17];[CAP_FLR_VOLS.$A$4:.$A$21];[CAP_FLR_VOLS.$B$4:.$B$21];[CAP_FLR_VOLS.$E$4:.$E$21])" office:value-type="percentage" office:value="0.024" calcext:value-type="percentage">
            <text:p>2.40000%</text:p>
          </table:table-cell>
          <table:table-cell table:style-name="ce55" table:formula="of:=[.P16]" office:value-type="float" office:value="-0.380433754749178" calcext:value-type="float">
            <text:p>-0.38043</text:p>
          </table:table-cell>
          <table:table-cell table:style-name="ce55" table:formula="of:=([.L17]-[.N17])*[.M17]*[.E17]*[.K17]*COM.MICROSOFT.NORM.DIST([.P17];0;1;1)+[.O17]*SQRT([.D17]/365)*[.M17]*[.E17]*[.K17]*COM.MICROSOFT.NORM.DIST([.P17];0;1;0)" office:value-type="float" office:value="5.2479210951256" calcext:value-type="float">
            <text:p>5.24792</text:p>
          </table:table-cell>
          <table:table-cell table:style-name="ce60" table:formula="of:=[.R16]" office:value-type="percentage" office:value="0.005" calcext:value-type="percentage">
            <text:p>0.50000%</text:p>
          </table:table-cell>
          <table:table-cell table:style-name="ce60" table:formula="of:=GET_VOL([.D17];[.N17];[CAP_FLR_VOLS.$G$4:.$G$21];[CAP_FLR_VOLS.$H$4:.$H$21];[CAP_FLR_VOLS.$K$4:.$K$21])" office:value-type="percentage" office:value="0.0245" calcext:value-type="percentage">
            <text:p>2.45000%</text:p>
          </table:table-cell>
          <table:table-cell table:style-name="ce55" table:formula="of:=[.T16]" office:value-type="float" office:value="-0.0488776240659837" calcext:value-type="float">
            <text:p>-0.04888</text:p>
          </table:table-cell>
          <table:table-cell table:style-name="ce55" table:formula="of:=([.R17]-[.L17])*[.M17]*[.E17]*[.K17]*COM.MICROSOFT.NORM.DIST(-[.T17];0;1;1)+[.S17]*SQRT([.D17]/365)*[.M17]*[.E17]*[.K17]*COM.MICROSOFT.NORM.DIST([.T17];0;1;0)" office:value-type="float" office:value="8.92057763905609" calcext:value-type="float">
            <text:p>8.92058</text:p>
          </table:table-cell>
          <table:table-cell table:number-columns-repeated="1003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6-06-30" calcext:value-type="date">
            <text:p>2026-06-30</text:p>
          </table:table-cell>
          <table:table-cell table:style-name="ce109" office:value-type="date" office:date-value="2026-12-30" calcext:value-type="date">
            <text:p>2026-12-30</text:p>
          </table:table-cell>
          <table:table-cell table:style-name="ce113" table:formula="of:=[.C18]-[.A18]" office:value-type="float" office:value="1853" calcext:value-type="float">
            <text:p>1,853</text:p>
          </table:table-cell>
          <table:table-cell table:style-name="ce115" table:formula="of:=[.G17]" office:value-type="float" office:value="700" calcext:value-type="float">
            <text:p>7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8]-[.F18]" office:value-type="float" office:value="700" calcext:value-type="float">
            <text:p>7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119" table:formula="of:=[.L19]" office:value-type="percentage" office:value="0.00512483674666991" calcext:value-type="percentage">
            <text:p>0.51248%</text:p>
          </table:table-cell>
          <table:table-cell table:style-name="ce115" table:formula="of:=([.C18]-[.B18])/360" office:value-type="float" office:value="0.508333333333333" calcext:value-type="float">
            <text:p>0.50833</text:p>
          </table:table-cell>
          <table:table-cell table:style-name="ce119" table:formula="of:=[.N17]" office:value-type="percentage" office:value="0.02" calcext:value-type="percentage">
            <text:p>2.00000%</text:p>
          </table:table-cell>
          <table:table-cell table:style-name="ce119" table:formula="of:=[.O19]" office:value-type="percentage" office:value="0.0234965753424657" calcext:value-type="percentage">
            <text:p>2.34966%</text:p>
          </table:table-cell>
          <table:table-cell table:style-name="ce115" table:formula="of:=([.L18]-[.N18])/([.O18]*SQRT(([.B18]-[.A18])/365))" office:value-type="float" office:value="-0.295968416918215" calcext:value-type="float">
            <text:p>-0.29597</text:p>
          </table:table-cell>
          <table:table-cell table:style-name="ce115" table:formula="of:=([.L18]-[.N18])*[.M18]*[.E18]*[.K18]*COM.MICROSOFT.NORM.DIST([.P18];0;1;1)+[.O18]*SQRT([.D19]/365)*[.M18]*[.E18]*[.K18]*COM.MICROSOFT.NORM.DIST([.P18];0;1;0)" office:value-type="float" office:value="5.49516208996878" calcext:value-type="float">
            <text:p>5.49516</text:p>
          </table:table-cell>
          <table:table-cell table:style-name="ce119" table:formula="of:=[.R17]" office:value-type="percentage" office:value="0.005" calcext:value-type="percentage">
            <text:p>0.50000%</text:p>
          </table:table-cell>
          <table:table-cell table:style-name="ce119" table:formula="of:=[.S19]" office:value-type="percentage" office:value="0.0239246575342466" calcext:value-type="percentage">
            <text:p>2.39247%</text:p>
          </table:table-cell>
          <table:table-cell table:style-name="ce115" table:formula="of:=([.L18]-[.R18])/([.S18]*SQRT(([.B18]-[.A18])/365))" office:value-type="float" office:value="0.00243941061293976" calcext:value-type="float">
            <text:p>0.00244</text:p>
          </table:table-cell>
          <table:table-cell table:style-name="ce115" table:formula="of:=([.R18]-[.L18])*[.M18]*[.E18]*[.K18]*COM.MICROSOFT.NORM.DIST(-[.T18];0;1;1)+[.S18]*SQRT([.D19]/365)*[.M18]*[.E18]*[.K18]*COM.MICROSOFT.NORM.DIST([.T18];0;1;0)" office:value-type="float" office:value="7.9788373839731" calcext:value-type="float">
            <text:p>7.97884</text:p>
          </table:table-cell>
          <table:table-cell table:number-columns-repeated="1003"/>
        </table:table-row>
        <table:table-row table:style-name="ro1">
          <table:table-cell table:style-name="ce109" table:formula="of:=[.A18]" office:value-type="date" office:date-value="2021-12-03" calcext:value-type="date">
            <text:p>2021-12-03</text:p>
          </table:table-cell>
          <table:table-cell table:style-name="ce109" table:formula="of:=[.C18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19]-[.A19]" office:value-type="float" office:value="2035" calcext:value-type="float">
            <text:p>2,035</text:p>
          </table:table-cell>
          <table:table-cell table:style-name="ce115" table:formula="of:=[.G18]" office:value-type="float" office:value="700" calcext:value-type="float">
            <text:p>700.00000</text:p>
          </table:table-cell>
          <table:table-cell table:style-name="ce115" table:formula="of:=[.F18]" office:value-type="float" office:value="0" calcext:value-type="float">
            <text:p>0.00000</text:p>
          </table:table-cell>
          <table:table-cell table:style-name="ce115" table:formula="of:=[.E19]-[.F19]" office:value-type="float" office:value="700" calcext:value-type="float">
            <text:p>7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119" table:formula="of:=([.G17]*[.I17]-[.F18]*[.I18]-[.F19]*[.I19]-[.G19]*[.I19])/([.M18]*[.I18]*[.E18]+[.M19]*[.I19]*[.E19])" office:value-type="percentage" office:value="0.00512483674666991" calcext:value-type="percentage">
            <text:p>0.51248%</text:p>
          </table:table-cell>
          <table:table-cell table:style-name="ce115" table:formula="of:=([.C19]-[.B19])/360" office:value-type="float" office:value="0.505555555555556" calcext:value-type="float">
            <text:p>0.50556</text:p>
          </table:table-cell>
          <table:table-cell table:style-name="ce119" office:value-type="percentage" office:value="0.02" calcext:value-type="percentage">
            <text:p>2.00000%</text:p>
          </table:table-cell>
          <table:table-cell table:style-name="ce119" table:formula="of:=GET_VOL([.D19];[.N19];[CAP_FLR_VOLS.$A$4:.$A$21];[CAP_FLR_VOLS.$B$4:.$B$21];[CAP_FLR_VOLS.$E$4:.$E$21])" office:value-type="percentage" office:value="0.0234965753424657" calcext:value-type="percentage">
            <text:p>2.34966%</text:p>
          </table:table-cell>
          <table:table-cell table:style-name="ce115" table:formula="of:=[.P18]" office:value-type="float" office:value="-0.295968416918215" calcext:value-type="float">
            <text:p>-0.29597</text:p>
          </table:table-cell>
          <table:table-cell table:style-name="ce115" table:formula="of:=([.L19]-[.N19])*[.M19]*[.E19]*[.K19]*COM.MICROSOFT.NORM.DIST([.P19];0;1;1)+[.O19]*SQRT([.D19]/365)*[.M19]*[.E19]*[.K19]*COM.MICROSOFT.NORM.DIST([.P19];0;1;0)" office:value-type="float" office:value="5.44887551004007" calcext:value-type="float">
            <text:p>5.44888</text:p>
          </table:table-cell>
          <table:table-cell table:style-name="ce119" table:formula="of:=[.R18]" office:value-type="percentage" office:value="0.005" calcext:value-type="percentage">
            <text:p>0.50000%</text:p>
          </table:table-cell>
          <table:table-cell table:style-name="ce119" table:formula="of:=GET_VOL([.D19];[.N19];[CAP_FLR_VOLS.$G$4:.$G$21];[CAP_FLR_VOLS.$H$4:.$H$21];[CAP_FLR_VOLS.$K$4:.$K$21])" office:value-type="percentage" office:value="0.0239246575342466" calcext:value-type="percentage">
            <text:p>2.39247%</text:p>
          </table:table-cell>
          <table:table-cell table:style-name="ce115" table:formula="of:=[.T18]" office:value-type="float" office:value="0.00243941061293976" calcext:value-type="float">
            <text:p>0.00244</text:p>
          </table:table-cell>
          <table:table-cell table:style-name="ce115" table:formula="of:=([.R19]-[.L19])*[.M19]*[.E19]*[.K19]*COM.MICROSOFT.NORM.DIST(-[.T19];0;1;1)+[.S19]*SQRT([.D19]/365)*[.M19]*[.E19]*[.K19]*COM.MICROSOFT.NORM.DIST([.T19];0;1;0)" office:value-type="float" office:value="7.91163043206432" calcext:value-type="float">
            <text:p>7.91163</text:p>
          </table:table-cell>
          <table:table-cell table:number-columns-repeated="1003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0]-[.A20]" office:value-type="float" office:value="2218" calcext:value-type="float">
            <text:p>2,218</text:p>
          </table:table-cell>
          <table:table-cell table:style-name="ce55" table:formula="of:=[.G19]" office:value-type="float" office:value="700" calcext:value-type="float">
            <text:p>700.00000</text:p>
          </table:table-cell>
          <table:table-cell table:style-name="ce55" table:formula="of:=[.F19]" office:value-type="float" office:value="0" calcext:value-type="float">
            <text:p>0.00000</text:p>
          </table:table-cell>
          <table:table-cell table:style-name="ce55" table:formula="of:=[.E20]-[.F20]" office:value-type="float" office:value="700" calcext:value-type="float">
            <text:p>7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60" table:formula="of:=[.L21]" office:value-type="percentage" office:value="0.00774602584462481" calcext:value-type="percentage">
            <text:p>0.77460%</text:p>
          </table:table-cell>
          <table:table-cell table:style-name="ce55" table:formula="of:=([.C20]-[.B20])/360" office:value-type="float" office:value="0.508333333333333" calcext:value-type="float">
            <text:p>0.50833</text:p>
          </table:table-cell>
          <table:table-cell table:style-name="ce60" table:formula="of:=[.N19]" office:value-type="percentage" office:value="0.02" calcext:value-type="percentage">
            <text:p>2.00000%</text:p>
          </table:table-cell>
          <table:table-cell table:style-name="ce60" table:formula="of:=[.O21]" office:value-type="percentage" office:value="0.0226191780821918" calcext:value-type="percentage">
            <text:p>2.26192%</text:p>
          </table:table-cell>
          <table:table-cell table:style-name="ce55" table:formula="of:=([.L20]-[.N20])/([.O20]*SQRT(([.B20]-[.A20])/365))" office:value-type="float" office:value="-0.229437480879541" calcext:value-type="float">
            <text:p>-0.22944</text:p>
          </table:table-cell>
          <table:table-cell table:style-name="ce55" table:formula="of:=([.L20]-[.N20])*[.M20]*[.E20]*[.K20]*COM.MICROSOFT.NORM.DIST([.P20];0;1;1)+[.O20]*SQRT([.D21]/365)*[.M20]*[.E20]*[.K20]*COM.MICROSOFT.NORM.DIST([.P20];0;1;0)" office:value-type="float" office:value="6.1821952948042" calcext:value-type="float">
            <text:p>6.18220</text:p>
          </table:table-cell>
          <table:table-cell table:style-name="ce60" table:formula="of:=[.R19]" office:value-type="percentage" office:value="0.005" calcext:value-type="percentage">
            <text:p>0.50000%</text:p>
          </table:table-cell>
          <table:table-cell table:style-name="ce60" table:formula="of:=[.S21]" office:value-type="percentage" office:value="0.0229219178082192" calcext:value-type="percentage">
            <text:p>2.29219%</text:p>
          </table:table-cell>
          <table:table-cell table:style-name="ce55" table:formula="of:=([.L20]-[.R20])/([.S20]*SQRT(([.B20]-[.A20])/365))" office:value-type="float" office:value="0.0507361951170066" calcext:value-type="float">
            <text:p>0.05074</text:p>
          </table:table-cell>
          <table:table-cell table:style-name="ce55" table:formula="of:=([.R20]-[.L20])*[.M20]*[.E20]*[.K20]*COM.MICROSOFT.NORM.DIST(-[.T20];0;1;1)+[.S20]*SQRT([.D21]/365)*[.M20]*[.E20]*[.K20]*COM.MICROSOFT.NORM.DIST([.T20];0;1;0)" office:value-type="float" office:value="7.79708168991523" calcext:value-type="float">
            <text:p>7.79708</text:p>
          </table:table-cell>
          <table:table-cell table:number-columns-repeated="1003"/>
        </table:table-row>
        <table:table-row table:style-name="ro1">
          <table:table-cell table:style-name="ce51" table:formula="of:=[.A20]" office:value-type="date" office:date-value="2021-12-03" calcext:value-type="date">
            <text:p>2021-12-03</text:p>
          </table:table-cell>
          <table:table-cell table:style-name="ce51" table:formula="of:=[.C20]" office:value-type="date" office:date-value="2027-12-30" calcext:value-type="date">
            <text:p>2027-12-30</text:p>
          </table:table-cell>
          <table:table-cell table:style-name="ce51" office:value-type="date" office:date-value="2028-06-30" calcext:value-type="date">
            <text:p>2028-06-30</text:p>
          </table:table-cell>
          <table:table-cell table:style-name="ce53" table:formula="of:=[.C21]-[.A21]" office:value-type="float" office:value="2401" calcext:value-type="float">
            <text:p>2,401</text:p>
          </table:table-cell>
          <table:table-cell table:style-name="ce55" table:formula="of:=[.G20]" office:value-type="float" office:value="700" calcext:value-type="float">
            <text:p>7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1]-[.F21]" office:value-type="float" office:value="600" calcext:value-type="float">
            <text:p>6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1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1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60" table:formula="of:=([.G19]*[.I19]-[.F20]*[.I20]-[.F21]*[.I21]-[.G21]*[.I21])/([.M20]*[.I20]*[.E20]+[.M21]*[.I21]*[.E21])" office:value-type="percentage" office:value="0.00774602584462481" calcext:value-type="percentage">
            <text:p>0.77460%</text:p>
          </table:table-cell>
          <table:table-cell table:style-name="ce55" table:formula="of:=([.C21]-[.B21])/360" office:value-type="float" office:value="0.508333333333333" calcext:value-type="float">
            <text:p>0.50833</text:p>
          </table:table-cell>
          <table:table-cell table:style-name="ce60" table:formula="of:=[.N19]" office:value-type="percentage" office:value="0.02" calcext:value-type="percentage">
            <text:p>2.00000%</text:p>
          </table:table-cell>
          <table:table-cell table:style-name="ce60" table:formula="of:=GET_VOL([.D21];[.N21];[CAP_FLR_VOLS.$A$4:.$A$21];[CAP_FLR_VOLS.$B$4:.$B$21];[CAP_FLR_VOLS.$E$4:.$E$21])" office:value-type="percentage" office:value="0.0226191780821918" calcext:value-type="percentage">
            <text:p>2.26192%</text:p>
          </table:table-cell>
          <table:table-cell table:style-name="ce55" table:formula="of:=[.P20]" office:value-type="float" office:value="-0.229437480879541" calcext:value-type="float">
            <text:p>-0.22944</text:p>
          </table:table-cell>
          <table:table-cell table:style-name="ce55" table:formula="of:=([.L21]-[.N21])*[.M21]*[.E21]*[.K21]*COM.MICROSOFT.NORM.DIST([.P21];0;1;1)+[.O21]*SQRT([.D21]/365)*[.M21]*[.E21]*[.K21]*COM.MICROSOFT.NORM.DIST([.P21];0;1;0)" office:value-type="float" office:value="6.15552470767526" calcext:value-type="float">
            <text:p>6.15552</text:p>
          </table:table-cell>
          <table:table-cell table:style-name="ce60" table:formula="of:=[.R20]" office:value-type="percentage" office:value="0.005" calcext:value-type="percentage">
            <text:p>0.50000%</text:p>
          </table:table-cell>
          <table:table-cell table:style-name="ce60" table:formula="of:=GET_VOL([.D21];[.N21];[CAP_FLR_VOLS.$G$4:.$G$21];[CAP_FLR_VOLS.$H$4:.$H$21];[CAP_FLR_VOLS.$K$4:.$K$21])" office:value-type="percentage" office:value="0.0229219178082192" calcext:value-type="percentage">
            <text:p>2.29219%</text:p>
          </table:table-cell>
          <table:table-cell table:style-name="ce55" table:formula="of:=[.T20]" office:value-type="float" office:value="0.0507361951170066" calcext:value-type="float">
            <text:p>0.05074</text:p>
          </table:table-cell>
          <table:table-cell table:style-name="ce55" table:formula="of:=([.R21]-[.L21])*[.M21]*[.E21]*[.K21]*COM.MICROSOFT.NORM.DIST(-[.T21];0;1;1)+[.S21]*SQRT([.D21]/365)*[.M21]*[.E21]*[.K21]*COM.MICROSOFT.NORM.DIST([.T21];0;1;0)" office:value-type="float" office:value="7.76344432702941" calcext:value-type="float">
            <text:p>7.76344</text:p>
          </table:table-cell>
          <table:table-cell table:number-columns-repeated="1003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28-06-30" calcext:value-type="date">
            <text:p>2028-06-30</text:p>
          </table:table-cell>
          <table:table-cell table:style-name="ce109" office:value-type="date" office:date-value="2028-12-30" calcext:value-type="date">
            <text:p>2028-12-30</text:p>
          </table:table-cell>
          <table:table-cell table:style-name="ce113" table:formula="of:=[.C22]-[.A22]" office:value-type="float" office:value="2584" calcext:value-type="float">
            <text:p>2,584</text:p>
          </table:table-cell>
          <table:table-cell table:style-name="ce115" table:formula="of:=[.G21]" office:value-type="float" office:value="600" calcext:value-type="float">
            <text:p>6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2]-[.F22]" office:value-type="float" office:value="600" calcext:value-type="float">
            <text:p>6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119" table:formula="of:=[.L23]" office:value-type="percentage" office:value="0.0102589997098919" calcext:value-type="percentage">
            <text:p>1.02590%</text:p>
          </table:table-cell>
          <table:table-cell table:style-name="ce115" table:formula="of:=([.C22]-[.B22])/360" office:value-type="float" office:value="0.508333333333333" calcext:value-type="float">
            <text:p>0.50833</text:p>
          </table:table-cell>
          <table:table-cell table:style-name="ce119" table:formula="of:=[.N21]" office:value-type="percentage" office:value="0.02" calcext:value-type="percentage">
            <text:p>2.00000%</text:p>
          </table:table-cell>
          <table:table-cell table:style-name="ce119" table:formula="of:=[.O23]" office:value-type="percentage" office:value="0.0219127853881278" calcext:value-type="percentage">
            <text:p>2.19128%</text:p>
          </table:table-cell>
          <table:table-cell table:style-name="ce115" table:formula="of:=([.L22]-[.N22])/([.O22]*SQRT(([.B22]-[.A22])/365))" office:value-type="float" office:value="-0.173323050148927" calcext:value-type="float">
            <text:p>-0.17332</text:p>
          </table:table-cell>
          <table:table-cell table:style-name="ce115" table:formula="of:=([.L22]-[.N22])*[.M22]*[.E22]*[.K22]*COM.MICROSOFT.NORM.DIST([.P22];0;1;1)+[.O22]*SQRT([.D23]/365)*[.M22]*[.E22]*[.K22]*COM.MICROSOFT.NORM.DIST([.P22];0;1;0)" office:value-type="float" office:value="5.84310497600312" calcext:value-type="float">
            <text:p>5.84310</text:p>
          </table:table-cell>
          <table:table-cell table:style-name="ce119" table:formula="of:=[.R21]" office:value-type="percentage" office:value="0.005" calcext:value-type="percentage">
            <text:p>0.50000%</text:p>
          </table:table-cell>
          <table:table-cell table:style-name="ce119" table:formula="of:=[.S23]" office:value-type="percentage" office:value="0.0221627853881279" calcext:value-type="percentage">
            <text:p>2.21628%</text:p>
          </table:table-cell>
          <table:table-cell table:style-name="ce115" table:formula="of:=([.L22]-[.R22])/([.S22]*SQRT(([.B22]-[.A22])/365))" office:value-type="float" office:value="0.0925186225125696" calcext:value-type="float">
            <text:p>0.09252</text:p>
          </table:table-cell>
          <table:table-cell table:style-name="ce115" table:formula="of:=([.R22]-[.L22])*[.M22]*[.E22]*[.K22]*COM.MICROSOFT.NORM.DIST(-[.T22];0;1;1)+[.S22]*SQRT([.D23]/365)*[.M22]*[.E22]*[.K22]*COM.MICROSOFT.NORM.DIST([.T22];0;1;0)" office:value-type="float" office:value="6.53028612424499" calcext:value-type="float">
            <text:p>6.53029</text:p>
          </table:table-cell>
          <table:table-cell table:number-columns-repeated="1003"/>
        </table:table-row>
        <table:table-row table:style-name="ro1">
          <table:table-cell table:style-name="ce109" table:formula="of:=[.A22]" office:value-type="date" office:date-value="2021-12-03" calcext:value-type="date">
            <text:p>2021-12-03</text:p>
          </table:table-cell>
          <table:table-cell table:style-name="ce109" table:formula="of:=[.C22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3]-[.A23]" office:value-type="float" office:value="2766" calcext:value-type="float">
            <text:p>2,766</text:p>
          </table:table-cell>
          <table:table-cell table:style-name="ce115" table:formula="of:=[.G22]" office:value-type="float" office:value="600" calcext:value-type="float">
            <text:p>600.00000</text:p>
          </table:table-cell>
          <table:table-cell table:style-name="ce115" table:formula="of:=[.F22]" office:value-type="float" office:value="0" calcext:value-type="float">
            <text:p>0.00000</text:p>
          </table:table-cell>
          <table:table-cell table:style-name="ce115" table:formula="of:=[.E23]-[.F23]" office:value-type="float" office:value="600" calcext:value-type="float">
            <text:p>6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119" table:formula="of:=([.G21]*[.I21]-[.F22]*[.I22]-[.F23]*[.I23]-[.G23]*[.I23])/([.M22]*[.I22]*[.E22]+[.M23]*[.I23]*[.E23])" office:value-type="percentage" office:value="0.0102589997098919" calcext:value-type="percentage">
            <text:p>1.02590%</text:p>
          </table:table-cell>
          <table:table-cell table:style-name="ce115" table:formula="of:=([.C23]-[.B23])/360" office:value-type="float" office:value="0.505555555555556" calcext:value-type="float">
            <text:p>0.50556</text:p>
          </table:table-cell>
          <table:table-cell table:style-name="ce119" office:value-type="percentage" office:value="0.02" calcext:value-type="percentage">
            <text:p>2.00000%</text:p>
          </table:table-cell>
          <table:table-cell table:style-name="ce119" table:formula="of:=GET_VOL([.D23];[.N23];[CAP_FLR_VOLS.$A$4:.$A$21];[CAP_FLR_VOLS.$B$4:.$B$21];[CAP_FLR_VOLS.$E$4:.$E$21])" office:value-type="percentage" office:value="0.0219127853881278" calcext:value-type="percentage">
            <text:p>2.19128%</text:p>
          </table:table-cell>
          <table:table-cell table:style-name="ce115" table:formula="of:=[.P22]" office:value-type="float" office:value="-0.173323050148927" calcext:value-type="float">
            <text:p>-0.17332</text:p>
          </table:table-cell>
          <table:table-cell table:style-name="ce115" table:formula="of:=([.L23]-[.N23])*[.M23]*[.E23]*[.K23]*COM.MICROSOFT.NORM.DIST([.P23];0;1;1)+[.O23]*SQRT([.D23]/365)*[.M23]*[.E23]*[.K23]*COM.MICROSOFT.NORM.DIST([.P23];0;1;0)" office:value-type="float" office:value="5.77935046865574" calcext:value-type="float">
            <text:p>5.77935</text:p>
          </table:table-cell>
          <table:table-cell table:style-name="ce119" table:formula="of:=[.R22]" office:value-type="percentage" office:value="0.005" calcext:value-type="percentage">
            <text:p>0.50000%</text:p>
          </table:table-cell>
          <table:table-cell table:style-name="ce119" table:formula="of:=GET_VOL([.D23];[.N23];[CAP_FLR_VOLS.$G$4:.$G$21];[CAP_FLR_VOLS.$H$4:.$H$21];[CAP_FLR_VOLS.$K$4:.$K$21])" office:value-type="percentage" office:value="0.0221627853881279" calcext:value-type="percentage">
            <text:p>2.21628%</text:p>
          </table:table-cell>
          <table:table-cell table:style-name="ce115" table:formula="of:=[.T22]" office:value-type="float" office:value="0.0925186225125696" calcext:value-type="float">
            <text:p>0.09252</text:p>
          </table:table-cell>
          <table:table-cell table:style-name="ce115" table:formula="of:=([.R23]-[.L23])*[.M23]*[.E23]*[.K23]*COM.MICROSOFT.NORM.DIST(-[.T23];0;1;1)+[.S23]*SQRT([.D23]/365)*[.M23]*[.E23]*[.K23]*COM.MICROSOFT.NORM.DIST([.T23];0;1;0)" office:value-type="float" office:value="6.459033737646" calcext:value-type="float">
            <text:p>6.45903</text:p>
          </table:table-cell>
          <table:table-cell table:number-columns-repeated="1003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4]-[.A24]" office:value-type="float" office:value="2949" calcext:value-type="float">
            <text:p>2,949</text:p>
          </table:table-cell>
          <table:table-cell table:style-name="ce55" table:formula="of:=[.G23]" office:value-type="float" office:value="600" calcext:value-type="float">
            <text:p>600.00000</text:p>
          </table:table-cell>
          <table:table-cell table:style-name="ce55" table:formula="of:=[.F23]" office:value-type="float" office:value="0" calcext:value-type="float">
            <text:p>0.00000</text:p>
          </table:table-cell>
          <table:table-cell table:style-name="ce55" table:formula="of:=[.E24]-[.F24]" office:value-type="float" office:value="600" calcext:value-type="float">
            <text:p>6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60" table:formula="of:=[.L25]" office:value-type="percentage" office:value="0.0124515780210435" calcext:value-type="percentage">
            <text:p>1.24516%</text:p>
          </table:table-cell>
          <table:table-cell table:style-name="ce55" table:formula="of:=([.C24]-[.B24])/360" office:value-type="float" office:value="0.508333333333333" calcext:value-type="float">
            <text:p>0.50833</text:p>
          </table:table-cell>
          <table:table-cell table:style-name="ce60" table:formula="of:=[.N23]" office:value-type="percentage" office:value="0.02" calcext:value-type="percentage">
            <text:p>2.00000%</text:p>
          </table:table-cell>
          <table:table-cell table:style-name="ce60" table:formula="of:=[.O25]" office:value-type="percentage" office:value="0.0213294520547945" calcext:value-type="percentage">
            <text:p>2.13295%</text:p>
          </table:table-cell>
          <table:table-cell table:style-name="ce55" table:formula="of:=([.L24]-[.N24])/([.O24]*SQRT(([.B24]-[.A24])/365))" office:value-type="float" office:value="-0.128557321741221" calcext:value-type="float">
            <text:p>-0.12856</text:p>
          </table:table-cell>
          <table:table-cell table:style-name="ce55" table:formula="of:=([.L24]-[.N24])*[.M24]*[.E24]*[.K24]*COM.MICROSOFT.NORM.DIST([.P24];0;1;1)+[.O24]*SQRT([.D25]/365)*[.M24]*[.E24]*[.K24]*COM.MICROSOFT.NORM.DIST([.P24];0;1;0)" office:value-type="float" office:value="6.31573767454496" calcext:value-type="float">
            <text:p>6.31574</text:p>
          </table:table-cell>
          <table:table-cell table:style-name="ce60" table:formula="of:=[.R23]" office:value-type="percentage" office:value="0.005" calcext:value-type="percentage">
            <text:p>0.50000%</text:p>
          </table:table-cell>
          <table:table-cell table:style-name="ce60" table:formula="of:=[.S25]" office:value-type="percentage" office:value="0.0215794520547945" calcext:value-type="percentage">
            <text:p>2.15795%</text:p>
          </table:table-cell>
          <table:table-cell table:style-name="ce55" table:formula="of:=([.L24]-[.R24])/([.S24]*SQRT(([.B24]-[.A24])/365))" office:value-type="float" office:value="0.125437729526746" calcext:value-type="float">
            <text:p>0.12544</text:p>
          </table:table-cell>
          <table:table-cell table:style-name="ce55" table:formula="of:=([.R24]-[.L24])*[.M24]*[.E24]*[.K24]*COM.MICROSOFT.NORM.DIST(-[.T24];0;1;1)+[.S24]*SQRT([.D25]/365)*[.M24]*[.E24]*[.K24]*COM.MICROSOFT.NORM.DIST([.T24];0;1;0)" office:value-type="float" office:value="6.41460472007578" calcext:value-type="float">
            <text:p>6.41460</text:p>
          </table:table-cell>
          <table:table-cell table:number-columns-repeated="1003"/>
        </table:table-row>
        <table:table-row table:style-name="ro1">
          <table:table-cell table:style-name="ce51" table:formula="of:=[.A24]" office:value-type="date" office:date-value="2021-12-03" calcext:value-type="date">
            <text:p>2021-12-03</text:p>
          </table:table-cell>
          <table:table-cell table:style-name="ce51" table:formula="of:=[.C24]" office:value-type="date" office:date-value="2029-12-30" calcext:value-type="date">
            <text:p>2029-12-30</text:p>
          </table:table-cell>
          <table:table-cell table:style-name="ce51" office:value-type="date" office:date-value="2030-06-30" calcext:value-type="date">
            <text:p>2030-06-30</text:p>
          </table:table-cell>
          <table:table-cell table:style-name="ce53" table:formula="of:=[.C25]-[.A25]" office:value-type="float" office:value="3131" calcext:value-type="float">
            <text:p>3,131</text:p>
          </table:table-cell>
          <table:table-cell table:style-name="ce55" table:formula="of:=[.G24]" office:value-type="float" office:value="600" calcext:value-type="float">
            <text:p>6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5]-[.F25]" office:value-type="float" office:value="500" calcext:value-type="float">
            <text:p>5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5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5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60" table:formula="of:=([.G23]*[.I23]-[.F24]*[.I24]-[.F25]*[.I25]-[.G25]*[.I25])/([.M24]*[.I24]*[.E24]+[.M25]*[.I25]*[.E25])" office:value-type="percentage" office:value="0.0124515780210435" calcext:value-type="percentage">
            <text:p>1.24516%</text:p>
          </table:table-cell>
          <table:table-cell table:style-name="ce55" table:formula="of:=([.C25]-[.B25])/360" office:value-type="float" office:value="0.505555555555556" calcext:value-type="float">
            <text:p>0.50556</text:p>
          </table:table-cell>
          <table:table-cell table:style-name="ce60" table:formula="of:=[.N23]" office:value-type="percentage" office:value="0.02" calcext:value-type="percentage">
            <text:p>2.00000%</text:p>
          </table:table-cell>
          <table:table-cell table:style-name="ce60" table:formula="of:=GET_VOL([.D25];[.N25];[CAP_FLR_VOLS.$A$4:.$A$21];[CAP_FLR_VOLS.$B$4:.$B$21];[CAP_FLR_VOLS.$E$4:.$E$21])" office:value-type="percentage" office:value="0.0213294520547945" calcext:value-type="percentage">
            <text:p>2.13295%</text:p>
          </table:table-cell>
          <table:table-cell table:style-name="ce55" table:formula="of:=[.P24]" office:value-type="float" office:value="-0.128557321741221" calcext:value-type="float">
            <text:p>-0.12856</text:p>
          </table:table-cell>
          <table:table-cell table:style-name="ce55" table:formula="of:=([.L25]-[.N25])*[.M25]*[.E25]*[.K25]*COM.MICROSOFT.NORM.DIST([.P25];0;1;1)+[.O25]*SQRT([.D25]/365)*[.M25]*[.E25]*[.K25]*COM.MICROSOFT.NORM.DIST([.P25];0;1;0)" office:value-type="float" office:value="6.24040129586108" calcext:value-type="float">
            <text:p>6.24040</text:p>
          </table:table-cell>
          <table:table-cell table:style-name="ce60" table:formula="of:=[.R24]" office:value-type="percentage" office:value="0.005" calcext:value-type="percentage">
            <text:p>0.50000%</text:p>
          </table:table-cell>
          <table:table-cell table:style-name="ce60" table:formula="of:=GET_VOL([.D25];[.N25];[CAP_FLR_VOLS.$G$4:.$G$21];[CAP_FLR_VOLS.$H$4:.$H$21];[CAP_FLR_VOLS.$K$4:.$K$21])" office:value-type="percentage" office:value="0.0215794520547945" calcext:value-type="percentage">
            <text:p>2.15795%</text:p>
          </table:table-cell>
          <table:table-cell table:style-name="ce55" table:formula="of:=[.T24]" office:value-type="float" office:value="0.125437729526746" calcext:value-type="float">
            <text:p>0.12544</text:p>
          </table:table-cell>
          <table:table-cell table:style-name="ce55" table:formula="of:=([.R25]-[.L25])*[.M25]*[.E25]*[.K25]*COM.MICROSOFT.NORM.DIST(-[.T25];0;1;1)+[.S25]*SQRT([.D25]/365)*[.M25]*[.E25]*[.K25]*COM.MICROSOFT.NORM.DIST([.T25];0;1;0)" office:value-type="float" office:value="6.33808901989925" calcext:value-type="float">
            <text:p>6.33809</text:p>
          </table:table-cell>
          <table:table-cell table:number-columns-repeated="1003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30-06-30" calcext:value-type="date">
            <text:p>2030-06-30</text:p>
          </table:table-cell>
          <table:table-cell table:style-name="ce109" office:value-type="date" office:date-value="2030-12-30" calcext:value-type="date">
            <text:p>2030-12-30</text:p>
          </table:table-cell>
          <table:table-cell table:style-name="ce113" table:formula="of:=[.C26]-[.A26]" office:value-type="float" office:value="3314" calcext:value-type="float">
            <text:p>3,314</text:p>
          </table:table-cell>
          <table:table-cell table:style-name="ce115" table:formula="of:=[.G25]" office:value-type="float" office:value="500" calcext:value-type="float">
            <text:p>5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6]-[.F26]" office:value-type="float" office:value="500" calcext:value-type="float">
            <text:p>5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119" table:formula="of:=[.L27]" office:value-type="percentage" office:value="0.0138934290446235" calcext:value-type="percentage">
            <text:p>1.38934%</text:p>
          </table:table-cell>
          <table:table-cell table:style-name="ce115" table:formula="of:=([.C26]-[.B26])/360" office:value-type="float" office:value="0.508333333333333" calcext:value-type="float">
            <text:p>0.50833</text:p>
          </table:table-cell>
          <table:table-cell table:style-name="ce119" table:formula="of:=[.N25]" office:value-type="percentage" office:value="0.02" calcext:value-type="percentage">
            <text:p>2.00000%</text:p>
          </table:table-cell>
          <table:table-cell table:style-name="ce119" table:formula="of:=[.O27]" office:value-type="percentage" office:value="0.0207461187214612" calcext:value-type="percentage">
            <text:p>2.07461%</text:p>
          </table:table-cell>
          <table:table-cell table:style-name="ce115" table:formula="of:=([.L26]-[.N26])/([.O26]*SQRT(([.B26]-[.A26])/365))" office:value-type="float" office:value="-0.100499857813431" calcext:value-type="float">
            <text:p>-0.10050</text:p>
          </table:table-cell>
          <table:table-cell table:style-name="ce115" table:formula="of:=([.L26]-[.N26])*[.M26]*[.E26]*[.K26]*COM.MICROSOFT.NORM.DIST([.P26];0;1;1)+[.O26]*SQRT([.D27]/365)*[.M26]*[.E26]*[.K26]*COM.MICROSOFT.NORM.DIST([.P26];0;1;0)" office:value-type="float" office:value="5.52046492822146" calcext:value-type="float">
            <text:p>5.52046</text:p>
          </table:table-cell>
          <table:table-cell table:style-name="ce119" table:formula="of:=[.R25]" office:value-type="percentage" office:value="0.005" calcext:value-type="percentage">
            <text:p>0.50000%</text:p>
          </table:table-cell>
          <table:table-cell table:style-name="ce119" table:formula="of:=[.S27]" office:value-type="percentage" office:value="0.0209961187214612" calcext:value-type="percentage">
            <text:p>2.09961%</text:p>
          </table:table-cell>
          <table:table-cell table:style-name="ce115" table:formula="of:=([.L26]-[.R26])/([.S26]*SQRT(([.B26]-[.A26])/365))" office:value-type="float" office:value="0.144622253048167" calcext:value-type="float">
            <text:p>0.14462</text:p>
          </table:table-cell>
          <table:table-cell table:style-name="ce115" table:formula="of:=([.R26]-[.L26])*[.M26]*[.E26]*[.K26]*COM.MICROSOFT.NORM.DIST(-[.T26];0;1;1)+[.S26]*SQRT([.D27]/365)*[.M26]*[.E26]*[.K26]*COM.MICROSOFT.NORM.DIST([.T26];0;1;0)" office:value-type="float" office:value="5.28712219283377" calcext:value-type="float">
            <text:p>5.28712</text:p>
          </table:table-cell>
          <table:table-cell table:number-columns-repeated="1003"/>
        </table:table-row>
        <table:table-row table:style-name="ro1">
          <table:table-cell table:style-name="ce109" table:formula="of:=[.A26]" office:value-type="date" office:date-value="2021-12-03" calcext:value-type="date">
            <text:p>2021-12-03</text:p>
          </table:table-cell>
          <table:table-cell table:style-name="ce109" table:formula="of:=[.C26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27]-[.A27]" office:value-type="float" office:value="3496" calcext:value-type="float">
            <text:p>3,496</text:p>
          </table:table-cell>
          <table:table-cell table:style-name="ce115" table:formula="of:=[.G26]" office:value-type="float" office:value="500" calcext:value-type="float">
            <text:p>500.00000</text:p>
          </table:table-cell>
          <table:table-cell table:style-name="ce115" office:value-type="float" office:value="500" calcext:value-type="float">
            <text:p>500.00000</text:p>
          </table:table-cell>
          <table:table-cell table:style-name="ce115" table:formula="of:=[.E27]-[.F27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119" table:formula="of:=([.G25]*[.I25]-[.F26]*[.I26]-[.F27]*[.I27]-[.G27]*[.I27])/([.M26]*[.I26]*[.E26]+[.M27]*[.I27]*[.E27])" office:value-type="percentage" office:value="0.0138934290446235" calcext:value-type="percentage">
            <text:p>1.38934%</text:p>
          </table:table-cell>
          <table:table-cell table:style-name="ce115" table:formula="of:=([.C27]-[.B27])/360" office:value-type="float" office:value="0.505555555555556" calcext:value-type="float">
            <text:p>0.50556</text:p>
          </table:table-cell>
          <table:table-cell table:style-name="ce119" office:value-type="percentage" office:value="0.02" calcext:value-type="percentage">
            <text:p>2.00000%</text:p>
          </table:table-cell>
          <table:table-cell table:style-name="ce119" table:formula="of:=GET_VOL([.D27];[.N27];[CAP_FLR_VOLS.$A$4:.$A$21];[CAP_FLR_VOLS.$B$4:.$B$21];[CAP_FLR_VOLS.$E$4:.$E$21])" office:value-type="percentage" office:value="0.0207461187214612" calcext:value-type="percentage">
            <text:p>2.07461%</text:p>
          </table:table-cell>
          <table:table-cell table:style-name="ce115" table:formula="of:=[.P26]" office:value-type="float" office:value="-0.100499857813431" calcext:value-type="float">
            <text:p>-0.10050</text:p>
          </table:table-cell>
          <table:table-cell table:style-name="ce115" table:formula="of:=([.L27]-[.N27])*[.M27]*[.E27]*[.K27]*COM.MICROSOFT.NORM.DIST([.P27];0;1;1)+[.O27]*SQRT([.D27]/365)*[.M27]*[.E27]*[.K27]*COM.MICROSOFT.NORM.DIST([.P27];0;1;0)" office:value-type="float" office:value="5.45186903896798" calcext:value-type="float">
            <text:p>5.45187</text:p>
          </table:table-cell>
          <table:table-cell table:style-name="ce119" table:formula="of:=[.R26]" office:value-type="percentage" office:value="0.005" calcext:value-type="percentage">
            <text:p>0.50000%</text:p>
          </table:table-cell>
          <table:table-cell table:style-name="ce119" table:formula="of:=GET_VOL([.D27];[.N27];[CAP_FLR_VOLS.$G$4:.$G$21];[CAP_FLR_VOLS.$H$4:.$H$21];[CAP_FLR_VOLS.$K$4:.$K$21])" office:value-type="percentage" office:value="0.0209961187214612" calcext:value-type="percentage">
            <text:p>2.09961%</text:p>
          </table:table-cell>
          <table:table-cell table:style-name="ce115" table:formula="of:=[.T26]" office:value-type="float" office:value="0.144622253048167" calcext:value-type="float">
            <text:p>0.14462</text:p>
          </table:table-cell>
          <table:table-cell table:style-name="ce115" table:formula="of:=([.R27]-[.L27])*[.M27]*[.E27]*[.K27]*COM.MICROSOFT.NORM.DIST(-[.T27];0;1;1)+[.S27]*SQRT([.D27]/365)*[.M27]*[.E27]*[.K27]*COM.MICROSOFT.NORM.DIST([.T27];0;1;0)" office:value-type="float" office:value="5.22142576089827" calcext:value-type="float">
            <text:p>5.22143</text:p>
          </table:table-cell>
          <table:table-cell table:number-columns-repeated="1003"/>
        </table:table-row>
        <table:table-row table:style-name="ro1">
          <table:table-cell table:number-columns-repeated="10"/>
          <table:table-cell table:style-name="ce119"/>
          <table:table-cell table:number-columns-repeated="4"/>
          <table:table-cell table:style-name="ce123"/>
          <table:table-cell table:style-name="ce123" table:formula="of:=SUM([.Q8:.Q27])" office:value-type="float" office:value="85.8688691271924" calcext:value-type="float">
            <text:p>85.86887</text:p>
          </table:table-cell>
          <table:table-cell table:number-columns-repeated="2"/>
          <table:table-cell table:style-name="ce123"/>
          <table:table-cell table:style-name="ce123" table:formula="of:=SUM([.U8:.U27])" office:value-type="float" office:value="132.89586621551" calcext:value-type="float">
            <text:p>132.89587</text:p>
          </table:table-cell>
          <table:table-cell table:number-columns-repeated="100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WPT01" table:style-name="ta7">
        <table:table-column table:style-name="co61" table:default-cell-style-name="ce106"/>
        <table:table-column table:style-name="co6" table:default-cell-style-name="ce106"/>
        <table:table-column table:style-name="co15" table:default-cell-style-name="ce106"/>
        <table:table-column table:style-name="co54" table:default-cell-style-name="ce106"/>
        <table:table-column table:style-name="co17" table:default-cell-style-name="ce106"/>
        <table:table-column table:style-name="co62" table:default-cell-style-name="ce106"/>
        <table:table-column table:style-name="co63" table:default-cell-style-name="ce106"/>
        <table:table-column table:style-name="co64" table:default-cell-style-name="ce106"/>
        <table:table-column table:style-name="co55" table:default-cell-style-name="ce106"/>
        <table:table-column table:style-name="co64" table:default-cell-style-name="ce106"/>
        <table:table-column table:style-name="co22" table:default-cell-style-name="ce106"/>
        <table:table-column table:style-name="co38" table:default-cell-style-name="ce106"/>
        <table:table-column table:style-name="co51" table:number-columns-repeated="2" table:default-cell-style-name="ce106"/>
        <table:table-column table:style-name="co27" table:default-cell-style-name="ce106"/>
        <table:table-column table:style-name="co65" table:default-cell-style-name="ce106"/>
        <table:table-column table:style-name="co2" table:default-cell-style-name="ce106"/>
        <table:table-column table:style-name="co66" table:default-cell-style-name="ce106"/>
        <table:table-column table:style-name="co58" table:number-columns-repeated="2" table:default-cell-style-name="ce106"/>
        <table:table-column table:style-name="co67" table:default-cell-style-name="ce106"/>
        <table:table-column table:style-name="co23" table:default-cell-style-name="ce122"/>
        <table:table-column table:style-name="co2" table:default-cell-style-name="ce111"/>
        <table:table-column table:style-name="co2" table:number-columns-repeated="988" table:default-cell-style-name="ce106"/>
        <table:table-column table:style-name="co2" table:number-columns-repeated="13" table:default-cell-style-name="Default"/>
        <table:table-row table:style-name="ro1">
          <table:table-cell table:style-name="ce65" office:value-type="string" calcext:value-type="string">
            <text:p>ent_nm</text:p>
          </table:table-cell>
          <table:table-cell table:style-name="ce65" office:value-type="string" calcext:value-type="string">
            <text:p>parent_id</text:p>
          </table:table-cell>
          <table:table-cell table:style-name="ce65" office:value-type="string" calcext:value-type="string">
            <text:p>contract_id</text:p>
          </table:table-cell>
          <table:table-cell table:style-name="ce65" office:value-type="string" calcext:value-type="string">
            <text:p>issuer_id</text:p>
          </table:table-cell>
          <table:table-cell table:style-name="ce65" office:value-type="string" calcext:value-type="string">
            <text:p>ptf</text:p>
          </table:table-cell>
          <table:table-cell table:style-name="ce65" office:value-type="string" calcext:value-type="string">
            <text:p>account</text:p>
          </table:table-cell>
          <table:table-cell table:style-name="ce65" office:value-type="string" calcext:value-type="string">
            <text:p>isin</text:p>
          </table:table-cell>
          <table:table-cell table:style-name="ce65" office:value-type="string" calcext:value-type="string">
            <text:p>comments</text:p>
          </table:table-cell>
          <table:table-cell table:style-name="ce65" office:value-type="string" calcext:value-type="string">
            <text:p>swpt_type</text:p>
          </table:table-cell>
          <table:table-cell table:style-name="ce65" office:value-type="string" calcext:value-type="string">
            <text:p>rtg</text:p>
          </table:table-cell>
          <table:table-cell table:style-name="ce65" office:value-type="string" calcext:value-type="string">
            <text:p>ccy_nm</text:p>
          </table:table-cell>
          <table:table-cell table:style-name="ce65" office:value-type="string" calcext:value-type="string">
            <text:p>start_date</text:p>
          </table:table-cell>
          <table:table-cell table:style-name="ce65" office:value-type="string" calcext:value-type="string">
            <text:p>maturity_date</text:p>
          </table:table-cell>
          <table:table-cell table:style-name="ce65" office:value-type="string" calcext:value-type="string">
            <text:p>nominal</text:p>
          </table:table-cell>
          <table:table-cell table:style-name="ce65" office:value-type="string" calcext:value-type="string">
            <text:p>dcm</text:p>
          </table:table-cell>
          <table:table-cell table:style-name="ce65" office:value-type="string" calcext:value-type="string">
            <text:p>swpt_rate</text:p>
          </table:table-cell>
          <table:table-cell table:style-name="ce65" office:value-type="string" calcext:value-type="string">
            <text:p>swpt_freq</text:p>
          </table:table-cell>
          <table:table-cell table:style-name="ce65" office:value-type="string" calcext:value-type="string">
            <text:p>swpt_surf_nm</text:p>
          </table:table-cell>
          <table:table-cell table:style-name="ce50" table:number-columns-repeated="3"/>
          <table:table-cell table:style-name="ce85"/>
          <table:table-cell/>
          <table:table-cell table:style-name="ce111" table:number-columns-repeated="988"/>
          <table:table-cell table:style-name="ce112" table:number-columns-repeated="13"/>
        </table:table-row>
        <table:table-row table:style-name="ro1">
          <table:table-cell table:number-columns-repeated="11" table:style-name="ce111" office:value-type="string" calcext:value-type="string">
            <text:p>CHAR</text:p>
          </table:table-cell>
          <table:table-cell table:number-columns-repeated="2" table:style-name="ce111" office:value-type="string" calcext:value-type="string">
            <text:p>INT</text:p>
          </table:table-cell>
          <table:table-cell table:style-name="ce111" office:value-type="string" calcext:value-type="string">
            <text:p>FLOAT</text:p>
          </table:table-cell>
          <table:table-cell table:style-name="ce111" office:value-type="string" calcext:value-type="string">
            <text:p>CHAR</text:p>
          </table:table-cell>
          <table:table-cell table:style-name="ce153" office:value-type="string" calcext:value-type="string">
            <text:p>FLOAT</text:p>
          </table:table-cell>
          <table:table-cell table:number-columns-repeated="2" table:style-name="ce111" office:value-type="string" calcext:value-type="string">
            <text:p>CHAR</text:p>
          </table:table-cell>
          <table:table-cell table:style-name="ce111" table:number-columns-repeated="3"/>
          <table:table-cell table:style-name="ce85"/>
          <table:table-cell/>
          <table:table-cell table:style-name="ce111" table:number-columns-repeated="988"/>
          <table:table-cell table:style-name="ce112" table:number-columns-repeated="13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swpt</text:p>
          </table:table-cell>
          <table:table-cell table:style-name="ce107" office:value-type="string" calcext:value-type="string">
            <text:p>/assets/swpt</text:p>
          </table:table-cell>
          <table:table-cell table:style-name="ce107" office:value-type="string" calcext:value-type="string">
            <text:p>SWPT01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CALL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20230630" calcext:value-type="float">
            <text:p>2023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10" office:value-type="string" calcext:value-type="string">
            <text:p>ACT_360</text:p>
          </table:table-cell>
          <table:table-cell table:style-name="ce103" office:value-type="percentage" office:value="0.01" calcext:value-type="percentage">
            <text:p>1.00%</text:p>
          </table:table-cell>
          <table:table-cell table:style-name="ce110" office:value-type="string" calcext:value-type="string">
            <text:p>6M</text:p>
          </table:table-cell>
          <table:table-cell table:style-name="ce107" office:value-type="string" calcext:value-type="string">
            <text:p>SWPT_6M_VOL_EUR</text:p>
          </table:table-cell>
          <table:table-cell table:style-name="ce68"/>
          <table:table-cell table:number-columns-repeated="2"/>
          <table:table-cell table:style-name="ce69"/>
          <table:table-cell table:number-columns-repeated="1002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swpt</text:p>
          </table:table-cell>
          <table:table-cell office:value-type="string" calcext:value-type="string">
            <text:p>/assets/swpt</text:p>
          </table:table-cell>
          <table:table-cell office:value-type="string" calcext:value-type="string">
            <text:p>SWPT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20230630" calcext:value-type="float">
            <text:p>20230630</text:p>
          </table:table-cell>
          <table:table-cell office:value-type="float" office:value="20310630" calcext:value-type="float">
            <text:p>20310630</text:p>
          </table:table-cell>
          <table:table-cell office:value-type="float" office:value="1000" calcext:value-type="float">
            <text:p>1000</text:p>
          </table:table-cell>
          <table:table-cell table:style-name="ce111" office:value-type="string" calcext:value-type="string">
            <text:p>ACT_360</text:p>
          </table:table-cell>
          <table:table-cell table:style-name="ce68" office:value-type="percentage" office:value="0.01" calcext:value-type="percentage">
            <text:p>1.00%</text:p>
          </table:table-cell>
          <table:table-cell table:style-name="ce111" office:value-type="string" calcext:value-type="string">
            <text:p>6M</text:p>
          </table:table-cell>
          <table:table-cell office:value-type="string" calcext:value-type="string">
            <text:p>SWPT_6M_VOL_EUR</text:p>
          </table:table-cell>
          <table:table-cell table:style-name="ce68"/>
          <table:table-cell table:number-columns-repeated="2"/>
          <table:table-cell table:style-name="ce69"/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maturity 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74" office:value-type="string" calcext:value-type="string">
            <text:p>aux1</text:p>
          </table:table-cell>
          <table:table-cell table:style-name="ce74" office:value-type="string" calcext:value-type="string">
            <text:p>aux2</text:p>
          </table:table-cell>
          <table:table-cell table:style-name="ce65" office:value-type="string" calcext:value-type="string">
            <text:p>swap rate</text:p>
          </table:table-cell>
          <table:table-cell table:style-name="ce65" office:value-type="string" calcext:value-type="string">
            <text:p>swaption rate</text:p>
          </table:table-cell>
          <table:table-cell table:style-name="ce65" office:value-type="string" calcext:value-type="string">
            <office:annotation draw:style-name="gr2" draw:text-style-name="P3" svg:width="1.1413in" svg:height="0.8366in" svg:x="16.7362in" svg:y="0.476in" draw:caption-point-x="-0.2402in" draw:caption-point-y="0.5945in">
              <dc:date>2022-03-02T00:00:00</dc:date>
              <text:p text:style-name="P2"><text:span text:style-name="T1">call = swaption buyer</text:span></text:p>
              <text:p text:style-name="P2"><text:span text:style-name="T1">put = swaption seller</text:span></text:p>
            </office:annotation>
            <text:p>swaption type</text:p>
          </table:table-cell>
          <table:table-cell table:style-name="ce65" office:value-type="string" calcext:value-type="string">
            <text:p>volatility</text:p>
          </table:table-cell>
          <table:table-cell table:style-name="ce65" office:value-type="string" calcext:value-type="string">
            <text:p>d</text:p>
          </table:table-cell>
          <table:table-cell table:style-name="ce65" office:value-type="string" calcext:value-type="string">
            <text:p>aux3</text:p>
          </table:table-cell>
          <table:table-cell table:style-name="ce65" office:value-type="string" calcext:value-type="string">
            <text:p>aux4</text:p>
          </table:table-cell>
          <table:table-cell table:style-name="ce65" office:value-type="string" calcext:value-type="string">
            <text:p>swaption price</text:p>
          </table:table-cell>
          <table:table-cell table:style-name="ce137" office:value-type="string" calcext:value-type="string">
            <text:p>swap rate test</text:p>
          </table:table-cell>
          <table:table-cell/>
          <table:table-cell table:style-name="ce111" table:number-columns-repeated="988"/>
          <table:table-cell table:style-name="ce112"/>
          <table:table-cell table:number-columns-repeated="12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8]-[.A8]" office:value-type="float" office:value="27" calcext:value-type="float">
            <text:p>27</text:p>
          </table:table-cell>
          <table:table-cell table:style-name="ce55" table:number-columns-repeated="3"/>
          <table:table-cell table:style-name="ce59"/>
          <table:table-cell table:style-name="ce60"/>
          <table:table-cell table:style-name="ce59"/>
          <table:table-cell table:style-name="ce60" table:number-columns-repeated="3"/>
          <table:table-cell table:style-name="ce55" table:number-columns-repeated="2"/>
          <table:table-cell table:style-name="ce60"/>
          <table:table-cell table:style-name="ce55"/>
          <table:table-cell table:style-name="ce60"/>
          <table:table-cell table:style-name="ce55" table:number-columns-repeated="3"/>
          <table:table-cell table:style-name="ce138"/>
          <table:table-cell table:number-columns-repeated="1002"/>
        </table:table-row>
        <table:table-row table:style-name="ro1">
          <table:table-cell table:style-name="ce109" table:formula="of:=[.A8]" office:value-type="date" office:date-value="2021-12-03" calcext:value-type="date">
            <text:p>2021-12-03</text:p>
          </table:table-cell>
          <table:table-cell table:style-name="ce109" table:formula="of:=[.C8]" office:value-type="date" office:date-value="2021-12-30" calcext:value-type="date">
            <text:p>2021-12-30</text:p>
          </table:table-cell>
          <table:table-cell table:style-name="ce109" office:value-type="date" office:date-value="2022-06-30" calcext:value-type="date">
            <text:p>2022-06-30</text:p>
          </table:table-cell>
          <table:table-cell table:style-name="ce113" table:formula="of:=[.C9]-[.A9]" office:value-type="float" office:value="209" calcext:value-type="float">
            <text:p>209</text:p>
          </table:table-cell>
          <table:table-cell table:style-name="ce115" table:number-columns-repeated="3"/>
          <table:table-cell table:style-name="ce85"/>
          <table:table-cell table:style-name="ce119"/>
          <table:table-cell table:style-name="ce85"/>
          <table:table-cell table:style-name="ce119" table:number-columns-repeated="3"/>
          <table:table-cell table:style-name="ce115"/>
          <table:table-cell table:style-name="ce119" table:number-columns-repeated="2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/>
          <table:table-cell table:number-columns-repeated="1002"/>
        </table:table-row>
        <table:table-row table:style-name="ro1">
          <table:table-cell table:style-name="ce51" table:formula="of:=[.A9]" office:value-type="date" office:date-value="2021-12-03" calcext:value-type="date">
            <text:p>2021-12-03</text:p>
          </table:table-cell>
          <table:table-cell table:style-name="ce51" table:formula="of:=[.C9]" office:value-type="date" office:date-value="2022-06-30" calcext:value-type="date">
            <text:p>2022-06-30</text:p>
          </table:table-cell>
          <table:table-cell table:style-name="ce51" office:value-type="date" office:date-value="2022-12-30" calcext:value-type="date">
            <text:p>2022-12-30</text:p>
          </table:table-cell>
          <table:table-cell table:style-name="ce53" table:formula="of:=[.C10]-[.A10]" office:value-type="float" office:value="392" calcext:value-type="float">
            <text:p>392</text:p>
          </table:table-cell>
          <table:table-cell table:style-name="ce55" table:number-columns-repeated="3"/>
          <table:table-cell table:style-name="ce59"/>
          <table:table-cell table:style-name="ce60"/>
          <table:table-cell table:style-name="ce59"/>
          <table:table-cell table:style-name="ce60" table:number-columns-repeated="3"/>
          <table:table-cell table:style-name="ce55"/>
          <table:table-cell table:style-name="ce60" table:number-columns-repeated="2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138"/>
          <table:table-cell table:number-columns-repeated="1002"/>
        </table:table-row>
        <table:table-row table:style-name="ro1">
          <table:table-cell table:style-name="ce109" table:formula="of:=[.A10]" office:value-type="date" office:date-value="2021-12-03" calcext:value-type="date">
            <text:p>2021-12-03</text:p>
          </table:table-cell>
          <table:table-cell table:style-name="ce109" table:formula="of:=[.C10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1]-[.A11]" office:value-type="float" office:value="574" calcext:value-type="float">
            <text:p>574</text:p>
          </table:table-cell>
          <table:table-cell table:style-name="ce115" table:number-columns-repeated="3"/>
          <table:table-cell table:style-name="ce85"/>
          <table:table-cell table:style-name="ce119"/>
          <table:table-cell table:style-name="ce85" office:value-type="string" calcext:value-type="string">
            <text:p>interbcrv_eur</text:p>
          </table:table-cell>
          <table:table-cell table:style-name="ce119" table:formula="of:=GET_DF([.D11];[$INTERBCRV_EUR.B5:.B48];[$INTERBCRV_EUR.C5:.C48])" office:value-type="percentage" office:value="1.00242031527325" calcext:value-type="percentage">
            <text:p>100.24203%</text:p>
          </table:table-cell>
          <table:table-cell table:style-name="ce119" table:number-columns-repeated="2"/>
          <table:table-cell table:style-name="ce115"/>
          <table:table-cell table:style-name="ce119" table:number-columns-repeated="2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/>
          <table:table-cell table:number-columns-repeated="1002"/>
        </table:table-row>
        <table:table-row table:style-name="ro1">
          <table:table-cell table:style-name="ce131" table:formula="of:=[.A11]" office:value-type="date" office:date-value="2021-12-03" calcext:value-type="date">
            <text:p>2021-12-03</text:p>
          </table:table-cell>
          <table:table-cell table:style-name="ce131" table:formula="of:=[.C11]" office:value-type="date" office:date-value="2023-06-30" calcext:value-type="date">
            <text:p>2023-06-30</text:p>
          </table:table-cell>
          <table:table-cell table:style-name="ce131" office:value-type="date" office:date-value="2023-12-30" calcext:value-type="date">
            <text:p>2023-12-30</text:p>
          </table:table-cell>
          <table:table-cell table:style-name="ce132" table:formula="of:=[.C12]-[.A12]" office:value-type="float" office:value="757" calcext:value-type="float">
            <text:p>757</text:p>
          </table:table-cell>
          <table:table-cell table:style-name="ce133" office:value-type="float" office:value="1000" calcext:value-type="float">
            <text:p>1,000.00000</text:p>
          </table:table-cell>
          <table:table-cell table:style-name="ce133" office:value-type="float" office:value="0" calcext:value-type="float">
            <text:p>0.00000</text:p>
          </table:table-cell>
          <table:table-cell table:style-name="ce133" table:formula="of:=[.E12]-[.F12]" office:value-type="float" office:value="1000" calcext:value-type="float">
            <text:p>1,000.00000</text:p>
          </table:table-cell>
          <table:table-cell table:style-name="ce134" office:value-type="string" calcext:value-type="string">
            <text:p>interbcrv_eur</text:p>
          </table:table-cell>
          <table:table-cell table:style-name="ce135" table:formula="of:=GET_DF([.D12];[$INTERBCRV_EUR.B6:.B49];[$INTERBCRV_EUR.C6:.C49])" office:value-type="percentage" office:value="1.00307926403811" calcext:value-type="percentage">
            <text:p>100.30793%</text:p>
          </table:table-cell>
          <table:table-cell table:style-name="ce134" office:value-type="string" calcext:value-type="string">
            <text:p>interbcrv_eur</text:p>
          </table:table-cell>
          <table:table-cell table:style-name="ce135" table:formula="of:=GET_DF([.D12];[$INTERBCRV_EUR.B6:.B49];[$INTERBCRV_EUR.C6:.C49])" office:value-type="percentage" office:value="1.00307926403811" calcext:value-type="percentage">
            <text:p>100.30793%</text:p>
          </table:table-cell>
          <table:table-cell table:style-name="ce133" table:formula="of:=([.D12]-[.D11])/360*[.K12]*[.E12]" office:value-type="float" office:value="509.898625886037" calcext:value-type="float">
            <text:p>509.89863</text:p>
          </table:table-cell>
          <table:table-cell table:style-name="ce133" table:formula="of:=[.F12]*[.K12]" office:value-type="float" office:value="0" calcext:value-type="float">
            <text:p>0.00000</text:p>
          </table:table-cell>
          <table:table-cell table:style-name="ce135" table:formula="of:=([.K11]*[.E12]-SUM([.M12:.M27]))/SUM([.L12:.L27])" office:value-type="percentage" office:value="0.00640718587604473" calcext:value-type="percentage">
            <text:p>0.64072%</text:p>
          </table:table-cell>
          <table:table-cell table:style-name="ce135" office:value-type="percentage" office:value="0.01" calcext:value-type="percentage">
            <text:p>1.00000%</text:p>
          </table:table-cell>
          <table:table-cell table:style-name="ce136" office:value-type="string" calcext:value-type="string">
            <text:p>call</text:p>
          </table:table-cell>
          <table:table-cell table:style-name="ce135" table:formula="of:=GET_VOL([.D11];[.N12];[$SWPT_6M_VOL_EUR.A4:.A63];[$SWPT_6M_VOL_EUR.B4:.B63];[$SWPT_6M_VOL_EUR.E4:.E63])" office:value-type="percentage" office:value="0.0043300035719585" calcext:value-type="percentage">
            <text:p>0.43300%</text:p>
          </table:table-cell>
          <table:table-cell table:style-name="ce133" table:formula="of:=([.N12]-[.O12])/([.Q12]*SQRT([.D11]/360))" office:value-type="float" office:value="-0.657115632374033" calcext:value-type="float">
            <text:p>-0.65712</text:p>
          </table:table-cell>
          <table:table-cell table:style-name="ce132" table:formula="of:=IF([.P12]=&quot;call&quot;;1;-1)" office:value-type="float" office:value="1" calcext:value-type="float">
            <text:p>1</text:p>
          </table:table-cell>
          <table:table-cell table:style-name="ce133" table:formula="of:=[.S12]*([.N12]-[.O12])*COM.MICROSOFT.NORM.S.DIST([.S12]*[.R12];1)" office:value-type="float" office:value="-0.000918155448294246" calcext:value-type="float">
            <text:p>-0.00092</text:p>
          </table:table-cell>
          <table:table-cell table:style-name="ce133" table:formula="of:=([.T12]+[.Q12]*SQRT([.D11]/360)*COM.MICROSOFT.NORM.S.DIST([.R12];0))*SUM([.L12:.L27])" office:value-type="float" office:value="6.72384710829473" calcext:value-type="float">
            <text:p>6.72385</text:p>
          </table:table-cell>
          <table:table-cell table:style-name="ce140" table:formula="of:=[.L12]*[.$N$12]+[.M12]" office:value-type="float" office:value="3.26701527399163" calcext:value-type="float">
            <text:p>3.26702</text:p>
          </table:table-cell>
          <table:table-cell table:number-columns-repeated="1002"/>
        </table:table-row>
        <table:table-row table:style-name="ro1">
          <table:table-cell table:style-name="ce109" table:formula="of:=[.A12]" office:value-type="date" office:date-value="2021-12-03" calcext:value-type="date">
            <text:p>2021-12-03</text:p>
          </table:table-cell>
          <table:table-cell table:style-name="ce109" table:formula="of:=[.C12]" office:value-type="date" office:date-value="2023-12-30" calcext:value-type="date">
            <text:p>2023-12-30</text:p>
          </table:table-cell>
          <table:table-cell table:style-name="ce109" office:value-type="date" office:date-value="2024-06-30" calcext:value-type="date">
            <text:p>2024-06-30</text:p>
          </table:table-cell>
          <table:table-cell table:style-name="ce113" table:formula="of:=[.C13]-[.A13]" office:value-type="float" office:value="940" calcext:value-type="float">
            <text:p>940</text:p>
          </table:table-cell>
          <table:table-cell table:style-name="ce115" table:formula="of:=[.G12]" office:value-type="float" office:value="1000" calcext:value-type="float">
            <text:p>1,000.00000</text:p>
          </table:table-cell>
          <table:table-cell table:style-name="ce115" table:formula="of:=[.F12]" office:value-type="float" office:value="0" calcext:value-type="float">
            <text:p>0.00000</text:p>
          </table:table-cell>
          <table:table-cell table:style-name="ce115" table:formula="of:=[.E13]-[.F13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7:.B50];[$INTERBCRV_EUR.C7:.C50])" office:value-type="percentage" office:value="1.00334562161259" calcext:value-type="percentage">
            <text:p>100.33456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7:.B50];[$INTERBCRV_EUR.C7:.C50])" office:value-type="percentage" office:value="1.00334562161259" calcext:value-type="percentage">
            <text:p>100.33456%</text:p>
          </table:table-cell>
          <table:table-cell table:style-name="ce115" table:formula="of:=([.D13]-[.D12])/360*[.K13]*[.E13]" office:value-type="float" office:value="510.034024319734" calcext:value-type="float">
            <text:p>510.03402</text:p>
          </table:table-cell>
          <table:table-cell table:style-name="ce115" table:formula="of:=[.F13]*[.K13]" office:value-type="float" office:value="0" calcext:value-type="float">
            <text:p>0.00000</text:p>
          </table:table-cell>
          <table:table-cell table:style-name="ce119" table:number-columns-repeated="3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 table:formula="of:=[.L13]*[.$N$12]+[.M13]" office:value-type="float" office:value="3.26788279692366" calcext:value-type="float">
            <text:p>3.26788</text:p>
          </table:table-cell>
          <table:table-cell table:number-columns-repeated="1002"/>
        </table:table-row>
        <table:table-row table:style-name="ro1">
          <table:table-cell table:style-name="ce51" table:formula="of:=[.A13]" office:value-type="date" office:date-value="2021-12-03" calcext:value-type="date">
            <text:p>2021-12-03</text:p>
          </table:table-cell>
          <table:table-cell table:style-name="ce51" table:formula="of:=[.C13]" office:value-type="date" office:date-value="2024-06-30" calcext:value-type="date">
            <text:p>2024-06-30</text:p>
          </table:table-cell>
          <table:table-cell table:style-name="ce51" office:value-type="date" office:date-value="2024-12-30" calcext:value-type="date">
            <text:p>2024-12-30</text:p>
          </table:table-cell>
          <table:table-cell table:style-name="ce53" table:formula="of:=[.C14]-[.A14]" office:value-type="float" office:value="1123" calcext:value-type="float">
            <text:p>1,123</text:p>
          </table:table-cell>
          <table:table-cell table:style-name="ce55" table:formula="of:=[.G13]" office:value-type="float" office:value="1000" calcext:value-type="float">
            <text:p>1,000.00000</text:p>
          </table:table-cell>
          <table:table-cell table:style-name="ce55" table:formula="of:=[.F13]" office:value-type="float" office:value="0" calcext:value-type="float">
            <text:p>0.00000</text:p>
          </table:table-cell>
          <table:table-cell table:style-name="ce55" table:formula="of:=[.E14]-[.F14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4];[$INTERBCRV_EUR.B8:.B51];[$INTERBCRV_EUR.C8:.C51])" office:value-type="percentage" office:value="1.00335405998188" calcext:value-type="percentage">
            <text:p>100.3354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4];[$INTERBCRV_EUR.B8:.B51];[$INTERBCRV_EUR.C8:.C51])" office:value-type="percentage" office:value="1.00335405998188" calcext:value-type="percentage">
            <text:p>100.33541%</text:p>
          </table:table-cell>
          <table:table-cell table:style-name="ce55" table:formula="of:=([.D14]-[.D13])/360*[.K14]*[.E14]" office:value-type="float" office:value="510.038313824121" calcext:value-type="float">
            <text:p>510.03831</text:p>
          </table:table-cell>
          <table:table-cell table:style-name="ce55" table:formula="of:=[.F14]*[.K14]" office:value-type="float" office:value="0" calcext:value-type="float">
            <text:p>0.00000</text:p>
          </table:table-cell>
          <table:table-cell table:style-name="ce60" table:number-columns-repeated="3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138" table:formula="of:=[.L14]*[.$N$12]+[.M14]" office:value-type="float" office:value="3.26791028057558" calcext:value-type="float">
            <text:p>3.26791</text:p>
          </table:table-cell>
          <table:table-cell table:number-columns-repeated="1002"/>
        </table:table-row>
        <table:table-row table:style-name="ro1">
          <table:table-cell table:style-name="ce109" table:formula="of:=[.A14]" office:value-type="date" office:date-value="2021-12-03" calcext:value-type="date">
            <text:p>2021-12-03</text:p>
          </table:table-cell>
          <table:table-cell table:style-name="ce109" table:formula="of:=[.C14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5]-[.A15]" office:value-type="float" office:value="1305" calcext:value-type="float">
            <text:p>1,305</text:p>
          </table:table-cell>
          <table:table-cell table:style-name="ce115" table:formula="of:=[.G14]" office:value-type="float" office:value="1000" calcext:value-type="float">
            <text:p>1,000.00000</text:p>
          </table:table-cell>
          <table:table-cell table:style-name="ce115" table:formula="of:=[.F14]" office:value-type="float" office:value="0" calcext:value-type="float">
            <text:p>0.00000</text:p>
          </table:table-cell>
          <table:table-cell table:style-name="ce115" table:formula="of:=[.E15]-[.F15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5];[$INTERBCRV_EUR.B9:.B52];[$INTERBCRV_EUR.C9:.C52])" office:value-type="percentage" office:value="1.00269541678097" calcext:value-type="percentage">
            <text:p>100.26954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5];[$INTERBCRV_EUR.B9:.B52];[$INTERBCRV_EUR.C9:.C52])" office:value-type="percentage" office:value="1.00269541678097" calcext:value-type="percentage">
            <text:p>100.26954%</text:p>
          </table:table-cell>
          <table:table-cell table:style-name="ce115" table:formula="of:=([.D15]-[.D14])/360*[.K15]*[.E15]" office:value-type="float" office:value="506.918238483712" calcext:value-type="float">
            <text:p>506.91824</text:p>
          </table:table-cell>
          <table:table-cell table:style-name="ce115" table:formula="of:=[.F15]*[.K15]" office:value-type="float" office:value="0" calcext:value-type="float">
            <text:p>0.00000</text:p>
          </table:table-cell>
          <table:table-cell table:style-name="ce119" table:number-columns-repeated="3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 table:formula="of:=[.L15]*[.$N$12]+[.M15]" office:value-type="float" office:value="3.24791937792232" calcext:value-type="float">
            <text:p>3.24792</text:p>
          </table:table-cell>
          <table:table-cell table:number-columns-repeated="1002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6]-[.A16]" office:value-type="float" office:value="1488" calcext:value-type="float">
            <text:p>1,488</text:p>
          </table:table-cell>
          <table:table-cell table:style-name="ce55" table:formula="of:=[.G15]" office:value-type="float" office:value="1000" calcext:value-type="float">
            <text:p>1,000.00000</text:p>
          </table:table-cell>
          <table:table-cell table:style-name="ce55" table:formula="of:=[.F15]" office:value-type="float" office:value="0" calcext:value-type="float">
            <text:p>0.00000</text:p>
          </table:table-cell>
          <table:table-cell table:style-name="ce55" table:formula="of:=[.E16]-[.F16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10:.B53];[$INTERBCRV_EUR.C10:.C53])" office:value-type="percentage" office:value="1.00164280285137" calcext:value-type="percentage">
            <text:p>100.16428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10:.B53];[$INTERBCRV_EUR.C10:.C53])" office:value-type="percentage" office:value="1.00164280285137" calcext:value-type="percentage">
            <text:p>100.16428%</text:p>
          </table:table-cell>
          <table:table-cell table:style-name="ce55" table:formula="of:=([.D16]-[.D15])/360*[.K16]*[.E16]" office:value-type="float" office:value="509.168424782782" calcext:value-type="float">
            <text:p>509.16842</text:p>
          </table:table-cell>
          <table:table-cell table:style-name="ce55" table:formula="of:=[.F16]*[.K16]" office:value-type="float" office:value="0" calcext:value-type="float">
            <text:p>0.00000</text:p>
          </table:table-cell>
          <table:table-cell table:style-name="ce60" table:number-columns-repeated="3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138" table:formula="of:=[.L16]*[.$N$12]+[.M16]" office:value-type="float" office:value="3.26233673979619" calcext:value-type="float">
            <text:p>3.26234</text:p>
          </table:table-cell>
          <table:table-cell table:number-columns-repeated="1002"/>
        </table:table-row>
        <table:table-row table:style-name="ro1">
          <table:table-cell table:style-name="ce109" table:formula="of:=[.A16]" office:value-type="date" office:date-value="2021-12-03" calcext:value-type="date">
            <text:p>2021-12-03</text:p>
          </table:table-cell>
          <table:table-cell table:style-name="ce109" table:formula="of:=[.C16]" office:value-type="date" office:date-value="2025-12-30" calcext:value-type="date">
            <text:p>2025-12-30</text:p>
          </table:table-cell>
          <table:table-cell table:style-name="ce109" office:value-type="date" office:date-value="2026-06-30" calcext:value-type="date">
            <text:p>2026-06-30</text:p>
          </table:table-cell>
          <table:table-cell table:style-name="ce113" table:formula="of:=[.C17]-[.A17]" office:value-type="float" office:value="1670" calcext:value-type="float">
            <text:p>1,670</text:p>
          </table:table-cell>
          <table:table-cell table:style-name="ce115" table:formula="of:=[.G16]" office:value-type="float" office:value="1000" calcext:value-type="float">
            <text:p>1,000.00000</text:p>
          </table:table-cell>
          <table:table-cell table:style-name="ce115" table:formula="of:=[.F16]" office:value-type="float" office:value="0" calcext:value-type="float">
            <text:p>0.00000</text:p>
          </table:table-cell>
          <table:table-cell table:style-name="ce115" table:formula="of:=[.E17]-[.F17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11:.B54];[$INTERBCRV_EUR.C11:.C54])" office:value-type="percentage" office:value="0.999919553089266" calcext:value-type="percentage">
            <text:p>99.99196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11:.B54];[$INTERBCRV_EUR.C11:.C54])" office:value-type="percentage" office:value="0.999919553089266" calcext:value-type="percentage">
            <text:p>99.99196%</text:p>
          </table:table-cell>
          <table:table-cell table:style-name="ce115" table:formula="of:=([.D17]-[.D16])/360*[.K17]*[.E17]" office:value-type="float" office:value="505.514885172907" calcext:value-type="float">
            <text:p>505.51489</text:p>
          </table:table-cell>
          <table:table-cell table:style-name="ce115" table:formula="of:=[.F17]*[.K17]" office:value-type="float" office:value="0" calcext:value-type="float">
            <text:p>0.00000</text:p>
          </table:table-cell>
          <table:table-cell table:style-name="ce119" table:number-columns-repeated="3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 table:formula="of:=[.L17]*[.$N$12]+[.M17]" office:value-type="float" office:value="3.23892783241022" calcext:value-type="float">
            <text:p>3.23893</text:p>
          </table:table-cell>
          <table:table-cell table:number-columns-repeated="1002"/>
        </table:table-row>
        <table:table-row table:style-name="ro1">
          <table:table-cell table:style-name="ce51" table:formula="of:=[.A17]" office:value-type="date" office:date-value="2021-12-03" calcext:value-type="date">
            <text:p>2021-12-03</text:p>
          </table:table-cell>
          <table:table-cell table:style-name="ce51" table:formula="of:=[.C17]" office:value-type="date" office:date-value="2026-06-30" calcext:value-type="date">
            <text:p>2026-06-30</text:p>
          </table:table-cell>
          <table:table-cell table:style-name="ce51" office:value-type="date" office:date-value="2026-12-30" calcext:value-type="date">
            <text:p>2026-12-30</text:p>
          </table:table-cell>
          <table:table-cell table:style-name="ce53" table:formula="of:=[.C18]-[.A18]" office:value-type="float" office:value="1853" calcext:value-type="float">
            <text:p>1,853</text:p>
          </table:table-cell>
          <table:table-cell table:style-name="ce55" table:formula="of:=[.G17]" office:value-type="float" office:value="1000" calcext:value-type="float">
            <text:p>1,000.00000</text:p>
          </table:table-cell>
          <table:table-cell table:style-name="ce55" table:formula="of:=[.F17]" office:value-type="float" office:value="0" calcext:value-type="float">
            <text:p>0.00000</text:p>
          </table:table-cell>
          <table:table-cell table:style-name="ce55" table:formula="of:=[.E18]-[.F18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8];[$INTERBCRV_EUR.B12:.B55];[$INTERBCRV_EUR.C12:.C55])" office:value-type="percentage" office:value="0.997711238194504" calcext:value-type="percentage">
            <text:p>99.77112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8];[$INTERBCRV_EUR.B12:.B55];[$INTERBCRV_EUR.C12:.C55])" office:value-type="percentage" office:value="0.997711238194504" calcext:value-type="percentage">
            <text:p>99.77112%</text:p>
          </table:table-cell>
          <table:table-cell table:style-name="ce55" table:formula="of:=([.D18]-[.D17])/360*[.K18]*[.E18]" office:value-type="float" office:value="507.169879415539" calcext:value-type="float">
            <text:p>507.16988</text:p>
          </table:table-cell>
          <table:table-cell table:style-name="ce55" table:formula="of:=[.F18]*[.K18]" office:value-type="float" office:value="0" calcext:value-type="float">
            <text:p>0.00000</text:p>
          </table:table-cell>
          <table:table-cell table:style-name="ce60" table:number-columns-repeated="3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138" table:formula="of:=[.L18]*[.$N$12]+[.M18]" office:value-type="float" office:value="3.24953168814655" calcext:value-type="float">
            <text:p>3.24953</text:p>
          </table:table-cell>
          <table:table-cell table:number-columns-repeated="1002"/>
        </table:table-row>
        <table:table-row table:style-name="ro1">
          <table:table-cell table:style-name="ce109" table:formula="of:=[.A18]" office:value-type="date" office:date-value="2021-12-03" calcext:value-type="date">
            <text:p>2021-12-03</text:p>
          </table:table-cell>
          <table:table-cell table:style-name="ce109" table:formula="of:=[.C18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19]-[.A19]" office:value-type="float" office:value="2035" calcext:value-type="float">
            <text:p>2,035</text:p>
          </table:table-cell>
          <table:table-cell table:style-name="ce115" table:formula="of:=[.G18]" office:value-type="float" office:value="1000" calcext:value-type="float">
            <text:p>1,000.00000</text:p>
          </table:table-cell>
          <table:table-cell table:style-name="ce115" table:formula="of:=[.F18]" office:value-type="float" office:value="0" calcext:value-type="float">
            <text:p>0.00000</text:p>
          </table:table-cell>
          <table:table-cell table:style-name="ce115" table:formula="of:=[.E19]-[.F19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3:.B56];[$INTERBCRV_EUR.C13:.C56])" office:value-type="percentage" office:value="0.994743120560573" calcext:value-type="percentage">
            <text:p>99.4743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3:.B56];[$INTERBCRV_EUR.C13:.C56])" office:value-type="percentage" office:value="0.994743120560573" calcext:value-type="percentage">
            <text:p>99.47431%</text:p>
          </table:table-cell>
          <table:table-cell table:style-name="ce115" table:formula="of:=([.D19]-[.D18])/360*[.K19]*[.E19]" office:value-type="float" office:value="502.897910950067" calcext:value-type="float">
            <text:p>502.89791</text:p>
          </table:table-cell>
          <table:table-cell table:style-name="ce115" table:formula="of:=[.F19]*[.K19]" office:value-type="float" office:value="0" calcext:value-type="float">
            <text:p>0.00000</text:p>
          </table:table-cell>
          <table:table-cell table:style-name="ce119" table:number-columns-repeated="3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 table:formula="of:=[.L19]*[.$N$12]+[.M19]" office:value-type="float" office:value="3.22216039213167" calcext:value-type="float">
            <text:p>3.22216</text:p>
          </table:table-cell>
          <table:table-cell table:number-columns-repeated="1002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0]-[.A20]" office:value-type="float" office:value="2218" calcext:value-type="float">
            <text:p>2,218</text:p>
          </table:table-cell>
          <table:table-cell table:style-name="ce55" table:formula="of:=[.G19]" office:value-type="float" office:value="1000" calcext:value-type="float">
            <text:p>1,000.00000</text:p>
          </table:table-cell>
          <table:table-cell table:style-name="ce55" table:formula="of:=[.F19]" office:value-type="float" office:value="0" calcext:value-type="float">
            <text:p>0.00000</text:p>
          </table:table-cell>
          <table:table-cell table:style-name="ce55" table:formula="of:=[.E20]-[.F20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4:.B57];[$INTERBCRV_EUR.C14:.C57])" office:value-type="percentage" office:value="0.991230158512971" calcext:value-type="percentage">
            <text:p>99.12302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4:.B57];[$INTERBCRV_EUR.C14:.C57])" office:value-type="percentage" office:value="0.991230158512971" calcext:value-type="percentage">
            <text:p>99.12302%</text:p>
          </table:table-cell>
          <table:table-cell table:style-name="ce55" table:formula="of:=([.D20]-[.D19])/360*[.K20]*[.E20]" office:value-type="float" office:value="503.875330577427" calcext:value-type="float">
            <text:p>503.87533</text:p>
          </table:table-cell>
          <table:table-cell table:style-name="ce55" table:formula="of:=[.F20]*[.K20]" office:value-type="float" office:value="0" calcext:value-type="float">
            <text:p>0.00000</text:p>
          </table:table-cell>
          <table:table-cell table:style-name="ce60" table:number-columns-repeated="3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138" table:formula="of:=[.L20]*[.$N$12]+[.M20]" office:value-type="float" office:value="3.22842290136306" calcext:value-type="float">
            <text:p>3.22842</text:p>
          </table:table-cell>
          <table:table-cell table:number-columns-repeated="1002"/>
        </table:table-row>
        <table:table-row table:style-name="ro1">
          <table:table-cell table:style-name="ce109" table:formula="of:=[.A20]" office:value-type="date" office:date-value="2021-12-03" calcext:value-type="date">
            <text:p>2021-12-03</text:p>
          </table:table-cell>
          <table:table-cell table:style-name="ce109" table:formula="of:=[.C20]" office:value-type="date" office:date-value="2027-12-30" calcext:value-type="date">
            <text:p>2027-12-30</text:p>
          </table:table-cell>
          <table:table-cell table:style-name="ce109" office:value-type="date" office:date-value="2028-06-30" calcext:value-type="date">
            <text:p>2028-06-30</text:p>
          </table:table-cell>
          <table:table-cell table:style-name="ce113" table:formula="of:=[.C21]-[.A21]" office:value-type="float" office:value="2401" calcext:value-type="float">
            <text:p>2,401</text:p>
          </table:table-cell>
          <table:table-cell table:style-name="ce115" table:formula="of:=[.G20]" office:value-type="float" office:value="1000" calcext:value-type="float">
            <text:p>1,000.00000</text:p>
          </table:table-cell>
          <table:table-cell table:style-name="ce115" table:formula="of:=[.F20]" office:value-type="float" office:value="0" calcext:value-type="float">
            <text:p>0.00000</text:p>
          </table:table-cell>
          <table:table-cell table:style-name="ce115" table:formula="of:=[.E21]-[.F21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5:.B58];[$INTERBCRV_EUR.C15:.C58])" office:value-type="percentage" office:value="0.986953895948172" calcext:value-type="percentage">
            <text:p>98.69539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5:.B58];[$INTERBCRV_EUR.C15:.C58])" office:value-type="percentage" office:value="0.986953895948172" calcext:value-type="percentage">
            <text:p>98.69539%</text:p>
          </table:table-cell>
          <table:table-cell table:style-name="ce115" table:formula="of:=([.D21]-[.D20])/360*[.K21]*[.E21]" office:value-type="float" office:value="501.701563773654" calcext:value-type="float">
            <text:p>501.70156</text:p>
          </table:table-cell>
          <table:table-cell table:style-name="ce115" table:formula="of:=[.F21]*[.K21]" office:value-type="float" office:value="0" calcext:value-type="float">
            <text:p>0.00000</text:p>
          </table:table-cell>
          <table:table-cell table:style-name="ce119" table:number-columns-repeated="3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 table:formula="of:=[.L21]*[.$N$12]+[.M21]" office:value-type="float" office:value="3.21449517340011" calcext:value-type="float">
            <text:p>3.21450</text:p>
          </table:table-cell>
          <table:table-cell table:number-columns-repeated="1002"/>
        </table:table-row>
        <table:table-row table:style-name="ro1">
          <table:table-cell table:style-name="ce51" table:formula="of:=[.A21]" office:value-type="date" office:date-value="2021-12-03" calcext:value-type="date">
            <text:p>2021-12-03</text:p>
          </table:table-cell>
          <table:table-cell table:style-name="ce51" table:formula="of:=[.C21]" office:value-type="date" office:date-value="2028-06-30" calcext:value-type="date">
            <text:p>2028-06-30</text:p>
          </table:table-cell>
          <table:table-cell table:style-name="ce51" office:value-type="date" office:date-value="2028-12-30" calcext:value-type="date">
            <text:p>2028-12-30</text:p>
          </table:table-cell>
          <table:table-cell table:style-name="ce53" table:formula="of:=[.C22]-[.A22]" office:value-type="float" office:value="2584" calcext:value-type="float">
            <text:p>2,584</text:p>
          </table:table-cell>
          <table:table-cell table:style-name="ce55" table:formula="of:=[.G21]" office:value-type="float" office:value="1000" calcext:value-type="float">
            <text:p>1,000.00000</text:p>
          </table:table-cell>
          <table:table-cell table:style-name="ce55" table:formula="of:=[.F21]" office:value-type="float" office:value="0" calcext:value-type="float">
            <text:p>0.00000</text:p>
          </table:table-cell>
          <table:table-cell table:style-name="ce55" table:formula="of:=[.E22]-[.F22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2];[$INTERBCRV_EUR.B16:.B59];[$INTERBCRV_EUR.C16:.C59])" office:value-type="percentage" office:value="0.982144755469932" calcext:value-type="percentage">
            <text:p>98.21448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2];[$INTERBCRV_EUR.B16:.B59];[$INTERBCRV_EUR.C16:.C59])" office:value-type="percentage" office:value="0.982144755469932" calcext:value-type="percentage">
            <text:p>98.21448%</text:p>
          </table:table-cell>
          <table:table-cell table:style-name="ce55" table:formula="of:=([.D22]-[.D21])/360*[.K22]*[.E22]" office:value-type="float" office:value="499.256917363882" calcext:value-type="float">
            <text:p>499.25692</text:p>
          </table:table-cell>
          <table:table-cell table:style-name="ce55" table:formula="of:=[.F22]*[.K22]" office:value-type="float" office:value="0" calcext:value-type="float">
            <text:p>0.00000</text:p>
          </table:table-cell>
          <table:table-cell table:style-name="ce60" table:number-columns-repeated="3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138" table:formula="of:=[.L22]*[.$N$12]+[.M22]" office:value-type="float" office:value="3.1988318694515" calcext:value-type="float">
            <text:p>3.19883</text:p>
          </table:table-cell>
          <table:table-cell table:number-columns-repeated="1002"/>
        </table:table-row>
        <table:table-row table:style-name="ro1">
          <table:table-cell table:style-name="ce109" table:formula="of:=[.A22]" office:value-type="date" office:date-value="2021-12-03" calcext:value-type="date">
            <text:p>2021-12-03</text:p>
          </table:table-cell>
          <table:table-cell table:style-name="ce109" table:formula="of:=[.C22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3]-[.A23]" office:value-type="float" office:value="2766" calcext:value-type="float">
            <text:p>2,766</text:p>
          </table:table-cell>
          <table:table-cell table:style-name="ce115" table:formula="of:=[.G22]" office:value-type="float" office:value="1000" calcext:value-type="float">
            <text:p>1,000.00000</text:p>
          </table:table-cell>
          <table:table-cell table:style-name="ce115" table:formula="of:=[.F22]" office:value-type="float" office:value="0" calcext:value-type="float">
            <text:p>0.00000</text:p>
          </table:table-cell>
          <table:table-cell table:style-name="ce115" table:formula="of:=[.E23]-[.F23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7:.B60];[$INTERBCRV_EUR.C17:.C60])" office:value-type="percentage" office:value="0.976766027943581" calcext:value-type="percentage">
            <text:p>97.67660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7:.B60];[$INTERBCRV_EUR.C17:.C60])" office:value-type="percentage" office:value="0.976766027943581" calcext:value-type="percentage">
            <text:p>97.67660%</text:p>
          </table:table-cell>
          <table:table-cell table:style-name="ce115" table:formula="of:=([.D23]-[.D22])/360*[.K23]*[.E23]" office:value-type="float" office:value="493.80949190481" calcext:value-type="float">
            <text:p>493.80949</text:p>
          </table:table-cell>
          <table:table-cell table:style-name="ce115" table:formula="of:=[.F23]*[.K23]" office:value-type="float" office:value="0" calcext:value-type="float">
            <text:p>0.00000</text:p>
          </table:table-cell>
          <table:table-cell table:style-name="ce119" table:number-columns-repeated="3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 table:formula="of:=[.L23]*[.$N$12]+[.M23]" office:value-type="float" office:value="3.16392920198933" calcext:value-type="float">
            <text:p>3.16393</text:p>
          </table:table-cell>
          <table:table-cell table:number-columns-repeated="1002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4]-[.A24]" office:value-type="float" office:value="2949" calcext:value-type="float">
            <text:p>2,949</text:p>
          </table:table-cell>
          <table:table-cell table:style-name="ce55" table:formula="of:=[.G23]" office:value-type="float" office:value="1000" calcext:value-type="float">
            <text:p>1,000.00000</text:p>
          </table:table-cell>
          <table:table-cell table:style-name="ce55" table:formula="of:=[.F23]" office:value-type="float" office:value="0" calcext:value-type="float">
            <text:p>0.00000</text:p>
          </table:table-cell>
          <table:table-cell table:style-name="ce55" table:formula="of:=[.E24]-[.F24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8:.B61];[$INTERBCRV_EUR.C18:.C61])" office:value-type="percentage" office:value="0.970859116772844" calcext:value-type="percentage">
            <text:p>97.08591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8:.B61];[$INTERBCRV_EUR.C18:.C61])" office:value-type="percentage" office:value="0.970859116772844" calcext:value-type="percentage">
            <text:p>97.08591%</text:p>
          </table:table-cell>
          <table:table-cell table:style-name="ce55" table:formula="of:=([.D24]-[.D23])/360*[.K24]*[.E24]" office:value-type="float" office:value="493.520051026196" calcext:value-type="float">
            <text:p>493.52005</text:p>
          </table:table-cell>
          <table:table-cell table:style-name="ce55" table:formula="of:=[.F24]*[.K24]" office:value-type="float" office:value="0" calcext:value-type="float">
            <text:p>0.00000</text:p>
          </table:table-cell>
          <table:table-cell table:style-name="ce60" table:number-columns-repeated="3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138" table:formula="of:=[.L24]*[.$N$12]+[.M24]" office:value-type="float" office:value="3.16207470047992" calcext:value-type="float">
            <text:p>3.16207</text:p>
          </table:table-cell>
          <table:table-cell table:number-columns-repeated="1002"/>
        </table:table-row>
        <table:table-row table:style-name="ro1">
          <table:table-cell table:style-name="ce109" table:formula="of:=[.A24]" office:value-type="date" office:date-value="2021-12-03" calcext:value-type="date">
            <text:p>2021-12-03</text:p>
          </table:table-cell>
          <table:table-cell table:style-name="ce109" table:formula="of:=[.C24]" office:value-type="date" office:date-value="2029-12-30" calcext:value-type="date">
            <text:p>2029-12-30</text:p>
          </table:table-cell>
          <table:table-cell table:style-name="ce109" office:value-type="date" office:date-value="2030-06-30" calcext:value-type="date">
            <text:p>2030-06-30</text:p>
          </table:table-cell>
          <table:table-cell table:style-name="ce113" table:formula="of:=[.C25]-[.A25]" office:value-type="float" office:value="3131" calcext:value-type="float">
            <text:p>3,131</text:p>
          </table:table-cell>
          <table:table-cell table:style-name="ce115" table:formula="of:=[.G24]" office:value-type="float" office:value="1000" calcext:value-type="float">
            <text:p>1,000.00000</text:p>
          </table:table-cell>
          <table:table-cell table:style-name="ce115" table:formula="of:=[.F24]" office:value-type="float" office:value="0" calcext:value-type="float">
            <text:p>0.00000</text:p>
          </table:table-cell>
          <table:table-cell table:style-name="ce115" table:formula="of:=[.E25]-[.F25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9:.B62];[$INTERBCRV_EUR.C19:.C62])" office:value-type="percentage" office:value="0.964549122095225" calcext:value-type="percentage">
            <text:p>96.4549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9:.B62];[$INTERBCRV_EUR.C19:.C62])" office:value-type="percentage" office:value="0.964549122095225" calcext:value-type="percentage">
            <text:p>96.45491%</text:p>
          </table:table-cell>
          <table:table-cell table:style-name="ce115" table:formula="of:=([.D25]-[.D24])/360*[.K25]*[.E25]" office:value-type="float" office:value="487.633167281475" calcext:value-type="float">
            <text:p>487.63317</text:p>
          </table:table-cell>
          <table:table-cell table:style-name="ce115" table:formula="of:=[.F25]*[.K25]" office:value-type="float" office:value="0" calcext:value-type="float">
            <text:p>0.00000</text:p>
          </table:table-cell>
          <table:table-cell table:style-name="ce119" table:number-columns-repeated="3"/>
          <table:table-cell table:style-name="ce115"/>
          <table:table-cell table:style-name="ce119"/>
          <table:table-cell table:style-name="ce115" table:number-columns-repeated="2"/>
          <table:table-cell table:style-name="ce119"/>
          <table:table-cell table:style-name="ce139" table:formula="of:=[.L25]*[.$N$12]+[.M25]" office:value-type="float" office:value="3.12435634209682" calcext:value-type="float">
            <text:p>3.12436</text:p>
          </table:table-cell>
          <table:table-cell table:number-columns-repeated="1002"/>
        </table:table-row>
        <table:table-row table:style-name="ro1">
          <table:table-cell table:style-name="ce51" table:formula="of:=[.A25]" office:value-type="date" office:date-value="2021-12-03" calcext:value-type="date">
            <text:p>2021-12-03</text:p>
          </table:table-cell>
          <table:table-cell table:style-name="ce51" table:formula="of:=[.C25]" office:value-type="date" office:date-value="2030-06-30" calcext:value-type="date">
            <text:p>2030-06-30</text:p>
          </table:table-cell>
          <table:table-cell table:style-name="ce51" office:value-type="date" office:date-value="2030-12-30" calcext:value-type="date">
            <text:p>2030-12-30</text:p>
          </table:table-cell>
          <table:table-cell table:style-name="ce53" table:formula="of:=[.C26]-[.A26]" office:value-type="float" office:value="3314" calcext:value-type="float">
            <text:p>3,314</text:p>
          </table:table-cell>
          <table:table-cell table:style-name="ce55" table:formula="of:=[.G25]" office:value-type="float" office:value="1000" calcext:value-type="float">
            <text:p>1,000.00000</text:p>
          </table:table-cell>
          <table:table-cell table:style-name="ce55" table:formula="of:=[.F25]" office:value-type="float" office:value="0" calcext:value-type="float">
            <text:p>0.00000</text:p>
          </table:table-cell>
          <table:table-cell table:style-name="ce55" table:formula="of:=[.E26]-[.F26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6];[$INTERBCRV_EUR.B20:.B63];[$INTERBCRV_EUR.C20:.C63])" office:value-type="percentage" office:value="0.957808338386587" calcext:value-type="percentage">
            <text:p>95.78083%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6];[$INTERBCRV_EUR.B20:.B63];[$INTERBCRV_EUR.C20:.C63])" office:value-type="percentage" office:value="0.957808338386587" calcext:value-type="percentage">
            <text:p>95.78083%</text:p>
          </table:table-cell>
          <table:table-cell table:style-name="ce55" table:formula="of:=([.D26]-[.D25])/360*[.K26]*[.E26]" office:value-type="float" office:value="486.885905346515" calcext:value-type="float">
            <text:p>486.88591</text:p>
          </table:table-cell>
          <table:table-cell table:style-name="ce55" table:formula="of:=[.F26]*[.K26]" office:value-type="float" office:value="0" calcext:value-type="float">
            <text:p>0.00000</text:p>
          </table:table-cell>
          <table:table-cell table:style-name="ce60" table:number-columns-repeated="3"/>
          <table:table-cell table:style-name="ce55"/>
          <table:table-cell table:style-name="ce60"/>
          <table:table-cell table:style-name="ce55" table:number-columns-repeated="2"/>
          <table:table-cell table:style-name="ce60"/>
          <table:table-cell table:style-name="ce138" table:formula="of:=[.L26]*[.$N$12]+[.M26]" office:value-type="float" office:value="3.11956849598144" calcext:value-type="float">
            <text:p>3.11957</text:p>
          </table:table-cell>
          <table:table-cell table:number-columns-repeated="1002"/>
        </table:table-row>
        <table:table-row table:style-name="ro1">
          <table:table-cell table:style-name="ce109" table:formula="of:=[.A26]" office:value-type="date" office:date-value="2021-12-03" calcext:value-type="date">
            <text:p>2021-12-03</text:p>
          </table:table-cell>
          <table:table-cell table:style-name="ce109" table:formula="of:=[.C26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27]-[.A27]" office:value-type="float" office:value="3496" calcext:value-type="float">
            <text:p>3,496</text:p>
          </table:table-cell>
          <table:table-cell table:style-name="ce115" table:formula="of:=[.G26]" office:value-type="float" office:value="1000" calcext:value-type="float">
            <text:p>1,000.00000</text:p>
          </table:table-cell>
          <table:table-cell table:style-name="ce115" table:formula="of:=[.E27]" office:value-type="float" office:value="1000" calcext:value-type="float">
            <text:p>1,000.00000</text:p>
          </table:table-cell>
          <table:table-cell table:style-name="ce115" table:formula="of:=[.E27]-[.F27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21:.B64];[$INTERBCRV_EUR.C21:.C64])" office:value-type="percentage" office:value="0.951104146673119" calcext:value-type="percentage">
            <text:p>95.11041%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21:.B64];[$INTERBCRV_EUR.C21:.C64])" office:value-type="percentage" office:value="0.951104146673119" calcext:value-type="percentage">
            <text:p>95.11041%</text:p>
          </table:table-cell>
          <table:table-cell table:style-name="ce115" table:formula="of:=([.D27]-[.D26])/360*[.K27]*[.E27]" office:value-type="float" office:value="480.835985262522" calcext:value-type="float">
            <text:p>480.83599</text:p>
          </table:table-cell>
          <table:table-cell table:style-name="ce115" table:formula="of:=[.F27]*[.K27]" office:value-type="float" office:value="951.104146673119" calcext:value-type="float">
            <text:p>951.10415</text:p>
          </table:table-cell>
          <table:table-cell table:style-name="ce119" table:number-columns-repeated="3"/>
          <table:table-cell table:style-name="ce115"/>
          <table:table-cell table:style-name="ce119"/>
          <table:table-cell table:style-name="ce115" table:number-columns-repeated="3"/>
          <table:table-cell table:style-name="ce139" table:formula="of:=[.L27]*[.$N$12]+[.M27]" office:value-type="float" office:value="954.184952206588" calcext:value-type="float">
            <text:p>954.18495</text:p>
          </table:table-cell>
          <table:table-cell table:number-columns-repeated="1002"/>
        </table:table-row>
        <table:table-row table:style-name="ro1">
          <table:table-cell table:number-columns-repeated="16"/>
          <table:table-cell table:style-name="ce123"/>
          <table:table-cell/>
          <table:table-cell table:style-name="ce123" table:number-columns-repeated="3"/>
          <table:table-cell table:style-name="ce141" table:formula="of:=SUM([.V12:.V27])/[.K11]" office:value-type="float" office:value="1000" calcext:value-type="float">
            <text:p>1,000.00000</text:p>
          </table:table-cell>
          <table:table-cell table:formula="of:=IF([.V28]=[.E12];&quot;OK&quot;;&quot;!!!&quot;)" office:value-type="string" office:string-value="OK" calcext:value-type="string">
            <text:p>OK</text:p>
          </table:table-cell>
          <table:table-cell table:number-columns-repeated="1001"/>
        </table:table-row>
        <table:table-row table:style-name="ro1">
          <table:table-cell table:number-columns-repeated="13"/>
          <table:table-cell table:style-name="ce111"/>
          <table:table-cell table:number-columns-repeated="7"/>
          <table:table-cell table:style-name="ce141"/>
          <table:table-cell table:number-columns-repeated="1002"/>
        </table:table-row>
        <table:table-row table:style-name="ro1">
          <table:table-cell table:number-columns-repeated="21"/>
          <table:table-cell table:style-name="ce142"/>
          <table:table-cell table:number-columns-repeated="100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percentage-style style:name="N129">
      <number:number number:decimal-places="4" number:min-decimal-places="4" number:min-integer-digits="1"/>
      <number:text>%</number:text>
    </number:percentage-style>
    <number:number-style style:name="N128">
      <number:number number:decimal-places="8" number:min-decimal-places="8" number:min-integer-digits="1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6">
      <number:number number:decimal-places="7" number:min-decimal-places="7" number:min-integer-digits="1" number:grouping="true"/>
    </number:number-style>
    <number:percentage-style style:name="N125">
      <number:number number:decimal-places="5" number:min-decimal-places="5" number:min-integer-digits="1"/>
      <number:text>%</number:text>
    </number:percentage-style>
    <number:number-style style:name="N124">
      <number:number number:decimal-places="5" number:min-decimal-places="5" number:min-integer-digits="1" number:grouping="true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 style:data-style-name="N2" text:time-value="08:08:01.3781320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04T08:22:31.476775014</dc:date>
    <meta:editing-duration>P1DT7H7M43S</meta:editing-duration>
    <meta:editing-cycles>187</meta:editing-cycles>
    <meta:generator>LibreOffice/7.3.0.3$Linux_X86_64 LibreOffice_project/30$Build-3</meta:generator>
    <meta:document-statistic meta:table-count="16" meta:cell-count="820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7" number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line" chart:style-name="ch1">
        <chart:legend chart:legend-position="end" svg:x="13.53cm" svg:y="3.955cm" style:legend-expansion="high" chart:style-name="ch2"/>
        <chart:plot-area chart:style-name="ch3" table:cell-range-address="FWD_RATE.I1:FWD_RATE.I45 FWD_RATE.K1:FWD_RATE.K45" chart:data-source-has-labels="row" svg:x="0.374cm" svg:y="0.18cm" svg:width="12.891cm" svg:height="8.645cm">
          <chart:coordinate-region svg:x="2.213cm" svg:y="0.38cm" svg:width="11.052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WD_RATE.I2:FWD_RATE.I45" chart:label-cell-address="FWD_RATE.I1:FWD_RATE.I1" chart:class="chart:line">
            <chart:data-point chart:repeated="44"/>
          </chart:series>
          <chart:series chart:style-name="ch8" chart:values-cell-range-address="FWD_RATE.K2:FWD_RATE.K45" chart:label-cell-address="FWD_RATE.K1:FWD_RATE.K1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_calc</text:p>
                <draw:g>
                  <svg:desc>FWD_RATE.I1:FWD_RATE.I1</svg:desc>
                </draw:g>
              </table:table-cell>
              <table:table-cell office:value-type="string">
                <text:p>df_rp</text:p>
                <draw:g>
                  <svg:desc>FWD_RATE.K1:FWD_RATE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001025873538">
                <text:p>1.00001025873538</text:p>
                <draw:g>
                  <svg:desc>FWD_RATE.I2:FWD_RATE.I45</svg:desc>
                </draw:g>
              </table:table-cell>
              <table:table-cell office:value-type="float" office:value="1.0000103">
                <text:p>1.0000103</text:p>
                <draw:g>
                  <svg:desc>FWD_RATE.K2:FWD_RATE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007287626947">
                <text:p>1.00007287626947</text:p>
              </table:table-cell>
              <table:table-cell office:value-type="float" office:value="1.0000729">
                <text:p>1.00007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030976990028">
                <text:p>1.00030976990028</text:p>
              </table:table-cell>
              <table:table-cell office:value-type="float" office:value="1.0003097">
                <text:p>1.0003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057444843168">
                <text:p>1.00057444843168</text:p>
              </table:table-cell>
              <table:table-cell office:value-type="float" office:value="1.0005743">
                <text:p>1.0005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75562121725">
                <text:p>1.00075562121725</text:p>
              </table:table-cell>
              <table:table-cell office:value-type="float" office:value="1.0007553">
                <text:p>1.0007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088248686353">
                <text:p>1.00088248686353</text:p>
              </table:table-cell>
              <table:table-cell office:value-type="float" office:value="1.0008821">
                <text:p>1.0008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095204003869">
                <text:p>1.00095204003869</text:p>
              </table:table-cell>
              <table:table-cell office:value-type="float" office:value="1.0009516">
                <text:p>1.0009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096143470171">
                <text:p>1.00096143470171</text:p>
              </table:table-cell>
              <table:table-cell office:value-type="float" office:value="1.000961">
                <text:p>1.0009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097236924099">
                <text:p>1.00097236924099</text:p>
              </table:table-cell>
              <table:table-cell office:value-type="float" office:value="1.0009719">
                <text:p>1.0009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095446877207">
                <text:p>1.00095446877207</text:p>
              </table:table-cell>
              <table:table-cell office:value-type="float" office:value="1.000954">
                <text:p>1.000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089826560902">
                <text:p>1.00089826560902</text:p>
              </table:table-cell>
              <table:table-cell office:value-type="float" office:value="1.0008978">
                <text:p>1.0008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079661436329">
                <text:p>1.00079661436329</text:p>
              </table:table-cell>
              <table:table-cell office:value-type="float" office:value="1.0007963">
                <text:p>1.0007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065800089966">
                <text:p>1.00065800089966</text:p>
              </table:table-cell>
              <table:table-cell office:value-type="float" office:value="1.0006578">
                <text:p>1.00065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047372430846">
                <text:p>1.00047372430846</text:p>
              </table:table-cell>
              <table:table-cell office:value-type="float" office:value="1.0004736">
                <text:p>1.0004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232141122387">
                <text:p>1.00232141122387</text:p>
              </table:table-cell>
              <table:table-cell office:value-type="float" office:value="1.00232">
                <text:p>1.00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302424228929">
                <text:p>1.00302424228929</text:p>
              </table:table-cell>
              <table:table-cell office:value-type="float" office:value="1.003022">
                <text:p>1.003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342570284042">
                <text:p>1.00342570284042</text:p>
              </table:table-cell>
              <table:table-cell office:value-type="float" office:value="1.0034237">
                <text:p>1.0034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0187098479964">
                <text:p>1.00187098479964</text:p>
              </table:table-cell>
              <table:table-cell office:value-type="float" office:value="1.0018706">
                <text:p>1.0018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8125112027173">
                <text:p>0.998125112027173</text:p>
              </table:table-cell>
              <table:table-cell office:value-type="float" office:value="0.9981246">
                <text:p>0.9981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1838288436474">
                <text:p>0.991838288436474</text:p>
              </table:table-cell>
              <table:table-cell office:value-type="float" office:value="0.9918329">
                <text:p>0.99183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2954379346057">
                <text:p>0.982954379346057</text:p>
              </table:table-cell>
              <table:table-cell office:value-type="float" office:value="0.9829335">
                <text:p>0.9829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71819811623921">
                <text:p>0.971819811623921</text:p>
              </table:table-cell>
              <table:table-cell office:value-type="float" office:value="0.9717702">
                <text:p>0.9717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8838622298966">
                <text:p>0.958838622298966</text:p>
              </table:table-cell>
              <table:table-cell office:value-type="float" office:value="0.958744">
                <text:p>0.958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5117150791681">
                <text:p>0.945117150791681</text:p>
              </table:table-cell>
              <table:table-cell office:value-type="float" office:value="0.9449659">
                <text:p>0.94496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0964440264206">
                <text:p>0.930964440264206</text:p>
              </table:table-cell>
              <table:table-cell office:value-type="float" office:value="0.9307472">
                <text:p>0.9307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5497884510075">
                <text:p>0.915497884510075</text:p>
              </table:table-cell>
              <table:table-cell office:value-type="float" office:value="0.9151998">
                <text:p>0.9151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1843678315785">
                <text:p>0.901843678315785</text:p>
              </table:table-cell>
              <table:table-cell office:value-type="float" office:value="0.9014729">
                <text:p>0.90147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87418790097192">
                <text:p>0.887418790097192</text:p>
              </table:table-cell>
              <table:table-cell office:value-type="float" office:value="0.8869656">
                <text:p>0.88696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72213526924539">
                <text:p>0.872213526924539</text:p>
              </table:table-cell>
              <table:table-cell office:value-type="float" office:value="0.8716689">
                <text:p>0.8716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60519494956026">
                <text:p>0.860519494956026</text:p>
              </table:table-cell>
              <table:table-cell office:value-type="float" office:value="0.8599112">
                <text:p>0.8599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48606873205503">
                <text:p>0.848606873205503</text:p>
              </table:table-cell>
              <table:table-cell office:value-type="float" office:value="0.8479321">
                <text:p>0.84793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36412244562558">
                <text:p>0.836412244562558</text:p>
              </table:table-cell>
              <table:table-cell office:value-type="float" office:value="0.8356689">
                <text:p>0.8356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23954319046608">
                <text:p>0.823954319046608</text:p>
              </table:table-cell>
              <table:table-cell office:value-type="float" office:value="0.8231392">
                <text:p>0.8231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125058692763">
                <text:p>0.81125058692763</text:p>
              </table:table-cell>
              <table:table-cell office:value-type="float" office:value="0.8103606">
                <text:p>0.81036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01841298615143">
                <text:p>0.801841298615143</text:p>
              </table:table-cell>
              <table:table-cell office:value-type="float" office:value="0.8009074">
                <text:p>0.80090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92543232872256">
                <text:p>0.792543232872256</text:p>
              </table:table-cell>
              <table:table-cell office:value-type="float" office:value="0.7915658">
                <text:p>0.79156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83269557727848">
                <text:p>0.783269557727848</text:p>
              </table:table-cell>
              <table:table-cell office:value-type="float" office:value="0.7822507">
                <text:p>0.78225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4025404273263">
                <text:p>0.774025404273263</text:p>
              </table:table-cell>
              <table:table-cell office:value-type="float" office:value="0.7729638">
                <text:p>0.77296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4808749251682">
                <text:p>0.764808749251682</text:p>
              </table:table-cell>
              <table:table-cell office:value-type="float" office:value="0.7637066">
                <text:p>0.7637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25934794374435">
                <text:p>0.725934794374435</text:p>
              </table:table-cell>
              <table:table-cell office:value-type="float" office:value="0.7246902">
                <text:p>0.72469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95097453407395">
                <text:p>0.695097453407395</text:p>
              </table:table-cell>
              <table:table-cell office:value-type="float" office:value="0.6937814">
                <text:p>0.69378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67513986978632">
                <text:p>0.667513986978632</text:p>
              </table:table-cell>
              <table:table-cell office:value-type="float" office:value="0.6661473">
                <text:p>0.66614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2867606613861">
                <text:p>0.642867606613861</text:p>
              </table:table-cell>
              <table:table-cell office:value-type="float" office:value="0.641471">
                <text:p>0.6414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20917718274925">
                <text:p>0.620917718274925</text:p>
              </table:table-cell>
              <table:table-cell office:value-type="float" office:value="0.6195032">
                <text:p>0.6195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3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7" number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line" chart:style-name="ch1">
        <chart:legend chart:legend-position="end" svg:x="12.755cm" svg:y="3.955cm" style:legend-expansion="high" chart:style-name="ch2"/>
        <chart:plot-area chart:style-name="ch3" table:cell-range-address="FWD_RATE.F2:FWD_RATE.F45 FWD_RATE.J1:FWD_RATE.J45 FWD_RATE.L1:FWD_RATE.L45" chart:data-source-has-labels="both" svg:x="0.32cm" svg:y="0.18cm" svg:width="12.115cm" svg:height="8.646cm">
          <chart:coordinate-region svg:x="1.524cm" svg:y="0.379cm" svg:width="10.911cm" svg:height="6.423cm"/>
          <chart:axis chart:dimension="x" chart:name="primary-x" chart:style-name="ch4" chartooo:axis-type="auto">
            <chartooo:date-scale/>
            <chart:categories table:cell-range-address="FWD_RATE.F2:FWD_RATE.F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WD_RATE.J2:FWD_RATE.J45" chart:label-cell-address="FWD_RATE.J1:FWD_RATE.J1" chart:class="chart:line">
            <chart:data-point chart:repeated="44"/>
          </chart:series>
          <chart:series chart:style-name="ch8" chart:values-cell-range-address="FWD_RATE.L2:FWD_RATE.L45" chart:label-cell-address="FWD_RATE.L1:FWD_RATE.L1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ro_calc</text:p>
                <draw:g>
                  <svg:desc>FWD_RATE.J1:FWD_RATE.J1</svg:desc>
                </draw:g>
              </table:table-cell>
              <table:table-cell office:value-type="string">
                <text:p>zero_rate_rp</text:p>
                <draw:g>
                  <svg:desc>FWD_RATE.L1:FWD_RATE.L1</svg:desc>
                </draw:g>
              </table:table-cell>
            </table:table-row>
          </table:table-header-rows>
          <table:table-rows>
            <table:table-row>
              <table:table-cell office:value-type="float" office:value="0.00273972602739726">
                <text:p>0.00273972602739726</text:p>
                <draw:g>
                  <svg:desc>FWD_RATE.F2:FWD_RATE.F45</svg:desc>
                </draw:g>
              </table:table-cell>
              <table:table-cell office:value-type="float" office:value="-0.00373741761046564">
                <text:p>-0.00373741761046564</text:p>
                <draw:g>
                  <svg:desc>FWD_RATE.J2:FWD_RATE.J45</svg:desc>
                </draw:g>
              </table:table-cell>
              <table:table-cell office:value-type="float" office:value="-0.0037444">
                <text:p>-0.0037444</text:p>
                <draw:g>
                  <svg:desc>FWD_RATE.L2:FWD_RATE.L45</svg:desc>
                </draw:g>
              </table:table-cell>
            </table:table-row>
            <table:table-row>
              <table:table-cell office:value-type="float" office:value="0.0191780821917808">
                <text:p>0.0191780821917808</text:p>
              </table:table-cell>
              <table:table-cell office:value-type="float" office:value="-0.00379262819997783">
                <text:p>-0.00379262819997783</text:p>
              </table:table-cell>
              <table:table-cell office:value-type="float" office:value="-0.0037997">
                <text:p>-0.0037997</text:p>
              </table:table-cell>
            </table:table-row>
            <table:table-row>
              <table:table-cell office:value-type="float" office:value="0.0821917808219178">
                <text:p>0.0821917808219178</text:p>
              </table:table-cell>
              <table:table-cell office:value-type="float" office:value="-0.00376119242936257">
                <text:p>-0.00376119242936257</text:p>
              </table:table-cell>
              <table:table-cell office:value-type="float" office:value="-0.0037677">
                <text:p>-0.0037677</text:p>
              </table:table-cell>
            </table:table-row>
            <table:table-row>
              <table:table-cell office:value-type="float" office:value="0.167123287671233">
                <text:p>0.167123287671233</text:p>
              </table:table-cell>
              <table:table-cell office:value-type="float" office:value="-0.00343038923681194">
                <text:p>-0.00343038923681194</text:p>
              </table:table-cell>
              <table:table-cell office:value-type="float" office:value="-0.0034353">
                <text:p>-0.0034353</text:p>
              </table:table-cell>
            </table:table-row>
            <table:table-row>
              <table:table-cell office:value-type="float" office:value="0.249315068493151">
                <text:p>0.249315068493151</text:p>
              </table:table-cell>
              <table:table-cell office:value-type="float" office:value="-0.0030250591714408">
                <text:p>-0.0030250591714408</text:p>
              </table:table-cell>
              <table:table-cell office:value-type="float" office:value="-0.0030285">
                <text:p>-0.0030285</text:p>
              </table:table-cell>
            </table:table-row>
            <table:table-row>
              <table:table-cell office:value-type="float" office:value="0.331506849315068">
                <text:p>0.331506849315068</text:p>
              </table:table-cell>
              <table:table-cell office:value-type="float" office:value="-0.00265733624476494">
                <text:p>-0.00265733624476494</text:p>
              </table:table-cell>
              <table:table-cell office:value-type="float" office:value="-0.0026597">
                <text:p>-0.0026597</text:p>
              </table:table-cell>
            </table:table-row>
            <table:table-row>
              <table:table-cell office:value-type="float" office:value="0.413698630136986">
                <text:p>0.413698630136986</text:p>
              </table:table-cell>
              <table:table-cell office:value-type="float" office:value="-0.00229755065128201">
                <text:p>-0.00229755065128201</text:p>
              </table:table-cell>
              <table:table-cell office:value-type="float" office:value="-0.0022991">
                <text:p>-0.0022991</text:p>
              </table:table-cell>
            </table:table-row>
            <table:table-row>
              <table:table-cell office:value-type="float" office:value="0.498630136986301">
                <text:p>0.498630136986301</text:p>
              </table:table-cell>
              <table:table-cell office:value-type="float" office:value="-0.00192536980218549">
                <text:p>-0.00192536980218549</text:p>
              </table:table-cell>
              <table:table-cell office:value-type="float" office:value="-0.0019263">
                <text:p>-0.0019263</text:p>
              </table:table-cell>
            </table:table-row>
            <table:table-row>
              <table:table-cell office:value-type="float" office:value="0.580821917808219">
                <text:p>0.580821917808219</text:p>
              </table:table-cell>
              <table:table-cell office:value-type="float" office:value="-0.00167191367289532">
                <text:p>-0.00167191367289532</text:p>
              </table:table-cell>
              <table:table-cell office:value-type="float" office:value="-0.0016725">
                <text:p>-0.0016725</text:p>
              </table:table-cell>
            </table:table-row>
            <table:table-row>
              <table:table-cell office:value-type="float" office:value="0.665753424657534">
                <text:p>0.665753424657534</text:p>
              </table:table-cell>
              <table:table-cell office:value-type="float" office:value="-0.0014319570950847">
                <text:p>-0.0014319570950847</text:p>
              </table:table-cell>
              <table:table-cell office:value-type="float" office:value="-0.0014323">
                <text:p>-0.0014323</text:p>
              </table:table-cell>
            </table:table-row>
            <table:table-row>
              <table:table-cell office:value-type="float" office:value="0.747945205479452">
                <text:p>0.747945205479452</text:p>
              </table:table-cell>
              <table:table-cell office:value-type="float" office:value="-0.00119971851479117">
                <text:p>-0.00119971851479117</text:p>
              </table:table-cell>
              <table:table-cell office:value-type="float" office:value="-0.0011999">
                <text:p>-0.0011999</text:p>
              </table:table-cell>
            </table:table-row>
            <table:table-row>
              <table:table-cell office:value-type="float" office:value="0.832876712328767">
                <text:p>0.832876712328767</text:p>
              </table:table-cell>
              <table:table-cell office:value-type="float" office:value="-0.000955623661736293">
                <text:p>-0.000955623661736293</text:p>
              </table:table-cell>
              <table:table-cell office:value-type="float" office:value="-0.0009557">
                <text:p>-0.0009557</text:p>
              </table:table-cell>
            </table:table-row>
            <table:table-row>
              <table:table-cell office:value-type="float" office:value="0.915068493150685">
                <text:p>0.915068493150685</text:p>
              </table:table-cell>
              <table:table-cell office:value-type="float" office:value="-0.00071857806691944">
                <text:p>-0.00071857806691944</text:p>
              </table:table-cell>
              <table:table-cell office:value-type="float" office:value="-0.0007186">
                <text:p>-0.000718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000473500000000016">
                <text:p>-0.000473500000000016</text:p>
              </table:table-cell>
              <table:table-cell office:value-type="float" office:value="-0.0004735">
                <text:p>-0.0004735</text:p>
              </table:table-cell>
            </table:table-row>
            <table:table-row>
              <table:table-cell office:value-type="float" office:value="1.5041095890411">
                <text:p>1.5041095890411</text:p>
              </table:table-cell>
              <table:table-cell office:value-type="float" office:value="-0.00154040276557033">
                <text:p>-0.00154040276557033</text:p>
              </table:table-cell>
              <table:table-cell office:value-type="float" office:value="-0.0015406">
                <text:p>-0.00154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0150870000000003">
                <text:p>-0.00150870000000003</text:p>
              </table:table-cell>
              <table:table-cell office:value-type="float" office:value="-0.0015087">
                <text:p>-0.00150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0113929999999995">
                <text:p>-0.00113929999999995</text:p>
              </table:table-cell>
              <table:table-cell office:value-type="float" office:value="-0.0011393">
                <text:p>-0.00113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00467200000000001">
                <text:p>-0.000467200000000001</text:p>
              </table:table-cell>
              <table:table-cell office:value-type="float" office:value="-0.0004672">
                <text:p>-0.0004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375400000000026">
                <text:p>0.000375400000000026</text:p>
              </table:table-cell>
              <table:table-cell office:value-type="float" office:value="0.0003754">
                <text:p>0.00037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13668">
                <text:p>0.0013668</text:p>
              </table:table-cell>
              <table:table-cell office:value-type="float" office:value="0.0013668">
                <text:p>0.00136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45910000000005">
                <text:p>0.00245910000000005</text:p>
              </table:table-cell>
              <table:table-cell office:value-type="float" office:value="0.0024591">
                <text:p>0.00245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357950000000007">
                <text:p>0.00357950000000007</text:p>
              </table:table-cell>
              <table:table-cell office:value-type="float" office:value="0.0035795">
                <text:p>0.00357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468120000000005">
                <text:p>0.00468120000000005</text:p>
              </table:table-cell>
              <table:table-cell office:value-type="float" office:value="0.0046812">
                <text:p>0.00468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56605999999999">
                <text:p>0.0056605999999999</text:p>
              </table:table-cell>
              <table:table-cell office:value-type="float" office:value="0.0056606">
                <text:p>0.00566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652429999999993">
                <text:p>0.00652429999999993</text:p>
              </table:table-cell>
              <table:table-cell office:value-type="float" office:value="0.0065243">
                <text:p>0.00652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738440000000007">
                <text:p>0.00738440000000007</text:p>
              </table:table-cell>
              <table:table-cell office:value-type="float" office:value="0.0073844">
                <text:p>0.00738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79788999999999">
                <text:p>0.0079788999999999</text:p>
              </table:table-cell>
              <table:table-cell office:value-type="float" office:value="0.0079789">
                <text:p>0.00797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856780000000001">
                <text:p>0.00856780000000001</text:p>
              </table:table-cell>
              <table:table-cell office:value-type="float" office:value="0.0085678">
                <text:p>0.00856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915639999999995">
                <text:p>0.00915639999999995</text:p>
              </table:table-cell>
              <table:table-cell office:value-type="float" office:value="0.0091564">
                <text:p>0.00915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943289999999997">
                <text:p>0.00943289999999997</text:p>
              </table:table-cell>
              <table:table-cell office:value-type="float" office:value="0.0094329">
                <text:p>0.00943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970319999999991">
                <text:p>0.00970319999999991</text:p>
              </table:table-cell>
              <table:table-cell office:value-type="float" office:value="0.0097032">
                <text:p>0.00970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997350000000008">
                <text:p>0.00997350000000008</text:p>
              </table:table-cell>
              <table:table-cell office:value-type="float" office:value="0.0099735">
                <text:p>0.00997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102437">
                <text:p>0.0102437</text:p>
              </table:table-cell>
              <table:table-cell office:value-type="float" office:value="0.0102437">
                <text:p>0.01024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05138">
                <text:p>0.0105138</text:p>
              </table:table-cell>
              <table:table-cell office:value-type="float" office:value="0.0105138">
                <text:p>0.010513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05719">
                <text:p>0.0105719</text:p>
              </table:table-cell>
              <table:table-cell office:value-type="float" office:value="0.0105719">
                <text:p>0.010571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06246000000001">
                <text:p>0.0106246000000001</text:p>
              </table:table-cell>
              <table:table-cell office:value-type="float" office:value="0.0106246">
                <text:p>0.01062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06774000000001">
                <text:p>0.0106774000000001</text:p>
              </table:table-cell>
              <table:table-cell office:value-type="float" office:value="0.0106774">
                <text:p>0.010677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07301">
                <text:p>0.0107301</text:p>
              </table:table-cell>
              <table:table-cell office:value-type="float" office:value="0.0107301">
                <text:p>0.01073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07828999999999">
                <text:p>0.0107828999999999</text:p>
              </table:table-cell>
              <table:table-cell office:value-type="float" office:value="0.0107829">
                <text:p>0.01078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07337000000001">
                <text:p>0.0107337000000001</text:p>
              </table:table-cell>
              <table:table-cell office:value-type="float" office:value="0.0107337">
                <text:p>0.010733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104457">
                <text:p>0.0104457</text:p>
              </table:table-cell>
              <table:table-cell office:value-type="float" office:value="0.0104457">
                <text:p>0.01044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01560999999999">
                <text:p>0.0101560999999999</text:p>
              </table:table-cell>
              <table:table-cell office:value-type="float" office:value="0.0101561">
                <text:p>0.010156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98665">
                <text:p>0.0098665</text:p>
              </table:table-cell>
              <table:table-cell office:value-type="float" office:value="0.0098665">
                <text:p>0.00986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957669999999999">
                <text:p>0.00957669999999999</text:p>
              </table:table-cell>
              <table:table-cell office:value-type="float" office:value="0.0095767">
                <text:p>0.0095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30$Build-3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